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6-02</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马国吉兰丹发现约1万4000年前人类遗骸与陪葬品</text:span>
</text:h>
      <text:p text:style-name="P4">
Author: 联合早报 (Person)</text:p>
      <text:p text:style-name="P4">
Publisher: 联合早报 (Organization)</text:p>
      <text:p text:style-name="P4">
Published Time: 2023-06-01T-26:17</text:p>
      <text:p text:style-name="P4">
Modified Time: 2023-06-01T16:29</text:p>
      <text:p text:style-name="P4">
Description: 马来西亚国立大学（UKM）的考古团队在吉兰丹话望生县能基里的格乐同石洞，发现约1万4000年前的完整人类骨骸和陪葬器物。这是马国第二古老的史前人类考古发现。考古学家1950年代在砂...</text:p>
      <text:p text:style-name="P4">
Videos: []</text:p>
      <text:p text:style-name="P4">
Audios: []</text:p>
      <text:p text:style-name="P4">
Images: []</text:p>
      <text:p text:style-name="P4">
Type: NewsArticle</text:p>
      <text:p text:style-name="P4">
Breadcrumbs: ['即时', '国际']</text:p>
      <text:p text:style-name="P4">
Keywords: ['马来西亚', '考古']</text:p>
      <!--METADATA-->
      <text:p text:style-name="P4">
马来西亚国立大学（UKM）的考古团队在吉兰丹话望生县能基里的格乐同石洞，发现约1万4000年前的完整人类骨骸和陪葬器物。这是马国第二古老的史前人类考古发现。</text:p>
      <text:p text:style-name="P4">
考古学家1950年代在砂拉越美里附近的尼亚石洞，发现约4万年前的人类遗骸和陪葬器物，这是马国最古老的史前人类遗迹。考古学家1991年在霹雳玲珑发现约1万3000年前的“霹雳人”遗骸，是马国当时第二古老的人类遗骸。</text:p>
      <text:p text:style-name="P4">
马国旅遊、艺术及文化部星期三（5月31日）发文告宣布，马国国立大学马来亚世界与文明研究所的祖依斯干达教授率领的考古团队，2022年11月开始在吉兰丹能基里水坝工程展开前，于水坝工程预定地段展开考古抢救行动，并陆续发现这些骨骸。</text:p>
      <text:p text:style-name="P4">
文告说，这副人类骨骸面向西南方，呈蜷曲姿态，就像母体里的胚胎。骨骸的周围也发现殡葬工具，例如骨骸右手握着赤铁矿物质，左手掌则抱着右脚膝盖。此外，陪葬物品还包括垫脚石、研磨器、手斧，以及用石板和石英制成的屑刀。这些相信都与下葬时的殡葬仪式有关。</text:p>
      <text:p text:style-name="P4">
当局准备将此次发现的人类牙齿和一些蜗牛壳送到美国的贝塔碳定年实验室，以精确的放射性碳（碳14）测试，鉴定这些物品的确切年份。骨骸则将暂时收藏在国家文化遗产局。</text:p>
      <text:p text:style-name="P4">
国家能源公司（国能）接下来将在能基里水坝附近设立一所文物馆，收藏所有在能基里地区发现的历史文物，包括上述人类骨骸。</text:p>
      <text:p text:style-name="P4">
Source: <text:a xlink:type="simple" xlink:href="https://www.zaobao.com.sg/realtime/world/story20230601-1400280" text:style-name="Internet_20_link" text:visited-style-name="Visited_20_Internet_20_Link">
https://www.zaobao.com.sg/realtime/world/story20230601-1400280</text:a>
</text:p>
      <!--NEWS-->
      <text:h text:style-name="P10" text:outline-level="1">
<text:span text:style-name="T4">
挪威：俄无法决定乌何时加入北约</text:span>
</text:h>
      <text:p text:style-name="P4">
Author: 联合早报 (Person)</text:p>
      <text:p text:style-name="P4">
Publisher: 联合早报 (Organization)</text:p>
      <text:p text:style-name="P4">
Published Time: 2023-06-01T00:02</text:p>
      <text:p text:style-name="P4">
Modified Time: 2023-06-01T00:02</text:p>
      <text:p text:style-name="P4">
Description: 挪威外交部长惠特费尔特说，北约不允许由俄罗斯决定乌克兰何时能够加入北约。路透社报道，惠特费尔特星期三（5月31日）会见北约国家的外交部长时说，乌克兰何时能够加入北约一事，应该由乌克...</text:p>
      <text:p text:style-name="P4">
Videos: []</text:p>
      <text:p text:style-name="P4">
Audios: []</text:p>
      <text:p text:style-name="P4">
Images: []</text:p>
      <text:p text:style-name="P4">
Type: NewsArticle</text:p>
      <text:p text:style-name="P4">
Breadcrumbs: ['即时', '国际']</text:p>
      <text:p text:style-name="P4">
Keywords: ['乌克兰', '北约', '挪威']</text:p>
      <!--METADATA-->
      <text:p text:style-name="P4">
挪威外交部长惠特费尔特说，北约不允许由俄罗斯决定乌克兰何时能够加入北约。</text:p>
      <text:p text:style-name="P4">
路透社报道，惠特费尔特星期三（5月31日）会见北约国家的外交部长时说，乌克兰何时能够加入北约一事，应该由乌克兰和北约盟国决定，而不是莫斯科。</text:p>
      <text:p text:style-name="P4">
北约秘书长斯托尔滕贝格曾强调，乌克兰的正当地位在北约，所有成员国都同意乌克兰最终应加入北约大家庭。不过，他日前表明，只要俄乌战争持续，乌克兰就无法加入北约。</text:p>
      <text:p text:style-name="P4">
北约7月将在立陶宛首都维尔纽斯举行峰会，乌克兰和瑞典的成员国资格问题料将成为会议的焦点。乌克兰的加入申请一直受到俄罗斯的强烈反对，而 <text:a xlink:type="simple" xlink:href="https://www.zaobao.com/realtime/world/story20221206-1340952" text:style-name="Internet_20_link" text:visited-style-name="Visited_20_Internet_20_Link">
瑞典的申请则面对土耳其的压力 </text:a>
。</text:p>
      <text:p text:style-name="P4">
惠特费尔特说，瑞典应该在北约7月的峰会之前正式成为北约成员国，“绝对没有理由阻止”它的加入，该国“符合所有标准”。</text:p>
      <text:p text:style-name="P4">
路透社的报道则指出，瑞典此次希望不大，因为土耳其外交部长恰武什奥卢不会出席7月的峰会。</text:p>
      <text:p text:style-name="P4">
Source: <text:a xlink:type="simple" xlink:href="https://www.zaobao.com.sg/realtime/world/story20230601-1400163" text:style-name="Internet_20_link" text:visited-style-name="Visited_20_Internet_20_Link">
https://www.zaobao.com.sg/realtime/world/story20230601-1400163</text:a>
</text:p>
      <!--NEWS-->
      <text:h text:style-name="P10" text:outline-level="1">
<text:span text:style-name="T4">
中国电池企业在绿色技术“欧洲制造”中迎来了机会 (Free Version)</text:span>
</text:h>
      <text:p text:style-name="P4">
Authors: ['张冬方']</text:p>
      <text:p text:style-name="P4">
Publisher: 英国《金融时报》</text:p>
      <text:p text:style-name="P4">
Time: 2023-06-01T01:06:14+00:00</text:p>
      <text:p text:style-name="P4">
Published Time: 2023-05-31T12:00:99+08:00</text:p>
      <text:p text:style-name="P4">
Modified Time: 2023-05-31T21:05:99+08:00</text:p>
      <text:p text:style-name="P4">
Description: 张冬方：中国电池厂商在欧投资建厂并非只是“别无选择”的选择，他们也在欧盟的绿色政策走向中迎来自己的机会。</text:p>
      <text:p text:style-name="P4">
Images: ["<text:a xlink:type="simple" xlink:href="https://thumbor.ftacademy.cn/unsafe/picture/7/000182667_piclink.jpg" text:style-name="Internet_20_link" text:visited-style-name="Visited_20_Internet_20_Link">
000182667_pic...</text:a>
"]</text:p>
      <text:p text:style-name="P4">
Themes: ['专栏', '电动汽车', '关注']</text:p>
      <text:p text:style-name="P4">
Keywords: ['电动汽车', '汽车业', '欧洲']</text:p>
      <text:p text:style-name="P4">
Type: Article</text:p>
      <!--METADATA-->
      <text:p text:style-name="P4">
<draw:frame draw:style-name="fr1" draw:name="Image2" text:anchor-type="as-char" svg:width="6.9236in" svg:height="3.901286in" draw:z-index="0">
<draw:image xlink:href="../Images/FT Chinese Free Version/2023-06-01T01-06-14-00-00/000182667_piclink.jpg" xlink:type="simple" xlink:show="embed" xlink:actuate="onLoad" draw:mime-type="image/jpeg"/>
</draw:frame>
</text:p>
      <text:p text:style-name="P4">
放眼全球电动汽车电池市场，中国电池企业的发展势头正猛。据SNEResearch，在2022年全球动力电池市场中，宁德时代和比亚迪发展最快，其中，宁德时代独占鳌头，且遥遥领先。去年，全球电池产能为517.9GWh，同比上涨71.8%，而宁德时代一家企业的装机量达194.6GWh，市场占有率为37%，其产能同比增长了92.5%。而同样来自中国的比亚迪则和韩国电池厂商LG新能源正瞄准第二的位置一争高下。</text:p>
      <text:p text:style-name="P4">
RhodiumGroup和MERICS最近发布的中国在欧直接投资研究报告显示，从2016年到2022年，中国公布的在全球电动汽车价值链上的FDI由6.05亿欧元增至240亿欧元，翻了三番。而在过去的五年间，电动汽车领域的交易占全部对外直接投资的19%，2022年，该占比为58%。研究指出，中国在电动车领域的扩张已经由原来集中在矿产方面，发展到直接在重要市场建设电池工厂。</text:p>
      <text:p text:style-name="P4">
Source: <text:a xlink:type="simple" xlink:href="http://www.ftchinese.com/story/001099824" text:style-name="Internet_20_link" text:visited-style-name="Visited_20_Internet_20_Link">
http://www.ftchinese.com/story/001099824</text:a>
</text:p>
      <!--NEWS-->
      <text:h text:style-name="P10" text:outline-level="1">
<text:span text:style-name="T4">
涉嫌行賄 包凡拘留期遭延長3個月</text:span>
</text:h>
      <text:p text:style-name="P4">
Author: None (Language: zh)</text:p>
      <text:p text:style-name="P4">
Publisher: None</text:p>
      <text:p text:style-name="P4">
Time: 2023-06-01T01:44:00Z</text:p>
      <text:p text:style-name="P4">
Description: 今年2月失蹤的中國華興資本董事長包凡，日前傳出拘留期遭延長三個月，跟其相關的華興資本香港證券子公司董事長叢林，拘留期也遭到繼續延長。</text:p>
      <text:p text:style-name="P4">
Videos: []</text:p>
      <text:p text:style-name="P4">
Images: []</text:p>
      <text:p text:style-name="P4">
Subject: 经济纵横</text:p>
      <text:p text:style-name="P4">
Subjects: ['德中关系', '岛屿主权争端', '专题报道：全景观看“习马会”', '中国', '中共十九大', '德意志银行']</text:p>
      <text:p text:style-name="P4">
Keywords: ['包凡', '中国', '银行', '马云', '肖建华', '金融']</text:p>
      <text:p text:style-name="P4">
ID: 65787901</text:p>
      <!--METADATA-->
      <text:p text:style-name="P4">
<text:a xlink:type="simple" xlink:href="https://www.dw.com/zh/overlay/image/article/65787901/64828038" text:style-name="Internet_20_link" text:visited-style-name="Visited_20_Internet_20_Link">
 </text:a>
</text:p>
      <text:p text:style-name="P4">
中國華興資本董事長包凡遭到延長拘留3個月，圖為2018年9月他到香港出席上市記者會的資料照</text:p>
      <text:p text:style-name="P4">
（德國之聲中文網）中國媒體報導，被當局指控涉嫌行賄，並且 <text:a xlink:type="simple" xlink:href="https://www.dw.com/zh/zh/華興資本證實失聯董事長包凡正配合中國官方調查/a-64828236" text:style-name="Internet_20_link" text:visited-style-name="Visited_20_Internet_20_Link">
 在今年2月失聯</text:a>
的中國金融集團「華興資本」的創始人、董事長兼首席執行官包凡，拘留期遭延長3個月。此外，與包凡案相關的華興資本香港證券子公司董事長叢林，在留置期滿6個月後，亦被通知繼續延長。</text:p>
      <text:p text:style-name="P4">
中國財經媒體《經濟觀察報》週三（5月31日）報導，知情者表示，中國監察機構對於知名投資人包凡的留置，從2023年5月7日起延長3個月。</text:p>
      <text:p text:style-name="P4">
今年2月7日，包凡因涉嫌向單位行賄，而被中國官方的紀委監委人員帶走調查、予以留置，具體辦案機構包括中共中央紀委國際合作局、北京市紀委監委等部門。</text:p>
      <text:p text:style-name="P4">
針對包凡的延長拘留，華興資本沒有立即回應路透社的置評請求。</text:p>
      <text:p text:style-name="P4">
路透社報導，該集團曾表示，在中國政府將包凡帶走以配合調查後，將從4月3日起推遲年度審計報告，並暫停股票交易。</text:p>
      <text:p text:style-name="P4">
而包凡在今年2月份失聯後，華興資本的股價一度暴跌了50%。其股價今年至今下跌了約10%。</text:p>
      <text:p text:style-name="P4">
包凡在中國企業界廣為人知，並參與了中國一系列備受矚目的科技併購，包括打車公司「滴滴」和「快的」的合併，以及外賣巨頭美團的併購案。</text:p>
      <text:p text:style-name="P4">
</text:p>
      <text:p text:style-name="P4">
華興資本是中國著名的本土金融機構，圖為他們在北京的辦公室（資料照）</text:p>
      <text:h text:style-name="P12" text:outline-level="3">
<text:span text:style-name="T4">
為何成為目標？</text:span>
</text:h>
      <text:p text:style-name="P4">
包凡不是第一個被迫失蹤，或被捕的中國億萬富翁。過去幾年裡，有近許多的中國億萬富翁， <text:a xlink:type="simple" xlink:href="https://www.dw.com/zh/zh/中國為何打擊知名企業家/a-64860293" text:style-name="Internet_20_link" text:visited-style-name="Visited_20_Internet_20_Link">
 同樣遭遇類似的情況</text:a>
 。</text:p>
      <text:p text:style-name="P4">
綽號中國巴菲特的 <text:a xlink:type="simple" xlink:href="https://www.dw.com/zh/zh/中媒中国巴菲特郭广昌失联/a-18909735" text:style-name="Internet_20_link" text:visited-style-name="Visited_20_Internet_20_Link">
 郭廣昌 </text:a>
，是復星集團的創辦人，他在2015年曾失蹤數日。此外，華裔加拿大商人 <text:a xlink:type="simple" xlink:href="https://www.dw.com/zh/zh/保密式审理后宣判肖建华获刑13年/a-62866004" text:style-name="Internet_20_link" text:visited-style-name="Visited_20_Internet_20_Link">
 肖建華</text:a>
於2017年在香港失蹤，據悉，他的審判於去年7月已經展開，他被判刑13年。2020年，阿里巴巴創始人 <text:a xlink:type="simple" xlink:href="https://www.dw.com/zh/zh/长平观察马云被回国中国经济会好起来吗/a-65165744" text:style-name="Internet_20_link" text:visited-style-name="Visited_20_Internet_20_Link">
 馬雲</text:a>
也從公眾視野中消失了數個月，當時其數位支付公司螞蟻金服正準備公開上市。</text:p>
      <text:p text:style-name="P4">
人權觀察（HRW）的資深中國研究員王亞秋在今年2月曾告訴DW，「中國政府對許多人都使用了同樣的做法。我們知道知名企業家失蹤的唯一原因，是因為他們是大人物」。</text:p>
      <text:p text:style-name="P4">
其他專家則認為，北京打擊這些企業家的原因在於，他們需要確保其公司或商業行為，符合中共的優先事項。</text:p>
      <text:p text:style-name="P4">
中國人權捍衛者（CHRD）的研究與宣傳協調員倪偉平，今年2月曾告訴DW，在包凡的案例中，他之所以成為打壓目標，可能是因為中國政府擔心他的企業將威脅其在政治壟斷上的權力，或對中國科技業在融資方面獲得過多的控制權。</text:p>
      <text:p text:style-name="P4">
他說：「（中國）政府正試圖遏制科技業的野心，希望這些公司取得成功，同時也希望確保這些公司能在黨的堅定指導之下發展。」</text:p>
      <text:p text:style-name="P4">
外界擔心，隨著中國政府對企業家的鎮壓持續展開，這一趨勢將導致投資者對中國市場失去信心。</text:p>
      <text:p text:style-name="P4">
中國法律學者滕彪說：「中國共產黨多年來一直在壓制私營企業，有時他們的政策會導致整個行業突然受到打擊。」</text:p>
      <text:p text:style-name="P4">
（綜合報導）</text:p>
      <ul>
        <li>
</li>
      </ul>
      <h5>
失言、失宠、失足、失踪？ 那些曾“被消失的”中国各界名人</h5>
      <text:h text:style-name="P12" text:outline-level="3">
<text:span text:style-name="T4">
指控高官 彭帅在哪</text:span>
</text:h>
      <text:p text:style-name="P4">
今年11月初，中国网球明星彭帅在微博上发布长文，对中国国务院前副总理张高丽做出性侵指控。她这篇帖文在短时间内被删，微博账号也被封，而她本人一时间也从公众视野中销声匿迹，从而引发广泛关注。11月21日，国际奥会发布声明，称其主席巴赫与其他代表与彭帅进行视频通话，引述彭帅说自己安全且希望隐私受到尊重。不过，国际奥会的视频却引发各界的质疑。人权观察的中国研究员王亚秋在推特上指出，国际奥会与彭帅进行通话的举动，俨然让该组织开始扮演散播中国外宣的角色。</text:p>
      <ul>
        <li>
</li>
      </ul>
      <h5>
失言、失宠、失足、失踪？ 那些曾“被消失的”中国各界名人</h5>
      <text:h text:style-name="P12" text:outline-level="3">
<text:span text:style-name="T4">
妄议犯上？阿里遭劫？</text:span>
</text:h>
      <text:p text:style-name="P4">
马云去年10月在上海外滩金融峰会发表演讲，公开批评中国的金融监管体制。11月初，阿里巴巴旗下的金融科技公司蚂蚁集团在上海和香港价值370亿美元的首次公开募股（IPO）在最后一刻被叫停。自此，马云一直没有公开露面或发言。监管机构多次约谈蚂蚁集团管理层，并宣布对阿里巴巴集团进行反垄断调查。</text:p>
      <ul>
        <li>
</li>
      </ul>
      <h5>
失言、失宠、失足、失踪？ 那些曾“被消失的”中国各界名人</h5>
      <text:h text:style-name="P12" text:outline-level="3">
<text:span text:style-name="T4">
昔日“大炮” 重判18年</text:span>
</text:h>
      <text:p text:style-name="P4">
2020年2月，绰号“任大炮”的前国企高管兼自由派人士任志强发文批评中国当局应对疫情严重失职，并暗示习近平是“剥光了衣服也要坚持当皇帝的小丑”。3月12日他被中共北京市纪委带走，其长子、秘书亦被纪委控制。此后“任志强”三个字成为网络敏感词。4月7日，中共北京市纪律检查委员会、北京市监察委员会发布消息，任志强涉嫌严重违纪违法，正在接受纪律审查和监察调查。7月23日任志强被开除出党。9月22日，任志强因"贪污罪、受贿罪、挪用公款罪、国有公司人员滥用职权罪"被中国司法部门判处有期徒刑18年，并处罚金人民币420万元。</text:p>
      <ul>
        <li>
</li>
      </ul>
      <h5>
失言、失宠、失足、失踪？ 那些曾“被消失的”中国各界名人</h5>
      <text:h text:style-name="P12" text:outline-level="3">
<text:span text:style-name="T4">
探访武汉 消失一年</text:span>
</text:h>
      <text:p text:style-name="P4">
去年1月，律师、公民记者陈秋实在武汉封城之际赶往当地，表示与武汉同胞共同进退，要将武汉的声音传递出去。他曾前往武汉中心医院实地探访。2月7日，陈秋实户籍地青岛的警方通知陈秋实的家人，指其已于2月6日下午被国保带走并接受医学隔离。去年10月初，香港媒体称陈在青岛，但尚处于被取保候审的限制状态，无法对外联络。今年9月30日，陈秋实重新在推特发文，并客串好友徐晓冬在YouTube的节目，直播中他的神态愉悦，但身形明显略瘦，提到这段经历时已淡出政论圈，仅简单表示有的能说，有的不能说，懂得都懂。</text:p>
      <ul>
        <li>
</li>
      </ul>
      <h5>
失言、失宠、失足、失踪？ 那些曾“被消失的”中国各界名人</h5>
      <text:h text:style-name="P12" text:outline-level="3">
<text:span text:style-name="T4">
新疆旅游 警方逮捕</text:span>
</text:h>
      <text:p text:style-name="P4">
2018年年底，长期旅美的中国摄影师卢广到新疆旅游时，与家人失去联系，而在他消失一个多月后，家人接到消息证实卢广已被喀什警方逮捕。当时警方并未提供家属任何书面通知，也没有告知卢广被捕的原因。卢广长期透过摄影纪录中国社会底层人民及环保议题，致力借着摄影聚焦跟关注各种议题。2019年9月9日，卢广的妻子透过推特表示，卢广已于几个月前获释返家，一切平安。但有熟悉卢案的人士表示，卢妻受到了警方的压力。</text:p>
      <ul>
        <li>
</li>
      </ul>
      <h5>
失言、失宠、失足、失踪？ 那些曾“被消失的”中国各界名人</h5>
      <text:h text:style-name="P12" text:outline-level="3">
<text:span text:style-name="T4">
部长失踪 妻子报案</text:span>
</text:h>
      <text:p text:style-name="P4">
2018年10月初，居住在国际刑警组织总部所在地法国里昂的前国际刑警组织主席孟宏伟的妻子向法国警方报案，称孟宏伟9月底去北京出差后就失踪了。10月7日，孟的妻子在里昂举行新闻发布会向国际社会求救。同一天，中共中央纪委国家监委网站发布消息，"公安部副部长孟宏伟涉嫌违法，目前正接受国家监委监察调查"。次年3月，孟宏伟被开除出党。去年1月，孟宏伟以受贿罪被天津市第一中级人民法院一审判处有期徒刑13年6个月，并处罚金人民币200万元。</text:p>
      <ul>
        <li>
</li>
      </ul>
      <h5>
失言、失宠、失足、失踪？ 那些曾“被消失的”中国各界名人</h5>
      <text:h text:style-name="P12" text:outline-level="3">
<text:span text:style-name="T4">
被单蒙头 轮椅推走</text:span>
</text:h>
      <text:p text:style-name="P4">
据《纽约时报》报道，2018年1月27日凌晨，45岁的肖建华坐在轮椅上被人从香港四季酒店带走，他的头被像床单或毯子的东西蒙着。2月1日，肖建华名下最主要的“明天系”集团刊登头版广告，称肖“在国外养病”。报道称，肖可能与曾庆红的亲属有过生意往来。直到2020年7月，明天集团首次证实了肖建华在中国大陆，并说他在配合政府重组企业集团。与此同时中国两家监管机构宣布，已接管明天控股集团旗下几家价值数千亿美元的公司。</text:p>
      <ul>
        <li>
</li>
      </ul>
      <h5>
失言、失宠、失足、失踪？ 那些曾“被消失的”中国各界名人</h5>
      <text:h text:style-name="P12" text:outline-level="3">
<text:span text:style-name="T4">
“不能履职” 安邦不安</text:span>
</text:h>
      <text:p text:style-name="P4">
2017年6月14日，安邦集团在官网发表声明，称董事长吴小晖"因个人原因不能履职，已授权集团相关高管代为履行职务"。《纽约时报》引述知情人士称，吴小晖遭到拘留。2018年3月，吴小晖被检察院起诉，5月即因集资诈骗及以职务侵佔罪成，一审判囚18年。</text:p>
      <ul>
        <li>
</li>
      </ul>
      <h5>
失言、失宠、失足、失踪？ 那些曾“被消失的”中国各界名人</h5>
      <text:h text:style-name="P12" text:outline-level="3">
<text:span text:style-name="T4">
“私募一哥” 锒铛入狱</text:span>
</text:h>
      <text:p text:style-name="P4">
中国官方新华社报道，2015年11月1日，泽熙投资总经理徐翔“通过非法手段获取股市内幕信息，从事内幕交易、操纵股票交易价格，被公安机关依法采取刑事强制措施”。身着白色阿玛尼西装的徐翔在宁波杭州湾跨海大桥附近被抓。纽约时报报道，在2015年夏股灾时，泽熙旗下的基金收益仍逆市上涨。2016年4月，徐翔被正式批捕。2017年1月，徐翔以操纵证券市场一审被判五年半，罚金110亿元。</text:p>
      <ul>
        <li>
</li>
      </ul>
      <h5>
失言、失宠、失足、失踪？ 那些曾“被消失的”中国各界名人</h5>
      <text:h text:style-name="P12" text:outline-level="3">
<text:span text:style-name="T4">
富商徐明 猝死狱中</text:span>
</text:h>
      <text:p text:style-name="P4">
2015年12月4日，大连实德集团、实德俱乐部前董事长徐明在服刑的武汉监狱中因突发心肌梗塞死亡。徐明曾在薄熙来案中出庭作证。薄熙来被指控收受其巨额贿赂。2012年3月，有多家媒体报道称，徐明涉嫌经济案件被相关部门控制。但此后有关其被捕、被起诉以及最后被判刑的过程不曾被公开。徐明的刑期也一度不为人知。</text:p>
      <ul>
        <li>
</li>
      </ul>
      <h5>
失言、失宠、失足、失踪？ 那些曾“被消失的”中国各界名人</h5>
      <text:h text:style-name="P12" text:outline-level="3">
<text:span text:style-name="T4">
“协助调查” 内容不明</text:span>
</text:h>
      <text:p text:style-name="P4">
金融时报报道，2015年12月，复星集团董事长郭广昌在失联四天后现身。报道称，失联期间他在协助中国当局进行一项调查。报道称，在中国政府的反腐运动中，郭广昌是受到波及的最知名的民营企业家。当他在公司内部会议上再度现身时，全场起立欢迎。</text:p>
      <ul>
        <li>
</li>
      </ul>
      <h5>
失言、失宠、失足、失踪？ 那些曾“被消失的”中国各界名人</h5>
      <text:h text:style-name="P12" text:outline-level="3">
<text:span text:style-name="T4">
失踪五周 现身履职</text:span>
</text:h>
      <text:p text:style-name="P4">
《金融时报》报道，2015年12月，国泰君安国际董事会主席阎峰在失踪5周后现身，并恢复履职。报道称，中国当局当时正在调查股市违规行为。《新京报》报道说，2015年A股跌宕起伏，下半年证券行业成为反腐重地，多名证监会官员、券商和私募的高管被调查。</text:p>
      <ul>
        <li>
</li>
      </ul>
      <h5>
失言、失宠、失足、失踪？ 那些曾“被消失的”中国各界名人</h5>
      <text:h text:style-name="P12" text:outline-level="3">
<text:span text:style-name="T4">
严厉封杀 秘密关押</text:span>
</text:h>
      <text:p text:style-name="P4">
2011年4月3日，中国艺术家艾未未准备经由香港至台湾筹备他的个人艺术展，但在北京首都国际机杨被北京警方带走。这之后他被秘密关押81天并接受警方调查。后来中国官方称，由于艾未未认罪态度良好、积极配合警方调查，加之身患慢性疾病，最后以“取保候审”名义将其释放，宣布艾“实际控制”的发课文化发展公司需补交1522万元税款和罚金。《纽约时报》报道称，从2011年4月3日至2015年7月，中国大陆当局无理由、无手续扣押艾未未护照。</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Source: <text:a xlink:type="simple" xlink:href="https://www.dw.com/zh/涉嫌行賄-包凡拘留期遭延長3個月/a-65787901" text:style-name="Internet_20_link" text:visited-style-name="Visited_20_Internet_20_Link">
https://www.dw.com/zh/涉嫌行賄-包凡拘留期遭延長3個月/a-65787901?maca=chi-rss-chi-all-1127-rdf</text:a>
</text:p>
      <!--NEWS-->
      <text:h text:style-name="P10" text:outline-level="1">
<text:span text:style-name="T4">
每周时事分析：朝鲜射导故作气定神闲状 (Free Version)</text:span>
</text:h>
      <text:p text:style-name="P4">
Authors: ['曹辛']</text:p>
      <text:p text:style-name="P4">
Publisher: 英国《金融时报》</text:p>
      <text:p text:style-name="P4">
Time: 2023-06-01T03:47:45+00:00</text:p>
      <text:p text:style-name="P4">
Published Time: 2023-05-31T12:00:99+08:00</text:p>
      <text:p text:style-name="P4">
Modified Time: 2023-05-31T23:39:99+08:00</text:p>
      <text:p text:style-name="P4">
Description: 曹辛：朝鲜故作气定神闲状地发射，目的是制造合法拥核的氛围和认知；但在行动中又被世界发现了问题，说到底，在拥核问题上还是不自信。</text:p>
      <text:p text:style-name="P4">
Images: ["<text:a xlink:type="simple" xlink:href="https://thumbor.ftacademy.cn/unsafe/picture/5/000183045_piclink.jpg" text:style-name="Internet_20_link" text:visited-style-name="Visited_20_Internet_20_Link">
000183045_pic...</text:a>
"]</text:p>
      <text:p text:style-name="P4">
Themes: ['朝鲜', '关注']</text:p>
      <text:p text:style-name="P4">
Keywords: ['朝鲜', '朝鲜核问题', '中朝关系', '朝韩关系']</text:p>
      <text:p text:style-name="P4">
Type: Article</text:p>
      <!--METADATA-->
      <text:p text:style-name="P4">
<draw:frame draw:style-name="fr1" draw:name="Image18" text:anchor-type="as-char" svg:width="6.9236in" svg:height="4.617987in" draw:z-index="0">
<draw:image xlink:href="../Images/FT Chinese Free Version/2023-06-01T03-47-45-00-00/000183045_piclink.jpg" xlink:type="simple" xlink:show="embed" xlink:actuate="onLoad" draw:mime-type="image/jpeg"/>
</draw:frame>
</text:p>
      <text:p text:style-name="P4">
5月31日，在经过事先的宣传铺垫后，朝鲜于当地时间6时30分发射了本国历史上第一颗间谍卫星，但最终失败并坠入朝鲜半岛西部海岸。发射失败后，朝鲜宇宙开发局通过朝中社向全世界做了发射失败的说明和未来继续发射的计划，目前，韩国正在打捞起部分残骸。</text:p>
      <text:p text:style-name="P4">
朝鲜此次发射间谍卫星的显著表现是：故作气定神闲状地发射，目的是制造自己合法拥核的氛围和认知；但在行动中又显而易见地被世界发现了问题，说到底，在拥核问题上还是不自信。</text:p>
      <text:p text:style-name="P4">
Source: <text:a xlink:type="simple" xlink:href="http://www.ftchinese.com/story/001099825" text:style-name="Internet_20_link" text:visited-style-name="Visited_20_Internet_20_Link">
http://www.ftchinese.com/story/001099825</text:a>
</text:p>
      <!--NEWS-->
      <text:h text:style-name="P10" text:outline-level="1">
<text:span text:style-name="T4">
AI会写代码了，对企业是福是祸？ (Free Version)</text:span>
</text:h>
      <text:p text:style-name="P4">
Author: Isabelle Bousquette</text:p>
      <text:p text:style-name="P4">
Publisher: 华尔街日报中文网</text:p>
      <text:p text:style-name="P4">
Published Time: 2023-06-01T04:00:00.000Z</text:p>
      <text:p text:style-name="P4">
Modified Time: 2023-06-01T04:00:00.000Z</text:p>
      <text:p text:style-name="P4">
Created Time: 2023-06-01T02:45:00.000Z</text:p>
      <text:p text:style-name="P4">
Description: 生成式AI写代码工具有望为开发者带来巨大的效率提升，但一些技术高管对AI过快地生成过多代码所带来的后果忧心忡忡。</text:p>
      <text:p text:style-name="P4">
Images: []</text:p>
      <text:p text:style-name="P4">
Categories: ['商业']</text:p>
      <text:p text:style-name="P4">
Keywords: SYND,LINK:EN|WP-WSJ-0000937522</text:p>
      <text:p text:style-name="P4">
Type: Article</text:p>
      <!--METADATA-->
      <text:p text:style-name="P4">
生成式AI写代码工具有望为开发者带来巨大的效率提升，但一些技术高管对AI过快地生成过多代码所带来的后果忧心忡忡。</text:p>
      <text:p text:style-name="P4">
Source: <text:a xlink:type="simple" xlink:href="https://cn.wsj.com/articles/ai%E4%BC%9A%E5%86%99%E4%BB%A3%E7%A0%81%E4%BA%86-%E5%AF%B9%E4%BC%81%E4%B8%9A%E6%98%AF%E7%A6%8F%E6%98%AF%E7%A5%B8-71609065" text:style-name="Internet_20_link" text:visited-style-name="Visited_20_Internet_20_Link">
https://cn.wsj.com/articles/ai%E4%BC%9A%E5%86%99%E4%BB%A3%E7%A0%81%E4%BA%86-%E5%AF%B9%E4%BC%81%E4%B8%9A%E6%98%AF%E7%A6%8F%E6%98%AF%E7%A5%B8-71609065</text:a>
</text:p>
      <!--NEWS-->
      <text:h text:style-name="P10" text:outline-level="1">
<text:span text:style-name="T4">
UFO公开听证会：NASA美国太空总署不明飞行物小组的五个发现</text:span>
</text:h>
      <text:p text:style-name="P4">
Author: https://www.facebook.com/bbcworldservice/</text:p>
      <text:p text:style-name="P4">
Publisher: BBC News 中文</text:p>
      <text:p text:style-name="P4">
Published Time: 2023-06-01T06:52:46.000Z</text:p>
      <text:p text:style-name="P4">
Modified Time: 2023-06-01T06:52:46.000Z</text:p>
      <text:p text:style-name="P4">
Description: 美国太空总署（NASA）的专项小组公布对800次神秘现象的调查结果：有些不明飞行物其实是卡通气球，有些则仍然是个谜。</text:p>
      <text:p text:style-name="P4">
Images: ["<text:a xlink:type="simple" xlink:href="https://ichef.bbci.co.uk/news/640/cpsprodpb/A48F/production/_129872124_gettyimages-72276225.jpg" text:style-name="Internet_20_link" text:visited-style-name="Visited_20_Internet_20_Link">
_129872124_ge...</text:a>
", "<text:a xlink:type="simple" xlink:href="https://ichef.bbci.co.uk/news/640/cpsprodpb/4BEB/production/_112953491__108802839_624_transparent-nc.png" text:style-name="Internet_20_link" text:visited-style-name="Visited_20_Internet_20_Link">
_112953491__1...</text:a>
", "<text:a xlink:type="simple" xlink:href="https://ichef.bbci.co.uk/news/640/cpsprodpb/10DB/production/_129951340_nasa.jpg" text:style-name="Internet_20_link" text:visited-style-name="Visited_20_Internet_20_Link">
_129951340_na...</text:a>
", "<text:a xlink:type="simple" xlink:href="https://ichef.bbci.co.uk/news/640/cpsprodpb/5B13/production/_129951332_p0frj7v1.jpg" text:style-name="Internet_20_link" text:visited-style-name="Visited_20_Internet_20_Link">
_129951332_p0...</text:a>
", "<text:a xlink:type="simple" xlink:href="https://ichef.bbci.co.uk/news/640/cpsprodpb/D043/production/_129951335_p09ml2kz.jpg" text:style-name="Internet_20_link" text:visited-style-name="Visited_20_Internet_20_Link">
_129951335_p0...</text:a>
"]</text:p>
      <text:p text:style-name="P4">
Videos: []</text:p>
      <text:p text:style-name="P4">
Tags: ['科学天地', '技术新知', '外层空间', '美国', '航天', '军事']</text:p>
      <text:p text:style-name="P4">
Type: Article</text:p>
      <!--METADATA-->
      <text:h text:style-name="P12" text:outline-level="3">
<text:span text:style-name="T4">
UFO公开听证会：NASA美国太空总署不明飞行物小组的五个发现</text:span>
</text:h>
      <ul>
        <li>
迈克·温德灵（Mike Wendling）   * BBC记者</li>
      </ul>
      <text:p text:style-name="P4">
2023年6月1日<draw:frame draw:style-name="fr1" draw:name="Image19" text:anchor-type="as-char" svg:width="6.9236in" svg:height="3.894525in" draw:z-index="0">
<draw:image xlink:href="../Images/BBC Chinese/2023-06-01T06-52-46.000Z/_129872124_gettyimages-72276225.jpg" xlink:type="simple" xlink:show="embed" xlink:actuate="onLoad" draw:mime-type="image/jpeg"/>
</draw:frame>
</text:p>
      <text:p text:style-name="P4">
图像来源，  Getty Images</text:p>
      <text:p text:style-name="P4">
<text:span text:style-name="T4">
美国当局对数十年来大约800次不明飞行物体报告进行了调查，一个研究人员小组表示，当中真正算得上无法解释的现象只占很小一部分。</text:span>
</text:p>
      <text:p text:style-name="P4">
美国太空总署（NASA）在去年设立了一个小组，解释这个机构对于所谓不明异常现象（UAP）的研究工作。</text:p>
      <text:p text:style-name="P4">
“UAP”的定义是“不能被确定为飞行器或者科学上已知自然现象”的目击事件。</text:p>
      <text:p text:style-name="P4">
该研究小组在周三（5月31日）举行了第一场公开听证会。</text:p>
      <text:p text:style-name="P4">
这是当中的几个具有揭示意义的时刻。</text:p>
      <text:h text:style-name="P12" text:outline-level="3">
<text:span text:style-name="T4">
很多现象可以解释，有些则仍是个谜</text:span>
</text:h>
      <text:p text:style-name="P4">
“我们每个月有50到100个新的报告，”美国国防部旗下的全域异常现象识别办公室（All-domain Anomaly ResolutionOffice，AARO）主管肖恩·柯克帕特里克（Sean Kirkpatrick）说。</text:p>
      <text:p text:style-name="P4">
但是他说，这些目击现象当中“真正可能属于异常”的只占整个数据库的2%至5%。</text:p>
      <text:p text:style-name="P4">
在这场听证会上，美国海军飞机在美国西部上空拍摄到的一段视频显示，一系列光点在夜空中飞过。军方飞机当时未能拦截这些物体，之后发现它是一架飞往一个主要机场的民航客机。</text:p>
      <text:p text:style-name="P4">
另一些目击现象则更为神秘一些。</text:p>
      <text:p text:style-name="P4">
<draw:frame draw:style-name="fr1" draw:name="Image20" text:anchor-type="as-char" svg:width="6.9236in" svg:height="0.011096in" draw:z-index="0">
<draw:image xlink:href="../Images/BBC Chinese/2023-06-01T06-52-46.000Z/_112953491__108802839_624_transparent-nc.png" xlink:type="simple" xlink:show="embed" xlink:actuate="onLoad" draw:mime-type="image/png"/>
</draw:frame>
</text:p>
      <text:h text:style-name="P12" text:outline-level="3">
<text:span text:style-name="T4">
背景：UFO公开听证会是什么？</text:span>
</text:h>
      <text:p text:style-name="P4">
<draw:frame draw:style-name="fr1" draw:name="Image21" text:anchor-type="as-char" svg:width="6.9236in" svg:height="3.894525in" draw:z-index="0">
<draw:image xlink:href="../Images/BBC Chinese/2023-06-01T06-52-46.000Z/_129951340_nasa.jpg" xlink:type="simple" xlink:show="embed" xlink:actuate="onLoad" draw:mime-type="image/jpeg"/>
</draw:frame>
</text:p>
      <text:p text:style-name="P4">
图像来源，  NASA</text:p>
      <text:p text:style-name="P4">
图像加注文字，</text:p>
      <text:p text:style-name="P4">
美国太空总署召开UFO公开听证会。</text:p>
      <text:p text:style-name="P4">
这是美国太空总署对不明飞行物体现象进行研究数十年以来，第一次就这一课题举行面向公众的会议。</text:p>
      <text:p text:style-name="P4">
BBC未来（BBC Future）栏目编辑理查德·格雷（RichardGray）报道指，不明飞行物体（UFO）现象长久以来都被污名化——很多人不认为它应该属于理性科学研究的范畴，但是举办这一次会议清楚表明，美国太空总署现在想要认真对待这一课题，也显示科学界越来越愿意公开、如实地谈论外星生命的可能性。</text:p>
      <ul>
        <li>
这是NASA第一次举行关于UFO研究的公开会议，有关的详细报告也将于7月公布   * 去年成立的专项小组研究UAP数据——UAP被定义为“天空中观察到的无法确定为飞行器或科学上已知自然现象的事件”   * NASA的研究有别于美国国防部对于不明空中现象的调查，后者是由美国情报人员主导的研究行动</li>
      </ul>
      <text:p text:style-name="P4">
<draw:frame draw:style-name="fr1" draw:name="Image22" text:anchor-type="as-char" svg:width="6.9236in" svg:height="0.011096in" draw:z-index="0">
<draw:image xlink:href="../Images/BBC Chinese/2023-06-01T06-52-46.000Z/_112953491__108802839_624_transparent-nc.png" xlink:type="simple" xlink:show="embed" xlink:actuate="onLoad" draw:mime-type="image/png"/>
</draw:frame>
</text:p>
      <text:p text:style-name="P4">
五角大楼在2021年的一份报告指，2004年以来军方飞行员有过144次目击现象，当中只有一次仍然未得到解释。官员们不想排除物体来自外星生物的可能性。</text:p>
      <text:h text:style-name="P12" text:outline-level="3">
<text:span text:style-name="T4">
隐私权成NASA调查的阻碍</text:span>
</text:h>
      <text:p text:style-name="P4">
柯克帕特里克还提到，隐私权的问题限制了太空总署的调查。</text:p>
      <text:p text:style-name="P4">
“只要愿意，我们可以在任何时候将最大的采集仪器对准整个地球，”他说。</text:p>
      <text:p text:style-name="P4">
“我们现有的很多东西是围绕着美国本土大陆附近，”他说，“大多数人……不喜欢我们将采集仪器对准你家后院。”</text:p>
      <text:p text:style-name="P4">
<draw:frame draw:style-name="fr1" draw:name="Image23" text:anchor-type="as-char" svg:width="6.9236in" svg:height="3.894525in" draw:z-index="0">
<draw:image xlink:href="../Images/BBC Chinese/2023-06-01T06-52-46.000Z/_129951332_p0frj7v1.jpg" xlink:type="simple" xlink:show="embed" xlink:actuate="onLoad" draw:mime-type="image/jpeg"/>
</draw:frame>
 图像加注文字，</text:p>
      <text:p text:style-name="P4">
斯科特·凯利（Scott Kelly）是一名有数十年经验的前太空人和飞行员。他讲了一个关于视错觉的故事。</text:p>
      <text:h text:style-name="P12" text:outline-level="3">
<text:span text:style-name="T4">
微波炉和卡通气球</text:span>
</text:h>
      <text:p text:style-name="P4">
UAP的相关数据常常很难破译，而且很容易被曲解。</text:p>
      <text:p text:style-name="P4">
美国太空总署的UAP团队主席大卫·斯佩格尔（David Spergel）提到，澳大利亚研究人员曾截取到一阵无线电波。</text:p>
      <text:p text:style-name="P4">
“它的结构非常奇怪，人们无法弄明白怎么回事。然后他们开始注意到，当中很多是在午饭时间集中出现，”他说。</text:p>
      <text:p text:style-name="P4">
原来，研究人员所使用的高灵敏度器材接收到了他们用微波炉给午餐加热时发出的微波。</text:p>
      <text:p text:style-name="P4">
斯科特·凯利（Scott Kelly）是一名有数十年经验的前太空人和飞行员。他讲了一个关于视错觉的故事。</text:p>
      <text:p text:style-name="P4">
他和副机师在弗吉尼亚海滩附近飞行，他的副机师“确信我们刚刚经过一个不明飞行物体”。</text:p>
      <text:p text:style-name="P4">
“我没看见。我们调头回去找，发现原来是一个辛普森卡通人——一个气球。”</text:p>
      <text:h text:style-name="P12" text:outline-level="3">
<text:span text:style-name="T4">
污名化和骚扰影响研究</text:span>
</text:h>
      <text:p text:style-name="P4">
斯佩格尔还说，民航机师是非常不愿意报告目击事件的，因为人们对于飞碟这件事有成见。</text:p>
      <text:p text:style-name="P4">
“我们的目标之一是化解这些成见，”他说，“因为对于UAP，是需要高质量的数据来解答重大的问题。”</text:p>
      <text:p text:style-name="P4">
一些科学家还因为他们在这个领域的工作而面对网络上的骚扰。</text:p>
      <text:p text:style-name="P4">
“骚扰只会导致UAP领域更多的污名化，严重阻碍科学进程，挫伤其他人研究这个重要课题的信心，”美国太空总署的科学主任尼古拉·福克斯（Nicola Fox）说。</text:p>
      <text:h text:style-name="P12" text:outline-level="3">
<text:span text:style-name="T4">
NASA做法有改变？</text:span>
</text:h>
      <text:p text:style-name="P4">
<draw:frame draw:style-name="fr1" draw:name="Image24" text:anchor-type="as-char" svg:width="6.9236in" svg:height="3.894525in" draw:z-index="0">
<draw:image xlink:href="../Images/BBC Chinese/2023-06-01T06-52-46.000Z/_129951335_p09ml2kz.jpg" xlink:type="simple" xlink:show="embed" xlink:actuate="onLoad" draw:mime-type="image/jpeg"/>
</draw:frame>
 图像加注文字，</text:p>
      <text:p text:style-name="P4">
美国人相信有天外来客吗？（图为太空博物馆的游客）。</text:p>
      <text:p text:style-name="P4">
周三的听证会之所以值得关注，原因之一是美国太空总署的做法有所改变。这家机构用了几十年时间去揭示关于UFO的真相。</text:p>
      <text:p text:style-name="P4">
在听证会的末尾，研究小组解答了公众提问。其中一个问题是“NASA在掩饰什么？”</text:p>
      <text:p text:style-name="P4">
美国太空总署的丹·埃文斯（Dan Evans）回应称，该机构致力于保持透明度。“这就我们今天在这里进行电视直播的原因，” 他说。</text:p>
      <text:p text:style-name="P4">
Source: <text:a xlink:type="simple" xlink:href="https://www.bbc.com/zhongwen/simp/science-65773693" text:style-name="Internet_20_link" text:visited-style-name="Visited_20_Internet_20_Link">
https://www.bbc.com/zhongwen/simp/science-65773693</text:a>
</text:p>
      <!--NEWS-->
      <text:h text:style-name="P10" text:outline-level="1">
<text:span text:style-name="T4">
北约“东进”设立东京联络处 乌克兰战争催生亚洲“小北约”？</text:span>
</text:h>
      <text:p text:style-name="P4">
Author: https://www.facebook.com/bbcworldservice/</text:p>
      <text:p text:style-name="P4">
Publisher: BBC News 中文</text:p>
      <text:p text:style-name="P4">
Published Time: 2023-06-01T07:59:39.000Z</text:p>
      <text:p text:style-name="P4">
Modified Time: 2023-06-01T07:59:39.000Z</text:p>
      <text:p text:style-name="P4">
Description: 作为全球最大的跨国军事联盟，北约在印太设定第一个正式联络处，只有象征性意义还是具有实质战略功能？它的目标又是什么？</text:p>
      <text:p text:style-name="P4">
Images: ["<text:a xlink:type="simple" xlink:href="https://ichef.bbci.co.uk/news/640/cpsprodpb/15EF/production/_129951650_gettyimages-1246706109.jpg" text:style-name="Internet_20_link" text:visited-style-name="Visited_20_Internet_20_Link">
_129951650_ge...</text:a>
", "<text:a xlink:type="simple" xlink:href="https://ichef.bbci.co.uk/news/640/cpsprodpb/3CFF/production/_129951651_gettyimages-1239465748.jpg" text:style-name="Internet_20_link" text:visited-style-name="Visited_20_Internet_20_Link">
_129951651_ge...</text:a>
"]</text:p>
      <text:p text:style-name="P4">
Videos: ["<text:a xlink:type="simple" xlink:href="https://www.bbc.com/ws/av-embeds/cps/zhongwen/simp/world-65774317/p09ljfrv/zh-hans" text:style-name="Internet_20_link" text:visited-style-name="Visited_20_Internet_20_Link">
zh-hans</text:a>
"]</text:p>
      <text:p text:style-name="P4">
Tags: ['乌克兰局势升温', '日本', '中國', '北大西洋公约组织']</text:p>
      <text:p text:style-name="P4">
Type: Article</text:p>
      <!--METADATA-->
      <text:h text:style-name="P12" text:outline-level="3">
<text:span text:style-name="T4">
北约“东进”设立东京联络处 乌克兰战争催生亚洲“小北约”？</text:span>
</text:h>
      <ul>
        <li>
吕嘉鸿   * BBC中文</li>
      </ul>
      <text:p text:style-name="P4">
2023年6月1日<draw:frame draw:style-name="fr1" draw:name="Image25" text:anchor-type="as-char" svg:width="6.9236in" svg:height="3.894525in" draw:z-index="0">
<draw:image xlink:href="../Images/BBC Chinese/2023-06-01T07-59-39.000Z/_129951650_gettyimages-1246706109.jpg" xlink:type="simple" xlink:show="embed" xlink:actuate="onLoad" draw:mime-type="image/jpeg"/>
</draw:frame>
</text:p>
      <text:p text:style-name="P4">
图像来源，  Getty Images</text:p>
      <text:p text:style-name="P4">
图像加注文字，</text:p>
      <text:p text:style-name="P4">
北约秘书长斯托尔滕贝格2023年初访日，演讲的标题就是《北约和日本：以强有力的伙伴关系面对安全新现实》。</text:p>
      <text:p text:style-name="P4">
<text:span text:style-name="T4">
作为全球最大的跨国军事联盟，北约（NATO）自去年莫斯科入侵乌克兰后，在亚洲的活动越趋高调，引发印太区域国家关注。今年5月，日本官方证实北约将于7月在东京设立联络处，但同时澄清日本现在无意申请加入北约。</text:span>
</text:p>
      <text:p text:style-name="P4">
中国外交部立即抨击北约此举将破坏区域稳定。中国外交部发言人毛宁在新闻会上对此消息回应表示，“亚太不欢迎阵营对抗，不欢迎军事集团。”她强调，北约既然自称是区域性联盟，就不应当寻求地理突破。</text:p>
      <text:p text:style-name="P4">
但是，北约在印太设定第一个正式联络处，只有象征性意义还是具有实质战略功能？</text:p>
      <text:p text:style-name="P4">
东京国际基督教大学（ICU）资深副教授奈吉（StephenNagy）告诉BBC中文，此举为日本和北约成员国提供了更多机会进行信息共享，包括就横跨大西洋及印太地区的安全挑战进行紧急应变的计划：“这包含潜在的台海危机、喜马拉雅高原上的中印边界摩擦、南海和东海的通信航线问题，以及有关平壤的大规模杀伤性核武器的扩散问题等等。”</text:p>
      <text:p text:style-name="P4">
日本国际教养大学（Akita International University）中国研究助理教授陈宥桦则告诉BBC称，有关日本要在亚洲打造“小北约”的说法现阶段的可能性低。而日本与北约的互动至少就短期而言象征意义大于实质意义。“北约毕竟距离亚洲遥远，不太可能看到北约军队在亚洲出现，而且北约当下的领袖是美国，而美日两国已经有美日安保条约。”</text:p>
      <text:p text:style-name="P4">
<draw:frame draw:style-name="fr1" draw:name="Image26" text:anchor-type="as-char" svg:width="6.9236in" svg:height="3.894525in" draw:z-index="0">
<draw:image xlink:href="../Images/BBC Chinese/2023-06-01T07-59-39.000Z/_129951651_gettyimages-1239465748.jpg" xlink:type="simple" xlink:show="embed" xlink:actuate="onLoad" draw:mime-type="image/jpeg"/>
</draw:frame>
</text:p>
      <text:p text:style-name="P4">
图像来源，  Getty Images</text:p>
      <text:p text:style-name="P4">
图像加注文字，</text:p>
      <text:p text:style-name="P4">
北约已涵盖了G7中除日本外的6国。</text:p>
      <text:p text:style-name="P4">
但相关人士评论，不管北约在印太的触角能到多深，都已经引起中国警惕，后者与莫斯科将会如何反制北约，会直接影响到中日关系的走向。</text:p>
      <text:p text:style-name="P4">
目前北约共有31个成员国，其中包含美英等G7中的6国。日本、韩国、澳大利亚是北约在印太的伙伴国家。</text:p>
      <text:p text:style-name="P4">
<text:a xlink:type="simple" xlink:href="https://www.bbc.com/zhongwen/simp/world-62033226" text:style-name="Internet_20_link" text:visited-style-name="Visited_20_Internet_20_Link">
 北约峰会首次正式将中国列入“系统性挑战”：触角是否已伸入印太 </text:a>
  * <text:a xlink:type="simple" xlink:href="https://www.bbc.com/zhongwen/simp/world-48184816" text:style-name="Internet_20_link" text:visited-style-name="Visited_20_Internet_20_Link">
 20年前 中国驻南联盟大使馆被北约轰炸的夜晚 </text:a>
  * <text:a xlink:type="simple" xlink:href="https://www.bbc.com/zhongwen/simp/world-64100994" text:style-name="Internet_20_link" text:visited-style-name="Visited_20_Internet_20_Link">
 日本国防开支大突破影响下的亚太军备竞争和中日关系 </text:a>
  * <text:a xlink:type="simple" xlink:href="https://www.bbc.com/zhongwen/simp/world-64382410" text:style-name="Internet_20_link" text:visited-style-name="Visited_20_Internet_20_Link">
 日本曾代表着未来，但它却陷于过去 </text:a>
</text:p>
      <text:p text:style-name="P4">
</text:p>
      <text:p text:style-name="P4">
图像来源，  Takashi Aoyama / Pool /Anadolu Agency via Getty</text:p>
      <text:p text:style-name="P4">
图像加注文字，</text:p>
      <text:p text:style-name="P4">
岸田文雄之前一直被认为是日本自民党内坚定的温和派，但今年出台三份文件都显示，日本将突破诸多战后禁忌，包括进一步扩大武器对外出口等。</text:p>
      <text:h text:style-name="P12" text:outline-level="3">
<text:span text:style-name="T4">
北约东京联络处怎么产生的</text:span>
</text:h>
      <text:p text:style-name="P4">
北约与日本的互动，在俄罗斯去年入侵乌克兰之后，越来越频繁。去年6月日本首相岸田文雄出席在西班牙举行的北约峰会，11月，日本正式加入北约网络防御中心。今年1月底，北约秘书长斯托尔滕贝格（JensStoltenberg）飞抵东京，拜会岸田文雄。上周，日本共同社披露，岸田准备参加7月在立陶宛举行的北约首脑峰会。</text:p>
      <text:p text:style-name="P4">
事实上，斯托尔滕贝格年初访日时，便讨论了在东京设立北约联络办事处的构想，还与岸田文雄在会后高调发表联合声明，除了批评俄罗斯之外，声明强调面对北京急速强化军事力量和扩大的军事活动，强烈敦促东京与北约在提升透明度以及军控、裁军与防扩散方面合作。</text:p>
      <text:p text:style-name="P4">
</text:p>
      <text:p text:style-name="P4">
图像来源，  Reuters</text:p>
      <text:p text:style-name="P4">
图像加注文字，</text:p>
      <text:p text:style-name="P4">
日本预计在未来5年大幅度的提高防卫支出。到2027年度，国防经费将达日本国内生产总值 2%。</text:p>
      <text:p text:style-name="P4">
今年5月初，日媒披露联络处计划确定后，日本外相林芳正证实消息，首相岸田文雄随即表明日本没有加入北约的计划。五月底，美国网站《中国项目》（The ChinaProject）上周称，今年3月底北约国防学院校长李提曼（Olivier Rittiman）秘访台湾，并与隶属台湾国防部的国防大学校长刘志铭上将会面。消息曝光后，后者低调证实，台湾政府则没有回应。</text:p>
      <text:p text:style-name="P4">
北约在印太的活动，开始以日本为主轴辐射到印太区域间。陈宥桦教授认为，北约与日本最近紧密互动应该是乌俄战争所驱动的。长期研究中日关系的他告诉BBC，东京判断北京会从乌俄战争中学习可能的武力攻台方式，而北约则评判俄罗斯的背后或许有北京支持。因此，东京或认为“若能抑制北京也就能抑制莫斯科，所以，大概从一年前开始，日本与北约双方就开始加强联系”。</text:p>
      <text:p text:style-name="P4">
位于台北的“国防安全研究院”国防战略与资源研究所所长苏紫云分析此次北约与日本合作有政治及战略两种层次。</text:p>
      <text:p text:style-name="P4">
在政治层次，苏紫云告诉BBC，相较于2014年日本与北约的个别伙伴关系，本次更新的“个别化伙伴关系计划”，主要意义是由“非战争军事行动”走向“准军事行动”的合作。战略层次上，苏紫云告诉记者，现在日本及北约双方开始采用“多次元吓阻战略”。</text:p>
      <text:p text:style-name="P4">
多次元战略的重点在扩大双方在太空、网络等空间的深度合作，共享情报提高早期预警效果。同时，也可在技术层面共享先进科技的合作，以防范各类新兴的网路攻击。苏紫云称之这以称为“零日攻击”（zero-day attack）所做的准备，目的是提高吓阻战略（deterrain warfare）的效益。</text:p>
      <text:p text:style-name="P4">
陈宥桦也同意，北约与日本合作，长期看点应该是在双方如何深化在“应对网络威胁、破坏性技术、和打击虚假信息”等领域的合作。他强调，网路防御是日本当下的经济安保重点项目之一。在稍早前的G7会议上，东京方面也特别提出“日本一定会参考北约在乌俄战争中，乌克兰如何应对来自俄罗斯的网路威胁与虚假信息的经验”。</text:p>
      <text:p text:style-name="P4">
<text:a xlink:type="simple" xlink:href="https://www.bbc.com/zhongwen/simp/world-56403561" text:style-name="Internet_20_link" text:visited-style-name="Visited_20_Internet_20_Link">
 美国藉四国峰会打造“印太北约” ？日本台湾或成博弈活棋 </text:a>
  * <text:a xlink:type="simple" xlink:href="https://www.bbc.com/zhongwen/simp/chinese-news-63070836" text:style-name="Internet_20_link" text:visited-style-name="Visited_20_Internet_20_Link">
 中日邦交正常化50周年：“鬼子专业户”和在日华人眼中的中日关系 </text:a>
  * <text:a xlink:type="simple" xlink:href="https://www.bbc.com/zhongwen/simp/chinese-news-47818480" text:style-name="Internet_20_link" text:visited-style-name="Visited_20_Internet_20_Link">
 世界最大的军事集团成立70年后聚焦新对手 </text:a>
</text:p>
      <text:p text:style-name="P4">
图像加注文字，</text:p>
      <text:p text:style-name="P4">
北约在亚太并没有实质军事存在，美国通过所谓的太平洋“岛链”进行军事部署，这是二战后延续至今的战略格局。</text:p>
      <text:h text:style-name="P12" text:outline-level="3">
<text:span text:style-name="T4">
北京的反应</text:span>
</text:h>
      <text:p text:style-name="P4">
多数评论都认为，北约与日本的合作一大主轴是开启与中国在军事上的较量。</text:p>
      <text:p text:style-name="P4">
北约确定在东京成立联络处的消息曝光后，中国外交部当日立即公开抨击，措辞强硬。发言人毛宁在记者会上称，北约持续东进亚太、干预地区事务，势必破坏地区和平稳定，促推阵营对抗，应引起地区国家高度警惕。上周，毛宁再批评岸田文雄将今夏出席北约峰会的计划称，亚太地区不是北大西洋地理范畴，“中方坚决反对引入任何军事集团……日本应当汲取历史教训，坚持走和平发展道路。”</text:p>
      <text:p text:style-name="P4">
此外，中国官媒北京日报的微信公众号“长安街知事”，在五月也发文批判日本正在把“北约引到中国家门口”。文中批评北约炒作所谓“中国挑战”，称其为俄乌冲突的始作俑者，“搞乱了欧洲还企图搞乱亚太”，并称日本是“历史罪孽深重”，“不思悔改，反而大肆扩军备战”。</text:p>
      <text:p text:style-name="P4">
</text:p>
      <text:p text:style-name="P4">
图像来源，  EPA</text:p>
      <text:p text:style-name="P4">
图像加注文字，</text:p>
      <text:p text:style-name="P4">
中国部署的东风-21D弹道导弹。五角大楼认为中国通过部署导弹和太空侦测系统加强了第一岛链内的反介入能力。</text:p>
      <text:p text:style-name="P4">
中国中山大学教授孙兴杰则投书港媒《明报》说，日本与北约的合作，背后可以让人联想到20世纪初的英日同盟，即日本寄望与全球最强大的军事集团合作，又想借着欧洲处于变动的时期于乱局中确立日本在东亚地区的主导地位。</text:p>
      <text:p text:style-name="P4">
他认为，岸田文雄想让日本国家正常化的动作明显，将北约引入亚太是将过往美苏“冷战阵营对垒也带入亚太”。</text:p>
      <text:p text:style-name="P4">
不过，孙兴杰分析，岸田的目标未必能达到，因为日本的“国家正常化”，包含在军事防卫上的动作其实都涉及到日美关系的核心，在日本驻军数万的美国，不会完全乐见日本能完全军事自主，不再受白宫约束。而且，以中国现有的强大国力，也会持续防堵挤压日本军事扩张的野心。</text:p>
      <text:p text:style-name="P4">
<text:a xlink:type="simple" xlink:href="https://www.bbc.com/ws/av-embeds/cps/zhongwen/simp/world-65774317/p09ljfrv/zh-hans" text:style-name="Internet_20_link" text:visited-style-name="Visited_20_Internet_20_Link">
 Video-1-Link：/ws/av-embeds/cps/zhongwen/simp/world-65774317/p09ljfrv/zh-hans</text:a>
 <text:span text:style-name="T4">
你的器材不支持播放多媒体材料</text:span>
视频加注文字，</text:p>
      <text:p text:style-name="P4">
2021年北约峰会：北约公报列中国为“系统性挑战” 中国反击指“公报延续冷战思维”</text:p>
      <text:p text:style-name="P4">
不过，也有评论认为，战后数十年的日本内阁，曾经亲美或疑美路线更迭，同时影响到了日美中三角关系，但这种浮动关系，到了前首相安倍晋三后，日本“抗中亲美”的印太战略后已经底定，短期内没有变动的迹象。而安倍生前一手拔擢的岸田文雄，走的也是安倍的外交政策。</text:p>
      <text:p text:style-name="P4">
据此观察未来的中日关系，陈宥桦教授告诉BBC，未来日本可能会“逐渐摆脱二战发起国的内疚阴影，将破坏当下国际秩序与和平的责任导向北京”。他解释，安倍以前的日本内阁因为二战内疚之缘故，对国际事务倾向不闻不问，但习近平上台后，中国与美国或国际社会的外交对抗，让日本找到理由对国际事务变得积极，特别是在布置包围中国的网络，“日本与中国的历史角色在二战80年后渐渐开始互换。但这包围网的目的并非要与中国求战，而是要吓阻中国。”</text:p>
      <text:p text:style-name="P4">
孙兴杰则批评日本有意利用俄乌冲突的危机，在亚太地区推展安全化动员，最初是制造“今日乌克兰，明日东亚”炒作台湾问题，再炒作日本与俄罗斯的领土纠纷，未来日俄关系如何变化，也是一大问题。</text:p>
      <text:p text:style-name="P4">
不过，东京基督教国际大学奈吉教授则告诉BBC，即便北京会加强日本与北约的合作，但中日两国的经济连接仍然很深，所以预计不太可能看到两国关系会单单因为北约设立东京联络处，就将紧张情势升高。但他认为，北京可能会通过加强与俄罗斯在日本领土周边地区的军事合作回应日本：“这也是向东京发出强烈的信息——在日本自认较脆弱的的议题上，北京与莫斯科会共事合作，并对其施压。”</text:p>
      <text:p text:style-name="P4">
Source: <text:a xlink:type="simple" xlink:href="https://www.bbc.com/zhongwen/simp/world-65774317" text:style-name="Internet_20_link" text:visited-style-name="Visited_20_Internet_20_Link">
https://www.bbc.com/zhongwen/simp/world-65774317</text:a>
</text:p>
      <!--NEWS-->
      <text:h text:style-name="P10" text:outline-level="1">
<text:span text:style-name="T4">
罕见的基因突变，让她成为感觉不到疼痛的女人</text:span>
</text:h>
      <text:p text:style-name="P4">
Author: https://www.facebook.com/bbcworldservice/</text:p>
      <text:p text:style-name="P4">
Publisher: BBC News 中文</text:p>
      <text:p text:style-name="P4">
Published Time: 2023-06-01T08:45:55.000Z</text:p>
      <text:p text:style-name="P4">
Modified Time: 2023-06-01T08:45:55.000Z</text:p>
      <text:p text:style-name="P4">
Description: 乔-卡梅伦几乎感觉不到疼痛，她经常在烤箱上烫伤手臂，要依靠皮肉烧焦的气味才知道自己已经受伤。</text:p>
      <text:p text:style-name="P4">
Images: ["<text:a xlink:type="simple" xlink:href="https://ichef.bbci.co.uk/news/640/cpsprodpb/105E5/production/_129854076_headshot.jpg" text:style-name="Internet_20_link" text:visited-style-name="Visited_20_Internet_20_Link">
_129854076_he...</text:a>
"]</text:p>
      <text:p text:style-name="P4">
Videos: []</text:p>
      <text:p text:style-name="P4">
Tags: ['科学天地', '自然', '药', '健康卫生 ', '女人']</text:p>
      <text:p text:style-name="P4">
Type: Article</text:p>
      <!--METADATA-->
      <text:h text:style-name="P12" text:outline-level="3">
<text:span text:style-name="T4">
罕见的基因突变，让她成为感觉不到疼痛的女人</text:span>
</text:h>
      <text:p text:style-name="P4">
2023年6月1日  <draw:frame draw:style-name="fr1" draw:name="Image32" text:anchor-type="as-char" svg:width="6.9236in" svg:height="3.894525in" draw:z-index="0">
<draw:image xlink:href="../Images/BBC Chinese/2023-06-01T08-45-55.000Z/_129854076_headshot.jpg" xlink:type="simple" xlink:show="embed" xlink:actuate="onLoad" draw:mime-type="image/jpeg"/>
</draw:frame>
</text:p>
      <text:p text:style-name="P4">
图像来源，  PA Media</text:p>
      <text:p text:style-name="P4">
图像加注文字，</text:p>
      <text:p text:style-name="P4">
乔-卡梅伦的病情可能会导致新疗法的发展。</text:p>
      <text:p text:style-name="P4">
<text:span text:style-name="T4">
乔-卡梅伦（Jo Cameron）是世界上唯一已知拥有两种基因突变的人，这意味着她几乎感觉不到疼痛，并有强大的愈合能力。</text:span>
</text:p>
      <text:p text:style-name="P4">
研究人员花了10年时间才最终发现这些突变的作用。2013年，这位当时65岁的老人做了一个常规的手部手术，让人发现了一个基因突变，这解释了她对疼痛不敏感的原因。</text:p>
      <text:p text:style-name="P4">
她告诉BBC：“我做了一个手部关节炎手术，当时我跟麻醉师聊天，他说这将是一个非常、非常痛的手术，之后你将会经历巨大痛楚。”</text:p>
      <text:p text:style-name="P4">
我说：“我不会的，我感受不到痛楚。”手术后他来找我，他说：“你没有吃药止痛。这是很不寻常的事”。</text:p>
      <text:p text:style-name="P4">
当她的麻醉师德吉特·斯里瓦斯塔瓦（DevjitSrivastava）医生看到她没有任何感觉，就将她转介给伦敦大学学院（UCL）和牛津大学的疼痛遗传学家。遗传学专家团队收集了组织和血液样本来观察她的DNA。</text:p>
      <text:p text:style-name="P4">
经过六年研究，他们发现以前未知的FAAH-OUT基因突变，使住在苏格兰高地尼斯湖附近的卡梅伦女士没有疼痛、压力或恐惧感。</text:p>
      <text:h text:style-name="P12" text:outline-level="3">
<text:span text:style-name="T4">
什么是FAAH-OUT基因突变？</text:span>
</text:h>
      <text:p text:style-name="P4">
FAAH-OUT基因是一组基因中的一员，一直被认为是“垃圾DNA”。但科学家现在正在了解这些基因在生殖能力、老化和疾病等过程中的重要性。</text:p>
      <text:p text:style-name="P4">
在此情况下，研究人员已能确定哪些基因与缺乏疼痛感有关，哪些基因消除焦虑和抑郁的感觉，以及哪些基因有助于乔女士快速愈合。</text:p>
      <text:p text:style-name="P4">
他们发现FAAH-OUT突变“关闭”了FAAH基因的表达，该基因与疼痛、情绪和记忆有关。该突变还减少了所产生的FAAH酶（FAAH enzyme）。</text:p>
      <text:p text:style-name="P4">
乔女士的FAAH基因也有一个突变，使酶的活性降低。该酶是一种生物催化剂，会制造一种蛋白质。它通常在人类中分解称为一种内源性大麻素（anandamide）的“幸福”分子，但对乔女士来说却不能正常运作。</text:p>
      <text:p text:style-name="P4">
科学家还发现，乔女士所拥有的两个突变，不仅让她感觉不到痛楚，还与愈合有关。</text:p>
      <text:p text:style-name="P4">
“它们在某些程度上是有联系的，她的细胞能以比一般人快20%到30%的速度愈合，这很惊人，所以你可以想象伤口愈合的健康潜力，”伦敦大学学院副教授安德烈·奥科罗科夫（AndreiOkorokov）说。他是这项发表在神经学期刊《大脑》上的研究的高级共同作者。</text:p>
      <text:p text:style-name="P4">
“该突变删除了FAAH-OUT基因的一部分并关闭了它。乔女士在FAAH基因中还有一个突变。到目前为止，我们不知道世界上还有谁有这两种突变”。</text:p>
      <text:h text:style-name="P12" text:outline-level="3">
<text:span text:style-name="T4">
我们为何需要感受痛楚？</text:span>
</text:h>
      <text:p text:style-name="P4">
疼痛对于保护我们免受破坏性和威胁生命的事，是必不可少的。感觉不到疼痛的后果可以很严重。</text:p>
      <text:p text:style-name="P4">
对于经常在烤箱上烫伤手臂的乔女士来说，她不得不依靠皮肉烧焦的气味，才知道自己的皮肤已经受伤。</text:p>
      <text:p text:style-name="P4">
“我们曾与其他病人合作，他们也因为有其他基因的突变而感觉不到疼痛，有时他们还严重受伤。因此，感觉到疼痛是一件好事，但有时疼痛会变成慢性的，而不再有用，”伦敦大学学院人类疼痛遗传学专家、该研究的作者詹姆斯-考克斯（James Cox）教授说。</text:p>
      <text:p text:style-name="P4">
在成长过程中，乔女士不知道她与众不同。她从来没有服用过任何止痛药。</text:p>
      <text:p text:style-name="P4">
她说：“我不认为这很不寻常，因为这就是我。我有孩子，我有结婚多年的丈夫，他们只是认为我有巨大的忍痛能力。”</text:p>
      <text:p text:style-name="P4">
基因突变还意味着她处理不愉快的感觉也要快得多。</text:p>
      <text:p text:style-name="P4">
她说：“当讨厌的事情发生时，我的情绪和其他人一样，会立即有反应。但随即，我会想我一定可以做些什么，我开始思考摆脱困境的策略。”</text:p>
      <text:p text:style-name="P4">
考克斯教授希望这些发现可促成新的药物研究，以帮助痛楚管理、伤口愈合和心理健康。</text:p>
      <text:p text:style-name="P4">
他说：“慢性疼痛是我们这个时代最普遍的健康状况，我们迫切需要新的止痛药。通过在分子水平上了解FAAH-OUT如何运作，我们希望能够开发出新的和更好的止痛药。”</text:p>
      <text:p text:style-name="P4">
Source: <text:a xlink:type="simple" xlink:href="https://www.bbc.com/zhongwen/simp/science-65775471" text:style-name="Internet_20_link" text:visited-style-name="Visited_20_Internet_20_Link">
https://www.bbc.com/zhongwen/simp/science-65775471</text:a>
</text:p>
      <!--NEWS-->
      <text:h text:style-name="P10" text:outline-level="1">
<text:span text:style-name="T4">
2024年美国总统大选：共和党参选人数上升， 选情趋白热化</text:span>
</text:h>
      <text:p text:style-name="P4">
Author: https://www.facebook.com/bbcworldservice/</text:p>
      <text:p text:style-name="P4">
Publisher: BBC News 中文</text:p>
      <text:p text:style-name="P4">
Published Time: 2023-06-01T10:17:56.000Z</text:p>
      <text:p text:style-name="P4">
Modified Time: 2023-06-01T10:17:56.000Z</text:p>
      <text:p text:style-name="P4">
Description: 2024年共和党总统候选人提名的竞争升温，两名长期被看好竞争者加入了候选行列。</text:p>
      <text:p text:style-name="P4">
Images: ["<text:a xlink:type="simple" xlink:href="https://ichef.bbci.co.uk/news/640/cpsprodpb/79E5/production/_129950213_trumphand.jpg" text:style-name="Internet_20_link" text:visited-style-name="Visited_20_Internet_20_Link">
_129950213_tr...</text:a>
"]</text:p>
      <text:p text:style-name="P4">
Videos: []</text:p>
      <text:p text:style-name="P4">
Tags: ['美国总统大选', '政治', '美国']</text:p>
      <text:p text:style-name="P4">
Type: Article</text:p>
      <!--METADATA-->
      <text:h text:style-name="P12" text:outline-level="3">
<text:span text:style-name="T4">
2024年美国总统大选：共和党参选人数上升， 选情趋白热化</text:span>
</text:h>
      <ul>
        <li>
萨姆·卡布拉尔（Sam Cabral）   * BBC新闻，发自华盛顿</li>
      </ul>
      <text:p text:style-name="P4">
2023年6月1日  <draw:frame draw:style-name="fr1" draw:name="Image33" text:anchor-type="as-char" svg:width="6.9236in" svg:height="3.894525in" draw:z-index="0">
<draw:image xlink:href="../Images/BBC Chinese/2023-06-01T10-17-56.000Z/_129950213_trumphand.jpg" xlink:type="simple" xlink:show="embed" xlink:actuate="onLoad" draw:mime-type="image/jpeg"/>
</draw:frame>
</text:p>
      <text:p text:style-name="P4">
图像来源，  Getty Images</text:p>
      <text:p text:style-name="P4">
<text:span text:style-name="T4">
2024年共和党总统候选人提名的竞争正在升温，两名长期被看好的竞争者加入了候选行列。</text:span>
</text:p>
      <text:p text:style-name="P4">
美国前副总统迈克·彭斯（Mike Pence）和前新泽西州州长克里斯·克里斯蒂（Chris Christie）将于下周宣布参选，让总统竞选场变得愈加拥挤。</text:p>
      <text:p text:style-name="P4">
这会让目前的领跑者、前总统唐纳德·特朗普（Donald Trump）大为不爽，势必让竞选充满火药味。</text:p>
      <text:p text:style-name="P4">
最终的获胜者可能在明年11月的选举中挑战民主党总统拜登。</text:p>
      <text:p text:style-name="P4">
<text:a xlink:type="simple" xlink:href="https://www.bbc.com/zhongwen/simp/world-65135322" text:style-name="Internet_20_link" text:visited-style-name="Visited_20_Internet_20_Link">
 特朗普因“封口费”事件遭刑事起诉成美国政坛首例，这将如何影响2024总统大选？ </text:a>
  * <text:a xlink:type="simple" xlink:href="https://www.bbc.com/zhongwen/simp/world-63649542" text:style-name="Internet_20_link" text:visited-style-name="Visited_20_Internet_20_Link">
 特朗普“重出江湖” 2024年再次竞选美国总统的六大不利因素 </text:a>
</text:p>
      <text:h text:style-name="P12" text:outline-level="3">
<text:span text:style-name="T4">
迈克·彭斯（Mike Pence）</text:span>
</text:h>
      <text:p text:style-name="P4">
</text:p>
      <text:p text:style-name="P4">
图像来源，  Getty Images</text:p>
      <text:p text:style-name="P4">
据接近彭斯竞选团队的消息人士透露，彭斯将于6月7日在爱荷华州启动竞选活动，这将致他与前老板间发生交火。</text:p>
      <text:p text:style-name="P4">
四年来，他一直是特朗普的忠实副手，担任着副总统一职，直到2021年的国会骚乱，他们的关系破裂。</text:p>
      <text:p text:style-name="P4">
彭斯是朝鲜战争老兵的儿子，他的保守派政治生涯始于脱口秀节目主持人。</text:p>
      <text:p text:style-name="P4">
他于2000年当选众议院议员，任期至2013年，他称自己是“有原则的保守派”，与茶党运动保持一致。</text:p>
      <text:p text:style-name="P4">
2013年至2017年，他担任印第安纳州州长。在任期间，他通过了该州历史上规模最大的减税法案，并签署了限制堕胎和保护宗教自由的法案。</text:p>
      <text:p text:style-name="P4">
63岁的彭斯是福音派基督徒。2016年，作为特朗普的竞选伙伴，他被认为是在动员关键选民方面立下汗马功劳。</text:p>
      <text:p text:style-name="P4">
他冷静、说话温和，被视为是那位夸夸其谈总统称职的代言人。但在他拒绝帮助推翻2020年大选结果后，特朗普指责他缺乏“勇气”。</text:p>
      <text:p text:style-name="P4">
支持特朗普的暴徒在2021年1月袭击了美国国会大厦，并听到他们高呼“绞死迈克·彭斯！”据报道，他们一度距离副总统不到40英尺（12米）。</text:p>
      <text:p text:style-name="P4">
自那以来，两人基本上保持着距离，但彭斯一直在小心翼翼地避免疏远对特朗普友好的选民。</text:p>
      <text:h text:style-name="P12" text:outline-level="3">
<text:span text:style-name="T4">
克里斯•克里斯蒂（Chris Christie）</text:span>
</text:h>
      <text:p text:style-name="P4">
</text:p>
      <text:p text:style-name="P4">
图像来源，  Getty Images</text:p>
      <text:p text:style-name="P4">
据多方消息来源，这位前新泽西州州长计划于6月6日在新罕布什尔州举行的一次市政厅活动上宣布参选，那里将举行首次共和党初选。</text:p>
      <text:p text:style-name="P4">
在2016年竞选总统失败后，克里斯蒂与特朗普结盟，领导当时这位即将上任的总统的过渡团队，并为他在2020年与拜登的辩论做准备。</text:p>
      <text:p text:style-name="P4">
但自美国国会骚乱以来，他大力批评特朗普。</text:p>
      <text:p text:style-name="P4">
今年4月，言辞犀利的克里斯蒂在新罕布什尔州的市政厅预演了对特朗普的攻击，他说：“唐纳德·特朗普是个电视明星，仅此而已。如果让他回到白宫，事情将变得糟糕。”</text:p>
      <text:p text:style-name="P4">
从2010年到2018年，克里斯蒂担任了两届新泽西州州长。他任期因一桩涉及关闭桥梁车道的政治丑闻而蒙上阴影，这件事据称部分是针对一位民主党市长的政治仇恨。</text:p>
      <text:p text:style-name="P4">
在当选州长之前，克里斯蒂曾在2002年至2008年担任小布什（George W Bush）总统任内的新泽西州首席检察官。</text:p>
      <text:h text:style-name="P12" text:outline-level="3">
<text:span text:style-name="T4">
罗恩·德桑蒂斯（Ron DeSantis）</text:span>
</text:h>
      <text:p text:style-name="P4">
</text:p>
      <text:p text:style-name="P4">
图像来源，  Getty Images</text:p>
      <text:p text:style-name="P4">
佛罗里达州州长罗恩·德桑蒂斯（Ron DeSantis）一直在努力效仿特朗普，他被视为是最有能力在正面竞争中击败特朗普的候选人。</text:p>
      <text:p text:style-name="P4">
在特朗普的支持下，他获得了州长职位，并在去年中期选举中以多出150多万张选票轻松连任，这是40多年来该州选举中出现的最大票差。在他任期内，该州的共和党选民人数首次<text:a xlink:type="simple" xlink:href="https://www.bbc.com/zhongwen/simp/world-65774908" text:style-name="Internet_20_link" text:visited-style-name="Visited_20_Internet_20_Link">
 2024年美国总统大选：共和党参选人数上升， 选情趋白热化</text:a>
 超过民主党。</text:p>
      <text:p text:style-name="P4">
44岁的德桑蒂斯，从哈佛大学和耶鲁大学毕业后担任律师，但在美国政坛相对而言仍是新人。</text:p>
      <text:p text:style-name="P4">
他曾在美国海军服役，还去过伊拉克。在2013年至2018年期间，他还是一名鲜为人知的众议院议员。</text:p>
      <text:p text:style-name="P4">
但自2019年担任州长以来，德桑蒂斯的受关注程度大幅上升，他将自己定位为一名热情的文化战士。</text:p>
      <text:p text:style-name="P4">
他支持立法取消对多元化和包容性项目的资助，禁止在公立学校教授性别认同，禁止变装表演和对未成年人的性别护理，限制堕胎和放松枪支法律。他还陷入了与该州迪士尼世界乐园的法律纠纷。</text:p>
      <text:p text:style-name="P4">
这位州长把他的政绩吹捧为保守派领袖的“蓝图”，支持者则称他身上没有那么多戏剧效果，可以取代寻求再次提名的前总统。</text:p>
      <text:p text:style-name="P4">
特朗普似乎非常关注此事，几乎每天都在社交媒体上攻击他。</text:p>
      <text:h text:style-name="P12" text:outline-level="3">
<text:span text:style-name="T4">
蒂姆•斯科特（Tim Scott）</text:span>
</text:h>
      <text:p text:style-name="P4">
</text:p>
      <text:p text:style-name="P4">
图像来源，  Getty Images</text:p>
      <text:p text:style-name="P4">
参议员蒂姆·斯科特在南卡罗来纳州已经有几十年的从政经验，他在5月份竞选时手头上有近2200万美元（1800万英镑）的现金，比他的竞争对手多。</text:p>
      <text:p text:style-name="P4">
57岁的他是唯一一位在国会两院任职的黑人，自2013年以来一直代表南卡罗来纳州在参议院任职。</text:p>
      <text:p text:style-name="P4">
斯科特先生是棉花田工人的孙子，单身母亲的儿子，他经常谈到他的家庭如何“从棉花地走到国会”。</text:p>
      <text:p text:style-name="P4">
他在竞选2024年总统时誓言要扭转这个“退步的国家”，复兴美国的“伟大文化”。</text:p>
      <text:p text:style-name="P4">
他在同事中很受欢迎，很快就得到了两位参议员的支持，其中包括参议院共和党二号人物约翰·图恩（John Thune）。</text:p>
      <text:p text:style-name="P4">
但他并不是唯一一个参加竞选的南卡罗来纳州共和党高层。</text:p>
      <text:h text:style-name="P12" text:outline-level="3">
<text:span text:style-name="T4">
尼基·黑利（Nikki Haley）</text:span>
</text:h>
      <text:p text:style-name="P4">
</text:p>
      <text:p text:style-name="P4">
图像来源，  EPA-EFE/REX/Shutterstock</text:p>
      <text:p text:style-name="P4">
尼基·黑利（Nikki Haley）于2月中旬宣布竞选总统，成为第一位承诺与特朗普较量的主要共和党候选人。</text:p>
      <text:p text:style-name="P4">
51岁的黑利曾被认为是共和党最有前途的年轻候选人之一，但近年来一直保持低调。</text:p>
      <text:p text:style-name="P4">
黑利出生于南卡罗来纳州旁遮普锡克教移民家庭，2009年成为美国最年轻的州长。</text:p>
      <text:p text:style-name="P4">
2015年，她呼吁从南卡罗来纳州国会大厦撤下联邦旗帜，引起全国关注。</text:p>
      <text:p text:style-name="P4">
尽管她在2016年曾表示自己“不是特朗普的粉丝”，但她后来接受了特朗普的提名，成为美国驻联合国大使。任期内，在巴勒斯坦特使在联合国安理会的一次会议发言时，她突然离席惹争议。</text:p>
      <text:p text:style-name="P4">
她的竞选活动包括呼吁对75岁以上的政治家进行强制性的心理能力测试，并强调需要“新一代”美国领导人。</text:p>
      <text:h text:style-name="P12" text:outline-level="3">
<text:span text:style-name="T4">
维韦克·拉马斯瓦米（Vivek Ramaswamy）</text:span>
</text:h>
      <text:p text:style-name="P4">
</text:p>
      <text:p text:style-name="P4">
图像来源，  Getty Images</text:p>
      <text:p text:style-name="P4">
现年37岁的维韦克·拉马斯瓦米（Vivek Ramaswamy）是在2月底接受福克斯新闻频道采访时，宣布加入竞选， 成为一匹黑马。</text:p>
      <text:p text:style-name="P4">
作为一名没有从政经验的印度裔美国生物技术企业家，他是福克斯主持人塔克•卡尔森（TuckerCarlson）每日节目的常客，该节目曾是美国收视率最高的有线新闻节目。</text:p>
      <text:p text:style-name="P4">
这位哈佛大学和耶鲁大学的毕业生认为，由于信仰、爱国主义和精英主义的衰落，美国正处于国家认同危机之中。</text:p>
      <text:p text:style-name="P4">
从2014年到2021年，他经营一家制药公司，然后与人共同创立了斯特拉夫资产管理公司（Strive AssetManagement），该公司避开了“分裂”的环境、社会和公司治理（ESG）框架，并将自己当做是贝莱德(Blackrock)等大公司的替代品。</text:p>
      <text:p text:style-name="P4">
拉马斯瓦米先生也是《觉醒吧企业：美国企业社会正义骗局内幕》（Woke, Inc.: Inside Corporate America's SocialJustice Scam）一书的作者。</text:p>
      <text:h text:style-name="P12" text:outline-level="3">
<text:span text:style-name="T4">
阿萨·哈钦森（Asa Hutchinson）</text:span>
</text:h>
      <text:p text:style-name="P4">
</text:p>
      <text:p text:style-name="P4">
图像来源，  Getty Images</text:p>
      <text:p text:style-name="P4">
曾连任两届阿肯色州州长的阿萨·哈钦森（Asa Hutchinson）在4月份接受美国广播公司新闻采访时宣布竞选总统。宣布前几天前，特朗普在纽约被控刑事指控。</text:p>
      <text:p text:style-name="P4">
72岁的哈钦森称此案是“麻烦和干扰”，应该会促使特朗普退出竞选。</text:p>
      <text:p text:style-name="P4">
这位前律师和商人是罗纳德·里根政府时期美国最年轻的联邦检察官。</text:p>
      <text:p text:style-name="P4">
他还担任过两届美国众议院议员，包括在比尔·克林顿的弹劾审判中担任检察官，并担任小布什政府的缉毒局局长。</text:p>
      <text:p text:style-name="P4">
他自称是一位“非特朗普”的候选人，拥有丰富的经验和领导多个角色的记录，他发誓要向“常识、一贯的保守主义”靠拢。</text:p>
      <text:h text:style-name="P12" text:outline-level="3">
<text:span text:style-name="T4">
拉里·埃尔德（Larry Elder）</text:span>
</text:h>
      <text:p text:style-name="P4">
</text:p>
      <text:p text:style-name="P4">
图像来源，  Reuters</text:p>
      <text:p text:style-name="P4">
这位保守派电台谈话节目主持人在2021年竞选加州州长时承诺废除口罩和疫苗的规定，但没有成功。</text:p>
      <text:p text:style-name="P4">
71岁的埃尔德是一名在洛杉矶中南部长大的律师，他抨击了民主党的“觉醒”议程和系统性种族主义的说法。</text:p>
      <text:p text:style-name="P4">
他在推特上宣布了自己的竞选计划：“美国正在衰落，但这种衰落并非不可避免。” 他的这一计划似乎希望渺茫。</text:p>
      <text:h text:style-name="P12" text:outline-level="3">
<text:span text:style-name="T4">
格伦·扬金（Glenn Youngkin）</text:span>
</text:h>
      <text:p text:style-name="P4">
</text:p>
      <text:p text:style-name="P4">
图像来源，  Getty Images</text:p>
      <text:p text:style-name="P4">
格伦·扬金（Glenn Youngkin）在2021年赢得弗吉尼亚州州长竞选，震惊了共和党。作为一个在私募基金公司凯雷集团（CarlyleGroup）工作了25年的政治新手，他击败了自上世纪80年代以来一直在民主党政界任职的人。</text:p>
      <text:p text:style-name="P4">
在一个近年来倾向于民主党的州，杨金批评党派政治“太毒”，并以两党合作为基调进行竞选。</text:p>
      <text:p text:style-name="P4">
但自上任第一天起，这位55岁的州长就涉足热点话题，从撤销该州对Covid-19的限制，到禁止在学校教授批判性种族理论。</text:p>
      <text:p text:style-name="P4">
在表示不会参加2024年总统竞选后，杨金据报道正在重新考虑竞选，理由是捐助者对非特朗普候选人感兴趣增加。</text:p>
      <text:h text:style-name="P12" text:outline-level="3">
<text:span text:style-name="T4">
佩里·约翰逊（Perry Johnson）</text:span>
</text:h>
      <text:p text:style-name="P4">
75岁的商人佩里·约翰逊（Perry Johnson）去年曾试图竞选密歇根州州长，但被取消了竞选资格，他于今年3月加入了竞选。</text:p>
      <text:p text:style-name="P4">
他正在兜售一项计划，通过每年削减2%的联邦开支来重振经济。</text:p>
      <text:h text:style-name="P12" text:outline-level="3">
<text:span text:style-name="T4">
其他潜在候选人</text:span>
</text:h>
      <text:p text:style-name="P4">
克里斯·苏努努（ChrisSununu）：这位温和派共和党人的盟友表示，他正在探索竞选的途径。苏努努于2011年至2017年担任新罕布什尔州州长，深受选民喜爱。</text:p>
      <text:p text:style-name="P4">
道格·伯古姆（Doug Burgum）：这位前软件公司高管现任北达科他州州长，已经为可能的总统竞选拍摄了电视广告。</text:p>
      <text:p text:style-name="P4">
弗朗西斯•苏亚雷斯（Francis Suarez）:这位出生于古巴的迈阿密市长是首位以加密货币领薪水的美国政界人士，他正在考虑参与竞选，并形容自己是“需要让这个国家更好地了解的人”。</text:p>
      <text:p text:style-name="P4">
威尔·赫德（WillHurd）：这位于2021年从美国众议院退休的前德克萨斯州国会议员表示，2024年特朗普和拜登总统之间的复赛是一场“来自地狱的复赛”，很少有美国人愿意看到。</text:p>
      <text:p text:style-name="P4">
莉兹·切尼（Liz Cheney）：前副总统迪克·切尼的女儿。她曾是共和党的后起之秀，但由于强烈反对特朗普，她在2021年失去了众议院的席位。</text:p>
      <text:p text:style-name="P4">
格雷格·阿博特（Greg Abbott）：这位得克萨斯州州长经常卷入有关移民、堕胎和持枪权的全国性辩论。</text:p>
      <text:h text:style-name="P12" text:outline-level="3">
<text:span text:style-name="T4">
谁不会参选</text:span>
</text:h>
      <text:p text:style-name="P4">
拉里·霍根（Larry Hogan）：这位对民主党友好的马里兰州前州长表示，他不想成为帮助特朗普再次当选的人，已经有很多这样的人。</text:p>
      <text:p text:style-name="P4">
泰德·克鲁兹（Ted Cruz）：这位德克萨斯州参议员在2016年总统大选的共和党初选中排名第二，仅次于特朗普，但他表示将在2024年竞选连任参议员。</text:p>
      <text:p text:style-name="P4">
里克·斯科特（Rick Scott）：这位佛罗里达州参议员经常与拜登总统针锋相对，但他表示自己将竞选连任参议员。</text:p>
      <text:p text:style-name="P4">
Source: <text:a xlink:type="simple" xlink:href="https://www.bbc.com/zhongwen/simp/world-65774908" text:style-name="Internet_20_link" text:visited-style-name="Visited_20_Internet_20_Link">
https://www.bbc.com/zhongwen/simp/world-65774908</text:a>
</text:p>
      <!--NEWS-->
      <text:h text:style-name="P10" text:outline-level="1">
<text:span text:style-name="T4">
德国总理顾问访华：北京宣传，柏林沉默</text:span>
</text:h>
      <text:p text:style-name="P4">
Author: None (Language: zh)</text:p>
      <text:p text:style-name="P4">
Publisher: None</text:p>
      <text:p text:style-name="P4">
Time: 2023-06-01T10:52:00Z</text:p>
      <text:p text:style-name="P4">
Description: 德国总理肖尔茨的外交和安全政策顾问普吕特纳本周访问北京，会见王毅、秦刚等中国外事高官，中国媒体予以高调报道。但有关他中国之行的消息，在德国媒体乃至政府官方发布中都未见只字。</text:p>
      <text:p text:style-name="P4">
Videos: []</text:p>
      <text:p text:style-name="P4">
Images: []</text:p>
      <text:p text:style-name="P4">
Subject: 时政风云</text:p>
      <text:p text:style-name="P4">
Subjects: ['德中关系', '欧债危机', '欧盟', '岛屿主权争端', '专题报道：全景观看“习马会”', '德国', '中国', '留学德国', '中共十九大', '留学德国']</text:p>
      <text:p text:style-name="P4">
Keywords: ['德国', '中国', '德中关系', '肖尔茨', '外交政策顾问', '王毅', '秦刚', '新闻报道']</text:p>
      <text:p text:style-name="P4">
ID: 65791189</text:p>
      <!--METADATA-->
      <text:p text:style-name="P4">
<text:a xlink:type="simple" xlink:href="https://www.dw.com/zh/overlay/image/article/65791189/52012922" text:style-name="Internet_20_link" text:visited-style-name="Visited_20_Internet_20_Link">
 </text:a>
</text:p>
      <text:p text:style-name="P4">
德国总理外交顾问的访问，对北京和柏林有着不同的意义</text:p>
      <text:p text:style-name="P4">
（德国之声中文网）据中国外交部官网发布的消息，5月31日，中共中央政治局委员、中央外办主任王毅在北京会见德国总理外事顾问普吕特纳（JensPlötner）。新闻稿引述王毅的话说，作为全方位战略伙伴，中德不仅要稳定好发展好双边关系，也要为共同应对全球挑战作出贡献。</text:p>
      <text:p text:style-name="P4">
王毅强调，中国将全面推进中国式现代化，坚持高质量发展、高水平对外开放，同各国共享机遇、合作共赢。他说，面对当前国际局势不稳定、不确定因素增多，中德要携手努力，举办好第七轮中德政府磋商，向欧洲和世界发出积极信号。</text:p>
      <text:p text:style-name="P4">
新闻稿称，普吕特纳表示，对即将举行的新一轮德中政府磋商充满期待，将共同加紧推进各项筹备工作。他还说，德中关系基础稳固，德方将继续坚定奉行一个中国政策，并指出世界多极化是必然趋势，德方高度评价中国发展成就，高度重视中国的国际影响，愿加强对话合作，共同应对动荡不定局势的挑战。</text:p>
      <text:p text:style-name="P4">
双方还就乌克兰等共同关心的国际地区问题交换了看法。普吕特纳在北京还与中国外长秦刚举行了会谈。</text:p>
      <text:p text:style-name="P4">
</text:p>
      <text:p text:style-name="P4">
普吕特纳（左）经常出现在肖尔茨左右，但一般在“后排”</text:p>
      <text:h text:style-name="P12" text:outline-level="3">
<text:span text:style-name="T4">
不是新闻？</text:span>
</text:h>
      <text:p text:style-name="P4">
德国总理外交顾问访华的消息，在中国是一条不大不小的外事新闻。新华社、《人民日报》等重要的中国官方媒体均以转发外交部通稿的形式，对此作了报道。</text:p>
      <text:p text:style-name="P4">
与此相对，普吕特纳的中国之行完全没有得到德国媒体的关注。至截稿时，有关信息没有出现在媒体的新闻报道中，德国政府及外交部的官方发布中也没有提到这次出访。针对德国之声的问询，德国总理府回复称“原则上不对工作层面的会谈进行表态”。</text:p>
      <text:p text:style-name="P4">
普吕特纳此行的主要任务是为预计本月在柏林举行的德中政府磋商作筹备。在德中关系趋于冷却的背景下，德国政府对这一2011年启动的磋商机制的期待评估相对低调。去年6月，普吕特纳同王毅的前任杨洁篪举行视频通话，德国官方亦未发布任何信息。</text:p>
      <text:p text:style-name="P4">
作为德国总理肖尔茨的外交和安全政策顾问，普吕特那尽管被德国媒体成为"肖尔茨最重要的顾问之一"，但这一职务在德国政坛是一个"幕后"角色，很少公开发表意见。普吕特纳经常随肖尔茨出访，包括去年11月闪电访问中国，但在新闻照片上，他一般只出现在肖尔茨的后排。</text:p>
      <text:h text:style-name="P12" text:outline-level="3">
<text:span text:style-name="T4">
德国总理肖尔茨任内首度访华</text:span>
</text:h>
      <text:p text:style-name="P4">
上一次普吕特纳成为德国媒体的报道对象，还是去年6月。在德国外交政策协会（DGAP）举办的一次研讨会上，他的发言被一些批评者认为对俄罗斯过于友好，因而引发了一些争议。在同一场活动上，普吕特纳也提到了中国，认为不应将中国和俄罗斯划为同类，但同时指出，应警惕中俄积极扮演全球南方代言人的角色，"他们并不是这样的代言人"。</text:p>
      <text:p text:style-name="P4">
（综合报道）</text:p>
      <text:p text:style-name="P4">
Source: <text:a xlink:type="simple" xlink:href="https://www.dw.com/zh/德国总理顾问访华：北京宣传，柏林沉默/a-65791189" text:style-name="Internet_20_link" text:visited-style-name="Visited_20_Internet_20_Link">
https://www.dw.com/zh/德国总理顾问访华：北京宣传，柏林沉默/a-65791189?maca=chi-rss-chi-all-1127-rdf</text:a>
</text:p>
      <!--NEWS-->
      <text:h text:style-name="P10" text:outline-level="1">
<text:span text:style-name="T4">
贵州毕节：记者采访教师溺亡事故时遭警察追踪殴打</text:span>
</text:h>
      <text:p text:style-name="P4">
Author: https://www.facebook.com/bbcworldservice/</text:p>
      <text:p text:style-name="P4">
Publisher: BBC News 中文</text:p>
      <text:p text:style-name="P4">
Published Time: 2023-06-01T10:53:12.000Z</text:p>
      <text:p text:style-name="P4">
Modified Time: 2023-06-01T10:53:12.000Z</text:p>
      <text:p text:style-name="P4">
Description: 官方调查组向记者和媒体道歉，涉事派出所警员及辅警被免职或解聘。</text:p>
      <text:p text:style-name="P4">
Images: ["<text:a xlink:type="simple" xlink:href="https://ichef.bbci.co.uk/news/640/cpsprodpb/17DBD/production/_129952779_gettyimages-1250806489.jpg" text:style-name="Internet_20_link" text:visited-style-name="Visited_20_Internet_20_Link">
_129952779_ge...</text:a>
"]</text:p>
      <text:p text:style-name="P4">
Videos: []</text:p>
      <text:p text:style-name="P4">
Tags: ['中國', '政治']</text:p>
      <text:p text:style-name="P4">
Type: Article</text:p>
      <!--METADATA-->
      <text:h text:style-name="P12" text:outline-level="3">
<text:span text:style-name="T4">
贵州毕节：记者采访教师溺亡事故时遭警察追踪殴打</text:span>
</text:h>
      <text:p text:style-name="P4">
2023年6月1日<draw:frame draw:style-name="fr1" draw:name="Image45" text:anchor-type="as-char" svg:width="6.9236in" svg:height="3.894525in" draw:z-index="0">
<draw:image xlink:href="../Images/BBC Chinese/2023-06-01T10-53-12.000Z/_129952779_gettyimages-1250806489.jpg" xlink:type="simple" xlink:show="embed" xlink:actuate="onLoad" draw:mime-type="image/jpeg"/>
</draw:frame>
</text:p>
      <text:p text:style-name="P4">
图像来源，  Getty Images</text:p>
      <text:p text:style-name="P4">
图像加注文字，</text:p>
      <text:p text:style-name="P4">
贵州毕节</text:p>
      <text:p text:style-name="P4">
<text:span text:style-name="T4">
近日，中国极目新闻一名记者在贵州毕节采访时遭到警方殴打，引起大陆对媒体人处境的担忧。</text:span>
</text:p>
      <text:p text:style-name="P4">
事发后，涉事的三人被处行政拘留和免职等处罚。</text:p>
      <text:p text:style-name="P4">
毕节市联合调查组6月1日向记者和媒体致歉并表示，“事件暴露出少数公职人员法治意识淡漠等突出问题，严重伤害了媒体朋友，造成了不良的社会影响。”</text:p>
      <text:p text:style-name="P4">
<text:a xlink:type="simple" xlink:href="https://www.bbc.com/zhongwen/simp/chinese-news-56614133" text:style-name="Internet_20_link" text:visited-style-name="Visited_20_Internet_20_Link">
 “使我被迫离开的在中国作报道的严峻现实” </text:a>
  * <text:a xlink:type="simple" xlink:href="https://www.bbc.com/zhongwen/simp/chinese-news-63781656" text:style-name="Internet_20_link" text:visited-style-name="Visited_20_Internet_20_Link">
 BBC记者报道中国新冠“清零”抗议时被警方殴打拘捕 </text:a>
</text:p>
      <text:h text:style-name="P12" text:outline-level="3">
<text:span text:style-name="T4">
记者被殴打</text:span>
</text:h>
      <text:p text:style-name="P4">
事件起源于今年4月13日，贵州毕节织金县马场镇布底小学六名教师在河滩捡鹅卵石，疑因上游水电站突然放水，导致两名教师被冲走溺亡。</text:p>
      <text:p text:style-name="P4">
根据《大河报》报道，5月28日，曾有遇难教师家属在受访时表示，引发这起悲剧的源头在学校，学校为迎接上级领导检查，安排老师捡鹅卵石装饰美化环境。</text:p>
      <text:p text:style-name="P4">
该说法遭涉事学校校长否认，织金县马场镇主要负责人也表示，学校没有安排教师去捡鹅卵石，指警方的调查结论显示，全部是几名教师的个人行为。</text:p>
      <text:p text:style-name="P4">
不同说辞让此事得到外界关注，目前当地成立了联合调查组。</text:p>
      <text:p text:style-name="P4">
5月30日，极目新闻一名记者前往事发地采访，一辆面包车拦路，随后遭到车上三人殴打。极目新闻是湖北日报传媒集团旗下的媒体品牌。</text:p>
      <text:p text:style-name="P4">
该记者提供的门急诊病例显示，其伤情初步诊断是，头皮血肿（额部）、多处挫伤（左面部、上唇、左前臂）、上肢浅表擦伤（左手环指）、（右）眼挫伤。</text:p>
      <text:p text:style-name="P4">
</text:p>
      <text:p text:style-name="P4">
图像来源，  Weibo</text:p>
      <text:p text:style-name="P4">
图像加注文字，</text:p>
      <text:p text:style-name="P4">
记者展示被打坏的眼镜。“警察打记者”引起广泛关注和讨论。</text:p>
      <text:h text:style-name="P12" text:outline-level="3">
<text:span text:style-name="T4">
官方回应</text:span>
</text:h>
      <text:p text:style-name="P4">
事件在互联网发酵，许多人认为，公安干警阻挠记者采访知法犯法，性质恶劣。</text:p>
      <text:p text:style-name="P4">
前《环球时报》总编胡锡进在微博上质疑：“当地公安干警为什么要有组织地行动，对记者采访进行阻拦并施暴？这不能不令人联想并质疑。两名教师河道溺亡后，学校坚决否认是校方派教师去河道捡卵石装点校园所致，称教师去河道是个人行为。我不想排除校方所言真实的可能性，但当地为何要如此提防记者采访呢？他们怕的是什么呢？”</text:p>
      <text:p text:style-name="P4">
但也有声音认为，或许是记者行为不当在先。</text:p>
      <text:p text:style-name="P4">
微博用户“圆月鹈鹕”说：“会不会是记者先挑衅当地维持秩序人员，以博取眼球制造新闻？胡锡进还是一贯的喜欢玩手段颠倒黑白！ ​”</text:p>
      <text:p text:style-name="P4">
毕节市联合调查组周四发布通报称，对打人者进行处罚。</text:p>
      <text:p text:style-name="P4">
通报称，5月30日，极目新闻记者李某某在织金县猫场镇沙坝村发现一车辆跟随，然后用手机对跟随车辆进行拍摄，后下车找跟随车辆上的熊某等人了解情况。车上织金县公安局马场派出所副所长熊某、马场派出所警务辅助人员李某、马场派出所警务辅助人员陶某3人随即下车，在阻止李某某继续拍摄过程中，扭打造成李某某面部等多处软组织挫伤，致使李某某手机、眼镜等物品遭损坏。</text:p>
      <text:p text:style-name="P4">
通报称，公关机关决定对熊某、陶某处以行政拘留二十日，对李某处以行政拘留十五日处罚。</text:p>
      <text:p text:style-name="P4">
此外，织金县委决定，免去负有领导责任的彭某某马场镇党委副书记职务、提名免去其马场镇镇长职务；经织金县公安局党委决定，免去熊某马场派出所副所长职务；马场镇党委决定，解聘李某和陶某。</text:p>
      <text:p text:style-name="P4">
Source: <text:a xlink:type="simple" xlink:href="https://www.bbc.com/zhongwen/simp/chinese-news-65776879" text:style-name="Internet_20_link" text:visited-style-name="Visited_20_Internet_20_Link">
https://www.bbc.com/zhongwen/simp/chinese-news-65776879</text:a>
</text:p>
      <!--NEWS-->
      <text:h text:style-name="P10" text:outline-level="1">
<text:span text:style-name="T4">
乌克兰何时加盟？北约各国仍存在分歧</text:span>
</text:h>
      <text:p text:style-name="P4">
Author: None (Language: zh)</text:p>
      <text:p text:style-name="P4">
Publisher: None</text:p>
      <text:p text:style-name="P4">
Time: 2023-06-01T13:14:00Z</text:p>
      <text:p text:style-name="P4">
Description: 德国外长贝尔博克说：“北约的门户开放政策一如既往，但与此同时，战争还在进行之中，我们显然不能讨论接受新成员。”</text:p>
      <text:p text:style-name="P4">
Videos: []</text:p>
      <text:p text:style-name="P4">
Images: []</text:p>
      <text:p text:style-name="P4">
Subject: 时政风云</text:p>
      <text:p text:style-name="P4">
Subjects: ['欧债危机', '欧盟', '乌克兰', '德国', '留学德国', '留学德国', '德国联邦大选', '德中关系', '俄罗斯入侵乌克兰', '默克尔']</text:p>
      <text:p text:style-name="P4">
Keywords: ['乌克兰', '北约成员国', '分歧', '德国', '贝尔博克', '斯托尔滕贝格']</text:p>
      <text:p text:style-name="P4">
ID: 65794083</text:p>
      <!--METADATA-->
      <text:p text:style-name="P4">
<text:a xlink:type="simple" xlink:href="https://www.dw.com/zh/overlay/image/article/65794083/65775683" text:style-name="Internet_20_link" text:visited-style-name="Visited_20_Internet_20_Link">
 </text:a>
</text:p>
      <text:p text:style-name="P4">
北约秘书长斯托尔滕贝格（左）："我们正在往前推进，北约成员国都同意乌克兰加盟"</text:p>
      <text:p text:style-name="P4">
（德国之声中文网）北约秘书长斯托尔滕贝格周四（6月1日）表示，莫斯科无法阻止乌克兰加入北约。与此同时，在即将于7月中旬举行的维尔纽斯决定性峰会之前，北约成员国之间关于乌克兰加盟的进度存在分歧。</text:p>
      <text:p text:style-name="P4">
"所有北约成员国都同意莫斯科没有反对北约扩大的否决权。"斯托尔滕贝格告诉记者。此时，北约成员国外长们聚集在奥斯陆，试图在峰会前消除任何不和的迹象。斯托尔滕贝格说："我们正在往前推进，北约成员国都同意乌克兰加盟。"</text:p>
      <text:p text:style-name="P4">
北约在2008年同意乌克兰最终加入该联盟，但各国领导人迄今尚未采取推进措施，例如向基辅提供成员国行动计划，该计划将制定乌克兰正式加入北约的时间表。</text:p>
      <text:p text:style-name="P4">
北约领导人意图在维尔纽斯峰会上向基辅发出强烈的支持信息。但距离峰会仅剩六周时间，为了就向乌克兰提供的具体方案达成共识，北约成员国面临的压力越来越大。</text:p>
      <text:p text:style-name="P4">
虽然基辅及其在东欧最亲密的北约成员国呼吁采取具体措施推动乌克兰的加盟进程，但美国和德国等西方国家对任何可能使该联盟更接近与俄罗斯开战的举动 <text:a xlink:type="simple" xlink:href="https://www.dw.com/zh/zh/北約秘書長挺烏入會-德國防長還不是時候/a-65393175" text:style-name="Internet_20_link" text:visited-style-name="Visited_20_Internet_20_Link">
 都持谨慎态度</text:a>
 。</text:p>
      <text:h text:style-name="P12" text:outline-level="3">
<text:span text:style-name="T4">
泽连斯基：乌克兰已经准备好加入北约</text:span>
</text:h>
      <text:h text:style-name="P12" text:outline-level="3">
<text:span text:style-name="T4">
<text:span text:style-name="T4">
战时接受乌克兰作为成员国，北约将与俄罗斯开战</text:span>
</text:span>
</text:h>
      <text:p text:style-name="P4">
立陶宛外交部长兰茨贝吉斯（GabrieliusLandsbergis）说，基辅在等待北约答复的14年间遭受了两次入侵。他说："现在是我们真正坐下来就乌克兰将如何接近北约以及他们何时成为北约成员国找到一个非常具体的答案的时候了。"</text:p>
      <text:p text:style-name="P4">
他的呼吁得到了爱沙尼亚外长查克纳（MargusTsahkna）的响应。查克纳敦促北约成员国为基辅提供一条进入北约的明确途径，并在战后为其提供强有力的安全保障，以免留下任何"灰色地带"让俄罗斯有机可乘。查克纳说："乌克兰需要就如何加入北约找到一条清晰的道路和下一步行动计划。"</text:p>
      <text:p text:style-name="P4">
斯托尔滕贝格还呼吁为基辅制定一个安全保障框架，旨在阻止俄罗斯再次对该国采取军事行动。</text:p>
      <text:p text:style-name="P4">
德国和卢森堡等其他北约成员国则强调了北约急于让基辅加盟的风险。</text:p>
      <text:p text:style-name="P4">
德国外长贝尔博克说："北约的门户开放政策一如既往，但与此同时，战争还在进行之中，我们显然不能讨论接受新成员。"</text:p>
      <text:p text:style-name="P4">
卢森堡外长阿塞尔伯恩警告说，北约的军事互助条款意味着，如果在战时接受乌克兰作为成员国，北约将与俄罗斯开战。</text:p>
      <text:p text:style-name="P4">
乌克兰总统泽连斯基在摩尔多瓦举行的40多位欧洲领导人参加的会议上发言，重申 <text:a xlink:type="simple" xlink:href="https://www.dw.com/zh/zh/泽连斯基乌克兰正走在通往北约的道路上/a-65266031" text:style-name="Internet_20_link" text:visited-style-name="Visited_20_Internet_20_Link">
 基辅已准备好加入北约</text:a>
。他说，“我认为我们在欧盟的未来是非常重要的。乌克兰已经准备好加入北约，我们在等待，看北约什么时候愿意接纳我们成为其中一员。”</text:p>
      <text:p text:style-name="P4">
（路透社等）</text:p>
      <text:p text:style-name="P4">
Source: <text:a xlink:type="simple" xlink:href="https://www.dw.com/zh/乌克兰何时加盟？北约各国仍存在分歧/a-65794083" text:style-name="Internet_20_link" text:visited-style-name="Visited_20_Internet_20_Link">
https://www.dw.com/zh/乌克兰何时加盟？北约各国仍存在分歧/a-65794083?maca=chi-rss-chi-all-1127-rdf</text:a>
</text:p>
      <!--NEWS-->
      <text:h text:style-name="P10" text:outline-level="1">
<text:span text:style-name="T4">
又逢儿童节  中国流动人口子女状况惹关注</text:span>
</text:h>
      <text:p text:style-name="P4">
Author: None</text:p>
      <text:p text:style-name="P4">
Publisher: Radio Free Asia (Organization)</text:p>
      <text:p text:style-name="P4">
Published Time: 2023-06-01T16:02:00-04:00</text:p>
      <text:p text:style-name="P4">
Modified Time: 2023-06-02T09:31:08-04:00</text:p>
      <text:p text:style-name="P4">
Description: None</text:p>
      <text:p text:style-name="P4">
Videos: []</text:p>
      <text:p text:style-name="P4">
Audios: ["<text:a xlink:type="simple" xlink:href="https://www.rfa.org/mandarin/yataibaodao/shehui/wy-0601202314181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48" text:anchor-type="as-char" svg:width="6.9236in" svg:height="4.612011in" draw:z-index="0">
<draw:image xlink:href="../Images/rfamandarin/2023-06-01T16-02-00-04-00/000000.png" xlink:type="simple" xlink:show="embed" xlink:actuate="onLoad" draw:mime-type="image/png"/>
</draw:frame>
 2023年六一儿童节当天北京公园内的两名儿童 <text:a xlink:type="simple" xlink:href="https://www.rfa.org/mandarin/yataibaodao/shehui/wy-06012023141816.html/@@images/image" text:style-name="Internet_20_link" text:visited-style-name="Visited_20_Internet_20_Link">
</text:a>
美联社  <text:a xlink:type="simple" xlink:href="https://www.rfa.org/mandarin/yataibaodao/shehui/wy-06012023141816.html/@@stream" text:style-name="Internet_20_link" text:visited-style-name="Visited_20_Internet_20_Link">
Audio-1-Link：https://www.rfa.org/mandarin/yataibaodao/shehui/wy-06012023141816.html/@@stream</text:a>
</text:p>
      <text:p text:style-name="P4">
今年6月1日是第73个国际儿童节。中国非政府组织"新公民计划"日前发布《2023中国流动人口子女现状》，揭示出当前中国流动人口子女的生存状况。由于父母在中国不同城市迁徙，这个庞大的未成年人群体正遭遇什么样的挑战？</text:p>
      <text:p text:style-name="P4">
<text:a xlink:type="simple" xlink:href="https://www.rfa.org/mandarin/duomeiti/tebiejiemu/mingongchao40/mg-10192021101804.html" text:style-name="Internet_20_link" text:visited-style-name="Visited_20_Internet_20_Link">
 <text:span text:style-name="T4">
后浪：输在起跑线上的孩子</text:span>
 </text:a>
  * <text:span text:style-name="T4">
<text:a xlink:type="simple" xlink:href="https://www.rfa.org/mandarin/yataibaodao/shehui/nu-10172018105147.html" text:style-name="Internet_20_link" text:visited-style-name="Visited_20_Internet_20_Link">
 "留守儿童"家庭现状：团聚少问题多 </text:a>
 </text:span>
</text:p>
      <text:p text:style-name="P4">
根据联合国《儿童权利公约》的定义，儿童是指18岁以下的人口。如果不看数字，常人似乎很难想象，中国流动人口的子女人数已经达到1.38亿，占了中国儿童总数的近一半（46%）。也就是说，两个中国儿童中，就有一个是流动人口的子女。</text:p>
      <text:p text:style-name="P4">
“新公民计划”的最新报告《2023中国流动人口子女现状：事实和数据》对此作了详实的研究，数据来源包括国家统计局第七次全国人口普查、《2020年中国人口普查年鉴》及历次人口普查和调查数据中关于中国儿童人口的描述分析，以及中国国家统计局、联合国儿童基金会、联合国人口基金联合发布的《2020年中国儿童人口状况：事实与数据》等等。</text:p>
      <text:p text:style-name="P4">
<text:span text:style-name="T4">
在一起！在一起？</text:span>
</text:p>
      <text:p text:style-name="P4">
作为儿童，与父母生活在一起似乎是天经地义。但对于中国的流动人口子女来说，与父母在一起却常常是困难的。</text:p>
      <text:p text:style-name="P4">
根据“新公民计划”的这份报告，2020年，有1.08亿儿童不能与父母双方共同居住在一起，其中8922万是受人口流动影响的儿童。他们中很多因此成为留守儿童，与在外地工作的父母相隔遥远。仅河南省就有留守儿童超过600万。</text:p>
      <text:p text:style-name="P4">
与此同时，能随着父母一起迁徙的儿童只占流动人口子女总数的一半稍多（51.5%）。而在那些对于外来人口居住限制较多的城市，这种随迁率就更低。2020年，北京市流动人口子女的随迁率只有22.5%，上海也只有25%，广州为27.6%。</text:p>
      <text:p text:style-name="P4">
还有部分流动人口的子女随着父母进城之后，因为各种原因与父母分离而返乡。2021年，中国全国就有92万进城务工随迁子女独自返乡，其中大部分成为留守儿童。</text:p>
      <text:p text:style-name="P4">
北京郊区一所为农民工子女所开办的学校中的儿童（美联社资料图）  <text:a xlink:type="simple" xlink:href="https://www.rfa.org/mandarin/yataibaodao/shehui/wy-06012023141816.html/ap091112073357.jpg" text:style-name="Internet_20_link" text:visited-style-name="Visited_20_Internet_20_Link">
</text:a>
</text:p>
      <text:p text:style-name="P4">
<text:span text:style-name="T4">
不同的挑战</text:span>
</text:p>
      <text:p text:style-name="P4">
对于留守儿童来说，他们的挑战是不能和父母在一起，在成长期缺失父母的亲情、指导和帮助。而随父母迁居异地的儿童也依然面临很多挑战。</text:p>
      <text:p text:style-name="P4">
“新公民计划”2022年发布的《2022中国流动人口子女现状》曾着重分析了随迁子女就学的情况，显示其中80%能入读公办学校，20%入读民办学校。</text:p>
      <text:p text:style-name="P4">
但这些随迁子女在异地入读公办学校时，常常会遭遇不公平待遇。身在纽约的非营利组织“劳工观察”创始人李强介绍说，中国随迁子女要入读本地公立学校，一般都要交一笔本地居民不必承担的赞助费，“你想想，打工的一对夫妻一年收入还不到10万元人民币，还需要加班加点，然后一个小孩上学就要赞助一、两万。”</text:p>
      <text:p text:style-name="P4">
李强指出，中国针对流动人口子女歧视性的规定还体现在一些只有本地居民才能享有的财政补助上，“比如餐饮补助，和学校对低收入群体的补助，还有校车补助，有各种各样由财政支付、但外来工无法享有的补助。”</text:p>
      <text:p text:style-name="P4">
目前身在荷兰的异议人士林生亮来自深圳。在这个外地务工人员大量聚集的城市，人脉甚广的林生亮常常会被人央求帮助办理外地工子女的入学资质，“我身边很多人都是这种情况，他们很痛苦。每年到孩子入学的时候，我就觉得他们像是人质被绑架一样，非常痛苦。”</text:p>
      <text:p text:style-name="P4">
在林生亮看来，对于一般的外地务工人员，其子女入读公立学校的条件显得比较苛刻，“你要交社保，还要有租赁（租房）合同，你才能进公立学校读书，否则就读不了公立学校，要去私立学校就要收费，私立学校的师资等各方面条件又不够好。”</text:p>
      <text:p text:style-name="P4">
深圳从至少十年前就开始实行“积分入学”的做法，对深圳户籍和符合深圳市就读条件的非深圳户籍儿童实行统一积分，根据申请儿童监护人的户籍、住房以及父母学历、职称高低等情况，进行打分排名，排名高的优先入学。这种做法似乎是为了冲破户籍与非户籍之间的屏障，但这种做法是否科学和公平，外界依然有不少质疑。</text:p>
      <text:p text:style-name="P4">
据中国官媒人民网2013年报道，中国教育科学研究院研究员储朝晖认为，这种积分制实则是负向政策，在义务教育阶段对受教育对象进行分门别类的划分就是对受教育者权利的侵犯，从本质上说也是违法行为。</text:p>
      <text:p text:style-name="P4">
林生亮则观察到，这种表面公平的积分制有很多猫腻，很多时候排名都是暗箱操作，积分排名不公布，这也是引发教育平权运动的原因之一，“后来很多人去搞教育平权，去搞示威游行，后来才把这种做法稍微公平一点点。”</text:p>
      <text:p text:style-name="P4">
但这里的公平似乎并没有取得普遍的认可，人们仍然可以经常在社媒上看到对于流动人口子女无法得到公平教育权利的抱怨。</text:p>
      <text:p text:style-name="P4">
中国非政府组织"新公民计划"日前发布《2023中国流动人口子女现状》中的中国流动人口规模图（新公民计划截图）  <text:a xlink:type="simple" xlink:href="https://www.rfa.org/mandarin/yataibaodao/shehui/wy-06012023141816.html/capture.png" text:style-name="Internet_20_link" text:visited-style-name="Visited_20_Internet_20_Link">
</text:a>
</text:p>
      <text:p text:style-name="P4">
<text:span text:style-name="T4">
工作也受歧视</text:span>
</text:p>
      <text:p text:style-name="P4">
不仅上学得不到公平，这些外来务工人员的未成年子女想去工作也同样会遭到歧视。</text:p>
      <text:p text:style-name="P4">
林生亮介绍说，在深圳，一半的工作没有歧视性的规定，但与政府有关联的企事业单位就会有地域性规定，比如网格员、学校的行政后勤人员、水电燃气公司等单位就只会招聘深圳本地户口的子女。</text:p>
      <text:p text:style-name="P4">
李强则观察到，这种现象是全国性的，只是各地方程度不同，“比如保安类协助公务员工作的编制外工作，这种工作一般都要招收本地村镇人口的子女，外来工的子女要想找到这种工作都是很困难的。”</text:p>
      <text:p text:style-name="P4">
林生亮说，无论是上学还是就业，这些针对外来务工人员子女的做法都显失公平，“纳税人人人平等，作为外来务工人员来到这座城市，作出了那么多贡献，他们也同样缴这个税。”</text:p>
      <text:p text:style-name="P4">
记者：王允 责编：何平 网编：洪伟</text:p>
      <text:p text:style-name="P4">
Source: <text:a xlink:type="simple" xlink:href="https://www.rfa.org/mandarin/yataibaodao/shehui/wy-06012023141816.html" text:style-name="Internet_20_link" text:visited-style-name="Visited_20_Internet_20_Link">
https://www.rfa.org/mandarin/yataibaodao/shehui/wy-06012023141816.html</text:a>
</text:p>
      <!--NEWS-->
      <text:h text:style-name="P10" text:outline-level="1">
<text:span text:style-name="T4">
六四纪念馆召开揭幕记者会 　王丹：为未来储备动力</text:span>
</text:h>
      <text:p text:style-name="P4">
Author: None</text:p>
      <text:p text:style-name="P4">
Publisher: Radio Free Asia (Organization)</text:p>
      <text:p text:style-name="P4">
Published Time: 2023-06-01T18:50:00-04:00</text:p>
      <text:p text:style-name="P4">
Modified Time: 2023-06-02T11:33:48-04:00</text:p>
      <text:p text:style-name="P4">
Description: None</text:p>
      <text:p text:style-name="P4">
Videos: []</text:p>
      <text:p text:style-name="P4">
Audios: ["<text:a xlink:type="simple" xlink:href="https://www.rfa.org/mandarin/yataibaodao/renquanfazhi/tj-0601202315463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54" text:anchor-type="as-char" svg:width="6.9236in" svg:height="4.868854in" draw:z-index="0">
<draw:image xlink:href="../Images/rfamandarin/2023-06-01T18-50-00-04-00/000000.png" xlink:type="simple" xlink:show="embed" xlink:actuate="onLoad" draw:mime-type="image/png"/>
</draw:frame>
 6月1日，六四纪念馆在纽约召开揭幕记者会。 <text:a xlink:type="simple" xlink:href="https://www.rfa.org/mandarin/yataibaodao/renquanfazhi/tj-06012023154632.html/@@images/image" text:style-name="Internet_20_link" text:visited-style-name="Visited_20_Internet_20_Link">
</text:a>
记者唐缘媛摄  <text:a xlink:type="simple" xlink:href="https://www.rfa.org/mandarin/yataibaodao/renquanfazhi/tj-06012023154632.html/@@stream" text:style-name="Internet_20_link" text:visited-style-name="Visited_20_Internet_20_Link">
Audio-1-Link：https://www.rfa.org/mandarin/yataibaodao/renquanfazhi/tj-06012023154632.html/@@stream</text:a>
</text:p>
      <text:p text:style-name="P4">
由1989年天安门学运领袖筹建的六四纪念馆即将于6月2日在纽约曼哈顿开馆。为此，纪念馆筹备团队在本周四召开揭幕记者会。多位六四学运领袖在会上谈及创立纪念馆的意义以及对中国民主运动的展望。</text:p>
      <text:p text:style-name="P4">
<text:a xlink:type="simple" xlink:href="https://www.rfa.org/mandarin/zhuanlan/teahouse/tea-05262023155444.html" text:style-name="Internet_20_link" text:visited-style-name="Visited_20_Internet_20_Link">
 <text:span text:style-name="T4">
专栏：六四34周年 纽约六四纪念馆展现什么？</text:span>
 </text:a>
  * <text:span text:style-name="T4">
<text:a xlink:type="simple" xlink:href="https://www.rfa.org/mandarin/yataibaodao/zhengzhi/hcm2-05252023100556.html" text:style-name="Internet_20_link" text:visited-style-name="Visited_20_Internet_20_Link">
 "六四"34周年 纪念馆凝聚两代人民主抗争精神 </text:a>
 </text:span>
</text:p>
      <text:p text:style-name="P4">
本周四，多位1989年天安门民主运动领袖在纽约曼哈顿召开了六四纪念馆揭幕记者会，王丹、周锋锁、当年的工人运动领袖吕京花等与会出席。王丹在会上表示，六四纪念馆会在纽约设立是因为香港当局在2021年关闭了在香港的六四纪念馆：“中国当局的意图很明显，他们想掩盖历史，让世界忘记中国当局犯的罪，他们希望大家忘记共产党是建立在暴力及谎言的政权。”</text:p>
      <text:p text:style-name="P4">
王丹指出，透过六四纪念馆，让世人记住1989年的天安门民主运动是件相当重要的事：“1989年是中国近代历史最重要的转折点，比较1989年之前以及过后，会发现中国是两个完全不同的国家。……六四在中国至今依旧是很敏感的话题，它代表着政治反动，我们要维持这股反对力量，并为未来储备动力。纪念六四不仅是为了我们，也是为了中国；不只是为了过去，也是为了未来。”</text:p>
      <text:p text:style-name="P4">
<text:span text:style-name="T4">
周锋锁：纪念馆展品很多来自六四参与者</text:span>
</text:p>
      <text:p text:style-name="P4">
周锋锁也谈到，纪念馆象征着1989年民主运动世代以及“白纸运动”年轻世代对于民主中国的渴望：“我们抱有希望，不管我们如何被打败，也无论我们还要经过什么样的难关，民主中国的梦一直都存在。我们会团结在一起，就像34年前在天安门广场一样，全世界的人都看到我们对自由中国的梦想。”</text:p>
      <text:p text:style-name="P4">
周锋锁指出，纪念馆中的文物很多是来自六四运动参与者的捐赠：“长期以来，我都在援助因为六四被关押的政治犯，很多人都因为1989年的民运被中国当局起诉，所以我们组建了信息联络网，这也是为何这些展品会到我这边。这些参与者希望这些展品能被展示、保存，同时他们也希望身份能被保护。”</text:p>
      <text:p text:style-name="P4">
六四纪念馆馆长于大海向本台介绍馆藏文物（记者唐缘媛摄）  <text:a xlink:type="simple" xlink:href="https://www.rfa.org/mandarin/yataibaodao/renquanfazhi/tj-06012023154632.html/571672474e8c.jpg" text:style-name="Internet_20_link" text:visited-style-name="Visited_20_Internet_20_Link">
</text:a>
</text:p>
      <text:p text:style-name="P4">
<text:span text:style-name="T4">
现场众多年轻志愿者 王丹：大家都有自由中国梦</text:span>
</text:p>
      <text:p text:style-name="P4">
在纪念馆的会场中，有众多年轻人参与筹备工作，当中不乏有仍打算回国的中国留学生。针对有关这些青年人是受到什么样的鼓舞，才愿意冒着被中国当局秋后算帐的风险前往纪念馆帮忙的问题，王丹解释道：“我们两代人分享着一样的价值观，我们都希望中国可以变民主。很多的年轻志愿者来自‘白纸运动’世代，但我们分享着同样的梦想，这就是为什么他们参与纪念馆的活动。”</text:p>
      <text:p text:style-name="P4">
<text:span text:style-name="T4">
推特充斥六四纪念馆假帐号 王丹：面对网军已有所准备</text:span>
</text:p>
      <text:p text:style-name="P4">
在六四纪念馆开幕前夕，社群平台推特上出现大量六四纪念馆的虚假帐号，并试图骗取支持者捐款。王丹就此接受本台记者采访表示，他们对于中国网军的攻击、威胁已有所准备，并没有特别忧心。</text:p>
      <text:p text:style-name="P4">
王丹说：“被网军骚扰和在未来可能遇到一些麻烦，这都是预料之中的。这样的一个纪念馆显然会是中共及中共驻外使领馆的眼中钉、肉中刺，这个是完全可以理解的，但是我们也有做相应的准备。坦率讲，如果有人来捣乱的话，我敢保证他马上会被FBI（美国联邦调查局）发现。我们跟相关单位有做一定的准备，美国政府对此也是了解的。”</text:p>
      <text:p text:style-name="P4">
记者：唐缘媛 责编：何平 网编：洪伟</text:p>
      <text:p text:style-name="P4">
Source: <text:a xlink:type="simple" xlink:href="https://www.rfa.org/mandarin/yataibaodao/renquanfazhi/tj-06012023154632.html" text:style-name="Internet_20_link" text:visited-style-name="Visited_20_Internet_20_Link">
https://www.rfa.org/mandarin/yataibaodao/renquanfazhi/tj-06012023154632.html</text:a>
</text:p>
      <!--NEWS-->
      <text:h text:style-name="P10" text:outline-level="1">
<text:span text:style-name="T4">
维京格•奥拉弗森：一位冰岛钢琴家期待他的中国历险 (Free Version)</text:span>
</text:h>
      <text:p text:style-name="P4">
Authors: ['Cheung']</text:p>
      <text:p text:style-name="P4">
Publisher: 英国《金融时报》</text:p>
      <text:p text:style-name="P4">
Time: 2023-06-01T22:40:05+00:00</text:p>
      <text:p text:style-name="P4">
Published Time: 2023-06-01T12:00:99+08:00</text:p>
      <text:p text:style-name="P4">
Modified Time: 2023-06-01T18:00:99+08:00</text:p>
      <text:p text:style-name="P4">
Description: 张璐诗：演出档期密集的奥拉弗森表示，他的第一次世界巡演是从中国开始的，经过疫情的停滞和周折，他的重访中国计划终于被提上了日程。</text:p>
      <text:p text:style-name="P4">
Images: []</text:p>
      <text:p text:style-name="P4">
Themes: ['专栏', '人物', '关注']</text:p>
      <text:p text:style-name="P4">
Keywords: ['人物', '音乐']</text:p>
      <text:p text:style-name="P4">
Type: Article</text:p>
      <!--METADATA-->
      <text:p text:style-name="P4">
冰岛钢琴家维京格•奥拉弗森（VíkingurÓlafsson）将在明年重回中国，携巴赫的《哥德堡变奏曲》先后登台上海和香港。最近我约了钢琴家在伦敦见面，他告诉我，自己等待重访中国等了很长时间，现在终于要发生了，他十分高兴。</text:p>
      <text:p text:style-name="P4">
今日的奥拉弗森已成长为国际舞台上一位炙手可热的演奏家，演出档期密集。他提及似乎很少有人注意到，他的第一次世界巡演是从中国开始的：“2008年10月，我父亲带着我一起巡演，我们到了北京、上海、合肥……记得当时冰岛经济破产，我在中国演出，每天看到电视上的中国记者在冰岛，神情严肃地用中文报道我家乡的新闻。”</text:p>
      <text:p text:style-name="P4">
Source: <text:a xlink:type="simple" xlink:href="http://www.ftchinese.com/story/001099831" text:style-name="Internet_20_link" text:visited-style-name="Visited_20_Internet_20_Link">
http://www.ftchinese.com/story/001099831</text:a>
</text:p>
      <!--NEWS-->
      <text:h text:style-name="P10" text:outline-level="1">
<text:span text:style-name="T4">
一个勇敢的艺术展：中国古书画，影响了西方超现实主义艺术家？ (Free Version)</text:span>
</text:h>
      <text:p text:style-name="P4">
Authors: ['薛莉']</text:p>
      <text:p text:style-name="P4">
Publisher: 英国《金融时报》</text:p>
      <text:p text:style-name="P4">
Time: 2023-06-01T22:42:05+00:00</text:p>
      <text:p text:style-name="P4">
Published Time: 2023-06-01T12:00:99+08:00</text:p>
      <text:p text:style-name="P4">
Modified Time: 2023-06-01T18:00:99+08:00</text:p>
      <text:p text:style-name="P4">
Description: 薛莉：上海西岸美术馆的新展览，罕见地将中国古代书画与西方超现实主义绘画并置，探索前者对后者的影响，让人脑洞大开。</text:p>
      <text:p text:style-name="P4">
Images: []</text:p>
      <text:p text:style-name="P4">
Themes: ['专栏', '艺术', '关注']</text:p>
      <text:p text:style-name="P4">
Keywords: ['艺术', '展览']</text:p>
      <text:p text:style-name="P4">
Type: Article</text:p>
      <!--METADATA-->
      <text:p text:style-name="P4">
在中国所有的当代美术馆中，上海西岸美术馆的展览都是出类拔萃的，无论是展览的主题设置、学术思考，还是展品支持、布展构思，都既有学术考量，同时又深入浅出，尤其是每次展览中呈现的详尽的艺术家和作品的文字导览，以及艺术史图谱说明，更见策展团队的贴心与苦心。</text:p>
      <text:p text:style-name="P4">
西岸美术馆自诞生之日起就带着探索的基因。2019年，西岸美术馆与法国乔治•蓬皮杜国家艺术文化中心达成中法最高级别文化合作项目，成为中国首家系统开展国际合作的美术馆机构。2019年11月，西岸美术馆正式对公众开放之际，法国总统马克龙亲自为“西岸美术馆与蓬皮杜中心五年展陈合作项目”揭幕。</text:p>
      <text:p text:style-name="P4">
Source: <text:a xlink:type="simple" xlink:href="http://www.ftchinese.com/story/001099830" text:style-name="Internet_20_link" text:visited-style-name="Visited_20_Internet_20_Link">
http://www.ftchinese.com/story/001099830</text:a>
</text:p>
      <!--NEWS-->
      <text:h text:style-name="P10" text:outline-level="1">
<text:span text:style-name="T4">
城市外卖与城市生活 (Free Version)</text:span>
</text:h>
      <text:p text:style-name="P4">
Authors: ['范庭略']</text:p>
      <text:p text:style-name="P4">
Publisher: 英国《金融时报》</text:p>
      <text:p text:style-name="P4">
Time: 2023-06-01T22:43:57+00:00</text:p>
      <text:p text:style-name="P4">
Published Time: 2023-06-01T12:00:99+08:00</text:p>
      <text:p text:style-name="P4">
Modified Time: 2023-06-01T18:00:99+08:00</text:p>
      <text:p text:style-name="P4">
Description: 范庭略：资本觅得商机，食客们得到足不出户的便捷。我们享有比伦敦纽约东京更加便利的外卖服务，这一切都依靠那些驾驶飞驰电动车的年轻人。</text:p>
      <text:p text:style-name="P4">
Images: ["<text:a xlink:type="simple" xlink:href="https://thumbor.ftacademy.cn/unsafe/picture/8/000183038_piclink.jpg" text:style-name="Internet_20_link" text:visited-style-name="Visited_20_Internet_20_Link">
000183038_pic...</text:a>
"]</text:p>
      <text:p text:style-name="P4">
Themes: ['城市', '关注']</text:p>
      <text:p text:style-name="P4">
Keywords: ['城市', '美食', '生活']</text:p>
      <text:p text:style-name="P4">
Type: Article</text:p>
      <!--METADATA-->
      <text:p text:style-name="P4">
<draw:frame draw:style-name="fr1" draw:name="Image58" text:anchor-type="as-char" svg:width="6.9236in" svg:height="4.306966in" draw:z-index="0">
<draw:image xlink:href="../Images/FT Chinese Free Version/2023-06-01T22-43-57-00-00/000183038_piclink.jpg" xlink:type="simple" xlink:show="embed" xlink:actuate="onLoad" draw:mime-type="image/jpeg"/>
</draw:frame>
</text:p>
      <text:p text:style-name="P4">
据说人类最早的外卖是在庞贝古城的废墟里面发现的。考古学家在古城废墟的罐子里面发现了鸭骨的碎片，通过现代技术继续分析罐子里面的东西，发现了煮熟的猪肉，以及疑似的炖羊、鱼和蜗牛，还有粉碎的蚕豆。根据公元一世纪的古罗马食谱书的解释，粉碎的蚕豆可以用于澄清葡萄酒的颜色与风味。</text:p>
      <text:p text:style-name="P4">
后来学者们发现了这个罐子属于一个酒吧，于是得以了解更多庞贝古城里人们的生活方式。因为古罗马法律规定酒吧不应该提供这些温热的食物，譬如类似煮熟的猪肉。但庞贝古城里面这家不起眼的酒吧，肯定不是罗马帝国唯一一间偷偷卖熟食的酒吧。学者们猜测，这一定是狡猾的酒吧老板认为庞贝天高皇帝远，遥远的古罗马管理当局不太可能因为这件事情关闭了他的业务，或者给他予以顶格罚款。所以学者们相信，生活中庞贝古城的不太富裕的市民，可以通过非法的外卖业务吃到便宜而美味的杂鱼蜗牛汤。</text:p>
      <text:p text:style-name="P4">
Source: <text:a xlink:type="simple" xlink:href="http://www.ftchinese.com/story/001099813" text:style-name="Internet_20_link" text:visited-style-name="Visited_20_Internet_20_Link">
http://www.ftchinese.com/story/001099813</text:a>
</text:p>
      <!--NEWS-->
      <text:h text:style-name="P10" text:outline-level="1">
<text:span text:style-name="T4">
“每种语言都可以讲述世界和个人的故事” (Free Version)</text:span>
</text:h>
      <text:p text:style-name="P4">
Authors: ['崔莹']</text:p>
      <text:p text:style-name="P4">
Publisher: 英国《金融时报》</text:p>
      <text:p text:style-name="P4">
Time: 2023-06-01T22:45:51+00:00</text:p>
      <text:p text:style-name="P4">
Published Time: 2023-06-01T12:00:99+08:00</text:p>
      <text:p text:style-name="P4">
Modified Time: 2023-06-01T18:00:99+08:00</text:p>
      <text:p text:style-name="P4">
Description: 崔莹：《时间庇护所》是第一本用保加利亚语书写，被译成英文后获得国际布克奖的作品。有评论家称，阅读这部作品，不可能不会想到英国脱欧和特朗普的竞选口号“让美国再次伟大”。</text:p>
      <text:p text:style-name="P4">
Images: []</text:p>
      <text:p text:style-name="P4">
Themes: ['文学', '关注']</text:p>
      <text:p text:style-name="P4">
Keywords: ['文学', '布克文学奖', '写作者']</text:p>
      <text:p text:style-name="P4">
Type: Article</text:p>
      <!--METADATA-->
      <text:p text:style-name="P4">
5月23日，2023年度的布克国际文学奖在伦敦揭晓，获奖者为保加利亚作家格奥尔基•戈斯波丁诺夫（GeorgiGospodinov），他的获奖作品是小说《时间庇护所》。这部作品的英文版由安吉拉•罗德尔（Angela Rodel）翻译。两人分别获得2.5万英镑的奖金。</text:p>
      <text:p text:style-name="P4">
戈斯波丁诺夫于1968年出生，是保加利亚最著名的作家之一。他在创作小说之前是一名诗人，他的第一部小说《自然小说》出版于1999年。戈斯波丁诺夫的作品充满尖锐讽刺和抑郁幽默，和米兰•昆德拉、安德烈•库尔科夫等作家的作品风格一脉相承，他被誉为“来自东方的普鲁斯特”。戈斯波丁诺夫经常从保加利亚的社会和政治，以及外界对东欧的看法中获得创作的灵感，比如他的小说《悲伤的物理学》呈现的便是西方世界对东欧人的刻板印象。</text:p>
      <text:p text:style-name="P4">
Source: <text:a xlink:type="simple" xlink:href="http://www.ftchinese.com/story/001099812" text:style-name="Internet_20_link" text:visited-style-name="Visited_20_Internet_20_Link">
http://www.ftchinese.com/story/001099812</text:a>
</text:p>
      <!--NEWS-->
      <text:h text:style-name="P10" text:outline-level="1">
<text:span text:style-name="T4">
欧元区通胀降至乌克兰战争以来最低水平 (Free Version)</text:span>
</text:h>
      <text:p text:style-name="P4">
Authors: ['马丁•阿诺德']</text:p>
      <text:p text:style-name="P4">
Publisher: 英国《金融时报》</text:p>
      <text:p text:style-name="P4">
Time: 2023-06-01T23:51:50+00:00</text:p>
      <text:p text:style-name="P4">
Published Time: 2023-06-01T12:00:99+08:00</text:p>
      <text:p text:style-name="P4">
Modified Time: 2023-06-01T19:50:99+08:00</text:p>
      <text:p text:style-name="P4">
Description: 欧元区5月消费价格同比上涨6.1%，涨幅低于4月的7%，但欧洲央行行长发出信号表明需要进一步加息以驯服顽固的价格压力。</text:p>
      <text:p text:style-name="P4">
Images: ["<text:a xlink:type="simple" xlink:href="https://thumbor.ftacademy.cn/unsafe/picture/4/000171824_piclink.jpg" text:style-name="Internet_20_link" text:visited-style-name="Visited_20_Internet_20_Link">
000171824_pic...</text:a>
"]</text:p>
      <text:p text:style-name="P4">
Themes: ['欧洲经济', '关注']</text:p>
      <text:p text:style-name="P4">
Keywords: ['欧洲经济', '通胀', '欧盟', '欧洲央行']</text:p>
      <text:p text:style-name="P4">
Type: Article</text:p>
      <!--METADATA-->
      <text:p text:style-name="P4">
<draw:frame draw:style-name="fr1" draw:name="Image59" text:anchor-type="as-char" svg:width="6.9236in" svg:height="4.617987in" draw:z-index="0">
<draw:image xlink:href="../Images/FT Chinese Free Version/2023-06-01T23-51-50-00-00/000171824_piclink.jpg" xlink:type="simple" xlink:show="embed" xlink:actuate="onLoad" draw:mime-type="image/jpeg"/>
</draw:frame>
</text:p>
      <text:p text:style-name="P4">
欧元区通胀降幅超出经济学家预期，创下自一年多前俄罗斯入侵乌克兰以来的最低水平，但欧洲央行(ECB)行长发出信号表明需要进一步加息以驯服顽固的价格压力。</text:p>
      <text:p text:style-name="P4">
欧盟统计局(Eurostat)周四公布的数据显示，由20个欧洲国家组成的欧元区5月消费价格同比上涨6.1%，涨幅低于4月的7%。这是自2022年2月以来的最低水平，而且低于路透(Reuters)调查的经济学家们所预测的6.3%。</text:p>
      <text:p text:style-name="P4">
Source: <text:a xlink:type="simple" xlink:href="http://www.ftchinese.com/story/001099833" text:style-name="Internet_20_link" text:visited-style-name="Visited_20_Internet_20_Link">
http://www.ftchinese.com/story/001099833</text:a>
</text:p>
      <!--NEWS-->
      <text:h text:style-name="P10" text:outline-level="1">
<text:span text:style-name="T4">
现代汽车何以变得这么“酷”？ (Free Version)</text:span>
</text:h>
      <text:p text:style-name="P4">
Author: Sean McLain</text:p>
      <text:p text:style-name="P4">
Publisher: 华尔街日报中文网</text:p>
      <text:p text:style-name="P4">
Published Time: 2023-06-02T-1:55:00.000Z</text:p>
      <text:p text:style-name="P4">
Modified Time: 2023-06-02T05:55:00.000Z</text:p>
      <text:p text:style-name="P4">
Created Time: 2023-06-02T01:17:00.000Z</text:p>
      <text:p text:style-name="P4">
Description: 这家主打经济型品牌的韩国车企已经成为电动车领域的革新者。新掌门人不想再模仿对手，而是要走在对手前面。“一旦做出决策，执行速度非常快。”</text:p>
      <text:p text:style-name="P4">
Images: []</text:p>
      <text:p text:style-name="P4">
Categories: ['商业']</text:p>
      <text:p text:style-name="P4">
Keywords: SYND,LINK:EN|WP-WSJ-0000890177</text:p>
      <text:p text:style-name="P4">
Type: Article</text:p>
      <!--METADATA-->
      <text:p text:style-name="P4">
当现代汽车(HyundaiMotor)的一位高管给公司首席设计师发去一张外形怪异的汽车照片时——这款汽车最近一次驶下生产线还是70多年前——该公司正构想着如何应战特斯拉(Tesla)。</text:p>
      <text:p text:style-name="P4">
Source: <text:a xlink:type="simple" xlink:href="https://cn.wsj.com/articles/%E7%8E%B0%E4%BB%A3%E6%B1%BD%E8%BD%A6%E4%BD%95%E4%BB%A5%E5%8F%98%E5%BE%97%E8%BF%99%E4%B9%88-%E9%85%B7-4edf430d" text:style-name="Internet_20_link" text:visited-style-name="Visited_20_Internet_20_Link">
https://cn.wsj.com/articles/%E7%8E%B0%E4%BB%A3%E6%B1%BD%E8%BD%A6%E4%BD%95%E4%BB%A5%E5%8F%98%E5%BE%97%E8%BF%99%E4%B9%88-%E9%85%B7-4edf430d</text:a>
</text:p>
      <!--NEWS-->
      <text:h text:style-name="P10" text:outline-level="1">
<text:span text:style-name="T4">
非法影视网站抓不胜抓 2022浏览2150亿次</text:span>
</text:h>
      <text:p text:style-name="P4">
Publisher: 法新社</text:p>
      <text:p text:style-name="P4">
Published Time: 2023-06-02T-13:32:07+00:00</text:p>
      <text:p text:style-name="P4">
Modified Time: 2023-06-02T08:05:02+00:00</text:p>
      <text:p text:style-name="P4">
Description: （法新社坎城1日电） 反盗版机构表示，虽已在打击非法的电影、电视节目串流媒体，但数据显示，非法网站正蓬勃发展，去年浏览量高达2150亿次。</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0" text:anchor-type="as-char" svg:width="6.9236in" svg:height="3.617581in" draw:z-index="0">
<draw:image xlink:href="../Images/rficn/2023-06-02T-13-32-07-00-00/000000.png" xlink:type="simple" xlink:show="embed" xlink:actuate="onLoad" draw:mime-type="image/png"/>
</draw:frame>
</text:p>
      <text:p text:style-name="P4">
总部设在英国的数据公司MUSO声称握有最全面的盗版网站相关资料，根据数据，这个数字在2021年到2022年间成长了18%，涵盖48万部影片和电视节目。</text:p>
      <text:p text:style-name="P4">
MUSO执行长查特利（Andy Chatterley）说：「取得非法内容一如往常十分容易。」</text:p>
      <text:p text:style-name="P4">
娱乐产业并未放弃打击盗版，但承认过去的努力都适得其反。针对仅下载少数电影的个人祭出钜额罚款，显得业界看起来像是集体罢凌；就算法院下令封锁网站，往往也是关了这个站、又冒出另一个站，只是在浪费时间。</text:p>
      <text:p text:style-name="P4">
如今业界将注意力放在「大鱼」身上，用美国电影协会（Motion Picture Association）主席麦柯伊（StanMcCoy）的说法来形容，就是那些「靠盗版网站赚进数百万美元，然后去买超跑的人」。</text:p>
      <text:p text:style-name="P4">
美国电影协会2017年成立「创意暨娱乐联盟」（Alliance for Creativity andEntertainment），和全球其他业界团体协调反盗版行动，负责追踪大型盗版营运商并通知警方。</text:p>
      <text:p text:style-name="P4">
光是在2023年，创意暨娱乐联盟就协助关闭西班牙、巴西、德国、越南、埃及、突尼西亚的营运商，每个业者每月都有数以百万计用户。</text:p>
      <text:p text:style-name="P4">
Source: <text:a xlink:type="simple" xlink:href="https://www.rfi.fr/cn/%E7%BC%A4%E7%BA%B7%E4%B8%96%E7%95%8C/20230602-%E9%9D%9E%E6%B3%95%E5%BD%B1%E8%A7%86%E7%BD%91%E7%AB%99%E6%8A%93%E4%B8%8D%E8%83%9C%E6%8A%93-2022%E6%B5%8F%E8%A7%882150%E4%BA%BF%E6%AC%A1" text:style-name="Internet_20_link" text:visited-style-name="Visited_20_Internet_20_Link">
https://www.rfi.fr/cn/%E7%BC%A4%E7%BA%B7%E4%B8%96%E7%95%8C/20230602-%E9%9D%9E%E6%B3%95%E5%BD%B1%E8%A7%86%E7%BD%91%E7%AB%99%E6%8A%93%E4%B8%8D%E8%83%9C%E6%8A%93-2022%E6%B5%8F%E8%A7%882150%E4%BA%BF%E6%AC%A1</text:a>
</text:p>
      <!--NEWS-->
      <text:h text:style-name="P10" text:outline-level="1">
<text:span text:style-name="T4">
盼提高国际话语权 金砖五国欢迎新成员加入</text:span>
</text:h>
      <text:p text:style-name="P4">
Publisher: 法新社</text:p>
      <text:p text:style-name="P4">
Published Time: 2023-06-02T-20:32:08+00:00</text:p>
      <text:p text:style-name="P4">
Modified Time: 2023-06-02T06:05:02+00:00</text:p>
      <text:p text:style-name="P4">
Description: （法新社开普敦1日电） 试图在国际舞台获得更大发言权的金砖五国（BRICS），今天在5国外交首长于南非举行的会谈中表示，他们欢迎新成员加入。</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1" text:anchor-type="as-char" svg:width="6.9236in" svg:height="3.617581in" draw:z-index="0">
<draw:image xlink:href="../Images/rficn/2023-06-02T-20-32-08-00-00/000000.png" xlink:type="simple" xlink:show="embed" xlink:actuate="onLoad" draw:mime-type="image/png"/>
</draw:frame>
</text:p>
      <text:p text:style-name="P4">
巴西、俄罗斯、印度、中国、南非等5国外交部长在开普敦举行为期两天的会议，呼吁「重新平衡」全球秩序，但会议摆脱不了俄罗斯与乌克兰战争的阴影。</text:p>
      <text:p text:style-name="P4">
印度外交部长苏杰生（SubrahmanyamJaishankar）在开场致词中说：「我们这次聚会必须传达一个强烈的讯息：这是一个多极的世界，正在重新平衡，旧方法不能解决新问题…我们是变革的象徵，必须采取相应行动。」</text:p>
      <text:p text:style-name="P4">
俄罗斯去年2月底入侵乌克兰，导致莫斯科当局在国际舞台处于孤立状态，促使俄方寻求与中国及其他国家建立更密切的关系。</text:p>
      <text:p text:style-name="P4">
俄罗斯外交部长拉夫罗夫（Sergei Lavrov）表示，据报包括沙乌地阿拉伯在内的「十多个」国家已表达有兴趣加入，金砖五国正在制订相关办法。</text:p>
      <text:p text:style-name="P4">
拉夫罗夫说，这个议题已经与人在开普敦的沙乌地阿拉伯外交部长费瑟（Faisal bin Farhan Al-Saud）讨论过了。</text:p>
      <text:p text:style-name="P4">
中国外交部副部长马朝旭的态度则较平缓，仅称中国欢迎想要加入金砖五国的潜在申请者。他在记者会上说：「我们期待更多国家加入这个大家庭。」</text:p>
      <text:p text:style-name="P4">
金砖五国元首峰会将于8月举行，由于俄罗斯总统蒲亭（Vladimir Putin）届时可能出席，对主办国南非来说可能会是个问题。</text:p>
      <text:p text:style-name="P4">
蒲亭因为俄罗斯被控非法流放乌克兰儿童，而成为国际刑事法院（ICC）下令逮捕的目标。</text:p>
      <text:p text:style-name="P4">
南非与俄罗斯有紧密的外交关系，但南非是国际刑事法院成员之一，若蒲亭真的抵达当地，预料会被逮捕。</text:p>
      <text:p text:style-name="P4">
南非外交部长潘道尔（Naledi Pandor）今天重申，蒲亭和其他所有领导人一样受邀参加峰会，南非政府正思考现有哪些「法律选项」。</text:p>
      <text:p text:style-name="P4">
Source: <text:a xlink:type="simple" xlink:href="https://www.rfi.fr/cn/%E5%9B%BD%E9%99%85%E6%8A%A5%E9%81%93/20230602-%E7%9B%BC%E6%8F%90%E9%AB%98%E5%9B%BD%E9%99%85%E8%AF%9D%E8%AF%AD%E6%9D%83-%E9%87%91%E7%A0%96%E4%BA%94%E5%9B%BD%E6%AC%A2%E8%BF%8E%E6%96%B0%E6%88%90%E5%91%98%E5%8A%A0%E5%85%A5" text:style-name="Internet_20_link" text:visited-style-name="Visited_20_Internet_20_Link">
https://www.rfi.fr/cn/%E5%9B%BD%E9%99%85%E6%8A%A5%E9%81%93/20230602-%E7%9B%BC%E6%8F%90%E9%AB%98%E5%9B%BD%E9%99%85%E8%AF%9D%E8%AF%AD%E6%9D%83-%E9%87%91%E7%A0%96%E4%BA%94%E5%9B%BD%E6%AC%A2%E8%BF%8E%E6%96%B0%E6%88%90%E5%91%98%E5%8A%A0%E5%85%A5</text:a>
</text:p>
      <!--NEWS-->
      <text:h text:style-name="P10" text:outline-level="1">
<text:span text:style-name="T4">
热火首战不敌金块 总冠军赛只罚两球创新低</text:span>
</text:h>
      <text:p text:style-name="P4">
Publisher: 法新社</text:p>
      <text:p text:style-name="P4">
Published Time: 2023-06-02T-22:32:08+00:00</text:p>
      <text:p text:style-name="P4">
Modified Time: 2023-06-02T06:20:04+00:00</text:p>
      <text:p text:style-name="P4">
Description: （法新社丹佛1日电） 美国职篮NBA迈阿密热火今年上演「老八传奇」一路打进总冠军赛，但首战93比104不敌丹佛金块，且只获两次罚球机会创下史上最低的纪录。</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2" text:anchor-type="as-char" svg:width="6.9236in" svg:height="3.617581in" draw:z-index="0">
<draw:image xlink:href="../Images/rficn/2023-06-02T-22-32-08-00-00/000000.png" xlink:type="simple" xlink:show="embed" xlink:actuate="onLoad" draw:mime-type="image/png"/>
</draw:frame>
</text:p>
      <text:p text:style-name="P4">
7战4胜制的美国职篮NBA总冠军赛首战，西区冠军丹佛金块今天在主场迎战东区冠军迈阿密热火。热火今天整场比赛只有海史密斯（HaywoodHighsmith）站上罚球线罚进两球，一举创下季后赛与总冠军赛史罚球次数最少纪录。</text:p>
      <text:p text:style-name="P4">
此前总冠军赛史获最少罚球的纪录，是1983年洛杉矶湖人的5次；季后赛获最少罚球纪录的是1993年当时纽泽西篮网的3次。</text:p>
      <text:p text:style-name="P4">
这场比赛开打后，金块吃定热火身材劣势狂攻禁区。在禁区得分取得20比6优势及高登（Aaron Gordon）8投6中独拿12分下，金块首节29比20领先。</text:p>
      <text:p text:style-name="P4">
第2节在莫瑞（Jamal Murray）砍进三分球后，金块领先达两位数。之后靠莫瑞的三分弹、约基奇（NikolaJokic）的勾射，金块将领先拉开到17分。上半场在约基奇10分、10助攻率领下，金块全队4人双位数得分，以59比42领先。</text:p>
      <text:p text:style-name="P4">
上半场热火的投篮命中率仅3成75，三分球17投4中，命中率更是低到只有2成35，是半场打完后大幅落后的关键。</text:p>
      <text:p text:style-name="P4">
易篮再战后热火打出7比0开局，但金块靠莫瑞「3分打」止血，并在布朗（BruceBrown）跳投得手后，将领先扩大到21分。3节打完金块全队5人得分达两位数、约基奇只差1个篮板就大三元下，以84比63的领先优势进入最后一节。</text:p>
      <text:p text:style-name="P4">
末节在劳瑞（Kyle Lowry）飙进三分球后，热火一度打出11比0开局，海史密斯投进三分球后一度将落后缩小到9分。但金块稳住阵脚，在卡德威-波普（Kentavious Caldwell-Pope）跳投得手后再拉开为两位数分差，最终以11分获胜。</text:p>
      <text:p text:style-name="P4">
此役金块约基奇27分、10篮板、14助攻，是他今年季后赛第9次大三元，莫瑞攻下26分并送出10次助攻，小波特（Michael PorterJr.）有14分、12篮板的双十表现，高登、替补的布朗分别挹注16分、10分。</text:p>
      <text:p text:style-name="P4">
热火阿德巴约（Bam Adebayo）今天缴出26分13篮板双十表现，文森（Gabe Vincent）、板凳出发的海史密斯分获19分、18分。</text:p>
      <text:p text:style-name="P4">
两军将于台湾时间5日上午继续在金块主场打第2战。</text:p>
      <text:p text:style-name="P4">
金块今年季后赛打得十分轻松，先是4比1淘汰明尼苏达灰狼，接着4比2击败凤凰城太阳，再以4比0横扫洛杉矶湖人，闯进球队在进入NBA后的首次总冠军赛。</text:p>
      <text:p text:style-name="P4">
Source: <text:a xlink:type="simple" xlink:href="https://www.rfi.fr/cn/%E8%BF%90%E5%8A%A8%E5%A4%A9%E5%9C%B0/20230602-%E7%83%AD%E7%81%AB%E9%A6%96%E6%88%98%E4%B8%8D%E6%95%8C%E9%87%91%E5%9D%97-%E6%80%BB%E5%86%A0%E5%86%9B%E8%B5%9B%E5%8F%AA%E7%BD%9A%E4%B8%A4%E7%90%83%E5%88%9B%E6%96%B0%E4%BD%8E" text:style-name="Internet_20_link" text:visited-style-name="Visited_20_Internet_20_Link">
https://www.rfi.fr/cn/%E8%BF%90%E5%8A%A8%E5%A4%A9%E5%9C%B0/20230602-%E7%83%AD%E7%81%AB%E9%A6%96%E6%88%98%E4%B8%8D%E6%95%8C%E9%87%91%E5%9D%97-%E6%80%BB%E5%86%A0%E5%86%9B%E8%B5%9B%E5%8F%AA%E7%BD%9A%E4%B8%A4%E7%90%83%E5%88%9B%E6%96%B0%E4%BD%8E</text:a>
</text:p>
      <!--NEWS-->
      <text:h text:style-name="P10" text:outline-level="1">
<text:span text:style-name="T4">
西方施压盼解科索沃紧张 德法吁当地重新选举</text:span>
</text:h>
      <text:p text:style-name="P4">
Publisher: 法新社</text:p>
      <text:p text:style-name="P4">
Published Time: 2023-06-02T-24:32:08+00:00</text:p>
      <text:p text:style-name="P4">
Modified Time: 2023-06-02T06:05:04+00:00</text:p>
      <text:p text:style-name="P4">
Description: （法新社科索沃兹韦钱1日电） 塞尔维亚裔民众今天再度于近期冲突热点的科索沃北部城镇兹韦钱聚集，当地塞族人本周稍早曾和北约维和部队冲突。科索沃与塞尔维亚面临要双方降温紧张的国际压力日增。</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3" text:anchor-type="as-char" svg:width="6.9236in" svg:height="3.617581in" draw:z-index="0">
<draw:image xlink:href="../Images/rficn/2023-06-02T-24-32-08-00-00/000000.png" xlink:type="simple" xlink:show="embed" xlink:actuate="onLoad" draw:mime-type="image/png"/>
</draw:frame>
</text:p>
      <text:p text:style-name="P4">
法新社报导，法国总统马克宏、德国总理萧兹（Olaf Scholz）、科索沃总统奥斯曼尼（Vjosa Osmani）及塞尔维亚总统武契奇（AleksandarVucic）4人于摩尔多瓦举行的欧洲政治共同体（European Political Community）峰会举行场边会谈，盼阻当地情势恶化。</text:p>
      <text:p text:style-name="P4">
美国国务卿布林肯（Antony Blinken）也敦促科索沃和塞尔维亚致力缓和紧张，警告他们正危及欧洲整合的愿景。</text:p>
      <text:p text:style-name="P4">
马克宏和萧兹表示他们已敦促科索沃当局允许在4个有争议的北部城镇重新选举。</text:p>
      <text:p text:style-name="P4">
奥斯曼尼表示，如果塞尔维亚当局不再鼓动科索沃北部塞族人抵制选举，按科索沃法律确实可在4城镇重新办选举。</text:p>
      <text:p text:style-name="P4">
今天在兹韦钱镇仍有数十名抗议人士在市政厅外集会，不过人数已较前几天明显减少，他们被铁丝网阻于市政厅外，周围全是全副防暴装备的北约维和部队。</text:p>
      <text:p text:style-name="P4">
科索沃曾是塞尔维亚自治省，境内阿尔巴尼亚裔在逾20多年前举事，对抗塞尔维亚的压迫统治，并于2008年宣布独立，而科索沃北部以塞裔为主，这些塞裔从未承认独立宣言，且仍视塞国贝尔格勒（Belgrade）为他们的首都。</text:p>
      <text:p text:style-name="P4">
上月，科索沃北部塞裔拒绝参与当地选举，结果阿尔巴尼亚裔候选人在4个以塞裔人口为主的自治市镇当选首长，当时投票率仅有3.5%。（译者：纪锦玲）</text:p>
      <text:p text:style-name="P4">
Source: <text:a xlink:type="simple" xlink:href="https://www.rfi.fr/cn/%E5%9B%BD%E9%99%85%E6%8A%A5%E9%81%93/20230602-%E8%A5%BF%E6%96%B9%E6%96%BD%E5%8E%8B%E7%9B%BC%E8%A7%A3%E7%A7%91%E7%B4%A2%E6%B2%83%E7%B4%A7%E5%BC%A0-%E5%BE%B7%E6%B3%95%E5%90%81%E5%BD%93%E5%9C%B0%E9%87%8D%E6%96%B0%E9%80%89%E4%B8%BE" text:style-name="Internet_20_link" text:visited-style-name="Visited_20_Internet_20_Link">
https://www.rfi.fr/cn/%E5%9B%BD%E9%99%85%E6%8A%A5%E9%81%93/20230602-%E8%A5%BF%E6%96%B9%E6%96%BD%E5%8E%8B%E7%9B%BC%E8%A7%A3%E7%A7%91%E7%B4%A2%E6%B2%83%E7%B4%A7%E5%BC%A0-%E5%BE%B7%E6%B3%95%E5%90%81%E5%BD%93%E5%9C%B0%E9%87%8D%E6%96%B0%E9%80%89%E4%B8%BE</text:a>
</text:p>
      <!--NEWS-->
      <text:h text:style-name="P10" text:outline-level="1">
<text:span text:style-name="T4">
搜寻失踪7人 墨西哥警方山沟意外发现45袋尸块</text:span>
</text:h>
      <text:p text:style-name="P4">
Publisher: 法新社</text:p>
      <text:p text:style-name="P4">
Published Time: 2023-06-02T-26:32:08+00:00</text:p>
      <text:p text:style-name="P4">
Modified Time: 2023-06-02T06:20:03+00:00</text:p>
      <text:p text:style-name="P4">
Description: （法新社墨西哥市1日电） 墨西哥地方当局今天表示，警方在搜寻上周通报失踪的7名年轻人时，于西部哈里斯科州（Jalisco）一处山沟中，发现至少45包装有人类遗骸的袋子。</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4" text:anchor-type="as-char" svg:width="6.9236in" svg:height="3.617581in" draw:z-index="0">
<draw:image xlink:href="../Images/rficn/2023-06-02T-26-32-08-00-00/000000.png" xlink:type="simple" xlink:show="embed" xlink:actuate="onLoad" draw:mime-type="image/png"/>
</draw:frame>
</text:p>
      <text:p text:style-name="P4">
州检察官办公室声明指出：「已经挖出45包装有人类遗骸的袋子，有男有女。」</text:p>
      <text:p text:style-name="P4">
当局原在搜寻5月20日起陆续被通报失踪的5男2女，他们年龄都在30岁左右，后来30日于大型工业中心瓜达拉哈拉（Guadalajara）郊外萨波潘市（Zapopan）一处40公尺深的山沟底发现这些尸块。</text:p>
      <text:p text:style-name="P4">
这5人分别于不同日期被通报失踪，但调查人员发现，他们都是在同一家电话服务中心工作，而这家服务中心与遗骸发现地点位于同一区域。</text:p>
      <text:p text:style-name="P4">
法医专家尚未查明受害人数及其身分。</text:p>
      <text:p text:style-name="P4">
初步调查显示，此一电话服务中心可能涉及非法活动。当地媒体报导，当局发现大麻、一块布和染有明显血迹的抹布，以及可能涉及商业交易的文件。</text:p>
      <text:p text:style-name="P4">
近年来，在哈里斯科州的不同地区，时而发现装有人类遗骸尸袋或乱葬岗。</text:p>
      <text:p text:style-name="P4">
根据当地媒体，单是今年头两个月，在瓜达拉哈拉地区就发现了5座乱葬岗，埋有33具遗体。</text:p>
      <text:p text:style-name="P4">
「哈里斯科新世代」（Jalisco New Generation）为墨西哥势力庞大的犯罪集团，在哈里斯科州活动，并卷入与其他贩毒集团的纠纷中。</text:p>
      <text:p text:style-name="P4">
根据官方数据，自2006年12月墨西哥发起有争议的军事反毒扫荡行动以来，已经通报超过34万起谋杀案及约10万件失踪案，其中大部分归因于犯罪组织。（译者：纪锦玲）</text:p>
      <text:p text:style-name="P4">
Source: <text:a xlink:type="simple" xlink:href="https://www.rfi.fr/cn/%E5%9B%BD%E9%99%85%E6%8A%A5%E9%81%93/20230602-%E6%90%9C%E5%AF%BB%E5%A4%B1%E8%B8%AA7%E4%BA%BA-%E5%A2%A8%E8%A5%BF%E5%93%A5%E8%AD%A6%E6%96%B9%E5%B1%B1%E6%B2%9F%E6%84%8F%E5%A4%96%E5%8F%91%E7%8E%B045%E8%A2%8B%E5%B0%B8%E5%9D%97" text:style-name="Internet_20_link" text:visited-style-name="Visited_20_Internet_20_Link">
https://www.rfi.fr/cn/%E5%9B%BD%E9%99%85%E6%8A%A5%E9%81%93/20230602-%E6%90%9C%E5%AF%BB%E5%A4%B1%E8%B8%AA7%E4%BA%BA-%E5%A2%A8%E8%A5%BF%E5%93%A5%E8%AD%A6%E6%96%B9%E5%B1%B1%E6%B2%9F%E6%84%8F%E5%A4%96%E5%8F%91%E7%8E%B045%E8%A2%8B%E5%B0%B8%E5%9D%97</text:a>
</text:p>
      <!--NEWS-->
      <text:h text:style-name="P10" text:outline-level="1">
<text:span text:style-name="T4">
联合国：缅甸走私冰毒改走海路 增产K他命拓展生意</text:span>
</text:h>
      <text:p text:style-name="P4">
Publisher: 法新社</text:p>
      <text:p text:style-name="P4">
Published Time: 2023-06-02T-4:02:08+00:00</text:p>
      <text:p text:style-name="P4">
Modified Time: 2023-06-02T09:50:01+00:00</text:p>
      <text:p text:style-name="P4">
Description: （法新社曼谷2日电） 联合国（UN）今天表示，亚洲的毒贩愈来愈常利用海路将俗称「冰毒」的甲基安非他命从缅甸走私出去，并为拓展生意，增加了K他命的产量。</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5" text:anchor-type="as-char" svg:width="6.9236in" svg:height="3.617581in" draw:z-index="0">
<draw:image xlink:href="../Images/rficn/2023-06-02T-4-02-08-00-00/000000.png" xlink:type="simple" xlink:show="embed" xlink:actuate="onLoad" draw:mime-type="image/png"/>
</draw:frame>
</text:p>
      <text:p text:style-name="P4">
联合国毒品暨犯罪办公室（UNODC）在年度报告中指出，为了躲过中国、泰国陆路上愈来愈严密的查缉，缅甸毒品生产中心、位于东北部的掸邦（ShanState）正改用船只走私冰毒。</text:p>
      <text:p text:style-name="P4">
缅甸、寮国和泰国的边境地带，长期以来一直是非法毒品，尤其是俗称「冰毒」的甲基安非他命（methamphetamine）和鸦片生产、贩运的温床。</text:p>
      <text:p text:style-name="P4">
由于中国西南部的云南省，以及泰国与缅甸边境的缉毒巡逻增加，毒品走私改走海路，中国和泰国当局2022年查获冰毒的数量减少。</text:p>
      <text:p text:style-name="P4">
报告指出，大量由缅甸制造的冰毒，被送往孟加拉和印度。</text:p>
      <text:p text:style-name="P4">
健康方面的专家表示，使用这种毒品，会让人变得偏激、产生幻觉，并出现暴力行为，戒断期间可能出现精神疾病症状。</text:p>
      <text:p text:style-name="P4">
东亚及东南亚一带警方在2022年查获近151公吨冰毒，少于2021年创纪录的172公吨。冰毒2022年在整个地区的批发价，以及在街头贩售的价格都有所下滑，或是维持平盘。</text:p>
      <text:p text:style-name="P4">
联合国的报告中提到说：「当地最有力的走私网络仍能运作，并且很自信他们无法被阻止。」</text:p>
      <text:p text:style-name="P4">
研究人员指出，有证据显示，毒贩正试图将产品多元化。当局2022年查获27.4公吨K他命（Ketamine），比2021年增加了167%。</text:p>
      <text:p text:style-name="P4">
Source: <text:a xlink:type="simple" xlink:href="https://www.rfi.fr/cn/%E5%9B%BD%E9%99%85%E6%8A%A5%E9%81%93/20230602-%E8%81%94%E5%90%88%E5%9B%BD-%E7%BC%85%E7%94%B8%E8%B5%B0%E7%A7%81%E5%86%B0%E6%AF%92%E6%94%B9%E8%B5%B0%E6%B5%B7%E8%B7%AF-%E5%A2%9E%E4%BA%A7k%E4%BB%96%E5%91%BD%E6%8B%93%E5%B1%95%E7%94%9F%E6%84%8F" text:style-name="Internet_20_link" text:visited-style-name="Visited_20_Internet_20_Link">
https://www.rfi.fr/cn/%E5%9B%BD%E9%99%85%E6%8A%A5%E9%81%93/20230602-%E8%81%94%E5%90%88%E5%9B%BD-%E7%BC%85%E7%94%B8%E8%B5%B0%E7%A7%81%E5%86%B0%E6%AF%92%E6%94%B9%E8%B5%B0%E6%B5%B7%E8%B7%AF-%E5%A2%9E%E4%BA%A7k%E4%BB%96%E5%91%BD%E6%8B%93%E5%B1%95%E7%94%9F%E6%84%8F</text:a>
</text:p>
      <!--NEWS-->
      <text:h text:style-name="P10" text:outline-level="1">
<text:span text:style-name="T4">
波音星际飞机一波三折 首次载人飞行再度延后</text:span>
</text:h>
      <text:p text:style-name="P4">
Publisher: 法新社</text:p>
      <text:p text:style-name="P4">
Published Time: 2023-06-02T-8:32:08+00:00</text:p>
      <text:p text:style-name="P4">
Modified Time: 2023-06-02T09:20:07+00:00</text:p>
      <text:p text:style-name="P4">
Description: （法新社华盛顿1日电） 美国航太业巨擘波音公司（Boeing）的主管今天表示，「星际飞机」（Starliner）太空船的首次载人飞行任务再度延后，因为发现新的技术问题。</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6" text:anchor-type="as-char" svg:width="6.9236in" svg:height="3.617581in" draw:z-index="0">
<draw:image xlink:href="../Images/rficn/2023-06-02T-8-32-08-00-00/000000.png" xlink:type="simple" xlink:show="embed" xlink:actuate="onLoad" draw:mime-type="image/png"/>
</draw:frame>
</text:p>
      <text:p text:style-name="P4">
麻烦不断的波音CST-100星际飞机飞行计画已经数度延期，最终原定7月21日试飞载人送上国际太空站（International SpaceStation）。</text:p>
      <text:p text:style-name="P4">
然而，波音的工程师在试验期间发现一些新问题，包括降落伞系统瑕疵，以及这架太空船广泛使用的线束胶带在某些情况下易燃。</text:p>
      <text:p text:style-name="P4">
波音经过内部商议后，决定放弃试飞，并向美国国家航空暨太空总署（NASA）通报新问题。波音是承包NASA合约，提供国际太空站运输服务。</text:p>
      <text:p text:style-name="P4">
波音副总裁兼计画经理纳比（Mark Nappi）在记者会上表示：「我们决定暂停载人飞行任务的预备工作，以修正这些问题。」波音并未提出新的试飞日期。</text:p>
      <text:p text:style-name="P4">
波音原本希望去年就让CST-100首次实现载人飞行任务，但最终只在去年5月首度让这架太空船成功抵达国际太空站，机上没有载人。</text:p>
      <text:p text:style-name="P4">
NASA在其太空梭（Space Shuttle）计画结束后不久，于2014年将打造往返国际太空站运输工具的合约分别签给波音和马斯克（ElonMusk）的太空探索科技公司（SpaceX），两份合约价值都固定，分别是42亿美元（约新台币1289亿元）和26亿美元（约新台币798亿元）。</text:p>
      <text:p text:style-name="P4">
在空窗期间，美国曾经只能仰赖俄罗斯的联合号（Soyuz）火箭前往国际太空站。</text:p>
      <text:p text:style-name="P4">
SpaceX为此打造的「飞龙号」（Dragon）太空船在2020年试飞成功后，已开始为NASA提供运送太空人往返国际太空站的「计程车」服务。NASA如今希望能让波音的星际飞机认证为第2架这类服务工具。</text:p>
      <text:p text:style-name="P4">
Source: <text:a xlink:type="simple" xlink:href="https://www.rfi.fr/cn/%E7%A7%91%E5%AD%A6%E6%96%B0%E7%9F%A5/20230602-%E6%B3%A2%E9%9F%B3%E6%98%9F%E9%99%85%E9%A3%9E%E6%9C%BA%E4%B8%80%E6%B3%A2%E4%B8%89%E6%8A%98-%E9%A6%96%E6%AC%A1%E8%BD%BD%E4%BA%BA%E9%A3%9E%E8%A1%8C%E5%86%8D%E5%BA%A6%E5%BB%B6%E5%90%8E" text:style-name="Internet_20_link" text:visited-style-name="Visited_20_Internet_20_Link">
https://www.rfi.fr/cn/%E7%A7%91%E5%AD%A6%E6%96%B0%E7%9F%A5/20230602-%E6%B3%A2%E9%9F%B3%E6%98%9F%E9%99%85%E9%A3%9E%E6%9C%BA%E4%B8%80%E6%B3%A2%E4%B8%89%E6%8A%98-%E9%A6%96%E6%AC%A1%E8%BD%BD%E4%BA%BA%E9%A3%9E%E8%A1%8C%E5%86%8D%E5%BA%A6%E5%BB%B6%E5%90%8E</text:a>
</text:p>
      <!--NEWS-->
      <text:h text:style-name="P10" text:outline-level="1">
<text:span text:style-name="T4">
“数字原住民”这个概念已经没有意义 (Free Version)</text:span>
</text:h>
      <text:p text:style-name="P4">
Authors: ['斯蒂芬•布什']</text:p>
      <text:p text:style-name="P4">
Publisher: 英国《金融时报》</text:p>
      <text:p text:style-name="P4">
Time: 2023-06-02T00:04:33+00:00</text:p>
      <text:p text:style-name="P4">
Published Time: 2023-06-01T12:00:99+08:00</text:p>
      <text:p text:style-name="P4">
Modified Time: 2023-06-01T20:00:99+08:00</text:p>
      <text:p text:style-name="P4">
Description: 斯蒂芬•布什：曾经有那么一个时刻，数字原住民和非数字原住民之间的界限是足够清晰的。这个时刻已经过去。</text:p>
      <text:p text:style-name="P4">
Images: []</text:p>
      <text:p text:style-name="P4">
Themes: ['观点', '数字经济', '关注']</text:p>
      <text:p text:style-name="P4">
Keywords: ['数字经济', '创新经济', '物联网']</text:p>
      <text:p text:style-name="P4">
Type: Article</text:p>
      <!--METADATA-->
      <text:p text:style-name="P4">
我们就称之为“亚伯•辛普森(Abe Simpson)法则”吧。当动画片《辛普森一家》(TheSimpsons)中亚伯的儿子霍默(Homer)跟他说“你不懂这个”时，他答道：“我曾经懂的，但后来他们把‘这个’改了。现在我懂的不是‘这个’，‘这个’在我看来又怪异又可怕。”然后他警告儿子：“你也会经历的。”</text:p>
      <text:p text:style-name="P4">
亚伯爷爷是对的。当“数字原住民”这个词被创造出来的时候，我曾经是其中一员。我是在信息时代成长起来的一代人。我记得很久以前我母亲的那台电脑——一个白色的、笨重的东西，可以玩纸牌(Solitaire)、扫雷(Minesweeper)和一些MS-DOS游戏，有一段短暂的时间里它好像我们家的一个入侵者——但我其实已经不记得我们家有电脑之前的事情了。</text:p>
      <text:p text:style-name="P4">
Source: <text:a xlink:type="simple" xlink:href="http://www.ftchinese.com/story/001099834" text:style-name="Internet_20_link" text:visited-style-name="Visited_20_Internet_20_Link">
http://www.ftchinese.com/story/001099834</text:a>
</text:p>
      <!--NEWS-->
      <text:h text:style-name="P10" text:outline-level="1">
<text:span text:style-name="T4">
中国经济有多糟糕？中国股市现已进入熊市 (Free Version)</text:span>
</text:h>
      <text:p text:style-name="P4">
Author: Weilun Soon</text:p>
      <text:p text:style-name="P4">
Publisher: 华尔街日报中文网</text:p>
      <text:p text:style-name="P4">
Published Time: 2023-06-02T00:30:00.000Z</text:p>
      <text:p text:style-name="P4">
Modified Time: 2023-06-02T00:30:00.000Z</text:p>
      <text:p text:style-name="P4">
Created Time: 2023-06-01T00:12:00.000Z</text:p>
      <text:p text:style-name="P4">
Description: 今年早些时候出现的一波行情是源于投资者押注动态清零取消后的经济反弹。但这波上涨并没有持续。中国经济复苏陷入停滞是股市人气降温的一个原因。</text:p>
      <text:p text:style-name="P4">
Images: []</text:p>
      <text:p text:style-name="P4">
Categories: ['金融市场', '股市']</text:p>
      <text:p text:style-name="P4">
Keywords: SYND,LINK:EN|WP-WSJ-0000934478</text:p>
      <text:p text:style-name="P4">
Type: Article</text:p>
      <!--METADATA-->
      <text:p text:style-name="P4">
中国股市重回熊市。</text:p>
      <text:p text:style-name="P4">
Source: <text:a xlink:type="simple" xlink:href="https://cn.wsj.com/articles/%E4%B8%AD%E5%9B%BD%E7%BB%8F%E6%B5%8E%E6%9C%89%E5%A4%9A%E7%B3%9F%E7%B3%95-%E4%B8%AD%E5%9B%BD%E8%82%A1%E5%B8%82%E7%8E%B0%E5%B7%B2%E8%BF%9B%E5%85%A5%E7%86%8A%E5%B8%82-3a0e4c49" text:style-name="Internet_20_link" text:visited-style-name="Visited_20_Internet_20_Link">
https://cn.wsj.com/articles/%E4%B8%AD%E5%9B%BD%E7%BB%8F%E6%B5%8E%E6%9C%89%E5%A4%9A%E7%B3%9F%E7%B3%95-%E4%B8%AD%E5%9B%BD%E8%82%A1%E5%B8%82%E7%8E%B0%E5%B7%B2%E8%BF%9B%E5%85%A5%E7%86%8A%E5%B8%82-3a0e4c49</text:a>
</text:p>
      <!--NEWS-->
      <text:h text:style-name="P10" text:outline-level="1">
<text:span text:style-name="T4">
BIS：必须加强监管以防止更多银行倒闭 (Free Version)</text:span>
</text:h>
      <text:p text:style-name="P4">
Authors: ['劳拉•努南']</text:p>
      <text:p text:style-name="P4">
Publisher: 英国《金融时报》</text:p>
      <text:p text:style-name="P4">
Time: 2023-06-02T00:53:13+00:00</text:p>
      <text:p text:style-name="P4">
Published Time: 2023-06-01T12:00:99+08:00</text:p>
      <text:p text:style-name="P4">
Modified Time: 2023-06-01T20:51:99+08:00</text:p>
      <text:p text:style-name="P4">
Description: 国际清算银行行长卡斯滕斯认为，金融监管机构必须“大幅”增加预算，才能确保银行更好地运营，确保其董事和高管履行职责。</text:p>
      <text:p text:style-name="P4">
Images: ["<text:a xlink:type="simple" xlink:href="https://thumbor.ftacademy.cn/unsafe/picture/5/000177085_piclink.jpg" text:style-name="Internet_20_link" text:visited-style-name="Visited_20_Internet_20_Link">
000177085_pic...</text:a>
"]</text:p>
      <text:p text:style-name="P4">
Themes: ['金融和市场监管', '关注']</text:p>
      <text:p text:style-name="P4">
Keywords: ['金融和市场监管', '银行业', '瑞士信贷']</text:p>
      <text:p text:style-name="P4">
Type: Article</text:p>
      <!--METADATA-->
      <text:p text:style-name="P4">
<draw:frame draw:style-name="fr1" draw:name="Image67" text:anchor-type="as-char" svg:width="6.9236in" svg:height="3.894525in" draw:z-index="0">
<draw:image xlink:href="../Images/FT Chinese Free Version/2023-06-02T00-53-13-00-00/000177085_piclink.jpg" xlink:type="simple" xlink:show="embed" xlink:actuate="onLoad" draw:mime-type="image/jpeg"/>
</draw:frame>
</text:p>
      <text:p text:style-name="P4">
全球央行伞形机构——国际清算银行(BIS)的负责人表示，近期发生银行业危机后，金融监管机构必须“大幅”增加各自的预算。他认为，加强日常监督对于防止更多银行倒闭至关重要。</text:p>
      <text:p text:style-name="P4">
全球政策制定者正在权衡改变规则，以更好地保护银行免受利率变化和存款加速外逃——这两个因素助推了自2007-08年全球金融危机以来最大规模的银行倒闭——等风险的影响。最为引人注目的倒闭案例包括，硅谷银行(SiliconValley Bank)于3月初被联邦存款保险公司(FDIC)关闭，而瑞信(Credit Suisse)在一周后被迫出售给国内竞争对手瑞银(UBS)。</text:p>
      <text:p text:style-name="P4">
Source: <text:a xlink:type="simple" xlink:href="http://www.ftchinese.com/story/001099835" text:style-name="Internet_20_link" text:visited-style-name="Visited_20_Internet_20_Link">
http://www.ftchinese.com/story/001099835</text:a>
</text:p>
      <!--NEWS-->
      <text:h text:style-name="P10" text:outline-level="1">
<text:span text:style-name="T4">
Lex专栏：百威英博股价终将反弹 (Free Version)</text:span>
</text:h>
      <text:p text:style-name="P4">
Authors: ['Lex专栏']</text:p>
      <text:p text:style-name="P4">
Publisher: 英国《金融时报》</text:p>
      <text:p text:style-name="P4">
Time: 2023-06-02T00:58:46+00:00</text:p>
      <text:p text:style-name="P4">
Published Time: 2023-06-01T12:00:99+08:00</text:p>
      <text:p text:style-name="P4">
Modified Time: 2023-06-01T20:55:99+08:00</text:p>
      <text:p text:style-name="P4">
Description: 这家啤酒酿造商请跨性别网红做广告所引发的风波，已严重影响百威淡啤销量，但基本面因素意味着投资者现在不应该卖出该股。</text:p>
      <text:p text:style-name="P4">
Images: ["<text:a xlink:type="simple" xlink:href="https://thumbor.ftacademy.cn/unsafe/picture/7/000183157_piclink.jpeg" text:style-name="Internet_20_link" text:visited-style-name="Visited_20_Internet_20_Link">
000183157_pic...</text:a>
"]</text:p>
      <text:p text:style-name="P4">
Themes: ['FT商学院', '关注']</text:p>
      <text:p text:style-name="P4">
Keywords: ['食品与饮料', '啤酒与烈酒', '饮食', '高端专享', 'FT商学院']</text:p>
      <text:p text:style-name="P4">
Type: Article</text:p>
      <!--METADATA-->
      <text:p text:style-name="P4">
<draw:frame draw:style-name="fr1" draw:name="Image68" text:anchor-type="as-char" svg:width="6.9236in" svg:height="4.617987in" draw:z-index="0">
<draw:image xlink:href="../Images/FT Chinese Free Version/2023-06-02T00-58-46-00-00/000183157_piclink.jpeg" xlink:type="simple" xlink:show="embed" xlink:actuate="onLoad" draw:mime-type="image/jpeg"/>
</draw:frame>
</text:p>
      <text:p text:style-name="P4">
夏天是美国的啤酒饮用旺季。冰镇啤酒传统上伴随温暖天气和烧烤。5月至8月这四个月的啤酒销售额占年度总销售额的35%至40%。</text:p>
      <text:p text:style-name="P4">
有一家啤酒酿造商眼下没什么可举杯庆祝的。美国保守派对百威(Budweiser)背后的比利时公司百威英博(Anheuser-BuschInBev)感到愤怒。他们反对该公司在广告营销活动中请一位跨性别网红代言百威淡啤(Bud Light)。</text:p>
      <text:p text:style-name="P4">
Source: <text:a xlink:type="simple" xlink:href="http://www.ftchinese.com/story/001099836" text:style-name="Internet_20_link" text:visited-style-name="Visited_20_Internet_20_Link">
http://www.ftchinese.com/story/001099836</text:a>
</text:p>
      <!--NEWS-->
      <text:h text:style-name="P10" text:outline-level="1">
<text:span text:style-name="T4">
北京方面鼓励安谋深化与中国企业合作 (Free Version)</text:span>
</text:h>
      <text:p text:style-name="P4">
Authors: ['瑞安•麦克莫罗']</text:p>
      <text:p text:style-name="P4">
Publisher: 英国《金融时报》</text:p>
      <text:p text:style-name="P4">
Time: 2023-06-02T02:09:46+00:00</text:p>
      <text:p text:style-name="P4">
Published Time: 2023-05-31T12:00:99+08:00</text:p>
      <text:p text:style-name="P4">
Modified Time: 2023-06-01T08:01:99+08:00</text:p>
      <text:p text:style-name="P4">
Description: 在美国出口限制的巨大压力之下，此事反映出芯片设计企业安谋在半导体产业中的关键作用。</text:p>
      <text:p text:style-name="P4">
Images: ["<text:a xlink:type="simple" xlink:href="https://thumbor.ftacademy.cn/unsafe/picture/7/000183087_piclink.jpg" text:style-name="Internet_20_link" text:visited-style-name="Visited_20_Internet_20_Link">
000183087_pic...</text:a>
"]</text:p>
      <text:p text:style-name="P4">
Themes: ['半导体', '关注']</text:p>
      <text:p text:style-name="P4">
Keywords: ['半导体', '芯片', '安谋', '软银', '出口管制', '技术封锁', '脱钩']</text:p>
      <text:p text:style-name="P4">
Type: Article</text:p>
      <!--METADATA-->
      <text:p text:style-name="P4">
<draw:frame draw:style-name="fr1" draw:name="Image69" text:anchor-type="as-char" svg:width="6.9236in" svg:height="3.894525in" draw:z-index="0">
<draw:image xlink:href="../Images/FT Chinese Free Version/2023-06-02T02-09-46-00-00/000183087_piclink.jpg" xlink:type="simple" xlink:show="embed" xlink:actuate="onLoad" draw:mime-type="image/jpeg"/>
</draw:frame>
</text:p>
      <text:p text:style-name="P4">
北京方面鼓励英国芯片设计公司安谋(Arm)与中国企业更紧密合作。在美国出口限制的巨大压力之下，这反映出这家软银(SoftBank)所有的企业在半导体产业中的关键作用。</text:p>
      <text:p text:style-name="P4">
周二，中国科技部副部长张广军在北京会见安谋首席执行官勒内•哈斯(Rene Haas)，鼓励安谋深化与中国大学、科研院所和企业合作。</text:p>
      <text:p text:style-name="P4">
Source: <text:a xlink:type="simple" xlink:href="http://www.ftchinese.com/story/001099832" text:style-name="Internet_20_link" text:visited-style-name="Visited_20_Internet_20_Link">
http://www.ftchinese.com/story/001099832</text:a>
</text:p>
      <!--NEWS-->
      <text:h text:style-name="P10" text:outline-level="1">
<text:span text:style-name="T4">
"六四"34周年   异议人士被上岗被旅游</text:span>
</text:h>
      <text:p text:style-name="P4">
Author: None</text:p>
      <text:p text:style-name="P4">
Publisher: Radio Free Asia (Organization)</text:p>
      <text:p text:style-name="P4">
Published Time: 2023-06-02T02:13:00-04:00</text:p>
      <text:p text:style-name="P4">
Modified Time: 2023-06-02T11:36:02-04:00</text:p>
      <text:p text:style-name="P4">
Description: None</text:p>
      <text:p text:style-name="P4">
Videos: []</text:p>
      <text:p text:style-name="P4">
Audios: ["<text:a xlink:type="simple" xlink:href="https://www.rfa.org/mandarin/yataibaodao/renquanfazhi/gt-0602202302130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70" text:anchor-type="as-char" svg:width="6.9236in" svg:height="3.88615in" draw:z-index="0">
<draw:image xlink:href="../Images/rfamandarin/2023-06-02T02-13-00-04-00/000000.png" xlink:type="simple" xlink:show="embed" xlink:actuate="onLoad" draw:mime-type="image/png"/>
</draw:frame>
 贵州人权研讨会十多名成员被旅游 RFA资料图片  <text:a xlink:type="simple" xlink:href="https://www.rfa.org/mandarin/yataibaodao/renquanfazhi/gt-06022023021308.html/@@stream" text:style-name="Internet_20_link" text:visited-style-name="Visited_20_Internet_20_Link">
Audio-1-Link：https://www.rfa.org/mandarin/yataibaodao/renquanfazhi/gt-06022023021308.html/@@stream</text:a>
</text:p>
      <text:p text:style-name="P4">
"六四"34周年前夕，中国多地实施禁止民间集会的严控措施。北京异议人士查建国、六四伤残人士齐志勇被上岗；独立媒体人高瑜被带到河南旅游；成都秋雨教会信徒被公安"维稳"；贵州人权研讨会个别成员被监控。有人形容，今年"六四"期间的维稳程度堪比中共二十大保安。</text:p>
      <text:p text:style-name="P4">
<text:a xlink:type="simple" xlink:href="https://www.rfa.org/mandarin/yataibaodao/renquanfazhi/ec-06012023060926.html" text:style-name="Internet_20_link" text:visited-style-name="Visited_20_Internet_20_Link">
 <text:span text:style-name="T4">
六四前夕许志永狱中呼吁 以禁食悼念"六四"</text:span>
 </text:a>
  * <text:span text:style-name="T4">
<text:a xlink:type="simple" xlink:href="https://www.rfa.org/mandarin/pinglun/duzheguangchang/dz-05302023170923.html" text:style-name="Internet_20_link" text:visited-style-name="Visited_20_Internet_20_Link">
 【我是怎么知道六四的】来信节选 </text:a>
 </text:span>
</text:p>
      <text:p text:style-name="P4">
六四34周年临近，北京、湖南、四川、安徽、湖北及贵州等地异议人士、人权组织或知名维权人士，被警方上岗或者被强制旅游。据一位知情人士本周五（6月2日）告诉本台，北京独立媒体人高瑜被公安带到河南洛阳旅游：“高大姐被旅游了，在河南”。</text:p>
      <text:p text:style-name="P4">
 北京独立媒体人高瑜（古亭提供）</text:p>
      <text:p text:style-name="P4">
贵州一位日前接到公安警告，不得接受采访的异议人士告诉本台：“贵州人权研讨会的陈西、李任科、廖双元、黄燕明以及张贾龙等人分别被警告、上岗或带到贵阳郊区农家乐和度假村。国保像往年一样，等到六四周年日结束后，才能回到贵阳家中。”</text:p>
      <text:p text:style-name="P4">
这位人士还说，两天前，北京异议人士查建国、何德普、江棋生，六四伤残者齐志勇等至少十人被上岗，八九学运参与者季风则被带到贵州省桐梓县旅游。</text:p>
      <text:p text:style-name="P4">
正在贵州家乡的季风对本台证实，他被旅游期间不得接受媒体采访：“所有的媒体采访我，现在都被我拒绝。因为跟我打了招呼，不让我接受采访。我说我可不可以发照片，连照片都不能发。江棋生没消息，电话打不通。这就像二十大期间，绝对不能发照片。”</text:p>
      <text:p text:style-name="P4">
 异议人士季风（古亭提供）  <text:a xlink:type="simple" xlink:href="https://www.rfa.org/mandarin/yataibaodao/renquanfazhi/gt-06022023021308.html/m0602-gtp3.jpg" text:style-name="Internet_20_link" text:visited-style-name="Visited_20_Internet_20_Link">
</text:a>
</text:p>
      <text:p text:style-name="P4">
<text:span text:style-name="T4">
合肥警方上门要带八九参与者沈良庆旅游</text:span>
</text:p>
      <text:p text:style-name="P4">
另一位八九学运参与者，安徽合肥异议人士沈良庆告诉本台，当地公安已经通知他在六四周年日期间，须接受监控：“前几天，合肥市公安局国保支队和包河分局国保大队找我谈过话，说准备带我出去旅游，明天就要出去旅游。他们肯定会要求这几天不能谈六四话题。再有，我在旅游期间肯定是处在软禁状态。”</text:p>
      <text:p text:style-name="P4">
 异议人士沈良庆（古亭提供）  <text:a xlink:type="simple" xlink:href="https://www.rfa.org/mandarin/yataibaodao/renquanfazhi/gt-06022023021308.html/m0602-gtp4.jpg" text:style-name="Internet_20_link" text:visited-style-name="Visited_20_Internet_20_Link">
</text:a>
</text:p>
      <text:p text:style-name="P4">
湖南株洲多位接到公安警告的异议人士告诉本台，当局此次严控程度相当于中共二十大会议期间。其中一位陈先生说，警察周五早上刚到过他家：“他（国保）刚上我家来，才走了十分钟，因为六四这件事，说要来看守我，实施管控，可能持续到6月6日，我对此也没办法。我们这里不久前还拘留一个人叫陈思明，因为他在发推特（六四图片）。可能会被刑事拘留，因为他已被拘留四到五次了。”</text:p>
      <text:p text:style-name="P4">
<text:span text:style-name="T4">
成都警方六四周年日与活跃人士"聚餐"</text:span>
</text:p>
      <text:p text:style-name="P4">
在四川成都，当地异议人士宋先生告诉本台，四川环保作家谭作人，已被警方带走旅游，成都秋雨教会的多位活跃人士也被公安“打招呼”，在六四周年日当天，由警方安排“聚餐”。他说：“秋雨教会比较活跃的一些会友，这一、两天收到（国保）打招呼，我也接到电话，6月4日那一天，要被（国保）约出去吃个饭。谭作人每年六四都要被带出去旅游。”</text:p>
      <text:p text:style-name="P4">
除了异议人士被监控，维权人士也被当局纳入控制范围。武汉维权人士周先生对本台说：“我们这些人虽然跟六四挂不上勾，但是现在六四异议人士该旅游的被旅游了。我们这些维权者也被国保当作所谓维稳的一部分。”</text:p>
      <text:p text:style-name="P4">
每年的六四周年日，中国警方都会控制异议人士。有舆论认为，这是因为当局担心这些人士举行纪念活动或者发表相关言论，而这些活动和言论都被认为是对当局的挑战和批评。此外，中国政府一直试图掩盖、歪曲六四的真相，并禁止公民自由地表达对该事件的看法。因此，在这个敏感时期，警方会加强管控以维护政治秩序。</text:p>
      <text:p text:style-name="P4">
记者：古亭 责编：陈美华、许书婷、嘉远 网编：洪伟</text:p>
      <text:p text:style-name="P4">
Source: <text:a xlink:type="simple" xlink:href="https://www.rfa.org/mandarin/yataibaodao/renquanfazhi/gt-06022023021308.html" text:style-name="Internet_20_link" text:visited-style-name="Visited_20_Internet_20_Link">
https://www.rfa.org/mandarin/yataibaodao/renquanfazhi/gt-06022023021308.html</text:a>
</text:p>
      <!--NEWS-->
      <text:h text:style-name="P10" text:outline-level="1">
<text:span text:style-name="T4">
俄罗斯公布企图入侵别尔哥罗德细节与乌克兰在战斗机方面得到大力支持</text:span>
</text:h>
      <text:p text:style-name="P4">
Author: 半岛电视台＋通讯社</text:p>
      <text:p text:style-name="P4">
Publisher: Al Jazeera</text:p>
      <text:p text:style-name="P4">
Published Time: 2023-06-02T02:42:11</text:p>
      <text:p text:style-name="P4">
Modified Time: 2023-06-02T02:42:11</text:p>
      <text:p text:style-name="P4">
Description: 周四，俄乌双方相互攻击造成人员伤亡，与此同时，莫斯科警告西方国家不要向基辅提供 F-16 战斗机，而乌克兰总统则就他的国家不能加入北约的危险发出警告。</text:p>
      <text:p text:style-name="P4">
Images: ["<text:a xlink:type="simple" xlink:href="https://chinese.aljazeera.net/wp-content/uploads/2023/06/1-1685672958.jpg" text:style-name="Internet_20_link" text:visited-style-name="Visited_20_Internet_20_Link">
1-1685672958.jpg</text:a>
", "<text:a xlink:type="simple" xlink:href="https://chinese.aljazeera.net/wp-content/uploads/2023/06/1-1685673050.png" text:style-name="Internet_20_link" text:visited-style-name="Visited_20_Internet_20_Link">
1-1685673050.png</text:a>
", "<text:a xlink:type="simple" xlink:href="https://chinese.aljazeera.net/wp-content/uploads/2023/06/1-1685673094.png" text:style-name="Internet_20_link" text:visited-style-name="Visited_20_Internet_20_Link">
1-1685673094.png</text:a>
", "<text:a xlink:type="simple" xlink:href="https://chinese.aljazeera.net/wp-content/uploads/2023/06/1-1685673145.png" text:style-name="Internet_20_link" text:visited-style-name="Visited_20_Internet_20_Link">
1-1685673145.png</text:a>
", "<text:a xlink:type="simple" xlink:href="https://chinese.aljazeera.net/wp-content/uploads/2023/06/1-1685673180.png" text:style-name="Internet_20_link" text:visited-style-name="Visited_20_Internet_20_Link">
1-1685673180.pn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76" text:anchor-type="as-char" svg:width="6.9236in" svg:height="4.887247in" draw:z-index="0">
<draw:image xlink:href="../Images/Aljazeera Chinese/2023-06-02T02-42-11/1-1685672958.jpg" xlink:type="simple" xlink:show="embed" xlink:actuate="onLoad" draw:mime-type="image/jpeg"/>
</draw:frame>
 一连串的爆炸震动了首都基辅，防空部队做出回应</text:p>
      <text:p text:style-name="P4">
周四，俄乌双方相互攻击造成人员伤亡，与此同时，莫斯科警告西方国家不要向基辅提供 F-16 战斗机，而乌克兰总统则就他的国家不能加入北约的危险发出警告。</text:p>
      <text:p text:style-name="P4">
据基辅地方政府称，俄罗斯对乌克兰首都发动导弹袭击，造成 3 人死亡，至少 14 人受伤。</text:p>
      <text:p text:style-name="P4">
基辅军事当局还宣布，由于导弹碎片掉落，该市第聂伯罗区发生火灾。</text:p>
      <text:p text:style-name="P4">
乌克兰空军表示，在俄罗斯的这次袭击中，其防御系统击落了 10 枚伊斯坎德尔弹道导弹，乌克兰当局已宣布该国首都和北部地区进入空中警戒状态。</text:p>
      <text:p text:style-name="P4">
与此同时，乌克兰赫尔松省长报告称，俄罗斯针对南部省份的轰炸导致一名平民死亡，另有 5 人受伤。</text:p>
      <text:p text:style-name="P4">
该省长补充说，在过去的几个小时里，俄罗斯军队轰炸了该省的大部分地区。</text:p>
      <text:p text:style-name="P4">
本周，俄罗斯军队用导弹和无人机对基辅等乌克兰地区进行了一系列猛烈打击，而乌克兰宣布已完成大反攻收复领土的准备工作。</text:p>
      <text:p text:style-name="P4">
另一方面，对俄罗斯领土的袭击步伐加快，前天，也就是周二，乌克兰对莫斯科发动了前所未有的空袭，并在上周对与乌克兰接壤的俄罗斯别尔哥罗德省进行了大规模武装入侵。</text:p>
      <text:p text:style-name="P4">
<draw:frame draw:style-name="fr1" draw:name="Image77" text:anchor-type="as-char" svg:width="6.9236in" svg:height="3.893401in" draw:z-index="0">
<draw:image xlink:href="../Images/Aljazeera Chinese/2023-06-02T02-42-11/1-1685673050.png" xlink:type="simple" xlink:show="embed" xlink:actuate="onLoad" draw:mime-type="image/png"/>
</draw:frame>
乌克兰轰炸后，俄罗斯别尔哥罗德省希彭科镇的一座建筑发生火灾（路透）</text:p>
      <text:h text:style-name="P13" text:outline-level="4">
<text:span text:style-name="T4">
袭击别尔哥罗德</text:span>
</text:h>
      <text:p text:style-name="P4">
俄罗斯媒体今天报道称，由于乌克兰轰炸别尔哥罗德，有 11 人受伤，其中 4 人伤势严重，与此同时，俄罗斯省长宣布在该地区启动防空系统。</text:p>
      <text:p text:style-name="P4">
俄罗斯网站报道称，俄罗斯防空系统在别尔哥罗德市中心拦截了一枚炮弹，而俄罗斯其他媒体证实，拦截导弹导致市中心发生爆炸。</text:p>
      <text:p text:style-name="P4">
俄罗斯军队今天宣布，其已动员俄罗斯空军和大炮击退乌克兰在别尔哥罗德地区的进攻，最近几天的爆炸事件迫使许多居民逃离。</text:p>
      <text:p text:style-name="P4">
俄罗斯国防部发言人伊戈尔·科纳申科夫 (Igor Konashenkov) 表示，俄罗斯军队在别尔哥罗德地区挫败了乌克兰编队组织的 3次渗透企图，他将其描述为恐怖分子。</text:p>
      <text:p text:style-name="P4">
科纳申科夫补充说，这些编队——包括最多两个步兵连——得到了坦克的加强。</text:p>
      <text:p text:style-name="P4">
随后，俄罗斯国防部表示，约有70名武装分子、5辆坦克、4辆装甲车、7辆皮卡参与了今天对别尔哥罗德的袭击。</text:p>
      <text:p text:style-name="P4">
另一方面，克里姆林宫谴责国际社会对别尔哥罗德袭击事件保持沉默。</text:p>
      <text:p text:style-name="P4">
克里姆林宫发言人德米特里·佩斯科夫表示，“国际社会有机会观看录像和阅读描述对住宅建筑、社会基础设施等发动袭击的材料。并未对基辅提出一个字的批评”</text:p>
      <text:p text:style-name="P4">
<draw:frame draw:style-name="fr1" draw:name="Image78" text:anchor-type="as-char" svg:width="6.9236in" svg:height="4.612736in" draw:z-index="0">
<draw:image xlink:href="../Images/Aljazeera Chinese/2023-06-02T02-42-11/1-1685673094.png" xlink:type="simple" xlink:show="embed" xlink:actuate="onLoad" draw:mime-type="image/png"/>
</draw:frame>
梅德韦杰夫（左）参观位于伏尔加格勒的俄罗斯军队训练营（路透）</text:p>
      <text:h text:style-name="P13" text:outline-level="4">
<text:span text:style-name="T4">
梅德韦杰夫呼吁做出回应</text:span>
</text:h>
      <text:p text:style-name="P4">
另一方面，俄罗斯安全委员会副主席德米特里·梅德韦杰夫则表示，俄罗斯地区发生的轰炸和袭击事件不过是“恐怖主义”。</text:p>
      <text:p text:style-name="P4">
梅德韦杰夫呼吁推翻乌克兰政权，他将其描述为对俄罗斯的持续威胁，他并表示，乌克兰及其背后的美欧选择了对俄开战，莫斯科必须对“恐怖袭击”做出严厉回应。</text:p>
      <text:p text:style-name="P4">
莫斯科认为，西方国家——尽管他们没有明确宣布支持在俄罗斯纵深发动攻击——正通过向基辅提供先进武器来鼓励基辅进行此类攻击。</text:p>
      <text:p text:style-name="P4">
在此背景下，俄罗斯外交部周四表示，丹麦和荷兰领导旨在加强乌克兰空中军事能力的国家集团。</text:p>
      <text:p text:style-name="P4">
俄罗斯外交部表示，丹麦和荷兰很可能将F-16战斗机转移到乌克兰并对乌克兰飞行员进行培训。</text:p>
      <text:p text:style-name="P4">
俄罗斯外交部还表示，华盛顿及其北约盟国继续向基辅政权提供最新型的武器。</text:p>
      <text:p text:style-name="P4">
<draw:frame draw:style-name="fr1" draw:name="Image79" text:anchor-type="as-char" svg:width="6.9236in" svg:height="5.116271in" draw:z-index="0">
<draw:image xlink:href="../Images/Aljazeera Chinese/2023-06-02T02-42-11/1-1685673145.png" xlink:type="simple" xlink:show="embed" xlink:actuate="onLoad" draw:mime-type="image/png"/>
</draw:frame>
泽连斯基（右）敦促西方国家迅速将他的国家纳入北约（路透）</text:p>
      <text:h text:style-name="P13" text:outline-level="4">
<text:span text:style-name="T4">
西方国家阵营两次会议</text:span>
</text:h>
      <text:p text:style-name="P4">
另一方面，乌克兰总统泽连斯基在摩尔多瓦举行的欧洲政治集团第二次峰会期间警告称，乌克兰未能加入北约对欧洲大陆的安全构成威胁。</text:p>
      <text:p text:style-name="P4">
欧洲媒体援引泽连斯基的说法报道称，“我们表现出的每一个怀疑都是俄罗斯将试图占领的战壕。”</text:p>
      <text:p text:style-name="P4">
泽连斯基强调，每个与俄罗斯接壤且不希望莫斯科接管其领土的欧洲国家都是北约和欧盟的成员。</text:p>
      <text:p text:style-name="P4">
乌克兰总统泽连斯基表示，他的国家需要安全保障，因为它不是北约成员国，并呼吁即将举行的联盟峰会就给予乌克兰成员国资格做出承诺。</text:p>
      <text:p text:style-name="P4">
乌克兰总统在与乌克兰接壤的小国摩尔多瓦峰会上的讲话中表示，他的国家在峰会期间感受到了盟国在获得战斗机方面的大力支持。</text:p>
      <text:p text:style-name="P4">
与此同时，泽连斯基表示，乌克兰需要更多的爱国者导弹系统来抵御俄罗斯的攻击，并呼吁欧洲建立一个覆盖整个大陆的防御盾牌。</text:p>
      <text:p text:style-name="P4">
<draw:frame draw:style-name="fr1" draw:name="Image80" text:anchor-type="as-char" svg:width="6.9236in" svg:height="4.612736in" draw:z-index="0">
<draw:image xlink:href="../Images/Aljazeera Chinese/2023-06-02T02-42-11/1-1685673180.png" xlink:type="simple" xlink:show="embed" xlink:actuate="onLoad" draw:mime-type="image/png"/>
</draw:frame>
 北约各国外长在挪威首都奥斯陆合影留念（路透）</text:p>
      <text:h text:style-name="P13" text:outline-level="4">
<text:span text:style-name="T4">
北约成员</text:span>
</text:h>
      <text:p text:style-name="P4">
周四早些时候，德国粉碎了乌克兰迅速加入北约的希望。</text:p>
      <text:p text:style-name="P4">
德国外交部长安娜莱娜·贝尔伯克表示，现在不是讨论乌克兰加入北约的合适时机。</text:p>
      <text:p text:style-name="P4">
安娜莱娜·贝尔伯克在挪威首都奥斯陆举行的北约外长非正式会议期间发表了上述言论，本次非正式会议旨在为即将于7 月在立陶宛举行的北约峰会做准备。</text:p>
      <text:p text:style-name="P4">
贝尔伯克为德国的立场辩护说，北约不能包括一个处于战争状态的国家。</text:p>
      <text:p text:style-name="P4">
俄罗斯一再警告说，如果乌克兰被接受加入北约，冲突可能升级为世界大战。</text:p>
      <text:p text:style-name="P4">
美国国务卿安东尼·布林肯重申，美国继续支持乌克兰，并支持乌克兰加入北约。</text:p>
      <text:p text:style-name="P4">
同样，北约秘书长延斯·斯托尔滕贝格在与布林肯的联合新闻发布会上表示，所有盟友一致认为，联盟的大门向新成员敞开，并强调，就乌克兰加入北约事宜达成共识。</text:p>
      <text:p text:style-name="P4">
至于美国总统拜登，他在美国空军学院学生毕业典礼上的讲话中强调，美国继续支持和捍卫乌克兰和世界民主。</text:p>
      <text:p text:style-name="P4">
拜登表示，他告诉乌克兰总统，他正在与美国伙伴合作，培训乌克兰飞行员使用第四代战斗机，其中包括 F-16。</text:p>
      <text:p text:style-name="P4">
拜登表示，他的国家动员了50多个国家，使乌克兰能够保护自己、自己的尊严和主权。</text:p>
      <text:p text:style-name="P4">
美国总统拜登认为，世界正在目睹他所谓的俄罗斯对乌克兰的野蛮侵略所带来的越来越多的挑战。</text:p>
      <text:p text:style-name="P4">
Source: <text:a xlink:type="simple" xlink:href="https://chinese.aljazeera.net/news/war-in-ukraine/2023/6/2/%e4%bf%84%e7%bd%97%e6%96%af%e5%85%ac%e5%b8%83%e4%bc%81%e5%9b%be%e5%85%a5%e4%be%b5%e5%88%ab%e5%b0%94%e5%93%a5%e7%bd%97%e5%be%b7%e7%bb%86%e8%8a%82%e4%b8%8e%e4%b9%8c%e5%85%8b%e5%85%b0%e5%9c%a8%e6%88%98" text:style-name="Internet_20_link" text:visited-style-name="Visited_20_Internet_20_Link">
https://chinese.aljazeera.net/news/war-in-ukraine/2023/6/2/%e4%bf%84%e7%bd%97%e6%96%af%e5%85%ac%e5%b8%83%e4%bc%81%e5%9b%be%e5%85%a5%e4%be%b5%e5%88%ab%e5%b0%94%e5%93%a5%e7%bd%97%e5%be%b7%e7%bb%86%e8%8a%82%e4%b8%8e%e4%b9%8c%e5%85%8b%e5%85%b0%e5%9c%a8%e6%88%98</text:a>
</text:p>
      <!--NEWS-->
      <text:h text:style-name="P10" text:outline-level="1">
<text:span text:style-name="T4">
在美国制裁与军队停止参与吉达谈判之后：苏丹的冲突将走向何方？</text:span>
</text:h>
      <text:p text:style-name="P4">
Author: 半岛电视台</text:p>
      <text:p text:style-name="P4">
Publisher: Al Jazeera</text:p>
      <text:p text:style-name="P4">
Published Time: 2023-06-02T02:46:10</text:p>
      <text:p text:style-name="P4">
Modified Time: 2023-06-02T02:46:10</text:p>
      <text:p text:style-name="P4">
Description: 分析人士和专家认为，在苏丹军方宣布暂停参与吉达谈判之后，美国对苏丹冲突双方实施制裁与限制，从而发出了一条警告，即不会再对冲突的持续保持沉默，也不会再容忍任何一方的侵犯行为。</text:p>
      <text:p text:style-name="P4">
Images: ["<text:a xlink:type="simple" xlink:href="https://chinese.aljazeera.net/wp-content/uploads/2023/06/image-13-1685672985.jpg" text:style-name="Internet_20_link" text:visited-style-name="Visited_20_Internet_20_Link">
image-13-1685...</text:a>
"]</text:p>
      <text:p text:style-name="P4">
Topics: ['军事', '政治', '新闻']</text:p>
      <text:p text:style-name="P4">
Keywords: ['军事', '政治', '新闻', '美国', '苏丹']</text:p>
      <text:p text:style-name="P4">
Type: Article</text:p>
      <!--METADATA-->
      <text:p text:style-name="P4">
<draw:frame draw:style-name="fr1" draw:name="Image81" text:anchor-type="as-char" svg:width="6.9236in" svg:height="3.893114in" draw:z-index="0">
<draw:image xlink:href="../Images/Aljazeera Chinese/2023-06-02T02-46-10/image-13-1685672985.jpg" xlink:type="simple" xlink:show="embed" xlink:actuate="onLoad" draw:mime-type="image/jpeg"/>
</draw:frame>
 苏丹爆发冲突 (通讯社)</text:p>
      <text:p text:style-name="P4">
接受半岛电视台节目采访的分析人士和专家认为，在苏丹军方宣布暂停参与吉达谈判之后，美国对苏丹冲突双方实施制裁与限制，从而发出了一条警告，即不会再对冲突的持续保持沉默，也不会再容忍任何一方的侵犯行为。</text:p>
      <text:p text:style-name="P4">
但与此同时，他们还一致认为，这些制裁并不会对苏丹当前的冲突产生直接影响，也不会促使冲突双方重返谈判桌或者遵守停火要求，他们还表示，对这些最新发展可能产生的预期结果感到担忧。</text:p>
      <text:p text:style-name="P4">
在苏丹军方决定暂停参与吉达谈判之后，苏丹的停火谈判面临着破裂的风险，在这样的情况下，美国对该国实施了签证限制——包括来自苏丹军方以及快速支援部队的官员，此外还对与这些官员存在关联的公司实施了制裁，并指责他们助长了苏丹的冲突。</text:p>
      <text:p text:style-name="P4">
人道主义行动与冲突研究中心的客座研究员阿卜杜勒-法塔赫·穆罕默德表示，这些制裁向冲突双方发出了警告信息，即美国不会再对冲突的持续保持沉默，但是这种制裁的影响并不会迫使双方重返谈判桌。</text:p>
      <text:p text:style-name="P4">
这位研究员还在接受半岛电视台记者采访时表示，这种警告性的措施是不够的，仅仅通过制裁是无法迫使冲突双方屈服或听取国际诉求的有效解决方案，也无法迫使双方落实可行手段以朝着改善现状的方向前进。</text:p>
      <text:h text:style-name="P13" text:outline-level="4">
<text:span text:style-name="T4">
决胜的考量</text:span>
</text:h>
      <text:p text:style-name="P4">
根据阿卜杜勒-法塔赫·穆罕默德的说法，苏丹军方暂停参与吉达谈判的背后，可能是因为它觉得决战的时刻已经临近，因此，它一方面想继续对抗，另一方面还想通过指责对方在实地犯下侵犯罪行来揭开其道德幌子。</text:p>
      <text:p text:style-name="P4">
他还认为，苏丹军方可能拥有实现军事决断的能力，但是却会在平民伤亡方面付出极高的代价，他还认为，最糟糕的情况就是苏丹现在所处的这种公开战争——所有努力和休战都已暂停，而这种后果对于苏丹人民而言，将是极为悲惨的。</text:p>
      <text:p text:style-name="P4">
亚的斯亚贝巴大学政治学和国际关系学教授布鲁克·海卢也认同阿卜杜勒-法塔赫·穆罕默德的观点，并认为这些制裁不仅是美国向苏丹冲突双方发出的警告信息，要求双方不要继续违反停战协议，而且还是在向双方强调，如果不重回谈判桌，那么就将继续实施这些制裁。</text:p>
      <text:p text:style-name="P4">
布鲁克·海卢在接受半岛电视台节目采访时指出，这些制裁的影响可能不会直接显现。事实上，冲突双方都拥有大量的现金和黄金，但是这些积蓄会随着时间而耗尽，美国可能会继续实施一系列的经济制裁，并最终削弱冲突双方的力量。</text:p>
      <text:h text:style-name="P13" text:outline-level="4">
<text:span text:style-name="T4">
政治警告</text:span>
</text:h>
      <text:p text:style-name="P4">
这种影响并不局限于经济和军事层面，海卢认为，这种制裁还代表着对那些支持任何冲突方的国际力量发出的政治警告，并暗示这些制裁可能会在稍后扩展到它们身上。</text:p>
      <text:p text:style-name="P4">
海卢强调，要加倍努力以向苏丹冲突双方施压，以尽快停止战斗、落实停火协议、重返谈判、减少事态升级、提供保护平民的途径，并为人道主义援助提供畅通的路径。</text:p>
      <text:p text:style-name="P4">
另一方面，苏丹政治和军事事务分析师奥萨马·艾达鲁斯表示，有关经济制裁决定非常奇怪，这份名单上受到制裁的实体实际上并不存在，而且在很久之前就已经被取缔，到现在已仅仅剩下招牌。</text:p>
      <text:p text:style-name="P4">
他在半岛电视台的节目中指出，美国政府希望这些制裁不仅是对冲突双方的警告，而它表现出希望做出实事的形象，但事实上这一措施并未以直接方式解决冲突问题，也没有结束冲突和停止苏丹人民的苦难。</text:p>
      <text:p text:style-name="P4">
他还认为，苏丹正朝着以下两种情况之一发展：第一是军方在未来一段时间内实现军事决胜，第二是各方朝着实现真正的停火来开展行动，包括建立明确的机制，以使快速支持部队放弃被其控制的重要设施，以及在喀土穆外被它变成安全军营的平民房屋。</text:p>
      <text:p text:style-name="P4">
Source: <text:a xlink:type="simple" xlink:href="https://chinese.aljazeera.net/news/military/2023/6/2/%e5%9c%a8%e7%be%8e%e5%9b%bd%e5%88%b6%e8%a3%81%e4%b8%8e%e5%86%9b%e9%98%9f%e5%81%9c%e6%ad%a2%e5%8f%82%e4%b8%8e%e5%90%89%e8%be%be%e8%b0%88%e5%88%a4%e4%b9%8b%e5%90%8e%e8%8b%8f%e4%b8%b9%e7%9a%84" text:style-name="Internet_20_link" text:visited-style-name="Visited_20_Internet_20_Link">
https://chinese.aljazeera.net/news/military/2023/6/2/%e5%9c%a8%e7%be%8e%e5%9b%bd%e5%88%b6%e8%a3%81%e4%b8%8e%e5%86%9b%e9%98%9f%e5%81%9c%e6%ad%a2%e5%8f%82%e4%b8%8e%e5%90%89%e8%be%be%e8%b0%88%e5%88%a4%e4%b9%8b%e5%90%8e%e8%8b%8f%e4%b8%b9%e7%9a%84</text:a>
</text:p>
      <!--NEWS-->
      <text:h text:style-name="P10" text:outline-level="1">
<text:span text:style-name="T4">
当“间谍聚会”遭遇暴风雨：一场沉船悲剧背后的阴谋论</text:span>
</text:h>
      <text:p text:style-name="P4">
Creator: ELISABETTA POVOLEDO,RONEN BERGMAN</text:p>
      <text:p text:style-name="P4">
Publisher: https://www.facebook.com/nytimeschinese</text:p>
      <text:p text:style-name="P4">
Published Time: 2023-06-02T02:52:41+08:00</text:p>
      <text:p text:style-name="P4">
Description: 当地报道称船上23人中21为间谍或前间谍，其中13人来自以色列，八人来自意大利。沉船共造成四人死亡。官方称这些人是在庆祝生日，但未能平息人们的阴谋论猜测。 Mattia Ozbot/Getty Images 周一，意大利马焦雷湖展开了打捞沉船的行动。官员们说，租用这艘船的人是要开生日派对。</text:p>
      <text:p text:style-name="P4">
Images: ["<text:a xlink:type="simple" xlink:href="https://static01.nyt.com/images/2023/06/01/world/01italy-spies01/01italy-spies01-master1050.jpg" text:style-name="Internet_20_link" text:visited-style-name="Visited_20_Internet_20_Link">
01italy-spies...</text:a>
", "<text:a xlink:type="simple" xlink:href="https://static01.nyt.com/images/2023/06/01/world/01italy-spies02/01italy-spies02-master1050.jpg" text:style-name="Internet_20_link" text:visited-style-name="Visited_20_Internet_20_Link">
01italy-spies...</text:a>
"]</text:p>
      <text:p text:style-name="P4">
Category: 国际</text:p>
      <text:p text:style-name="P4">
Type: Article</text:p>
      <!--METADATA-->
      <text:p text:style-name="P4">
<draw:frame draw:style-name="fr1" draw:name="Image82" text:anchor-type="as-char" svg:width="6.9236in" svg:height="4.615733in" draw:z-index="0">
<draw:image xlink:href="../Images/cnnytimes/2023-06-02T02-52-41-08-00/01italy-spies01-master1050.jpg" xlink:type="simple" xlink:show="embed" xlink:actuate="onLoad" draw:mime-type="image/jpeg"/>
</draw:frame>
</text:p>
      <text:p text:style-name="P4">
乌云突然出现，悄悄地笼罩在意大利北部湖边享受阳光的狂欢者身上，打断了傍晚的开胃酒和湖边散步。当天早些时候发布的天气预警没有预见到湖面上突如其来的暴风雨，猛烈的狂风导致一艘船沉没，船上23名乘客中有四人死亡。</text:p>
      <text:p text:style-name="P4">
从新闻报道看，周日发生在马焦雷湖的事件是一次反常的悲剧，通常只会引起短暂的关注。</text:p>
      <text:p text:style-name="P4">
但在随后几天里，意大利媒体报道说，船上有21人是间谍或前间谍，其中13人来自以色列对外情报机构摩萨德，八人来自意大利。官方解释说他们是在庆祝生日，但这并没有平息坊间对这些人在做什么的猜测。</text:p>
      <text:p text:style-name="P4">
意大利情报部门发布的一份说明显示，死者中有两人属于意大利情报部门，以色列表示，还有一名遇难者是已退休的摩萨德特工。第四名遇难者是一名俄罗斯女子，她的丈夫是这艘船的船长。</text:p>
      <text:p text:style-name="P4">
意大利人想知道，这么多间谍在周日下午乘坐一艘名为“Good…uria”（用意大利语“快乐”一词做的文字游戏）的出租船，究竟是在做什么？这次聚会很快被几家媒体称为“间谍大趴”。</text:p>
      <text:p text:style-name="P4">
一些媒体猜测，这次阿尔卑斯山之旅可能是一个交换信息的机会。有人指出，船长会说一口流利的保加利亚语，而且娶了俄罗斯人安娜·博日科娃，这是巧合吗？这些间谍是否像米兰日报《晚邮报》(Corrieredella Sera)周四所说的那样，在窥察到这一带投资的俄罗斯富商？</text:p>
      <text:p text:style-name="P4">
负责调查这一事件的检察官马西莫·德菲利波及其上司、首席检察官卡洛·诺切里诺表示，这些问题不在他们的调查范围之内，他们的调查目的是确定船只倾覆和沉没的原因。</text:p>
      <text:p text:style-name="P4">
60岁的船长卡洛·卡米纳蒂涉嫌过失杀人、造成沉船事故并对幸存乘客的受伤负有责任，正在接受调查。“我们对乘客在做什么不感兴趣，”诺切里诺在他位于伦巴第省布斯托·阿西吉奥的办公室里接受采访时说。沉船所在的部分湖泊位于该地区范围内。</text:p>
      <text:p text:style-name="P4">
诺切里诺说，他已经要求打捞团队的队长在船回到水面后立即通知他，这样他和德菲利波就能率先登船。</text:p>
      <text:p text:style-name="P4">
截至周三下午，这艘船已被拖到岸边，但仍位于水下，此前几次用气球将其浮上水面的尝试都未成功。</text:p>
      <text:p text:style-name="P4">
诺切里诺说：“我不希望有人怀疑我们没有尽最大努力进行调查。”他说，这艘船和船上的东西将被没收，交由司法机关处理。</text:p>
      <text:p text:style-name="P4">
检察官表示他知道媒体的猜测，即如果发现文件或公文包，政府可能会停止调查。“如果发现公文包，我们会没收，”诺切里诺不动声色地说。</text:p>
      <text:p text:style-name="P4">
更加令人好奇的是，幸存的乘客似乎在事故发生后几小时内被悄悄带离湖边。据两名以色列国防官员说，摩萨德派出了一架飞机将以色列幸存者接回国，并试图阻止有关该事件的细节在以色列发表。（直到周三，以色列媒体才报道，遇难的那位以色列人曾在摩萨德工作。）</text:p>
      <text:p text:style-name="P4">
<draw:frame draw:style-name="fr1" draw:name="Image83" text:anchor-type="as-char" svg:width="6.9236in" svg:height="4.615733in" draw:z-index="0">
<draw:image xlink:href="../Images/cnnytimes/2023-06-02T02-52-41-08-00/01italy-spies02-master1050.jpg" xlink:type="simple" xlink:show="embed" xlink:actuate="onLoad" draw:mime-type="image/jpeg"/>
</draw:frame>
</text:p>
      <text:p text:style-name="P4">
周一，一支救援队在马焦雷湖工作。当局发布了天气警报，但没有预测到如此强烈和突然的风暴。  Mattia Ozbot/Getty Images</text:p>
      <text:p text:style-name="P4">
意大利情报部门发布的一份声明称，62岁的克劳迪奥·阿隆齐和53岁的蒂齐亚娜·巴尔诺比是意大利情报人员，在该地区“参加一个欢快的聚会”，为其中一人庆生。该意大利机构的一名发言人表示没有什么可补充的。</text:p>
      <text:p text:style-name="P4">
以色列情报部门还没有正式公布那位前摩萨德特工的真实姓名。他的葬礼于周三在以色列的亚实基伦举行。</text:p>
      <text:p text:style-name="P4">
摩萨德周三发表声明指出，“由于曾供职本机构，我们不可能详细介绍他。摩萨德失去了一位亲爱的朋友，一位敬业的专业人士，几十年来，他将自己的生命奉献给以色列国的安全，甚至在退休后也是如此。”</text:p>
      <text:p text:style-name="P4">
据一名前高级国防官员透露，这名丧生的前摩萨德特工曾隶属于一个负责与外国情报机构秘密联络的部门。由于涉及间谍机构之间的敏感关系，这名官员要求不透露姓名。</text:p>
      <text:p text:style-name="P4">
这位前官员还说，虽然这位特工已从摩萨德退休，但他继续作为该组织的后备人员，并作为以色列和意大利间谍组织合作关系的一部分，与同事一起抵达意大利。</text:p>
      <text:p text:style-name="P4">
他还说，摩萨德和意大利情报部门在共同关心的问题上进行合作，比如反恐战争，或收集有关伊朗核项目的信息。</text:p>
      <text:p text:style-name="P4">
周日晚上，幸存者向意大利宪兵陈述事故情况时都没有携带身份证明文件。检察官说，他们说证件在翻船时丢失了。</text:p>
      <text:p text:style-name="P4">
检察官还证实，意大利人告诉调查人员，他们是部长会议主席的雇员，这是一个综合性政府部门，而以色列人说他们是一个政府代表团的成员。</text:p>
      <text:p text:style-name="P4">
无论围绕此案有多少疑点，有一件事是肯定的，那就是周日晚上马焦雷湖风暴的猛烈出人意料。</text:p>
      <text:p text:style-name="P4">
伦巴第地区的民防机构发布了黄色警报，称当晚可能有雷暴。当地一家气象机构的气象学家保罗·瓦利萨说，虽然所有的公告都警告说，该地区的情况会恶化，但“当晚不太可能出现如此强烈的现象”。“你可以预测雷暴，但到目前为止，我们还无法预测它的强度，至少在这样一个局部地区是这样。”</text:p>
      <text:p text:style-name="P4">
他说，附近的湖面风速指示器显示，阵风在每小时42至60公里之间，但在船被下沉气流困住的地方，风速可能会更高，下沉气流是指随着雷雨中的冷空气下降并扩散的强大风力。</text:p>
      <text:p text:style-name="P4">
周日晚上，塞缪尔·帕内蒂和几个朋友也在湖上划船，他们是第一批救援“Good...uria”号幸存者的人。</text:p>
      <text:p text:style-name="P4">
“一整天天气都很好，”他说，但当暴风雨来袭时，雨下得很大，就像在云层中航行一样，”他回忆说。“雨很大，还有冰雹，风把船从左吹到右。”</text:p>
      <text:p text:style-name="P4">
他起初以为湖中央是一群海鸥，靠近后才发现那是沉船上的人，“像孩子一样大声呼救。”</text:p>
      <text:p text:style-name="P4">
他和朋友们帮助一些人登上自己的船，并把船上“任何能漂浮的东西”扔进水里，让其他人抓住。一些幸存者设法游到了岸边。</text:p>
      <text:p text:style-name="P4">
两名女性遇难者被发现被困在下沉至约15米深的船内。第三名遇难者在湖底被发现，另一名遇难者是在水面上被发现的。</text:p>
      <text:p text:style-name="P4">
“看到水里的人太可怕了，就像电影里的场景一样。我仍然很难相信这是真的，”他说。“如果我们不过来，我想他们可能都死了，”他说。</text:p>
      <text:p text:style-name="P4">
马焦雷湖公共交通主管保罗·马祖切利说，事故发生的那一刻，“风短时间里突然变得很大”，风暴是“局部的，非常强烈”。</text:p>
      <text:p text:style-name="P4">
“他们发现自己在错误的时间出现在了错误的地点，”他说。</text:p>
      <text:p text:style-name="P4">
Source: <text:a xlink:type="simple" xlink:href="https://cn.nytimes.com/world/20230602/spy-deaths-boat-italy/" text:style-name="Internet_20_link" text:visited-style-name="Visited_20_Internet_20_Link">
https://cn.nytimes.com/world/20230602/spy-deaths-boat-italy/</text:a>
</text:p>
      <!--NEWS-->
      <text:h text:style-name="P10" text:outline-level="1">
<text:span text:style-name="T4">
俄控美用iPhone監控外交官 蘋果否認</text:span>
</text:h>
      <text:p text:style-name="P4">
Author: None (Language: zh)</text:p>
      <text:p text:style-name="P4">
Publisher: None</text:p>
      <text:p text:style-name="P4">
Time: 2023-06-02T02:56:00Z</text:p>
      <text:p text:style-name="P4">
Description: 俄羅斯聯邦安全局稱，他們發現美國政府入侵了俄羅斯數千支iPhone手機，其中包含其他國家在俄外交官的手機。網安公司卡巴斯基說，有數十名員工的設備在這次行動中遭到破壞，但該公司並未直接將此歸咎於美國。</text:p>
      <text:p text:style-name="P4">
Videos: []</text:p>
      <text:p text:style-name="P4">
Images: []</text:p>
      <text:p text:style-name="P4">
Subject: 时政风云</text:p>
      <text:p text:style-name="P4">
Subjects: ['奥巴马', '俄罗斯', '乌克兰', '美国', '普京', '俄罗斯入侵乌克兰']</text:p>
      <text:p text:style-name="P4">
Keywords: ['俄罗斯', '卡巴斯基', '间谍', '美国']</text:p>
      <text:p text:style-name="P4">
ID: 65800294</text:p>
      <!--METADATA-->
      <text:p text:style-name="P4">
<text:a xlink:type="simple" xlink:href="https://www.dw.com/zh/overlay/image/article/65800294/64582290" text:style-name="Internet_20_link" text:visited-style-name="Visited_20_Internet_20_Link">
 </text:a>
</text:p>
      <text:p text:style-name="P4">
俄羅斯政府指控美國入侵該國數千部iPhone手機，圖為iPhone示意圖</text:p>
      <text:p text:style-name="P4">
（德國之聲中文網）俄羅斯聯邦安全局（FSB）週四（6月1日）表示，它發現了一項美國間諜活動，使用複雜的監控軟件破壞了數千部iPhone手機。總部位於莫斯科的網路安全公司卡巴斯基實驗室（KasperskyLab）表示，該公司有數十名員工的設備在此次行動中遭到破壞。</text:p>
      <text:p text:style-name="P4">
據路透社報導，俄羅斯聯邦安全局在一份聲明中說，發現了 <text:a xlink:type="simple" xlink:href="https://www.dw.com/zh/zh/挡不住中国黑客-白宫传组建特别小组因应/a-56801413" text:style-name="Internet_20_link" text:visited-style-name="Visited_20_Internet_20_Link">
 美國特務部門 </text:a>
 使用蘋果（Apple）的行動通訊設備進行情報行動。</text:p>
      <text:p text:style-name="P4">
俄羅斯聯邦安全局是蘇聯時代國安委員會克格勃（KGB）的主要延續機構，它在一份聲明中表示，俄羅斯的數千台蘋果公司設備已被感染，其中包括俄羅斯國內使用者，以及派駐在俄羅斯或前蘇聯的外國外交官。</text:p>
      <text:p text:style-name="P4">
俄羅斯聯邦安全局指控，該行動表明蘋果與美國國家安全局（NSA）之間的「密切合作」。美國國安局是主責密碼、通信情報與安全的機構。不過，俄羅斯聯邦安全局並沒有提供任何證據表明蘋果公司有跟此間諜活動合作，或者對此間諜活動有任何了解。</text:p>
      <text:p text:style-name="P4">
蘋果公司在一份聲明中否認了這一指控。該公司表示：「我們從未與任何政府合作、在任何蘋果產品中安插後門軟件，也永遠不會這麼做。」</text:p>
      <text:p text:style-name="P4">
美國國家安全局拒絕對此置評。</text:p>
      <text:h text:style-name="P12" text:outline-level="3">
<text:span text:style-name="T4">
卡巴斯基發現駭客行動</text:span>
</text:h>
      <text:p text:style-name="P4">
路透社報導，卡巴斯基實驗室的首席執行官卡巴斯基（EugeneKaspersky）在推特上表示，他的數十名員工的手機在這次行動中遭到入侵。該公司將此描述為「一次極其複雜、專業、具針對性的網絡攻擊」，目標是該公司的中高階管理人員。</text:p>
      <text:p text:style-name="P4">
卡巴斯基公司的研究員庫茲涅佐夫（Igor Kuznetsov）告訴路透社，他的公司在今年年初左右，獨力發現了其企業Wi-Fi網絡上的異常流量。他說，卡巴斯基實驗室直到本週四的早些時候，才將調查結果通報給俄羅斯政府的電腦應急小組。</text:p>
      <text:p text:style-name="P4">
庫茲涅佐夫說，針對俄國政府指控美國人該對此黑客行為負責、而且有數千人也成為目標的說法，他無法置評。「很難將任何事情歸咎於任何人」，他說。</text:p>
      <text:p text:style-name="P4">
據美國《華盛頓郵報》報導，卡巴斯基表示，所有受影響的設備，其操作系統最多只更新到iOS 15.7版本，iOS15.7已於2022年9月被取代；這些設備之中，也沒有任何一部以「鎖定模式」運作，該模式可藉由限縮iMessage的功能，減少iPhone受到攻擊的管道。</text:p>
      <text:p text:style-name="P4">
卡巴斯基實驗室表示，他們認為裝置受感染是來自於一個iMessage附件，類似於以色列間諜軟件供應商NSO集團的 <text:a xlink:type="simple" xlink:href="https://www.dw.com/zh/zh/用以色列窃听软件-监控反对派及新闻记者/a-58315027" text:style-name="Internet_20_link" text:visited-style-name="Visited_20_Internet_20_Link">
 「天馬」（Pegasus）</text:a>
 使用的載體。</text:p>
      <text:p text:style-name="P4">
卡巴斯基實驗室發言人告訴《華盛頓郵報》，該公司的研究人員仍在分析該活動，沒有足夠的技術證據將其歸因於任何人。</text:p>
      <text:p text:style-name="P4">
卡巴斯基實驗室在一篇網路文章中表示，最早的感染痕跡可追溯到2019年，且截至2023年6月撰寫本文時，攻擊仍在進行中。該公司補充說，雖然其工作人員受到攻擊，但「我們非常有信心，卡巴斯基實驗室不是這次網絡攻擊的主要目標」。</text:p>
      <text:p text:style-name="P4">
</text:p>
      <text:p text:style-name="P4">
俄羅斯網安公司卡巴斯基實驗室的創辦人卡巴斯基（資料照）</text:p>
      <text:h text:style-name="P12" text:outline-level="3">
<text:span text:style-name="T4">
其他國家也被影響</text:span>
</text:h>
      <text:p text:style-name="P4">
俄羅斯官員長期以來一直質疑美國技術的安全性。西方間諜在俄羅斯已經建立了一個非常複雜的國內監視結構。</text:p>
      <text:p text:style-name="P4">
俄羅斯外交部在一份聲明中說，「幾十年來，美國情報部門一直在利用IT公司，在互聯網用戶不知情的情況下收集大量互聯網用戶數據」。克里姆林宮發言人補充說，俄羅斯政府認為iPhone這類設備「完全被看光光」。</text:p>
      <text:p text:style-name="P4">
路透社報導，俄羅斯聯邦安全局表示，美國黑客在間諜活動中，還入侵了來自以色列、敘利亞、中國和北約成員國在俄羅斯的外交官。以色列官員拒絕對此置評。中國、敘利亞和北約代表未能立即回覆路透社的置評。</text:p>
      <text:p text:style-name="P4">
《華盛頓郵報》報導，高端的政府間諜活動，常會利用一個未公開的資安漏洞，即所謂的「零日漏洞」（zero-day），該漏洞甚至可以對付最新的軟件。而外交官和私人安全專家的設備， <text:a xlink:type="simple" xlink:href="https://www.dw.com/zh/zh/安全专家中国黑客大举入侵美国逾3万组织/a-56792883" text:style-name="Internet_20_link" text:visited-style-name="Visited_20_Internet_20_Link">
 也一直是國際間諜活動的目標</text:a>
 。</text:p>
      <text:p text:style-name="P4">
中國駐華府大使館發言人劉鵬宇表示，如果此事為真，就成了美國政府「網路竊盜」的又一個例子，影響國家包含中國。他說，美國應該正視此事，並回應國際社會的疑慮。</text:p>
      <text:p text:style-name="P4">
（路透社、《華盛頓郵報》）</text:p>
      <text:p text:style-name="P4">
</text:p>
      <text:p text:style-name="P4">
圖為印度新德里開設的蘋果專賣店（資料照）</text:p>
      <text:p text:style-name="P4">
Source: <text:a xlink:type="simple" xlink:href="https://www.dw.com/zh/俄控美用iphone監控外交官-蘋果否認/a-65800294" text:style-name="Internet_20_link" text:visited-style-name="Visited_20_Internet_20_Link">
https://www.dw.com/zh/俄控美用iphone監控外交官-蘋果否認/a-65800294?maca=chi-rss-chi-all-1127-rdf</text:a>
</text:p>
      <!--NEWS-->
      <text:h text:style-name="P10" text:outline-level="1">
<text:span text:style-name="T4">
凯恩斯：思想如何影响现实，经济如何影响政治 (Free Version)</text:span>
</text:h>
      <text:p text:style-name="P4">
Authors: ['徐瑾']</text:p>
      <text:p text:style-name="P4">
Publisher: 英国《金融时报》</text:p>
      <text:p text:style-name="P4">
Time: 2023-06-02T02:56:13+00:00</text:p>
      <text:p text:style-name="P4">
Published Time: 2023-06-01T12:00:99+08:00</text:p>
      <text:p text:style-name="P4">
Modified Time: 2023-06-01T18:00:99+08:00</text:p>
      <text:p text:style-name="P4">
Description: 徐瑾：每一个学科，总有一两位标志性人物，凯恩斯就是这样人物。140年过去了，凯恩斯和凯恩斯主义为何不同？凯恩斯的思想如何诞生传播？</text:p>
      <text:p text:style-name="P4">
Images: ["<text:a xlink:type="simple" xlink:href="https://thumbor.ftacademy.cn/unsafe/picture/0/000120890_piclink.jpg" text:style-name="Internet_20_link" text:visited-style-name="Visited_20_Internet_20_Link">
000120890_pic...</text:a>
"]</text:p>
      <text:p text:style-name="P4">
Themes: ['专栏', '中国经济', '关注']</text:p>
      <text:p text:style-name="P4">
Keywords: ['中国经济', '徐瑾经济人', '凯恩斯', '经济学']</text:p>
      <text:p text:style-name="P4">
Type: Article</text:p>
      <!--METADATA-->
      <text:p text:style-name="P4">
<draw:frame draw:style-name="fr1" draw:name="Image87" text:anchor-type="as-char" svg:width="6.9236in" svg:height="3.894525in" draw:z-index="0">
<draw:image xlink:href="../Images/FT Chinese Free Version/2023-06-02T02-56-13-00-00/000120890_piclink.jpg" xlink:type="simple" xlink:show="embed" xlink:actuate="onLoad" draw:mime-type="image/jpeg"/>
</draw:frame>
</text:p>
      <text:p text:style-name="P4">
2023年6月，是经济学家凯恩斯诞辰140周年——那么多年了，为什么大家还是对他念兹在兹，甚至争论不休？或许正因为凯恩斯的一生，揭示了经济如何影响政治，或者说思想如何影响现实，正如他的一位传记作者所言，“思想是不会很快随风飘去的，只要这个世界有需要，凯恩斯的思想就会一直存留下去。”</text:p>
      <text:p text:style-name="P4">
凯恩斯1883年出生在英国剑桥，小时候上的是伊顿中学，长大是剑桥大学。可以说，一路读书，都是贵族范。本人还被封了贵族爵位，朋友圈更不简单。包括哲学家罗素维特根斯坦，小说家伍尔夫，诗人艾略特等各路精英。</text:p>
      <text:p text:style-name="P4">
Source: <text:a xlink:type="simple" xlink:href="http://www.ftchinese.com/story/001099822" text:style-name="Internet_20_link" text:visited-style-name="Visited_20_Internet_20_Link">
http://www.ftchinese.com/story/001099822</text:a>
</text:p>
      <!--NEWS-->
      <text:h text:style-name="P10" text:outline-level="1">
<text:span text:style-name="T4">
警惕“GPT导致死亡综合征” (Free Version)</text:span>
</text:h>
      <text:p text:style-name="P4">
Authors: ['约翰•桑希尔']</text:p>
      <text:p text:style-name="P4">
Publisher: 英国《金融时报》</text:p>
      <text:p text:style-name="P4">
Time: 2023-06-02T03:03:51+00:00</text:p>
      <text:p text:style-name="P4">
Published Time: 2023-06-01T12:00:99+08:00</text:p>
      <text:p text:style-name="P4">
Modified Time: 2023-06-01T23:01:99+08:00</text:p>
      <text:p text:style-name="P4">
Description: 桑希尔：就像驾车者盲目听信GPS导航系统可能闹出人命一样，如果我们不小心，未来的研究人员可能会研究“GPT导致死亡综合征”。</text:p>
      <text:p text:style-name="P4">
Images: ["<text:a xlink:type="simple" xlink:href="https://thumbor.ftacademy.cn/unsafe/picture/8/000170898_piclink.jpg" text:style-name="Internet_20_link" text:visited-style-name="Visited_20_Internet_20_Link">
000170898_pic...</text:a>
"]</text:p>
      <text:p text:style-name="P4">
Themes: ['FT商学院', '关注']</text:p>
      <text:p text:style-name="P4">
Keywords: ['人工智能', '创新经济', 'ChatGPT', '高端专享', 'FT商学院']</text:p>
      <text:p text:style-name="P4">
Type: Article</text:p>
      <!--METADATA-->
      <text:p text:style-name="P4">
<draw:frame draw:style-name="fr1" draw:name="Image88" text:anchor-type="as-char" svg:width="6.9236in" svg:height="3.901286in" draw:z-index="0">
<draw:image xlink:href="../Images/FT Chinese Free Version/2023-06-02T03-03-51-00-00/000170898_piclink.jpg" xlink:type="simple" xlink:show="embed" xlink:actuate="onLoad" draw:mime-type="image/jpeg"/>
</draw:frame>
</text:p>
      <text:p text:style-name="P4">
下周，一位从业30年的纽约资深律师将因一种新的轻罪而面临纪律听证会：在一份法律摘要文件中包含人工智能(AI)瞎编的虚假内容。</text:p>
      <text:p text:style-name="P4">
Levidow, Levidow &amp; Oberman律所的史蒂文•施瓦茨(StevenSchwartz)此前向纽约法院提交了一份10页的文件，作为针对哥伦比亚航空公司(Avianca)的人身伤害索赔案的一部分。问题在于，就像法官在仔细阅读后发现的那样，提交的材料包含完全虚构的司法判决和引文，是由生成式人工智能(generativeAI)模型ChatGPT“在幻觉之下瞎编的”。</text:p>
      <text:p text:style-name="P4">
Source: <text:a xlink:type="simple" xlink:href="http://www.ftchinese.com/story/001099837" text:style-name="Internet_20_link" text:visited-style-name="Visited_20_Internet_20_Link">
http://www.ftchinese.com/story/001099837</text:a>
</text:p>
      <!--NEWS-->
      <text:h text:style-name="P10" text:outline-level="1">
<text:span text:style-name="T4">
馬斯克訪華成中國焦點 傳曾經會晤丁薛祥</text:span>
</text:h>
      <text:p text:style-name="P4">
Author: None (Language: zh)</text:p>
      <text:p text:style-name="P4">
Publisher: None</text:p>
      <text:p text:style-name="P4">
Time: 2023-06-02T03:09:00Z</text:p>
      <text:p text:style-name="P4">
Description: 特斯拉首席執行官馬斯克6月1日結束炫風訪華行。有外媒報導，他週三曾與中國國務院副總理丁薛祥會晤，但中國官方尚未證實這項消息。</text:p>
      <text:p text:style-name="P4">
Videos: []</text:p>
      <text:p text:style-name="P4">
Images: []</text:p>
      <text:p text:style-name="P4">
Subject: 时政风云</text:p>
      <text:p text:style-name="P4">
Subjects: []</text:p>
      <text:p text:style-name="P4">
Keywords: ['奥巴马', '岛屿主权争端', '专题报道：全景观看“习马会”', '中国', '中共十九大', '美国', '德中关系']</text:p>
      <text:p text:style-name="P4">
ID: 65789014</text:p>
      <!--METADATA-->
      <text:p text:style-name="P4">
<text:a xlink:type="simple" xlink:href="https://www.dw.com/zh/overlay/image/article/65789014/65772428" text:style-name="Internet_20_link" text:visited-style-name="Visited_20_Internet_20_Link">
 </text:a>
</text:p>
      <text:p text:style-name="P4">
美國企業家馬斯克對中國的訪問掀起炫風，圖為中國外長秦剛5月30日在北京會見馬斯克</text:p>
      <text:p text:style-name="P4">
（德國之聲中文網）路透社引述知情人士說法稱，日前訪華的特斯拉首席執行官馬斯克（ElonMusk）曾在週三（5月31日）與中國國務院常務副總理丁薛祥會面；這可能是外界已知的、丁薛祥上任以來首次與外商負責人會面，但中國官方目前尚未證實這項消息。</text:p>
      <text:p text:style-name="P4">
丁薛祥是中國國務院排名第一的副總理，同時也是中共中央政治局常委，在該委員會中排名第六。</text:p>
      <text:p text:style-name="P4">
路透社指出，中國政府一直相當重視與特斯拉的關係，例如2019年馬斯克造訪中國時，亦曾與時任中國總理的李克強進行了一對一會談。</text:p>
      <text:p text:style-name="P4">
代表中國政府處理媒體查詢的中國國務院新聞辦公室，以及特斯拉都沒有立即回應路透社的置評請求。</text:p>
      <text:p text:style-name="P4">
</text:p>
      <text:p text:style-name="P4">
馬斯克的私人專機5月30日抵達北京首都國際機場</text:p>
      <text:p text:style-name="P4">
根據上海市政府週四的一份聲明，馬斯克還會見了上海市委書記陳吉寧，陳吉寧歡迎特斯拉增加在上海的投資和業務。</text:p>
      <text:h text:style-name="P12" text:outline-level="3">
<text:span text:style-name="T4">
週四結束炫風訪華行</text:span>
</text:h>
      <text:p text:style-name="P4">
馬斯克週四（6月1日）結束了行程滿檔的鐵人式中國訪問。 <text:a xlink:type="simple" xlink:href="https://www.dw.com/zh/zh/秦刚会晤特斯拉首席执行官马斯克/a-65771877" text:style-name="Internet_20_link" text:visited-style-name="Visited_20_Internet_20_Link">
 除了與中國外長秦剛會面外</text:a>
，馬斯克也會晤了中國商務部部長王文濤和中國工業和信息化部部長金壯龍，全程受到中方高規格接待， <text:a xlink:type="simple" xlink:href="https://www.dw.com/zh/zh/消息人士马斯克本周将访问中国/a-65763757" text:style-name="Internet_20_link" text:visited-style-name="Visited_20_Internet_20_Link">
 成為媒體焦點</text:a>
 。</text:p>
      <text:p text:style-name="P4">
根據中國官媒釋出的消息，馬斯克週二（5月30日）在與中國外長秦剛會面時表示，他反對與中國脫鉤。</text:p>
      <text:p text:style-name="P4">
隔日，馬斯克與王文濤會晤；據新華社報導，王文濤稱中美經濟深度融合，雙方應在相互尊重、和平共處、合作共贏原則指引下，加強經貿對話與合作；馬斯克則讚揚中國發展的「活力和潛力」，對中國市場充滿信心，願繼續深化互利合作。</text:p>
      <text:p text:style-name="P4">
馬斯克31日也會見了金壯龍，雙方就中美新能源汽車和智能網聯汽車發展等議題交換意見，當日晚間還與中國電池供應商 <text:a xlink:type="simple" xlink:href="https://www.dw.com/zh/zh/电池的副作用宁德时代在德投资受审视/a-65549438" text:style-name="Internet_20_link" text:visited-style-name="Visited_20_Internet_20_Link">
 寧德時代</text:a>
 董事長曾毓群共進晚餐。</text:p>
      <text:p text:style-name="P4">
特斯拉沒有回應路透社的置評請求，馬斯克本人也未向媒體透露具體的談話內容，因此目前外界對於他與中國官員的對談細節所知甚少。</text:p>
      <text:p text:style-name="P4">
路透社指出，馬斯克本週的中國之行，備受中國網友關注；人們在社交媒體上稱他為「先驅」、「馬哥」和「全球偶像」。有用戶評論道：「馬斯克真是太棒了，要是中國能有馬斯克這樣的人就好了。」</text:p>
      <text:p text:style-name="P4">
先前，蘋果公司總裁庫克（Tim Cook）3月曾訪問中國，摩根大通的首席執行官戴蒙（Jamie Dimon）和星巴克的行政總裁拉西姆漢（LaxmanNarasimhan）本週也在中國訪問；與其他美國企業家相比，馬斯克訪華更受矚目。</text:p>
      <text:p text:style-name="P4">
然而，雖然在中國媒體成為焦點，但在推特上馬斯克似乎一改平時高調作風，至本文截稿前，都並未在自己的推特上發表任何與中國行有關的內容。</text:p>
      <text:h text:style-name="P12" text:outline-level="3">
<text:span text:style-name="T4">
參訪中國特斯拉工廠</text:span>
</text:h>
      <text:p text:style-name="P4">
除了會見中國官員，馬斯克週三晚間還參訪了特斯拉在上海的電動車工廠；路透社指出，他在當地受到數百位員工歡迎。</text:p>
      <text:p text:style-name="P4">
「非常有意義的一天！」特斯拉駐中國公共事務負責人陶琳（Grace Tao）在附有照片的微博文章中說道。</text:p>
      <text:p text:style-name="P4">
馬斯克此行是自2020年初參觀特斯拉上海工廠以來首次訪華。特斯拉2019年在上海興建超級工廠，是該公司旗下生產力最高的汽車製造廠。今年4月9日， <text:a xlink:type="simple" xlink:href="https://www.dw.com/zh/zh/特斯拉首個海外儲能工廠落腳上海/a-65269257" text:style-name="Internet_20_link" text:visited-style-name="Visited_20_Internet_20_Link">
特斯拉在推特宣佈，將在上海開設儲能工廠 </text:a>
，這將是特斯拉在上海的第2座工廠。</text:p>
      <text:p text:style-name="P4">
針對特斯拉未來在中國的前景，中國華東師範大學企業管理系副教授陳弘信向DW指出，特斯拉在美國和德國的生產規模已比在中國小，提升生產規模的速度也比上海工廠慢；特斯拉在中國今年的交車目標已達100萬輛，且中國製造的特斯拉售價比美國製造的價格低。</text:p>
      <text:p text:style-name="P4">
不過，特斯拉目前正面臨許多問題，包括在中國市場需求疲軟之際，與中國汽車製造商的競爭不斷加劇。</text:p>
      <text:p text:style-name="P4">
陳弘信認為，中國目前整體汽車市場正在往下坡，但 <text:a xlink:type="simple" xlink:href="https://www.dw.com/zh/zh/中国一季度汽车出口超过日本-俄罗斯成为最大海外市场/a-65668908" text:style-name="Internet_20_link" text:visited-style-name="Visited_20_Internet_20_Link">
 新能源汽車銷售表現還是不錯</text:a>
 。由於中國第六代國家環保標準將在7月1日上路，隨著環保標準提高，中國汽油車市場的銷售將會受到嚴重衝擊．因此外界仍相對看好電動車市場。</text:p>
      <text:p text:style-name="P4">
</text:p>
      <text:p text:style-name="P4">
特斯拉在上海的超級工廠（資料照）</text:p>
      <text:h text:style-name="P12" text:outline-level="3">
<text:span text:style-name="T4">
學者：釋出中國歡迎外資信號</text:span>
</text:h>
      <text:p text:style-name="P4">
陳弘信向DW表示，馬斯克訪華主要是因為中國政府在此時極力邀請，代表其正在釋放信號，希望澄清近期 <text:a xlink:type="simple" xlink:href="https://www.dw.com/zh/zh/德语媒体中国经济好景不再/a-65723945" text:style-name="Internet_20_link" text:visited-style-name="Visited_20_Internet_20_Link">
 中國經濟不佳的說法</text:a>
 。「中國政府做的每件事情都有它的意義，」他說。</text:p>
      <text:p text:style-name="P4">
中國廣西大學梧州學院台籍特聘教授王立本告訴DW，最近這4年外資不斷從中國外移，「很多指標性的大廠都撤退了」，這固然是新冠疫情的緣故，但是跟2018年之後的中美貿易戰也有很大的關係。</text:p>
      <text:p text:style-name="P4">
王立本解讀，馬斯克這次的訪問，等於是在向外界宣告，這些狀況有可能會結束，「他來到中國，如果能夠有指標性的加碼投資，那麼對於未來再度吸引外資很有幫助」。</text:p>
      <text:p text:style-name="P4">
陳弘信則指出，馬斯克等西方企業家，不斷釋出不能與中國脫鉤的論點，這對他們自己公司和中國來說都具有意義，因為中國擁有龐大的市場。</text:p>
      <text:p text:style-name="P4">
「脫鉤的結果只是逼中國自己去做（這個產業），甚至於萬一越做越好，中國還可以去國外收購。」陳弘信認為，對中國這麼大的經濟體而言， <text:a xlink:type="simple" xlink:href="https://www.dw.com/zh/zh/美欲限縮中國晶片發展-出口管制有用嗎/a-65767213" text:style-name="Internet_20_link" text:visited-style-name="Visited_20_Internet_20_Link">
 美國的制裁政策</text:a>
 「不一定是對的方法」 。</text:p>
      <text:p text:style-name="P4">
</text:p>
      <text:p text:style-name="P4">
​​​​圖為2021年在香港國際汽車博覽會展出的特斯拉電動車（資料照）</text:p>
      <text:h text:style-name="P12" text:outline-level="3">
<text:span text:style-name="T4">
歐美商界對中國仍有疑慮</text:span>
</text:h>
      <text:p text:style-name="P4">
相對於馬斯克和部分歐美商界人士積極重回中國市場，許多外商和政界人士仍對中國未來的發展存有疑慮。</text:p>
      <text:p text:style-name="P4">
美國有線電視新聞網（CNN）報導，有些外商企業的高階主管發現，中國現在是一個更加複雜的商業環境，其特點包含 <text:a xlink:type="simple" xlink:href="https://www.dw.com/zh/zh/中國突擊美企上海辦公室-掀外商憂慮/a-65447816" text:style-name="Internet_20_link" text:visited-style-name="Visited_20_Internet_20_Link">
 對國際諮詢公司的打擊</text:a>
 、 <text:a xlink:type="simple" xlink:href="https://www.dw.com/zh/zh/中國加強反間諜-諮詢公司涉危害國安遭查/a-65557271" text:style-name="Internet_20_link" text:visited-style-name="Visited_20_Internet_20_Link">
 地緣政治緊張局勢</text:a>
 和不確定的投資前景。</text:p>
      <text:p text:style-name="P4">
這樣的不確定性，導致一些公司不願向中國投入更多資金。英國商會上個月一項調查顯示，有70%的企業表示，他們對在中國進行長期投資的決定採取「觀望」態度。</text:p>
      <text:p text:style-name="P4">
英國《經濟學人》智庫（EIU）全球貿易負責人馬志昂（Nick Marro）表示，由於中國最近才結束嚴格的防疫政策，商業信心「已經相對脆弱」。</text:p>
      <text:p text:style-name="P4">
「最近對信息提供者的打擊加劇了這種不確定性」，馬志昂告訴CNN。「公司越來越不確定政府的紅線在哪裡，以及他們需要採取什麼措施來避免觸犯監管機構」。</text:p>
      <text:p text:style-name="P4">
彭博社報導，中國美國商會會長何邁可（Michael Hart）上個月曾表示， <text:a xlink:type="simple" xlink:href="https://www.dw.com/zh/zh/中國修訂反間諜法-擴大國安執法權力/a-65447359" text:style-name="Internet_20_link" text:visited-style-name="Visited_20_Internet_20_Link">
 美國商界害怕成為北京的下一個目標</text:a>
。「不管政府的意圖如何，這就是（我們）收到的信息」，他說。</text:p>
      <text:p text:style-name="P4">
新加坡國立大學李光耀公共政策學院副教授吳木鑾（Alfred Wu）則表示， 「中國政府正試圖在安全與發展之間找到平衡點，但這將很難實現。」</text:p>
      <text:h text:style-name="P12" text:outline-level="3">
<text:span text:style-name="T4">
世界经济引擎光环不再 外企想撤离中国市场？</text:span>
</text:h>
      <text:p text:style-name="P4">
（綜合報導）</text:p>
      <text:p text:style-name="P4">
Source: <text:a xlink:type="simple" xlink:href="https://www.dw.com/zh/馬斯克訪華成中國焦點-傳曾經會晤丁薛祥/a-65789014" text:style-name="Internet_20_link" text:visited-style-name="Visited_20_Internet_20_Link">
https://www.dw.com/zh/馬斯克訪華成中國焦點-傳曾經會晤丁薛祥/a-65789014?maca=chi-rss-chi-all-1127-rdf</text:a>
</text:p>
      <!--NEWS-->
      <text:h text:style-name="P10" text:outline-level="1">
<text:span text:style-name="T4">
美国就业市场强劲，对股市涨势构成威胁 (Free Version)</text:span>
</text:h>
      <text:p text:style-name="P4">
Author: Eric Wallerstein</text:p>
      <text:p text:style-name="P4">
Publisher: 华尔街日报中文网</text:p>
      <text:p text:style-name="P4">
Published Time: 2023-06-02T03:10:00.000Z</text:p>
      <text:p text:style-name="P4">
Modified Time: 2023-06-02T03:10:00.000Z</text:p>
      <text:p text:style-name="P4">
Created Time: 2023-06-02T01:37:00.000Z</text:p>
      <text:p text:style-name="P4">
Description: 投资者将密切关注周五的就业报告，以寻找劳动力市场是否有终于开始出现裂痕的迹象。</text:p>
      <text:p text:style-name="P4">
Images: []</text:p>
      <text:p text:style-name="P4">
Categories: ['金融市场']</text:p>
      <text:p text:style-name="P4">
Keywords: SYND,LINK:EN|WP-WSJ-0000935541</text:p>
      <text:p text:style-name="P4">
Type: Article</text:p>
      <!--METADATA-->
      <text:p text:style-name="P4">
投资者将密切关注周五的就业报告，以寻找劳动力市场是否有终于开始出现裂痕的迹象。</text:p>
      <text:p text:style-name="P4">
Source: <text:a xlink:type="simple" xlink:href="https://cn.wsj.com/articles/%E7%BE%8E%E5%9B%BD%E5%B0%B1%E4%B8%9A%E5%B8%82%E5%9C%BA%E5%BC%BA%E5%8A%B2-%E5%AF%B9%E8%82%A1%E5%B8%82%E6%B6%A8%E5%8A%BF%E6%9E%84%E6%88%90%E5%A8%81%E8%83%81-b904eb9d" text:style-name="Internet_20_link" text:visited-style-name="Visited_20_Internet_20_Link">
https://cn.wsj.com/articles/%E7%BE%8E%E5%9B%BD%E5%B0%B1%E4%B8%9A%E5%B8%82%E5%9C%BA%E5%BC%BA%E5%8A%B2-%E5%AF%B9%E8%82%A1%E5%B8%82%E6%B6%A8%E5%8A%BF%E6%9E%84%E6%88%90%E5%A8%81%E8%83%81-b904eb9d</text:a>
</text:p>
      <!--NEWS-->
      <text:h text:style-name="P10" text:outline-level="1">
<text:span text:style-name="T4">
"六四"难属坚持祭奠亲人 香港前支联会成员变通悼"六四"</text:span>
</text:h>
      <text:p text:style-name="P4">
Author: None</text:p>
      <text:p text:style-name="P4">
Publisher: Radio Free Asia (Organization)</text:p>
      <text:p text:style-name="P4">
Published Time: 2023-06-02T03:59:00-04:00</text:p>
      <text:p text:style-name="P4">
Modified Time: 2023-06-02T11:37:56-04:00</text:p>
      <text:p text:style-name="P4">
Description: None</text:p>
      <text:p text:style-name="P4">
Videos: []</text:p>
      <text:p text:style-name="P4">
Audios: ["<text:a xlink:type="simple" xlink:href="https://www.rfa.org/mandarin/yataibaodao/renquanfazhi/ec-0602202303591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93" text:anchor-type="as-char" svg:width="6.9236in" svg:height="6.811929in" draw:z-index="0">
<draw:image xlink:href="../Images/rfamandarin/2023-06-02T03-59-00-04-00/000000.png" xlink:type="simple" xlink:show="embed" xlink:actuate="onLoad" draw:mime-type="image/png"/>
</draw:frame>
列明慧把《5月35日》剧本编成三语在台出版，延续六四和香港的历史。 <text:a xlink:type="simple" xlink:href="https://www.rfa.org/mandarin/yataibaodao/renquanfazhi/ec-06022023035917.html/@@images/image" text:style-name="Internet_20_link" text:visited-style-name="Visited_20_Internet_20_Link">
</text:a>
列明慧提供。  <text:a xlink:type="simple" xlink:href="https://www.rfa.org/mandarin/yataibaodao/renquanfazhi/ec-06022023035917.html/@@stream" text:style-name="Internet_20_link" text:visited-style-name="Visited_20_Internet_20_Link">
Audio-1-Link：https://www.rfa.org/mandarin/yataibaodao/renquanfazhi/ec-06022023035917.html/@@stream</text:a>
</text:p>
      <text:p text:style-name="P4">
本周日是六四事件34周年，天安门母亲发言人尤维洁表示，当天惨况无法忘怀，坚持争取至真相大白方休。另外，《国安法》使香港不能再举办六四纪念活动，支联会的前常委和义工各自以不同的方法守护这段被变成敏感词的历史。</text:p>
      <text:p text:style-name="P4">
<text:a xlink:type="simple" xlink:href="https://www.rfa.org/mandarin/yataibaodao/gangtai/hx1-06012023112223.html" text:style-name="Internet_20_link" text:visited-style-name="Visited_20_Internet_20_Link">
 <text:span text:style-name="T4">
中共如何令十四亿人患了"六四失忆症"？</text:span>
 </text:a>
  * <text:span text:style-name="T4">
<text:a xlink:type="simple" xlink:href="https://www.rfa.org/mandarin/pinglun/duzheguangchang/dz-05302023170923.html" text:style-name="Internet_20_link" text:visited-style-name="Visited_20_Internet_20_Link">
 【我是怎么知道六四的】来信节选 </text:a>
 </text:span>
</text:p>
      <text:p text:style-name="P4">
还有两天就是“六四”屠杀34周年，"天安门母亲"发言人尤维洁对本台表示，每年这段时间，她都会想起六四当天的情景。</text:p>
      <text:p text:style-name="P4">
尤维洁："我是一个遇难者的亲属，我的心情一到这个时候是不会舒畅的，因为当年“六四”惨案，我所看到的，在首都北京十里长安街上，动用军队屠杀平民百姓这一举动，太令人震惊了。我在医院里头看到的各种各样的情景，依然就像发生在昨天的事情一样，历历在目，在我心里头一点一滴，我都没有忘记。"</text:p>
      <text:p text:style-name="P4">
尤维洁表示，本周日是疫情后的首个六四忌日，家属们会坚持到万安公墓祭奠和发表祭文，表达对家人的哀思。她表示，"天安门母亲"发起人丁子霖和张先玲身体状况还好，但不少成员正与时间竞赛，希望能争取"真相、赔偿和问责"的三大诉求尽快实现。</text:p>
      <text:p text:style-name="P4">
尤维洁："有很多的当年失去儿女的母亲、父亲们，年纪都在八十岁以上，会有一些老年病，这是我们也很担忧的一件事，我们都很希望他们能在有生之年，能看到“六四”惨案真相被公诸于世，能够得到解决，能够安慰他们非常痛苦的心。"</text:p>
      <text:p text:style-name="P4">
对于今年全球多地都有六四的悼念活动，尤维洁感谢大家对“六四”惨案的关注，也感谢已解散的香港支联会，为悼念留下三十多年的烛光。</text:p>
      <text:p text:style-name="P4">
<text:span text:style-name="T4">
支联会前副主席蔡耀昌：支联会虽解散 人民不会忘记</text:span>
</text:p>
      <text:p text:style-name="P4">
在《国安法》实施后，支联会解散，多名前常委先后被起诉，前副主席蔡耀昌也曾因为“六四”集会被判刑。他相信，他与坚持多年的支联会成员，以及无数曾举起烛光悼念的港人，都不会因为没有晚会而忘记“六四”。</text:p>
      <text:p text:style-name="P4">
蔡耀昌："不会像过去三十年，每年都有大型的集会，不过，支联会从1989到2019的30年，我们至少能做到使“六四”的议题没有被消失，我相信有很多香港人都清楚知道89年的6月4日发生过什么事，相信香港人会用自己的方法，继续表达自己的看法，人民不会忘记。"</text:p>
      <text:p text:style-name="P4">
对于今年“六四”期间，香港维园会变身成亲中社团举办庆回归的市集，港府高层更提早放话，警告不要利用"特别日子"做危害国家的行为。蔡耀昌认为，港府的反应过大。</text:p>
      <text:p text:style-name="P4">
蔡耀昌："我当然不明白有关的社团组织为何要在“六四”前后，在维园办市集？是否有政治目的，可能要他们自己解答。我明白现在的政治环境已改变，但大多数的港人，不会想搞乱香港和危害国家安全，太多的上纲上线，对香港以至整个中国都不是好事。"</text:p>
      <text:p text:style-name="P4">
蔡耀昌表示，“六四”当晚会在私人地方静默悼念，相信身陷囹圄的多名支联前骨干，也会用自己的方法，纪念这段悲痛的历史。</text:p>
      <text:p text:style-name="P4">
蔡耀昌相信，六四当晚身陷囹圄的多名支联前骨干，也会用纪念这段悲痛的历史。（受訪者提供）  <text:a xlink:type="simple" xlink:href="https://www.rfa.org/mandarin/yataibaodao/renquanfazhi/ec-06022023035917.html/85218000660c76f84fe1-516d56db5f53665a8eab967756f957047684591a540d652f8054524d9aa85e72-4e5f4f1a75287eaa5ff58fd96bb560b275db7684538653f23002-53d78a2a800563d04f9b.jpeg" text:style-name="Internet_20_link" text:visited-style-name="Visited_20_Internet_20_Link">
</text:a>
</text:p>
      <text:p text:style-name="P4">
<text:span text:style-name="T4">
“六四”剧本编录成书三语出版 编者列明慧：尽普通人力量守护真相</text:span>
</text:p>
      <text:p text:style-name="P4">
"六四舞台"主席列明慧选择以文字和艺术，记载六四和香港的故事。她接受本台访问表示，舞台剧《5月35日》从首演到无法公演，是香港《国安法》的历史见证。在“六四”34周年前夕，她把这齣记载时代的舞台剧本，编成广东话、国语和英语三种语言。在台湾版的剧本，希望把“六四”和香港的故事延续，在记忆与遗忘战中，尽小市民的一份力量。</text:p>
      <text:p text:style-name="P4">
列明慧："有《国安法》后，很多离散的港人经常在想，我们还可以做什么？在有些事可能会被官方抹去痕迹，我们除了自己要记着之外，也要把这些历史留存下来，我们要做很多的记录，例如我们的剧本，剧本的书在香港不能出版，我们去台湾印，在香港无法演，我们去其他地方和用不同的语言去演，这些都是我们能做到的抗争方式。"</text:p>
      <text:p text:style-name="P4">
列明慧表示，艺术有力量让不同地方的人了解不公义的事，不仅发生在1989年的6月4日，以及天安门母亲等难属身上。她期望三语剧本集，能使《5月35日》在全球不同地方，通过不同的语言公演，提高当地人对“六四”和香港的认识，再了解香港现在所经历的困难。"</text:p>
      <text:p text:style-name="P4">
记者：陈子非 责编：陈美华、许书婷、嘉远 网编：洪伟</text:p>
      <text:p text:style-name="P4">
Source: <text:a xlink:type="simple" xlink:href="https://www.rfa.org/mandarin/yataibaodao/renquanfazhi/ec-06022023035917.html" text:style-name="Internet_20_link" text:visited-style-name="Visited_20_Internet_20_Link">
https://www.rfa.org/mandarin/yataibaodao/renquanfazhi/ec-06022023035917.html</text:a>
</text:p>
      <!--NEWS-->
      <text:h text:style-name="P10" text:outline-level="1">
<text:span text:style-name="T4">
中国民运人士在纽约办展纪念“六四”：“这是反抗的象征”</text:span>
</text:h>
      <text:p text:style-name="P4">
Creator: LOLA FADULU,ASHLEY SOUTHALL</text:p>
      <text:p text:style-name="P4">
Publisher: https://www.facebook.com/nytimeschinese</text:p>
      <text:p text:style-name="P4">
Published Time: 2023-06-02T04:00:20+08:00</text:p>
      <text:p text:style-name="P4">
Description: 香港“六四”纪念馆关闭两年后，一场纪念1989年亲民主抗议运动遇难者的展览将在曼哈顿开幕。展品包括剪报、信件等。民运人士计划在纽约建立一座新的纪念馆。 James Estrin/The New York Times</text:p>
      <text:p text:style-name="P4">
Images: ["<text:a xlink:type="simple" xlink:href="https://static01.nyt.com/images/2023/06/02/multimedia/02nytoday-Tiananmen-Square-cvzk/02nytoday-Tiananmen-Square-cvzk-master1050.jpg" text:style-name="Internet_20_link" text:visited-style-name="Visited_20_Internet_20_Link">
02nytoday-Tia...</text:a>
"]</text:p>
      <text:p text:style-name="P4">
Category: 美国</text:p>
      <text:p text:style-name="P4">
Type: Article</text:p>
      <!--METADATA-->
      <text:p text:style-name="P4">
<draw:frame draw:style-name="fr1" draw:name="Image97" text:anchor-type="as-char" svg:width="6.9236in" svg:height="4.615733in" draw:z-index="0">
<draw:image xlink:href="../Images/cnnytimes/2023-06-02T04-00-20-08-00/02nytoday-Tiananmen-Square-cvzk-master1050.jpg" xlink:type="simple" xlink:show="embed" xlink:actuate="onLoad" draw:mime-type="image/jpeg"/>
</draw:frame>
</text:p>
      <text:p text:style-name="P4">
一个纪念1989年亲民主抗议运动遇难者的  新展览将在曼哈顿中城开幕，当时中国军队向聚集在 <text:a xlink:type="simple" xlink:href="https://www.nytimes.com/2021/09/17/world/asia/hong-kong-tiananmen-square-alliance-facebook.html" text:style-name="Internet_20_link" text:visited-style-name="Visited_20_Internet_20_Link">
 天安门广场</text:a>
 的抗议者开火。在  香港官员对天安门广场抗议事件的纪念活动进行镇压两年后，这一展览将在本月开幕。</text:p>
      <text:p text:style-name="P4">
这个占地185平米的展览收入的展品包括剪报、写给入狱的抗议者的信、一条血迹斑斑的横幅和一顶帐篷。组织者表示，他们还有许多图片和视音频资料尚未展示。</text:p>
      <text:p text:style-name="P4">
“我们不仅仅是一个博物馆，其意义超出任何博物馆，因为这是反抗的象征，”展览主办组织的执行主任于大海说。</text:p>
      <text:p text:style-name="P4">
该展览去年曾  在华盛顿展出，展览中的许多物品来自 <text:a xlink:type="simple" xlink:href="https://www.nytimes.com/2014/06/06/world/asia/exiled-tiananmen-protest-leader-slips-into-china.html" text:style-name="Internet_20_link" text:visited-style-name="Visited_20_Internet_20_Link">
 周锋锁</text:a>
 的朋友，目前流亡海外的周锋锁曾是抗议组织者，他的名字和照片出现在中国政府1989年公布的21名学生骨干通缉名单上。自1989年以来，他一直与政治犯密切合作。</text:p>
      <text:p text:style-name="P4">
广告</text:p>
      <text:p text:style-name="P4">
周锋锁说：“能成为这种宝贵记忆、自由圣火的保护者，我感到很荣幸。”他还说，这“自然非常令人振奋”。</text:p>
      <text:p text:style-name="P4">
在此之前，香港的  天安门博物馆于 <text:a xlink:type="simple" xlink:href="https://apnews.com/article/hong-kong-lifestyle-travel-museums-health-f7115114b437d6c78b72696a2c2caa77" text:style-name="Internet_20_link" text:visited-style-name="Visited_20_Internet_20_Link">
 2021年6月 </text:a>
 关闭，香港官员 <text:a xlink:type="simple" xlink:href="https://www.nytimes.com/2021/12/23/world/asia/hong-kong-tiananmen-statue.html" text:style-name="Internet_20_link" text:visited-style-name="Visited_20_Internet_20_Link">
 拆除</text:a>
 了一座纪念遇难者的雕像。同一年，香港大学校园里 <text:a xlink:type="simple" xlink:href="https://hongkongfp.com/2021/12/24/breaking-two-more-hong-kong-universities-tear-down-tiananmen-massacre-monuments-in-early-hours-of-fri/" text:style-name="Internet_20_link" text:visited-style-name="Visited_20_Internet_20_Link">
 另外两件</text:a>
 纪念大屠杀的作品也消失了。</text:p>
      <text:p text:style-name="P4">
香港的纪念馆被拆除前，北京对香港实施了 <text:a xlink:type="simple" xlink:href="https://cn.nytimes.com/china/20200803/hong-kong-election-national-security-law/" text:style-name="Internet_20_link" text:visited-style-name="Visited_20_Internet_20_Link">
 全面的国家安全法 </text:a>
 ，导致当地政府基本上禁止公开纪念1989年屠杀事件。2022年， <text:a xlink:type="simple" xlink:href="https://cn.nytimes.com/china/20220605/tiananmen-square-hong-kong-june-4/" text:style-name="Internet_20_link" text:visited-style-name="Visited_20_Internet_20_Link">
少数人群聚集 </text:a>
 在台北和其他城市举行烛光守夜活动，不仅哀悼1989年遇害的人，也哀悼香港的命运。</text:p>
      <text:p text:style-name="P4">
1989年学生抗议活动的另一位领导人王丹因他的社会活动入狱，他在接受采访时说，香港的博物馆关闭时他并不感到惊讶。作为该项目的创始人，他去年开始致力于在纽约建立一座新的纪念馆。</text:p>
      <text:p text:style-name="P4">
“我认为它的重要性不只在于记忆，”王丹说。“它有着重要的意义，尤其是在今天，”他说。</text:p>
      <text:p text:style-name="P4">
“这座博物馆不只是为了历史，也是为了当下与未来，”他说。</text:p>
      <text:p text:style-name="P4">
广告</text:p>
      <text:p text:style-name="P4">
中国军队用一场屠杀镇压了学生领导的民主运动，数百甚至数千人遇害。曼哈顿展中的一个横幅显示，目前已经收集到了200名遇害者的姓名，但没有完整的遇害者名单。有一条横幅上贴出了被通缉抗议者的照片，其中包括周锋锁。</text:p>
      <text:p text:style-name="P4">
展览还收入了中国军方报纸记者江林穿过的一件血迹斑斑的衬衫，他当时冒险前往广场，试图观察现场的情况，结果遭到警察的袭击。此外展出的还有一名士兵的手表、徽章和衬衫。在这些展品的旁边是一本政府在1989年7月出版的书，为镇压的正当性做出辩解。</text:p>
      <text:p text:style-name="P4">
许多学生抗议者在屠杀发生时正在广场露宿，当时他们使用过的一顶天蓝色帐篷被收入展中。还有一条沾有血迹的横幅，曾被一名教师用来给中枪的学生抗议者包扎伤口，此外还展出了一位香港艺术家的画作，描绘了吕鹏之死，他是目前已知年龄最小的遇害者，时年九岁。</text:p>
      <text:p text:style-name="P4">
王丹捐出了一封他在狱中收到的刘晓波写来的信，也就是那位获得诺贝尔和平奖的作家和异见人士。王丹说，他1988年在北京大学主办了一个民主沙龙，1989年呼吁进行绝食抗议，后于同年被捕。他在1994年获释，但次年再次被捕，此后又被关押数年，最终在1998年流亡到美国。</text:p>
      <text:p text:style-name="P4">
“我认为，为了我们国家的未来，年轻一代肩负着某种义务，某种责任，应该去做点什么，”王丹说。</text:p>
      <text:p text:style-name="P4">
他说展览并非只是面向在这里生活的中国人。他说他希望美国人，尤其是高中生和大学生，能来看展，了解“中国的情况，因为这不只是对中国很重要，对美国也很重要”。</text:p>
      <text:p text:style-name="P4">
广告</text:p>
      <text:p text:style-name="P4">
组织者希望将展览扩展到整个博物馆。他们已经筹集到50万美元，不过目标是至少200万美元。</text:p>
      <text:p text:style-name="P4">
展览场地位于中城第六大道，将于6月底开幕，届时公众可在线预订。</text:p>
      <text:p text:style-name="P4">
Source: <text:a xlink:type="simple" xlink:href="https://cn.nytimes.com/usa/20230602/tiananmen-square-exhibit/" text:style-name="Internet_20_link" text:visited-style-name="Visited_20_Internet_20_Link">
https://cn.nytimes.com/usa/20230602/tiananmen-square-exhibit/</text:a>
</text:p>
      <!--NEWS-->
      <text:h text:style-name="P10" text:outline-level="1">
<text:span text:style-name="T4">
北约驻科索沃部队指挥官警告局势即将升级并澄清俄罗斯立场</text:span>
</text:h>
      <text:p text:style-name="P4">
Author: 半岛电视台＋通讯社</text:p>
      <text:p text:style-name="P4">
Publisher: Al Jazeera</text:p>
      <text:p text:style-name="P4">
Published Time: 2023-06-02T04:02:01</text:p>
      <text:p text:style-name="P4">
Modified Time: 2023-06-02T04:02:01</text:p>
      <text:p text:style-name="P4">
Description: 北大西洋公约组织（北约）驻科索沃维和部队司令安杰洛·雷斯托西亚将军表示，科索沃局势十分危险，任何事件都可能导致局势升级，与此同时，塞族人继续举行示威，反对该国北部的阿尔巴尼亚市长上任。</text:p>
      <text:p text:style-name="P4">
Images: ["<text:a xlink:type="simple" xlink:href="https://chinese.aljazeera.net/wp-content/uploads/2023/06/1-1685677550.jpg" text:style-name="Internet_20_link" text:visited-style-name="Visited_20_Internet_20_Link">
1-1685677550.jpg</text:a>
", "<text:a xlink:type="simple" xlink:href="https://chinese.aljazeera.net/wp-content/uploads/2023/06/1-1685677669.png" text:style-name="Internet_20_link" text:visited-style-name="Visited_20_Internet_20_Link">
1-1685677669.png</text:a>
"]</text:p>
      <text:p text:style-name="P4">
Topics: ['政治', '新闻']</text:p>
      <text:p text:style-name="P4">
Keywords: ['政治', '新闻', '欧洲', '科索沃']</text:p>
      <text:p text:style-name="P4">
Type: Article</text:p>
      <!--METADATA-->
      <text:p text:style-name="P4">
<draw:frame draw:style-name="fr1" draw:name="Image98" text:anchor-type="as-char" svg:width="6.9236in" svg:height="4.615733in" draw:z-index="0">
<draw:image xlink:href="../Images/Aljazeera Chinese/2023-06-02T04-02-01/1-1685677550.jpg" xlink:type="simple" xlink:show="embed" xlink:actuate="onLoad" draw:mime-type="image/jpeg"/>
</draw:frame>
 科索沃塞族示威仍在继续与对军事冲突的担忧</text:p>
      <text:p text:style-name="P4">
北大西洋公约组织（北约）驻科索沃维和部队司令安杰洛·雷斯托西亚将军表示，科索沃局势十分危险，任何事件都可能导致局势升级，与此同时，塞族人继续举行示威，反对该国北部的阿尔巴尼亚市长上任。</text:p>
      <text:p text:style-name="P4">
雷斯托西亚在接受半岛电视台采访时补充说，必须找到解决办法，使双方重新谈判。</text:p>
      <text:p text:style-name="P4">
在回答有关俄罗斯对科索沃发生事情所持立场问题时，北约军事指挥官表示，莫斯科对当地发生的事情一无所知。</text:p>
      <text:p text:style-name="P4">
他强调，如果没有北约维和部队的介入，局势可能会恶化并失控，雷斯托西亚强调，这些部队在控制局势方面发挥了重要作用，并透露，北约秘书长同意向科索沃增派部队。</text:p>
      <text:p text:style-name="P4">
这些声明发表之际，阿尔巴尼亚公民在科索沃北部举行示威，反对他们所说的塞尔维亚帮派对警察和维和部队的暴力行为。</text:p>
      <text:p text:style-name="P4">
另一方面，塞族示威者继续反对在科索沃北部就职的阿尔巴尼亚市长，其在该地区最近与北约维和部队发生冲突，周四，数十名塞族人再次聚集在市政大楼附近，但人数比过去几天记录的要少。</text:p>
      <text:p text:style-name="P4">
自5月26日以来，该国北部的科索沃塞族人一直在组织抗议活动，以阻止新当选的阿尔巴尼亚市长进入市政大楼开始履行职责。</text:p>
      <text:p text:style-name="P4">
市长们在赢得5 月在 4 个市镇举行的地方选举后上任——这些市镇的大部分居民是塞族人——他们大规模抵制选举，45000 名登记选民中只有 1500名选民参加了投票。</text:p>
      <text:h text:style-name="P13" text:outline-level="4">
<text:span text:style-name="T4">
国际压力</text:span>
</text:h>
      <text:p text:style-name="P4">
在法国和德国的压力下，科索沃总统维约萨·奥斯马尼在摩尔多瓦峰会期间与塞尔维亚总统亚历山大·武契奇进行了短期会晤，法国总统埃马纽埃尔·马克龙、德国总理奥拉夫·朔尔茨和欧盟外交政策负责人何塞普·博雷利也在场。.</text:p>
      <text:p text:style-name="P4">
奥斯马尼呼吁塞尔维亚停止破坏本国稳定的活动，停止支持“犯罪团伙”，而武契奇则要求科索沃北部市长撤职，以缓和紧张局势。</text:p>
      <text:p text:style-name="P4">
欧盟外交政策负责人何塞普·博雷利表示，他与法国总统和德国总理分别会见了科索沃总统，并分别会见了塞尔维亚总统。</text:p>
      <text:p text:style-name="P4">
博雷利表示，有三项诉求：举行地方选举，确保科索沃塞族人的参与，着手建立塞族多数市镇协会，他并补充说，不遵守这些要求将产生严重后果。</text:p>
      <text:p text:style-name="P4">
<draw:frame draw:style-name="fr1" draw:name="Image99" text:anchor-type="as-char" svg:width="6.9236in" svg:height="5.448963in" draw:z-index="0">
<draw:image xlink:href="../Images/Aljazeera Chinese/2023-06-02T04-02-01/1-1685677669.png" xlink:type="simple" xlink:show="embed" xlink:actuate="onLoad" draw:mime-type="image/png"/>
</draw:frame>
科索沃总统维约萨·奥斯马尼与法国总统埃马纽埃尔·马克龙（左）和德国总理奥拉夫·朔尔茨举行会晤（阿纳多卢通讯社）</text:p>
      <text:p text:style-name="P4">
另一方面，塞尔维亚总统亚历山大·武契奇在给半岛电视台的一份声明中表示，科索沃北部局势需要做出巨大努力来减少升级，并强调——在摩尔多瓦欧洲政治峰会间隙举行的新闻发布会上——整个地区需要和平、平静与稳定。</text:p>
      <text:p text:style-name="P4">
与此同时，美国国务卿安东尼·布林肯敦促塞尔维亚和科索沃领导人缓和紧张局势，并警告说，他们威胁到加入欧洲的希望。</text:p>
      <text:p text:style-name="P4">
布林肯周四在奥斯陆举行的北约会谈期间对记者说，“我们呼吁科索沃和塞尔维亚政府立即采取措施缓和紧张局势。”</text:p>
      <text:p text:style-name="P4">
布林肯补充说：“我们支持科索沃和塞尔维亚的欧洲-大西洋一体化进程，然而，目前的升级对朝这个方向努力的阻碍多于帮助。”</text:p>
      <text:p text:style-name="P4">
美国早些时候对科索沃表示批评，而此前，美国长期以来一直支持科索沃，在此此前，在塞尔维亚选民抵制他们占多数的北部地区的地方选举后，阿尔宾·库尔蒂总理决定任命阿尔巴尼亚市长。</text:p>
      <text:p text:style-name="P4">
布林肯表示，“我们已经对已采取的一些措施表达了我们的担忧，我们已经直接向包括总理库尔蒂在内的相关领导人表达了这一点。”</text:p>
      <text:p text:style-name="P4">
布林肯警告说，在塞尔维亚宣布其军队进入戒备状态后，任何一方都可能采取“单方面行动”，并表示，欧洲的未来将符合“两国人民的愿望”，他补充说，“如果任何国家采取措施消除这种可能性，那将不符合其人民的利益。”</text:p>
      <text:p text:style-name="P4">
由北约在科索沃领导的国际维和部队加强了在四个城市的部署，这些城市正在见证塞族少数民族与普里什蒂纳政府（在该国北部）之间的动荡，与此同时，欧盟外交政策官员对形势严重性发出正式警告。</text:p>
      <text:p text:style-name="P4">
Source: <text:a xlink:type="simple" xlink:href="https://chinese.aljazeera.net/news/2023/6/2/%e5%8c%97%e7%ba%a6%e9%a9%bb%e7%a7%91%e7%b4%a2%e6%b2%83%e9%83%a8%e9%98%9f%e6%8c%87%e6%8c%a5%e5%ae%98%e8%ad%a6%e5%91%8a%e5%b1%80%e5%8a%bf%e5%8d%b3%e5%b0%86%e5%8d%87%e7%ba%a7%e5%b9%b6%e6%be%84%e6%b8%85" text:style-name="Internet_20_link" text:visited-style-name="Visited_20_Internet_20_Link">
https://chinese.aljazeera.net/news/2023/6/2/%e5%8c%97%e7%ba%a6%e9%a9%bb%e7%a7%91%e7%b4%a2%e6%b2%83%e9%83%a8%e9%98%9f%e6%8c%87%e6%8c%a5%e5%ae%98%e8%ad%a6%e5%91%8a%e5%b1%80%e5%8a%bf%e5%8d%b3%e5%b0%86%e5%8d%87%e7%ba%a7%e5%b9%b6%e6%be%84%e6%b8%85</text:a>
</text:p>
      <!--NEWS-->
      <text:h text:style-name="P10" text:outline-level="1">
<text:span text:style-name="T4">
中国盛情接待马斯克——助推中国电动车产业的“鲶鱼” (Free Version)</text:span>
</text:h>
      <text:p text:style-name="P4">
Author: Yoko Kubota / Raffaele Huang / Selina Cheng</text:p>
      <text:p text:style-name="P4">
Publisher: 华尔街日报中文网</text:p>
      <text:p text:style-name="P4">
Published Time: 2023-06-02T04:05:00.000Z</text:p>
      <text:p text:style-name="P4">
Modified Time: 2023-06-02T04:05:00.000Z</text:p>
      <text:p text:style-name="P4">
Created Time: 2023-06-02T02:45:00.000Z</text:p>
      <text:p text:style-name="P4">
Description: 马斯克与中国高官们进行了一连串的会晤，此行展现了特斯拉对中国的承诺。在该公司的助推下，中国已成为全球电动汽车领域的领头羊。</text:p>
      <text:p text:style-name="P4">
Images: []</text:p>
      <text:p text:style-name="P4">
Categories: ['商业']</text:p>
      <text:p text:style-name="P4">
Keywords: SYND,LINK:EN|WP-WSJ-0000940129</text:p>
      <text:p text:style-name="P4">
Type: Article</text:p>
      <!--METADATA-->
      <text:p text:style-name="P4">
马斯克(Elon Musk)本周访华，受到了中国高层官员的热烈欢迎。此行展现了特斯拉(Tesla, TSLA)对中国的承诺。在该公司的助推下，中国已成为 <text:a xlink:type="simple" xlink:href="https://cn.wsj.com/articles/CN-BIZ-20230418184453" text:style-name="Internet_20_link" text:visited-style-name="Visited_20_Internet_20_Link">
全球电动汽车领域的领头羊 </text:a>
 。</text:p>
      <text:p text:style-name="P4">
Source: <text:a xlink:type="simple" xlink:href="https://cn.wsj.com/articles/%E4%B8%AD%E5%9B%BD%E7%9B%9B%E6%83%85%E6%8E%A5%E5%BE%85%E9%A9%AC%E6%96%AF%E5%85%8B-%E5%8A%A9%E6%8E%A8%E4%B8%AD%E5%9B%BD%E7%94%B5%E5%8A%A8%E8%BD%A6%E4%BA%A7%E4%B8%9A%E7%9A%84-%E9%B2%B6%E9%B1%BC-434e0200" text:style-name="Internet_20_link" text:visited-style-name="Visited_20_Internet_20_Link">
https://cn.wsj.com/articles/%E4%B8%AD%E5%9B%BD%E7%9B%9B%E6%83%85%E6%8E%A5%E5%BE%85%E9%A9%AC%E6%96%AF%E5%85%8B-%E5%8A%A9%E6%8E%A8%E4%B8%AD%E5%9B%BD%E7%94%B5%E5%8A%A8%E8%BD%A6%E4%BA%A7%E4%B8%9A%E7%9A%84-%E9%B2%B6%E9%B1%BC-434e0200</text:a>
</text:p>
      <!--NEWS-->
      <text:h text:style-name="P10" text:outline-level="1">
<text:span text:style-name="T4">
美國債務上限法案在參議院過關</text:span>
</text:h>
      <text:p text:style-name="P4">
Author: None (Language: zh)</text:p>
      <text:p text:style-name="P4">
Publisher: None</text:p>
      <text:p text:style-name="P4">
Time: 2023-06-02T04:13:00Z</text:p>
      <text:p text:style-name="P4">
Description: 為了在6月5日的違約最後期限之前讓法案過關，美國國會在跟時間賽跑，最後終於在週四通過法案，可送交美國總統拜登簽署。</text:p>
      <text:p text:style-name="P4">
Videos: []</text:p>
      <text:p text:style-name="P4">
Images: []</text:p>
      <text:p text:style-name="P4">
Subject: 经济纵横</text:p>
      <text:p text:style-name="P4">
Subjects: ['奥巴马', '美国', '南希·佩洛西']</text:p>
      <text:p text:style-name="P4">
Keywords: ['美国', '拜登', '麦卡锡', '债务上限', '民主党', '共和党']</text:p>
      <text:p text:style-name="P4">
ID: 65760918</text:p>
      <!--METADATA-->
      <text:p text:style-name="P4">
<text:a xlink:type="simple" xlink:href="https://www.dw.com/zh/overlay/image/article/65760918/65800714" text:style-name="Internet_20_link" text:visited-style-name="Visited_20_Internet_20_Link">
 </text:a>
</text:p>
      <text:p text:style-name="P4">
美國參議院週四通過了拜登與麥卡錫協議的債務上限法案。圖為美國國會。</text:p>
      <text:p text:style-name="P4">
（德國之聲中文網）繼眾議院之後，美國參議院週四（6月1日）也通過了債務上限法案，未來2年內暫時取消聯邦政府的借款上限。</text:p>
      <text:p text:style-name="P4">
週三（5月31日），由共和黨主導的眾議院以314票贊成、117票反對的票數通過，將此法案送交參議院；隔天，參院則以63票贊成、36票反對的票數過關，下一步將由美國總統拜登簽署，目標是趕在<text:a xlink:type="simple" xlink:href="https://www.dw.com/zh/zh/美国债务违约期限延长至6月5日/a-65752174" text:style-name="Internet_20_link" text:visited-style-name="Visited_20_Internet_20_Link">
 6月5日違約最後期限 </text:a>
 之前入法， <text:a xlink:type="simple" xlink:href="https://www.dw.com/zh/zh/美国债务上限如何影响全球经济/a-65661380" text:style-name="Internet_20_link" text:visited-style-name="Visited_20_Internet_20_Link">
以免美國政府無錢支付帳單 </text:a>
 。</text:p>
      <text:p text:style-name="P4">
參議院多數黨領袖、民主黨人舒默（ChuckSchumer）表示，隨著國會程序推進、有望避免債務違約，讓美國「可以鬆一口氣了」。稍早，在眾院以壓倒性票數通過法案後，參院共和黨領袖麥康奈爾（MitchMcConnell）也說，希望法案能盡快過關。</text:p>
      <text:p text:style-name="P4">
此前，美國兩黨皆有部分人士反對此法案。強硬派的共和黨人曾希望能進一步削減開支，並進行更嚴格的改革。眾議院自由黨團（FreedomCaucus）的成員羅伊（Chip Roy）稱，此次的法案充其量只能讓美國獲得「一個充滿漏洞和噱頭、為其2年的支出凍結」。</text:p>
      <text:p text:style-name="P4">
有參與民主黨團的進步派獨立參議員桑德斯（BernieSanders）則在推特上表示，他反對該法案，因為此案涉及一條能源管線，也將在美國現行的扶貧制度（Anti-PovertyPrograms）中，加上額外的工作要求：「出於良心，我不能投票支持債務上限協議。」</text:p>
      <text:p text:style-name="P4">
</text:p>
      <text:p text:style-name="P4">
美國眾院議長麥卡錫5月31日在記者會上談債務上限法案。</text:p>
      <text:h text:style-name="P12" text:outline-level="3">
<text:span text:style-name="T4">
拜登與麥卡錫的協商</text:span>
</text:h>
      <text:p text:style-name="P4">
經過數週艱難的磋商談判，拜登與麥卡錫上週末就美國債務限額達成協議。拜登週日（28日）在白宮向媒體表示，「這是向前邁出了非常重要的一步」，「將使災難性違約的威脅不復存在，保護了我們得來不易的歷史性經濟復甦」，並敦促參、眾兩院通過該協議。</text:p>
      <text:p text:style-name="P4">
拜登與麥卡錫於27日進行通話，最終達成協議，其內容包含：原則上同意提高美債限額2年，但在這段時間內限制與削減政府的非國防支出、收回未使用的新冠防疫經費等。</text:p>
      <text:p text:style-name="P4">
在長達90分鐘的通話後，麥卡錫於推特發文寫道：「我不久前剛和總統通了電話。在他浪費時間和拒絕談判數個月之後，我們已經達成了一個無愧於美國人民的原則性協議。」接受媒體採訪時，麥卡錫形容，該法案「歷史性地減少了開支，進行了重大改革，將使人們擺脫貧困、進入勞動力市場，並控制政府的過度擴張。」</text:p>
      <text:p text:style-name="P4">
拜登則在推特表示，該協議代表了某種妥協，「不是每個人都能得到他們想要的東西」，但自己仍保住了民主黨人的關鍵優先事項。</text:p>
      <text:h text:style-name="P12" text:outline-level="3">
<text:span text:style-name="T4">
什麼是美國債務上限？</text:span>
</text:h>
      <text:p text:style-name="P4">
美國國會於1917年首次引入債務上限制度，規範美國財政部可以承擔的國家債務數額。這項措施意味著，政府不再需要國會批准每筆債務的發行。</text:p>
      <text:p text:style-name="P4">
公共債務法案隨後於1939年和1941年通過。在過去的70年裡，債務上限已經被提高了78次，其中包括2011年，當時美國未能就新的上限達成一致，導致標普下調美國主權信用評級，引發借貸成本上升。</text:p>
      <text:p text:style-name="P4">
<text:a xlink:type="simple" xlink:href="https://www.dw.com/zh/zh/中国去年持美债呈12年来最低/a-64745260" text:style-name="Internet_20_link" text:visited-style-name="Visited_20_Internet_20_Link">
 今年1月，美國債務已達債務上限31.4兆美元 </text:a>
，但美國財政部採取了非常措施，使其能夠繼續為政府活動提供資金。</text:p>
      <text:p text:style-name="P4">
儘管截至目前美國聯邦政府還沒有違約，但若在不提高債務上限的情況下，超過違約最後限期的6月5日，美國政府將沒有足夠資金支付基本款項，數以千萬計的公共部門工作人員（如教師）的工資、社會保障付款和對退伍軍人等老年和弱勢美國人的醫療補貼，也將被擱置。</text:p>
      <text:p text:style-name="P4">
</text:p>
      <text:p text:style-name="P4">
美國總統拜登與眾院議長麥卡錫22日在白宮會談。</text:p>
      <text:p text:style-name="P4">
（綜合報導）</text:p>
      <text:p text:style-name="P4">
Source: <text:a xlink:type="simple" xlink:href="https://www.dw.com/zh/美國債務上限法案在參議院過關/a-65760918" text:style-name="Internet_20_link" text:visited-style-name="Visited_20_Internet_20_Link">
https://www.dw.com/zh/美國債務上限法案在參議院過關/a-65760918?maca=chi-rss-chi-all-1127-rdf</text:a>
</text:p>
      <!--NEWS-->
      <text:h text:style-name="P10" text:outline-level="1">
<text:span text:style-name="T4">
欧佩克+又要减产？市场不为所动 (Free Version)</text:span>
</text:h>
      <text:p text:style-name="P4">
Author: Bob Henderson</text:p>
      <text:p text:style-name="P4">
Publisher: 华尔街日报中文网</text:p>
      <text:p text:style-name="P4">
Published Time: 2023-06-02T04:15:00.000Z</text:p>
      <text:p text:style-name="P4">
Modified Time: 2023-06-02T04:15:00.000Z</text:p>
      <text:p text:style-name="P4">
Created Time: 2023-06-02T02:50:00.000Z</text:p>
      <text:p text:style-name="P4">
Description: 尽管产油国尽最大努力来提振原油价格，但石油交易员仍押注油价将继续下跌。</text:p>
      <text:p text:style-name="P4">
Images: []</text:p>
      <text:p text:style-name="P4">
Categories: ['金融市场']</text:p>
      <text:p text:style-name="P4">
Keywords: SYND,LINK:EN|WP-WSJ-0000937941</text:p>
      <text:p text:style-name="P4">
Type: Article</text:p>
      <!--METADATA-->
      <text:p text:style-name="P4">
尽管产油国尽最大努力来提振原油价格，但石油交易员仍押注 <text:a xlink:type="simple" xlink:href="https://cn.wsj.com/articles/CN-FIN-20230505105753" text:style-name="Internet_20_link" text:visited-style-name="Visited_20_Internet_20_Link">
 油价将继续下跌 </text:a>
 。</text:p>
      <text:p text:style-name="P4">
Source: <text:a xlink:type="simple" xlink:href="https://cn.wsj.com/articles/%E6%AC%A7%E4%BD%A9%E5%85%8B+%E5%8F%88%E8%A6%81%E5%87%8F%E4%BA%A7-%E5%B8%82%E5%9C%BA%E4%B8%8D%E4%B8%BA%E6%89%80%E5%8A%A8-4a4eea58" text:style-name="Internet_20_link" text:visited-style-name="Visited_20_Internet_20_Link">
https://cn.wsj.com/articles/%E6%AC%A7%E4%BD%A9%E5%85%8B+%E5%8F%88%E8%A6%81%E5%87%8F%E4%BA%A7-%E5%B8%82%E5%9C%BA%E4%B8%8D%E4%B8%BA%E6%89%80%E5%8A%A8-4a4eea58</text:a>
</text:p>
      <!--NEWS-->
      <text:h text:style-name="P10" text:outline-level="1">
<text:span text:style-name="T4">
以服务业数字化促进消费 (Free Version)</text:span>
</text:h>
      <text:p text:style-name="P4">
Authors: ['为FT中文网撰稿']</text:p>
      <text:p text:style-name="P4">
Publisher: 英国《金融时报》</text:p>
      <text:p text:style-name="P4">
Time: 2023-06-02T04:15:32+00:00</text:p>
      <text:p text:style-name="P4">
Published Time: 2023-06-01T12:00:99+08:00</text:p>
      <text:p text:style-name="P4">
Modified Time: 2023-06-01T23:53:99+08:00</text:p>
      <text:p text:style-name="P4">
Description: 翁一：平台能够助推服务业数字化的实现，尤其在国内需求持续扩大、消费场景有序恢复的背景下，能够更好地发挥规模经济和范围经济的优势。</text:p>
      <text:p text:style-name="P4">
Images: ["<text:a xlink:type="simple" xlink:href="https://thumbor.ftacademy.cn/unsafe/picture/2/000170652_piclink.jpg" text:style-name="Internet_20_link" text:visited-style-name="Visited_20_Internet_20_Link">
000170652_pic...</text:a>
"]</text:p>
      <text:p text:style-name="P4">
Themes: ['中国经济', '关注']</text:p>
      <text:p text:style-name="P4">
Keywords: ['消费', '服务业', '数字经济', '中国经济']</text:p>
      <text:p text:style-name="P4">
Type: Article</text:p>
      <!--METADATA-->
      <text:p text:style-name="P4">
<draw:frame draw:style-name="fr1" draw:name="Image103" text:anchor-type="as-char" svg:width="6.9236in" svg:height="3.894525in" draw:z-index="0">
<draw:image xlink:href="../Images/FT Chinese Free Version/2023-06-02T04-15-32-00-00/000170652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近日，中国国务院新闻办公布2023年4月份国民经济运行情况。消费方面，1-4月份，社会消费品零售总额149833亿元，同比增长8.5%。全国网上零售额44108亿元，同比增长12.3%。其中，实物商品网上零售额37164亿元，增长10.4%，占社会消费品零售总额的比重为24.8%。从上述数据来看，社会消费正在快速回暖，而互联网平台成为促消费大趋势之下的一股增长动力。</text:p>
      <text:p text:style-name="P4">
近期，中国社会科学院财经战略研究院对外发布《平台社会经济价值研究报告》，分析了互联网平台在助力服务业数字化中对挖掘内需市场、拉动消费的带动作用。报告认为，互联网平台已经成为服务消费的基础设施和内需增长的重要支撑，平台可以促成商家与消费者供需双方之间的高效循环，以杠杆效应持续带动消费。</text:p>
      <text:p text:style-name="P4">
<text:span text:style-name="T4">
促进消费亟需服务业数字化</text:span>
</text:p>
      <text:p text:style-name="P4">
无论从数据层面，还是政策层面，消费日益成为拉动经济增长的基础性力量。而服务业数字化之所以重要，是因为服务业对中国经济增长贡献率接近60%。中国社会科学院财经战略研究院预测，到2025年，服务业增加值占GDP比重、服务业从业人员占全部就业比重、服务消费占总消费比重均突破50%以上，推动服务业数字化对国民经济发展、内需扩容拉动消费至关重要。</text:p>
      <text:p text:style-name="P4">
前述《报告》提出的以服务业为抓手促消费的重要性，体现了中国国家主席习近平所强调的“建立和完善扩大居民消费的长效机制，使居民有稳定收入能消费、没有后顾之忧敢消费、消费环境优获得感强愿消费”，亦体现了2022年中央经济工作会议强调的“要把恢复和扩大消费摆在优先位置，增强消费能力、改善消费条件、创新消费场景”。</text:p>
      <text:p text:style-name="P4">
拥有14亿人口的中国，历经45年改革开放，经济发展已步入向消费驱动转换的阶段。基于中国人口排名世界第二的规模，规模经济自不必说。自1978年改革开放以来，能够取得如此大的经济发展，主因之一便是规模经济发挥重要作用。随着改革不断深化，范围经济也开始发挥作用。范围经济产生于管理工作的专业化、生产的多种产品都需要相同或类似投入要素时的库存节约，或产生于更好地利用生产设备、有利于联合生产的技术变化，范围经济侧重于生产产品的关联性。</text:p>
      <text:p text:style-name="P4">
毫无疑问，数字经济时代，平台能够助推服务业数字化的实现，尤其在国内需求持续扩大、消费场景有序恢复、服务性消费呈现爆发性增长的背景下，能够更好地发挥规模经济和范围经济的优势。</text:p>
      <text:p text:style-name="P4">
<text:span text:style-name="T4">
数字经济时代的消费特征及痛点和堵点</text:span>
</text:p>
      <text:p text:style-name="P4">
要促消费，就要把准当下消费特征的脉搏。数字经济时代，中国消费呈现出如下特征：服务消费是进一步挖掘内需的重点所在；服务消费呈现结构升级的显著趋势；消费者需求呈现出多元化趋势，分级日益明显，体验式、个性化消费成为刚需；平台成为对接服务消费供需的关键基础设施。</text:p>
      <text:p text:style-name="P4">
具体来说，要满足消费者多样化、高品质、场景化需求，扩大消费，降低消费满足的时间和成本。意愿方面，通过拓展场景来拓展新需求；时间方面，要实现碎片化、即时化、不限时；空间方面，要扩大消费区域；参与方面，要降低参与门槛；互动方面，要实现供需高效互动。</text:p>
      <text:p text:style-name="P4">
上述种种多元需求，算得上是体验型消费，可以说，服务业本质就是一种体验型消费。结合实际，当下促消费需要疏通解决如下堵点：其一，一些群体，比如老年人群体，尚未完成融入数字经济的进程，他们游离于数字化生存之外，深陷传统消费模式，需要降低其拥抱数字化的门槛，提升他们的数字消费体验；其二，小众消费得不到满足。小众消费或者说消费者的小众需求不被看见，他们所欲消费的产品和服务难以获得曝光，小众需求面临人货场不相匹配的问题；其三，一些传统产业的交易模式从线下搬到线上之后，未能在交易双方之间建立起充分的信任机制让消费者无顾虑地做出个人交易安排，消费意愿的门槛有待破解。</text:p>
      <text:p text:style-name="P4">
<text:span text:style-name="T4">
平台应建立无摩擦协调机制促进消费</text:span>
</text:p>
      <text:p text:style-name="P4">
针对上述当下消费的特征和痛点、堵点，作为服务业数字化主要承载者的平台，可以在很大程度上有针对性地解决。总的来说，平台须建立一种在交易过程中能够使供需两端无摩擦（尽力减少摩擦）的协调机制，使双方由一次性的买卖关系向不断深入的、发展中的、良性互动的关系演变，使需求端由被动型、传统型消费者向主动型、数字型消费者过渡。</text:p>
      <text:p text:style-name="P4">
具体而言，首先，平台要发挥连接效应，协同各方通过技术和资源普惠弥合“数字鸿沟”，让每一个群体都能分享到数字经济和数字技术的红利，这是一项需要集全社会之合力的系统工程，消费者的需求需要被平台带给商家和服务商，而商家则需要平台和服务商在技术和资源层面的支持。以消费需求并未得到满足的老年群体为例，中国作为世界上唯一一个老年人口超过2亿的国家，尽管这两年“适老化改造”初见成效，但仍不成体系，既缺乏专门针对老年人的数字消费平台，也缺乏根据老年人特点开发出来的新产品，接下来平台结合老年人的需求特征，联合服务商帮助商家打造数字化经营解决方案，开发出更加符合老年人消费的产品和营销模式，满足此前一直被忽视的老年人的需求。</text:p>
      <text:p text:style-name="P4">
其次，精准滴灌，形成链接效应。告别以往“大水漫灌”的粗放式流量时代。精准促达，千人千面，充分发挥无摩擦交易协调机制，使小众消费者在有关交易机会的信息收集和个人交易的安排上所花成本降至最低。就技术层面而言，通过个性化推荐和智能分发技术带来高效精准连接，通过流量倾斜以及产品和服务的下沉，让小众消费者和小众需求也能被充分看见。随着消费群体更新迭代，中产阶层、90后逐步成为中国消费市场的主力军，新生代Z世代个性化显著增强，圈层文化不断崛起，消费者开始追求便利化、品质化、个性化、小众化的服务消费，平台在推进服务业数字化进程时可以帮助商家进行分层营销、精准营销。</text:p>
      <text:p text:style-name="P4">
复次，千方百计提升供需两端的信任机制。前述一些从线下搬到线上的服务产业，要解决其因缺乏信任导致交易成本高企或无法交易的问题是有待平台攻克的难点。以非标准化的家政服务业为例，消费者往往对于从线上购买家政服务也会顾虑重重，对陌生商家缺乏信任。在此，平台应对供给端的信息、渠道、产品、服务质量会进行严格把控，建立完善的标准体系和可信的消费环境，从而提高消费者对商家的信任度和消费意愿。此外，包括租赁在内很多商家为了降低风险会设置押金，但押金却降低了很多人的消费意愿。平台可以通过技术手段，以新型服务模式替代押金机制。</text:p>
      <text:p text:style-name="P4">
最后，通过技术赋能消费，让促消费的效应最大化。近年来，各级地方政府联合互联网平台向市民分发各类消费券，比如无差别消费券、餐饮券、旅游券等等。根据社科院《平台社会经济价值研究报告》的调研统计，从2020年至今，支付宝通过助力政府机构发放消费券、平台发券营销等多样化形式，累计带动消费近3000亿元。在2022年的两场消费节中，平台数字化发券撬动杠杆可达1：25，极大限度地发挥了“一次杠杆”的乘数效应。消费者若遇好的消费体验，会向商家重复购买，形成“二次杠杆”效应。由于平台具有规模效应和大数据精准分析能力，可以提升政府或商家发券的触达效率和转化效率，从而带来杠杆效应。</text:p>
      <text:p text:style-name="P4">
综上所述，平台所建立的无摩擦协调机制应以用户第一和创新为核心，紧紧围绕新阶段、新场景、新理念，通过服务业数字化为抓手，构建技术知识创新的机会和动因，进一步融合线上线下，形成经济长期内生增长机制，进而扩大内需、促进消费。</text:p>
      <text:p text:style-name="P4">
过去40余年，中国经济发展主要依赖于国民经济“三架马车”之中的出口与投资，接下来发展重心将转轨至以消费驱动为中心。服务业数字化是驱动消费的重要抓手，平台通过建立以用户第一和创新为核心的无摩擦动态协调机制，使需求端从被动型、传统型消费者向主动型、数字型消费者过渡，促进供需两端高水平动态平衡，从而推动服务业数字化实现规模经济和范围经济。</text:p>
      <text:p text:style-name="P4">
<text:span text:style-name="T5">
（注：作者是数字经济智库高级研究员。本文仅代表作者个人观点。责编邮箱bo.liu@ftchinese.com）</text:span>
</text:p>
      <text:p text:style-name="P4">
Source: <text:a xlink:type="simple" xlink:href="http://www.ftchinese.com/story/001099838" text:style-name="Internet_20_link" text:visited-style-name="Visited_20_Internet_20_Link">
http://www.ftchinese.com/story/001099838</text:a>
</text:p>
      <!--NEWS-->
      <text:h text:style-name="P10" text:outline-level="1">
<text:span text:style-name="T4">
中国是不是发展中国家？ (Free Version)</text:span>
</text:h>
      <text:p text:style-name="P4">
Authors: ['为FT中文网撰稿']</text:p>
      <text:p text:style-name="P4">
Publisher: 英国《金融时报》</text:p>
      <text:p text:style-name="P4">
Time: 2023-06-02T04:20:48+00:00</text:p>
      <text:p text:style-name="P4">
Published Time: 2023-06-01T12:00:99+08:00</text:p>
      <text:p text:style-name="P4">
Modified Time: 2023-06-02T00:20:99+08:00</text:p>
      <text:p text:style-name="P4">
Description: 王军：今天的中国是发展中国家还是发达国家，更像一个仁者见仁、智者见智的问题，因为收入方面的简单数字并不能衡量一个国家的发达程度。</text:p>
      <text:p text:style-name="P4">
Images: ["<text:a xlink:type="simple" xlink:href="https://thumbor.ftacademy.cn/unsafe/picture/8/000183168_piclink.jpg" text:style-name="Internet_20_link" text:visited-style-name="Visited_20_Internet_20_Link">
000183168_pic...</text:a>
"]</text:p>
      <text:p text:style-name="P4">
Themes: ['发展中国家', '关注']</text:p>
      <text:p text:style-name="P4">
Keywords: ['发展中国家', '发达国家', 'WTO', '中美关系']</text:p>
      <text:p text:style-name="P4">
Type: Article</text:p>
      <!--METADATA-->
      <text:p text:style-name="P4">
<draw:frame draw:style-name="fr1" draw:name="Image104" text:anchor-type="as-char" svg:width="6.9236in" svg:height="4.658555in" draw:z-index="0">
<draw:image xlink:href="../Images/FT Chinese Free Version/2023-06-02T04-20-48-00-00/000183168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近期，围绕中国是不是发展中国家的争论登上了中文社交媒体的热搜，起因是美国国会通过的一项法案。</text:p>
      <text:p text:style-name="P4">
2023年3月27日，美国众议院以415票赞成，0票反对的表决结果，一致通过《中华人民共和国不是发展中国家》（PRC Is Not A DevelopingCountryAct）的法案。美国会预算办公室在一份日期标注为2023年3月7日的文件中指出，此项法案旨在“要求国务院影响国际组织，将中国重新归类为高收入、中上收入或发达国家，而不是发展中国家。法案还要求国务院劝阻这些组织给予中国作为发展中国家的任何优惠待遇”。</text:p>
      <text:p text:style-name="P4">
消息一经传出，即刻引发中国官方和自媒体的热议。除去外交部出面澄清以外，中国官方控制的民族主义小报《环球时报》指出，美国无权就中国的发展中国家地位作出裁决，“美国的企图进一步暴露出华盛顿寻求增加中国发展成本，并强制我们承担超出能力范围内国际责任的险恶用心”，而社交媒体上的声音，则更加嘈杂，冷静、客观且有说服力的观点并不多见。</text:p>
      <text:p text:style-name="P4">
要了解这一法案的意义以及后续的影响，需要弄清法案中出现的几个术语，这恰好是经济学，尤其发展经济学领域解释得最为清晰的几个概念。</text:p>
      <text:p text:style-name="P4">
在西方经济学者撰写的教科书中，发展中国家（developing countries）、欠发达国家（less-developed/underdevelopedcountries）以及第三世界国家（the thirdworld）其实指的都是同一类型国家，这些提法很少进行区分，频频出现在各类著述中，从书籍的封面到论文标题，都十分常见。</text:p>
      <text:p text:style-name="P4">
依观察维度的不同，地球上的国家可以分为以下几类：高收入国家与中低收入国家；发达国家（developedcountries）与发展中国家或欠发达国家；民主或专制国家；以及现代或传统国家等等，这些分类相互交叉和重叠，有时边界并不清晰。比如，一个高收入国家可以是专制国家，而一个低收入国家也可以是民主国家。要判断一国是民主国家或现代社会，并不容易，因为没有一个绝对的标准，但从相对角度，比如从几个国家中，选出一个更加民主与现代的国家，则容易许多。</text:p>
      <text:p text:style-name="P4">
上述分类中使用最多，也是普遍认可的分类是第一种，即由世界银行推出的依人均收入高低进行分类的方法。其他的归类，要么缺少权威组织或机构的背书，要么涵义过于宽泛，让人难以把握，容易产生歧义。</text:p>
      <text:p text:style-name="P4">
根据世界银行推出的最新标准，人均收入超过13205美元即属于高收入国家。数据显示，2022年中国人均国内生产总值（GDP）为12741美元，仅相当于美国的1/6。按此标准，中国属于中等偏上收入国家。今天的中国是发展中国家还是发达国家，则更像一个仁者见仁、智者见智的问题，因为收入方面的简单数字并不能衡量一个国家的发达程度。</text:p>
      <text:p text:style-name="P4">
即使是人均收入的分类，也仍是粗线条的，并非一成不变。一方面，高收入国家的门槛是动态的，会依据现实情形进行调整；另一方面，高收入栏目下又可细分出“石油高收入国家”以及“经合组织高收入国家”等，以区别那些不依靠石油实现高收入以及非经合组织的高收入国家等。这是因为，在专业研究者看来，石油高收入国家的政体有其独特性，与其他高收入国家不可同日而语。</text:p>
      <text:p text:style-name="P4">
如果说人均收入是一个较为客观的数量指标，那么，一国发达与否不仅要有高收入的硬支撑，还需要有软的指标来保障。实际上，仅就基本含义而言，英文中的“发达”（developed）并未对（一国）人均收入予以关注，而是强调（一国）拥有许多产业，并辅之以复杂的经济体系。这里的逻辑关系可用一句话来概括，即高收入国家未必是发达国家，但发达国家通常是高收入国家。或许正是这样的原因，无论是国际组织，还是严肃学者，在使用“发达”一词时都显得尤为谨慎。</text:p>
      <text:p text:style-name="P4">
笔者回想起多年前初到澳大利亚时与当地学者的交流。当时令我好奇的是，为什么许多澳洲经济学家都坚持认为澳大利亚比中国更像发展中国家？他们给出的理由是，澳大利亚的出口主要以初级产品，比如铁矿石为主，而中国的出口以工业制成品为主，且占比远超澳大利亚。这样的认识不是没有根据的，因为联合国贸发会议就曾提出一个依工业品占出口比例对不同国家分组的意见。</text:p>
      <text:p text:style-name="P4">
令人吃惊但细想却有道理的是，澳洲学者私下并不喜欢自己的国家被称为“发达（developed）国家”，他们坦言更愿意用“发展中（developing）国家”来定义自己。因为“发达”的英文用了过去时态，让人联想到事情已经结束，而“发展中国家”用的是现在进行时，听起来让人觉得一直在进步。实际上，既便是当今最为发达的国家，也面临自身需要通过发展来解决的事项，如此一来，发达国家的涵义和边界似乎又变得模糊起来。</text:p>
      <text:p text:style-name="P4">
尽管何为发达国家并无明确和普遍接受的标准，但有观点认为，目前经合组织的38个成员国属于发达国家。欲加入这个号称“富裕国家俱乐部”的经合组织，除去人均收入的要求以外，还需要在劳工问题、司法体系改革、国有企业的公司治理、反贿赂、贸易以及工业化学品和废弃物管理方面满足一定的条件。目前，整个亚洲（不含大洋州）仅有两个国家入列，分别是日本（1964年）和韩国（1996年）。依此标准，全球200多个国家仅有区区38个发达国家。不过，随着哥伦比亚（2020年）和哥斯达黎加（2021年）两个中等收入国家的加入，人们对发达国家的认识再次深化，不会仅盯着人均收入高低这一项指标了。</text:p>
      <text:p text:style-name="P4">
站在国际组织的角度，区分一国是发达还是发展中国家，恐怕是一件费力不讨好的事儿，毕竟，总有处在高收入国家门槛边缘的国家，而发达的标准并不容易拿捏。估计正是这样的原因，一些国际组织不会主动对会员国的此类身份进行甄别或分组，而是让其自行申报。例如，世界贸易组织（WTO）就没有对会员国分类的官方机构，只要参与国填报的信息不过于离谱，争议不大，会员国即可依申报的国家身份认领相关义务，享受配套政策。</text:p>
      <text:p text:style-name="P4">
可以推测，如果美国官方在WTO内部推进上述法案，并率一众国家拒不接受中国发展中国家的地位，而中国又坚持“捍卫国家利益绝不动摇”的立场，那么，WTO极有可能会破天荒地设立专门委员会对此问题进行协调。</text:p>
      <text:p text:style-name="P4">
值得注意的是，将世界各国依民主或专制进行归类，是近年来的新动向，使用场合越来越多。一是由于，近来一些西方国家领导人开始以意识形态划界，区分阵营。比如，拜登上任美国总统不久，即召开了“民主国家高峰会议”，将中国和俄罗斯等国排除在外；二是因为，有影响的国际媒体对民主与专制问题兴致不减。比如，2021年英国《经济学人》（TheEconomist）曾推出一份“完全专制”（fully authoritarianregimes）国家名单，包含中国、俄罗斯及伊朗在内共计59个国家。上述举动无疑引导着人们将注意力转移到国家政体这一根本问题上，而以美国为首的西方国家正热衷于以价值观划分国家阵营，通过建立民主国家联盟，在全球推进国家身份政治这一议题。</text:p>
      <text:p text:style-name="P4">
将国家分为民主或专制的思维正得到越来越多研究者的偏爱，大有可能在今后的教科书中得到系统阐述。当这种理念影响到下一代政策制订者或出现在未来国际组织与机构的政策指南中时，中国在国际舞台上的活动空间或将受限，而中国的邻国印度，除去人口大国的标签以外，似可享受另一标签，即地球上最大民主国家的潜在好处。无论是自我标榜，还是被人赞誉，印度在这一问题上的争议都不大。</text:p>
      <text:p text:style-name="P4">
再回到美国法案上来，正如起草这项法案的议员所说，中国现在的经济总量全球排行第二，这是不争的事实。此外，从南中国海到南极洲，再从欧洲到非洲，中国的影响力无处不在，中国政府耗巨资在海外开展的“大外宣”行动，以及在非洲等地的“大撒币”经济援助，早就在中国民间引发诸多批评。毕竟，中国目前还有许多贫困地区，有几亿人挣扎在国际公认的贫困线边缘。中国政府在海外咄咄逼人的大手笔，一拍脑袋的大投资，不要说发展中国家，即使发达国家估计也会瞠目结舌，自叹弗如。显然，这些直观的感受动摇并改变了世人对中国作为发展中国家的认同，这也是美国国会议员执意推动法案通过的主要原因。</text:p>
      <text:p text:style-name="P4">
以发展中国家身份在国际贸易和金融机构开展活动时，可以获得各种各样的优惠条件，主要体现在税收以及贷款方面，而以发达国家的地位不仅无法享受种种优惠政策，而且还需要承担更多的国际义务。这或许是中国官方不太情愿说出来的真实关切，尽管在很多国际场合，中国都宣称要做“负责任的大国”。</text:p>
      <text:p text:style-name="P4">
中国官方和媒体反对美国给中国“戴高帽”的说法，还让笔者联想到在中国贫困地区走访，与当地官员交流时得到的印象。其实，他们中的很多人，对于摘掉贫困帽子的兴趣不大，因为一旦“摘帽”，曾经的财政扶持和优厚待遇就会大幅减少，直至为零。中国贫困地区存在“级别”之分，如国家级、省级等，据此划分高低不同的扶持标准。结果是，越是贫困的地区，对“摘帽”的动机越不足，阻力也越大。联系到中国官媒对美国法案的反应，会马上认同一国的对外姿态其实不过是国内政治延续的说法。</text:p>
      <text:p text:style-name="P4">
几年前，中国经济学家林毅夫在回答何时中国可以解决雾霾问题时，称只要中国迈入高收入国家，雾霾问题即可解决，根本原因在于当今世界没有一个高收入国家存在雾霾问题。这句看似脱口而出的话背后隐藏着重要的经济学思想，即环境库兹涅茨曲线，可简单表述为，随着一国人均收入的提高，公民对环境质量的需求将会提升，污染水平呈长期下降的趋势，进而推动一国环境质量的改善，这一思想已被世界各国的经验事实所证明。当然，这一逻辑倒过来未必成立，即环境整洁的国家未必实现了高收入。</text:p>
      <text:p text:style-name="P4">
类似地，环视全球，没有一个高收入国家是建立在信息封锁、言论受限的基础之上的，更遑论发达国家，这仍是根据现实观察得到的结论，逻辑同前。随着收入水平的提高，人们对于自由表达的愿望将愈发强烈，此时言论自由将成为迈入高收入或现代国家必要而非充分的条件。也即，信息开放和言论自由并不确保将一国推向高收入国家的阶梯，但高收入国家，尤其发达国家，一定是信息开放和言论自由的。从这个意义上说，中国在成为发达国家路上还有许多事情需要解决，言论自由只不过是其中一项而已。</text:p>
      <text:p text:style-name="P4">
当笔者看到美国会法案的全称时，首先想到的不是关于收入的常识，也不是围绕发达而起的争议，而是博弈论中关于声誉的一个著名论断，即声誉不是由“是谁”来定义，而是由“不是谁”来决定。此处的声誉可以是个体的，也可以是组织的，如公司和国家等。“不是谁”比“是谁”框定的信息包含着更多的内容，也更符合经济学中的效率原则。从这一角度再看《中华人民共和国不是发展中国家》法案，或许能得出另一番感受。中国究竟是什么国家，会有多个答案，完全取决于观察者的角度与立场，但在美国会立法者看来，中国不是发展中国家。</text:p>
      <text:p text:style-name="P4">
世界上的国家还有传统与现代之分。目前，中国执政党正大力推行“中国式现代化”的叙事，这充其量不过是西方物质生活方式与中国式精神钳制的大杂烩。虽然中国大街小巷充斥着“民主、自由、公正”等社会主义核心价值观的标语，但只要中国《宪法》第35条不落实，言论不自由，中国就与现代国家无缘，更不可妄说实现了“现代化”。</text:p>
      <text:p text:style-name="P4">
综上所述，即使未来中国人均收入达到相当的高度，只要中国改革大业未完成，法治不落实，政治无清明，人权难保障，中国就不可能成为发达国家。这与收入高低无关，更与经济总量扯不上边。严谨的学者在对中国进行归类时，仍会谨慎使用“发达”一词，加以修饰或限定，比如将中国归为高收入的专制或非民主国家等等，就如同之前对石油高收入国家的归类一样。</text:p>
      <text:p text:style-name="P4">
<text:span text:style-name="T5">
（注：王军是中国独立学者，自由撰稿人。本文仅代表作者个人观点。责编邮箱bo.liu@ftchinese.com）</text:span>
</text:p>
      <text:p text:style-name="P4">
Source: <text:a xlink:type="simple" xlink:href="http://www.ftchinese.com/story/001099839" text:style-name="Internet_20_link" text:visited-style-name="Visited_20_Internet_20_Link">
http://www.ftchinese.com/story/001099839</text:a>
</text:p>
      <!--NEWS-->
      <text:h text:style-name="P10" text:outline-level="1">
<text:span text:style-name="T4">
这位投资人为何押注AI在气候技术上的应用？ (Free Version)</text:span>
</text:h>
      <text:p text:style-name="P4">
Author: Scott Patterson</text:p>
      <text:p text:style-name="P4">
Publisher: 华尔街日报中文网</text:p>
      <text:p text:style-name="P4">
Published Time: 2023-06-02T04:35:00.000Z</text:p>
      <text:p text:style-name="P4">
Modified Time: 2023-06-02T04:35:00.000Z</text:p>
      <text:p text:style-name="P4">
Created Time: 2023-06-02T03:16:00.000Z</text:p>
      <text:p text:style-name="P4">
Description: AI几乎无处不在。这项技术还准备撼动另一热门领域：清洁能源。Buoyant Ventures的联合创始人Amy Francetic正是密切关注这一趋势的人之一。</text:p>
      <text:p text:style-name="P4">
Images: []</text:p>
      <text:p text:style-name="P4">
Categories: ['科技']</text:p>
      <text:p text:style-name="P4">
Keywords: SYND,LINK:EN|WP-WSJ-0000925232</text:p>
      <text:p text:style-name="P4">
Type: Article</text:p>
      <!--METADATA-->
      <text:p text:style-name="P4">
随着ChatGPT和其他AI聊天机器人的崛起，从人们就医的诊所到 <text:a xlink:type="simple" xlink:href="https://cn.wsj.com/articles/CN-FIN-20230510120807" text:style-name="Internet_20_link" text:visited-style-name="Visited_20_Internet_20_Link">
 开立的经纪账户 </text:a>
 ，AI几乎无处不在。这项技术还准备撼动经济的另一个热门领域：清洁能源。</text:p>
      <text:p text:style-name="P4">
Source: <text:a xlink:type="simple" xlink:href="https://cn.wsj.com/articles/%E8%BF%99%E4%BD%8D%E6%8A%95%E8%B5%84%E4%BA%BA%E4%B8%BA%E4%BD%95%E6%8A%BC%E6%B3%A8ai%E5%9C%A8%E6%B0%94%E5%80%99%E6%8A%80%E6%9C%AF%E4%B8%8A%E7%9A%84%E5%BA%94%E7%94%A8-c29a7a72" text:style-name="Internet_20_link" text:visited-style-name="Visited_20_Internet_20_Link">
https://cn.wsj.com/articles/%E8%BF%99%E4%BD%8D%E6%8A%95%E8%B5%84%E4%BA%BA%E4%B8%BA%E4%BD%95%E6%8A%BC%E6%B3%A8ai%E5%9C%A8%E6%B0%94%E5%80%99%E6%8A%80%E6%9C%AF%E4%B8%8A%E7%9A%84%E5%BA%94%E7%94%A8-c29a7a72</text:a>
</text:p>
      <!--NEWS-->
      <text:h text:style-name="P10" text:outline-level="1">
<text:span text:style-name="T4">
欧元区通胀降温，为欧洲央行暂停加息开辟道路 (Free Version)</text:span>
</text:h>
      <text:p text:style-name="P4">
Author: Tom Fairless</text:p>
      <text:p text:style-name="P4">
Publisher: 华尔街日报中文网</text:p>
      <text:p text:style-name="P4">
Published Time: 2023-06-02T04:45:00.000Z</text:p>
      <text:p text:style-name="P4">
Modified Time: 2023-06-02T04:45:00.000Z</text:p>
      <text:p text:style-name="P4">
Created Time: 2023-06-02T03:35:00.000Z</text:p>
      <text:p text:style-name="P4">
Description: 欧元区5月份通货膨胀率降至15个月以来的最低点，为欧洲央行暂停积极加息打开了一扇窗。</text:p>
      <text:p text:style-name="P4">
Images: []</text:p>
      <text:p text:style-name="P4">
Categories: ['经济']</text:p>
      <text:p text:style-name="P4">
Keywords: SYND,LINK:EN|WP-WSJ-0000939634</text:p>
      <text:p text:style-name="P4">
Type: Article</text:p>
      <!--METADATA-->
      <text:p text:style-name="P4">
欧元区5月份通货膨胀率降至15个月以来的最低点，为欧洲央行暂停 <text:a xlink:type="simple" xlink:href="https://cn.wsj.com/articles/CN-ECB-20230505073811" text:style-name="Internet_20_link" text:visited-style-name="Visited_20_Internet_20_Link">
 积极加息 </text:a>
 打开了一扇窗。</text:p>
      <text:p text:style-name="P4">
Source: <text:a xlink:type="simple" xlink:href="https://cn.wsj.com/articles/%E6%AC%A7%E5%85%83%E5%8C%BA%E9%80%9A%E8%83%80%E9%99%8D%E6%B8%A9-%E4%B8%BA%E6%AC%A7%E6%B4%B2%E5%A4%AE%E8%A1%8C%E6%9A%82%E5%81%9C%E5%8A%A0%E6%81%AF%E5%BC%80%E8%BE%9F%E9%81%93%E8%B7%AF-99f8ee69" text:style-name="Internet_20_link" text:visited-style-name="Visited_20_Internet_20_Link">
https://cn.wsj.com/articles/%E6%AC%A7%E5%85%83%E5%8C%BA%E9%80%9A%E8%83%80%E9%99%8D%E6%B8%A9-%E4%B8%BA%E6%AC%A7%E6%B4%B2%E5%A4%AE%E8%A1%8C%E6%9A%82%E5%81%9C%E5%8A%A0%E6%81%AF%E5%BC%80%E8%BE%9F%E9%81%93%E8%B7%AF-99f8ee69</text:a>
</text:p>
      <!--NEWS-->
      <text:h text:style-name="P10" text:outline-level="1">
<text:span text:style-name="T4">
从“文学孔乙己”到“孔乙己文学”——近代小说与当代现实中的孔乙己 (Free Version)</text:span>
</text:h>
      <text:p text:style-name="P4">
Authors: ['为FT中文网撰稿']</text:p>
      <text:p text:style-name="P4">
Publisher: 英国《金融时报》</text:p>
      <text:p text:style-name="P4">
Time: 2023-06-02T05:11:13+00:00</text:p>
      <text:p text:style-name="P4">
Published Time: 2023-06-01T12:00:99+08:00</text:p>
      <text:p text:style-name="P4">
Modified Time: 2023-06-02T01:10:99+08:00</text:p>
      <text:p text:style-name="P4">
Description: 林原：“长衫”不能使孔乙己维持生计，“学历的长衫”也不能使部分高校毕业生维持生计。即便有些人穿着“长衫”找到工作，但还是“韭菜”。</text:p>
      <text:p text:style-name="P4">
Images: ["<text:a xlink:type="simple" xlink:href="https://thumbor.ftacademy.cn/unsafe/picture/5/000183175_piclink.jpg" text:style-name="Internet_20_link" text:visited-style-name="Visited_20_Internet_20_Link">
000183175_pic...</text:a>
"]</text:p>
      <text:p text:style-name="P4">
Themes: ['大学生', '关注']</text:p>
      <text:p text:style-name="P4">
Keywords: ['大学生', '教育', '就业', '中国社会']</text:p>
      <text:p text:style-name="P4">
Type: Article</text:p>
      <!--METADATA-->
      <text:p text:style-name="P4">
<draw:frame draw:style-name="fr1" draw:name="Image105" text:anchor-type="as-char" svg:width="6.9236in" svg:height="4.570658in" draw:z-index="0">
<draw:image xlink:href="../Images/FT Chinese Free Version/2023-06-02T05-11-13-00-00/000183175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孔乙己》是鲁迅写于1919年的小说。小说中的孔乙己（可称“文学孔乙己”）属于读书人，但受到穿长衫的以及短衣帮双重排斥，完全边缘化。至于当代现实中的孔乙己，近期通过创作“孔乙己文学”揭示其面临的困境，由此受到中国官方与民间的关注。</text:p>
      <text:p text:style-name="P4">
<text:span text:style-name="T4">
一、读书人</text:span>
</text:p>
      <text:p text:style-name="P4">
孔乙己是读书人，且是落魄读书人。他连秀才（生员）都考不上。《聊斋志异》作者蒲松龄，考上秀才却未中举人，也不得志，但与孔乙己比较，处境好些。至于孔乙己之所以考不上秀才，或因其学业不够精，但应试竞争激烈更值得关注。清末梁启超在《公车上书请变通科举折》中写到：“邑聚千数百童生而擢十数人为生员”。可见童生通过考试成为秀才的比例相当低。</text:p>
      <text:p text:style-name="P4">
除科举不顺外，孔乙己的问题出在不会营生。孔乙己字写得好，曾有人请他钞书。但他居然“坐不到几天，便连人和书籍纸张笔砚，一齐失踪”。之所以如此，或因他有些懒，难完成此“枯燥”之事；或因报酬低，他不过勉强为之；再加他又爱书，于是就拿走别人书籍（连同纸张笔砚）。几次下来，不会再有人请他钞书。</text:p>
      <text:p text:style-name="P4">
考不上秀才者中，有些人靠当塾师为生。但由于特殊原因（或许包括拿走别人书籍纸张笔砚以致口碑较差），孔乙己无人延聘。除当塾师外，读书人另一条出路是当幕客、幕友（尤其有特殊才能者），比如蒲松龄就做过。但对孔乙己而言，他这样的人很难得到特定官员赏识，成为不了幕友。</text:p>
      <text:p text:style-name="P4">
古代（乃至晚清）有士农工商之分。读书人算士或“准士”（未获功名的读书人），因落魄去经商或务农者，毕竟少见——但并非没有。孔乙己也未走上这样的谋生之路，他应该缺乏劳动经验与技能，且其文化、知识又使他不愿意从事农、工、商。这样一来，他很难解决生计问题，沦为非常潦倒的那种读书人。</text:p>
      <text:p text:style-name="P4">
从孔乙己与孩子对话时，随口引用《论语》中孔子所言，可见其应熟读儒家经典。他还想教柜台里专管温酒的伙计“回”字四种写法，但伙计不愿学。知道“回”字四种写法，或由于他读过不少古书，但四种写法之类在现实中并无用处，他也会被视为“迂腐”。</text:p>
      <text:p text:style-name="P4">
即便贫困，孔乙己仍好读书，于是他会窃书——小偷一般不窃书，强盗也不抢书。或许孔乙己认为，“读书人有其书”是正当的（正如“耕者有其田”一样），故而“窃书不能算偷”。或许他认为，书就应该从那些藏书而不读书之家转到好读书者手中。</text:p>
      <text:p text:style-name="P4">
有人说孔乙己可怜又可笑，其实更该说他可悲。古代（乃至晚清）固然有“朝为田舍郎，暮登天子堂”者，但也有像孔乙己这样的无望且无力者。他已不能参与科举考试的“内卷”，但似乎也未真正“躺平”，而是在无望挣扎，直到被黑暗完全吞噬。</text:p>
      <text:p text:style-name="P4">
<text:span text:style-name="T4">
二、穿长衫的与短衣帮</text:span>
</text:p>
      <text:p text:style-name="P4">
长衫是身份、社会地位的象征。鲁迅后来在《推》一文中写到：“可见穿的是长衫，即使不是‘高等华人’，总该是属于上等的。”至于短衫短袄，当时为劳动人民服装式样（参见黄能馥等：《衣冠天下：中国服装图史》）在鲁镇的酒店里，这两种人实际上隔离开来，这应算是“阶级隔离”——或者在室内要酒要菜慢慢坐喝，或者靠柜外站着喝酒。前者坐惯了，后者站惯了。</text:p>
      <text:p text:style-name="P4">
孔乙己是站着喝酒而穿长衫的唯一的人。长衫对于孔乙己，按理说不是超越其身份的服装，而是反映其身份（童生）的服装。他穿长衫，主要目的应不是取得其他穿长衫者的认同、接纳，而是想与短衣帮区分开来——他自己是有文化者，而他们不是（实际上彼此价值观也不同）。</text:p>
      <text:p text:style-name="P4">
未考上秀才者中，潦倒者有不少，但孔乙己或许算是潦倒者中的潦倒者。其他潦倒读书人到了酒店，还是会要酒要菜坐喝。孔乙己潦倒至站着喝酒了。至于同样站着喝酒的短衣帮，知道孔乙己是很不成功的读书人，将他视为可被嘲讽的异类，既不会尊敬，又缺乏同情。酒店伙计与短衣帮顾客大致属于同一阶级，但他也看不起孔乙己，认为后者是“讨饭一样的人”。孔乙己受到长衫、短衣的双重蔑视，已完全沦为社会边缘人。</text:p>
      <text:p text:style-name="P4">
鲁迅在《灯下漫笔》中写道：“因为古代传来而至今还在的许多差别，使人们各各分离，遂不能再感到别人的痛苦”。“韭菜”们对其它“韭菜”的不幸遭遇缺乏同情，或许因为彼此间存在的差别与隔阂，或许因为相互间类似的狭隘与局限。这个“韭菜社会”相当冷漠、无情。</text:p>
      <text:p text:style-name="P4">
小说中的穿长衫者，除孔乙己外，还有丁举人。举人属于上层绅士，有较多特权及较高社会威望（参见张仲礼：《中国绅士》）。这位举人与孔乙己同被视为读书人，但实际上属于不同社会阶级。他对贫困的孔乙己毫无同情之心。孔乙己到他家中偷窃，居然被他打折腿。按理说，绅士应维护纲常伦纪，并在道德上为民典范。将读书人打折腿（即便他入室窃书），又如何为民典范？</text:p>
      <text:p text:style-name="P4">
被打折腿后的孔乙己，生活更落魄了，可以说仅剩“死路”。但其结局究竟如何，其他人（无论穿长衫的还是短衣帮）不清楚，也不关心。于是，孔乙己在他们“没有见”、“不再说”中永远消失了。</text:p>
      <text:p text:style-name="P4">
<text:span text:style-name="T4">
三、当代孔乙己</text:span>
</text:p>
      <text:p text:style-name="P4">
中国高校不断扩招。1991到2021整整30年间，高考录取人数增加超过15倍，录取率从20%左右上升到超过90%。高等教育总体说来从“严进宽出”发展到“宽进宽出”，入学一般意味能顺利毕业。迅速增长的大学毕业生数量，必然会导致就业难——在经济下行（叠加疫情）背景下更是如此。</text:p>
      <text:p text:style-name="P4">
这么多大学生，其实分属不同阶级——“割韭菜阶级”与“韭菜阶级”。同时拿到同样的大学文凭，也不会使他们成为同一阶级。在朋友圈炫富的南昌周公子（周劼），即便就读很次的高校，不妨碍他毕业后像其父母那样，成为“割韭菜阶级”一员。而出身“韭菜阶级”者，以为获得学历使其穿上“长衫”，但他们其实还是“韭菜”。</text:p>
      <text:p text:style-name="P4">
在“阶级固化”的当代中国，出身“韭菜阶级”者很难通过接受高等教育实现“阶级跨越”。这就是周公子所说——“太傻了，都什么年代了，还觉得光靠读书可以飞天。”现在考大学，远比孔乙己时代考秀才容易。而不少大学生毕业即失业，像孔乙己一样难以解决生计问题。</text:p>
      <text:p text:style-name="P4">
孔乙己曾因字写得好，给人钞书——但当代毕业生中有些人连类似的活也找不到。他们又不愿务农、做工，拿到大学文凭后，以为穿上“长衫”，但却找不到适于“长衫”做的工作。于是他们创作出“孔乙己文学”。</text:p>
      <text:p text:style-name="P4">
其实，他们的“长衫”与孔乙己的“长衫”有重要区别。孔乙己没考上秀才，类似没有学历。但他穿长衫，有意与短衣帮区分，主要是因为他认为自己是有文化者（乃至文化传承者）。对当今大学毕业生来说，有学历未必等同于真正有文化。他们以为拿到文凭使其穿上“长衫”，而非有文化使其穿上“长衫”（这或与他们缺乏真正的文化有关）。</text:p>
      <text:p text:style-name="P4">
“长衫”不能使孔乙己维持生计，“学历的长衫”也不能使部分高校毕业生维持生计。即便有些人穿着“长衫”找到工作，但他们还是“韭菜”——比如格子间中的“韭菜”等。倘若有些人像中国官方媒体提倡的那样脱下“长衫”，去干短衣帮的活，比如“挽起裤腿下田地”，也就回归了“本色韭菜”。这样一来，他们或无暇创作“孔乙己文学”了。</text:p>
      <text:p text:style-name="P4">
至于自诩喝过20万元一斤白毫银针的周公子之流，根本不会去创作“孔乙己文学”，只会创作“严世蕃文学”——周劼自称严世蕃，视其“老子”为严嵩（明代权臣）。他们的“长衫”，不是通过取得学历穿上的，而是通过“血缘”穿上的。他们更无真正的文化可言，穿着的肯定不是孔乙己的长衫，也不像是丁举人的长衫（尽管在“仗势”方面不无相似之处，但举人一般经历过严格的科举考试，而周公子没有）。</text:p>
      <text:p text:style-name="P4">
中国高等教育可以培养出当代严世蕃，也可以培养出当代孔乙己，套用胡锡进的“复杂中国”说法，完全可以自夸为“复杂教育”。</text:p>
      <text:p text:style-name="P4">
<text:span text:style-name="T5">
（注：林原，历史学博士，旅加时评人，当代中国问题研究者。 本文仅代表作者个人观点。责编邮箱bo.liu@ftchinese.com）</text:span>
</text:p>
      <text:p text:style-name="P4">
Source: <text:a xlink:type="simple" xlink:href="http://www.ftchinese.com/story/001099840" text:style-name="Internet_20_link" text:visited-style-name="Visited_20_Internet_20_Link">
http://www.ftchinese.com/story/001099840</text:a>
</text:p>
      <!--NEWS-->
      <text:h text:style-name="P10" text:outline-level="1">
<text:span text:style-name="T4">
大型卡车的电动之路或多轨并行，且代价高昂 (Free Version)</text:span>
</text:h>
      <text:p text:style-name="P4">
Author: Stephen Wilmot</text:p>
      <text:p text:style-name="P4">
Publisher: 华尔街日报中文网</text:p>
      <text:p text:style-name="P4">
Published Time: 2023-06-02T05:45:00.000Z</text:p>
      <text:p text:style-name="P4">
Modified Time: 2023-06-02T05:45:00.000Z</text:p>
      <text:p text:style-name="P4">
Created Time: 2023-06-02T04:25:00.000Z</text:p>
      <text:p text:style-name="P4">
Description: 丰田和戴姆勒达成了一项专注于重型卡车的技术共享协议，这标志着大型卡车制造商成本更高的时代开始了。</text:p>
      <text:p text:style-name="P4">
Images: []</text:p>
      <text:p text:style-name="P4">
Categories: ['金融市场', '股闻天下']</text:p>
      <text:p text:style-name="P4">
Keywords: SYND,LINK:EN|WP-WSJ-0000940377</text:p>
      <text:p text:style-name="P4">
Type: Article</text:p>
      <!--METADATA-->
      <text:p text:style-name="P4">
如果你认为从燃气发动机转向电动汽车对福特汽车公司(Ford Motor, F)和通用汽车公司(General Motors,GM)这样的公司来说是复杂的，那么不妨想想重型卡车制造商。</text:p>
      <text:p text:style-name="P4">
Source: <text:a xlink:type="simple" xlink:href="https://cn.wsj.com/articles/%E5%A4%A7%E5%9E%8B%E5%8D%A1%E8%BD%A6%E7%9A%84%E7%94%B5%E5%8A%A8%E4%B9%8B%E8%B7%AF%E6%88%96%E5%A4%9A%E8%BD%A8%E5%B9%B6%E8%A1%8C-%E4%B8%94%E4%BB%A3%E4%BB%B7%E9%AB%98%E6%98%82-2b849094" text:style-name="Internet_20_link" text:visited-style-name="Visited_20_Internet_20_Link">
https://cn.wsj.com/articles/%E5%A4%A7%E5%9E%8B%E5%8D%A1%E8%BD%A6%E7%9A%84%E7%94%B5%E5%8A%A8%E4%B9%8B%E8%B7%AF%E6%88%96%E5%A4%9A%E8%BD%A8%E5%B9%B6%E8%A1%8C-%E4%B8%94%E4%BB%A3%E4%BB%B7%E9%AB%98%E6%98%82-2b849094</text:a>
</text:p>
      <!--NEWS-->
      <text:h text:style-name="P10" text:outline-level="1">
<text:span text:style-name="T4">
面对中国导弹威胁，美国在亚洲采取新军事策略 (Free Version)</text:span>
</text:h>
      <text:p text:style-name="P4">
Author: Alastair Gale</text:p>
      <text:p text:style-name="P4">
Publisher: 华尔街日报中文网</text:p>
      <text:p text:style-name="P4">
Published Time: 2023-06-02T05:55:00.000Z</text:p>
      <text:p text:style-name="P4">
Modified Time: 2023-06-02T05:55:00.000Z</text:p>
      <text:p text:style-name="P4">
Created Time: 2023-06-02T01:25:00.000Z</text:p>
      <text:p text:style-name="P4">
Description: 通过将武器装备、部队和指挥所分散到拉尔洛这样较小的前哨基地，美国希望使中国更难通过削弱任何单一军事设施来发动决定性打击。</text:p>
      <text:p text:style-name="P4">
Images: []</text:p>
      <text:p text:style-name="P4">
Categories: ['国际']</text:p>
      <text:p text:style-name="P4">
Keywords: SYND,LINK:EN|WP-WSJ-0000939588</text:p>
      <text:p text:style-name="P4">
Type: Article</text:p>
      <!--METADATA-->
      <text:p text:style-name="P4">
在这个靠近菲律宾北端的小型商用机场，在 <text:a xlink:type="simple" xlink:href="https://cn.wsj.com/articles/CN-BGH-20230425110835" text:style-name="Internet_20_link" text:visited-style-name="Visited_20_Internet_20_Link">
 最近的训练演习 </text:a>
 期间，停机坪上搭起了为美军装备和部队准备的帐篷，停放着美国陆军直升机。</text:p>
      <text:p text:style-name="P4">
Source: <text:a xlink:type="simple" xlink:href="https://cn.wsj.com/articles/%E9%9D%A2%E5%AF%B9%E4%B8%AD%E5%9B%BD%E5%AF%BC%E5%BC%B9%E5%A8%81%E8%83%81-%E7%BE%8E%E5%9B%BD%E5%9C%A8%E4%BA%9A%E6%B4%B2%E9%87%87%E5%8F%96%E6%96%B0%E5%86%9B%E4%BA%8B%E7%AD%96%E7%95%A5-7f4ddbe6" text:style-name="Internet_20_link" text:visited-style-name="Visited_20_Internet_20_Link">
https://cn.wsj.com/articles/%E9%9D%A2%E5%AF%B9%E4%B8%AD%E5%9B%BD%E5%AF%BC%E5%BC%B9%E5%A8%81%E8%83%81-%E7%BE%8E%E5%9B%BD%E5%9C%A8%E4%BA%9A%E6%B4%B2%E9%87%87%E5%8F%96%E6%96%B0%E5%86%9B%E4%BA%8B%E7%AD%96%E7%95%A5-7f4ddbe6</text:a>
</text:p>
      <!--NEWS-->
      <text:h text:style-name="P10" text:outline-level="1">
<text:span text:style-name="T4">
香港抹去六四記憶 文物保存寄望海外</text:span>
</text:h>
      <text:p text:style-name="P4">
Author: None (Language: zh)</text:p>
      <text:p text:style-name="P4">
Publisher: None</text:p>
      <text:p text:style-name="P4">
Time: 2023-06-02T06:01:00Z</text:p>
      <text:p text:style-name="P4">
Description: 天安門事件將屆34週年之際，「六四紀念館」在紐約開幕。在香港當局系統性抹去這場大屠殺記憶的此刻，專家告訴DW，海外的紀念活動將延續香港的傳統，也代表人們對自由和民主的渴望不會那麼容易被澆熄。</text:p>
      <text:p text:style-name="P4">
Videos: []</text:p>
      <text:p text:style-name="P4">
Images: []</text:p>
      <text:p text:style-name="P4">
Subject: 时政风云</text:p>
      <text:p text:style-name="P4">
Subjects: ['谷歌', '天安门', '香港', '纽约', '雨伞革命', '香港政改', '六四事件', '专题报道：香港“反送中”抗议', '专题报道：六四30周年']</text:p>
      <text:p text:style-name="P4">
Keywords: ['香港', '六四', '天安门', '维园烛光晚会', '纽约', '中国人权', '国安法']</text:p>
      <text:p text:style-name="P4">
ID: 65801167</text:p>
      <!--METADATA-->
      <text:p text:style-name="P4">
<text:a xlink:type="simple" xlink:href="https://www.dw.com/zh/overlay/image/article/65801167/60232666" text:style-name="Internet_20_link" text:visited-style-name="Visited_20_Internet_20_Link">
 </text:a>
</text:p>
      <text:p text:style-name="P4">
2011年6月4日，香港維園舉辦六四紀念燭光晚會</text:p>
      <text:p text:style-name="P4">
（德國之聲中文網）六四天安門事件將屆34週年，隨著香港當局不斷抹去紀念這場大屠殺的痕跡，引發相關記憶會系統性「被消失」的擔憂。值此之際，美國紐約「六四紀念館」將於週五（6月2日）開幕，也為這起事件遺產的海外保存，燃起一線曙光。</text:p>
      <text:p text:style-name="P4">
這座小型紀念館落腳紐約曼哈頓第六大道一個狹窄的四樓辦公空間內，展出天安門事件的相關物品，包括示威橫幅、信件、照片及報導，還有一件沾滿鮮血的襯衫，多數文物都來自六四運動參與者的捐贈。</text:p>
      <text:p text:style-name="P4">
路透社指出，香港原本也有類似的博物館，2021年受到政府施壓而關閉，如今紐約的六四紀念館將成為世界上唯一紀念此事件的常設展覽。</text:p>
      <text:p text:style-name="P4">
對此，六四學生領袖王丹週四（1日）在該館的成立記者會上表示：「中國當局的意圖很明顯，他們想掩蓋歷史，讓世界忘記中國當局犯的罪，他們希望大家忘記共產黨是建立在暴力及謊言的政權。」</text:p>
      <text:p text:style-name="P4">
同為六四學生領袖周鋒鎖也稱，這座紀念館是「自由中國希望之所在」。協助規劃這個紀念館的他表示：「我們會團結在一起，就像34年前在天安門廣場一樣，全世界的人都看到我們對自由中國的夢想。」</text:p>
      <text:p text:style-name="P4">
</text:p>
      <text:p text:style-name="P4">
紐約六四紀念館展出六四事件相關報導</text:p>
      <text:h text:style-name="P12" text:outline-level="3">
<text:span text:style-name="T4">
香港六四守夜活動「被消失」</text:span>
</text:h>
      <text:p text:style-name="P4">
全球華人社群將在本週日（4日）紀念天安門事件，許多海外中國人和香港人都將參加世界各地舉辦的守夜活動。</text:p>
      <text:p text:style-name="P4">
然而，30多年前率先發起這個傳統、多年來也是此類活動標誌性地點的香港， <text:a xlink:type="simple" xlink:href="https://www.dw.com/zh/zh/墙外文摘-维园悼念仪式不再港人如何海外移植/a-62037585" text:style-name="Internet_20_link" text:visited-style-name="Visited_20_Internet_20_Link">
 今年將不會舉行相關公開活動</text:a>
。自2020年在香港實施《國家安全法》以來，紀念這起悲劇的公共活動陸續消失，香港當局也正在移除有關這起血腥鎮壓事件，以及學生抗議活動的各種記憶。</text:p>
      <text:p text:style-name="P4">
日前， <text:a xlink:type="simple" xlink:href="https://www.dw.com/zh/zh/公共圖書館撤書挨批-特首借書須符香港利益/a-65633101" text:style-name="Internet_20_link" text:visited-style-name="Visited_20_Internet_20_Link">
 香港公共圖書館下架了數十筆與六四有關的書籍 </text:a>
 、紀錄片；香港特首李家超對此表示，該館館藏須確保「沒有違反香港的任何法律」並「符合香港利益」。</text:p>
      <text:p text:style-name="P4">
除六四相關書籍遭撤之外， <text:a xlink:type="simple" xlink:href="https://www.dw.com/zh/zh/六四悼念的最後避風港香港教會陷兩難/a-62021811" text:style-name="Internet_20_link" text:visited-style-name="Visited_20_Internet_20_Link">
 天主教香港教區上個月也宣布，繼去年因擔憂違反《國安法》而不舉辦六四紀念彌撒後，今年將再次停辦這場活動</text:a>
 。</text:p>
      <text:p text:style-name="P4">
一些專家告訴DW，香港人保持紀念六四傳統的原因之一，是因為他們想避免重蹈1989年抗議學生的覆轍；而當局抹去六四相關記憶的舉動，反映了中國政府長期以來致力刪去反對意見的作法，好將敘事改為對自己有利。</text:p>
      <text:p text:style-name="P4">
非政府組織人權觀察（Human Rights Watch）的亞洲部副主任王松蓮（Maya Wang）說，中國政府「不滿足於僅僅抹去對天安門廣場大屠殺的公開紀念，還想要改變香港和中國其他地區的人們對那段日子的記憶」。</text:p>
      <text:p text:style-name="P4">
英國倫敦國王學院（King's College London）潘迪生法學院（The Dickson Poon School ofLaw）的客座研究員黎恩灝（EricLai）則說：「香港人曾認為，在共產主義政權面前，民主就是保護自己生活方式的最佳辦法」，在這樣的背景下，紀念天安門的傳統反映了港人對中國政府根深蒂固的不滿。</text:p>
      <text:p text:style-name="P4">
</text:p>
      <text:p text:style-name="P4">
2020年6月4日台北舉辦的六四紀念活動中，有在台港人於「光復香港，時代革命」旗幟上點起燭光</text:p>
      <text:h text:style-name="P12" text:outline-level="3">
<text:span text:style-name="T4">
紀念活動領袖身陷囹圄</text:span>
</text:h>
      <text:p text:style-name="P4">
不只六四紀念活動在香港停辦，籌辦六四維園晚會的主要領導人，也陸續因涉及國家安全的罪名被逮捕、拘留或判刑。周恆東、李卓人和 <text:a xlink:type="simple" xlink:href="https://www.dw.com/zh/zh/处于保释期的香港支联会前主席何俊仁再度被捕/a-65057914" text:style-name="Internet_20_link" text:visited-style-name="Visited_20_Internet_20_Link">
 何俊仁</text:a>
 都是現已解散的「 <text:a xlink:type="simple" xlink:href="https://www.dw.com/zh/zh/邹幸彤等三人拒交支联会资料罪成/a-64885114" text:style-name="Internet_20_link" text:visited-style-name="Visited_20_Internet_20_Link">
香港市民支援愛國民主運動聯合會」（簡稱支聯會 </text:a>
）創始成員，該聯盟是負責組織這項守夜活動的主要組織，他們都已入獄超過1年。</text:p>
      <text:p text:style-name="P4">
一些分析人士認為，港府藉由逮捕備受矚目的社運人士，意在殺雞儆猴、製造寒蟬效應。東京大學客座研究員潘嘉偉（PatrickPoon）說：「（港府）想發出一個訊息——如果香港人繼續舉行公開活動紀念六四，或高喊口號、舉橫幅要求結束一黨專政，他們將涉嫌違反國安法。」</text:p>
      <text:p text:style-name="P4">
六四週末（6月3日至5日）前夕，香港保安局局長鄧炳強更警告，若有任何人試圖利用「特別的日子」進行宣揚港獨、或企圖顛覆國家政權等危害國安的行為，香港政府將果斷執法。</text:p>
      <text:p text:style-name="P4">
與此同時，香港廣東社團總會等26個在香港的中國省級同鄉社團，將於六四週末在香港維多利亞公園舉辦「慶祝香港回歸」的嘉年華活動。由於每年的天安門紀念晚會都在此舉行，輿論猜測此嘉年華是為了阻止任何紀念六四的活動發生，遭該組織否認。</text:p>
      <text:p text:style-name="P4">
在此情況下，香港預計不會舉行任何與六四有關的公開活動。人權觀察組織的王松蓮及和天安門學生領袖周鋒鎖接受DW採訪時皆強調， <text:a xlink:type="simple" xlink:href="https://www.dw.com/zh/zh/數百移英港人聚首倫敦-燭海悼念六四/a-57786301" text:style-name="Internet_20_link" text:visited-style-name="Visited_20_Internet_20_Link">
在世界各地舉行的紀念活動將有助於維繫六四的歷史記憶 </text:a>
 。</text:p>
      <text:p text:style-name="P4">
王松蓮說，儘管香港自由的終結是一場悲劇，但身處自由社會的人們仍讓紀念六四的傳統留存下來。王松蓮補充道，全球遍地開花的六日紀念活動顯示，即使在如此艱困的時刻，要澆熄對自由和民主的渴望，仍非易事。</text:p>
      <ul>
        <li>
</li>
      </ul>
      <h5>
六四、天安门—不能忘却的记忆</h5>
      <text:h text:style-name="P12" text:outline-level="3">
<text:span text:style-name="T4">
民主女神</text:span>
</text:h>
      <text:p text:style-name="P4">
天安门晨曦下，抗议者用塑料泡沫和石膏材质在金属支架上树立起一座高约10米的民主女神像，女神所处位置正对天安门城楼上的毛泽东像。在6月4日清晨，士兵动用坦克和武装车辆推倒了这座塑像。</text:p>
      <ul>
        <li>
</li>
      </ul>
      <h5>
六四、天安门—不能忘却的记忆</h5>
      <text:h text:style-name="P12" text:outline-level="3">
<text:span text:style-name="T4">
唱歌的女警</text:span>
</text:h>
      <text:p text:style-name="P4">
在中国政府六四镇压之前，局势已经趋于紧张，但市民们经常会向士兵和警察送东西。有时候，入城部队会与示威者一起高唱爱国歌曲。图中这位女警在天安门广场上引吭高歌，而几天之后，军队进驻，民主运动遭到武力镇压。</text:p>
      <ul>
        <li>
</li>
      </ul>
      <h5>
六四、天安门—不能忘却的记忆</h5>
      <text:h text:style-name="P12" text:outline-level="3">
<text:span text:style-name="T4">
挣扎</text:span>
</text:h>
      <text:p text:style-name="P4">
1989年6月3日，六四镇压一天之前，人民大会堂附近，一位妇女被夹在了民主派示威者和军队中间。当天午夜，第38军向手无寸铁的民众开火，最终夺取了被示威者占领数周的天安门广场。</text:p>
      <ul>
        <li>
</li>
      </ul>
      <h5>
六四、天安门—不能忘却的记忆</h5>
      <text:h text:style-name="P12" text:outline-level="3">
<text:span text:style-name="T4">
缴获的武器</text:span>
</text:h>
      <text:p text:style-name="P4">
镇压之前一天，数千名示威者围绕在一辆公共汽车周围，一张摆在车顶的桌子上摆放着缴获的武器。在政府宣布戒严之后，士兵和示威民众之间曾一度关系微妙。示威者有时向士兵送上礼物慰问，而部队也曾暂时退却。</text:p>
      <ul>
        <li>
</li>
      </ul>
      <h5>
六四、天安门—不能忘却的记忆</h5>
      <text:h text:style-name="P12" text:outline-level="3">
<text:span text:style-name="T4">
为民主而抗争</text:span>
</text:h>
      <text:p text:style-name="P4">
6月3日深夜，一辆装甲运兵车刚刚冲破了示威者搭建的路障，便在人民大会党门前被示威者团团围住。与此同时，不远处的戒严部队士兵正在准备对示威者开火。</text:p>
      <ul>
        <li>
</li>
      </ul>
      <h5>
六四、天安门—不能忘却的记忆</h5>
      <text:h text:style-name="P12" text:outline-level="3">
<text:span text:style-name="T4">
燃烧着的运兵车</text:span>
</text:h>
      <text:p text:style-name="P4">
6月3日晚间，示威者在天安门长安街上点火焚烧一辆装甲运兵车。这是摄影师威德内尔（JeffWidener）当晚拍摄的最后一幅照片，此后不久他便被示威者掷出的砖头意外击中。虽然遭受剧烈脑震荡，但由于手中相机的外壳抵消了大部分冲击力，威德内尔逃过一劫，没有生命危险。</text:p>
      <ul>
        <li>
</li>
      </ul>
      <h5>
六四、天安门—不能忘却的记忆</h5>
      <text:h text:style-name="P12" text:outline-level="3">
<text:span text:style-name="T4">
镇压</text:span>
</text:h>
      <text:p text:style-name="P4">
6月4日，学生领导的民主运动遭血腥镇压之后第一天，一辆装载着士兵的卡车在北京宾馆门前的长安街上巡逻。当天，一辆类似卡车上的士兵向北京宾馆大堂内站立的旅游者开枪。</text:p>
      <ul>
        <li>
</li>
      </ul>
      <h5>
六四、天安门—不能忘却的记忆</h5>
      <text:h text:style-name="P12" text:outline-level="3">
<text:span text:style-name="T4">
“坦克人”</text:span>
</text:h>
      <text:p text:style-name="P4">
6月4日，一个拿着购物袋的孤身男子站在长安街的正中间，试图阻挡坦克编队的去路。二十五年之后，此人的最终命运依然不为人所知。这一场景成为了天安门民主运动最具象征意义的图像之一。</text:p>
      <ul>
        <li>
</li>
      </ul>
      <h5>
六四、天安门—不能忘却的记忆</h5>
      <text:h text:style-name="P12" text:outline-level="3">
<text:span text:style-name="T4">
死去的英雄</text:span>
</text:h>
      <text:p text:style-name="P4">
6月5日，一群民众在长安街上展示一张据称摄于当地一处太平间的图片，画面上的死者据称都是38军士兵在抢占天安门广场过程中枪杀的示威者。死者身上巨大的创口显示士兵动用了达姆弹。大赦国际组织认为，至少300名平民被杀。</text:p>
      <ul>
        <li>
</li>
      </ul>
      <h5>
六四、天安门—不能忘却的记忆</h5>
      <text:h text:style-name="P12" text:outline-level="3">
<text:span text:style-name="T4">
清扫</text:span>
</text:h>
      <text:p text:style-name="P4">
军队镇压民主运动后，两位妇女正在打扫广场，她们身后是一辆已经被烧毁的公共汽车。抗议运动中多辆汽车和军车被烧毁，一些士兵因此身亡或受伤。</text:p>
      <ul>
        <li>
</li>
      </ul>
      <h5>
六四、天安门—不能忘却的记忆</h5>
      <text:h text:style-name="P12" text:outline-level="3">
<text:span text:style-name="T4">
保卫毛泽东</text:span>
</text:h>
      <text:p text:style-name="P4">
镇压之后几天，天安门城楼前始终有士兵和坦克守护。</text:p>
      <ul>
        <li>
</li>
      </ul>
      <h5>
六四、天安门—不能忘却的记忆</h5>
      <text:h text:style-name="P12" text:outline-level="3">
<text:span text:style-name="T4">
兄弟并肩</text:span>
</text:h>
      <text:p text:style-name="P4">
1989年5月下旬，美联社摄影记者威德内尔（左）和华人摄影师刘香成在紫禁城前留影纪念。当时可能他们都没有想到，几天之后中国政府便动用武力镇压了天安门民主运动。</text:p>
      <text:p text:style-name="P4">
作者: Jeff Widener/石涛</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綜合報導，William Yang對此文有貢獻）</text:p>
      <text:p text:style-name="P4">
Source: <text:a xlink:type="simple" xlink:href="https://www.dw.com/zh/香港抹去六四記憶-文物保存寄望海外/a-65801167" text:style-name="Internet_20_link" text:visited-style-name="Visited_20_Internet_20_Link">
https://www.dw.com/zh/香港抹去六四記憶-文物保存寄望海外/a-65801167?maca=chi-rss-chi-all-1127-rdf</text:a>
</text:p>
      <!--NEWS-->
      <text:h text:style-name="P10" text:outline-level="1">
<text:span text:style-name="T4">
美选手佛里兹法网击败瑞德克内希 球迷报以嘘声</text:span>
</text:h>
      <text:p text:style-name="P4">
Publisher: 法新社</text:p>
      <text:p text:style-name="P4">
Published Time: 2023-06-02T06:02:07+00:00</text:p>
      <text:p text:style-name="P4">
Modified Time: 2023-06-02T05:35:02+00:00</text:p>
      <text:p text:style-name="P4">
Description: （法新社巴黎1日电） 目前世界排名第8的美国网球选手佛里兹今天在法国公开赛击败仅存的地主队选手，比赛中观众席不断传出嘘声，佛里兹也不时将食指放到嘴唇前，比出「安静」的手势。</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1" text:anchor-type="as-char" svg:width="6.9236in" svg:height="3.617581in" draw:z-index="0">
<draw:image xlink:href="../Images/rficn/2023-06-02T06-02-07-00-00/000000.png" xlink:type="simple" xlink:show="embed" xlink:actuate="onLoad" draw:mime-type="image/png"/>
</draw:frame>
</text:p>
      <text:p text:style-name="P4">
佛里兹（Taylor Fritz）最终以2比6、6比4、6比3、6比4淘汰法国选手瑞德克内希（ArthurRinderknech），而本届赛事共28位法国选手出战单打赛事，都已全军覆没。</text:p>
      <text:p text:style-name="P4">
佛里兹在场上接受采访时，依旧嘘声四起，他语带嘲讽地说：「这些球迷真的太棒了，让我更有拚劲，他们大声为我欢呼，我都不确定是不是我赢球了，谢谢你们。」球迷在现场高唱法国国歌，使出浑身解数想将他们最后的希望推进下一轮，现年25岁的佛里兹因为这些举动在比赛中被惹恼。 球赛期间裁判不断要求观众安静，但无人理会。</text:p>
      <text:p text:style-name="P4">
佛里兹将在第4轮迎战阿根廷选手塞伦多罗（Francisco Cerundolo）。</text:p>
      <text:p text:style-name="P4">
Source: <text:a xlink:type="simple" xlink:href="https://www.rfi.fr/cn/%E8%BF%90%E5%8A%A8%E5%A4%A9%E5%9C%B0/20230602-%E7%BE%8E%E9%80%89%E6%89%8B%E4%BD%9B%E9%87%8C%E5%85%B9%E6%B3%95%E7%BD%91%E5%87%BB%E8%B4%A5%E7%91%9E%E5%BE%B7%E5%85%8B%E5%86%85%E5%B8%8C-%E7%90%83%E8%BF%B7%E6%8A%A5%E4%BB%A5%E5%98%98%E5%A3%B0" text:style-name="Internet_20_link" text:visited-style-name="Visited_20_Internet_20_Link">
https://www.rfi.fr/cn/%E8%BF%90%E5%8A%A8%E5%A4%A9%E5%9C%B0/20230602-%E7%BE%8E%E9%80%89%E6%89%8B%E4%BD%9B%E9%87%8C%E5%85%B9%E6%B3%95%E7%BD%91%E5%87%BB%E8%B4%A5%E7%91%9E%E5%BE%B7%E5%85%8B%E5%86%85%E5%B8%8C-%E7%90%83%E8%BF%B7%E6%8A%A5%E4%BB%A5%E5%98%98%E5%A3%B0</text:a>
</text:p>
      <!--NEWS-->
      <text:h text:style-name="P10" text:outline-level="1">
<text:span text:style-name="T4">
别再说AI会产生赢家和输家 (Free Version)</text:span>
</text:h>
      <text:p text:style-name="P4">
Authors: ['萨拉•奥康纳']</text:p>
      <text:p text:style-name="P4">
Publisher: 英国《金融时报》</text:p>
      <text:p text:style-name="P4">
Time: 2023-06-02T06:16:59+00:00</text:p>
      <text:p text:style-name="P4">
Published Time: 2023-06-01T12:00:99+08:00</text:p>
      <text:p text:style-name="P4">
Modified Time: 2023-06-02T02:13:99+08:00</text:p>
      <text:p text:style-name="P4">
Description: 萨拉•奥康纳：这样说好像整个事情都不在我们的掌控之中。人工智能带来了危险，也创造了机会。最后结果如何，全都取决于我们。</text:p>
      <text:p text:style-name="P4">
Images: []</text:p>
      <text:p text:style-name="P4">
Themes: ['人工智能', '关注']</text:p>
      <text:p text:style-name="P4">
Keywords: ['人工智能', '就业', '技术']</text:p>
      <text:p text:style-name="P4">
Type: Article</text:p>
      <!--METADATA-->
      <text:p text:style-name="P4">
科技专家过去都是乐天派——常常乐观到令人讨厌的程度。因此，最近看到一群科技领袖公开警告自己的发明可能带来的可怕后果，让人有点不知所措。</text:p>
      <text:p text:style-name="P4">
人工智能实验室DeepMind的联合创始人之一穆斯塔法•苏莱曼(MustafaSuleyman)上月在旧金山的一个活动上表示，人工智能将威胁到白领劳动者的饭碗，并造成“大量的输家”，他们会“非常不开心，非常焦虑”。他说，各国政府将不得不考虑如何补偿他们。</text:p>
      <text:p text:style-name="P4">
Source: <text:a xlink:type="simple" xlink:href="http://www.ftchinese.com/story/001099843" text:style-name="Internet_20_link" text:visited-style-name="Visited_20_Internet_20_Link">
http://www.ftchinese.com/story/001099843</text:a>
</text:p>
      <!--NEWS-->
      <text:h text:style-name="P10" text:outline-level="1">
<text:span text:style-name="T4">
商业房地产贷款成美国银行业“萧何”，成败皆是它 (Free Version)</text:span>
</text:h>
      <text:p text:style-name="P4">
Author: Telis Demos</text:p>
      <text:p text:style-name="P4">
Publisher: 华尔街日报中文网</text:p>
      <text:p text:style-name="P4">
Published Time: 2023-06-02T06:30:00.000Z</text:p>
      <text:p text:style-name="P4">
Modified Time: 2023-06-02T06:30:00.000Z</text:p>
      <text:p text:style-name="P4">
Created Time: 2023-06-02T04:45:00.000Z</text:p>
      <text:p text:style-name="P4">
Description: 美国银行业需要发放更多较高收益率的贷款，但也必须警惕相关风险。</text:p>
      <text:p text:style-name="P4">
Images: []</text:p>
      <text:p text:style-name="P4">
Categories: ['金融市场', '股闻天下']</text:p>
      <text:p text:style-name="P4">
Keywords: SYND,LINK:EN|WP-WSJ-0000938753</text:p>
      <text:p text:style-name="P4">
Type: Article</text:p>
      <!--METADATA-->
      <text:p text:style-name="P4">
人们对银行的商业房地产贷款存在担忧。但如果银行不发放这些贷款，其结果也同样令人担忧。</text:p>
      <text:p text:style-name="P4">
Source: <text:a xlink:type="simple" xlink:href="https://cn.wsj.com/articles/%E5%95%86%E4%B8%9A%E6%88%BF%E5%9C%B0%E4%BA%A7%E8%B4%B7%E6%AC%BE%E6%88%90%E7%BE%8E%E5%9B%BD%E9%93%B6%E8%A1%8C%E4%B8%9A-%E8%90%A7%E4%BD%95-%E6%88%90%E8%B4%A5%E7%9A%86%E6%98%AF%E5%AE%83-3bb469d3" text:style-name="Internet_20_link" text:visited-style-name="Visited_20_Internet_20_Link">
https://cn.wsj.com/articles/%E5%95%86%E4%B8%9A%E6%88%BF%E5%9C%B0%E4%BA%A7%E8%B4%B7%E6%AC%BE%E6%88%90%E7%BE%8E%E5%9B%BD%E9%93%B6%E8%A1%8C%E4%B8%9A-%E8%90%A7%E4%BD%95-%E6%88%90%E8%B4%A5%E7%9A%86%E6%98%AF%E5%AE%83-3bb469d3</text:a>
</text:p>
      <!--NEWS-->
      <text:h text:style-name="P10" text:outline-level="1">
<text:span text:style-name="T4">
约基奇大三元灭热火 金块总冠军赛首战赢球</text:span>
</text:h>
      <text:p text:style-name="P4">
Publisher: 法新社</text:p>
      <text:p text:style-name="P4">
Published Time: 2023-06-02T06:32:08+00:00</text:p>
      <text:p text:style-name="P4">
Modified Time: 2023-06-02T06:05:05+00:00</text:p>
      <text:p text:style-name="P4">
Description: （法新社丹佛1日电） 约基奇今天拿下27分、10篮板、14助攻的大三元，带领金块104比93扑灭热火，夺得总冠军赛首战胜利。</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2" text:anchor-type="as-char" svg:width="6.9236in" svg:height="3.617581in" draw:z-index="0">
<draw:image xlink:href="../Images/rficn/2023-06-02T06-32-08-00-00/000000.png" xlink:type="simple" xlink:show="embed" xlink:actuate="onLoad" draw:mime-type="image/png"/>
</draw:frame>
</text:p>
      <text:p text:style-name="P4">
早早晋级的丹佛金块，今天在主场以逸待劳，迎战打满7场东区冠军赛才闯进总冠军战的迈阿密热火。</text:p>
      <text:p text:style-name="P4">
金块今年例行赛53胜29败西区排名第1。季后赛首轮金块4比1淘汰明尼苏达灰狼，次轮4比2击败凤凰城太阳，西区冠军赛再以4比0横扫洛杉矶湖人，队史首次杀进总冠军赛。</text:p>
      <text:p text:style-name="P4">
对比少了赫洛（Tyler Herro）、欧拉迪波（Victor Oladipo）的热火，金块有包括约基奇（Nikola Jokic）、莫瑞（JamalMurray）率队拚战，阵容相对整齐且具有优势。</text:p>
      <text:p text:style-name="P4">
5月30日才确定晋级的热火仅两天喘息机会，相较之下，5月23日就拿下总冠军赛门票、比热火多7天休息的金块更被外界看好。</text:p>
      <text:p text:style-name="P4">
两队第2战将于台北时间5日继续在丹佛进行。</text:p>
      <text:p text:style-name="P4">
Source: <text:a xlink:type="simple" xlink:href="https://www.rfi.fr/cn/%E8%BF%90%E5%8A%A8%E5%A4%A9%E5%9C%B0/20230602-%E7%BA%A6%E5%9F%BA%E5%A5%87%E5%A4%A7%E4%B8%89%E5%85%83%E7%81%AD%E7%83%AD%E7%81%AB-%E9%87%91%E5%9D%97%E6%80%BB%E5%86%A0%E5%86%9B%E8%B5%9B%E9%A6%96%E6%88%98%E8%B5%A2%E7%90%83" text:style-name="Internet_20_link" text:visited-style-name="Visited_20_Internet_20_Link">
https://www.rfi.fr/cn/%E8%BF%90%E5%8A%A8%E5%A4%A9%E5%9C%B0/20230602-%E7%BA%A6%E5%9F%BA%E5%A5%87%E5%A4%A7%E4%B8%89%E5%85%83%E7%81%AD%E7%83%AD%E7%81%AB-%E9%87%91%E5%9D%97%E6%80%BB%E5%86%A0%E5%86%9B%E8%B5%9B%E9%A6%96%E6%88%98%E8%B5%A2%E7%90%83</text:a>
</text:p>
      <!--NEWS-->
      <text:h text:style-name="P10" text:outline-level="1">
<text:span text:style-name="T4">
報告：中國投資開源情報 蒐集美軍資訊</text:span>
</text:h>
      <text:p text:style-name="P4">
Author: None (Language: zh)</text:p>
      <text:p text:style-name="P4">
Publisher: None</text:p>
      <text:p text:style-name="P4">
Time: 2023-06-02T06:50:00Z</text:p>
      <text:p text:style-name="P4">
Description: 一家美國情報公司的分析指出，中國官方和解放軍正在美國國防部、智庫和私營企業的公開數據，藉此更了解美軍的能力，其中也包含涉及跟台灣有關的防衛資訊。</text:p>
      <text:p text:style-name="P4">
Videos: []</text:p>
      <text:p text:style-name="P4">
Images: []</text:p>
      <text:p text:style-name="P4">
Subject: 时政风云</text:p>
      <text:p text:style-name="P4">
Subjects: ['德中关系', '奥巴马', '岛屿主权争端', '专题报道：全景观看“习马会”', '中国', '中共十九大', '美国']</text:p>
      <text:p text:style-name="P4">
Keywords: ['中国', '网络', '情报', '美国', '开源']</text:p>
      <text:p text:style-name="P4">
ID: 65801428</text:p>
      <!--METADATA-->
      <text:p text:style-name="P4">
<text:a xlink:type="simple" xlink:href="https://www.dw.com/zh/overlay/image/article/65801428/57174968" text:style-name="Internet_20_link" text:visited-style-name="Visited_20_Internet_20_Link">
 </text:a>
</text:p>
      <text:p text:style-name="P4">
一份報告顯示，中國正在擴大蒐集開源數據（示意圖）</text:p>
      <text:p text:style-name="P4">
（德國之聲中文網）一份情報公司的最新研究報告指出，中國情報機構和解放軍正在大力投資開源情報（open-source intelligence,OSINT），以更了解美軍在太平洋及其他地區的能力。</text:p>
      <text:p text:style-name="P4">
美國《紐約時報》報導，美國威脅情報公司「紀錄未來」（RecordedFuture）的分析報告詳細說明了中國政府和公司如何從美國國防部、智庫和私營公司蒐集公開數據，而這些信息有助於中國軍方為與美國的潛在衝突預作打算。</text:p>
      <text:p text:style-name="P4">
「美國海軍戰爭學院有一個中國海事研究所，它開展了大量關於中國的開源研究」，「紀錄未來」的威脅情報分析師黑佛（ZoeHaver）說。「這是在學術框架下完成的研究，但最終外國政府會認為這種情報是有價值的。</text:p>
      <text:p text:style-name="P4">
美國軍方沒有立即對報告的調查結果發表評論。</text:p>
      <text:p text:style-name="P4">
開源情報的定義很廣泛，但「紀錄未來」研究的是中國解放軍情報機構用來制定計劃和發展軍隊的信息。</text:p>
      <text:p text:style-name="P4">
報告說，解放軍和中國國防工業幾乎肯定會利用其他國家的開放信息環境，從外國政府、軍隊、大學、國防工業公司、科研機構、智庫、新聞媒體、社交媒體平台、論壇等處提取開源情報。個人以及商業數據提供商、印刷媒體、無線電廣播、衛星和其他來源，也是訊息來源。</text:p>
      <text:p text:style-name="P4">
該報告還檢視了中國軍方簽發給中國私營公司的合約，以了解中國如何收集一系列的開源信息，包括有關美軍及涉及台灣防衛工作的資訊。</text:p>
      <text:p text:style-name="P4">
「解放軍假設美國會以某種形式干預台灣衝突，他們非常努力地為這種情況做準備」，分析師黑佛說。</text:p>
      <text:p text:style-name="P4">
</text:p>
      <text:p text:style-name="P4">
分析認為，中國蒐集開源訊息，一部分原因是為了可能的台海戰爭做準備，圖為解放軍的飛行員（資料照）</text:p>
      <text:h text:style-name="P12" text:outline-level="3">
<text:span text:style-name="T4">
蒐集開源情報 對民主政體構成挑戰</text:span>
</text:h>
      <text:p text:style-name="P4">
「紀錄未來」公司的最新報告，列出了5家為中國解放軍服務的中國私營OSINT供應商，包括主要銷售平台和數據庫產品的供應商、主要提供研究和分析服務的供應商，以及專門從事遙感數據的供應商。</text:p>
      <text:p text:style-name="P4">
報告認為，解放軍很可能會使用這些數據來支持決策制定，並更好地了解潛在的外國對手，為未來的衝突做準備。</text:p>
      <text:p text:style-name="P4">
該報告也指出，雖然美國及其盟國公開的信息存在安全問題，但切斷對數據的廣泛存取，可能不是解決辦法。分析師黑佛說，希望能藉由讓更多人認知到中國蒐集開源情報一事，幫助私營企業、軍方和其他政府部門管理風險，並使「網路爬蟲」更難以從公共資料庫和網站自動搜刮信息。此外，黑佛也鼓勵企業針對有意購買其資訊的中國公司進行盡職調查。</text:p>
      <text:p text:style-name="P4">
「歸根結底，我們不希望西方國家關閉他們的信息環境」，分析師黑佛表示。「那甚至不是一件好事。我們重視開放。」</text:p>
      <text:h text:style-name="P12" text:outline-level="3">
<text:span text:style-name="T4">
中國早已開始蒐集開源訊息</text:span>
</text:h>
      <text:p text:style-name="P4">
2020年9月多家媒體報導，位於中國深圳的振華數據公司有系統地蒐集上百萬各國人員的「 <text:a xlink:type="simple" xlink:href="https://www.dw.com/zh/zh/小心数字面包屑中国打响大数据间谍战/a-54930131" text:style-name="Internet_20_link" text:visited-style-name="Visited_20_Internet_20_Link">
 數位麵包屑</text:a>
」，並作為情報提供給中國政府和民間單位，引發外界震撼。「數位麵包屑」指的是一個人在網路上留下的蛛絲馬跡。</text:p>
      <text:p text:style-name="P4">
在網上發現這個資料庫的美國學者鮑爾丁（Christopher Balding）， <text:a xlink:type="simple" xlink:href="https://www.dw.com/zh/zh/专访开源数据恐成为中国扩大影响力的利器/a-54942061" text:style-name="Internet_20_link" text:visited-style-name="Visited_20_Internet_20_Link">
 2020年曾告訴DW</text:a>
，各界通常將開源數據視為低價值或是無價值的情報，但是開源數據實際上常常是政府部門或情報單位的資訊來源。</text:p>
      <text:p text:style-name="P4">
鮑爾丁是一名獨立學者。他曾在北京大學商學院任教近10年，也曾擔任越南富布賴特大學（Fulbright University Vietnam）經濟系的副教授。</text:p>
      <text:p text:style-name="P4">
鮑爾丁當時向DW解釋，如果一個用戶在臉書或推特分享一張照片，這2個平台的技術會自動標記照片的地點。即便用戶關閉了推特標示地點的功能，其他人仍然可以從後台去分析出你所在的地點。</text:p>
      <text:p text:style-name="P4">
此外，深圳振華數據公司的資料庫中有大量的外國軍方人員，包含數千個基層的軍方人員。他們追蹤這些軍方人員的推特或臉書，並藉此來定位這些人員的所在地。當振華知道這些人員的所在地後，就可以進一步去推測某一艘特定船艦的所在地，以及在該艘船艦上可能發生的事。</text:p>
      <text:p text:style-name="P4">
</text:p>
      <text:p text:style-name="P4">
開源訊息可能是有用的資訊，圖為中國街角的監視器（資料照）</text:p>
      <text:p text:style-name="P4">
（綜合報導）</text:p>
      <text:p text:style-name="P4">
Source: <text:a xlink:type="simple" xlink:href="https://www.dw.com/zh/報告：中國投資開源情報-蒐集美軍資訊/a-65801428" text:style-name="Internet_20_link" text:visited-style-name="Visited_20_Internet_20_Link">
https://www.dw.com/zh/報告：中國投資開源情報-蒐集美軍資訊/a-65801428?maca=chi-rss-chi-all-1127-rdf</text:a>
</text:p>
      <!--NEWS-->
      <text:h text:style-name="P10" text:outline-level="1">
<text:span text:style-name="T4">
为何19世纪的伦敦能给马克思自由？ (Free Version)</text:span>
</text:h>
      <text:p text:style-name="P4">
Authors: ['']</text:p>
      <text:p text:style-name="P4">
Publisher: 英国《金融时报》</text:p>
      <text:p text:style-name="P4">
Time: 2023-06-02T06:50:07+00:00</text:p>
      <text:p text:style-name="P4">
Published Time: 2023-06-01T12:00:99+08:00</text:p>
      <text:p text:style-name="P4">
Modified Time: 2023-06-02T02:45:99+08:00</text:p>
      <text:p text:style-name="P4">
Description: 何越：马克思在德国无法得到、而在伦敦享有的言论自由与个人自由，来自于当时欧洲风行的自由主义；当时领自由主义风气之先的，非伦敦莫属。</text:p>
      <text:p text:style-name="P4">
Images: ["<text:a xlink:type="simple" xlink:href="https://thumbor.ftacademy.cn/unsafe/picture/8/000183188_piclink.jpg" text:style-name="Internet_20_link" text:visited-style-name="Visited_20_Internet_20_Link">
000183188_pic...</text:a>
"]</text:p>
      <text:p text:style-name="P4">
Themes: ['专栏', '自由主义', '关注']</text:p>
      <text:p text:style-name="P4">
Keywords: ['自由主义', '马克思', '伦敦', '越陌度阡']</text:p>
      <text:p text:style-name="P4">
Type: Article</text:p>
      <!--METADATA-->
      <text:p text:style-name="P4">
<draw:frame draw:style-name="fr1" draw:name="Image126" text:anchor-type="as-char" svg:width="6.9236in" svg:height="4.617987in" draw:z-index="0">
<draw:image xlink:href="../Images/FT Chinese Free Version/2023-06-02T06-50-07-00-00/000183188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正如俄乌开战后，不少俄罗斯作家逃亡纽约；19世纪的马克思逃亡到了伦敦——当时全世界最自由的城市。为何伦敦能给马克思自由？</text:p>
      <text:p text:style-name="P4">
找到此问题的答案有点偶然。近来我一直在备考。我在申请成为明年英国大选的自民党候选人，有一个网上60分钟的测试。四个英国内部民生问题，需要我阐述观点。</text:p>
      <text:p text:style-name="P4">
这于我而言并不容易。自民党是第三大党，其党纲与立场一直不在我的报道与分析范围。保守党已经执政13年，所以我过去写的有关英国政府的文章，其实就是保守党政策；对工党我也多有了解（见<text:a xlink:type="simple" xlink:href="https://www.chineseft.com/story/001085440" text:style-name="Internet_20_link" text:visited-style-name="Visited_20_Internet_20_Link">
 《马克思与英国人的平等生活》 </text:a>
 以及 <text:a xlink:type="simple" xlink:href="https://www.chineseft.com/story/001097173" text:style-name="Internet_20_link" text:visited-style-name="Visited_20_Internet_20_Link">
《戈尔巴乔夫去世之际谈马克思主义对英、德、俄的影响》</text:a>
）。我当时愿意入自民党，除了受到参选的诱惑，此外我符合自民党的争取目标“软保守党人”标准，即支持保守党，但厌烦近几年保守党的所作所为。所以我入党时，只知道“这是介于保守党与工党间的中间党派”，但并不知道具体。从可我按照考试指南阅读自民党2021年的政治纲领《一个更公平、更绿色、更有爱心的社会》，读完25页我也没读出东南西北，无论工党还是保守党，谁都可以用这标题啊，自民党的不同不过是增加/减少对弱势群体的资源补助而已。</text:p>
      <text:p text:style-name="P4">
困惑之下，我开始查阅自民党的历史。才发现，给马克思带来自由的，是当时英国两大党之一的自由党。该党于维多利时期与保守党轮流执政。那时英国工党（20世纪初取代自由党成为英国大党）还未诞生。而自由党正是自民党的前身。</text:p>
      <text:p text:style-name="P4">
马克思在德国无法得到、而在伦敦享有的言论自由与个人自由，来自于当时欧洲风行的自由主义；而当时领自由主义风气之先的，非伦敦莫属。马克思于1849年流亡至英国，住了34年，直到1883年去世。那时法国还在王朝与共和国之间来回更替，德意志统一成了帝国准备称霸，美国还在内战。只有英国，已经在约定俗成的君主立宪制上平稳行使百余年，掌管英国实际政治权利的贵族发明了最令人瞠目结舌的贵族等级制度，令英国一度成为“最讲阶级”的社会，但最终于20世纪初被英国自由主义打下神坛。我在2004年去英国时，仍然以为英国是被贵族统治的社会。现在回看2017年我撰写的<text:a xlink:type="simple" xlink:href="http://www.ftchinese.com/story/001073461" text:style-name="Internet_20_link" text:visited-style-name="Visited_20_Internet_20_Link">
 《隐身阶层：英国“上流社会”》 </text:a>
，里面的遣词造句都有问题，因为我当时仍然处于对“贵族真的退出了英国中心舞台”的将信将疑中。</text:p>
      <text:p text:style-name="P4">
英国从来不缺思辨，各种观点共存，以民主投票决定主流观点。但与今天不同的是，19世纪充满了变革——经济方式从贵族的土地庄园制度转向资本家经营的工业；政治方面，贵族权利一点一点被转移到平民手中，获得投票的人数越多，转移速度越快。当全民都获得投票权利之时，就是贵族完全丧失权利之日。</text:p>
      <text:p text:style-name="P4">
在变革的18与19世纪，英国思想家与哲学家似乎层出不穷，至今名声不减。在马克思设计工人阶级以暴力革命解放全人类，打破国家界限蓝图之时；自由主义亦在建设理论，相关的著名理论人士包括哲学家约翰•斯图尔特•密尔（JohnStuart Mill）、经济学家凯恩斯和威廉•贝弗里奇 (WilliamBeveridge)。密尔还加入了自由党，成为该党在国会的议员（1865-1868）。丘吉尔亦曾是自由党国会议员（他在自由党衰败后转入保守党阵营），撰写了《自由主义与社会问题》（1909年）。</text:p>
      <text:p text:style-name="P4">
在理论方面，自由主义最初的目标是为了反对贵族、绝对君主制和教会对政府和社会的控制，认为个人应该有作出自己决定的自由，不应当受政府的控制；除了言论自由或决定是否信奉宗教的自由外，人们还应该有拥有财产并按自己的意愿使用财产的自由。</text:p>
      <text:p text:style-name="P4">
自由主义继续演化，19世纪末出现了“新自由主义”（NewLiberalism），此思想最终将欧洲国家导向了福利国家道路。当时一些自由主义作家开始质疑，如果人们贫穷、健康状况不佳或没有接受过教育，他们是否真的可以按照自己的意愿自由发展。政府应该确保经济平等，并发展福利制度，以提供更好的健康、住房和教育。这需要对高收入人群征税，但政府并不干预市场本身。1906-1914年的英国自由党政府首次开始了福利国家之路。</text:p>
      <text:p text:style-name="P4">
200年后的今天，这两个基本思想早已被英国人视之为当然，因为英国社会就是一个逐渐在争论与选举中将自由主义理论变成实践的活样板。而最先在英国开此先河并引领风气的，是英国自由党。今天的英国两大党保守党和工党都基本完全接受了这由自由党设立下的基本思想与主张。</text:p>
      <text:p text:style-name="P4">
自由党是从辉格党发展起来的，辉格党起源于查理二世统治时期的一个贵族派别和19世纪初的激进派。辉格党人赞成减少王室的权力，增加议会的权力，虽然他们这样做的动机最初是为了给自己争取更多的权力。更理想化的辉格党人逐渐开始支持为了民主而扩大民主的做法。改革法案是辉格党的高潮，但它也带来了辉格党的灭亡。中产阶级获得选举权和进入下议院，最终导致了系统的中产阶级自由主义的发展和辉格党的终结。自由党的正式成立（代表新兴中产阶级利益）可以追溯到帕默斯顿（Palmerston）第二任政府（1859-1865）时期，与保守党并列英国两大党。</text:p>
      <text:p text:style-name="P4">
值得一提的自由党首相是威廉•格莱斯顿（William EwartGladstone），他四次担任首相（1868-74、1880-85、1886和1892-94），执政近30年间，格拉德斯通和自由主义是同义词。他主张低税率和自由放任。外交方面，格莱斯顿反对鸦片战争，谴责英国对华的暴力行为，并坚决反对英国在中国进行鸦片贸易。他致力建立一个基于合作而不是冲突，基于相互信任而不是竞争和猜疑的欧洲秩序；法治将取代武力和私利的统治。这种格拉德斯顿式的欧洲和谐概念遭到了当时新晋崛起的俾斯麦式的联盟体系反对，并最终被其击败。其理念（合作与秩序）最终要到20世纪初，经由美国时任总统托马斯•威尔逊主张而广为人知。而德意志帝国崛起后征服以武力征服世界的万丈雄心，代价高昂，耗时逾100年，令欧洲付出两次世界大战，并且要待到冷战结束后，才最终归于民主与和平，甘心于建设欧盟，不再争霸。</text:p>
      <text:p text:style-name="P4">
另外值得一提的自由党首相是大卫•劳合•乔治（David Lloyd George 1863—1945）。我曾经采访过他的曾曾外孙DanSnow（英国历史学家），他并没有很以这位先人为自豪，因为大卫•乔治政治生涯后期出现了丑闻，令其在英国历史上名声并不太好。而且他执政时期，自由党已经开始从盛转衰，他后来需要与保守党联合执政。这同时也说明，当时自由党人与保守党的政策存在合作之处。</text:p>
      <text:p text:style-name="P4">
我个人认为因为大卫•乔治对英国政治最大的贡献，在于他与当时同在自由党的温斯顿•丘吉尔倡导的1909年的人民预算案，对英国的富人征收前所未有的税（这开启了英国对富人征收高昂税的惯例），并在国家政策中引入了激进的社会福利计划；此外，该法案使上议院交出了大部分权力，令上议院从此成为摆设，只有将下议院议案拖延两年的权利。所以英国曾经举世闻名的两院制（是美国建国时期设置两院制的参考版），其实就是一院制，因为只有下议院拥有实权。</text:p>
      <text:p text:style-name="P4">
英国民众参加两次世界大战的事实，改变了英国的政治结构，人民是最终的受益人。工党（代表工人利益）将逐渐取代自由党（代表中产阶级利益）成为英国大党。第一次大战结束后，1918年《人民代表法》的民主改革使英国有权投票的人数立即增加了两倍，从700万增加到2100万。工党从选民的这一巨大变化中获益最多，在1924年组建了它的第一个少数派政府。二战后，选民抛弃了战争英雄保守党党魁丘吉尔，以高幅选票将工党送入政府，开启了英国史上为时34年的社会民主主义时期，即选举、公有制以及高福利社会并存。从1945年开始，自由党开创建立的个人自由以及国家福利制度被工党与保守党完全接受，至今仍是英国各党派的基本建党思想。</text:p>
      <text:p text:style-name="P4">
自由党以不同的形式存在了300多年。在19世纪和20世纪初，它与保守党一起成为英国的两个主导政党之一。第一次世界大战后，它被工党挤到了第三位，并在20世纪余下的时间里逐渐衰落。衰败后的自由党一直不成气候，直到1981年，自由党和社会民主党（SDP）建立了选举联盟，后者是从工党分裂出来的团体。1988年，两党合并，组成了自由民主党（自民党）。</text:p>
      <text:p text:style-name="P4">
如果说自由党曾经鼎盛，是因为其走在时代前列，以自由主义领导了社会变革，创造了国家福利，奠定当今英国社会基石；今天面临的社会变革，是全球贸易由盛转衰，意识形态争斗严重化，社交媒体取代传统媒体，放大了个人权利以及其影响力。今天的困境是，无论保守党、工党还是自民党，都尚未出现如马克思、密尔、凯恩斯等那样能够有前瞻设计未来能力的思想家。以至于我现在阅读的2021年自民党党纲文件《一个更公平、更绿色、更有爱心的社会》，缺乏创意与新意，与其他两大党的区别，往往只是资助项目与资助幅度大小的不同。难以像老祖宗自由党那样，穿云越雾，创立新思想，领时代之先。</text:p>
      <text:p text:style-name="P4">
马克思生活的19世纪自由伦敦，其实是自由主义的发端时期，那时英国普选制还远未形成，民主还只是贵族和少数富人的专利，资本家剥削劳动人民是不争事实。同样是为了争取平等，马克思与自由主义者创造出了两条路，一条暴力（马克思生活的时代，以暴力争取自由属于正义），一条和平民主福利之路，最终在英国形成了温和的非暴力费边社（成立于1994年），协助创建了工党。而在自由主义影响式微的俄罗斯，马克思主义里的暴力元素得到了彻底的运用，创建了史上第一个以马克思主义为指导的国家苏联。尽管苏联已经瓦解，但2022年其继承国俄罗斯继续其武力政府的暴力传统，对乌克兰的侵略之战正深刻影响着今日世界。</text:p>
      <text:p text:style-name="P4">
<text:span text:style-name="T5">
（注：本文仅代表作者个人观点。责编邮箱bo.liu@ftchinese.com）</text:span>
</text:p>
      <text:p text:style-name="P4">
Source: <text:a xlink:type="simple" xlink:href="http://www.ftchinese.com/story/001099844" text:style-name="Internet_20_link" text:visited-style-name="Visited_20_Internet_20_Link">
http://www.ftchinese.com/story/001099844</text:a>
</text:p>
      <!--NEWS-->
      <text:h text:style-name="P10" text:outline-level="1">
<text:span text:style-name="T4">
俄指美国入侵数千部苹果手机 称苹果与政府“密切合作”</text:span>
</text:h>
      <text:p text:style-name="P4">
Author: 联合早报 (Person)</text:p>
      <text:p text:style-name="P4">
Publisher: 联合早报 (Organization)</text:p>
      <text:p text:style-name="P4">
Published Time: 2023-06-02T06:57</text:p>
      <text:p text:style-name="P4">
Modified Time: 2023-06-02T07:07</text:p>
      <text:p text:style-name="P4">
Description: 俄罗斯称侦破了美国的一项间谍活动，指美国通过复杂的监控软件入侵了数千部苹果手机。苹果公司否认在任何苹果产品中植入后门。路透社报道，俄罗斯联邦安全局（FSB）星期四（6月1日）发表声...</text:p>
      <text:p text:style-name="P4">
Videos: []</text:p>
      <text:p text:style-name="P4">
Audios: []</text:p>
      <text:p text:style-name="P4">
Images: []</text:p>
      <text:p text:style-name="P4">
Type: NewsArticle</text:p>
      <text:p text:style-name="P4">
Breadcrumbs: ['即时', '国际']</text:p>
      <text:p text:style-name="P4">
Keywords: ['俄罗斯', '美国', '间谍活动', '苹果手机']</text:p>
      <!--METADATA-->
      <text:p text:style-name="P4">
俄罗斯称侦破了美国的一项间谍活动，指美国通过复杂的监控软件入侵了数千部苹果手机。苹果公司否认在任何苹果产品中植入后门。</text:p>
      <text:p text:style-name="P4">
路透社报道，俄罗斯联邦安全局（FSB）星期四（6月1日）发表声明说：“我们发现美国的特别服务部门利用苹果移动设备进行一项情报行动。”</text:p>
      <text:p text:style-name="P4">
声明指数以千计的俄罗斯国内苹果用户和驻俄外交官与前苏联国家外交官的苹果手机被入侵。</text:p>
      <text:p text:style-name="P4">
总部位于莫斯科的卡巴斯基实验室说，数十名员工的苹果设备被破坏。卡巴斯基实验室是一家电脑安全公司。</text:p>
      <text:p text:style-name="P4">
卡巴斯基总裁卡巴斯基在推特上说，公司高层和中层管理人员是攻击目标，并指这是“极其复杂、针对性的专业网攻行动”。</text:p>
      <text:p text:style-name="P4">
俄罗斯联邦安全局说，这项阴谋行动表明苹果公司与美国国家安全局（NSA）之间的“密切合作”。美国国家安全局是负责密码和通信情报与安全的美国机构。</text:p>
      <text:p text:style-name="P4">
但俄罗斯联邦安全局没有提供苹果公司与美国政府间谍活动合作或对间谍活动知情的任何证据。</text:p>
      <text:p text:style-name="P4">
苹果公司发表声明否认指控说：“我们从未与任何政府合作在任何苹果产品中植入后门，这永远不会发生。”</text:p>
      <text:p text:style-name="P4">
美国国家安全局拒绝对俄方指控置评。</text:p>
      <text:p text:style-name="P4">
Source: <text:a xlink:type="simple" xlink:href="https://www.zaobao.com.sg/realtime/world/story20230602-1400437" text:style-name="Internet_20_link" text:visited-style-name="Visited_20_Internet_20_Link">
https://www.zaobao.com.sg/realtime/world/story20230602-1400437</text:a>
</text:p>
      <!--NEWS-->
      <text:h text:style-name="P10" text:outline-level="1">
<text:span text:style-name="T4">
美停止向俄提供部分《新削减战略武器条约》数据</text:span>
</text:h>
      <text:p text:style-name="P4">
Author: 联合早报 (Person)</text:p>
      <text:p text:style-name="P4">
Publisher: 联合早报 (Organization)</text:p>
      <text:p text:style-name="P4">
Published Time: 2023-06-02T07:19</text:p>
      <text:p text:style-name="P4">
Modified Time: 2023-06-02T08:03</text:p>
      <text:p text:style-name="P4">
Description: 美国从星期四（6月1日）开始，停止向俄罗斯提供部分《新削减战略武器条约》数据，其中包括美国导弹和发射器的位置，作为回应莫斯科“持续违反”这项协议的举措。路透社报道，根据美国国务院官...</text:p>
      <text:p text:style-name="P4">
Videos: []</text:p>
      <text:p text:style-name="P4">
Audios: []</text:p>
      <text:p text:style-name="P4">
Images: []</text:p>
      <text:p text:style-name="P4">
Type: NewsArticle</text:p>
      <text:p text:style-name="P4">
Breadcrumbs: ['即时', '国际']</text:p>
      <text:p text:style-name="P4">
Keywords: ['美国', '俄罗斯', '数据', '武器', '美俄关系', '导弹']</text:p>
      <!--METADATA-->
      <text:p text:style-name="P4">
美国从星期四（6月1日）开始，停止向俄罗斯提供部分《新削减战略武器条约》数据，其中包括美国导弹和发射器的位置，作为回应莫斯科“持续违反”这项协议的举措。</text:p>
      <text:p text:style-name="P4">
路透社报道，根据美国国务院官网发布的一份说明，美国还将停止向俄罗斯提供有关美国洲际导弹和潜射弹道导弹发射的遥测信息（Telemetry）。</text:p>
      <text:p text:style-name="P4">
遥测技术是指对相隔一定距离的对象的参量进行检测，并把测得的结果传送到接收地点的技术。</text:p>
      <text:p text:style-name="P4">
俄罗斯于2022年8月宣布暂时退出《新削减战略武器条约》（NewSTART）的设施核查机制，并于2023年2月宣布暂停履行该条约。美国后来说，作为对俄方暂停履行该条约的回应，决定停止同俄罗斯交换有关核武器的一些数据。</text:p>
      <text:p text:style-name="P4">
俄罗斯总统普京尚未正式让俄罗斯退出《新削减战略武器条约》。</text:p>
      <text:p text:style-name="P4">
《新削减战略武器条约》由俄美两国2010年签署，2011年2月5日生效，有效期10年。2021年2月3日，俄美双方互换外交照会，完成延长《新削减战略武器条约》有效期协议的相关内部程序，协议即日生效。条约有效期随后延长至2026年2月5日。俄美《中导条约》2019年失效后，这一条约成为两国间唯一军控条约。</text:p>
      <text:p text:style-name="P4">
Source: <text:a xlink:type="simple" xlink:href="https://www.zaobao.com.sg/realtime/world/story20230602-1400438" text:style-name="Internet_20_link" text:visited-style-name="Visited_20_Internet_20_Link">
https://www.zaobao.com.sg/realtime/world/story20230602-1400438</text:a>
</text:p>
      <!--NEWS-->
      <text:h text:style-name="P10" text:outline-level="1">
<text:span text:style-name="T4">
投资人等待美就业数据 日股收高</text:span>
</text:h>
      <text:p text:style-name="P4">
Publisher: 法新社</text:p>
      <text:p text:style-name="P4">
Published Time: 2023-06-02T07:32:07+00:00</text:p>
      <text:p text:style-name="P4">
Modified Time: 2023-06-02T07:05:02+00:00</text:p>
      <text:p text:style-name="P4">
Description: （法新社东京2日电） 美国联邦准备理事会（Fed）可能放缓升息步伐，而且投资人等待美国就业数据出炉，东京股��今天追随华尔街股��脚步而收高。</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7" text:anchor-type="as-char" svg:width="6.9236in" svg:height="3.617581in" draw:z-index="0">
<draw:image xlink:href="../Images/rficn/2023-06-02T07-32-07-00-00/000000.png" xlink:type="simple" xlink:show="embed" xlink:actuate="onLoad" draw:mime-type="image/png"/>
</draw:frame>
</text:p>
      <text:p text:style-name="P4">
日股基准日经225指数收涨376.21点，或1.21%，来到31524.22点。东证股价指数收涨33.41点，或1.55%，来到2182.70点。</text:p>
      <text:p text:style-name="P4">
Source: <text:a xlink:type="simple" xlink:href="https://www.rfi.fr/cn/%E8%B4%A2%E7%BB%8F%E5%BF%AB%E8%AE%AF/20230602-%E6%8A%95%E8%B5%84%E4%BA%BA%E7%AD%89%E5%BE%85%E7%BE%8E%E5%B0%B1%E4%B8%9A%E6%95%B0%E6%8D%AE-%E6%97%A5%E8%82%A1%E6%94%B6%E9%AB%98" text:style-name="Internet_20_link" text:visited-style-name="Visited_20_Internet_20_Link">
https://www.rfi.fr/cn/%E8%B4%A2%E7%BB%8F%E5%BF%AB%E8%AE%AF/20230602-%E6%8A%95%E8%B5%84%E4%BA%BA%E7%AD%89%E5%BE%85%E7%BE%8E%E5%B0%B1%E4%B8%9A%E6%95%B0%E6%8D%AE-%E6%97%A5%E8%82%A1%E6%94%B6%E9%AB%98</text:a>
</text:p>
      <!--NEWS-->
      <text:h text:style-name="P10" text:outline-level="1">
<text:span text:style-name="T4">
Meta发表新款混合实境头戴装置 力抗苹果抢市</text:span>
</text:h>
      <text:p text:style-name="P4">
Publisher: 法新社</text:p>
      <text:p text:style-name="P4">
Published Time: 2023-06-02T08:02:08+00:00</text:p>
      <text:p text:style-name="P4">
Modified Time: 2023-06-02T07:35:02+00:00</text:p>
      <text:p text:style-name="P4">
Description: （法新社旧金山1日电） 就在苹果公司即将推出的混合实境（MR）新产品之际，脸书（Facebook）母公司Meta Platforms今天抢先发表新一代混合实境头戴装置Ques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8" text:anchor-type="as-char" svg:width="6.9236in" svg:height="3.617581in" draw:z-index="0">
<draw:image xlink:href="../Images/rficn/2023-06-02T08-02-08-00-00/000000.png" xlink:type="simple" xlink:show="embed" xlink:actuate="onLoad" draw:mime-type="image/png"/>
</draw:frame>
</text:p>
      <text:p text:style-name="P4">
执行长祖克柏（MarkZuckerberg）在社群平台Instagram上表示，新一代装置较前一代薄40%，且具有彩色透视功能，售价从499美元（约新台币1万5300元）起。</text:p>
      <text:p text:style-name="P4">
Meta也提到，现有Quest 2装置即将降价，同时提升设备性能，提供更流畅的用户体验。</text:p>
      <text:p text:style-name="P4">
祖克柏说，Quest 3将配置全新高通（Qualcomm）晶片组，图像处理性能是Quest2的2倍，预计秋季上市，9月27日年度AR/VR大会上将公布更多细节。</text:p>
      <text:p text:style-name="P4">
市场研究机构「内幕情报公司」（Insider Intelligence）首席分析师沃姆瑟（YoryWurmser）表示：「综合所有报导来看，苹果想要发布一款感觉更像是设计师款眼镜的产品，而非游戏头戴装置，但它发布的产品体积较大。」</text:p>
      <text:p text:style-name="P4">
沃姆瑟说，用意是让最早尝试新品的人及开发人员使用这款装置，替未来数年推出更创新的混合实境头戴装置奠定基础。</text:p>
      <text:p text:style-name="P4">
Source: <text:a xlink:type="simple" xlink:href="https://www.rfi.fr/cn/%E7%BC%A4%E7%BA%B7%E4%B8%96%E7%95%8C/20230602-meta%E5%8F%91%E8%A1%A8%E6%96%B0%E6%AC%BE%E6%B7%B7%E5%90%88%E5%AE%9E%E5%A2%83%E5%A4%B4%E6%88%B4%E8%A3%85%E7%BD%AE-%E5%8A%9B%E6%8A%97%E8%8B%B9%E6%9E%9C%E6%8A%A2%E5%B8%82" text:style-name="Internet_20_link" text:visited-style-name="Visited_20_Internet_20_Link">
https://www.rfi.fr/cn/%E7%BC%A4%E7%BA%B7%E4%B8%96%E7%95%8C/20230602-meta%E5%8F%91%E8%A1%A8%E6%96%B0%E6%AC%BE%E6%B7%B7%E5%90%88%E5%AE%9E%E5%A2%83%E5%A4%B4%E6%88%B4%E8%A3%85%E7%BD%AE-%E5%8A%9B%E6%8A%97%E8%8B%B9%E6%9E%9C%E6%8A%A2%E5%B8%82</text:a>
</text:p>
      <!--NEWS-->
      <text:h text:style-name="P10" text:outline-level="1">
<text:span text:style-name="T4">
美批准中国航空往返中美航班 避开俄罗斯领空</text:span>
</text:h>
      <text:p text:style-name="P4">
Author: 联合早报 (Person)</text:p>
      <text:p text:style-name="P4">
Publisher: 联合早报 (Organization)</text:p>
      <text:p text:style-name="P4">
Published Time: 2023-06-02T08:05</text:p>
      <text:p text:style-name="P4">
Modified Time: 2023-06-02T08:12</text:p>
      <text:p text:style-name="P4">
Description: 根据航班追踪踪网站FlightAware信息和行业官员披露，新批准往返中美的中国航空公司航班避开了俄罗斯领空。路透社报道，FlightAware记录显示，华盛顿最近批准中国航空公司...</text:p>
      <text:p text:style-name="P4">
Videos: []</text:p>
      <text:p text:style-name="P4">
Audios: []</text:p>
      <text:p text:style-name="P4">
Images: []</text:p>
      <text:p text:style-name="P4">
Type: NewsArticle</text:p>
      <text:p text:style-name="P4">
Breadcrumbs: ['即时', '国际']</text:p>
      <text:p text:style-name="P4">
Keywords: ['美国', '中国', '航空公司', '航班', '中美关系']</text:p>
      <!--METADATA-->
      <text:p text:style-name="P4">
根据航班追踪踪网站FlightAware信息和行业官员披露，新批准往返中美的中国航空公司航班避开了俄罗斯领空。</text:p>
      <text:p text:style-name="P4">
路透社报道，FlightAware记录显示，华盛顿最近批准中国航空公司在美国运营的新航班并没有飞越俄罗斯领空，之前批准的航班则依然飞越俄罗斯领空。</text:p>
      <text:p text:style-name="P4">
美国交通部5月3日宣布， <text:a xlink:type="simple" xlink:href="https://www.zaobao.com/news/china/story20230504-1390780" text:style-name="Internet_20_link" text:visited-style-name="Visited_20_Internet_20_Link">
 允许中国航空公司将美国客运航班服务增加到每周12趟次</text:a>
，这与北京允许美国航空公司在中国运营的航班数量相同。此前，美国只允许中国航空公司每周提供八趟往返航班。</text:p>
      <text:p text:style-name="P4">
针对拜登政府是否要求中国航空公司避开俄罗斯领空，作为批准四个新航班的条件，美国交通部负责航空和国际事务的助理部长佩森克拒绝回应。</text:p>
      <text:p text:style-name="P4">
她说，将往返中国和美国的航班逐渐增加到（每周）12趟次，“是我们会看到的有节制增长步伐。双方肯定都非常希望向前迈进。”</text:p>
      <text:p text:style-name="P4">
为报复华府在俄罗斯入侵乌克兰后禁止俄罗斯航班飞越美国领空，莫斯科已禁止美国航空公司和其他外国航空公司飞越俄罗斯领空。</text:p>
      <text:p text:style-name="P4">
在2020年初因冠病大流行而对中美航班实施限制之前，往返美国和中国的航班超过150多趟次。</text:p>
      <text:p text:style-name="P4">
Source: <text:a xlink:type="simple" xlink:href="https://www.zaobao.com.sg/realtime/world/story20230602-1400441" text:style-name="Internet_20_link" text:visited-style-name="Visited_20_Internet_20_Link">
https://www.zaobao.com.sg/realtime/world/story20230602-1400441</text:a>
</text:p>
      <!--NEWS-->
      <text:h text:style-name="P10" text:outline-level="1">
<text:span text:style-name="T4">
俄罗斯对乌克兰战争的今日发展</text:span>
</text:h>
      <text:p text:style-name="P4">
Author: 半岛电视台＋通讯社</text:p>
      <text:p text:style-name="P4">
Publisher: Al Jazeera</text:p>
      <text:p text:style-name="P4">
Published Time: 2023-06-02T08:13:43</text:p>
      <text:p text:style-name="P4">
Modified Time: 2023-06-02T14:27:02</text:p>
      <text:p text:style-name="P4">
Description: 乌克兰在击落俄罗斯连夜发射的超过36枚导弹和无人机后，于2日上午解除了空袭警报。</text:p>
      <text:p text:style-name="P4">
Images: ["<text:a xlink:type="simple" xlink:href="https://chinese.aljazeera.net/wp-content/uploads/2023/06/2023-06-02T081028Z_7671951_RC2L91A0EAFM_RTRMADP_3_UKRAINE-CRISIS-RUSSIA-1685703942-1685708249.webp" text:style-name="Internet_20_link" text:visited-style-name="Visited_20_Internet_20_Link">
2023-06-02T08...</text:a>
"]</text:p>
      <text:p text:style-name="P4">
Topics: ['乌克兰战争', '军事', '政治', '新闻']</text:p>
      <text:p text:style-name="P4">
Keywords: ['乌克兰战争', '军事', '政治', '新闻', '世界', '乌克兰', '俄罗斯', '欧洲']</text:p>
      <text:p text:style-name="P4">
Type: Article</text:p>
      <!--METADATA-->
      <text:p text:style-name="P4">
<draw:frame draw:style-name="fr1" draw:name="Image129" text:anchor-type="as-char" svg:width="6.9236in" svg:height="4.615733in" draw:z-index="0">
<draw:image xlink:href="../ConvertedIMGs/Aljazeera Chinese/2023-06-02T08-13-43/2023-06-02T081028Z_7671951_RC2L91A0EAFM_RTRMADP_3_UKRAINE-CRISIS-RUSSIA-1685703942-1685708249.png" xlink:type="simple" xlink:show="embed" xlink:actuate="onLoad" draw:mime-type="image/png"/>
</draw:frame>
 俄乌冲突期间，俄罗斯别尔哥罗德州在乌克兰军队炮击中被摧毁的车辆 (路透社)</text:p>
      <ul>
        <li>
俄罗斯别尔哥罗德州州长表示，乌克兰军队炮击马斯洛瓦·普里斯坦的一条道路，并造成两人死亡，两人受伤。   * 中国的乌克兰问题特使李辉呼吁各国政府“停止向战场运送武器”，并补充称，中方正考虑在他今年5月进行的为期12天的欧洲之行后，派遣另一个代表团前往欧洲。</li>
      </ul>
      <text:p text:style-name="P4">
阅读更多</text:p>
      <text:p text:style-name="P4">
Source: <text:a xlink:type="simple" xlink:href="https://chinese.aljazeera.net/news/war-in-ukraine/liveblog/2023/6/2/%e4%bf%84%e7%bd%97%e6%96%af%e5%af%b9%e4%b9%8c%e5%85%8b%e5%85%b0%e6%88%98%e4%ba%89%e7%9a%84%e4%bb%8a%e6%97%a5%e5%8f%91%e5%b1%95-348" text:style-name="Internet_20_link" text:visited-style-name="Visited_20_Internet_20_Link">
https://chinese.aljazeera.net/news/war-in-ukraine/liveblog/2023/6/2/%e4%bf%84%e7%bd%97%e6%96%af%e5%af%b9%e4%b9%8c%e5%85%8b%e5%85%b0%e6%88%98%e4%ba%89%e7%9a%84%e4%bb%8a%e6%97%a5%e5%8f%91%e5%b1%95-348</text:a>
</text:p>
      <!--NEWS-->
      <text:h text:style-name="P10" text:outline-level="1">
<text:span text:style-name="T4">
美国参议院即将对债务上限法案进行表决</text:span>
</text:h>
      <text:p text:style-name="P4">
Author: 联合早报 (Person)</text:p>
      <text:p text:style-name="P4">
Publisher: 联合早报 (Organization)</text:p>
      <text:p text:style-name="P4">
Published Time: 2023-06-02T08:23</text:p>
      <text:p text:style-name="P4">
Modified Time: 2023-06-02T08:23</text:p>
      <text:p text:style-name="P4">
Description: 美国参议院即将投票表决，暂停美国政府31.4万亿美元（约42.3万亿新元）联邦债务上限法案。路透社报道，美国参议院多数党领袖舒默说，参议院将于星期四（6月1日）晚上（新加坡时间星期...</text:p>
      <text:p text:style-name="P4">
Videos: []</text:p>
      <text:p text:style-name="P4">
Audios: []</text:p>
      <text:p text:style-name="P4">
Images: []</text:p>
      <text:p text:style-name="P4">
Type: NewsArticle</text:p>
      <text:p text:style-name="P4">
Breadcrumbs: ['即时', '国际']</text:p>
      <text:p text:style-name="P4">
Keywords: ['美国参议院', '债务违约', '法案']</text:p>
      <!--METADATA-->
      <text:p text:style-name="P4">
美国参议院即将投票表决，暂停美国政府31.4万亿美元（约42.3万亿新元）联邦债务上限法案。</text:p>
      <text:p text:style-name="P4">
路透社报道，美国参议院多数党领袖舒默说，参议院将于星期四（6月1日）晚上（新加坡时间星期五早上）投票。</text:p>
      <text:p text:style-name="P4">
众议院元港在星期三通过这项避免美国发生灾难性 <text:a xlink:type="simple" xlink:href="https://www.zaobao.com/keywords/zhai-wu-wei-yue" text:style-name="Internet_20_link" text:visited-style-name="Visited_20_Internet_20_Link">
 债务违约 </text:a>
 的法案。</text:p>
      <text:p text:style-name="P4">
美国财政部预计，如果国会不采取行动，估计到6月5日，财政部的资金将不足以履行支付义务。经过数月谈判，总统拜登和共和党籍众议院议长麦卡锡终于就政府债务问题达成一致。</text:p>
      <text:p text:style-name="P4">
根据拜登和麦卡锡达成的协议，美国将暂停31.4万亿美元的债务上限至2025年1月1日，同时限制2024年和2025年的预算支出，但缩减幅度没有共和党要求的那么大。政府也将收回未使用的冠病疫情补助资金、加快一些能源项目的审批程序，以及提高对部分申领食品补助者的工作要求。2024财年非国防预算支出基本不变，2025财年增加1%。</text:p>
      <text:p text:style-name="P4">
Source: <text:a xlink:type="simple" xlink:href="https://www.zaobao.com.sg/realtime/world/story20230602-1400442" text:style-name="Internet_20_link" text:visited-style-name="Visited_20_Internet_20_Link">
https://www.zaobao.com.sg/realtime/world/story20230602-1400442</text:a>
</text:p>
      <!--NEWS-->
      <text:h text:style-name="P10" text:outline-level="1">
<text:span text:style-name="T4">
香格里拉对话新加坡登场  聚焦美中关系台海局势</text:span>
</text:h>
      <text:p text:style-name="P4">
Publisher: 法新社</text:p>
      <text:p text:style-name="P4">
Published Time: 2023-06-02T08:32:07+00:00</text:p>
      <text:p text:style-name="P4">
Modified Time: 2023-06-02T08:05:01+00:00</text:p>
      <text:p text:style-name="P4">
Description: （法新社新加坡2日电） 「香格里拉对话」亚洲安全会议今天在新加坡登场，美国、中国、澳洲、日本、英国、韩国及乌克兰等多国防长将出席；预计美中关系、台海紧张局势及俄乌战争等议题将成焦点。</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0" text:anchor-type="as-char" svg:width="6.9236in" svg:height="3.617581in" draw:z-index="0">
<draw:image xlink:href="../Images/rficn/2023-06-02T08-32-07-00-00/000000.png" xlink:type="simple" xlink:show="embed" xlink:actuate="onLoad" draw:mime-type="image/png"/>
</draw:frame>
</text:p>
      <text:p text:style-name="P4">
第20届「香格里拉对话」（Shangri-LaDialogue）今天至4日在新加坡香格里拉饭店举行，今年有来自41国的人士与会，包括部长级代表、资深国防官员及学者出席；新加坡国防部长黄永宏除了参与其中一个场次，还将于3日及4日主持部长圆桌对谈。</text:p>
      <text:p text:style-name="P4">
据主办单位英国智库「国际战略研究所」（IISS）发布议程，澳洲总理艾班尼斯（AnthonyAlbanese）今晚将发表主题演讲；美国国防部长奥斯汀（Lloyd Austin）接着于3日早上针对美国在印太地区的领导力发表演讲。</text:p>
      <text:p text:style-name="P4">
中国国防部长李尚福预计4日早上针对「中国的新安全倡议」发表演讲。</text:p>
      <text:p text:style-name="P4">
时值美中竞争加剧，再加上中国拒绝美国先前提出李尚福与奥斯汀在「香格里拉对话」场边举行双边会的提议，美、中防长演讲内容及两人在会议期间的互动格外引发关注。</text:p>
      <text:p text:style-name="P4">
自今年1月底中国侦察气球事件以来，美国一直寻求改善两国军事关系，目前美中在亚太地区都有军事部署，且两国在台湾议题上的紧张关系也日益加剧。</text:p>
      <text:p text:style-name="P4">
Source: <text:a xlink:type="simple" xlink:href="https://www.rfi.fr/cn/%E5%9B%BD%E9%99%85%E6%8A%A5%E9%81%93/20230602-%E9%A6%99%E6%A0%BC%E9%87%8C%E6%8B%89%E5%AF%B9%E8%AF%9D%E6%96%B0%E5%8A%A0%E5%9D%A1%E7%99%BB%E5%9C%BA-%E8%81%9A%E7%84%A6%E7%BE%8E%E4%B8%AD%E5%85%B3%E7%B3%BB%E5%8F%B0%E6%B5%B7%E5%B1%80%E5%8A%BF" text:style-name="Internet_20_link" text:visited-style-name="Visited_20_Internet_20_Link">
https://www.rfi.fr/cn/%E5%9B%BD%E9%99%85%E6%8A%A5%E9%81%93/20230602-%E9%A6%99%E6%A0%BC%E9%87%8C%E6%8B%89%E5%AF%B9%E8%AF%9D%E6%96%B0%E5%8A%A0%E5%9D%A1%E7%99%BB%E5%9C%BA-%E8%81%9A%E7%84%A6%E7%BE%8E%E4%B8%AD%E5%85%B3%E7%B3%BB%E5%8F%B0%E6%B5%B7%E5%B1%80%E5%8A%BF</text:a>
</text:p>
      <!--NEWS-->
      <text:h text:style-name="P10" text:outline-level="1">
<text:span text:style-name="T4">
联准会本月可能暂不升息 香港股市大涨逾4%</text:span>
</text:h>
      <text:p text:style-name="P4">
Publisher: 法新社</text:p>
      <text:p text:style-name="P4">
Published Time: 2023-06-02T09:02:07+00:00</text:p>
      <text:p text:style-name="P4">
Modified Time: 2023-06-02T08:50:02+00:00</text:p>
      <text:p text:style-name="P4">
Description: （法新社香港2日电） 市场对于美国联准会（Fed）本月会议将暂不升息的可能性感到乐观，并对美国国会通过债务上限法案表示欢迎，香港股市今天大涨逾4%。</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1" text:anchor-type="as-char" svg:width="6.9236in" svg:height="3.617581in" draw:z-index="0">
<draw:image xlink:href="../Images/rficn/2023-06-02T09-02-07-00-00/000000.png" xlink:type="simple" xlink:show="embed" xlink:actuate="onLoad" draw:mime-type="image/png"/>
</draw:frame>
</text:p>
      <text:p text:style-name="P4">
香港恒生指数劲扬4.02%，或733.03点，收18949.94点。</text:p>
      <text:p text:style-name="P4">
Source: <text:a xlink:type="simple" xlink:href="https://www.rfi.fr/cn/%E8%B4%A2%E7%BB%8F%E5%BF%AB%E8%AE%AF/20230602-%E8%81%94%E5%87%86%E4%BC%9A%E6%9C%AC%E6%9C%88%E5%8F%AF%E8%83%BD%E6%9A%82%E4%B8%8D%E5%8D%87%E6%81%AF-%E9%A6%99%E6%B8%AF%E8%82%A1%E5%B8%82%E5%A4%A7%E6%B6%A8%E9%80%BE4" text:style-name="Internet_20_link" text:visited-style-name="Visited_20_Internet_20_Link">
https://www.rfi.fr/cn/%E8%B4%A2%E7%BB%8F%E5%BF%AB%E8%AE%AF/20230602-%E8%81%94%E5%87%86%E4%BC%9A%E6%9C%AC%E6%9C%88%E5%8F%AF%E8%83%BD%E6%9A%82%E4%B8%8D%E5%8D%87%E6%81%AF-%E9%A6%99%E6%B8%AF%E8%82%A1%E5%B8%82%E5%A4%A7%E6%B6%A8%E9%80%BE4</text:a>
</text:p>
      <!--NEWS-->
      <text:h text:style-name="P10" text:outline-level="1">
<text:span text:style-name="T4">
拜登：瑞典“很快”会加入北约</text:span>
</text:h>
      <text:p text:style-name="P4">
Author: 联合早报 (Person)</text:p>
      <text:p text:style-name="P4">
Publisher: 联合早报 (Organization)</text:p>
      <text:p text:style-name="P4">
Published Time: 2023-06-02T09:27</text:p>
      <text:p text:style-name="P4">
Modified Time: 2023-06-02T09:27</text:p>
      <text:p text:style-name="P4">
Description: 美国总统拜登说，瑞典将“很快”就会加入北约。他在数天前暗示可能达成一项协议，说服土耳其同意瑞典加入这个军事联盟。路透社报道，拜登星期四（6月1日）在科罗拉多州科罗拉多斯普林斯的空军...</text:p>
      <text:p text:style-name="P4">
Videos: []</text:p>
      <text:p text:style-name="P4">
Audios: []</text:p>
      <text:p text:style-name="P4">
Images: []</text:p>
      <text:p text:style-name="P4">
Type: NewsArticle</text:p>
      <text:p text:style-name="P4">
Breadcrumbs: ['即时', '国际']</text:p>
      <text:p text:style-name="P4">
Keywords: ['美国总统', '拜登', '北约', '瑞典']</text:p>
      <!--METADATA-->
      <text:p text:style-name="P4">
美国总统拜登说，瑞典将“很快”就会加入 <text:a xlink:type="simple" xlink:href="https://www.zaobao.com/keywords/bei-yue" text:style-name="Internet_20_link" text:visited-style-name="Visited_20_Internet_20_Link">
 北约 </text:a>
。他在数天前暗示可能达成一项协议，说服土耳其同意瑞典加入这个军事联盟。</text:p>
      <text:p text:style-name="P4">
路透社报道，拜登星期四（6月1日）在科罗拉多州科罗拉多斯普林斯的空军毕业典礼上提醒毕业生，他们将在一个日益不稳定的世界中服役，因为俄罗斯和中国带来了挑战。</text:p>
      <text:p text:style-name="P4">
拜登说，俄罗斯总统普京试图通过入侵乌克兰来破坏北约，但北约却变得更强大。 他说，芬兰的加入壮大了北约，“很快，还有瑞典。”</text:p>
      <text:p text:style-name="P4">
拜登说：“我向你们保证，很快就会发生。”但他没有说明细节。</text:p>
      <text:p text:style-name="P4">
拜登在讲台上把最后一张毕业证书颁给毕业生后突然向前扑倒在地，被三名身边人员扶起。</text:p>
      <text:p text:style-name="P4">
现年80岁的拜登迅速站起来后自行走回座位。拜登被扶起时指了指身后一个固定提词器的小沙包。 回到白宫后，拜登对记者开玩笑说：“沙包害我。”</text:p>
      <text:p text:style-name="P4">
白宫联络室主任拉博尔特随后发推文说，拜登在与空军学院毕业生握手时被沙包绊倒，并指拜登没事。</text:p>
      <text:p text:style-name="P4">
Source: <text:a xlink:type="simple" xlink:href="https://www.zaobao.com.sg/realtime/world/story20230602-1400448" text:style-name="Internet_20_link" text:visited-style-name="Visited_20_Internet_20_Link">
https://www.zaobao.com.sg/realtime/world/story20230602-1400448</text:a>
</text:p>
      <!--NEWS-->
      <text:h text:style-name="P10" text:outline-level="1">
<text:span text:style-name="T4">
棒球经典赛间外出饮酒 韩国队3选手接受调查</text:span>
</text:h>
      <text:p text:style-name="P4">
Publisher: 法新社</text:p>
      <text:p text:style-name="P4">
Published Time: 2023-06-02T09:32:08+00:00</text:p>
      <text:p text:style-name="P4">
Modified Time: 2023-06-02T09:05:01+00:00</text:p>
      <text:p text:style-name="P4">
Description: （法新社首尔1日电） 韩国队今年3月在世界棒球经典赛（WBC）小组赛中连吞2败惨遭淘汰，球员金广铉、李庸灿及郑哲元今天坦承在比赛期间饮酒，韩国棒球委员会（KBO）正在审查3人是否违反行为准则。</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2" text:anchor-type="as-char" svg:width="6.9236in" svg:height="3.617581in" draw:z-index="0">
<draw:image xlink:href="../Images/rficn/2023-06-02T09-32-08-00-00/000000.png" xlink:type="simple" xlink:show="embed" xlink:actuate="onLoad" draw:mime-type="image/png"/>
</draw:frame>
</text:p>
      <text:p text:style-name="P4">
韩国队3月初前往日本东京参赛，韩国球迷对于自家球队抱持高度期待，认为晋级4强有望。</text:p>
      <text:p text:style-name="P4">
然而，韩国队却在小组赛中接连输给澳洲及地主国日本惨遭淘汰，对上日本的比赛中，甚至以4比13惨败，令支持者备感失望，经典赛冠军最终由日本队拿下。</text:p>
      <text:p text:style-name="P4">
根据韩国媒体报导，韩国队上有3名投手在关键赛事期间饮酒，韩国棒球委员会随即展开调查。</text:p>
      <text:p text:style-name="P4">
金广铉、李庸灿与郑哲元本周举行记者会公开致歉，并坦承2度外出饮酒，其中一次是在惨败日本之后。左投金广铉是对上日本队赛事的先发投手。</text:p>
      <text:p text:style-name="P4">
代表韩国队征战近20年的金牌投手金广铉说：「我现在站在媒体面前，为我在经典赛期间的行为致歉…身为一名资深选手，我对于没能自律且思虑不周感到懊悔。」</text:p>
      <text:p text:style-name="P4">
金广铉所属球队SSG登陆者（SSG Lander）已将他移出一军。</text:p>
      <text:p text:style-name="P4">
韩国棒球委员会官员告诉法新社，无论道歉与否，该委员会正在「审查这3人是否违反国家队期待的行为准则」。</text:p>
      <text:p text:style-name="P4">
Source: <text:a xlink:type="simple" xlink:href="https://www.rfi.fr/cn/%E8%BF%90%E5%8A%A8%E5%A4%A9%E5%9C%B0/20230602-%E6%A3%92%E7%90%83%E7%BB%8F%E5%85%B8%E8%B5%9B%E9%97%B4%E5%A4%96%E5%87%BA%E9%A5%AE%E9%85%92-%E9%9F%A9%E5%9B%BD%E9%98%9F3%E9%80%89%E6%89%8B%E6%8E%A5%E5%8F%97%E8%B0%83%E6%9F%A5" text:style-name="Internet_20_link" text:visited-style-name="Visited_20_Internet_20_Link">
https://www.rfi.fr/cn/%E8%BF%90%E5%8A%A8%E5%A4%A9%E5%9C%B0/20230602-%E6%A3%92%E7%90%83%E7%BB%8F%E5%85%B8%E8%B5%9B%E9%97%B4%E5%A4%96%E5%87%BA%E9%A5%AE%E9%85%92-%E9%9F%A9%E5%9B%BD%E9%98%9F3%E9%80%89%E6%89%8B%E6%8E%A5%E5%8F%97%E8%B0%83%E6%9F%A5</text:a>
</text:p>
      <!--NEWS-->
      <text:h text:style-name="P10" text:outline-level="1">
<text:span text:style-name="T4">
联合国称有组织犯罪改变了东南亚的贩毒路线</text:span>
</text:h>
      <text:p text:style-name="P4">
Author: 半岛电视台</text:p>
      <text:p text:style-name="P4">
Publisher: Al Jazeera</text:p>
      <text:p text:style-name="P4">
Published Time: 2023-06-02T09:54:06</text:p>
      <text:p text:style-name="P4">
Modified Time: 2023-06-02T09:54:06</text:p>
      <text:p text:style-name="P4">
Description: 联合国警告称，东南亚和东亚地区的合成毒品市场正变得更加多样化，毒品交易集团正在使用新的走私路线，以向整个地区运送大量冰毒及其他毒品。</text:p>
      <text:p text:style-name="P4">
Images: ["<text:a xlink:type="simple" xlink:href="https://chinese.aljazeera.net/wp-content/uploads/2023/06/AP23153034849091-1685681674-1685698648.jpg" text:style-name="Internet_20_link" text:visited-style-name="Visited_20_Internet_20_Link">
AP23153034849...</text:a>
"]</text:p>
      <text:p text:style-name="P4">
Topics: ['新闻']</text:p>
      <text:p text:style-name="P4">
Keywords: ['新闻', '世界', '亚洲']</text:p>
      <text:p text:style-name="P4">
Type: Article</text:p>
      <!--METADATA-->
      <text:p text:style-name="P4">
<draw:frame draw:style-name="fr1" draw:name="Image133" text:anchor-type="as-char" svg:width="6.9236in" svg:height="4.610975in" draw:z-index="0">
<draw:image xlink:href="../Images/Aljazeera Chinese/2023-06-02T09-54-06/AP23153034849091-1685681674-1685698648.jpg" xlink:type="simple" xlink:show="embed" xlink:actuate="onLoad" draw:mime-type="image/jpeg"/>
</draw:frame>
2023年6月1日在泰国曼谷举行的新闻发布会上，警察站在被缴获的冰毒后面 (美联社)</text:p>
      <text:p text:style-name="P4">
联合国警告称，东南亚和东亚地区的合成毒品市场正变得更加多样化，毒品交易集团正在使用新的走私路线，以向整个地区运送大量冰毒（甲基苯丙胺）及其他毒品。</text:p>
      <text:p text:style-name="P4">
联合国毒品和犯罪问题办公室在2日表示，去年在东南亚和东亚地区缉获了近151吨冰毒以及创纪录的27.4吨氯胺酮（又称“K粉”），从而较2021年缉获的毒品数量增加了167%。</text:p>
      <text:p text:style-name="P4">
毒品和犯罪问题办公室发布了关于这两个地区合成毒品情况的最新报告，并且指出，在过去10年内，东南亚和东亚地区几乎每年缉获冰毒的数量都会打破记录，尽管2022年缉获的毒品数量回到了新冠疫情之前的水平，但是这可能与生产与供应减少的关系不大，而是与贩运者转用新的走私路线以避免侦查或拦截有关。</text:p>
      <text:p text:style-name="P4">
联合国毒品和犯罪问题办公室指出，为规避侦查，有组织的犯罪集团在“ <text:a xlink:type="simple" xlink:href="https://www.aljazeera.com/news/2023/2/18/qa-un-rep-on-opium-boom-in-golden-triangle" text:style-name="Internet_20_link" text:visited-style-name="Visited_20_Internet_20_Link">
 金三角</text:a>
”（指泰国、缅甸与老挝三国边境地区的一块三角形地带，基本上处于毫无法律监管的状态）将大量冰毒从缅甸中部处于军方控制下的地区转移至安达曼海。这还不包括继续通过泰国北部和老挝走私的。</text:p>
      <text:p text:style-name="P4">
联合国毒品和犯罪问题办公室东南亚及太平洋地区代表杰里米·道格拉斯在一份 <text:a xlink:type="simple" xlink:href="https://www.aljazeera.com/news/2023/2/18/qa-un-rep-on-opium-boom-in-golden-triangle" text:style-name="Internet_20_link" text:visited-style-name="Visited_20_Internet_20_Link">
 声明</text:a>
中指出，“有组织的跨国犯罪集团能够预测、适应并试图规避政府方面的行动，在2022年，我们看到，他们比过去更多地活跃在金三角的泰国边境附近。”</text:p>
      <text:p text:style-name="P4">
 亚洲地区的毒品种植 (通讯社)</text:p>
      <text:p text:style-name="P4">
道格拉斯在评论贩毒组织使用的、穿过缅甸中部的新路线时表示，“似乎很少有人会看向这个特定方向。”需要指出的是，缅甸军方正在当地与亲民主的部队开展愈演愈烈的军事行动。</text:p>
      <text:p text:style-name="P4">
道格拉斯在其报告中指出，“缅甸中部本身的供应也显著上升，毒品贩运者开始悄悄将毒品转移至海岸线——这些供应实际上是通过安达曼海上的航线进行运输的。”</text:p>
      <text:p text:style-name="P4">
道格拉斯表示，对领土的控制，以及在有组织的犯罪集团以及分布在金三角地区的武装团体伙伴控制的地点内进行生产和分销的自由，使这些毒品生产商能够“为扩大市场和控制市场而大规模增加供应并使供应多样化”。</text:p>
      <text:p text:style-name="P4">
“换句话说，最强大的区域贸易网络能够在高度确定其不会被叫停的情况下运作，因此，它们能够决定市场的条款和条件。”</text:p>
      <text:p text:style-name="P4">
据联合国毒品和犯罪问题办公室称，虽然“金三角”和缅甸掸邦仍然是该地区合成毒品生产和鸦片种植的中心，但是有组织的犯罪集团仍通过在其他地方建立新的生产中心来保护自身免受风险，而柬埔寨就是其中一个例子。</text:p>
      <text:p text:style-name="P4">
冰毒贸易：发生在缅甸的政变成为了毒品走私激增的一大因素 (通讯社)</text:p>
      <text:p text:style-name="P4">
道格拉斯表示，“柬埔寨已经成为区域毒品贸易的重要中转地，以及某种程度上的制造点。”</text:p>
      <text:p text:style-name="P4">
他还指出，“在该国全国范围内发现了一系列工业级规模的氯胺酮秘密实验室、加工仓库和储存设施，这为该地区以及国际合作伙伴敲响了警钟。”</text:p>
      <text:p text:style-name="P4">
联合国毒品和犯罪问题办公室表示，南亚地区也更加紧密地融入了东南亚的毒品供应市场，“冰毒从缅甸大量贩运至孟加拉国，并进入印度东北部，而且这种频率还在进一步上升。”</text:p>
      <text:p text:style-name="P4">
该办公室补充称，“在该地区，冰毒的批发或街头零售价格在2022年保持不变，或是跌至历史最低水平，这表明毒品的供应并未中断。”</text:p>
      <text:p text:style-name="P4">
该联合国机构还指出，地区当局还发现了大量混合冰毒与氯胺酮的货物，这表明犯罪集团正在“将这两种毒品捆绑销售，以提高新市场对氯胺酮的需求”。</text:p>
      <text:p text:style-name="P4">
联合国毒品和犯罪问题办公室合成药物区域协调员英希克·西姆在一份声明中指出，“该地区的氯胺酮情况，从很多方面反映了犯罪集团在2010-2020年代中期，以供应为导向来扩大冰毒市场的手段。”</text:p>
      <text:p text:style-name="P4">
 泰国受到更大的压力以规范大麻等药物的使用(通讯社)</text:p>
      <text:p text:style-name="P4">
Source: <text:a xlink:type="simple" xlink:href="https://chinese.aljazeera.net/news/2023/6/2/%e8%81%94%e5%90%88%e5%9b%bd%e7%a7%b0%e6%9c%89%e7%bb%84%e7%bb%87%e7%8a%af%e7%bd%aa%e6%94%b9%e5%8f%98%e4%ba%86%e4%b8%9c%e5%8d%97%e4%ba%9a%e7%9a%84%e8%b4%a9%e6%af%92%e8%b7%af%e7%ba%bf" text:style-name="Internet_20_link" text:visited-style-name="Visited_20_Internet_20_Link">
https://chinese.aljazeera.net/news/2023/6/2/%e8%81%94%e5%90%88%e5%9b%bd%e7%a7%b0%e6%9c%89%e7%bb%84%e7%bb%87%e7%8a%af%e7%bd%aa%e6%94%b9%e5%8f%98%e4%ba%86%e4%b8%9c%e5%8d%97%e4%ba%9a%e7%9a%84%e8%b4%a9%e6%af%92%e8%b7%af%e7%ba%bf</text:a>
</text:p>
      <!--NEWS-->
      <text:h text:style-name="P10" text:outline-level="1">
<text:span text:style-name="T4">
从基尼系数看德国财富分配状况 (Free Version)</text:span>
</text:h>
      <text:p text:style-name="P4">
Authors: ['为FT中文网撰稿']</text:p>
      <text:p text:style-name="P4">
Publisher: 英国《金融时报》</text:p>
      <text:p text:style-name="P4">
Time: 2023-06-02T09:54:27+00:00</text:p>
      <text:p text:style-name="P4">
Published Time: 2023-06-01T12:00:99+08:00</text:p>
      <text:p text:style-name="P4">
Modified Time: 2023-06-02T01:59:99+08:00</text:p>
      <text:p text:style-name="P4">
Description: 袁杰：最新研究报告显示，2021年德国基尼系数与十年前相比略有下降。富裕家庭往往拥有房地产，而较贫穷者则在有余款时储蓄。</text:p>
      <text:p text:style-name="P4">
Images: ["<text:a xlink:type="simple" xlink:href="https://thumbor.ftacademy.cn/unsafe/picture/6/000183186_piclink.jpg" text:style-name="Internet_20_link" text:visited-style-name="Visited_20_Internet_20_Link">
000183186_pic...</text:a>
"]</text:p>
      <text:p text:style-name="P4">
Themes: ['德国', '关注']</text:p>
      <text:p text:style-name="P4">
Keywords: ['德国', '德国经济', '分配', '贫富差距']</text:p>
      <text:p text:style-name="P4">
Type: Article</text:p>
      <!--METADATA-->
      <text:p text:style-name="P4">
<draw:frame draw:style-name="fr1" draw:name="Image137" text:anchor-type="as-char" svg:width="6.9236in" svg:height="4.604464in" draw:z-index="0">
<draw:image xlink:href="../Images/FT Chinese Free Version/2023-06-02T09-54-27-00-00/000183186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德国联邦银行最新研究报告显示，2021年德国基尼系数与十年前相比略有下降。但未来贫富差距是继续缩小，还是扩大，尚难预料。</text:p>
      <text:p text:style-name="P4">
<text:span text:style-name="T4">
1.联邦银行报告</text:span>
</text:p>
      <text:p text:style-name="P4">
德国人有多富裕？仍然是贫者愈贫，富者愈富吗？2023年4月，德国联邦银行在其题为《德国私人家庭的财富和财务状况》的研究报告中回答了这些问题。</text:p>
      <text:p text:style-name="P4">
根据该项研究，不平等现象正在减少。在2017年至2021年期间，每个人都变得更加富有了，特别是那些拥有较少财富的人。</text:p>
      <text:p text:style-name="P4">
该项研究的共同作者汉娜•波尔-帕卢德凯维茨 (Hannah Paule-Paludkiewicz) 指出: “净财富增加了。”这里所谓的“净财富”就是指扣除债务等负资产(例如房贷)后的资产。</text:p>
      <text:p text:style-name="P4">
联邦银行研究中心一个团队开展了这项调研。其结果显示，在德国4100万个家庭中，每个家庭2021年的净资产可能达到31.65万欧元，与上一个调查年份2017年相比，增加了约36%。</text:p>
      <text:p text:style-name="P4">
此外，德国家庭净资产中位数也大幅上升，从2017年的7.08万欧元上升到2021年的10.66万欧元。几乎比2017年增加了51%。</text:p>
      <text:p text:style-name="P4">
在上述研究报告中，联邦银行不仅调查了德国私人家庭的现金、持股、保险索赔和私人养老金，而且还研究了不动产所有权和公司股份，并涵盖债务。只有法定养老金不包括在内。因此，这项研究比其他一些有关这个问题的调查更加全面。</text:p>
      <text:p text:style-name="P4">
所调查的年份是2021年。有4119个家庭接受了调查。这是自2010/11年以来的第四次调查。</text:p>
      <text:p text:style-name="P4">
研究报告的共同作者托比亚斯•施密特(Tobias Schmidt)言简意赅地指出:“几乎在所有领域都有增长”。而首先则体现在资产方面。特别是底层一半家庭的资产增幅大。最贫穷的五分之一家庭，即净债务人，能够偿还其54%的债务。在德国，不平等现象正在减少。</text:p>
      <text:p text:style-name="P4">
《德国私人家庭的财富和财务状况》还提到了德国和其他欧元区国家的财富基尼系数，该系数是用来衡量居民财富分配公平程度的。基尼系数越大，就表明贫富差距越严重。对德国来说,2021年的该系数是73%; 而10年前, 这个数字则是76%。</text:p>
      <text:p text:style-name="P4">
尽管如此，施密特表示:“在与欧洲其他国家作比较时，不平等现象依然很严重。”他声称，在欧元区，只有少数国家比德国更不平等。数据显示，意大利和葡萄牙的基尼系数分别为68%和66%，都比德国（73%）低。当然，施密特也指出，美国的不平等程度要比德国来得高。</text:p>
      <text:p text:style-name="P4">
<text:span text:style-name="T4">
2.贫富差距现状</text:span>
</text:p>
      <text:p text:style-name="P4">
根据上述研究报告,占比10%的德国最富裕家庭每个家庭至少拥有72.59万欧元的净资产。这个群体平均每户拥有177万欧元的资产，通常投资于房地产、公司股票和证券。</text:p>
      <text:p text:style-name="P4">
2021年，最富裕的10%的家庭拥有56%的德国净资产总值; 而十年前，这一比例还达59%，因而，占比有所减少。</text:p>
      <text:p text:style-name="P4">
相比之下，底层的一半家庭，也就是所有那些资产少于10.66万欧元的家庭，只拥有大约3%的净资产总值。施密特指出，这个数据几乎不变。</text:p>
      <text:p text:style-name="P4">
世界不平等实验室发布的《2022年世界不平等报告》显示, 世界上最富有的10%的人拥有全球75%的财富，而底层50%的人口所占财富仅为2%。</text:p>
      <text:p text:style-name="P4">
虽然德国的财富不平等程度尚未那么严重，但50%的家庭只拥有3%的净资产总值，这个占比也让人触目惊心!</text:p>
      <text:p text:style-name="P4">
据分析，德国最富裕家庭大多拥有房地产。其资产且大多被投资于企业。</text:p>
      <text:p text:style-name="P4">
研究报告指出，企业主拥有显著高于平均水平的财富。这些家庭的净财富平均数超过100万欧元，中位数为50.36万欧元，且约一半的资产直接来自于企业所有权。这类企业平均值为50.28万欧元左右。报告称，这种家庭越来越多出现在德国南部。</text:p>
      <text:p text:style-name="P4">
另外值得关注的是，虽然两德统一已经过去几十年了，但就家庭资产而言，德国东西部之间仍然存在着明显差异。</text:p>
      <text:p text:style-name="P4">
2021年，东部地区中位数家庭的净资产为4.34万欧元，而西部地区则为12.79万欧元。</text:p>
      <text:p text:style-name="P4">
这意味着东西部地区中位数家庭净资产之差的绝对值有所增加，已从6.91万欧元升至8.45万欧元。但由于东部地区财富中位数起点低, 因而增长了85%,远高于西部地区的38%。</text:p>
      <text:p text:style-name="P4">
据称，这也符合德国政府的调查结果，即随着时间的推移，东部和西部的生活条件正在进一步趋同。</text:p>
      <text:p text:style-name="P4">
相比之下，较贫困家庭则更有可能拥有现金、活期存款账户和基金储蓄计划。</text:p>
      <text:p text:style-name="P4">
根据施密特的说法，近年来，基金和股票的份额也有所增加。另一个趋势则是由联邦银行确定的，那就是: 无力储蓄家庭的数量减少了。</text:p>
      <text:p text:style-name="P4">
在2017年，43%的家庭自称能定期存款。到2021年，这一比例已略微增加到46 % 。而自称不能储蓄的家庭的比例则下降了:从2017年的15%下降到今天的11%。而在2014年，这一比例还是20%，几乎是现在数字的两倍。</text:p>
      <text:p text:style-name="P4">
在资产较少的20%人中间，这种下降特别明显。在2014年和2017年时，分别还有48%和41%的家庭声称，自己没有能力储蓄。但在2021年时，这一比例已降至33%。</text:p>
      <text:p text:style-name="P4">
据分析，在新冠大流行期间，由于严格的防疫措施，人们无法花那么多钱，因而倾向于把一些钱放在一边。家庭储蓄率上升了。</text:p>
      <text:p text:style-name="P4">
但上述储蓄家庭增多的趋势究竟是新冠疫情带来的影响还是一种可持续的发展，尚待观察。</text:p>
      <text:p text:style-name="P4">
就储蓄动机而言，“养老准备”和“应急准备”仍占主导地位。当然，也出现了一些微小变化。</text:p>
      <text:p text:style-name="P4">
与2017年相比，这两个原因2021年被更频繁地称为最重要的动机。那年约有32%的家庭提到为应对紧急情况做好准备工作，与2014年相同。而2017年时，该比例则为29%。</text:p>
      <text:p text:style-name="P4">
当然，这一发展并不意味着德国家庭在经历2020年和2021年新冠疫情的过程中，看到越来越需要为紧急情况做准备。这是因为在这两年中，许多家庭都安全度过疫情，财务上并未出现大问题。</text:p>
      <text:p text:style-name="P4">
综上所述，有德媒把德国财富分配现状归纳为: 富裕家庭往往拥有房地产，而较贫穷者则在有余款时储蓄。</text:p>
      <text:p text:style-name="P4">
<text:span text:style-name="T4">
3.财富变动趋势</text:span>
</text:p>
      <text:p text:style-name="P4">
当然，联邦银行上述研究报告所显示的数据还是两年前的。新冠危机已被纳入考虑范围。此外，还考虑到当时轻微的通货膨胀。</text:p>
      <text:p text:style-name="P4">
但从那时起，物价上涨了，有时甚至急剧上升。欧洲中央银行则通过连续加息来抗击通胀。银行信贷变得更加昂贵。股票市场也下跌了一段时间。所有这些都影响到了资产。联邦银行研究中心负责人法尔科•费希特(Falko Fecht) 表示，这些影响尚难估计。</text:p>
      <text:p text:style-name="P4">
当然，现在至少已拥有所有私人家庭金融净资产的新数字：从2021年底到2022年底，它下降了8.2%, 主要是股价和养老金待遇。同时，债务却在增加。</text:p>
      <text:p text:style-name="P4">
而如果股价下跌，这主要影响到那些持有大量股票的人，而这又往往是较富裕的德国公民。另一方面，对于那些把钱存在存折里或开设活期存款账户的人来说，按照联邦银行的说法，这些人往往不太富裕，银行升息则让其受惠。</text:p>
      <text:p text:style-name="P4">
然而，值得关注的是，德国联邦统计局4月27日公布的数据显示，与2021年相比，德国雇员2022年的实际工资下跌了4.0%。这一跌幅大大超过此前初步预测的3.1%。</text:p>
      <text:p text:style-name="P4">
据称，这是自2008年开始统计以来的最大跌幅，而且是连续第三年下跌。当然，新冠大流行前两年的跌幅要小得多:2020年和2021年仅仅分别下跌了1.1%和0.1%。</text:p>
      <text:p text:style-name="P4">
究其原因， 主要是受俄乌冲突的影响，德国通胀飙升。</text:p>
      <text:p text:style-name="P4">
2022 年消费者价格平均上涨了6.9%，大大超过了工资增长。也就是说，虽然德国雇员去年工资增长了，但口袋里的钱却比过去少了，因为薪酬增长无法抵消商品和服务价格的上涨压力。</text:p>
      <text:p text:style-name="P4">
对于2023年来说，许多专家预计实际工资将会继续下跌，其原因是通胀率仍居高不下。这可能会再次吞噬许多雇员的工资增长</text:p>
      <text:p text:style-name="P4">
联邦银行称，那些不太富裕的人往往把钱存在银行里。德国电视二台网站今年2月7日就载文称:“银行账户里的钱更多，但购买力却更低：由于通货膨胀，2022年的工资已经明显贬值。”</text:p>
      <text:p text:style-name="P4">
为了对抗通胀，2023年5月4日，欧洲央行再次加息25个基点。这是该央行自2022年 7月21日以来第七次加息。关键利率现已提高至3.75%。</text:p>
      <text:p text:style-name="P4">
但眼下通胀率仍比银行利率高得多。目前，德国政府预计今年的通胀率为5.9%，要到2024年才会降至2.7%。</text:p>
      <text:p text:style-name="P4">
加之，加息受益者主要是银行业， 而不是储户，因为它们可以很快提高贷款利率，而不是存款利率。因而，储户存在银行里的钱至今仍在贬值，这也是不争事实。</text:p>
      <text:p text:style-name="P4">
现今各行各业都普遍达成了涨工资的协议，且涨幅都不小。然而，这类协议又增加了工资-价格螺旋上升的风险，可能会不断增强通胀压力。经济学家把这种现象称为“第二轮效应”。</text:p>
      <text:p text:style-name="P4">
联邦银行早在今年2月份月度报告中就提到工资攀升会进一步推动通涨。专家们写道:“可以预见的是，第二轮效应将对价格产生明显影响。”</text:p>
      <text:p text:style-name="P4">
而价格上涨又给那些没有多少钱的人带来了不成比例的负担，其剩余的钱变少了，甚或不得不取出存款。</text:p>
      <text:p text:style-name="P4">
由此可见，德国社会正面临严峻挑战，财富分配也在继续发生变化。虽然2021年时的德国基尼系数 (73%) 与十年前 (76%) 相比略有减少,但如上所述，与欧洲其他国家相比，仍然相当高。</text:p>
      <text:p text:style-name="P4">
在接下来的数年中, 贫富差距是继续缩小,还是会扩大，尚不得而知。但根据联邦统计局5月16日公布的数据，2022年德国共有1730万人(相当于总人口的20.9%) 面临贫困或被社会排斥的风险。</text:p>
      <text:p text:style-name="P4">
一旦拥有房产和资本的富人越来越富裕，而工薪阶层的实际工资却持续缩水，其银行存款又不断贬值，那就不可避免地会出现“富者越富，贫者越贫”的现象。</text:p>
      <text:p text:style-name="P4">
好在联邦银行2024年将会对德国家庭的财富和财务状况再次进行调查，届时人们将能获得更精确的信息。</text:p>
      <text:p text:style-name="P4">
<text:span text:style-name="T5">
(注：作者袁杰博士是旅德中国学者。本文仅代表作者个人观点。责编邮箱bo.liu@ftchinese.com）</text:span>
</text:p>
      <text:p text:style-name="P4">
Source: <text:a xlink:type="simple" xlink:href="http://www.ftchinese.com/story/001099842" text:style-name="Internet_20_link" text:visited-style-name="Visited_20_Internet_20_Link">
http://www.ftchinese.com/story/001099842</text:a>
</text:p>
      <!--NEWS-->
      <text:h text:style-name="P10" text:outline-level="1">
<text:span text:style-name="T4">
为何说美中关系短期内恐难“解冻”</text:span>
</text:h>
      <text:p text:style-name="P4">
Creator: NICOLE HONG</text:p>
      <text:p text:style-name="P4">
Publisher: https://www.facebook.com/nytimeschinese</text:p>
      <text:p text:style-name="P4">
Published Time: 2023-06-02T10:00:30+08:00</text:p>
      <text:p text:style-name="P4">
Description: 尽管在一些问题上重回谈判桌，但中国政府的姿态愈发强硬。北京对华盛顿的诚意表示怀疑，采取措施回击美国的技术出口管制，还要求取消对中国官员的制裁。 Manish Swarup/Associated Press 北京拒绝了美方提出的让中国国防部长李尚福与美国国防部长劳埃德·奥斯汀在本周末的新加坡安全论坛上会晤的邀请。</text:p>
      <text:p text:style-name="P4">
Images: ["<text:a xlink:type="simple" xlink:href="https://static01.nyt.com/images/2023/06/01/multimedia/00china-us-plwg/00china-us-plwg-master1050.jpg" text:style-name="Internet_20_link" text:visited-style-name="Visited_20_Internet_20_Link">
00china-us-pl...</text:a>
"]</text:p>
      <text:p text:style-name="P4">
Category: 中国</text:p>
      <text:p text:style-name="P4">
Type: Article</text:p>
      <!--METADATA-->
      <text:p text:style-name="P4">
<draw:frame draw:style-name="fr1" draw:name="Image138" text:anchor-type="as-char" svg:width="6.9236in" svg:height="4.536606in" draw:z-index="0">
<draw:image xlink:href="../Images/cnnytimes/2023-06-02T10-00-30-08-00/00china-us-plwg-master1050.jpg" xlink:type="simple" xlink:show="embed" xlink:actuate="onLoad" draw:mime-type="image/jpeg"/>
</draw:frame>
</text:p>
      <text:p text:style-name="P4">
几周来，美中官员频繁会晤，似乎表明两国正在努力缓和紧张关系。这之前，中美互相埋怨、停止高层接触已有几个月，引发了人们对于发生冲突风险的担忧——无论冲突是出于意外还是其他原因导致。</text:p>
      <text:p text:style-name="P4">
最早是美国国家安全顾问沙利文今年5月在维也纳与中国级别最高外交官王毅见面。然后是两国最高商务官员在华盛顿举行几个月来的首次内阁级双边会谈。中国驻美国大使也在上周抵达华盛顿，终于填补了自今年1月以来一直空缺的职位。</text:p>
      <text:p text:style-name="P4">
但北京在一些问题上重返谈判桌的同时，中国政府也拿出了一种更加强硬的姿态，让拜登总统上个月预测的美中关系“ <text:a xlink:type="simple" xlink:href="https://cn.nytimes.com/usa/20230523/biden-china-g7/" text:style-name="Internet_20_link" text:visited-style-name="Visited_20_Internet_20_Link">
 解冻</text:a>
 ”变得更加复杂。中国对华盛顿的诚意 <text:a xlink:type="simple" xlink:href="https://www.fmprc.gov.cn/fyrbt_673021/jzhsl_673025/202305/t20230522_11081384.shtml" text:style-name="Internet_20_link" text:visited-style-name="Visited_20_Internet_20_Link">
表示怀疑</text:a>
，并已通过采取自己的限制措施来回击美国的技术出口管制，还要求美国取消对中国官员的制裁。</text:p>
      <text:p text:style-name="P4">
五角大楼本周表示，北京拒绝了美方提出的让中国国防部长李尚福与美国国防部长劳埃德·奥斯汀本周末在新加坡的安全会议上会晤的邀请。上周五，一架中国战斗机在南中国海上空逼近一架美国侦察机，从美国飞机的机头前直接掠过，美国军方将这一行动描述为“不必要得好斗”。</text:p>
      <text:p text:style-name="P4">
广告</text:p>
      <text:p text:style-name="P4">
“中国往往把接触它的高级领导人视为对顺从的奖励，而不是创造稳定或解决分歧的工具，”曾在美国国防部担任中国问题官员的唐安竹(DrewThompson)说，他现在是新加坡国立大学李光耀公共政策学院的研究员。“想安排见面，就必须接受中国的条件。”</text:p>
      <text:p text:style-name="P4">
五角大楼称，中国拒绝让两国防长本周在新加坡举行的香格里拉对话会上见面，是北京不愿就军事问题进行接触的一个“令人担忧的”例子。李书福今年3月出任国防部长，自2018年以来，他因为从俄罗斯购买军事装备而一直受到美方制裁。五角大楼官员表示，这些制裁并不妨碍李书福与奥斯汀会晤。</text:p>
      <text:p text:style-name="P4">
但中国认为，制裁中国官员有碍两国关系的改善。中国外交部发言人毛宁称，华盛顿应该解除对李书福的制裁，“为中美两军对话沟通创造必要的氛围和条件”。她周二重申了中国的立场，如果华盛顿想恢复两军对话，就应该“立即纠正错误做法”。</text:p>
      <text:p text:style-name="P4">
上海复旦大学国际关系学教授沈丁立表示，中国不想在其认为有失尊严的情况下与美国官员见面。</text:p>
      <text:p text:style-name="P4">
“我们要在相互尊重的基础上举行会晤，”沈丁立说。“我们希望美方解除制裁，通过相互让步寻求妥协。”</text:p>
      <text:p text:style-name="P4">
近年来，美国对一些中国官员和公司实施制裁，指控他们侵犯人权、从事技术间谍活动，以及一系列其他问题。</text:p>
      <text:p text:style-name="P4">
亚太经济合作组织年度论坛将于今年11月在旧金山举行，人们将密切关注拜登与中国领导人习近平是否会在论坛期间见面，因此美中都有动力在论坛召开前为双方关系寻求更稳定的基础。尽管两国政府都已表示希望停止双方关系的螺旋式下降，（今年2月美国击落了一个疑似<text:a xlink:type="simple" xlink:href="https://cn.nytimes.com/usa/20230216/balloon-ufo-us-china/" text:style-name="Internet_20_link" text:visited-style-name="Visited_20_Internet_20_Link">
 中国间谍气球 </text:a>
的飞行物，导致关系恶化），但双方改善关系的动机并不总一致。</text:p>
      <text:p text:style-name="P4">
</text:p>
      <text:p text:style-name="P4">
奥斯汀、商务部长雷蒙多和国务卿布林肯在参议院5月份举行的美中关系听证会上。  Andrew Harnik/Associated Press</text:p>
      <text:p text:style-name="P4">
美国官员想与中国建立通畅的军方沟通渠道。正如上周的军机拦截事件所显示的，两国军队经常在有争议地区（如南中国海）巡逻，增加了发生意外冲突的风险。奥斯汀周四表示，中国在国际空域和水域的一些活动具有“挑衅性”。（北京则指责美国飞机和船只的活动地点距离中国边境太近。）</text:p>
      <text:p text:style-name="P4">
拜登建议设立“护栏”，防止美中竞争突然转向危机。但中国官员拒绝了这一建议，认为那是华盛顿遏制和打压中国崛起的努力。</text:p>
      <text:p text:style-name="P4">
广告</text:p>
      <text:p text:style-name="P4">
“不进行对话给双方都带来不可接受的风险，”美国的德国马歇尔基金会亚洲项目主任葛来仪(BonnieGlaser)说，包括“在台湾问题上稀里糊涂陷入冲突”的风险。</text:p>
      <text:p text:style-name="P4">
美国也在减缓气候变化和减轻贫穷国家债务等问题上看到与中国进行更深入合作的潜力，这两个竞争对手在这些领域更有可能找到共同点，而非敏感的军事和安全领域。</text:p>
      <text:p text:style-name="P4">
</text:p>
      <text:p text:style-name="P4">
拜登总统建议给美中之间的激烈竞争设立“护栏”，防止无意中发生冲突。  Doug Mills/The New York Times</text:p>
      <text:p text:style-name="P4">
拜登的气候特使克里上月表示，中国已邀请他“近期”访问。财政部长耶伦也曾在今年4月 <text:a xlink:type="simple" xlink:href="https://cn.nytimes.com/world/20230421/yellen-us-china-relationship/" text:style-name="Internet_20_link" text:visited-style-name="Visited_20_Internet_20_Link">
 表示</text:a>
，她希望访问中国，并呼吁建立“建设性”和“健康”的经济关系。</text:p>
      <text:p text:style-name="P4">
对中国来说，重启与美国的贸易谈判能帮助国内的经济复苏。实行了三年严格的“新冠清零”政策后，中国今年的经济复苏并不均衡，出口增长已有所放缓。地缘政治紧张局势，加上政府把注意力放在国家安全上，<text:a xlink:type="simple" xlink:href="https://cn.nytimes.com/business/20230515/china-anti-espionage-law/" text:style-name="Internet_20_link" text:visited-style-name="Visited_20_Internet_20_Link">
 导致了一个不确定的商业环境 </text:a>
 。</text:p>
      <text:p text:style-name="P4">
“我们想讨论的是，如何在不损害美国国家安全的情况下向美国出口，以及美国如何在尊重中国的情况下进入中国市场，”复旦大学的沈丁立说。</text:p>
      <text:p text:style-name="P4">
为了向企业示好，中国欢迎了几位著名企业家访华，包括苹果首席执行官蒂姆·库克3月份的访问，以及特斯拉首席执行官埃隆·马斯克本周的访问。</text:p>
      <text:p text:style-name="P4">
周二，中国外交部长秦刚与马斯克见面时传达了中国政府的观点，那就是“健康、稳定、建设性”的中美关系对两国和世界有利。秦刚说，两国在发展好关系上需要知道何时“踩刹车”，避免“危险驾驶”，何时“踩油门”。</text:p>
      <text:p text:style-name="P4">
</text:p>
      <text:p text:style-name="P4">
特斯拉首席执行官埃隆·马斯克本周在北京。在实行了三年的疫情防控措施后，中国一直试图表明已恢复正常。  Tingshu Wang/Reuters</text:p>
      <text:p text:style-name="P4">
拜登政府去年10月份宣布了 <text:a xlink:type="simple" xlink:href="https://cn.nytimes.com/usa/20221008/biden-chip-technology/" text:style-name="Internet_20_link" text:visited-style-name="Visited_20_Internet_20_Link">
 阻止中国获得美国关键技术 </text:a>
（如半导体）的全面限制措施，中国为抵制这些措施，也可能感受到了与美国接触的压力。中国对华盛顿动员日本和荷兰等盟友一起切断向中国出口芯片的努力感到愤怒，美国的做法已损害了中国经济。</text:p>
      <text:p text:style-name="P4">
中国政府上周宣布禁止某些公司购买美国微芯片制造商 <text:a xlink:type="simple" xlink:href="https://cn.nytimes.com/china/20230523/micron-technology-china-ban/" text:style-name="Internet_20_link" text:visited-style-name="Visited_20_Internet_20_Link">
 美光科技</text:a>
的产品，这在分析人士看来是一种报复行为。</text:p>
      <text:p text:style-name="P4">
广告</text:p>
      <text:p text:style-name="P4">
“中国谈寻求稳定关系时，往往更多的是让美国减轻对中国的战略压力，”曾在布什政府和奥巴马政府担任国家安全委员会中国事务主任的韩磊(PaulHaenle)说。“他们想让美国停止制裁，取消出口管制。”</text:p>
      <text:p text:style-name="P4">
即使重启谈判，一些问题也可能很难或无法解决。华盛顿已一再警告，如果中国向其亲密战略伙伴俄罗斯提供用于乌克兰战争的致命武器，将会导致严重后果。分析人士说，对抗中国的两党政治行动可能会限制拜登政府和解努力的空间。</text:p>
      <text:p text:style-name="P4">
中共主要报纸《人民日报》在上周发表的一篇评论文章称，谢锋大使5月23日抵达华盛顿，“将紧张关系从悬崖边上拉回来，让中美关系出现了缓和迹象”。</text:p>
      <text:p text:style-name="P4">
但文章也指责美国的决策者们破坏两国关系，称改善关系取决于华盛顿是否愿意“避免损害互信，避免误读误判，采取具体步骤兑现承诺”。</text:p>
      <text:p text:style-name="P4">
Source: <text:a xlink:type="simple" xlink:href="https://cn.nytimes.com/china/20230602/china-us-relations-thaw/" text:style-name="Internet_20_link" text:visited-style-name="Visited_20_Internet_20_Link">
https://cn.nytimes.com/china/20230602/china-us-relations-thaw/</text:a>
</text:p>
      <!--NEWS-->
      <text:h text:style-name="P10" text:outline-level="1">
<text:span text:style-name="T4">
遭控逃税 越南环保人士黄氏明红被拘押</text:span>
</text:h>
      <text:p text:style-name="P4">
Publisher: 法新社</text:p>
      <text:p text:style-name="P4">
Published Time: 2023-06-02T10:02:08+00:00</text:p>
      <text:p text:style-name="P4">
Modified Time: 2023-06-02T09:50:03+00:00</text:p>
      <text:p text:style-name="P4">
Description: （法新社河内2日电） 越南环保人士黄氏明红（Hoang Thi Minh Hong，音译）的丈夫今天表示，越南当局以涉嫌逃税为由，已拘押黄氏明红。这是最新一位面临此类指控的越南环保人士。</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2" text:anchor-type="as-char" svg:width="6.9236in" svg:height="3.617581in" draw:z-index="0">
<draw:image xlink:href="../Images/rficn/2023-06-02T10-02-08-00-00/000000.png" xlink:type="simple" xlink:show="embed" xlink:actuate="onLoad" draw:mime-type="image/png"/>
</draw:frame>
</text:p>
      <text:p text:style-name="P4">
黄氏明红是目前已遭解散的非政府组织CHANGE创办人，她在5月31日于胡志明市遭拘押。CHANGE设立宗旨为解决越南一些最急迫的环境问题。</text:p>
      <text:p text:style-name="P4">
黄氏明红的丈夫黄荣南（Hoang Vinh Nam，音译）告诉法新社：「我可以确定黄氏明红因遭控逃税，自5月31日起被临时拘押。」</text:p>
      <text:p text:style-name="P4">
黄氏明红于2013年创立CHANGE，聚焦于动员越南人，尤其是年轻人，采取行动应对急迫的环境问题，包括气候变迁、非法野生动物交易和污染。</text:p>
      <text:p text:style-name="P4">
现年50岁的黄氏明红在环保方面成就受到广泛认可，她于2018年加入纽约哥伦比亚大学的欧巴马基金会学者计画（Obama Foundation ScholarsProgram），并被财经媒体「富比世」（Forbes）评选为2019年最具影响力的50位越南女性之一。</text:p>
      <text:p text:style-name="P4">
黄氏明红去年底被迫关闭CHANGE，因为越南威权政府以逃税罪判处4名环保人士徒刑，包括阮氏卿（Nguy Thi Khanh）、梅奋利（Mai PhanLoi，音译）、白兴养（Bach Hung Duong，音译）和邓廷白（Dang Dinh Bach，音译）。</text:p>
      <text:p text:style-name="P4">
人权观察（Human Rights Watch）亚洲区副主任罗伯森（PhilRobertson）说：「越南选择性使用模糊且有缺陷的税法，出于政治动机起诉环保人士和气候变迁活动人士，这是一个极其令人不安的新发展。」</text:p>
      <text:p text:style-name="P4">
阮氏卿是全球公认的气候和能源活动家，于2018年获得 被誉为「绿色诺贝尔奖」的高德曼环境奖（Goldman EnvironmentalPrize）。她在服刑近1年后于上个月获释。</text:p>
      <text:p text:style-name="P4">
Source: <text:a xlink:type="simple" xlink:href="https://www.rfi.fr/cn/%E5%9B%BD%E9%99%85%E6%8A%A5%E9%81%93/20230602-%E9%81%AD%E6%8E%A7%E9%80%83%E7%A8%8E-%E8%B6%8A%E5%8D%97%E7%8E%AF%E4%BF%9D%E4%BA%BA%E5%A3%AB%E9%BB%84%E6%B0%8F%E6%98%8E%E7%BA%A2%E8%A2%AB%E6%8B%98%E6%8A%BC" text:style-name="Internet_20_link" text:visited-style-name="Visited_20_Internet_20_Link">
https://www.rfi.fr/cn/%E5%9B%BD%E9%99%85%E6%8A%A5%E9%81%93/20230602-%E9%81%AD%E6%8E%A7%E9%80%83%E7%A8%8E-%E8%B6%8A%E5%8D%97%E7%8E%AF%E4%BF%9D%E4%BA%BA%E5%A3%AB%E9%BB%84%E6%B0%8F%E6%98%8E%E7%BA%A2%E8%A2%AB%E6%8B%98%E6%8A%BC</text:a>
</text:p>
      <!--NEWS-->
      <text:h text:style-name="P10" text:outline-level="1">
<text:span text:style-name="T4">
美国参议院批准提高债务上限，将使美国避免违约 (Free Version)</text:span>
</text:h>
      <text:p text:style-name="P4">
Author: Siobhan Hughes / Lindsay Wise / David Harrison</text:p>
      <text:p text:style-name="P4">
Publisher: 华尔街日报中文网</text:p>
      <text:p text:style-name="P4">
Published Time: 2023-06-02T10:05:00.000Z</text:p>
      <text:p text:style-name="P4">
Modified Time: 2023-06-02T10:05:00.000Z</text:p>
      <text:p text:style-name="P4">
Created Time: 2023-06-02T02:19:00.000Z</text:p>
      <text:p text:style-name="P4">
Description: 美国参议院周四通过了一项涉及广泛的立法，暂停31.4万亿美元的债务上限并削减联邦开支，推进了总统拜登和众议院议长麦卡锡达成的旨在避免前所未有的美国违约的两党协议。</text:p>
      <text:p text:style-name="P4">
Images: []</text:p>
      <text:p text:style-name="P4">
Categories: ['国际']</text:p>
      <text:p text:style-name="P4">
Keywords: SYND</text:p>
      <text:p text:style-name="P4">
Type: Article</text:p>
      <!--METADATA-->
      <text:p text:style-name="P4">
美国参议院周四通过了一项涉及广泛的立法，暂停31.4万亿美元的债务上限并削减联邦开支，推进了总统拜登(Biden)和众议院议长麦卡锡(KevinMcCarthy)达成的旨在避免前所未有的美国违约的两党协议。</text:p>
      <text:p text:style-name="P4">
Source: <text:a xlink:type="simple" xlink:href="https://cn.wsj.com/articles/%E7%BE%8E%E5%9B%BD%E5%8F%82%E8%AE%AE%E9%99%A2%E6%89%B9%E5%87%86%E6%8F%90%E9%AB%98%E5%80%BA%E5%8A%A1%E4%B8%8A%E9%99%90-%E5%B0%86%E4%BD%BF%E7%BE%8E%E5%9B%BD%E9%81%BF%E5%85%8D%E8%BF%9D%E7%BA%A6-2e85944a" text:style-name="Internet_20_link" text:visited-style-name="Visited_20_Internet_20_Link">
https://cn.wsj.com/articles/%E7%BE%8E%E5%9B%BD%E5%8F%82%E8%AE%AE%E9%99%A2%E6%89%B9%E5%87%86%E6%8F%90%E9%AB%98%E5%80%BA%E5%8A%A1%E4%B8%8A%E9%99%90-%E5%B0%86%E4%BD%BF%E7%BE%8E%E5%9B%BD%E9%81%BF%E5%85%8D%E8%BF%9D%E7%BA%A6-2e85944a</text:a>
</text:p>
      <!--NEWS-->
      <text:h text:style-name="P10" text:outline-level="1">
<text:span text:style-name="T4">
拜登出席活动时再度绊倒，或加剧外界对其年龄质疑</text:span>
</text:h>
      <text:p text:style-name="P4">
Creator: MICHAEL D. SHEAR</text:p>
      <text:p text:style-name="P4">
Publisher: https://www.facebook.com/nytimeschinese</text:p>
      <text:p text:style-name="P4">
Published Time: 2023-06-02T10:05:53+08:00</text:p>
      <text:p text:style-name="P4">
Description: 拜登周四在向空军学院毕业生颁发证书后绊倒在地，随后很快被扶起。白宫称总统感觉身体“完全没问题”，但这一事件仍可能增加选民对其身体状况能否胜任连任的质疑。 Doug Mills/The New York Times 周四，拜登总统在向科罗拉多空军学院的毕业生颁发毕业证书后绊倒在地。</text:p>
      <text:p text:style-name="P4">
Images: ["<text:a xlink:type="simple" xlink:href="https://static01.nyt.com/images/2023/06/01/multimedia/01dc-bidenfall-gkzl/01dc-bidenfall-gkzl-master1050.jpg" text:style-name="Internet_20_link" text:visited-style-name="Visited_20_Internet_20_Link">
01dc-bidenfal...</text:a>
"]</text:p>
      <text:p text:style-name="P4">
Category: 美国</text:p>
      <text:p text:style-name="P4">
Type: Article</text:p>
      <!--METADATA-->
      <text:p text:style-name="P4">
<draw:frame draw:style-name="fr1" draw:name="Image143" text:anchor-type="as-char" svg:width="6.9236in" svg:height="4.464074in" draw:z-index="0">
<draw:image xlink:href="../Images/cnnytimes/2023-06-02T10-05-53-08-00/01dc-bidenfall-gkzl-master1050.jpg" xlink:type="simple" xlink:show="embed" xlink:actuate="onLoad" draw:mime-type="image/jpeg"/>
</draw:frame>
</text:p>
      <text:p text:style-name="P4">
周四，在科罗拉多州斯普林斯空军学院发表演讲并向毕业生颁发证书后，拜登总统绊倒在地。80岁的拜登在他人帮助下重新站起来，看起来恢复得很快。</text:p>
      <text:p text:style-name="P4">
拜登摔倒的视频在社交媒体上疯传。他似乎被绊住，然后跪倒在地，双手撑在讲台地板上。随后，他被几名空军官员和特勤局特工扶起，走回自己的座位。</text:p>
      <text:p text:style-name="P4">
在颁发毕业证书前，拜登对空军毕业生发表了充满活力的演讲。他在发完最后的毕业证书后摔倒，然后被带回自己的座位。</text:p>
      <text:p text:style-name="P4">
“他很好，”白宫通讯主任本拉博尔特周四下午在Twitter上说。“他握手时台上有一个沙袋。”</text:p>
      <text:p text:style-name="P4">
对于总统来说，尴尬的时刻并不少见，他们在任期内的大部分时间都在镜头前度过。杰拉尔德·福特总统在担任总统期间就因经常绊倒而多次被喜剧演员戏谑。</text:p>
      <text:p text:style-name="P4">
特朗普总统也是如此。在2020年74岁生日的前一天，他在西点军校毕业典礼结束后从讲台走下时，步伐缓慢且蹒跚，这也引发了网上对其健康状况的猜测。</text:p>
      <text:p text:style-name="P4">
拜登已是美国迄今最年长的总统，仍希望选民支持他连任到86岁，对于他来说，周四在毕业典礼上的跌倒可能会增加对他身体状况的质疑。</text:p>
      <text:p text:style-name="P4">
白宫医生承认，随着年龄的增长，拜登的步态明显僵硬，走路更慢、更不稳。他过去也曾踉跄跌倒：今年2月，他在离开华沙登上“空军一号”时绊倒，但用手撑住了自己。</text:p>
      <text:p text:style-name="P4">
共和党人抓住周四的事件作为拜登不适合担任公职的证据，一些人使用恶搞的图片或视频在网上表达他们的观点。</text:p>
      <text:p text:style-name="P4">
但包括他的许多工作人员在内，与拜登关系密切的人坚称他仍然非常健康，哪怕在漫长而艰苦的时间里，也常常精力充沛。他们说，他每天锻炼，也没有超重问题。</text:p>
      <text:p text:style-name="P4">
拜登本人承认，有关他年龄的疑问是合理的。在周四绊倒前，他在对毕业生的演讲中加入了一个关于他年龄的笑话。</text:p>
      <text:p text:style-name="P4">
“300年前，当我高中毕业时，我申请了海军学院，”他的讲话引发大笑。</text:p>
      <text:p text:style-name="P4">
白宫新闻秘书卡琳·让·皮埃尔在与拜登一起乘坐“空军一号”从科罗拉多州返回华盛顿时告诉记者，总统感觉身体“完全没问题”。</text:p>
      <text:p text:style-name="P4">
回到华盛顿后，拜登看起来精神不错。在头撞到飞机门框后，他在白宫外以开玩笑的方式对记者谈起这次摔倒的经历，说他“被沙袋围堵”，他曾跳出包围圈，但再次被围住。</text:p>
      <text:p text:style-name="P4">
Source: <text:a xlink:type="simple" xlink:href="https://cn.nytimes.com/usa/20230602/biden-fall-air-force-commencement/" text:style-name="Internet_20_link" text:visited-style-name="Visited_20_Internet_20_Link">
https://cn.nytimes.com/usa/20230602/biden-fall-air-force-commencement/</text:a>
</text:p>
      <!--NEWS-->
      <text:h text:style-name="P10" text:outline-level="1">
<text:span text:style-name="T4">
声网加入中国科技公司拆分潮流 (Free Version)</text:span>
</text:h>
      <text:p text:style-name="P4">
Authors: ['咏竹坊']</text:p>
      <text:p text:style-name="P4">
Publisher: 英国《金融时报》</text:p>
      <text:p text:style-name="P4">
Time: 2023-06-02T10:06:41+00:00</text:p>
      <text:p text:style-name="P4">
Published Time: 2023-06-01T12:00:99+08:00</text:p>
      <text:p text:style-name="P4">
Modified Time: 2023-06-02T06:00:99+08:00</text:p>
      <text:p text:style-name="P4">
Description: 这家实时互动服务供应商将拆分成两个部门，一个专注中国市场，另一个主攻国际业务。</text:p>
      <text:p text:style-name="P4">
Images: ["<text:a xlink:type="simple" xlink:href="https://thumbor.ftacademy.cn/unsafe/picture/1/000146721_piclink.jpg" text:style-name="Internet_20_link" text:visited-style-name="Visited_20_Internet_20_Link">
000146721_pic...</text:a>
"]</text:p>
      <text:p text:style-name="P4">
Themes: ['专栏', '咏竹坊', '关注']</text:p>
      <text:p text:style-name="P4">
Keywords: ['咏竹坊', '声网', '科技公司', '社交媒体']</text:p>
      <text:p text:style-name="P4">
Type: Article</text:p>
      <!--METADATA-->
      <text:p text:style-name="P4">
<draw:frame draw:style-name="fr1" draw:name="Image144" text:anchor-type="as-char" svg:width="6.9236in" svg:height="4.617987in" draw:z-index="0">
<draw:image xlink:href="../Images/FT Chinese Free Version/2023-06-02T10-06-41-00-00/000146721_piclink.jpg" xlink:type="simple" xlink:show="embed" xlink:actuate="onLoad" draw:mime-type="image/jpeg"/>
</draw:frame>
</text:p>
      <text:p text:style-name="P4">
<text:span text:style-name="T4">
作者阳歌，本文只代表作者本人观点。</text:span>
</text:p>
      <text:p text:style-name="P4">
2023年正迅速成为中国科技公司的“拆分年”，声网(API.US)成为最新加入这一趋势的公司。这家实时互动服务供应商宣布已拆分成两部分，一部分专注于中国，另一部分专注于中国以外的业务。</text:p>
      <text:p text:style-name="P4">
Source: <text:a xlink:type="simple" xlink:href="http://www.ftchinese.com/story/001099845" text:style-name="Internet_20_link" text:visited-style-name="Visited_20_Internet_20_Link">
http://www.ftchinese.com/story/001099845</text:a>
</text:p>
      <!--NEWS-->
      <text:h text:style-name="P10" text:outline-level="1">
<text:span text:style-name="T4">
舒默：参议院将避免美国债务违约</text:span>
</text:h>
      <text:p text:style-name="P4">
Author: 联合早报 (Person)</text:p>
      <text:p text:style-name="P4">
Publisher: 联合早报 (Organization)</text:p>
      <text:p text:style-name="P4">
Published Time: 2023-06-02T10:07</text:p>
      <text:p text:style-name="P4">
Modified Time: 2023-06-02T10:07</text:p>
      <text:p text:style-name="P4">
Description: 美国参议院多数党领袖舒默说，参议院“将在星期四（6月1日）晚上（新加坡时间星期五上午）避免美国债务违约。”路透社报道，民主党籍的舒默说，参议院将在星期四晚上投票表决，暂停美国政府3...</text:p>
      <text:p text:style-name="P4">
Videos: []</text:p>
      <text:p text:style-name="P4">
Audios: []</text:p>
      <text:p text:style-name="P4">
Images: []</text:p>
      <text:p text:style-name="P4">
Type: NewsArticle</text:p>
      <text:p text:style-name="P4">
Breadcrumbs: ['即时', '国际']</text:p>
      <text:p text:style-name="P4">
Keywords: ['美国参议院', '民主党', '债务违约', '拜登']</text:p>
      <!--METADATA-->
      <text:p text:style-name="P4">
美国参议院多数党领袖舒默说，参议院“将在星期四（6月1日）晚上（新加坡时间星期五上午）避免美国 <text:a xlink:type="simple" xlink:href="https://www.zaobao.com/keywords/zhai-wu-wei-yue" text:style-name="Internet_20_link" text:visited-style-name="Visited_20_Internet_20_Link">
 债务违约</text:a>
 。”</text:p>
      <text:p text:style-name="P4">
路透社报道，民主党籍的舒默说，参议院将在星期四晚上投票表决，暂停美国政府31.4万亿美元（约42.3万亿新元）联邦债务上限法案。</text:p>
      <text:p text:style-name="P4">
舒默说，参议院100名参议员达成一致，就最多11项修正案进行辩论，然后立即投票通过法案。</text:p>
      <text:p text:style-name="P4">
如果这项计划成功，国会将能迅速把法案提交总统拜登签署生效，以避免债务违约。</text:p>
      <text:p text:style-name="P4">
美国财政部长耶伦日前警告，财政部预计，如果不能尽快提高或暂停债务上限，财政部到6月5日就会耗尽资金，引发灾难性的债务违约。</text:p>
      <text:p text:style-name="P4">
Source: <text:a xlink:type="simple" xlink:href="https://www.zaobao.com.sg/realtime/world/story20230602-1400452" text:style-name="Internet_20_link" text:visited-style-name="Visited_20_Internet_20_Link">
https://www.zaobao.com.sg/realtime/world/story20230602-1400452</text:a>
</text:p>
      <!--NEWS-->
      <text:h text:style-name="P10" text:outline-level="1">
<text:span text:style-name="T4">
中国产大飞机C919：能否复制高铁的成功？</text:span>
</text:h>
      <text:p text:style-name="P4">
Author: https://www.facebook.com/bbcworldservice/</text:p>
      <text:p text:style-name="P4">
Publisher: BBC News 中文</text:p>
      <text:p text:style-name="P4">
Published Time: 2023-06-02T10:07:31.000Z</text:p>
      <text:p text:style-name="P4">
Modified Time: 2023-06-02T10:07:31.000Z</text:p>
      <text:p text:style-name="P4">
Description: 大飞机的发动机等关键部件，还在依赖欧美，有观点认为，在日益紧张的地缘政治格局下，随时面临技术“卡脖子”的危险。</text:p>
      <text:p text:style-name="P4">
Images: []</text:p>
      <text:p text:style-name="P4">
Videos: ["<text:a xlink:type="simple" xlink:href="https://www.bbc.com/ws/av-embeds/cps/zhongwen/simp/business-65787318/p0fr1k02/zh-hans" text:style-name="Internet_20_link" text:visited-style-name="Visited_20_Internet_20_Link">
zh-hans</text:a>
"]</text:p>
      <text:p text:style-name="P4">
Tags: ['金融财经', '技术新知', '创新', '中國', '美国', '航空旅行', '欧洲联盟', '航空事故和事件']</text:p>
      <text:p text:style-name="P4">
Type: Article</text:p>
      <!--METADATA-->
      <text:h text:style-name="P12" text:outline-level="3">
<text:span text:style-name="T4">
中国产大飞机C919：能否复制高铁的成功？</text:span>
</text:h>
      <text:p text:style-name="P4">
2023年6月2日上午10点07分  <text:a xlink:type="simple" xlink:href="https://www.bbc.com/ws/av-embeds/cps/zhongwen/simp/business-65787318/p0fr1k02/zh-hans" text:style-name="Internet_20_link" text:visited-style-name="Visited_20_Internet_20_Link">
 Video-1-Link：/ws/av-embeds/cps/zhongwen/simp/business-65787318/p0fr1k02/zh-hans</text:a>
 <text:span text:style-name="T4">
你的器材不支持播放多媒体材料</text:span>
视频加注文字，</text:p>
      <text:p text:style-name="P4">
中国第一架国产客机C919于5月28日首航，近130名旅客搭乘由C919执飞中国东方航空的MU9191航班从上海虹桥机场飞往北京首都机场。</text:p>
      <text:p text:style-name="P4">
<text:span text:style-name="T4">
5月28日，中国第一架国产大飞机C919成功实现商业首航，由上海飞往北京。这家飞机由国资背景的中国商飞（COMAC）制造，从2007年立项到2023年商业首航，历时15年。</text:span>
</text:p>
      <text:p text:style-name="P4">
中国寄希望由这架飞机打破美国波音（Boeing）和欧洲空客（Airbus）的垄断，在万亿级的航空市场中分一杯羹。甚至复制中国高速铁路的成功——2004年高铁立项到2018年，14年间开通里程3.8万公里，占全球高铁里程的七成，并成为中国高端制造的“名片”，开始对外输出。</text:p>
      <text:p text:style-name="P4">
但大飞机与高铁不同的是，后者中国通过短短三四年的时间就通过技术转让、消化和升级，形成自有技术；而大飞机的发动机等关键部件，还在依赖欧美，有观点认为，在日益紧张的地缘政治格局下，随时面临技术“卡脖子”的危险。</text:p>
      <text:p text:style-name="P4">
BBC中文梳理信息，采访专家，分析中国大飞机独特的优势和劣势，试图回答一个问题——中国产飞机能否复制高铁的成功？</text:p>
      <text:h text:style-name="P12" text:outline-level="3">
<text:span text:style-name="T4">
什么是C919？</text:span>
</text:h>
      <text:p text:style-name="P4">
2007年中国政府立项生产大飞机，并组建“中国商飞”（COMAC）公司。这家国资背景的新公司在三年后（2010年10月），向中国民航局递交C919的型号合格证申请，这架飞机正式第一次进入公众视线。</text:p>
      <text:p text:style-name="P4">
之后仅历时五年的研发和制造，2015年11月，C919首架飞机总装下线，但此时距离真正的研制成功还早——原定于2016年交付的飞机，由于各种问题被延后，直到2017年5月C919才成功首飞。</text:p>
      <text:p text:style-name="P4">
首飞成功后，C919又进入试飞和验证阶段，同样历时五年，到2022年9月29日获得型号合格证，证明C919的设计满足要求——这五年间，中国商飞制造了八架飞机，其中六架参与动力、性能、操控等试飞科目，两架参与静力试验、疲劳试验等试验。</text:p>
      <text:p text:style-name="P4">
2022年底，中国商飞正式交付首架C919给中国东方航空。五个月后，C919从上海飞向北京，开启首航。5月29日起，这架C919将以MU9197为航班号，每日往返于上海虹桥机场和成都天府机场之间。</text:p>
      <text:p text:style-name="P4">
C919并不是中国商飞旗下飞机的首秀，按照官方说法，中国民航工业的发展路线是三步走——支线飞机、单通道干线飞机、双通道大型干线飞机。</text:p>
      <text:p text:style-name="P4">
其中，第一步是较小的ARJ21支线客机，在2015年就已投入运营，在中国国内部署了200多条航线。</text:p>
      <text:p text:style-name="P4">
<text:a xlink:type="simple" xlink:href="https://www.bbc.com/zhongwen/simp/chinese-news-64248228" text:style-name="Internet_20_link" text:visited-style-name="Visited_20_Internet_20_Link">
 波音售华客机近乎清零 中国国产C919离航空霸主之路有多远？ </text:a>
</text:p>
      <text:p text:style-name="P4">
</text:p>
      <text:p text:style-name="P4">
图像来源，  Getty Image</text:p>
      <text:p text:style-name="P4">
图像加注文字，</text:p>
      <text:p text:style-name="P4">
中国的C919。</text:p>
      <text:p text:style-name="P4">
C919是中间的一步，即单通道干线飞机，也是从设计之初就按照国际适航标准研制的大型客机，最长航程大约5500公里，机舱内有158至168座，一排6个座位，被一条单通道分成两边，每边3个。</text:p>
      <text:h text:style-name="P12" text:outline-level="3">
<text:span text:style-name="T4">
优势——“大一统市场”</text:span>
</text:h>
      <text:p text:style-name="P4">
C919的特殊之处在于，它的设计对标空客A320和波音737，而该类机型最为畅销，占两家公司全部交付量的接近八成。在这个最畅销机型中，中国又是最大买主——中国的航空公司订单约占市场需求的四分之一。</text:p>
      <text:p text:style-name="P4">
值得注意的是，在中国，航空公司完全是国资的天下。中国目前在运营的客运航空公司有60多家，民营资本所有或控股的有春秋、吉祥、华夏等9家，如果看机队规模，民营的占比就更小了，事实上，国航、东航、南航就占据了中国市场的半壁江山。</text:p>
      <text:p text:style-name="P4">
此外，航空公司在引进飞机时，有大概一半并不是直接购买，而是通过飞机租赁，中国最大的几家飞机租赁公司，比如工银租赁、交银金融租赁、国银航空、中航国际租赁、招银金融租赁，以及位于香港的中国飞机租赁，全都有国资或国有商业银行的背景。</text:p>
      <text:p text:style-name="P4">
相似的局面也出现在高铁发展过程中，国资主导之下，“政策之手”的力量强于“市场之手”。</text:p>
      <text:p text:style-name="P4">
《中国铁路经济方略》作者解筱文在该书中表示，中国“大一统”的管理模式，对更优更快建设发展高速铁路，具有天然的体制优势。</text:p>
      <text:p text:style-name="P4">
解筱文认为，“大一统”的管理模式，一方面是“大一统”的国家管理模式，另一方面是“大一统”的铁路管理模式。对于中国，两者皆有。这种模式下，可以最大限度、最大能力集中人财物优势资源，巨量化、高效化发展国家基础建设。</text:p>
      <text:p text:style-name="P4">
他还举出反例表示，英国全长109公里的HS1铁路，修建过程涉及一系列征地、公共协商、环境保护等问题，耗时16年；美国从2008年通过加利福尼亚州高铁建设经费计划后10年，仍停留在研究预算阶段。</text:p>
      <text:p text:style-name="P4">
一位曾在中国航空工业相关公司任职，现从事独立研究的业内人士向BBC中文总结称，C919最大的优势，不是价格便宜，更不是技术先进，而是它是由中国生产，因为中国是全球需求最大的市场，C919又是需求最大的机型，而且这个市场主体都是“国字头”。</text:p>
      <text:p text:style-name="P4">
事实上，C919含着金汤匙出生。根据中国商飞官网消息，还未商业首航时，中国商飞就已接到超过1000架的订单，而订单大户都是国资头，比如工银租赁的100架订单、农银租赁75架订单，以及建信租赁和平安金融租赁各50架订单。</text:p>
      <text:p text:style-name="P4">
考虑到中国每年新增飞机在一百到两百架之间，商飞仅满足这些订单，就需要开足马力生产十年，总额达到1000亿美金的规模。</text:p>
      <text:h text:style-name="P12" text:outline-level="3">
<text:span text:style-name="T4">
需求——“中美脱钩”的催化</text:span>
</text:h>
      <text:p text:style-name="P4">
从2018年中美贸易战开始，中国和西方国家的对立愈发严重，这种对立集中体现在芯片行业——美国不仅自身禁止向中国销售高端芯片和制造设备，还联合日本和荷兰，共同完成对中国的芯片及制造设备的联合禁运。</text:p>
      <text:p text:style-name="P4">
对于完全依赖波音和空客两个欧美巨头的大飞机市场，这种类似的“脱钩”已然发生。</text:p>
      <text:p text:style-name="P4">
</text:p>
      <text:p text:style-name="P4">
图像来源，  REUTERS/Lindsey Wasson</text:p>
      <text:p text:style-name="P4">
图像加注文字，</text:p>
      <text:p text:style-name="P4">
2019年9月，波音737Max 被美国航空管理局FAA禁飞后，华盛顿州格兰特县国际机场停机坪上泊停着各国航空公司的737 Max。（资料图片）</text:p>
      <text:p text:style-name="P4">
去年美国波音公司公布2022年共交付480架飞机，相比之下其最大竞争对手空客共交付661架飞机。两者的差距主要体现在中国市场。去年，波音向中国交付了8架飞机，而空客交付超过100架。</text:p>
      <text:p text:style-name="P4">
去年10月波音公司表示，目前还有另外138架为中国航空公司制造的飞机在美国等待交付，不过鉴于没有迹象表明中国航空公司会在短期内接受这些飞机，波音已经开始将这些飞机转售给其他航空公司。波音公司首席执行官戴夫·卡尔霍恩（DaveCalhoun）表示，希望最终能够在中国交付更多飞机，但“真的很难找到信号，表明中国的情况将发生变化，并朝着（有利于）我们的方向发展”。</text:p>
      <text:p text:style-name="P4">
不过，与芯片上“脱钩”的逻辑相反，大飞机作为工业体系“皇冠上的明珠”，附加值高，对经济的撬动力明显，中国选择少买波音，而多生产自己的大飞机，更多考量是国内经济转型升级的需要。</text:p>
      <text:p text:style-name="P4">
2005年5月，时任中国商务部长薄熙来在法国巴黎的一个洽谈会上表示，“中国只有卖出八亿件衬衫才能进口一架空客A380”。当时的两个背景是：中国纺织品大量进入欧盟，造成后者恐慌；仅仅一周前，空客的A380首航成功。</text:p>
      <text:p text:style-name="P4">
虽然薄熙来于七年之后在政治斗争中落马，但他的话此后多年广为流传，引以为“中国制造”的耻辱。无论是2017年C919首飞，还是2022年交付，中文媒体经常在报道中称“‘八亿件衬衫换一架飞机’将成历史”，其中不乏中国的官方媒体。</text:p>
      <text:p text:style-name="P4">
按照商飞公司自己的展望，未来20年，C919这种单通道的喷气客机光是在中国国内就有10万亿元的市场空间，而全球市场又是中国市场规模的4.4倍。</text:p>
      <text:p text:style-name="P4">
上述业内人士表示，现在中国在飞机采购上搞“弃美亲欧”，其实订单最终还是归欧美，但搞出来C919，十年内可以抢占10万亿规模国内市场，二十年内有机会抢四五十万亿的国际市场，而且“谈判桌上也多了个筹码”。</text:p>
      <text:p text:style-name="P4">
</text:p>
      <text:p text:style-name="P4">
图像来源，  Getty Image</text:p>
      <text:p text:style-name="P4">
图像加注文字，</text:p>
      <text:p text:style-name="P4">
5月28日，中国的C919从上海起飞，开启商业首航。</text:p>
      <text:h text:style-name="P12" text:outline-level="3">
<text:span text:style-name="T4">
缺失——发动机还是欧美造</text:span>
</text:h>
      <text:p text:style-name="P4">
Skip Podcast and continue reading  <text:span text:style-name="T4">
 Podcast </text:span>
 <text:a xlink:type="simple" xlink:href="https://www.bbc.com/zhongwen/trad/podcasts/p02pc9xp" text:style-name="Internet_20_link" text:visited-style-name="Visited_20_Internet_20_Link">
 BBC 時事一周 Newsweek(Cantonese)  </text:a>
</text:p>
      <text:p text:style-name="P4">
BBC國際台粵語節目，重溫一周國際大事，兩岸四地消息，英國境況。並備有專題環節：〈記者來鴻〉、〈英國生活點滴〉和〈華人談天下〉。</text:p>
      <text:p text:style-name="P4">
分集</text:p>
      <text:p text:style-name="P4">
End of Podcast</text:p>
      <text:p text:style-name="P4">
C919首航的欢庆声中，最大的质疑声是，中国不过“造了个飞机壳子，没有核心技术”。</text:p>
      <text:p text:style-name="P4">
这针对的是C919使用的发动机依然是欧美制造，具体而言，是美国通用电气航空（GE Aviation）与法国赛峰飞机引擎公司（Safran AircraftEngines）联合研制的LEAP-X1C型涡扇发动机，与737和A320属于同系列。</text:p>
      <text:p text:style-name="P4">
上述业内人士表示，这么说不完全对，因为即便发动机来自欧美，但其中难度大、科技含量高的部分还是有很多，比如整机外形设计，需要通过大量的风洞试验，兼顾安全性和经济性；再比如控制系统中大量的控制、航电等子系统，难度都很大，需要逐项攻关；甚至在材料上，中国也搞出了陶铝新材料，性能优于欧美现在用的材料。</text:p>
      <text:p text:style-name="P4">
“虽然国产化率在60%，但C919的整机突破性依然很强，否则以日本的工业能力、科技水平，以及与欧美国家的关系，不会几次试水大飞机都失败。”上述人士表示。</text:p>
      <text:p text:style-name="P4">
但始终C919在技术含量最高、难度最大的发动机上，需要依赖欧美。这使过去几年中国频繁面对的科技“卡脖子”的问题再度被提及。</text:p>
      <text:p text:style-name="P4">
实际上，这种担忧在一定程度上已成现实。特朗普任美国总统时，曾在2020年考虑禁止向中国出口LEAP发动机，虽然禁令最终未能生效，但目前通用公司的出口准证也仅到2025年，之后能否继续出口还是问题。</text:p>
      <text:p text:style-name="P4">
安邦智库创始人陈功则表示，大型商用客机很难独自生产所有零部件，这个行业也未出现过这种情况，即使今天的空客、波音以及过去的麦道，其飞机中很大一部分都通过外包制造。密切合作是航空制造业的基本形态，这不会因为C919上天而发生任何改变，中国客机在很长一段时间内仍然需要依赖外国制造商的产品，这是一个正常现象，也是正常生产方式。</text:p>
      <text:p text:style-name="P4">
而美国在2021年1月将中国商飞列入限制出口的“实体清单”后，在五个月后又将其从名单中删除，一定程度上印证了陈功的观点。</text:p>
      <text:p text:style-name="P4">
新加坡国立大学商学院助理教授凯珀（MarkusKeiper）撰文认为，中国商飞还将面临其他挑战，比如通用和赛峰这两家公司，在很大程度上控制着整个航空产业链，100多年来，他们一直在小心翼翼地保护自身知识产权和关键技术。与其他行业不同，航空业不是一个简单的创业乐土，因为它需要复杂规模的高度工业化制造水平。中国商飞还将需要一个高效的全球供应链和服务生态系统，将不得不依赖于外国的知识产权、零部件和供应商。</text:p>
      <text:p text:style-name="P4">
潜台词是即便美国政府不找茬，如果在C919国产化的过程中，侵犯了现有大公司的知识产权，也很难收场。</text:p>
      <text:p text:style-name="P4">
类似的情况也发生在中国高铁的建设过程中。比如，日本川崎重工曾表示，如果中国高铁在海外申请专利的内容与中国和川崎重工关于新干线技术出口的契约相抵触，将考虑对中国高铁侵权提起诉讼。</text:p>
      <text:p text:style-name="P4">
“这也能体现出高铁和大飞机最大的不同，高铁是国内主要交通方式，而大飞机是国际主要交通方式，在国内你想怎么造怎么造，但飞机飞出国门就不得不顾忌国际通行的标准、规则和体系。”上述业内人士称。</text:p>
      <text:p text:style-name="P4">
</text:p>
      <text:p text:style-name="P4">
图像来源，  Getty Image</text:p>
      <text:p text:style-name="P4">
图像加注文字，</text:p>
      <text:p text:style-name="P4">
C919成功降落北京，并享受了航空业的最高礼遇“水门”。</text:p>
      <text:h text:style-name="P12" text:outline-level="3">
<text:span text:style-name="T4">
关键——品牌树立起的信心</text:span>
</text:h>
      <text:p text:style-name="P4">
专家们认为，当前C919想要直接挑战波音和空客还差得远。C919对比波音737和空客A320系列客机，在气动性、能源消耗和维保等方面都没有优势，最长飞行里程也仅有5500多公里，短于A320neo和737MAX的6900多公里。</text:p>
      <text:p text:style-name="P4">
C919只有价格优势。东航披露C919价格为9900万美元，空客和波音类似飞机的价格为1.1亿美元和1.2亿美元左右。</text:p>
      <text:p text:style-name="P4">
然而10%-20%的价差，远不足以弥补C919欠缺的部分。凯珀（MarkusKeiper）表示，中国商飞最大的挑战可能是其品牌。如果说空客和波音有一个终极优势的话，那就是它们分别经过50年和100年的发展而形成的一眼就能认出的品牌。</text:p>
      <text:p text:style-name="P4">
而这个品牌带来的信心是其背后运行维护12000架飞机的庞大的全球维保体系。凯珀认为，中国商飞在中国以外没有品牌形象，而这需要几十年才能建立起积极的品牌认知和忠诚度。如果中国商飞战略性地选择价格竞争，它将被认为是廉价的，这在航空业是不可取的。而要通过设计、安全、服务、定制和创新来获得高级感，则将需要大量投资和成本。</text:p>
      <text:p text:style-name="P4">
那么，中国国产大飞机的未来在哪里？</text:p>
      <text:p text:style-name="P4">
回顾历史，在商用大飞机领域唯一的“百年老店”就是波音，这家1916年成立的公司，在半个世纪独揽近90%的市场份额。</text:p>
      <text:p text:style-name="P4">
直到1970年，欧洲多国组建空中客车公司，任务只有一个：打败波音。彼时，波音的市场份额是惊人的87%。</text:p>
      <text:p text:style-name="P4">
又过了将近半个世纪的时间，47年后，空客最终在2017年历史性地首次超过了50%的市场份额，并在随后四年连续领先波音的交付量。</text:p>
      <text:p text:style-name="P4">
</text:p>
      <text:p text:style-name="P4">
图像来源，  CNS</text:p>
      <text:p text:style-name="P4">
图像加注文字，</text:p>
      <text:p text:style-name="P4">
C919客机首架机在上海浦东基地厂房下线的资料照片。</text:p>
      <text:p text:style-name="P4">
中国商飞出现后，多久能够把这个“双头垄断”的市场，变为“三分天下”呢？</text:p>
      <text:p text:style-name="P4">
路透社援引行业分析师称，面对波音和空客的垄断地位，中国想要切实地挑战他们，还需要十年时间。期间还需要从无到有的建设稳定的维保体系，提高维保人员培训、管理体系、航材保障体系等。</text:p>
      <text:p text:style-name="P4">
上述业内人士进一步表示，中国想达到中、美、欧在大飞机领域“三分天下”，也需要将近半个世纪，从商飞建立到现在已经过去十几年，未来还需要三十年：</text:p>
      <text:p text:style-name="P4">
第一个十年，C919需要保持安全航行的记录，成功交付国内的订单，只要做到在中国市场与波音、空客三分天下，就是成功。</text:p>
      <text:p text:style-name="P4">
第二个十年，在下一代或再下一代大飞机上，提高国产化率，安装国产的“长江—1000A发动机”，显著降低售价，在中国国内市场取得主导地位，并逐步建立起完整的全球运维体系。</text:p>
      <text:p text:style-name="P4">
第三个十年，才是全球交付量逐步攀升的过程，最终达到与空客和波音“三分天下”的局面。</text:p>
      <text:p text:style-name="P4">
不得不提的是，任何一次安全事故将打乱这一过程。陈功提出了自己的担忧，他认为，C919中看到了一些“放卫星”“大跃进”的不安信号，比如今年初因为发动机故障而终止飞行，几个月后就恢复飞行，是否足够解决安全隐患？C919安全系数究竟有多高？这是令人深感困惑的一件事情。</text:p>
      <text:p text:style-name="P4">
在高铁建设狂飙突进的过程中，也出现过类似问题。2011年发生的甬台温铁路列车追尾事故，让全国高铁降速、停建多年。上述业内人士表示，“这也是我说的为什么要三十年，信心建立的过程只能靠时间，其他都不行。”</text:p>
      <text:p text:style-name="P4">
Source: <text:a xlink:type="simple" xlink:href="https://www.bbc.com/zhongwen/simp/business-65787318" text:style-name="Internet_20_link" text:visited-style-name="Visited_20_Internet_20_Link">
https://www.bbc.com/zhongwen/simp/business-65787318</text:a>
</text:p>
      <!--NEWS-->
      <text:h text:style-name="P10" text:outline-level="1">
<text:span text:style-name="T4">
台美贸易倡议签署协定 中国批美“掏空一中原则”</text:span>
</text:h>
      <text:p text:style-name="P4">
Author: None (Language: zh)</text:p>
      <text:p text:style-name="P4">
Publisher: None</text:p>
      <text:p text:style-name="P4">
Time: 2023-06-02T10:19:00Z</text:p>
      <text:p text:style-name="P4">
Description: 无视中国的反对，美国周四与台湾正式签署“21世纪贸易倡议”首批协定，深化双边经贸合作关系。中国外交部指责美国的做法是“虚化掏空一个中国原则的最新例证 ”。</text:p>
      <text:p text:style-name="P4">
Videos: []</text:p>
      <text:p text:style-name="P4">
Images: []</text:p>
      <text:p text:style-name="P4">
Subject: 经济纵横</text:p>
      <text:p text:style-name="P4">
Subjects: ['南希·佩洛西', '奥巴马', '专题报道：习近平访美', '岛屿主权争端', '马英九', '专题报道：全景观看“习马会”', '专题报道：2016年台湾大选', '台湾', '美国']</text:p>
      <text:p text:style-name="P4">
Keywords: ['台湾', '美国', '21世纪贸易倡议', '贸易倡议', '两岸', '中美关系', '台美关系']</text:p>
      <text:p text:style-name="P4">
ID: 65803608</text:p>
      <!--METADATA-->
      <text:p text:style-name="P4">
<text:a xlink:type="simple" xlink:href="https://www.dw.com/zh/overlay/image/article/65803608/65802874" text:style-name="Internet_20_link" text:visited-style-name="Visited_20_Internet_20_Link">
 </text:a>
</text:p>
      <text:p text:style-name="P4">
（德国之声中文网）据双方政府发表的声明，台湾驻美代表萧美琴与美国在台协会（AIT）执行理事蓝莺（IngridLarson）周四（6月1日）在华府AIT总部正式签署“21世纪贸易倡议”（U.S.-Taiwan Initiative on 21st-CenturyTrade）首批协定。台湾行政院政务委员邓振中、美国副贸易代表比安奇（Sarah Bianchi）以及美国在台协会理事主席罗森伯格（LauraRosenberger）在场见证。</text:p>
      <text:p text:style-name="P4">
美国贸易代表办公室（USTR）在其官网发布声明称，这一协议目的是“加强并深化经济与贸易关系”。USTR发言人米歇尔（SamMichel）表示：“我们感谢台湾伙伴帮助我们达到这一重要里程碑，并期待就该倡议的谈判任务中所规定的其他贸易领域展开谈判。”</text:p>
      <text:p text:style-name="P4">
台湾总统蔡英文表示，“台美21世纪贸易倡议”是台美双方自1979年以来结构最完整的贸易协定。“这除了是台美经贸关系重要的里程碑，也将为台湾和主要贸易国洽签贸易协定，迈出了关键一步。”</text:p>
      <text:p text:style-name="P4">
据台湾行政院经贸谈判办公室所发布的新闻稿，首批协定包括关务行政及贸易便捷化、良好法制作业、服务业国内规章、反贪腐、中小企业等5项议题，后续还将就7项议题展开谈判，包括劳动、环境、农业、数位贸易、标准、国营事业、非市场政策与做法。</text:p>
      <text:p text:style-name="P4">
该办公室指出，这些议题陆续完成谈判，将有助于促进市场公平竞争、资讯透明化、降低企业交易成本，并为中小企业带来更多发展机会及实质利益。“更重要的是，这项协定为台美经贸往来打下完备坚实的法律基础，未来台美双方可基于合作共识及共同利益，逐步扩充协定的内涵，并有很大机会可以发展为更广泛的自由贸易协定”。</text:p>
      <text:p text:style-name="P4">
2022年5月，美国总统拜登在日本宣布启动“印太经济框架”（IPEF），首批成员并不包含台湾。不过，美国贸易代表戴琪接受日媒访问时曾说，除了贸易暨投资架构协定（TIFA）之外，美国也在与台湾展开新的双边磋商。同年6月，<text:a xlink:type="simple" xlink:href="https://www.dw.com/zh/zh/台美21世紀貿易倡議啟動談判-專家走向fta第一步/a-62845314" text:style-name="Internet_20_link" text:visited-style-name="Visited_20_Internet_20_Link">
 台美宣布启动“21世纪贸易倡议”的谈判程序 </text:a>
 。</text:p>
      <text:p text:style-name="P4">
</text:p>
      <text:p text:style-name="P4">
中国外交部发言人毛宁表示，中方坚决反对建交国与中国台湾地区进行任何形式的官方往来</text:p>
      <text:h text:style-name="P12" text:outline-level="3">
<text:span text:style-name="T4">
中国批美违反一中原则</text:span>
</text:h>
      <text:p text:style-name="P4">
在台美签署贸易协议后，中国外交部指责华盛顿此举严重违反“一个中国原则”和中美三个联合公报规定，也违背美方做出的仅同台湾保持非官方关系的承诺，中国已向美方提出严正交涉。</text:p>
      <text:p text:style-name="P4">
中国外交部发言人毛宁周五在例行记者会上表示：“中方坚决反对建交国与中国台湾地区进行任何形式的官方往来，包括商签任何具有主权意涵和官方性质的协定。”</text:p>
      <text:p text:style-name="P4">
毛宁说：“所谓‘倡议’不过是美方打着经贸合作的幌子，对台予取予夺，敲骨吸髓的‘指挥棒’；是台湾民进党当局为谋‘独’私利，不惜出卖台湾同胞和企业切身利益，‘害台’‘卖台’的‘投名状’；是美国虚化掏空一个中国原则的最新例证”。</text:p>
      <text:p text:style-name="P4">
中国外交部敦促美方“恪守一个中国原则和中美三个联合公报规定，立即改弦更张，停止与台开展任何形式的官方往来，停止推进并立即撤销所谓‘倡议’和‘协议’，停止向‘台独’分裂势力发出任何错误信号，否则由此造成的后果必须完全由美方承担”。</text:p>
      <text:p text:style-name="P4">
</text:p>
      <text:p text:style-name="P4">
2022年6月，台湾行政院召开“深化台美经贸关系重大成果新闻会”。图为台湾行政院经贸谈判办公室总代表邓振中。</text:p>
      <text:h text:style-name="P12" text:outline-level="3">
<text:span text:style-name="T4">
首批协定包含哪些内容？</text:span>
</text:h>
      <text:p text:style-name="P4">
路透社指出，“21世纪贸易倡议”不会改变商品关税，但支持者认为，它有助于强化台湾与美国之间的经济纽带，并开放更多美国的产品出口至台湾，也会增强台湾抵御中国经济胁迫的能力。</text:p>
      <text:p text:style-name="P4">
针对海关与贸易便捷化，这将会减少美国企业向台湾出口产品的繁文缛节，容许企业以电子形式提交海关表格、透过网络支付关税等费用，以减少船只等待通关的时间。</text:p>
      <text:p text:style-name="P4">
在良好法制作业与服务业规章方面，将简化跨境经营企业申请执照的流程，并促进公平竞争的机会。反贪腐的部分，则是以美国、墨西哥与加拿大贸易协定为基础，内容涵盖洗钱问题的处理，并拒绝涉贪的外国公职人员入境。至于中小企业的部分，则将促进跨境投资。</text:p>
      <text:p text:style-name="P4">
（综合报道）</text:p>
      <text:p text:style-name="P4">
Source: <text:a xlink:type="simple" xlink:href="https://www.dw.com/zh/台美贸易倡议签署协定-中国批美-掏空一中原则/a-65803608" text:style-name="Internet_20_link" text:visited-style-name="Visited_20_Internet_20_Link">
https://www.dw.com/zh/台美贸易倡议签署协定-中国批美-掏空一中原则/a-65803608?maca=chi-rss-chi-all-1127-rdf</text:a>
</text:p>
      <!--NEWS-->
      <text:h text:style-name="P10" text:outline-level="1">
<text:span text:style-name="T4">
美国愿与俄罗斯开始核武器对话 (Free Version)</text:span>
</text:h>
      <text:p text:style-name="P4">
Author: Michael R. Gordon</text:p>
      <text:p text:style-name="P4">
Publisher: 华尔街日报中文网</text:p>
      <text:p text:style-name="P4">
Published Time: 2023-06-02T10:20:00.000Z</text:p>
      <text:p text:style-name="P4">
Modified Time: 2023-06-02T10:20:00.000Z</text:p>
      <text:p text:style-name="P4">
Created Time: 2023-06-02T09:07:00.000Z</text:p>
      <text:p text:style-name="P4">
Description: 美国国家安全顾问杰克‧沙利文计划在周五的一次讲话中表示，拜登政府准备在不设先决条件的情况下与俄罗斯就《新削减战略武器条约》于2026年到期后限制核武器的步骤展开谈判。</text:p>
      <text:p text:style-name="P4">
Images: []</text:p>
      <text:p text:style-name="P4">
Categories: ['国际']</text:p>
      <text:p text:style-name="P4">
Keywords: SYND</text:p>
      <text:p text:style-name="P4">
Type: Article</text:p>
      <!--METADATA-->
      <text:p text:style-name="P4">
美国国家安全顾问杰克‧沙利文(Jake Sullivan)计划在周五的一次讲话中表示，拜登(JoeBiden)政府准备在不设先决条件的情况下与俄罗斯就《新削减战略武器条约》(New Start)于2026年到期后限制核武器的步骤展开谈判。</text:p>
      <text:p text:style-name="P4">
Source: <text:a xlink:type="simple" xlink:href="https://cn.wsj.com/articles/%E7%BE%8E%E5%9B%BD%E6%84%BF%E4%B8%8E%E4%BF%84%E7%BD%97%E6%96%AF%E5%BC%80%E5%A7%8B%E6%A0%B8%E6%AD%A6%E5%99%A8%E5%AF%B9%E8%AF%9D-3a888f6c" text:style-name="Internet_20_link" text:visited-style-name="Visited_20_Internet_20_Link">
https://cn.wsj.com/articles/%E7%BE%8E%E5%9B%BD%E6%84%BF%E4%B8%8E%E4%BF%84%E7%BD%97%E6%96%AF%E5%BC%80%E5%A7%8B%E6%A0%B8%E6%AD%A6%E5%99%A8%E5%AF%B9%E8%AF%9D-3a888f6c</text:a>
</text:p>
      <!--NEWS-->
      <text:h text:style-name="P10" text:outline-level="1">
<text:span text:style-name="T4">
俄罗斯高超音速导弹科学家叛国罪审判开始</text:span>
</text:h>
      <text:p text:style-name="P4">
Author: 半岛电视台＋路透社</text:p>
      <text:p text:style-name="P4">
Publisher: Al Jazeera</text:p>
      <text:p text:style-name="P4">
Published Time: 2023-06-02T10:21:46</text:p>
      <text:p text:style-name="P4">
Modified Time: 2023-06-02T10:21:46</text:p>
      <text:p text:style-name="P4">
Description: 一位参与该国高超音速导弹计划的著名俄罗斯科学家在严格保密下因叛国罪受审，与此同时，年迈被告的健康令人担忧。</text:p>
      <text:p text:style-name="P4">
Images: ["<text:a xlink:type="simple" xlink:href="https://chinese.aljazeera.net/wp-content/uploads/2023/06/1-1685700066.png" text:style-name="Internet_20_link" text:visited-style-name="Visited_20_Internet_20_Link">
1-1685700066.png</text:a>
", "<text:a xlink:type="simple" xlink:href="https://chinese.aljazeera.net/wp-content/uploads/2023/06/1-1685700110.jpg" text:style-name="Internet_20_link" text:visited-style-name="Visited_20_Internet_20_Link">
1-1685700110.jpg</text:a>
", "<text:a xlink:type="simple" xlink:href="https://chinese.aljazeera.net/wp-content/uploads/2023/06/2-1685700166.jpg" text:style-name="Internet_20_link" text:visited-style-name="Visited_20_Internet_20_Link">
2-1685700166.jpg</text:a>
"]</text:p>
      <text:p text:style-name="P4">
Topics: ['乌克兰战争', '军事', '政治', '新闻', '评论']</text:p>
      <text:p text:style-name="P4">
Keywords: ['乌克兰战争', '军事', '政治', '新闻', '评论', '乌克兰', '俄罗斯', '欧洲']</text:p>
      <text:p text:style-name="P4">
Type: Article</text:p>
      <!--METADATA-->
      <text:p text:style-name="P4">
<draw:frame draw:style-name="fr1" draw:name="Image155" text:anchor-type="as-char" svg:width="6.9236in" svg:height="4.612736in" draw:z-index="0">
<draw:image xlink:href="../Images/Aljazeera Chinese/2023-06-02T10-21-46/1-1685700066.png" xlink:type="simple" xlink:show="embed" xlink:actuate="onLoad" draw:mime-type="image/png"/>
</draw:frame>
 俄罗斯总统弗拉基米尔·普京（中）2018年在俄罗斯首都莫斯科访问俄罗斯国防控制中心，监督名为“先锋”的新型俄罗斯高超音速导弹系统的测试，该系统可携带核弹头和常规弹头（路透）</text:p>
      <text:p text:style-name="P4">
一位参与该国高超音速导弹计划的著名俄罗斯科学家在严格保密下因叛国罪受审，与此同时，年迈被告的健康令人担忧。</text:p>
      <text:p text:style-name="P4">
阿纳托利·马斯洛夫 (Anatoly Maslov)的审判于周四在圣彼得堡开庭，这是针对在西伯利亚城市新西伯利亚的一家研究所工作的三名高超音速导弹科学家的第一起案件，他们现在面临克里姆林宫所谓的“非常严重的指控”。</text:p>
      <text:p text:style-name="P4">
圣彼得堡法院表示，该审判被标记为“绝密”，不对媒体和公众开放，无法联系到马斯洛夫的律师就诉讼程序的开始发表评论。</text:p>
      <text:p text:style-name="P4">
一位与 76 岁的马斯洛夫关系密切的消息人士告诉路透社说，这位导弹科学家自去年 6 月在新西伯利亚被捕以来，曾两次心脏病发作并住院治疗。</text:p>
      <text:p text:style-name="P4">
<draw:frame draw:style-name="fr1" draw:name="Image156" text:anchor-type="as-char" svg:width="6.9236in" svg:height="3.894525in" draw:z-index="0">
<draw:image xlink:href="../Images/Aljazeera Chinese/2023-06-02T10-21-46/1-1685700110.jpg" xlink:type="simple" xlink:show="embed" xlink:actuate="onLoad" draw:mime-type="image/jpeg"/>
</draw:frame>
 俄罗斯首次从潜艇试射高超音速巡航导弹</text:p>
      <text:p text:style-name="P4">
消息人士称，审前拘留中心的医生没有让马斯洛夫获得他的正常医生开出的所有药物，并补充说：“他坚持了下来，但当然，他的状况不是很好。”路透社无法独立核实有关拒绝提供药物的指控。</text:p>
      <text:p text:style-name="P4">
马斯洛夫是俄罗斯顶尖科学中心之一的克里斯蒂安诺维奇理论与应用力学研究所的教授兼研究员。</text:p>
      <text:p text:style-name="P4">
三名被告都是超音速专家——该领域对俄罗斯下一代导弹的发展至关重要，能够以 10 倍音速飞行。</text:p>
      <text:p text:style-name="P4">
克里斯蒂安诺维奇研究所的同事于 5 月 15日发表了一封公开信，支持三名被监禁的科学家，证明他们是清白的和爱国的，并指出，被告回避了在海外从事高薪工作的可能性，转而致力于“为俄罗斯科学服务”。</text:p>
      <text:p text:style-name="P4">
根据这封信的翻译内容，“我们知道他们每个人都是爱国者和体面的人，他们没有能力做调查当局怀疑他们做的事情。”</text:p>
      <text:p text:style-name="P4">
这封信的签署人表示，“在这种情况下，我们不仅担心我们同事的命运，我们只是不明白如何继续做我们的工作，”并指出，他们害怕仅仅因为从事科学家的工作而被指控犯有叛国罪。</text:p>
      <text:p text:style-name="P4">
“我们今天获得奖励并为他人树立榜样，明天就会成为刑事起诉的理由。”</text:p>
      <text:p text:style-name="P4">
针对这三人的指控细节属于机密，但他们所在的科学城门户网站称，马斯洛夫涉嫌向中国泄露机密。</text:p>
      <text:p text:style-name="P4">
<draw:frame draw:style-name="fr1" draw:name="Image157" text:anchor-type="as-char" svg:width="6.9236in" svg:height="3.894525in" draw:z-index="0">
<draw:image xlink:href="../Images/Aljazeera Chinese/2023-06-02T10-21-46/2-1685700166.jpg" xlink:type="simple" xlink:show="embed" xlink:actuate="onLoad" draw:mime-type="image/jpeg"/>
</draw:frame>
 高超音速导弹：新的军备竞赛？</text:p>
      <text:p text:style-name="P4">
消息人士称，马斯洛夫坚称自己是清白的，“不认为自己是叛徒，他相信他总是正确地做每件事”。</text:p>
      <text:p text:style-name="P4">
被捕后不久，马斯洛夫被送往莫斯科的列福尔托沃监狱，这是前克格勃审讯地点，然后被转移到圣彼得堡接受审判。</text:p>
      <text:p text:style-name="P4">
俄罗斯议会于 4 月投票决定将叛国罪的最高刑罚从 20 年提高至无期徒刑。</text:p>
      <text:p text:style-name="P4">
Source: <text:a xlink:type="simple" xlink:href="https://chinese.aljazeera.net/news/military/2023/6/2/%e4%bf%84%e7%bd%97%e6%96%af%e9%ab%98%e8%b6%85%e9%9f%b3%e9%80%9f%e5%af%bc%e5%bc%b9%e7%a7%91%e5%ad%a6%e5%ae%b6%e5%8f%9b%e5%9b%bd%e7%bd%aa%e5%ae%a1%e5%88%a4%e5%bc%80%e5%a7%8b" text:style-name="Internet_20_link" text:visited-style-name="Visited_20_Internet_20_Link">
https://chinese.aljazeera.net/news/military/2023/6/2/%e4%bf%84%e7%bd%97%e6%96%af%e9%ab%98%e8%b6%85%e9%9f%b3%e9%80%9f%e5%af%bc%e5%bc%b9%e7%a7%91%e5%ad%a6%e5%ae%b6%e5%8f%9b%e5%9b%bd%e7%bd%aa%e5%ae%a1%e5%88%a4%e5%bc%80%e5%a7%8b</text:a>
</text:p>
      <!--NEWS-->
      <text:h text:style-name="P10" text:outline-level="1">
<text:span text:style-name="T4">
瑞士拒绝他国援乌瑞士军火 恪守中立引争议</text:span>
</text:h>
      <text:p text:style-name="P4">
Author: None (Language: zh)</text:p>
      <text:p text:style-name="P4">
Publisher: None</text:p>
      <text:p text:style-name="P4">
Time: 2023-06-02T10:23:00Z</text:p>
      <text:p text:style-name="P4">
Description: 瑞士国民议院6月1日晚间投票否决了一项旨在允许第三国向乌克兰出售瑞士军火物资的法案。俄乌战争爆发以来，围绕是否应当恪守中立，瑞士各界展开了激烈争论。此法案被否决后，德国、丹麦等国无法向乌克兰转运瑞士军火。</text:p>
      <text:p text:style-name="P4">
Videos: []</text:p>
      <text:p text:style-name="P4">
Images: []</text:p>
      <text:p text:style-name="P4">
Subject: 时政风云</text:p>
      <text:p text:style-name="P4">
Subjects: ['希腊债务危机', '欧债危机', '欧盟', '乌克兰', '诺贝尔奖', '欧洲难民危机', '欧洲', '瑞士', '俄罗斯入侵乌克兰']</text:p>
      <text:p text:style-name="P4">
Keywords: ['瑞士', '乌克兰', '俄乌战争', '欧盟', '军火', '永久中立']</text:p>
      <text:p text:style-name="P4">
ID: 65803626</text:p>
      <!--METADATA-->
      <text:p text:style-name="P4">
<text:a xlink:type="simple" xlink:href="https://www.dw.com/zh/overlay/image/article/65803626/19218335" text:style-name="Internet_20_link" text:visited-style-name="Visited_20_Internet_20_Link">
 </text:a>
</text:p>
      <text:p text:style-name="P4">
国民议院是瑞士议会的下议院</text:p>
      <text:p text:style-name="P4">
（德国之声中文网）根据瑞士现行的永久中立法案，瑞士生产的军火不得被运往正在发生武装冲突的地区；只有在联合国安理会决议谴责俄罗斯入侵乌克兰的情况下，瑞士政府才被允许利用例外条款允许第三国向乌克兰战区输送瑞士制造的军火物资。不过，鉴于俄罗斯拥有安理会否决权，这种情况几乎不可能发生。</text:p>
      <text:p text:style-name="P4">
瑞士国民议院此次投票，只有75票支持修订中立法的新法案，98票反对该法案允许第三国向乌克兰转让瑞士军火。</text:p>
      <text:p text:style-name="P4">
多年前，德国曾经从瑞士采购过一批装甲车以及坦克使用的弹药。但是，德国在向乌克兰提供装甲车以及坦克时，却受限于瑞士中立法案，不被允许一同供应瑞士产的 <text:a xlink:type="simple" xlink:href="https://www.dw.com/zh/zh/乌克兰需要迅速得到西方武器包括弹药/a-64756246" text:style-name="Internet_20_link" text:visited-style-name="Visited_20_Internet_20_Link">
 弹药</text:a>
。丹麦、西班牙等国向瑞士提交的相似申请，也被以同样理由驳回。</text:p>
      <text:p text:style-name="P4">
</text:p>
      <text:p text:style-name="P4">
德国向乌克兰提供自产的猎豹式防空坦克，但是却不能提供配套的瑞士产弹药</text:p>
      <text:p text:style-name="P4">
瑞士社会各界围绕中立法案的争议也依然在持续。支持修订中立法案的人认为，必须要加大对乌克兰的支持力度，从而为欧洲的安全做出更大的贡献。反对者则认为，此举会损害瑞士在国际上的中立地位，还会导致该国过度亲近北约。</text:p>
      <text:p text:style-name="P4">
同时，瑞士还受到越来越大的国际压力。北约以及欧盟各国政府正在施压，认为不支持乌克兰就是事实上纵容侵略者，试图让瑞士软化中立法案。不少西方国家还指责恪守中立的瑞士客观上成为了俄罗斯寡头的避风港，这也让瑞士担心自身的国际形象。</text:p>
      <text:p text:style-name="P4">
</text:p>
      <text:p text:style-name="P4">
瑞士也采购过德制“豹2”主战坦克。现在德国寻求回购瑞士封存的25辆该型坦克</text:p>
      <text:p text:style-name="P4">
瑞士国民议院此次否决的法案，并不会平息是否允许向乌克兰运送军火的争议。在另一起案例中，德国"豹2"主战坦克的制造商莱茵金属集团正在寻求回购瑞士封存的25辆该型坦克。德国经济部、国防部虽然表示，这批坦克虽然不会被转运往乌克兰，却是用于填补本国坦克援乌后留下的空缺。瑞士政府不久前已经表示，这种做法并非是将瑞士制造的军火运往乌克兰，因此不损害中立法案。</text:p>
      <text:p text:style-name="P4">
不过，这一" <text:a xlink:type="simple" xlink:href="https://www.dw.com/zh/zh/瑞士拒绝他国将瑞士产弹药转运乌克兰/a-64936059" text:style-name="Internet_20_link" text:visited-style-name="Visited_20_Internet_20_Link">
 间接援助乌克兰 </text:a>
"的做法同样面临着不小的阻碍：议会首先需要批准这批封存的坦克退出现役，然后政府才能启动出售程序。按照计划，瑞士国民议院将在六月中旬开始讨论此案，联邦院（上院）则将在秋天讨论此案。已经有部分上院议员表示了反对意见：间接援助也会损害瑞士中立地位，且鉴于当前国际安全形势，瑞士很可能自己也需要这批封存的坦克。</text:p>
      <text:p text:style-name="P4">
(德新社、南德意志报等)</text:p>
      <ul>
        <li>
</li>
      </ul>
      <h5>
德国向乌克兰提供哪些“大杀器”？</h5>
      <text:h text:style-name="P12" text:outline-level="3">
<text:span text:style-name="T4">
豹1主战坦克</text:span>
</text:h>
      <text:p text:style-name="P4">
德国政府2月3日向乌克兰发放了豹1主战坦克的出口许可证。豹1坦克是二战后为联邦国防军研制的第一款主战坦克，生产于1960年代中期至1980年代中期。2月7日，德国经济部批准向乌克兰提供178辆豹1A5型坦克。</text:p>
      <ul>
        <li>
</li>
      </ul>
      <h5>
德国向乌克兰提供哪些“大杀器”？</h5>
      <text:h text:style-name="P12" text:outline-level="3">
<text:span text:style-name="T4">
豹2坦克</text:span>
</text:h>
      <text:p text:style-name="P4">
豹2坦克是主要服役于德国联邦国防军的主战坦克，总共有A1到A7等多个型号。它可用于对付最高达3500米高度的飞机和直升机，也可用于对付轻装甲地面目标，如步兵战车和装甲运输车。因此，它既是防御性武器，又是进攻性武器。德国政府发言人黑贝施特赖特（SteffenHebestreit）1月25日证实，德国打算从联邦国防军库存中向乌克兰提供14辆豹2A6主战坦克。</text:p>
      <ul>
        <li>
</li>
      </ul>
      <h5>
德国向乌克兰提供哪些“大杀器”？</h5>
      <text:h text:style-name="P12" text:outline-level="3">
<text:span text:style-name="T4">
“黄鼠狼”步兵战车</text:span>
</text:h>
      <text:p text:style-name="P4">
“黄鼠狼”步兵战车（ Marder）用于战场运兵，并提供火力支援。射击手可从战车内对外射击，是一种多用途武器系统。该战车可为6、7名射击手提供空间，打击地面和空中目标。德国准备总共向乌克兰提供40辆“黄鼠狼”步兵战车。</text:p>
      <ul>
        <li>
</li>
      </ul>
      <h5>
德国向乌克兰提供哪些“大杀器”？</h5>
      <text:h text:style-name="P12" text:outline-level="3">
<text:span text:style-name="T4">
陆基防空系统Iris-T SLM</text:span>
</text:h>
      <text:p text:style-name="P4">
Iris-T SLM是一种陆基防空系统，是德国代傲防务公司制造的Iris-T防空系统的升级版。该系统可保护城市和军队免受多次同时发生的空袭。它被认为是2022年最先进的防御系统之一，射程长达40公里，售价1.4亿欧元，属于北约的中程防空系统。去年10月，德国将首批一套Iris-TSLM移交给乌克兰武装部队。德国计划总共提供4套该系统。</text:p>
      <ul>
        <li>
</li>
      </ul>
      <h5>
德国向乌克兰提供哪些“大杀器”？</h5>
      <text:h text:style-name="P12" text:outline-level="3">
<text:span text:style-name="T4">
猎豹式自行高射炮</text:span>
</text:h>
      <text:p text:style-name="P4">
猎豹式自行高射炮是德国向乌克兰提供的首款重武器。这款防空炮具有良好的越野性能，能够紧随装甲部队行动，为前线作战单位提供低空防卫。到目前为止，德国总共交付了30辆猎豹式自行高射炮，还有7辆即将交付。</text:p>
      <ul>
        <li>
</li>
      </ul>
      <h5>
德国向乌克兰提供哪些“大杀器”？</h5>
      <text:h text:style-name="P12" text:outline-level="3">
<text:span text:style-name="T4">
PzH-2000自行榴弹炮（7台）</text:span>
</text:h>
      <text:p text:style-name="P4">
Panzerhaubitze 2000自行火炮，简称PZH 2000自行火炮，是一种由德国克劳斯-玛菲·威格曼公司和莱茵金属为德国陆军设计制造的自行火炮系统。是当今世界上最先进的火炮之一。装入火炮的60发炮弹可以10秒3发的速度发射完毕。根据所用炮弹形式，可打击30至56公里内的目标。据联邦政府网站消息，德国已经向乌克兰提供了7台这样的自行火炮。</text:p>
      <ul>
        <li>
</li>
      </ul>
      <h5>
德国向乌克兰提供哪些“大杀器”？</h5>
      <text:h text:style-name="P12" text:outline-level="3">
<text:span text:style-name="T4">
Mars II多管火箭发射系统</text:span>
</text:h>
      <text:p text:style-name="P4">
德国已经向乌克兰提供了5套MARS II 多管火箭系统。该系统可以发射与美国“海马斯”系统相同的导弹。Mars-II每分钟能够发射多达12枚导弹，射程超过70公里。不仅如此，导弹发射器系统可以使用GPS或投雷导弹进行制导。</text:p>
      <ul>
        <li>
</li>
      </ul>
      <h5>
德国向乌克兰提供哪些“大杀器”？</h5>
      <text:h text:style-name="P12" text:outline-level="3">
<text:span text:style-name="T4">
“海狸”装甲架桥车</text:span>
</text:h>
      <text:p text:style-name="P4">
装甲架桥车主要用于快速架设桥梁，令部队迅速通过河流，普遍装备于工兵部队。战时对于恢复被破坏的基础设施以及向平民众提供食品和药品都非常重要。到目前为止，德国已经向乌克兰交付了三辆“海狸”装甲架桥车，接下来还会提供13辆。</text:p>
      <ul>
        <li>
</li>
      </ul>
      <h5>
德国向乌克兰提供哪些“大杀器”？</h5>
      <text:h text:style-name="P12" text:outline-level="3">
<text:span text:style-name="T4">
铁拳三型火箭筒（3000件）</text:span>
</text:h>
      <text:p text:style-name="P4">
这是德国军火公司Dynamit NobelDefence研制的无后坐力火箭筒。德国目前向乌克兰援助了3000件铁拳三型火箭筒，外加900个配套手柄。它从肩上发射，可对付400米以外的固定目标和300米以内的移动目标，可穿透厚达300毫米的装甲钢。有媒体分析认为，在冷战期间铁拳三型火箭筒的诞生就是为了对付前苏联时代的装甲部队，而目前俄罗斯在乌克兰战场上投入数量最多的就是前苏联时代的T72主战坦克，所以向乌克兰提供这种火箭筒也是有一定针对性的。</text:p>
      <ul>
        <li>
</li>
      </ul>
      <h5>
德国向乌克兰提供哪些“大杀器”？</h5>
      <text:h text:style-name="P12" text:outline-level="3">
<text:span text:style-name="T4">
“毒刺”导弹 （500件）</text:span>
</text:h>
      <text:p text:style-name="P4">
“毒刺”（Stinger）是一种肩射红外制导地对空导弹，由美国雷神（Raytheon）公司1980年研发并在美国制造，不过，多年来也已在包括德国在内的欧洲多国生产，并延续迄今。实战经验显示，“毒刺”是一件操作简单、极其有效的利器。尤其在苏军占领阿富汗期间，美式装备的阿富汗武装曾击落不少苏制战机和直升机。一旦锁定目标并发射后，导弹即能在约4000米的距离内自动跟踪目标。</text:p>
      <ul>
        <li>
</li>
      </ul>
      <h5>
德国向乌克兰提供哪些“大杀器”？</h5>
      <text:h text:style-name="P12" text:outline-level="3">
<text:span text:style-name="T4">
“箭-2”式便携式防空导弹（2700件）</text:span>
</text:h>
      <text:p text:style-name="P4">
Strela在俄语中的意思是“箭”。这款便携式防空导弹可以说是前面提到的“毒刺”防空导弹的苏联对应版本。这次德国将前东德库存的2700件9K32“箭-2”便携式防空导弹（9K32Strela-2）送到了乌克兰。虽然箭-2的版本已经有些过时，但它仍然可以在战场上发挥效用。它的射程在500米到4.2公里之间，可以射到2300米的高空。</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Source: <text:a xlink:type="simple" xlink:href="https://www.dw.com/zh/瑞士拒绝他国援乌瑞士军火-恪守中立引争议/a-65803626" text:style-name="Internet_20_link" text:visited-style-name="Visited_20_Internet_20_Link">
https://www.dw.com/zh/瑞士拒绝他国援乌瑞士军火-恪守中立引争议/a-65803626?maca=chi-rss-chi-all-1127-rdf</text:a>
</text:p>
      <!--NEWS-->
      <text:h text:style-name="P10" text:outline-level="1">
<text:span text:style-name="T4">
美国5月新增就业人口意外强劲 但薪资成长放缓</text:span>
</text:h>
      <text:p text:style-name="P4">
Publisher: 法新社</text:p>
      <text:p text:style-name="P4">
Published Time: 2023-06-02T10:32:08+00:00</text:p>
      <text:p text:style-name="P4">
Modified Time: 2023-06-02T15:20:06+00:00</text:p>
      <text:p text:style-name="P4">
Description: （法新社华盛顿2日电） 美国劳工部今天公布，5月新增33万9000名就业人口，较4月更多且远高于分析师预期；但失业率也上升，薪资涨幅则微降，使得美国联邦准备理事会（Fed）本月仍有机会暂停升息。</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2" text:anchor-type="as-char" svg:width="6.9236in" svg:height="3.617581in" draw:z-index="0">
<draw:image xlink:href="../Images/rficn/2023-06-02T10-32-08-00-00/000000.png" xlink:type="simple" xlink:show="embed" xlink:actuate="onLoad" draw:mime-type="image/png"/>
</draw:frame>
</text:p>
      <text:p text:style-name="P4">
5月美国新增就业人口远高于4月修正后的29万4000人，失业率则由史上最低点3.4%反弹回3.7%。</text:p>
      <text:p text:style-name="P4">
美国5月就业报告还显示，平均时薪仅成长0.3%，增幅略低于4月的0.4%。</text:p>
      <text:p text:style-name="P4">
高频经济公司（High Frequency Economics）首席美国经济学家法鲁奇（RubeelaFarooqi）表示：「数据展现美国就业持续以快速步伐成长，但薪资上涨压力并未不断增加。」</text:p>
      <text:p text:style-name="P4">
尽管联准会为了降低美国经济热度、打击通货膨胀，自从去年初以来已经10度调高利率；但美国就业市场依旧维持意外强度。最新数据可能使央行官员思考是否暂停升息时别具挑战。</text:p>
      <text:p text:style-name="P4">
法鲁奇指出，美国5月新增就业人口虽然远远超越分析师预估，但薪资数据仍可能让联准会有空间维持货币政策不变。</text:p>
      <text:p text:style-name="P4">
美国央行决策官员将在本月中旬召开会议。一些高阶官员本周已释出讯息，表示这次可能支持暂停升息一次。</text:p>
      <text:p text:style-name="P4">
他们的关键主张，是联准会官员在决定是否有必要采取更多行动时，应把注意力放在至今升息扩散到美国经济的延迟效应。</text:p>
      <text:p text:style-name="P4">
决策官员格外担忧的部分，是美国劳工需求旺盛若搭配薪资不断成长，可能使得通膨热度不坠；但若薪资成长并未攀升，可能缓和央行升息压力。</text:p>
      <text:p text:style-name="P4">
Source: <text:a xlink:type="simple" xlink:href="https://www.rfi.fr/cn/%E5%9B%BD%E9%99%85%E6%8A%A5%E9%81%93/20230602-%E7%BE%8E%E5%9B%BD5%E6%9C%88%E6%96%B0%E5%A2%9E%E5%B0%B1%E4%B8%9A%E4%BA%BA%E5%8F%A3%E6%84%8F%E5%A4%96%E5%BC%BA%E5%8A%B2-%E4%BD%86%E8%96%AA%E8%B5%84%E6%88%90%E9%95%BF%E6%94%BE%E7%BC%93" text:style-name="Internet_20_link" text:visited-style-name="Visited_20_Internet_20_Link">
https://www.rfi.fr/cn/%E5%9B%BD%E9%99%85%E6%8A%A5%E9%81%93/20230602-%E7%BE%8E%E5%9B%BD5%E6%9C%88%E6%96%B0%E5%A2%9E%E5%B0%B1%E4%B8%9A%E4%BA%BA%E5%8F%A3%E6%84%8F%E5%A4%96%E5%BC%BA%E5%8A%B2-%E4%BD%86%E8%96%AA%E8%B5%84%E6%88%90%E9%95%BF%E6%94%BE%E7%BC%93</text:a>
</text:p>
      <!--NEWS-->
      <text:h text:style-name="P10" text:outline-level="1">
<text:span text:style-name="T4">
C919首次商飞：中国航空业迎里程碑，挑战犹存</text:span>
</text:h>
      <text:p text:style-name="P4">
Creator: NIRAJ CHOKSHI,TIFFANY MAY</text:p>
      <text:p text:style-name="P4">
Publisher: https://www.facebook.com/nytimeschinese</text:p>
      <text:p text:style-name="P4">
Published Time: 2023-06-02T10:51:40+08:00</text:p>
      <text:p text:style-name="P4">
Description: 目前唯一一架用于商业飞行的C919飞机上周日完成了从上海到北京的载客飞行。行业专家称，中国的飞机制造严重依赖西方供应商，要满足国内需求还需要很长一段时间。 Agence France-Presse — Getty Images 周日，中国首架国产大型客机C919完成了从上海到北京的首次商业飞行。</text:p>
      <text:p text:style-name="P4">
Images: ["<text:a xlink:type="simple" xlink:href="https://static01.nyt.com/images/2023/06/01/multimedia/01CHINA-PLANE-mbtw/01CHINA-PLANE-mbtw-master1050.jpg" text:style-name="Internet_20_link" text:visited-style-name="Visited_20_Internet_20_Link">
01CHINA-PLANE...</text:a>
", "<text:a xlink:type="simple" xlink:href="https://static01.nyt.com/images/2023/06/01/multimedia/01CHINA-PLANE-fchk/01CHINA-PLANE-fchk-master1050.jpg" text:style-name="Internet_20_link" text:visited-style-name="Visited_20_Internet_20_Link">
01CHINA-PLANE...</text:a>
", "<text:a xlink:type="simple" xlink:href="https://static01.nyt.com/images/2023/06/01/multimedia/01CHINA-PLANE-jzpw/01CHINA-PLANE-jzpw-master1050.jpg" text:style-name="Internet_20_link" text:visited-style-name="Visited_20_Internet_20_Link">
01CHINA-PLANE...</text:a>
"]</text:p>
      <text:p text:style-name="P4">
Category: 商业与经济</text:p>
      <text:p text:style-name="P4">
Type: Article</text:p>
      <!--METADATA-->
      <text:p text:style-name="P4">
<draw:frame draw:style-name="fr1" draw:name="Image173" text:anchor-type="as-char" svg:width="6.9236in" svg:height="4.615733in" draw:z-index="0">
<draw:image xlink:href="../Images/cnnytimes/2023-06-02T10-51-40-08-00/01CHINA-PLANE-mbtw-master1050.jpg" xlink:type="simple" xlink:show="embed" xlink:actuate="onLoad" draw:mime-type="image/jpeg"/>
</draw:frame>
</text:p>
      <text:p text:style-name="P4">
中国每年有数以百万计的航班起降，所用的飞机几乎都是由波音和空客这两家全球领先的飞机制造商制造的。多年来，中国一直在努力改变这种状况。现在，中国庆祝了这项追求的新里程碑：中国制造的大型客机首次商业飞行。</text:p>
      <text:p text:style-name="P4">
据中国官方媒体报道，中国东方航空的这架C919客机上周日将大约130名乘客从上海运送至北京。这架飞机由中国国有航空制造商——中国商用飞机公司制造，是目前唯一一架用于商业飞行的C919飞机。</text:p>
      <text:p text:style-name="P4">
中国商飞成立于2008年。公司总部位于上海，与为中国制造涡轮螺旋桨飞机、战斗机和轰炸机的中国航空工业集团关系密切。C919是一款窄体飞机，对标波音737和空客A320。</text:p>
      <text:p text:style-name="P4">
航空专家表示，中国面临着来自美国波音和空客的激烈竞争。空客是一家由法国、德国等国控股的欧洲公司。这两家公司多年来一直主导着全球飞机的销售。</text:p>
      <text:p text:style-name="P4">
波音首席执行官戴夫·卡尔霍恩本周在南卡罗来纳州北查尔斯顿的波音工厂对记者说，C919是一架“好飞机”，最终将满足中国国内的需求，但他表示，中国要建立足够的生产能力来满足这些需求，还需要“很长一段时间”。</text:p>
      <text:p text:style-name="P4">
<draw:frame draw:style-name="fr1" draw:name="Image174" text:anchor-type="as-char" svg:width="6.9236in" svg:height="4.609139in" draw:z-index="0">
<draw:image xlink:href="../Images/cnnytimes/2023-06-02T10-51-40-08-00/01CHINA-PLANE-fchk-master1050.jpg" xlink:type="simple" xlink:show="embed" xlink:actuate="onLoad" draw:mime-type="image/jpeg"/>
</draw:frame>
</text:p>
      <text:p text:style-name="P4">
2015年，中国最高领导人习近平参观了西雅图的波音公司装配线。中国仍然是波音公司的一个重要市场。  Pool photo by Jason Redmond</text:p>
      <text:p text:style-name="P4">
卡尔霍恩的讲话地点位于一个可以俯瞰到几架波音787双通道飞机的房间，这些飞机的客户来自世界各地，其中包括中国的载旗航司中国国际航空公司。他说，他相信中国商飞的C919最终能够满足中国国内航班的需求。他相信，全球市场可以容纳第三家大型制造商。</text:p>
      <text:p text:style-name="P4">
“在这样一个体量和规模不断扩大的全球市场上，有三个供应商不应该是世界上最可怕的想法。”</text:p>
      <text:p text:style-name="P4">
中国仍然是波音和空客的重要市场。</text:p>
      <text:p text:style-name="P4">
航空数据提供商Cirium的数据显示，去年，中国410多万个定期国内航班中，约42%使用波音飞机，54%使用空客飞机。</text:p>
      <text:p text:style-name="P4">
空客于1985年进入中国航空市场。该公司今年4月表示将在中国的工厂建造第二条装配线，并得到了推进160架飞机订单的绿灯。该公司目前在中国投入使用的飞机大约有2100架。</text:p>
      <text:p text:style-name="P4">
至于波音，在过去20年里，该公司在全球交付了约1万架飞机，其中有近14%交付给中国客户。</text:p>
      <text:p text:style-name="P4">
近年来，波音在中国的销售受到影响。今年1月，波音737Max的商业航班在中国恢复飞行。此前，该机型在世界各地（包括美国在内）已恢复使用约两年——大约四年前，波音737Max发生两起坠机事故，导致346人死亡，因此在全球禁飞。</text:p>
      <text:p text:style-name="P4">
<draw:frame draw:style-name="fr1" draw:name="Image175" text:anchor-type="as-char" svg:width="6.9236in" svg:height="4.615733in" draw:z-index="0">
<draw:image xlink:href="../Images/cnnytimes/2023-06-02T10-51-40-08-00/01CHINA-PLANE-jzpw-master1050.jpg" xlink:type="simple" xlink:show="embed" xlink:actuate="onLoad" draw:mime-type="image/jpeg"/>
</draw:frame>
</text:p>
      <text:p text:style-name="P4">
2020年，一架中国国际航空公司的空客飞机停在北京国际机场。多年来，空客一直是中国飞机的主要供应商。  Carlos GarciaRawlins/Reuters</text:p>
      <text:p text:style-name="P4">
卡尔霍恩表示，随着中国经济从严格的疫情限制中复苏，越来越多的中国民众开始重新飞行，波音公司将支持中国。但他说，中美之间反复出现的紧张关系意味着波音与中国的关系进展将会“起起落落”，他还表示，无论如何，波音都会有大量业务。</text:p>
      <text:p text:style-name="P4">
“没有中国的生活会怎样？事实证明，生活没有问题。这不是我们想要的，但没有问题，”他说。</text:p>
      <text:p text:style-name="P4">
“我们应该专注于现有的竞争，并努力赢得这场技术竞赛。在我们这样做的同时，无论中国最终做什么，我们都要保持自己在行业中的地位，”他还说。</text:p>
      <text:p text:style-name="P4">
中国商飞制造的C919严重依赖美国和欧洲的供应商，包括发动机和许多为飞机提供驱动和控制的部件。该公司曾表示最终计划年产150架C919，不过分析人士对中国商飞的生产能力持怀疑态度，尤其是在该飞机的生产推迟了多年之后。</text:p>
      <text:p text:style-name="P4">
C919尚未获得国际适航认证，但随着时间推移，它可以满足中国国内对单通道飞机日益增长的需求。睿思誉(Cirium)的分析师谢浩文表示，到2030年，中国预计将需要大约4800架像C919这样的单通道飞机用于区域旅行。</text:p>
      <text:p text:style-name="P4">
他说，如果该公司能够增加C919的产量，中国商飞可能会成为中国航空公司的热门选择，并在市场上分得一杯羹，但它仍将落后于波音和空客。</text:p>
      <text:p text:style-name="P4">
Source: <text:a xlink:type="simple" xlink:href="https://cn.nytimes.com/business/20230602/china-comac-c919-boeing/" text:style-name="Internet_20_link" text:visited-style-name="Visited_20_Internet_20_Link">
https://cn.nytimes.com/business/20230602/china-comac-c919-boeing/</text:a>
</text:p>
      <!--NEWS-->
      <text:h text:style-name="P10" text:outline-level="1">
<text:span text:style-name="T4">
韩国宣布单边制裁朝鲜黑客组织Kimsuky</text:span>
</text:h>
      <text:p text:style-name="P4">
Author: 联合早报 (Person)</text:p>
      <text:p text:style-name="P4">
Publisher: 联合早报 (Organization)</text:p>
      <text:p text:style-name="P4">
Published Time: 2023-06-02T10:56</text:p>
      <text:p text:style-name="P4">
Modified Time: 2023-06-02T10:56</text:p>
      <text:p text:style-name="P4">
Description: 韩国外交部星期五（6月2日）宣布，将窃取韩国尖端技术并参与朝鲜卫星研发的朝鲜侦察总局下属黑客间谍组织Kimsuky，列入对朝单边制裁名单。韩联社报道，这是韩国第八次对朝鲜实施单边制...</text:p>
      <text:p text:style-name="P4">
Videos: []</text:p>
      <text:p text:style-name="P4">
Audios: []</text:p>
      <text:p text:style-name="P4">
Images: []</text:p>
      <text:p text:style-name="P4">
Type: NewsArticle</text:p>
      <text:p text:style-name="P4">
Breadcrumbs: ['即时', '国际']</text:p>
      <text:p text:style-name="P4">
Keywords: ['韩国', '制裁朝鲜', '黑客组织', '卫星']</text:p>
      <!--METADATA-->
      <text:p text:style-name="P4">
韩国外交部星期五（6月2日）宣布，将窃取韩国尖端技术并参与朝鲜卫星研发的朝鲜侦察总局下属黑客间谍组织Kimsuky，列入对朝单边制裁名单。</text:p>
      <text:p text:style-name="P4">
韩联社报道，这是韩国第八次对朝鲜实施单边制裁行动，也是第四次对网络领域进行单边制裁。</text:p>
      <text:p text:style-name="P4">
这是韩国政府对朝鲜发射军事侦察卫星采取的首个制裁措施。</text:p>
      <text:p text:style-name="P4">
据悉，Kimsuky长期以来不断攻击韩国公共机构、虚拟货币账户、外交和安全领域网站，窃取武器、人造卫星、宇宙等尖端技术和信息，主要有2014年攻击韩国水电与核电公司网站、2021年入侵首尔大学医院网站窃取个人信息等。</text:p>
      <text:p text:style-name="P4">
联合国安理会下属对朝制裁委员会今年4月公开的专家组报告显示，朝鲜侦察总局第三局（技术侦察局）下属团体Kimsuky，以军事、能源和基础设施领域为攻击目标，窃取相关领域企业的机密情报。</text:p>
      <text:p text:style-name="P4">
报告称，这个组织将名为“苹果种子”的恶意软件，伪装成购买订单或购买申请，发给军事基地维修企业和核电站相关公司等，窃取受害者账户信息及其电脑文件。</text:p>
      <text:p text:style-name="P4">
另外，韩国外交部说，为提高对黑客的警惕性，政府将自主识别到的Kimsuky虚拟币钱包地址也作为识别信息，一并列入制裁名单。</text:p>
      <text:p text:style-name="P4">
韩国外交部还与韩国国家情报院、韩国警察厅携手美国联邦调查局（FBI）、国务院、国家安全局（NSA）发布韩美政府联合安全建议书，建议各方关注Kimsuky的可疑活动并加强防范。建议书详细记载Kimsuky利用钓鱼软件窃取个人信息等的具体活动手法、危险指标和防范措施等。</text:p>
      <text:p text:style-name="P4">
韩国总统尹锡悦于2022年10月重启对朝鲜制裁，这是韩国政府时隔约五年重启对朝鲜制裁。去年10月起至今，韩国政府共将45家实体和43名个人列入对朝单边制裁名单。</text:p>
      <text:p text:style-name="P4">
Source: <text:a xlink:type="simple" xlink:href="https://www.zaobao.com.sg/realtime/world/story20230602-1400460" text:style-name="Internet_20_link" text:visited-style-name="Visited_20_Internet_20_Link">
https://www.zaobao.com.sg/realtime/world/story20230602-1400460</text:a>
</text:p>
      <!--NEWS-->
      <text:h text:style-name="P10" text:outline-level="1">
<text:span text:style-name="T4">
美参议院以逾六成票数 通过暂停债务上限法案</text:span>
</text:h>
      <text:p text:style-name="P4">
Author: 联合早报 (Person)</text:p>
      <text:p text:style-name="P4">
Publisher: 联合早报 (Organization)</text:p>
      <text:p text:style-name="P4">
Published Time: 2023-06-02T10:58</text:p>
      <text:p text:style-name="P4">
Modified Time: 2023-06-02T11:53</text:p>
      <text:p text:style-name="P4">
Description: 美国参议院取得足够票数，通过暂停美国联邦债务上限法案，避免了美国首次债务违约。《纽约时报》报道，美国参议院星期四（6月1日）晚上（新加坡时间星期五上午），对暂停美国31.4万亿美元...</text:p>
      <text:p text:style-name="P4">
Videos: []</text:p>
      <text:p text:style-name="P4">
Audios: []</text:p>
      <text:p text:style-name="P4">
Images: []</text:p>
      <text:p text:style-name="P4">
Type: NewsArticle</text:p>
      <text:p text:style-name="P4">
Breadcrumbs: ['即时', '国际']</text:p>
      <text:p text:style-name="P4">
Keywords: ['美国参议院', '债务违约', '法案']</text:p>
      <!--METADATA-->
      <text:p text:style-name="P4">
美国参议院取得足够票数，通过暂停美国联邦债务上限法案，避免了美国首次 <text:a xlink:type="simple" xlink:href="https://www.zaobao.com/keywords/zhai-wu-wei-yue" text:style-name="Internet_20_link" text:visited-style-name="Visited_20_Internet_20_Link">
 债务违约</text:a>
 。</text:p>
      <text:p text:style-name="P4">
《纽约时报》报道，美国参议院星期四（6月1日）晚上（新加坡时间星期五上午），对暂停美国31.4万亿美元（约42.3万亿新元）联邦债务上限法案进行表决，以63票赞成、36票反对的表决结果予以通过。</text:p>
      <text:p text:style-name="P4">
美国总统拜登说，这项跨党派的协议对美国的经济是一大胜利。拜登说：“我期待尽快将法案签署为法律，并在星期五向美国人民发表讲话。”</text:p>
      <text:p text:style-name="P4">
拜登也向参议院多数党领袖舒默和少数党领袖麦康奈尔迅速通过法案表示感谢。</text:p>
      <text:p text:style-name="P4">
在参议院100个议席中，暂停债务上限法案必须取得60张支持票才能通过。众议院已在星期三通过了法案，现在只须拜登签署生效。</text:p>
      <text:p text:style-name="P4">
美国白宫说，拜登将在美东时间星期五晚上7时（新加坡时间星期六早上7时）向全国讲话。</text:p>
      <text:p text:style-name="P4">
美国财政部长耶伦日前警告，财政部预计，如果不能尽快提高或暂停债务上限，财政部到6月5日就会耗尽资金，引发灾难性的债务违约。</text:p>
      <text:p text:style-name="P4">
根据 <text:a xlink:type="simple" xlink:href="https://www.zaobao.com/news/world/story20230529-1399442" text:style-name="Internet_20_link" text:visited-style-name="Visited_20_Internet_20_Link">
 拜登和麦卡锡达成的协议 </text:a>
，美国将暂停31.4万亿美元的债务上限至2025年1月1日，同时限制2024年和2025年的预算支出，但缩减幅度没有共和党要求的那么大。政府也将收回未使用的冠病疫情补助资金、加快一些能源项目的审批程序，以及提高对部分申领食品补助者的工作要求。2024财年非国防预算支出基本不变，2025财年增加1%。</text:p>
      <text:p text:style-name="P4">
Source: <text:a xlink:type="simple" xlink:href="https://www.zaobao.com.sg/realtime/world/story20230602-1400461" text:style-name="Internet_20_link" text:visited-style-name="Visited_20_Internet_20_Link">
https://www.zaobao.com.sg/realtime/world/story20230602-1400461</text:a>
</text:p>
      <!--NEWS-->
      <text:h text:style-name="P10" text:outline-level="1">
<text:span text:style-name="T4">
六四34周年特别报道：拾起火把，前行!</text:span>
</text:h>
      <text:p text:style-name="P4">
Author: None</text:p>
      <text:p text:style-name="P4">
Publisher: Radio Free Asia (Organization)</text:p>
      <text:p text:style-name="P4">
Published Time: 2023-06-02T11:00:00-04:00</text:p>
      <text:p text:style-name="P4">
Modified Time: 2023-06-02T16:36:21-04:00</text:p>
      <text:p text:style-name="P4">
Description: None</text:p>
      <text:p text:style-name="P4">
Videos: []</text:p>
      <text:p text:style-name="P4">
Audios: ["<text:a xlink:type="simple" xlink:href="https://www.rfa.org/mandarin/yataibaodao/renquanfazhi/kw-0601202313001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76" text:anchor-type="as-char" svg:width="6.9236in" svg:height="4.600844in" draw:z-index="0">
<draw:image xlink:href="../Images/rfamandarin/2023-06-02T11-00-00-04-00/000000.png" xlink:type="simple" xlink:show="embed" xlink:actuate="onLoad" draw:mime-type="image/png"/>
</draw:frame>
1989年5月30日，民主女神像矗立在北京天安门广场。 六四档案图  <text:a xlink:type="simple" xlink:href="https://www.rfa.org/mandarin/yataibaodao/renquanfazhi/kw-06012023130017.html/@@stream" text:style-name="Internet_20_link" text:visited-style-name="Visited_20_Internet_20_Link">
Audio-1-Link：https://www.rfa.org/mandarin/yataibaodao/renquanfazhi/kw-06012023130017.html/@@stream</text:a>
</text:p>
      <text:p text:style-name="P4">
今年的6月4日是1989年"六四"天安门屠杀34周年。就在去年，中国当局严酷的防疫"清零"政策导致"白纸运动"爆发，也标志着中国新一代人的精神觉醒。那么这一代年轻人是怎样了解"六四"事件的？而“六四”真相又对他们产生了怎样的影响？</text:p>
      <text:p text:style-name="P4">
<text:a xlink:type="simple" xlink:href="https://www.rfa.org/mandarin/duomeiti/special/tiananmen/index.html" text:style-name="Internet_20_link" text:visited-style-name="Visited_20_Internet_20_Link">
 <text:span text:style-name="T4">
没有不透风的墙，即便是防火墙</text:span>
 </text:a>
</text:p>
      <text:p text:style-name="P4">
<text:a xlink:type="simple" xlink:href="https://www.rfa.org/mandarin/pinglun/duzheguangchang/dz-05302023170923.html" text:style-name="Internet_20_link" text:visited-style-name="Visited_20_Internet_20_Link">
 <text:span text:style-name="T4">
【我是怎么知道六四的】来信节选</text:span>
 </text:a>
</text:p>
      <text:p text:style-name="P4">
今年5月，作者冰乐（笔名）在海外发表的小说《渴望》中，写到了一个和“六四”事件有关的情节：<text:span text:style-name="T5">
“2011年6月4日，是小女孩岳莹的8岁生日。那天，自小学习京剧表演的她收到了一份特别的礼物：一个密码被妈妈预设为“198964”的红色存钱罐。可是，每当岳莹问起妈妈为什么要选择这串数字作存钱罐的密码时，妈妈的脸上，总会浮现出那个小小的她所不曾见过的复杂神情……。”</text:span>
</text:p>
      <text:p text:style-name="P4">
<text:span text:style-name="T4">
"六四"密码</text:span>
</text:p>
      <text:p text:style-name="P4">
身为00后的作者冰乐告诉本台，小说中这个情节实际源于她的自身经历：“真实的经历就是，家里每每需要设个无关紧要的密码时，因为小时候受到过耳濡目染的熏陶，我肯定就会用到这串数字。”</text:p>
      <text:p text:style-name="P4">
冰乐说，少年时代，爷爷书架上的那套由包尊信先生主编的《走向未来丛书》就成了她的好朋友。16岁那年，她皈依基督教，并首次从一位长辈那里听说了张伯笠牧师的名字（张伯笠是“六四”时被官方通缉的21个学生之一，名列第17）。</text:p>
      <text:p text:style-name="P4">
一年多后的某天，妈妈忽然叫她去网上看一段视频。“‘孩子，你听一听这个。这个叫张伯笠的牧师，他讲的这些内容真的好有意思。他还是那个天安门学运的副总指挥。’我一听就来了兴趣。天安门什么时候又多了这么一个事？我怎么都没在历史书上了解过？而且终于听到这位风闻已久的张伯笠牧师了。”</text:p>
      <text:p text:style-name="P4">
透过那个未被屏蔽掉的信仰公众号，冰乐听到了“六四”亲历者张伯笠牧师2001年在台湾的布道演讲。“我听到了那些后，我心中的很多疑虑就一下子解开了。那里，我也听到了我熟悉的人名，比如说参与编写《走向未来丛书》的严家祺先生。”</text:p>
      <text:p text:style-name="P4">
直到那时，尚未成年的冰乐才了解到，原来有一段真实发生的事已经被她的祖国从历史书上生生地抹去了......。这也促使她后来撰写了小说《渴望》，并特别“以此献给1989年天安门广场上的那个共和国。”</text:p>
      <text:p text:style-name="P4">
"坦克人"1989年6月5日在天安门广场阻挡行进中的解放军坦克（美联社资料图）</text:p>
      <text:p text:style-name="P4">
<text:span text:style-name="T4">
贴了封条的历史书</text:span>
</text:p>
      <text:p text:style-name="P4">
在冰乐的小说中，那个设置了8964密码的存钱罐，似乎象征着在中共多年来强力打压下，“六四”的历史被扭曲、被尘封、被湮没。而对于想了解真相的人们，必须用心去寻找“密码”，才能打开那段被封闭的历史。不过现实中，这密码很多时候就在人们身边，只需要有一颗好奇的心去发现。</text:p>
      <text:p text:style-name="P4">
成刚（化名）是一名在中国的国际学校高中生。据他介绍，在国内，国际学校的历史教材都会被审查，有些城市甚至不允许学历史（AP，Alevel或IB课程）。他所在的学校，学生们的历史书一开学就被收了上去，一个月后才还给他们。</text:p>
      <text:p text:style-name="P4">
“我们的书上被贴上了各种各样的封条。在好奇心的驱使下，我和我的同学们小心翼翼地将书上的封条撕开。”成刚描述说，“我在看关于中国的内容时看到了一张图片（一个男人站在坦克前面阻挡坦克），我和我的同学十分震惊。我们开始读书中的内容，我们发现，原来我们一直被我们的政府蒙在鼓里，我们的历史上从来没有写到这样反人类、反人权的暴行。”</text:p>
      <text:p text:style-name="P4">
这之后，当成刚和同学在教室里聊到“六四”内容并且手里还拿着撕开封条的书的时候，被走进来的老师看到了。老师生气地把他和同学送去了校长室，校方对他们施以处分并要求写检讨。</text:p>
      <text:p text:style-name="P4">
不过，这并没有阻止成刚对真相的渴望。最终，他下载了VPN翻墙软件，并去看了英国广播公司（BBC）和自由亚洲电台（RFA）的相关新闻纪录片，从而了解了“六四”事件。他非常不理解，为什么他去了解历史的真相却要受到惩罚？中国政府又为什么要掩盖事实？</text:p>
      <text:p text:style-name="P4">
目前，本台尚无法独立核实成刚所说的具体情况，但根据中国官方网站和国内媒体报道，中国政府近几年来对国际学校引进的境外教材管理审查日趋严格，国务院及教育部都印发了相关通知。</text:p>
      <text:p text:style-name="P4">
 1989年5月31日的北京天安门广场（六四档案图）<text:a xlink:type="simple" xlink:href="https://www.rfa.org/mandarin/yataibaodao/renquanfazhi/kw-06012023130017.html/hp30.jpg" text:style-name="Internet_20_link" text:visited-style-name="Visited_20_Internet_20_Link">
 </text:a>
</text:p>
      <text:p text:style-name="P4">
<text:span text:style-name="T4">
审查员的失误</text:span>
</text:p>
      <text:p text:style-name="P4">
与成刚一样，来自广东的95后小明（化名）原本也对“六四”一无所知，家里的长辈更从未提起过。由于住家离香港很近，他们可以看到香港电视台的新闻，但一有敏感内容，就会被当局用公益广告覆盖掉。不过，有一次还是让小明窥见了漏洞。</text:p>
      <text:p text:style-name="P4">
“每年五月份，因为那时立法会还没变天，就有很多泛民主派去质询行政长官。然后，‘长毛’(社民联的梁国雄）就问曾荫权，他说你怎么看‘六四’事件后的发展呢？他就把‘六四’事件那几个关键的字讲出来了。”小明说，“曾荫权的回答就是回避嘛，说这些年祖国的发展有目共睹。‘长毛’就问，难道经济发展就可以忽视他们杀人吗？这个也播出来了。”</text:p>
      <text:p text:style-name="P4">
小明当晚便问父母，“六四”事件到底是怎么回事？父亲只是模糊地告诉他，解放军有到天安门去“维持秩序”。从那开始，小明便知道，如果当时没有审查员的失误，他是不可能听到“六四”这个词的，他的政治立场也不可能由此而彻底发生转变。</text:p>
      <text:p text:style-name="P4">
1989年6月4日凌晨，解放军坦克列阵向人民英雄纪念碑逼近。（六四档案图）</text:p>
      <text:p text:style-name="P4">
<text:span text:style-name="T4">
欲盖弥彰的谎言</text:span>
</text:p>
      <text:p text:style-name="P4">
三十四年来，虽然中国当局压制对“六四”事件的讨论，并严厉封锁一切可以获得真相的渠道，但是依然无法阻挡民众去了解这段历史。最近，在本台就“年轻人如何知道六四”这一话题征集的反馈中，记者发现，人们得到相关信息的途径可谓五花八门。</text:p>
      <text:p text:style-name="P4">
其中多位中国的年轻人提到，去年6月3日晚，“带货一哥”李佳琦在直播间展示坦克冰淇淋蛋糕被当局停播，引发网络热议。由此，他们第一次知道了“六四”。</text:p>
      <text:p text:style-name="P4">
也有读者说，他是因为歌曲《皇后大道东》在2019年夏天突然被消失，而去看了外媒有关香港反修例风波的报道，并看到里面提到“六四”事件，从而了解到这段历史真相。</text:p>
      <text:p text:style-name="P4">
还有一位00后读者提到，促使他主动搜索“六四”资料的原因，是因为某天他在B站看游戏直播时，右上角“击杀信息”忽然显示出“动力小子#8964”（开直播模式时，对手昵称会自动变成角色名+四位数字），结果直播间马上被封，让他感到很荒诞。</text:p>
      <text:p text:style-name="P4">
更有网友说，他上大学时，有位国外教授的zoom视频讲座被安排在6月4日。结果教授先是无法登录，然后又疯狂掉线，最后全班都知道了背后原因。</text:p>
      <text:p text:style-name="P4">
前“六四”学运领袖周锋锁说，中共的这些做法正是“欲盖弥彰”：“如果人们都不关心了，或者都接受这个谎言了，或者外界都遗忘了，那它的确不需要去堵了。现在，就是因为还有人纪念，这个真相还是很活跃地存在，所以他们很积极地封杀。但这个封杀本身，也会导致一些人的好奇。”</text:p>
      <text:p text:style-name="P4">
1989年6月4日凌晨四点，大学生们在北京人民英雄纪念碑下高唱国际歌。（六四档案图）  <text:a xlink:type="simple" xlink:href="https://www.rfa.org/mandarin/yataibaodao/renquanfazhi/kw-06012023130017.html/kw0601e.jpg" text:style-name="Internet_20_link" text:visited-style-name="Visited_20_Internet_20_Link">
</text:a>
</text:p>
      <text:p text:style-name="P4">
<text:span text:style-name="T4">
从"小粉红"到"反贼"的思想蜕变</text:span>
</text:p>
      <text:p text:style-name="P4">
了解“六四”真相带给很多年轻人巨大的思想冲击，也让不少人从完全被洗脑的“小粉红”迅速蜕变成为有独立思考能力的正常人。中国的高中生邢铭镇(化名)就是其中之一。</text:p>
      <text:p text:style-name="P4">
自称“出生在一个四代红色的环境下”的邢铭镇在高中时学会翻墙，并注册了一个推特账号：“那时我还是一个‘粉红’，看见对中共不好的言论还会骂上去，维护中共，直到一件又一件中共干过而我从不知道的恶事展现在我面前，其中就包括‘六四’。那都是我们最顶尖的人才啊，他们心中充满希望，他们自己就是希望。他们是否曾想过，这个政权会对自己抱有如此大的敌意?”</text:p>
      <text:p text:style-name="P4">
面对真相，邢铭镇感到非常惭愧，这么晚才知道这样的悲剧。他同时感叹，多年来知道真相的人却这么少：“学生们、民众们年轻的生命、中国实现民主自由的希望等等，中共在‘六四’那一天通通毁掉了。没错，我已经完全转变为一个‘反贼’，不仅是在网上看到的，而且我在现实生活遭遇许多，虽然只有十几年，尤其是新冠三年，一次一次给我打击，磨灭了我对中共的最后幻想。”</text:p>
      <text:p text:style-name="P4">
邢铭镇坦言，自己现在能做的唯有尽可能多地传播真相，将“六四”讲述给同学或是比他更小的朋友们。</text:p>
      <text:p text:style-name="P4">
另一位就读外国语学校的何钧（化名）从初中开始就翻墙玩游戏，顺带玩推特。他还记得，第一次使用推特正好是6月3日，结果铺天盖地的争吵和“六四”内容扑面而来。由于自幼被洗脑，何钧便自然地加入了“粉红”大军，开始和“目田”（网络语，代替被屏蔽的敏感词“自由”）派网友展开了近一年的“战斗”。</text:p>
      <text:p text:style-name="P4">
“到后来，登上Youtube看了很多记录片，包括BBC的、CNN的，还有一些华人Youtuber的讲解，慢慢明白了这个好像不像之前理解的那样。先不说学生在某种程度上有没有错，这至少是一个威权政府对学生的镇压活动，其中是不理智的，是残酷的。”</text:p>
      <text:p text:style-name="P4">
何钧说，他由此开始关注一些被消失的话题，也就是一些中共的“黑历史”。过去三年疫情，中国经济下行，很多事情对他的影响也很大：“印象非常深刻的，比如河南的村镇银行、上海封城，甚至去年反对动态清零的运动。在日常中，我从一个完全是歌功颂德的‘小粉红’，变成了一个一定程度上自认为有了思考能力的人。”</text:p>
      <text:p text:style-name="P4">
进入高中后，何钧遇到更多有相同认知的伙伴。他们在英语角聊政治，在图书馆阅读思想家、哲学家们的书籍，而校内墙上、厕所里甚至出现了纪念“六四”的痕迹。何钧说，他帮助很多同学理性客观地认识了中国，也见证了疫情期间大家的思想转变。他对习近平的独裁专制感到痛心，也为同学们对光明未来的信心所感动。</text:p>
      <text:p text:style-name="P4">
对于中国年轻人识破当局谎言、认知“六四”的过程，前“六四”学运领袖周锋锁说：“在我看来，的确就是这种人性的良善、寻求真理的自然力量是无法抹杀的，特别是在年轻人身上。”</text:p>
      <text:p text:style-name="P4">
“改变中国”网站主编曹雅学也指出：“这种制度性谎言、政府行为的谎言，它制造起来很强大，因为它拥有所有的权力和机器。但是它一旦不成功，就非常容易让被骗的人、信息接收者—民众，对它产生一个彻底的怀疑。”</text:p>
      <text:p text:style-name="P4">
1989年6月4日凌晨5点学生撤离后，解放军完全占领了人民英雄纪念碑。（六四档案图）  <text:a xlink:type="simple" xlink:href="https://www.rfa.org/mandarin/yataibaodao/renquanfazhi/kw-06012023130017.html/kw0601f.jpg" text:style-name="Internet_20_link" text:visited-style-name="Visited_20_Internet_20_Link">
</text:a>
</text:p>
      <text:p text:style-name="P4">
<text:span text:style-name="T4">
"白纸运动"与"广场二代"</text:span>
</text:p>
      <text:p text:style-name="P4">
这些敢于冲破当局“六四”谎言的青年人，在近年也自然投身到了捍卫基本自由与人权的抗争中。2022年11月下旬，乌鲁木齐一场大火引发中国多个城市爆发反对当局“清零”封控的“白纸运动”。海外许多中国留学生也勇敢站出来表达声援，其中就有不少是深受“六四”精神感染的青年人，包括“广场二代”。</text:p>
      <text:p text:style-name="P4">
身在美国的邬鹤鸣就是其中之一。他的父亲邬萍晖曾是“六四”学运武汉地区的积极参与者，并为此入狱一年半。不过，直到他长大后，父亲才告诉他当年发生的一切。</text:p>
      <text:p text:style-name="P4">
邬鹤鸣说：“我记得是在我十八岁生日那天，他告诉我他在六四时候的遭遇。我觉得，我爸是个英雄。”</text:p>
      <text:p text:style-name="P4">
“白纸运动”中，邬鹤鸣义无反顾地参与了旧金山的声援集会。他觉得从个人角度来说，自己有这样一种责任：“这可能与我父亲有一定关系。但哪怕在国外，没有我这样背景的年轻人，看到国内的同仁们这样去抗争，在警察国家、极权国家下依然冒着生命危险抗议，我们在海外有一种免于恐惧的优势（Privilege），看到国内的人都已经这么勇敢出来了，甚至有些人被抓了，但我们在海外一点声音都没有，那真的会受到良心的谴责。”</text:p>
      <text:p text:style-name="P4">
现在美国留学、同样是“广场二代”的艾晶晶（化名）去年也在纽约主动参与了声援“白纸运动”的活动。这其中既有家庭背景的原因，也和她自身经历有关。她说：“疫情时在国内，我也算是受迫害了吧。当时我也差点跟警察起冲突，距离被逮走也没多远了。因为当时我真的是公开反抗了，是在一个火车站的广场上。”</text:p>
      <text:p text:style-name="P4">
艾晶晶的父亲八九年“六四”时在北京上大学，也曾积极投身学运，幸运的是他并未被抓捕。同时，全家人也都很“反共”，所以她从很小就知道了“六四”。</text:p>
      <text:p text:style-name="P4">
艾晶晶坦承，“白纸运动”无论从规模上、参与者的思想意识上和民众的支持度上都远不能和当年“六四”相比，海外运动效果也很有限，但是她依然认为，年轻人面对中共高压应该勇敢站出来，做自己该做的事：“既然已经不在中国了，我还怕什么呀！如果在海外的人都不敢站出来的话，那真的没人敢说话了。”</text:p>
      <text:p text:style-name="P4">
 1989年6月4日清晨的北京街头（六四档案图）</text:p>
      <text:p text:style-name="P4">
<text:span text:style-name="T4">
"我们都是同一代人"</text:span>
</text:p>
      <text:p text:style-name="P4">
一位在日本的“白纸运动”参与者“一粒麦”（网名）日前发推文说：“‘六四’在我们父辈的心里活着，就如同‘乌鲁木齐中路’在我们心中活着一样。他们的呼喊与挣扎，就是我们的呼喊与挣扎；他们经历过的希望与丧失，也就是我们经历的希望和丧失。”</text:p>
      <text:p text:style-name="P4">
被誉为“中国摇滚之父”的崔健曾说：“只要天安门上还挂着毛像，我们都还是同一代人。”</text:p>
      <text:p text:style-name="P4">
的确，在反对专制暴政的道路上，当“白纸”一代和“六四”一代在30年多后不期而遇时，他们几乎没有太多代沟。一些“六四”学运领袖很自然地也成为了“白纸运动”青年的忘年交和精神导师，自由、民主的火种在这两代人之间自觉地传承和接力着。</text:p>
      <text:p text:style-name="P4">
“六四”纪念日前夕，前文中提到的高中生邢铭镇特别向当年的“六四”学生们致敬：“你们的行动与愿望失败了，但成功地在历史上留下一道伤口。人们只会被蒙蔽，不会忘记。现在民主自由的种子在中国大地上又开始发芽，我们会努力。你们不会被忘记。我拾起火把，不管有没有人追随，或许我也会倒下，但一定会有更多的人来接续。民主是杀不死的，正义是杀不死的!”</text:p>
      <text:p text:style-name="P4">
展望未来，本文开头提到那位小说作者冰乐充满信心：“不管我们前方的道路是光明的也好，是黑暗的也罢，只有坚持着向前走，才会更容易看见希望！”</text:p>
      <text:p text:style-name="P4">
因安全原因，本文中的成刚、小明、邢铭镇、何钧、艾晶晶皆为化名。他们的声音也经过技术处理。</text:p>
      <text:p text:style-name="P4">
记者：凯迪 （景萱、经纬对本文亦有贡献）责编：何平 网编：洪伟</text:p>
      <text:p text:style-name="P4">
Source: <text:a xlink:type="simple" xlink:href="https://www.rfa.org/mandarin/yataibaodao/renquanfazhi/kw-06012023130017.html" text:style-name="Internet_20_link" text:visited-style-name="Visited_20_Internet_20_Link">
https://www.rfa.org/mandarin/yataibaodao/renquanfazhi/kw-06012023130017.html</text:a>
</text:p>
      <!--NEWS-->
      <text:h text:style-name="P10" text:outline-level="1">
<text:span text:style-name="T4">
美国务卿：乌克兰强化国防实力 是真正和平的先决条件</text:span>
</text:h>
      <text:p text:style-name="P4">
Publisher: 法新社</text:p>
      <text:p text:style-name="P4">
Published Time: 2023-06-02T11:02:07+00:00</text:p>
      <text:p text:style-name="P4">
Modified Time: 2023-06-02T10:50:01+00:00</text:p>
      <text:p text:style-name="P4">
Description: （法新社赫尔辛基2日电） 美国国务卿布林肯（Antony Blinken）今天表示，在与俄罗斯总统蒲亭（Vladimir Putin）达成任何和平协议之前，强化乌克兰的国防实力至关重要。</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6" text:anchor-type="as-char" svg:width="6.9236in" svg:height="3.617581in" draw:z-index="0">
<draw:image xlink:href="../Images/rficn/2023-06-02T11-02-07-00-00/000000.png" xlink:type="simple" xlink:show="embed" xlink:actuate="onLoad" draw:mime-type="image/png"/>
</draw:frame>
</text:p>
      <text:p text:style-name="P4">
法新社报导，布林肯在芬兰首都赫尔辛基发表演说时指出：「正因为我们对蒲亭渴望达到的目标不抱任何幻想，我们相信有意义的外交和真正和平的先决条件是一个更强大的乌克兰，足以吓阻并自卫对抗未来任何侵略（的乌克兰）。」</text:p>
      <text:p text:style-name="P4">
Source: <text:a xlink:type="simple" xlink:href="https://www.rfi.fr/cn/%E5%9B%BD%E9%99%85%E6%8A%A5%E9%81%93/20230602-%E7%BE%8E%E5%9B%BD%E5%8A%A1%E5%8D%BF-%E4%B9%8C%E5%85%8B%E5%85%B0%E5%BC%BA%E5%8C%96%E5%9B%BD%E9%98%B2%E5%AE%9E%E5%8A%9B-%E6%98%AF%E7%9C%9F%E6%AD%A3%E5%92%8C%E5%B9%B3%E7%9A%84%E5%85%88%E5%86%B3%E6%9D%A1%E4%BB%B6" text:style-name="Internet_20_link" text:visited-style-name="Visited_20_Internet_20_Link">
https://www.rfi.fr/cn/%E5%9B%BD%E9%99%85%E6%8A%A5%E9%81%93/20230602-%E7%BE%8E%E5%9B%BD%E5%8A%A1%E5%8D%BF-%E4%B9%8C%E5%85%8B%E5%85%B0%E5%BC%BA%E5%8C%96%E5%9B%BD%E9%98%B2%E5%AE%9E%E5%8A%9B-%E6%98%AF%E7%9C%9F%E6%AD%A3%E5%92%8C%E5%B9%B3%E7%9A%84%E5%85%88%E5%86%B3%E6%9D%A1%E4%BB%B6</text:a>
</text:p>
      <!--NEWS-->
      <text:h text:style-name="P10" text:outline-level="1">
<text:span text:style-name="T4">
台美签署21世纪贸易倡议 北京称美对台“敲骨吸髓”</text:span>
</text:h>
      <text:p text:style-name="P4">
Author: https://www.facebook.com/bbcworldservice/</text:p>
      <text:p text:style-name="P4">
Publisher: BBC News 中文</text:p>
      <text:p text:style-name="P4">
Published Time: 2023-06-02T11:08:19.000Z</text:p>
      <text:p text:style-name="P4">
Modified Time: 2023-06-02T11:08:19.000Z</text:p>
      <text:p text:style-name="P4">
Description: 台湾方面称，这是自1979年以来台美间最具规模、最全面性的贸易谈判所达成的阶段性成果。</text:p>
      <text:p text:style-name="P4">
Images: ["<text:a xlink:type="simple" xlink:href="https://ichef.bbci.co.uk/news/640/cpsprodpb/42B4/production/_129967071_350857199_805843410964198_6163248670180991121_n.jpg" text:style-name="Internet_20_link" text:visited-style-name="Visited_20_Internet_20_Link">
_129967071_35...</text:a>
", "<text:a xlink:type="simple" xlink:href="https://ichef.bbci.co.uk/news/640/cpsprodpb/141BE/production/_129966328_351103131_798887881762793_5582211598430148576_n.jpg" text:style-name="Internet_20_link" text:visited-style-name="Visited_20_Internet_20_Link">
_129966328_35...</text:a>
"]</text:p>
      <text:p text:style-name="P4">
Videos: []</text:p>
      <text:p text:style-name="P4">
Tags: ['中國', '台湾']</text:p>
      <text:p text:style-name="P4">
Type: Article</text:p>
      <!--METADATA-->
      <text:h text:style-name="P12" text:outline-level="3">
<text:span text:style-name="T4">
台美签署21世纪贸易倡议 北京称美对台“敲骨吸髓”</text:span>
</text:h>
      <text:p text:style-name="P4">
2023年6月2日上午11点08分<draw:frame draw:style-name="fr1" draw:name="Image187" text:anchor-type="as-char" svg:width="6.9236in" svg:height="3.894525in" draw:z-index="0">
<draw:image xlink:href="../Images/BBC Chinese/2023-06-02T11-08-19.000Z/_129967071_350857199_805843410964198_6163248670180991121_n.jpg" xlink:type="simple" xlink:show="embed" xlink:actuate="onLoad" draw:mime-type="image/jpeg"/>
</draw:frame>
</text:p>
      <text:p text:style-name="P4">
图像来源，  Bi-khim Hsiao</text:p>
      <text:p text:style-name="P4">
图像加注文字，</text:p>
      <text:p text:style-name="P4">
台湾驻美代表萧美琴与美国在台协会（AIT）执行理事蓝莺（Ingrid Larson）在AIT总部签署首批协定。</text:p>
      <text:p text:style-name="P4">
<text:span text:style-name="T4">
台湾行政院周四（6月1日）公布，与美国签订《台美21世纪贸易倡议》首批协定。台湾方面称，这是自1979年以来台美间最具规模、最全面性的贸易谈判所达成的阶段性成果。</text:span>
</text:p>
      <text:p text:style-name="P4">
北京方面则立即表示，一贯坚决反对建交国与中国台湾地区进行任何形式的官方往来，希望美国停止向“台独”分裂势力发出任何错误信号。</text:p>
      <text:h text:style-name="P12" text:outline-level="3">
<text:span text:style-name="T4">
倡议到底有什么成果</text:span>
</text:h>
      <text:p text:style-name="P4">
<draw:frame draw:style-name="fr1" draw:name="Image188" text:anchor-type="as-char" svg:width="6.9236in" svg:height="3.894525in" draw:z-index="0">
<draw:image xlink:href="../Images/BBC Chinese/2023-06-02T11-08-19.000Z/_129966328_351103131_798887881762793_5582211598430148576_n.jpg" xlink:type="simple" xlink:show="embed" xlink:actuate="onLoad" draw:mime-type="image/jpeg"/>
</draw:frame>
</text:p>
      <text:p text:style-name="P4">
图像来源，  Bi-khim Hsiao</text:p>
      <text:p text:style-name="P4">
台湾行政院 <text:a xlink:type="simple" xlink:href="https://www.ey.gov.tw/Page/9277F759E41CCD91/070b69ff-9f30-4076-b5c7-5af3a58e108d" text:style-name="Internet_20_link" text:visited-style-name="Visited_20_Internet_20_Link">
 透露</text:a>
，签署的首批协定包括关务行政及贸易便捷化、良好法制作业、服务业国内规章、反贪腐、中小企业等5项议题，加上后续即将展开谈判的7项议题，包括劳动、环境、农业、数位贸易、标准、国营事业、非市场政策与做法。</text:p>
      <text:p text:style-name="P4">
行政院经贸谈判办公室则透露了预期双方未来的谈判的 <text:a xlink:type="simple" xlink:href="https://www.ey.gov.tw/otn/8E7CF7585049FAB6/328b5c43-efc6-45c3-926b-e3a0cb5e3dcb" text:style-name="Internet_20_link" text:visited-style-name="Visited_20_Internet_20_Link">
 11项议题</text:a>
的更多细节。比如，在贸易便捷化方面，双方将商议加速海关通关程序、电子支付等议题。</text:p>
      <text:p text:style-name="P4">
台湾总统蔡英文称，在未来陆续完成谈判后，将有助于促进市场公平竞争、资讯透明化、降低企业交易成本，并为中小企业带来更多的发展机会，也有助于台湾的经济与产业更顺利进军国际市场。</text:p>
      <text:p text:style-name="P4">
台湾国家发展委员会称，签署协定能促进台美协调合作、打造公平环境，有助吸引外商投资和增进贸易机会。</text:p>
      <text:p text:style-name="P4">
美国贸易代表办公室发言人山姆·米歇尔（Sam Michel）表示：“我们感谢台湾伙伴帮助我们达成这一重要里程碑，并期待即将展开的有关更多贸易领域的谈判。”</text:p>
      <text:p text:style-name="P4">
<text:a xlink:type="simple" xlink:href="https://www.bbc.com/zhongwen/simp/business-64342845" text:style-name="Internet_20_link" text:visited-style-name="Visited_20_Internet_20_Link">
 台美“21世纪贸易倡议”第二轮谈判落幕：台湾加入国际经贸组织为何如此曲折 </text:a>
  * <text:a xlink:type="simple" xlink:href="https://www.bbc.com/zhongwen/simp/chinese-news-55107824" text:style-name="Internet_20_link" text:visited-style-name="Visited_20_Internet_20_Link">
 放宽美国“莱猪”台湾立法院爆冲突猪内脏与拳头齐飞 </text:a>
  * <text:a xlink:type="simple" xlink:href="https://www.bbc.com/zhongwen/simp/business-53973239" text:style-name="Internet_20_link" text:visited-style-name="Visited_20_Internet_20_Link">
 台湾松绑美国猪牛肉后能否走向全面台美自贸协议 </text:a>
  * <text:a xlink:type="simple" xlink:href="https://www.bbc.com/zhongwen/simp/chinese-news-65745337" text:style-name="Internet_20_link" text:visited-style-name="Visited_20_Internet_20_Link">
 谁更支持“武统”台湾？一份针对中国大陆受访者的民调说了些什么？ </text:a>
  * <text:a xlink:type="simple" xlink:href="https://www.bbc.com/zhongwen/simp/chinese-news-55675464" text:style-name="Internet_20_link" text:visited-style-name="Visited_20_Internet_20_Link">
 中国再提“一国两制”台湾方案 陆学者提“智统” </text:a>
</text:p>
      <text:p text:style-name="P4">
从目前公布的内容看，该倡议并未改变台美之间的商品关税，未来谈判重点也没有贸易协定通常会涉及的市场准入商品类别等项目。大多已完成和将要展开的谈判内容主要涉及贸易便利化措施、法律对接和劳工、环境保护事项。但也有支持者对媒体指出，它有助于强化台湾与美国之间的经济纽带，并开放更多美国的产品出口至台湾，还能减少美国企业向台湾出口产品的繁文缛节。</text:p>
      <text:p text:style-name="P4">
</text:p>
      <text:p text:style-name="P4">
图像来源，  Getty Images</text:p>
      <text:h text:style-name="P12" text:outline-level="3">
<text:span text:style-name="T4">
中国激烈回应</text:span>
</text:h>
      <text:p text:style-name="P4">
对于这份协定，中国外交部发言人毛宁周四就曾警告台湾和美国。</text:p>
      <text:p text:style-name="P4">
毛宁称，中方一贯坚决反对建交国与中国台湾地区进行任何形式的官方往来，包括商签任何具有主权意涵和官方性质的协定。她称，美方有关行径严重违反一个中国原则和中美三个联合公报规定，也违背美方自己做出的仅同台湾保持非官方关系承诺，中方已经多次就此向美方提出严正交涉。</text:p>
      <text:p text:style-name="P4">
“美方应当停止任何形式的美台官方往来，不得与中国台湾地区商签具有主权意涵和官方性质的协定，不得借经贸名义向"台独"分裂势力发出任何错误信号。”毛宁说。</text:p>
      <text:p text:style-name="P4">
周五（2日），毛宁进一步表示：“所谓"倡议"不过是美方打着经贸合作的幌子，对台予取予夺、敲骨吸髓的‘指挥棒’，是台民进党当局为谋‘独’私利，不惜出卖台湾同胞和企业切身利益、‘害台’‘卖台’的‘投名状’，是美虚化掏空一个中国原则的最新例证。”</text:p>
      <text:p text:style-name="P4">
Source: <text:a xlink:type="simple" xlink:href="https://www.bbc.com/zhongwen/simp/business-65788057" text:style-name="Internet_20_link" text:visited-style-name="Visited_20_Internet_20_Link">
https://www.bbc.com/zhongwen/simp/business-65788057</text:a>
</text:p>
      <!--NEWS-->
      <text:h text:style-name="P10" text:outline-level="1">
<text:span text:style-name="T4">
在华营商风险增加，西方制造商转向“中国+N”战略 (Free Version)</text:span>
</text:h>
      <text:p text:style-name="P4">
Author: Jon Emont</text:p>
      <text:p text:style-name="P4">
Publisher: 华尔街日报中文网</text:p>
      <text:p text:style-name="P4">
Published Time: 2023-06-02T11:15:00.000Z</text:p>
      <text:p text:style-name="P4">
Modified Time: 2023-06-02T11:15:00.000Z</text:p>
      <text:p text:style-name="P4">
Created Time: 2023-06-02T08:06:00.000Z</text:p>
      <text:p text:style-name="P4">
Description: 西方企业高管正将生产业务从中国转移到多个国家，以便为突发事件做准备。</text:p>
      <text:p text:style-name="P4">
Images: []</text:p>
      <text:p text:style-name="P4">
Categories: ['商业']</text:p>
      <text:p text:style-name="P4">
Keywords: SYND,LINK:EN|WP-WSJ-0000910743</text:p>
      <text:p text:style-name="P4">
Type: Article</text:p>
      <!--METADATA-->
      <text:p text:style-name="P4">
过去十年的大部分时间里，西方公司一直在寻找世界工厂中国的替代市场，高管们将这一转变称为“中国+1”。而该战略现在看上去越来越像是 <text:a xlink:type="simple" xlink:href="https://cn.wsj.com/articles/CN-BGH-20230510111747" text:style-name="Internet_20_link" text:visited-style-name="Visited_20_Internet_20_Link">
 “中国+N”</text:a>
 。</text:p>
      <text:p text:style-name="P4">
Source: <text:a xlink:type="simple" xlink:href="https://cn.wsj.com/articles/%E5%9C%A8%E5%8D%8E%E8%90%A5%E5%95%86%E9%A3%8E%E9%99%A9%E5%A2%9E%E5%8A%A0-%E8%A5%BF%E6%96%B9%E5%88%B6%E9%80%A0%E5%95%86%E8%BD%AC%E5%90%91-%E4%B8%AD%E5%9B%BD+n-%E6%88%98%E7%95%A5-25461baa" text:style-name="Internet_20_link" text:visited-style-name="Visited_20_Internet_20_Link">
https://cn.wsj.com/articles/%E5%9C%A8%E5%8D%8E%E8%90%A5%E5%95%86%E9%A3%8E%E9%99%A9%E5%A2%9E%E5%8A%A0-%E8%A5%BF%E6%96%B9%E5%88%B6%E9%80%A0%E5%95%86%E8%BD%AC%E5%90%91-%E4%B8%AD%E5%9B%BD+n-%E6%88%98%E7%95%A5-25461baa</text:a>
</text:p>
      <!--NEWS-->
      <text:h text:style-name="P10" text:outline-level="1">
<text:span text:style-name="T4">
香港电影院叫停六四当晚包场放映　巧合还是蓄意？</text:span>
</text:h>
      <text:p text:style-name="P4">
Author: None</text:p>
      <text:p text:style-name="P4">
Publisher: Radio Free Asia (Organization)</text:p>
      <text:p text:style-name="P4">
Published Time: 2023-06-02T11:29:00-04:00</text:p>
      <text:p text:style-name="P4">
Modified Time: 2023-06-02T12:38:11-04:00</text:p>
      <text:p text:style-name="P4">
Description: None</text:p>
      <text:p text:style-name="P4">
Videos: []</text:p>
      <text:p text:style-name="P4">
Audios: ["<text:a xlink:type="simple" xlink:href="https://www.rfa.org/mandarin/yataibaodao/renquanfazhi/gf-0602202309532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90" text:anchor-type="as-char" svg:width="6.9236in" svg:height="5.1927in" draw:z-index="0">
<draw:image xlink:href="../Images/rfamandarin/2023-06-02T11-29-00-04-00/000000.png" xlink:type="simple" xlink:show="embed" xlink:actuate="onLoad" draw:mime-type="image/png"/>
</draw:frame>
 位于香港的高先电影院取消今年六四当天所有私人放映 <text:a xlink:type="simple" xlink:href="https://www.rfa.org/mandarin/yataibaodao/renquanfazhi/gf-06022023095327.html/@@images/image" text:style-name="Internet_20_link" text:visited-style-name="Visited_20_Internet_20_Link">
</text:a>
记者高锋摄  <text:a xlink:type="simple" xlink:href="https://www.rfa.org/mandarin/yataibaodao/renquanfazhi/gf-06022023095327.html/@@stream" text:style-name="Internet_20_link" text:visited-style-name="Visited_20_Internet_20_Link">
Audio-1-Link：https://www.rfa.org/mandarin/yataibaodao/renquanfazhi/gf-06022023095327.html/@@stream</text:a>
</text:p>
      <text:p text:style-name="P4">
香港一家电影院原定在"六四"34周年当晚进行包场放映，但突然决定取消。据了解，该电影院的脸书账号曾出现可疑留言，包场电影的主办方不排除有人蓄意破坏。有评论认为，港府日前就港人悼念"六四"表态，已造成寒蝉效应。</text:p>
      <text:p text:style-name="P4">
<text:a xlink:type="simple" xlink:href="https://www.rfa.org/mandarin/yataibaodao/renquanfazhi/ec-06012023060926.html" text:style-name="Internet_20_link" text:visited-style-name="Visited_20_Internet_20_Link">
 <text:span text:style-name="T4">
六四前夕许志永狱中呼吁 以禁食悼念"六四"</text:span>
 </text:a>
  * <text:a xlink:type="simple" xlink:href="https://www.rfa.org/mandarin/pinglun/duzheguangchang/dz-05302023170923.html" text:style-name="Internet_20_link" text:visited-style-name="Visited_20_Internet_20_Link">
 <text:span text:style-name="T4">
【我是怎么知道六四的】来信节选</text:span>
 </text:a>
</text:p>
      <text:p text:style-name="P4">
涉事的高先电影院位于港岛坚尼地城，原定“六四”34周年当晚为纪录片《尚未完场》举行三场包场放映，每场约有70名观众。5月31日，院方突然决定取消六四当天所有私人放映。</text:p>
      <text:p text:style-name="P4">
电影包场其中一个主办方、网购平台“如一”在脸书专业引述高先电影院说，院方收到“业界代表”的“强烈建议”，六四是敏感日子，应避免聚集活动，经过考虑后决定取消包场。</text:p>
      <text:p text:style-name="P4">
据了解，《尚未完场》讲述香港一家电影院的创办人的事迹，内容与六四天安门事件完全无关。香港有媒体发现，高先电影院有关《尚未完场》的贴文连日来出现多个可疑账号留言，有人提到“终于有个地方可以悼念六四”、有人则声称“维园不能去，转到戏院悼念也可以”。</text:p>
      <text:p text:style-name="P4">
“如一”负责人、香港前民主派区议员朱江玮强调，把包场安排在6月4日举行纯属巧合，认为事件荒谬。</text:p>
      <text:p text:style-name="P4">
朱江玮：“我觉得是有‘牛鬼蛇神’趁机出动。目的是什么我难以揣测，却更令人记住了这一天，但这种‘记住’不是悼念而是破坏。我不知道他们是什么人，也不知道他们和政权的关系，但我感受到是一帮人。若这部电影和六四有关，我无话可说，但事实上这次活动与六四没有关联。这些人根本分不清青红皂白，反正他们收到指令就去执行。”</text:p>
      <text:p text:style-name="P4">
近年每到六四前夕，香港前区议员朱江玮会向港人派发电子蜡烛。 （记者高锋摄）  <text:a xlink:type="simple" xlink:href="https://www.rfa.org/mandarin/yataibaodao/renquanfazhi/gf-06022023095327.html/20230531_192227.jpg" text:style-name="Internet_20_link" text:visited-style-name="Visited_20_Internet_20_Link">
</text:a>
</text:p>
      <text:p text:style-name="P4">
<text:span text:style-name="T4">
主办方为民主派曾在六四派发电子蜡烛</text:span>
</text:p>
      <text:p text:style-name="P4">
近年每到“六四”前夕，朱江玮会在自己开设的店铺向港人派发电子蜡烛。他去年举办私人电影放映会时，曾遭当局控告违反限聚令。朱江玮说，难以猜测高先电影院受到压力是否与自己的政治立场有关，但他经营的店铺近期一再受到当局关注。</text:p>
      <text:p text:style-name="P4">
朱江玮：“‘如一’有受到类似的压力。近日政府不同部门先后上来调查。他们的理据是有市民投诉我们。仍然留下希望为香港多做些事情的人需要有心理准备，往后会越来越难。”</text:p>
      <text:p text:style-name="P4">
对于港人以个人身份悼念六四是否不违法。香港特首李家超日前表示，任何公众活动及个人行为都要符合香港法律，执法部门会针对每个活动及行为依法处理，每个人都要为个人行为负责。如警方发现有行为不符合法律，会果断执法。</text:p>
      <text:p text:style-name="P4">
香港时评人刘锐绍认为，港府的态度已形成寒蝉效应。</text:p>
      <text:p text:style-name="P4">
刘锐绍：“官方忌讳“六四”，警告“六四”的活动不要过了红线，所形成的寒蝉效应是否已经一层层压下来，压到工商界，会否有一些建制派（亲北京阵营）的朋友处于不想太多事情这样一个心态，从而一直压到底层。这在中国政治文化里面是经常出现的。”</text:p>
      <text:p text:style-name="P4">
香港电影工作者总会发言人田启文认为, 高先电影院有需要公开交代“业界代表”是谁的决定以及取消包场的原因，避免外界揣测。</text:p>
      <text:p text:style-name="P4">
记者：高锋 责编：许书婷、嘉远 网编：洪伟</text:p>
      <text:p text:style-name="P4">
Source: <text:a xlink:type="simple" xlink:href="https://www.rfa.org/mandarin/yataibaodao/renquanfazhi/gf-06022023095327.html" text:style-name="Internet_20_link" text:visited-style-name="Visited_20_Internet_20_Link">
https://www.rfa.org/mandarin/yataibaodao/renquanfazhi/gf-06022023095327.html</text:a>
</text:p>
      <!--NEWS-->
      <text:h text:style-name="P10" text:outline-level="1">
<text:span text:style-name="T4">
RCEP对15个签署国全面生效</text:span>
</text:h>
      <text:p text:style-name="P4">
Author: None (Language: zh)</text:p>
      <text:p text:style-name="P4">
Publisher: None</text:p>
      <text:p text:style-name="P4">
Time: 2023-06-02T11:31:00Z</text:p>
      <text:p text:style-name="P4">
Description: 据中国商务部官网消息，6月2日，《区域全面经济伙伴关系协定》（RCEP）对菲律宾正式生效，标志着RCEP对15个成员国全面生效。</text:p>
      <text:p text:style-name="P4">
Videos: []</text:p>
      <text:p text:style-name="P4">
Images: []</text:p>
      <text:p text:style-name="P4">
Subject: 经济纵横</text:p>
      <text:p text:style-name="P4">
Subjects: ['德中关系', '岛屿主权争端', '专题报道：全景观看“习马会”', '中国', '菲律宾', '中共十九大']</text:p>
      <text:p text:style-name="P4">
Keywords: ['RCEP', '区域全面经济伙伴关系协定', '东南亚国家联盟', '中国', '企业', '菲律宾', '外资', '多边贸易']</text:p>
      <text:p text:style-name="P4">
ID: 65804548</text:p>
      <!--METADATA-->
      <text:p text:style-name="P4">
<text:a xlink:type="simple" xlink:href="https://www.dw.com/zh/overlay/image/article/65804548/62271795" text:style-name="Internet_20_link" text:visited-style-name="Visited_20_Internet_20_Link">
 </text:a>
</text:p>
      <text:p text:style-name="P4">
菲律宾2022年人口约1.1亿</text:p>
      <text:p text:style-name="P4">
（德国之声中文网）《区域全面经济伙伴关系协定》（RCEP）（Regional Comprehensive EconomicPartnership，缩写为RCEP）是由东南亚国家联盟十国发起，由中华人民共和国、日本、韩国、澳大利亚、新西兰等与东盟有自由贸易协定的五方共同参加，共计15个缔约方所构成的自由贸易协定。</text:p>
      <text:p text:style-name="P4">
RCEP区域总人口、GDP总值、货物贸易金额均占全球比重约30％。RCEP生效后，各成员之间关税减让包括立即降至零关税、10年内降至零关税等不同承诺。区域内90%以上的货物贸易将最终实现零关税，最终形成全球人口最多、经贸规模最大的自贸区。</text:p>
      <text:p text:style-name="P4">
<text:a xlink:type="simple" xlink:href="https://www.dw.com/zh/zh/rcep正式生效-中国与亚太多国调低关税/a-60307337" text:style-name="Internet_20_link" text:visited-style-name="Visited_20_Internet_20_Link">
 RCEP于2022年1月1日正式生效 </text:a>
，首批生效的国家包括文莱、柬埔寨、老挝、新加坡、泰国、越南等东盟6国和中国、日本、新西兰、澳大利亚等非东盟4国。2022年，该协定先后对韩国、马来西亚、缅甸生效，2023年1月2日起，对印度尼西亚生效。随着RCEP6月2日对菲律宾正式生效，全部15个成员国均完成了生效程序。</text:p>
      <text:h text:style-name="P12" text:outline-level="3">
<text:span text:style-name="T4">
为中国企业带来红利</text:span>
</text:h>
      <text:p text:style-name="P4">
中国商务部称，RCEP的全面生效充分体现了15方支持开放、自由、公平、包容和以规则为基础的多边贸易体制的决心和行动，将为区域经济一体化注入强劲动力，全面提升东亚贸易投资自由化便利化水平，其实施为中国稳外贸稳外资发挥了重要作用，为中国广大企业带来了红利和实惠。</text:p>
      <text:p text:style-name="P4">
</text:p>
      <text:p text:style-name="P4">
菲律宾总统马科斯2023年4月22日会见来访的中国外长秦刚</text:p>
      <text:p text:style-name="P4">
中国商务部发表数据称，2022年，中国与RCEP其他成员进出口总额12.95万亿元人民币，同比增长7.5%，占中国外贸进出口总额的30.8%。2023年头四个月，中国与RCEP其他成员进出口总额为4.12万亿元，同比增长7.3%，占中国外贸进出口总额30.9%。此外，2022年，中国实际利用RCEP其他成员投资额235.3亿美元，同比增长23.1%。2023年头四个月，中国实际利用RCEP其他成员投资额近89亿美元，同比增长超过13.7%。</text:p>
      <text:p text:style-name="P4">
中国是菲律宾最大贸易伙伴、第一大进口来源地和第三大出口市场。RCEP对菲律宾正式生效后，菲律宾将在一定的过渡期后，将对中国汽车及零部件、部分塑料制品、纺织服装、空调洗衣机的关税从3%至30%逐步将为零。在服务和投资领域，菲律宾承诺对超过100个服务部门开放市场。中国海关数据显示，2022年，中国与菲律宾进出口贸易总额877.3亿美元，同比增长7.1%。2023年头4个月，中国对菲律宾进出口总额为264.6亿美元，同比增长3.6%。</text:p>
      <text:p text:style-name="P4">
(综合报道）</text:p>
      <text:p text:style-name="P4">
Source: <text:a xlink:type="simple" xlink:href="https://www.dw.com/zh/rcep对15个签署国全面生效/a-65804548" text:style-name="Internet_20_link" text:visited-style-name="Visited_20_Internet_20_Link">
https://www.dw.com/zh/rcep对15个签署国全面生效/a-65804548?maca=chi-rss-chi-all-1127-rdf</text:a>
</text:p>
      <!--NEWS-->
      <text:h text:style-name="P10" text:outline-level="1">
<text:span text:style-name="T4">
报告称中国加强对美国开源情报的收集</text:span>
</text:h>
      <text:p text:style-name="P4">
Creator: JULIAN E. BARNES</text:p>
      <text:p text:style-name="P4">
Publisher: https://www.facebook.com/nytimeschinese</text:p>
      <text:p text:style-name="P4">
Published Time: 2023-06-02T11:35:40+08:00</text:p>
      <text:p text:style-name="P4">
Description: 新报告显示中国政府和企业正在加大从五角大楼、智库和私营公司收集公开数据的努力。分析认为挖掘公开信息来源可以使中国在收集美国及其盟友的情报方面具有优势。 Adam Dean for The New York Times 2018年，美国军人驾驶海军侦察机飞越南中国海。</text:p>
      <text:p text:style-name="P4">
Images: ["<text:a xlink:type="simple" xlink:href="https://static01.nyt.com/images/2023/06/01/multimedia/01dc-china-intel-gjck/01dc-china-intel-gjck-master1050.jpg" text:style-name="Internet_20_link" text:visited-style-name="Visited_20_Internet_20_Link">
01dc-china-in...</text:a>
"]</text:p>
      <text:p text:style-name="P4">
Category: 中国</text:p>
      <text:p text:style-name="P4">
Type: Article</text:p>
      <!--METADATA-->
      <text:p text:style-name="P4">
<draw:frame draw:style-name="fr1" draw:name="Image196" text:anchor-type="as-char" svg:width="6.9236in" svg:height="4.615733in" draw:z-index="0">
<draw:image xlink:href="../Images/cnnytimes/2023-06-02T11-35-40-08-00/01dc-china-intel-gjck-master1050.jpg" xlink:type="simple" xlink:show="embed" xlink:actuate="onLoad" draw:mime-type="image/jpeg"/>
</draw:frame>
</text:p>
      <text:p text:style-name="P4">
一份新报告称，中国的情报机构正在大力投资开源情报，以更多地了解美军在太平洋及其他地区的能力。</text:p>
      <text:p text:style-name="P4">
该 <text:a xlink:type="simple" xlink:href="https://recordedfuture.com/private-eyes-chinas-embrace-open-source-military-intelligence" text:style-name="Internet_20_link" text:visited-style-name="Visited_20_Internet_20_Link">
 分析报告 </text:a>
 来自一家名为RecordedFuture的威胁情报公司，它详细说明了中国政府和企业从五角大楼、智库和私营公司收集公开数据的努力——北京军方可以利用这些信息来帮助为与美国的潜在冲突做规划。</text:p>
      <text:p text:style-name="P4">
<text:span text:style-name="T4">
为什么这很重要：北京收集开源情报可以给它带来优势。</text:span>
</text:p>
      <text:p text:style-name="P4">
在美中对抗加剧之际，两国都在加大对情报收集能力的投入。</text:p>
      <text:p text:style-name="P4">
广告</text:p>
      <text:p text:style-name="P4">
随着北京对大数据管理的投资，挖掘公开的信息来源可以使中国在收集美国及其盟友的情报方面占据优势。</text:p>
      <text:p text:style-name="P4">
虽然像中国这样的专制国家隐藏了自己军队的信息，但美国作为一个试图对公众做出快速回应的民主国家，发布了大量关于其军事能力、理论和计划的信息。</text:p>
      <text:p text:style-name="P4">
中国可以挖掘这些信息，寻找可用于自身军事优势的材料。例如，该报告详细介绍了一家主要的中国开源情报公司所做的一些工作，以分析来自五角大楼内部智囊团“网络评估办公室”可公开获得的观点分析。RecordedFuture还概述了中国如何试图收集位于罗得岛纽波特的海军战争学院发布的信息。</text:p>
      <text:p text:style-name="P4">
“美国海军战争学院有一个中国海事研究所，它开展了大量关于中国的开源研究，”RecordedFuture的威胁情报分析师佐伊·哈弗说。“这是在学术环境中完成的，但终究会被外国政府认定为有价值的情报。”</text:p>
      <text:p text:style-name="P4">
军方官员没有立即对报告的结论置评。</text:p>
      <text:p text:style-name="P4">
<text:span text:style-name="T4">
背景：中国正在挖掘有关美军的信息。</text:span>
</text:p>
      <text:p text:style-name="P4">
近几十年来，中国收集秘密情报的能力突飞猛进，北京方面在过去十年加大了对开源信息的投入。</text:p>
      <text:p text:style-name="P4">
开源情报的定义很广泛，但Recorded Future研究了中国人民解放军的情报机构用来帮助他们制定计划和发展军事的信息。</text:p>
      <text:p text:style-name="P4">
广告</text:p>
      <text:p text:style-name="P4">
Recorded Future对军方签发给中国民营公司的合同展开了调查，让它们收集一系列开源信息，包括有关美军及其在台湾防卫工作的材料。</text:p>
      <text:p text:style-name="P4">
“解放军在很大程度上假设美国会以某种形式干预台湾冲突，他们非常努力地为这种情况做准备，”哈弗说。</text:p>
      <text:p text:style-name="P4">
北京从开源数据中挖掘的大部分内容很可能都掌握在个别中国间谍机构手中。但据RecordedFuture的分析师称，中国的情报机构各自为政，不会共享信息。与向姊妹间谍机构索取机密信息相比，对于解放军部分情报机构来说，开发有关美国能力的公开来源信息可能更容易。</text:p>
      <text:p text:style-name="P4">
<text:span text:style-name="T4">
下一步：收集开源信息对民主国家构成挑战。</text:span>
</text:p>
      <text:p text:style-name="P4">
考虑到美国及其盟国公开的信息，Recorded Future承认存在安全问题，但切断对数据的广泛访问可能不是解决办法。</text:p>
      <text:p text:style-name="P4">
相反，哈弗说，RecordedFuture希望人们意识到中国对开源情报的收集，这将有助于私营部门公司、军方和其他政府机构更好地管理这种风险，并使自动网络爬虫更难从公共数据库或网站上抓取信息。她还鼓励私营公司对试图购买其信息的中国公司进行尽职调查。</text:p>
      <text:p text:style-name="P4">
广告</text:p>
      <text:p text:style-name="P4">
“归根结底，我们不希望西方国家关闭他们的信息环境，”哈弗说。“那甚至不是一件好事。我们重视开放。”</text:p>
      <text:p text:style-name="P4">
Source: <text:a xlink:type="simple" xlink:href="https://cn.nytimes.com/china/20230602/china-us-open-source-intelligence/" text:style-name="Internet_20_link" text:visited-style-name="Visited_20_Internet_20_Link">
https://cn.nytimes.com/china/20230602/china-us-open-source-intelligence/</text:a>
</text:p>
      <!--NEWS-->
      <text:h text:style-name="P10" text:outline-level="1">
<text:span text:style-name="T4">
科技行业领袖警告AI可能给人类带来“灭绝风险”</text:span>
</text:h>
      <text:p text:style-name="P4">
Creator: KEVIN ROOSE</text:p>
      <text:p text:style-name="P4">
Publisher: https://www.facebook.com/nytimeschinese</text:p>
      <text:p text:style-name="P4">
Published Time: 2023-06-02T11:36:59+08:00</text:p>
      <text:p text:style-name="P4">
Description: 这份由多位人工智能公司高管、研究人员共同签署的声明称，他们正在开发的AI技术可能对人类构成威胁，应被视为与流行病及核战争同等的社会风险，受到更严格的监管。 Jim Lo Scalzo/EPA, via Shutterstock 包括OpenAI首席执行官萨姆·奥尔特曼在内的三家领先人工智能公司的高管签署了一封公开信，提请人们警惕人工智能的风险。</text:p>
      <text:p text:style-name="P4">
Images: ["<text:a xlink:type="simple" xlink:href="https://static01.nyt.com/images/2023/05/30/multimedia/30AI-SAFETY-01-jbhq/30AI-SAFETY-01-jbhq-master1050.jpg" text:style-name="Internet_20_link" text:visited-style-name="Visited_20_Internet_20_Link">
30AI-SAFETY-0...</text:a>
"]</text:p>
      <text:p text:style-name="P4">
Category: 科技</text:p>
      <text:p text:style-name="P4">
Type: Article</text:p>
      <!--METADATA-->
      <text:p text:style-name="P4">
<draw:frame draw:style-name="fr1" draw:name="Image197" text:anchor-type="as-char" svg:width="6.9236in" svg:height="4.615733in" draw:z-index="0">
<draw:image xlink:href="../Images/cnnytimes/2023-06-02T11-36-59-08-00/30AI-SAFETY-01-jbhq-master1050.jpg" xlink:type="simple" xlink:show="embed" xlink:actuate="onLoad" draw:mime-type="image/jpeg"/>
</draw:frame>
</text:p>
      <text:p text:style-name="P4">
一群行业领袖周二警告，他们正在开发的人工智能技术有朝一日可能对人类的生存构成威胁，应被视为与大流行病及核战争同等的社会风险。</text:p>
      <text:p text:style-name="P4">
非营利组织人工智能安全中心发表的一份 <text:a xlink:type="simple" xlink:href="https://www.safe.ai/statement-on-ai-risk" text:style-name="Internet_20_link" text:visited-style-name="Visited_20_Internet_20_Link">
 只有一句话的声明 </text:a>
写道：“减轻人工智能带来的灭绝风险应该成为全球的优先事项，就像应对其他社会规模的风险——如大流行病和核战争一样。”这封公开信由逾350名从事人工智能工作的高管、研究人员和工程师签署。</text:p>
      <text:p text:style-name="P4">
签署者包括三家领先人工智能公司的高管：OpenAI首席执行官萨姆·奥尔特曼，谷歌DeepMind首席执行官杰米斯·哈萨比斯，以及Anthropic首席执行官达里奥·阿莫代伊。</text:p>
      <text:p text:style-name="P4">
杰弗里·辛顿和约书亚·本吉奥是因在神经网络方面的开创性工作而获得图灵奖的三位研究人员中的两位，他们通常被视为现代人工智能运动的“教父”，他们也签署了该声明，此外还有该领域的其他杰出研究人员。(截至周二，第三位图灵奖得主、Meta人工智能研究项目负责人扬·勒昆尚未签名。)</text:p>
      <text:p text:style-name="P4">
广告</text:p>
      <text:p text:style-name="P4">
该声明是在人们对人工智能可能存在的危害越来越担心之际发表的。最近，所谓大型语言模型，也就是ChatGPT和其他聊天机器人使用的人工智能系统所取得的进展引发了人们的担忧——人工智能有可能很快就会被大规模用于传播错误信息和宣传，或者可能消除数以百万计白领的工作。</text:p>
      <text:p text:style-name="P4">
一些人认为，最终，人工智能可能变得足够强大，如果不采取任何措施来减缓其发展，它可能会在几年内造成社会规模的破坏，尽管研究人员有时并没有解释这种情况如何发生。</text:p>
      <text:p text:style-name="P4">
这些担忧得到了许多行业领导者的认同，这使他们处于一个不同寻常的境地，他们声称，他们正在开发的一项技术——在许多情况下，他们正在拼命工作，以图比竞争对手更快——构成了严重的风险，应该受到更严格的监管。</text:p>
      <text:p text:style-name="P4">
本月，奥尔特曼、哈萨比斯和阿莫代伊与美国总统拜登和副总统哈里斯碰面，讨论人工智能监管问题。在 <text:a xlink:type="simple" xlink:href="https://www.nytimes.com/2023/05/16/technology/openai-altman-artificial-intelligence-regulation.html" text:style-name="Internet_20_link" text:visited-style-name="Visited_20_Internet_20_Link">
 会后的参议院证词</text:a>
中，奥尔特曼警告，先进人工智能系统的风险已经严重到需要政府干预的程度，并呼吁对人工智能的潜在危害进行监管。</text:p>
      <text:p text:style-name="P4">
人工智能安全中心执行主任丹·亨德里克斯在接受采访时表示，这封公开信代表了一些行业领袖的“出柜”，他们曾对自己正在开发的技术存在的风险表示担忧——但只是在私下里。</text:p>
      <text:p text:style-name="P4">
“即使在人工智能界，也存在普遍误解，认为只有少数人是末日论者，”亨德里克斯说。“但事实上，很多人私下里都会对这些事情表示担忧。”</text:p>
      <text:p text:style-name="P4">
广告</text:p>
      <text:p text:style-name="P4">
一些怀疑论者认为，人工智能技术还太不成熟，不足以构成生死攸关的威胁。对于今天的人工智能系统，他们更担心的不是长期危险，而是短期问题，比如有偏见的反应和不正确的反应。</text:p>
      <text:p text:style-name="P4">
但也有人认为，人工智能的进步实在太快，以至于它在某些领域的表现已经超过了人类的水平，而且很快就会在其他领域超越人类。他们说，这项技术已经显示出先进能力和先进理解力的迹象，这让人们担心，“通用人工智能”(AGI)——可以在各种任务中达到或超过人类水平的人工智能——可能已经离我们不远了。</text:p>
      <text:p text:style-name="P4">
在 <text:a xlink:type="simple" xlink:href="https://openai.com/blog/governance-of-superintelligence" text:style-name="Internet_20_link" text:visited-style-name="Visited_20_Internet_20_Link">
 上周的一篇博客文章 </text:a>
中，奥尔特曼和OpenAI的另外两名高管提出了几种负责任地管理强大人工智能系统的方法。他们呼吁领先的人工智能制造商进行合作，对大型语言模型进行更多技术研究，并成立一个类似于国际原子能机构（旨在控制核武器的使用）的国际人工智能安全组织。</text:p>
      <text:p text:style-name="P4">
奥尔特曼还表示，支持制定规则，要求大型尖端人工智能模型的制造者注册获得政府颁发的许可证。</text:p>
      <text:p text:style-name="P4">
今年3月，1000多名技术人员和研究人员 <text:a xlink:type="simple" xlink:href="https://cn.nytimes.com/technology/20230330/ai-artificial-intelligence-musk-risks/" text:style-name="Internet_20_link" text:visited-style-name="Visited_20_Internet_20_Link">
 签署了另一封公开信</text:a>
 ，呼吁暂停开发最大的人工智能模型六个月，理由是担心“开发和部署更强大数字思维的竞赛失控”。</text:p>
      <text:p text:style-name="P4">
这封信由另一家专注于人工智能的非营利组织——生命未来研究所牵头，伊隆·马斯克和其他知名科技领袖签名，但来自领先人工智能实验室的签名并不多。</text:p>
      <text:p text:style-name="P4">
广告</text:p>
      <text:p text:style-name="P4">
亨德里克斯说，人工智能安全中心这份简短的新声明——总共只有22个英文单词——旨在团结人工智能专家，这些专家可能对特定风险的性质或防止这些风险发生的措施存在分歧，但他们对强大的人工智能系统有着共同的担忧。</text:p>
      <text:p text:style-name="P4">
“我们不想推动一个包含30种潜在干预措施的大菜单，”他说。“这种事会稀释信息。”</text:p>
      <text:p text:style-name="P4">
这份声明最初被分享给几位知名人工智能专家，其中包括辛顿。辛顿本月 <text:a xlink:type="simple" xlink:href="https://www.nytimes.com/2023/05/01/technology/ai-google-chatbot-engineer-quits-hinton.html" text:style-name="Internet_20_link" text:visited-style-name="Visited_20_Internet_20_Link">
 辞去了在谷歌的工作</text:a>
，他说，这样他就可以更自由地谈论人工智能的潜在危害。之后，该声明进入了几个主要的人工智能实验室，然后一些员工在上面签名。</text:p>
      <text:p text:style-name="P4">
随着成百上千万人使用人工智能聊天机器人寻求娱乐、陪伴和提高工作效率，以及底层技术的快速进步，来自该领域领导者的警告  的紧迫性也在增加  。</text:p>
      <text:p text:style-name="P4">
“我认为，如果这项技术出了问题，可能会出大问题，”奥尔特曼告诉参议院小组委员会。“我们希望与政府合作，防止这种情况发生。”</text:p>
      <text:p text:style-name="P4">
Source: <text:a xlink:type="simple" xlink:href="https://cn.nytimes.com/technology/20230531/ai-threat-warning/" text:style-name="Internet_20_link" text:visited-style-name="Visited_20_Internet_20_Link">
https://cn.nytimes.com/technology/20230531/ai-threat-warning/</text:a>
</text:p>
      <!--NEWS-->
      <text:h text:style-name="P10" text:outline-level="1">
<text:span text:style-name="T4">
余文生妻子许艳被加控“煽动颠覆”后　看守所拒绝律师会见</text:span>
</text:h>
      <text:p text:style-name="P4">
Author: None</text:p>
      <text:p text:style-name="P4">
Publisher: Radio Free Asia (Organization)</text:p>
      <text:p text:style-name="P4">
Published Time: 2023-06-02T11:38:00-04:00</text:p>
      <text:p text:style-name="P4">
Modified Time: 2023-06-02T13:06:2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8" text:anchor-type="as-char" svg:width="6.9236in" svg:height="5.081029in" draw:z-index="0">
<draw:image xlink:href="../Images/rfamandarin/2023-06-02T11-38-00-04-00/000000.png" xlink:type="simple" xlink:show="embed" xlink:actuate="onLoad" draw:mime-type="image/png"/>
</draw:frame>
 被加控"煽颠"的许艳与丈夫余文生合影推特/余文生律师妻子许艳 @xuyan709</text:p>
      <text:p text:style-name="P4">
据中国民间权益组织民生观察6月1日发布的消息，人权律师余文生的妻子许艳近日被北京市公安局石景山分局加控“煽动颠覆国家政权”等新罪名后，律师提前一天预约会见，但被看守所以公安临时提讯为由拒绝。</text:p>
      <text:p text:style-name="P4">
此前有知情人士向本台透露，许艳被加控“煽颠”的罪名性质远比所谓的“寻衅滋事”严重，许艳也是第一位被当局抓捕并被追究刑事责任的“709大抓捕”案件受害律师家属。</text:p>
      <text:p text:style-name="P4">
据悉，余文生、许艳夫妇在4月13日应邀前往欧盟驻京使馆途中，在搭乘地铁时被4名身穿便衣的国保人员拦截。其中一名国保宣称，要对他们进行口头传唤。两天后，多名警察前往余文生住处搜查，并向他刚满18岁的儿子宣读了俩人的刑事拘留通知书。</text:p>
      <text:p text:style-name="P4">
民生观察披露，余文生、许艳俩人被批捕可能与声援遭重判的许志永和丁家喜有关，目前一些人权律师已被当局警告不能代理该案。</text:p>
      <text:p text:style-name="P4">
责编：何平</text:p>
      <text:p text:style-name="P4">
Source: <text:a xlink:type="simple" xlink:href="https://www.rfa.org/mandarin/Xinwen/1-06022023113611.html" text:style-name="Internet_20_link" text:visited-style-name="Visited_20_Internet_20_Link">
https://www.rfa.org/mandarin/Xinwen/1-06022023113611.html</text:a>
</text:p>
      <!--NEWS-->
      <text:h text:style-name="P10" text:outline-level="1">
<text:span text:style-name="T4">
香格里拉对话会2023：世界待看中美防长“擦身而过”，台海朝鲜又添阴霾</text:span>
</text:h>
      <text:p text:style-name="P4">
Author: https://www.facebook.com/bbcworldservice/</text:p>
      <text:p text:style-name="P4">
Publisher: BBC News 中文</text:p>
      <text:p text:style-name="P4">
Published Time: 2023-06-02T11:38:33.000Z</text:p>
      <text:p text:style-name="P4">
Modified Time: 2023-06-02T11:38:33.000Z</text:p>
      <text:p text:style-name="P4">
Description: 在中国国防部长李尚福拒绝会晤美国国防部长奥斯汀的背景下，世界安全首脑齐集新加坡观察两个大国如何唇枪舌剑。</text:p>
      <text:p text:style-name="P4">
Images: ["<text:a xlink:type="simple" xlink:href="https://ichef.bbci.co.uk/news/640/cpsprodpb/D5EE/production/_129966745_072135-shutterstock_editorial_chinese_state_councilor_and_mini_13942362h.jpg" text:style-name="Internet_20_link" text:visited-style-name="Visited_20_Internet_20_Link">
_129966745_07...</text:a>
"]</text:p>
      <text:p text:style-name="P4">
Videos: []</text:p>
      <text:p text:style-name="P4">
Tags: ['新加坡', '中美关系', '朝鲜', '中國', '韩国', '美国', '东南亚', '军事']</text:p>
      <text:p text:style-name="P4">
Type: Article</text:p>
      <!--METADATA-->
      <text:h text:style-name="P12" text:outline-level="3">
<text:span text:style-name="T4">
香格里拉对话会2023：世界待看中美防长“擦身而过”，台海朝鲜又添阴霾</text:span>
</text:h>
      <text:p text:style-name="P4">
2023年6月2日中午11点38分<draw:frame draw:style-name="fr1" draw:name="Image199" text:anchor-type="as-char" svg:width="6.9236in" svg:height="3.894525in" draw:z-index="0">
<draw:image xlink:href="../Images/BBC Chinese/2023-06-02T11-38-33.000Z/_129966745_072135-shutterstock_editorial_chinese_state_councilor_and_mini_13942362h.jpg" xlink:type="simple" xlink:show="embed" xlink:actuate="onLoad" draw:mime-type="image/jpeg"/>
</draw:frame>
</text:p>
      <text:p text:style-name="P4">
图像来源，  EPA</text:p>
      <text:p text:style-name="P4">
图像加注文字，</text:p>
      <text:p text:style-name="P4">
新加坡国防部长黄永宏（右）国防部迎接中国国防部长李尚福（左）。北京称李尚福不与奥斯汀会晤，“责任完全在美方”。</text:p>
      <text:p text:style-name="P4">
<text:span text:style-name="T4">
新加坡香格里拉对话会（IISS Shangri-LaDialogue）在中美交恶持续的背景下召开第20届会议，世界国防安全要员、军火商与外交官等齐集新加坡，观察两个大国如何唇枪舌剑。</text:span>
</text:p>
      <text:p text:style-name="P4">
根据主办方公布，澳大利亚总理阿尔巴尼斯（Anthony Albanese）星期五（6月2日）晚间将发表开幕主旨演讲，美国国防部长奥斯汀（LloydAustin）星期六（3日）将以“美国在印太地区的领导”为题作演讲，中国国防部长李尚福陆军上将则于星期天（4日）将宣讲“中国的新安全倡议”。</text:p>
      <text:p text:style-name="P4">
会议召开前，美国五角大楼称，遭美国制裁的李尚福上将回绝了与奥斯汀会晤的邀请，预示双方将在会议期间“擦身而过”。</text:p>
      <text:p text:style-name="P4">
除中美关系外，来自40多个国家近600多名代表预计还将讨论俄罗斯入侵乌克兰所导致的国际紧张、北大西洋公约组织（NATO）与亚洲关系、朝鲜核武计划再次浮上水面等议题。然而，俄国与朝鲜均未派员出席。</text:p>
      <text:p text:style-name="P4">
<text:a xlink:type="simple" xlink:href="https://www.bbc.com/zhongwen/simp/world-65774317" text:style-name="Internet_20_link" text:visited-style-name="Visited_20_Internet_20_Link">
 北约“东进”设立东京联络处 乌克兰战争催生亚洲“小北约”？ </text:a>
  * <text:a xlink:type="simple" xlink:href="https://www.bbc.com/zhongwen/simp/world-65705268" text:style-name="Internet_20_link" text:visited-style-name="Visited_20_Internet_20_Link">
 拜登政府出“乌龙”，美中关系“回暖”再蒙阴影 </text:a>
  * <text:a xlink:type="simple" xlink:href="https://www.bbc.com/zhongwen/simp/world-65662960" text:style-name="Internet_20_link" text:visited-style-name="Visited_20_Internet_20_Link">
 G7峰会：联合声明剑指中国“经济胁迫” 泽连斯基成最后一日焦点 </text:a>
  * <text:a xlink:type="simple" xlink:href="https://www.bbc.com/zhongwen/simp/world-65632968" text:style-name="Internet_20_link" text:visited-style-name="Visited_20_Internet_20_Link">
 中美博弈与南太平洋之爭：拜登取消访问巴新 美国是否能抗衡中国影响力 </text:a>
  * <text:a xlink:type="simple" xlink:href="https://www.bbc.com/zhongwen/simp/world-65529713" text:style-name="Internet_20_link" text:visited-style-name="Visited_20_Internet_20_Link">
 第一岛链：拜登重新串连亚洲盟友与中国的突围 </text:a>
</text:p>
      <text:p text:style-name="P4">
香格里拉对话会主办方英国国际战略研究所（IISS）东南亚政治与外交高级研究员阿伦·康纳利（Aaron Connelly）对BBC国际台（BBC WorldService）说：“东南亚以至于更广泛的太平洋地区均对中国在南中国海与台湾海峡的作为感到忧虑，但相对地也有人在忧虑美国及其盟友透过建立这些我们常称为小多边（minilateral）的机制又想做些什么，例如是Quad——也就是日本、印度、澳大利亚和美国——还有美国、澳大利亚和英国之间的<text:a xlink:type="simple" xlink:href="https://www.bbc.com/zhongwen/simp/world-64961015" text:style-name="Internet_20_link" text:visited-style-name="Visited_20_Internet_20_Link">
 AUKUS协约 </text:a>
，他们还会在此协约下建造核动力潜艇。”</text:p>
      <text:p text:style-name="P4">
“我相信这也将是对话会的话题之一。”</text:p>
      <text:h text:style-name="P12" text:outline-level="3">
<text:span text:style-name="T4">
中美防长见面难符合预期</text:span>
</text:h>
      <text:p text:style-name="P4">
</text:p>
      <text:p text:style-name="P4">
图像来源，  Reuters</text:p>
      <text:p text:style-name="P4">
图像加注文字，</text:p>
      <text:p text:style-name="P4">
奥斯汀认为中方拦截美方军机具挑衅性，令人担忧。中国解放军南部战区反指美方“恶人先告状”。</text:p>
      <text:p text:style-name="P4">
今年以来，中美关系因气球风波再起波澜，而在此之前本已因台湾和贸易问题而紧张多时。</text:p>
      <text:p text:style-name="P4">
而就在香格里拉对话会开幕前夕，台北与华盛顿星期四（1日）签署“ <text:a xlink:type="simple" xlink:href="https://www.bbc.com/zhongwen/simp/business-65788057" text:style-name="Internet_20_link" text:visited-style-name="Visited_20_Internet_20_Link">
 21世纪贸易倡议</text:a>
”首批协定。中国星期五称“强烈不满，已向美方提出严正交涉”。</text:p>
      <text:p text:style-name="P4">
中国外交部发言人毛宁说，签署此协议“是美虚化掏空一个中国原则的最新例证”，要求美方“停止推进并立即撤销所谓‘倡议’和协议，停止向‘台独’分裂势力发出任何错误信号，否则由此造成的后果必须完全由美方承担”。</text:p>
      <text:p text:style-name="P4">
加上华盛顿与北京本周 <text:a xlink:type="simple" xlink:href="https://www.youtube.com/shorts/IJfxs2efqBs" text:style-name="Internet_20_link" text:visited-style-name="Visited_20_Internet_20_Link">
 就美方指控中方战斗机在南海“挑衅”美方侦察机</text:a>
 ，这次对话会前夕的美中关系可谓寒风阵阵。</text:p>
      <text:p text:style-name="P4">
美国外交关系协会（Council on Foreign Relations）国家安全事务客座高级研究员理查德·贝茨（RichardBetts）对BBC电视新闻台说：“（中美）两国都关心如何避免直接冲突——毫无疑问因为诸多显而易见的原因，他们都希望避免战争——但目前并无明确或显而易见的办法去解决台湾问题。”</text:p>
      <text:p text:style-name="P4">
贝茨说，中国本来也希望把台湾问题按下不表，但最近有了变化。台湾并非独立国家，但受到美国某种程度的保护，华府必须面对应对台海问题策略并不容易的现实。</text:p>
      <text:p text:style-name="P4">
五角大楼星期一（5月29日）公布李尚福拒绝会晤奥斯汀后，中国国防部发言人谭克非大校星期二（31日）便说：“对话不能没有原则，沟通不能没有底线。当前两军交流面临的困难，责任完全在美方。”</text:p>
      <text:p text:style-name="P4">
奥斯汀星期四从日本东京转往新加坡出席香格里拉对话会前说，中方拒绝会晤是“不幸”。“我想国防部之间应该恒常地互相对话，或该建立通信渠道。”</text:p>
      <text:p text:style-name="P4">
</text:p>
      <text:p text:style-name="P4">
图像来源，  EPA</text:p>
      <text:p text:style-name="P4">
图像加注文字，</text:p>
      <text:p text:style-name="P4">
香格里拉对话会迎来第20届会议。</text:p>
      <text:p text:style-name="P4">
中共《人民日报》旗下小报《环球时报》星期五引述“一名中国学者”称：“正如美国在俄乌冲突中所扮演的角色一样，美国在亚太不断搞事，企图搞乱这一地区，以从中渔利。”</text:p>
      <text:p text:style-name="P4">
“不过，美国绝不想与一个大国发生直接冲突，它害怕擦枪走火，所以美方一边不停挑事，一边口头上声称要与中国‘沟通’。”</text:p>
      <text:p text:style-name="P4">
英国国际战略研究所高级研究员阿伦·康纳利对认为，中美关系紧张不至于会给整场论坛蒙上阴影。</text:p>
      <text:p text:style-name="P4">
康纳利对BBC说：“透过把美国和中国都带到东南亚来发表其立场，这能迫使他们稍稍思考一下这个地区希望这个地区发展成什么模样，它们又能做些什么来缓和紧张。”</text:p>
      <text:p text:style-name="P4">
在5月举行的日本七国集团（G7）峰会上，美国总统拜登（Joe Biden）曾预测中美关系有望解冻，华府内部也“正在磋商”解除对李尚福的制裁。</text:p>
      <text:p text:style-name="P4">
G7领袖们也在一份共同声明中说，各国希望寻求在对华关系中降低风险（de-risk）而非与中国脱钩（de-couple）。</text:p>
      <text:p text:style-name="P4">
</text:p>
      <text:p text:style-name="P4">
图像来源，  Reuters</text:p>
      <text:p text:style-name="P4">
图像加注文字，</text:p>
      <text:p text:style-name="P4">
台湾安全问题持续成为中美关系磨心。</text:p>
      <text:p text:style-name="P4">
但同样来自英国国际战略研究所的亚太安全事务高级研究员郭晨熹博士（Dr Lynn Kuok）对路透社说，她对美中关系改善不感到乐观。</text:p>
      <text:p text:style-name="P4">
“我们在这里该聚焦的是布置护栏，防止较劲陷入漩涡，演变成公开的全面冲突。但我想中国也（对护栏）抱有怀疑。”</text:p>
      <text:p text:style-name="P4">
与会的台湾前国防部长杨念祖向台湾中央社指出，他预期李尚福会在演讲中表明中方在台湾议题的立场并阐述中国的安全战略蓝图，相信奥斯汀也会重申中国是改变世界秩序的麻烦制造者；双方会有比较针锋相对的言语。</text:p>
      <text:h text:style-name="P12" text:outline-level="3">
<text:span text:style-name="T4">
朝鲜导弹威胁</text:span>
</text:h>
      <text:p text:style-name="P4">
新加坡《海峡时报》引述新加坡国立大学政治学系副教授庄嘉颖博士说，持续支援乌克兰抗战努力、管控朝鲜与伊朗武器与导弹计划，以及如何应对缅甸内战的外溢效应，都将是本届香格里拉对话会的关注焦点。</text:p>
      <text:p text:style-name="P4">
相比于中美“擦肩而过”，韩国国防部长官李钟燮将于对话会期间会晤李尚福。据韩联社报道，韩方将在会上明确指出朝鲜核导挑衅严重破坏地区和平稳定，呼吁中方为促使朝鲜克制挑衅发挥建设性作用。</text:p>
      <text:p text:style-name="P4">
<text:a xlink:type="simple" xlink:href="https://www.bbc.com/news/world-asia-65761995" text:style-name="Internet_20_link" text:visited-style-name="Visited_20_Internet_20_Link">
 朝鲜星期三（31日）发射间谍卫星失败 </text:a>
，对话会召开前夕，官方朝中社发文，警告要对北大西洋公约组织（NATO）在亚太地区活动“提高警惕”。北约秘书长斯托尔滕贝格（JensStoltenberg）谴责朝鲜卫星发射，是这篇文章的由来。</text:p>
      <text:p text:style-name="P4">
文章说：“如果，我国的军事侦察卫星发射令北约忧心，这明确表明北约以莫须有的‘北朝鲜威胁’为由，企图伺机插手亚太地区事务的阴险用心。”</text:p>
      <text:p text:style-name="P4">
“近期日趋活跃的北约、日本和南朝鲜代表处设立和网络联合训练等作为代表性证据，是表明大西洋和太平洋侵略势力军事勾结活动已进入全面实施阶段的危险信号。”</text:p>
      <text:p text:style-name="P4">
“若北约继续企图侵害朝鲜民主主义人民共和国的主权和安全利益，我们会把北约看成与美国一样的对手来应付。”</text:p>
      <text:p text:style-name="P4">
今年5月，日本证实北约将于7月在东京设立联络处，但同时澄清日本目前无意申请加入北约。除朝鲜外，中国也就设立办事处提出不满。</text:p>
      <text:p text:style-name="P4">
日本国际教养大学（Akita International University ）中国研究助理教授陈宥桦 <text:a xlink:type="simple" xlink:href="https://www.bbc.com/zhongwen/simp/world-65774317" text:style-name="Internet_20_link" text:visited-style-name="Visited_20_Internet_20_Link">
 稍早前对BBC中文称</text:a>
，日本与北约的互动至少就短期而言象征意义大于实质意义。</text:p>
      <text:p text:style-name="P4">
美国外交关系协会客座高级研究员理查德·贝茨对BBC评论说，朝鲜因拥有核武和其本身的“疯狂”特质，使美国难以应对。但美国需要再次保证盟国对韩国的长期承诺，增派驻韩美军士兵，调拨防卫资源到当地，是说明此等保证的方法。</text:p>
      <text:p text:style-name="P4">
Source: <text:a xlink:type="simple" xlink:href="https://www.bbc.com/zhongwen/simp/world-65788097" text:style-name="Internet_20_link" text:visited-style-name="Visited_20_Internet_20_Link">
https://www.bbc.com/zhongwen/simp/world-65788097</text:a>
</text:p>
      <!--NEWS-->
      <text:h text:style-name="P10" text:outline-level="1">
<text:span text:style-name="T4">
维权网发布《中国大陆在押政治犯、良心犯月度报告》　涉1563人</text:span>
</text:h>
      <text:p text:style-name="P4">
Author: None</text:p>
      <text:p text:style-name="P4">
Publisher: Radio Free Asia (Organization)</text:p>
      <text:p text:style-name="P4">
Published Time: 2023-06-02T11:42:00-04:00</text:p>
      <text:p text:style-name="P4">
Modified Time: 2023-06-02T13:06:1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3" text:anchor-type="as-char" svg:width="6.9236in" svg:height="3.88615in" draw:z-index="0">
<draw:image xlink:href="../Images/rfamandarin/2023-06-02T11-42-00-04-00/000000.png" xlink:type="simple" xlink:show="embed" xlink:actuate="onLoad" draw:mime-type="image/png"/>
</draw:frame>
维权网本周三（5月31日）发布《中国大陆在押政治犯、良心犯月度报告》。 <text:a xlink:type="simple" xlink:href="https://www.rfa.org/mandarin/Xinwen/2-06022023114004.html/@@images/image" text:style-name="Internet_20_link" text:visited-style-name="Visited_20_Internet_20_Link">
</text:a>
维权网官网截图</text:p>
      <text:p text:style-name="P4">
维权网本周三（5月31日）发布《中国大陆在押政治犯、良心犯月度报告》。报告通过实名统计，由死刑正在核准、死缓、无期徒刑至有期徒刑、刑期不详及羁押未判等进行统计，共涉及汉、藏、维、哈萨克、回、蒙古、朝鲜、满等多族裔政治犯和良心犯1563人。</text:p>
      <text:p text:style-name="P4">
报告特别指出，著名人权捍卫者郭飞雄（本名杨茂东）5月11日被广州市中级法院判处有期徒刑8年，剥夺政治权利3年。郭飞雄本次入狱是因要求赴美照顾病危妻子。与此同时，香港居民覃秋艳（妮可）因参与南方公民行动、香港“反送中”运动和公民聚会等，目前获悉于2021年4月遭广西柳州市警方拘捕后，目前已被判刑6年。此外，武汉公民记者方斌遭当局秘密判刑3年后，于4月30日刑满获释，但并未获得完全自由。广州南方街头运动倡导者之一王爱忠5月18日被广州市天河区法院以“寻衅滋事罪”判刑3年。报告还指出，中共当局针对法轮功的残酷镇压仍在持续，但法轮功学员的反抗也依然一如既往、毫不畏惧，法轮功学员也是该报告每月收集到遭当局判刑数量最大的群体。</text:p>
      <text:p text:style-name="P4">
维权网强调，一个国家的政治犯和良心犯的境况是其最重要的人权指标之一，该报告通过定期统计和发布最新信息，揭示中国大陆当下恶劣的人权概况与良心犯、政治犯的悲惨处境，力求唤起国际社会对中国在押政治犯和良心犯的记忆，并予以持续不断的关注和呼吁，直至他们获得自由。</text:p>
      <text:p text:style-name="P4">
编辑：何平</text:p>
      <text:p text:style-name="P4">
Source: <text:a xlink:type="simple" xlink:href="https://www.rfa.org/mandarin/Xinwen/2-06022023114004.html" text:style-name="Internet_20_link" text:visited-style-name="Visited_20_Internet_20_Link">
https://www.rfa.org/mandarin/Xinwen/2-06022023114004.html</text:a>
</text:p>
      <!--NEWS-->
      <text:h text:style-name="P10" text:outline-level="1">
<text:span text:style-name="T4">
美中关系恶化 北京为何奉马斯克为座上宾？</text:span>
</text:h>
      <text:p text:style-name="P4">
Author: chinese@voanews.com (许宁)</text:p>
      <text:p text:style-name="P4">
Publisher: 美国之音中文网 (Type: NewsMediaOrganization)</text:p>
      <text:p text:style-name="P4">
Published Time: 2023-06-02T11:43:51+08:00</text:p>
      <text:p text:style-name="P4">
Modified Time: 2023-06-02 03:43:51Z</text:p>
      <text:p text:style-name="P4">
Description: 特斯拉公司首席执行官埃隆·马斯克时隔三年后访问中国，受到北京高规格接待。分析认为，中国利用马斯克这样的国际商界领袖重塑自己的“开放”形象，而国际企业在急于维持中国市场的同时将不可避免地受到美中关系“逆风”的影响。</text:p>
      <text:p text:style-name="P4">
Videos: []</text:p>
      <text:p text:style-name="P4">
Images: []</text:p>
      <text:p text:style-name="P4">
Categories: ['美中关系', '经济·金融·贸易', '中国', '科技']</text:p>
      <text:p text:style-name="P4">
Type: None</text:p>
      <!--METADATA-->
      <text:p text:style-name="P4">
NoneNone</text:p>
      <text:p text:style-name="P4">
Source: <text:a xlink:type="simple" xlink:href="https://www.voachinese.com/a/musk-china-visit-20230601/7119766.html" text:style-name="Internet_20_link" text:visited-style-name="Visited_20_Internet_20_Link">
https://www.voachinese.com/a/musk-china-visit-20230601/7119766.html</text:a>
</text:p>
      <!--NEWS-->
      <text:h text:style-name="P10" text:outline-level="1">
<text:span text:style-name="T4">
中国部分民航班机偏航金门　台军方：因天气影响</text:span>
</text:h>
      <text:p text:style-name="P4">
Author: None</text:p>
      <text:p text:style-name="P4">
Publisher: Radio Free Asia (Organization)</text:p>
      <text:p text:style-name="P4">
Published Time: 2023-06-02T11:48:00-04:00</text:p>
      <text:p text:style-name="P4">
Modified Time: 2023-06-02T13:05:5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5" text:anchor-type="as-char" svg:width="6.9236in" svg:height="4.377502in" draw:z-index="0">
<draw:image xlink:href="../Images/rfamandarin/2023-06-02T11-48-00-04-00/000000.png" xlink:type="simple" xlink:show="embed" xlink:actuate="onLoad" draw:mime-type="image/png"/>
</draw:frame>
 中国部分民航班机6月2日有向金门附近空域偏航的状况。<text:a xlink:type="simple" xlink:href="https://www.rfa.org/mandarin/Xinwen/3-06022023114332.html/@@images/image" text:style-name="Internet_20_link" text:visited-style-name="Visited_20_Internet_20_Link">
 </text:a>
原圖截自flightradar24.com网站</text:p>
      <text:p text:style-name="P4">
据台湾中央社6月2日报道，台湾军方当天中午监测发现，中国部分民航班机有向金门附近空域偏航的状况。</text:p>
      <text:p text:style-name="P4">
台湾的国防部发布新闻稿指出，国军监侦单位中午发现大陆东南沿海民航班机有部分偏航状况，即与民航单位查证，获悉上海飞航情报区已告知台湾民航单位，受天气因素影响，部分民航班机将向金门附近空域偏航。</text:p>
      <text:p text:style-name="P4">
台湾军方表示，将持续与民航单位协同密切监控，确保台湾的空防安全。</text:p>
      <text:p text:style-name="P4">
责编：何平</text:p>
      <text:p text:style-name="P4">
Source: <text:a xlink:type="simple" xlink:href="https://www.rfa.org/mandarin/Xinwen/3-06022023114332.html" text:style-name="Internet_20_link" text:visited-style-name="Visited_20_Internet_20_Link">
https://www.rfa.org/mandarin/Xinwen/3-06022023114332.html</text:a>
</text:p>
      <!--NEWS-->
      <text:h text:style-name="P10" text:outline-level="1">
<text:span text:style-name="T4">
《华尔街日报》：美国在亚洲建立前哨基地应对中国导弹威胁</text:span>
</text:h>
      <text:p text:style-name="P4">
Author: None</text:p>
      <text:p text:style-name="P4">
Publisher: Radio Free Asia (Organization)</text:p>
      <text:p text:style-name="P4">
Published Time: 2023-06-02T11:55:00-04:00</text:p>
      <text:p text:style-name="P4">
Modified Time: 2023-06-02T14:17:5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7" text:anchor-type="as-char" svg:width="6.9236in" svg:height="3.88615in" draw:z-index="0">
<draw:image xlink:href="../Images/rfamandarin/2023-06-02T11-55-00-04-00/000000.png" xlink:type="simple" xlink:show="embed" xlink:actuate="onLoad" draw:mime-type="image/png"/>
</draw:frame>
图为美国军所属的P-3“獵戶座”海上巡邏機部署在菲律宾西部公主港的基地 <text:a xlink:type="simple" xlink:href="https://www.rfa.org/mandarin/Xinwen/4-06022023114919.html/@@images/image" text:style-name="Internet_20_link" text:visited-style-name="Visited_20_Internet_20_Link">
</text:a>
路透社资料图片</text:p>
      <text:p text:style-name="P4">
据美国《华尔街日报》6月2日报道，为应对来自中国不断增大的军事挑战，美国已在亚洲采取新的军事策略，包括增多前哨基地，以摆脱对大型军事基地的严重依赖。</text:p>
      <text:p text:style-name="P4">
这个周末，由多国国防部长出席的香格里拉对话会将拉开帷幕，中国日益增强的军力和美国在亚洲的军事存在预计将成为会议的主题之一。而中国日前拒绝了美国提出的有关两国防长在会议期间举行会晤的要求。</text:p>
      <text:p text:style-name="P4">
报道说，随着中国导弹库日渐扩大，技术越发先进，美军在亚洲的大型基地日益面临危险。而通过将武器装备、部队和指挥所分散到较小的前哨基地，美国希望使中国更难通过削弱任何单一军事设施来发动打击。</text:p>
      <text:p text:style-name="P4">
根据五角大楼估算，中国现有超过1300枚弹道导弹可用于打击亚太地区目标，其中超过250枚可打到美国在关岛的主要军事基地。</text:p>
      <text:p text:style-name="P4">
责编：何平</text:p>
      <text:p text:style-name="P4">
Source: <text:a xlink:type="simple" xlink:href="https://www.rfa.org/mandarin/Xinwen/4-06022023114919.html" text:style-name="Internet_20_link" text:visited-style-name="Visited_20_Internet_20_Link">
https://www.rfa.org/mandarin/Xinwen/4-06022023114919.html</text:a>
</text:p>
      <!--NEWS-->
      <text:h text:style-name="P10" text:outline-level="1">
<text:span text:style-name="T4">
六四事件34周年　人权组织敦促中国政府承认屠城责任</text:span>
</text:h>
      <text:p text:style-name="P4">
Author: None</text:p>
      <text:p text:style-name="P4">
Publisher: Radio Free Asia (Organization)</text:p>
      <text:p text:style-name="P4">
Published Time: 2023-06-02T11:59:00-04:00</text:p>
      <text:p text:style-name="P4">
Modified Time: 2023-06-02T13:05:2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9" text:anchor-type="as-char" svg:width="6.9236in" svg:height="3.640474in" draw:z-index="0">
<draw:image xlink:href="../Images/rfamandarin/2023-06-02T11-59-00-04-00/000000.png" xlink:type="simple" xlink:show="embed" xlink:actuate="onLoad" draw:mime-type="image/png"/>
</draw:frame>
国际人权组织人权观察在六四事件34周年前夕发表声明，敦促中国政府承认大规模杀害民主运动示威者的责任。 <text:a xlink:type="simple" xlink:href="https://www.rfa.org/mandarin/Xinwen/5-06022023115605.html/@@images/image" text:style-name="Internet_20_link" text:visited-style-name="Visited_20_Internet_20_Link">
</text:a>
Human Rights Watch 官网截图</text:p>
      <text:p text:style-name="P4">
总部位于美国纽约的国际人权组织人权观察在六四事件34周年前夕发表声明，敦促中国政府承认大规模杀害民主运动示威者的责任，并为死难者及其家属提供赔偿。</text:p>
      <text:p text:style-name="P4">
声明指出，当全球民众悼念1989年北京六四屠杀之际，中国当局正日益积极抹消相关记忆，并从六四周年的几星期前就开始防堵民间悼念。各地维权人士和六四死难者亲属团体“天安门母亲”的成员，均遭限制行动与对外联系。而中国政府从未承认对屠杀负责，也从未追究任何官员的法律责任，既无意调查相关事件，也不愿公布被杀死、杀伤、强迫失踪或入狱者的资料。</text:p>
      <text:p text:style-name="P4">
人权观察表示，对六四屠杀及其后续镇压缺乏长期一致的国际应对，是导致北京当局日益明目张胆侵犯人权的因素之一。作为多部国际人权条约缔约国以及联合国人权理事会现任成员，中国有义务“维护人权的最高标准”。</text:p>
      <text:p text:style-name="P4">
人权观察敦促中国政府尊重言论、结社自由与和平集会的权利，停止对质疑六四屠杀官方说法的人士加以骚扰和任意拘留；向“天安门母亲”成员道歉，公布所有死难者名单，并向死难者家属提供赔偿；批准对六四及后续事件进行公开独立调查，并迅速公布调查结果与结论；允许涉及八九民运而流亡海外的中国公民不受阻碍返国；以及调查所有参与策划或下令对示威群众非法使用致命武力的政府与军方官员，并予以起诉。</text:p>
      <text:p text:style-name="P4">
责编：何平</text:p>
      <text:p text:style-name="P4">
Source: <text:a xlink:type="simple" xlink:href="https://www.rfa.org/mandarin/Xinwen/5-06022023115605.html" text:style-name="Internet_20_link" text:visited-style-name="Visited_20_Internet_20_Link">
https://www.rfa.org/mandarin/Xinwen/5-06022023115605.html</text:a>
</text:p>
      <!--NEWS-->
      <text:h text:style-name="P10" text:outline-level="1">
<text:span text:style-name="T4">
6.4忌日临近 北京强迫旅游异议人士 加紧驱赶人权律师</text:span>
</text:h>
      <text:p text:style-name="P4">
Author: chinese@voanews.com (叶兵)</text:p>
      <text:p text:style-name="P4">
Publisher: 美国之音中文网 (Type: NewsMediaOrganization)</text:p>
      <text:p text:style-name="P4">
Published Time: 2023-06-02T12:01:09+08:00</text:p>
      <text:p text:style-name="P4">
Modified Time: 2023-06-02 16:54:56Z</text:p>
      <text:p text:style-name="P4">
Description: 震惊世界的天安门事件34周年来临之际，中共当局在党总书记习近平强行连任、经历三年疫情和白纸运动之后仍然一如既往地避而不提其当年所称的“平息反革命暴乱”或后来淡化为“政治风波”的这段历史，而是一再强调国家安全，高度戒备，加强了对政治敏感人物的严密监控，要求他们在六四敏感期噤声及中断与外界联系，甚至强迫一些异议人士外出旅游，同时加紧驱赶一些在北京的人权律师及其亲属，严重干扰了他们的正常生活和工作。</text:p>
      <text:p text:style-name="P4">
Videos: []</text:p>
      <text:p text:style-name="P4">
Images: []</text:p>
      <text:p text:style-name="P4">
Categories: ['中国', '人权', '纪念六四']</text:p>
      <text:p text:style-name="P4">
Type: None</text:p>
      <!--METADATA-->
      <text:p text:style-name="P4">
NoneNone</text:p>
      <text:p text:style-name="P4">
Source: <text:a xlink:type="simple" xlink:href="https://www.voachinese.com/a/beijing-escalates-security-measures-by-driving-away-dissidents-and-rights-lawyers-prior-to-34th-anniversary-of-tiananmen-massacre-20230602/7119401.html" text:style-name="Internet_20_link" text:visited-style-name="Visited_20_Internet_20_Link">
https://www.voachinese.com/a/beijing-escalates-security-measures-by-driving-away-dissidents-and-rights-lawyers-prior-to-34th-anniversary-of-tiananmen-massacre-20230602/7119401.html</text:a>
</text:p>
      <!--NEWS-->
      <text:h text:style-name="P10" text:outline-level="1">
<text:span text:style-name="T4">
专栏 | 劳工通讯：福建晋江佳信轻工发展有限公司关厂，不付拖欠工资 (四)</text:span>
</text:h>
      <text:p text:style-name="P4">
Author: None</text:p>
      <text:p text:style-name="P4">
Publisher: Radio Free Asia (Organization)</text:p>
      <text:p text:style-name="P4">
Published Time: 2023-06-02T12:02:48-04:00</text:p>
      <text:p text:style-name="P4">
Modified Time: 2023-06-02T12:02:48-04:00</text:p>
      <text:p text:style-name="P4">
Description: None</text:p>
      <text:p text:style-name="P4">
Videos: []</text:p>
      <text:p text:style-name="P4">
Audios: ["<text:a xlink:type="simple" xlink:href="https://www.rfa.org/mandarin/zhuanlan/laogongtongxun/hdf-0602202309033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11" text:anchor-type="as-char" svg:width="6.9236in" svg:height="4.645512in" draw:z-index="0">
<draw:image xlink:href="../Images/rfamandarin/2023-06-02T12-02-48-04-00/000000.png" xlink:type="simple" xlink:show="embed" xlink:actuate="onLoad" draw:mime-type="image/png"/>
</draw:frame>
 Photo: RFA  <text:a xlink:type="simple" xlink:href="https://www.rfa.org/mandarin/zhuanlan/laogongtongxun/hdf-06022023090338.html/@@stream" text:style-name="Internet_20_link" text:visited-style-name="Visited_20_Internet_20_Link">
Audio-1-Link：https://www.rfa.org/mandarin/zhuanlan/laogongtongxun/hdf-06022023090338.html/@@stream</text:a>
</text:p>
      <text:p text:style-name="P4">
今年五一劳动节长假后，福建晋江佳信轻工发展有限公司工人回厂上班第一天，便被厂方告知 <text:a xlink:type="simple" xlink:href="https://maps.clb.org.hk/" text:style-name="Internet_20_link" text:visited-style-name="Visited_20_Internet_20_Link">
 企业关闭</text:a>
。厂方还违法要求工人必须签自愿辞职信，才发此前拖欠的3月份工资。</text:p>
      <text:p text:style-name="P4">
工人不满厂方的做法，在厂门口聚集与管理方对峙。有工人在抖音发出对峙现场 <text:a xlink:type="simple" xlink:href="https://www.douyin.com/user/MS4wLjABAAAA1p7MwZLcIxN-nQUiu8yogLIDKf2PS7Cxw7e6pYJABIY" text:style-name="Internet_20_link" text:visited-style-name="Visited_20_Internet_20_Link">
 视频</text:a>
。</text:p>
      <text:p text:style-name="P4">
有网友在视频后面评论说，佳信厂曾是一家很难进去的好厂。</text:p>
      <text:p text:style-name="P4">
有网友留言说，前几天五里工业区361旁边一家厂也是，厂里自己要解散，却喊员工写辞职书，工资只给百分之70。还有网友留言，说最近刷到几个晋江的厂都解散了，为什么啊？</text:p>
      <text:p text:style-name="P4">
是该问一些为什么了！</text:p>
      <text:p text:style-name="P4">
明明是关厂，可厂方为逃避支付解除劳动合同补偿金，竟然敢违法要求工人签自愿离职信。为什么呢？</text:p>
      <text:p text:style-name="P4">
佳信厂早于2012年前便成立了“中共晋江市佳信轻工发展有限 <text:a xlink:type="simple" xlink:href="http://www.jinjiang.gov.cn/xxgk/gsgg/201007/t20100721_919497.htm" text:style-name="Internet_20_link" text:visited-style-name="Visited_20_Internet_20_Link">
 公司支部委员会</text:a>
”。既然有党支部，也就应该有厂工会。厂方这些违法行为就发生在党支部和工会的眼皮底下，那么工会在哪里呢？而就在工人出于本能已经行动起来维权之际，为什么还是看不到工会的影子呢？</text:p>
      <text:p text:style-name="P4">
今年3月14日，也就是佳信厂突然宣布停业并要求工人签自愿离职信前6个星期，中工网曾发过一篇 <text:a xlink:type="simple" xlink:href="https://www.toutiao.com/article/7210329932277383692/" text:style-name="Internet_20_link" text:visited-style-name="Visited_20_Internet_20_Link">
 报道</text:a>
，说晋江市总工会持续探索如何更好地利用集体协商，维护职工权益、推动企业发展。</text:p>
      <text:p text:style-name="P4">
我们有理由怀疑，佳信厂的党支部和工会有名无实，对保障本厂工人权利未曾发挥过任何作用。中工网报道晋江市总工会对集体协商的持续探索，也仅是为完成宣传任务，按部就班轮流刊登各地工会上报的所谓正能量罢了。</text:p>
      <text:p text:style-name="P4">
而现实中，真正有意义的集体协商和集体谈判，从未进入过任何企业。否则，佳信这家27年老厂，而且曾是工人心目中难进的好厂，厂方怎么就成了如今这般为逃避向工人支付解除劳动合同经济补偿，违法要求工人签自愿离职信这种无良雇主了呢？</text:p>
      <text:p text:style-name="P4">
带着这些问题，我试着四处寻找晋江当地工会在那里，并试图说服工会进入劳资对峙现场，代表工人跟厂方协商谈判。过程可谓一波三折。</text:p>
      <text:p text:style-name="P4">
原来，在习近平曾做过省长的福建，时至今日，村级工作人员明知发生了劳资对峙却不愿意去现场了解情况，原因仅是“没收到投诉”。所谓网格化工作则更可怕，如果劳资对峙不在分配给工会工作人员的那个格子里，工会便不能越格到现场代表工人与企业协商。</text:p>
      <text:p text:style-name="P4">
而早在4年前，2019年，曾经的福建省长现在的总书记 <text:a xlink:type="simple" xlink:href="https://news.sina.cn/gn/2019-07-18/detail-ihytcerm4577324.d.html" text:style-name="Internet_20_link" text:visited-style-name="Visited_20_Internet_20_Link">
 习近平便曾痛斥</text:a>
饱食终日、怠惰无为的懒官。</text:p>
      <text:p text:style-name="P4">
正所谓，你让我走阳关道，我却只爱独木桥。比照4年前，现在的懒官们居然给自己度身定做了一层层“茧“，并以“作茧自缚”，成功的合理化了尸位素餐、怠惰无为。</text:p>
      <text:p text:style-name="P4">
更有甚者，在晋江，乡镇一级仍有规定，不能向寻找镇工会的人提供工会主席电话号码。如此规定，不知是否为了确保包括工会主席在内的有编制的领导们，能躲在那些些很可能连编制都没有的接听电话的工作人员后面，继续“庸庸碌碌守摊子、平平安安占位子、浑浑噩噩混日子”呢？</text:p>
      <text:p text:style-name="P4">
今年2月11日，也就是佳信厂违法要求工人签自愿离职信前10个星期，中工网曾 <text:a xlink:type="simple" xlink:href="https://www.toutiao.com/article/7210329932277383692/" text:style-name="Internet_20_link" text:visited-style-name="Visited_20_Internet_20_Link">
 报道</text:a>
说，福建泉州工会根据全总、省总“县级工会加强年”专项工作部署，各市、县工会迅速行动，建立专班，制定方案，围绕政治引领，筑强县级工会这个“桥头堡”，上下联动、稳步推进。</text:p>
      <text:p text:style-name="P4">
可在今次佳信关厂事件中，根本找不到晋江工会这个桥头堡的专班、方案、联动和推进。</text:p>
      <text:p text:style-name="P4">
中工网这篇报道说，泉州市总工会每名班子成员挂钩联系1至2个县级工会、2至3家基层工会，常态化沟通联系。</text:p>
      <text:p text:style-name="P4">
那么，佳信厂作为一家大厂，是由泉州市总工会哪位班子成员挂钩联系、常态沟通的呢？</text:p>
      <text:p text:style-name="P4">
中工网这篇报道还说，泉州各区县工会尊重基层首创精神，通过自选动作自主创新，目标是提炼一批可复制可推广的好经验、好做法。晋江工会还要根据职工实际需求打造一个2.0版机制。</text:p>
      <text:p text:style-name="P4">
看起来，也许中工网负责发稿的那些人，恰恰就是些“庸庸碌碌守摊子、平平安安占位子、浑浑噩噩混日子”的人。这些人只顾发稿，并不在乎在佳信关厂这类活生生的事件中，工会缺位失踪的问题，不在乎自己所发报道中，那些夸张的成就到底有没有发生过。</text:p>
      <text:p text:style-name="P4">
中工网今年3月2日还发过的另一篇报道，题目是“ <text:a xlink:type="simple" xlink:href="http://acftu.people.com.cn/n1/2023/0302/c67502-32634812.html" text:style-name="Internet_20_link" text:visited-style-name="Visited_20_Internet_20_Link">
 福建晋江市总工会建模式重实效让县级工会活力满满</text:a>
”。报道说晋江工会围绕政治引领强、组织功能强、服务阵地强、制度机制强、作用发挥强的“五强”目标，把工作重心放到基层，充分发挥党联系职工群众的桥梁纽带作用，努力在基层一线凝聚职工群众、积极履职尽责、勇于担当作为。</text:p>
      <text:p text:style-name="P4">
可在现实中，佳信厂关厂过程中违法侵害工人权益，当地工会工作人员却不愿走出去到现场代表工人，而是坐等工人自己找上门来，否则，工会连在电话里调解都不能做。</text:p>
      <text:p text:style-name="P4">
也就是说，中工网报道里所说的“五强”，以及重心放到基层、在基层一线凝聚职工群众、积极履职尽责、勇于担当作为，这些用排比句夸张出来的成就，不但从没发生过，甚至从来都只是一堆用来糊弄党的“照本宣科、有口无心”的空口号。</text:p>
      <text:p text:style-name="P4">
中工网在这篇报道里，还堆砌了一串串新名词，比如：晋江工会创新“分级定档、分类管理”模式，梯次递进抓示范，形成“培育、提升、示范”循序渐进的企业工会建设机制，等等，云山雾罩令人眼花缭乱。</text:p>
      <text:p text:style-name="P4">
报道还列出一堆数字，说2022年度确定工建规范化单位91个，其中 “A级”7个、“B级”82个，“C级”2个，呈现了“一企一亮点、一企一特色”的良好态势。</text:p>
      <text:p text:style-name="P4">
报道还特别提到一堆不知所云的实效，包括：打造晋江经济开发区职工法律服务一体化基地，构建“工会搭台、部门共建、职工共享”的工作格局，整合工会、司法、调解等力量，形成“一中心、一站、两点、两庭、三室”服务格局，实现矛盾调处、劳动仲裁、司法裁决的无缝链接，做到化解矛盾“全响应”。</text:p>
      <text:p text:style-name="P4">
看着这些名词和数字，我想到的却是安徒生童话“皇帝的新衣”里那两个骗子裁缝。</text:p>
      <text:p text:style-name="P4">
对骗子来说，只要钱到手就行，至于说皇帝光着屁股上街出丑，那是他自己的事。</text:p>
      <text:p text:style-name="P4">
中工网所报道的各地工会那些梦幻般的成就，全总领导们和中共党的领导们是否看得懂我不知道，反正我看不懂。</text:p>
      <text:p text:style-name="P4">
其实，只需把中工网报道中造出来的这些名词和数字，跟佳信关厂非法要求工人签自愿离职信，而工会却对此无所作为，把这两件事放在一起，那些整天忙忙碌碌做新衣的骗子裁缝的真面目，就无所遁形了。</text:p>
      <text:p text:style-name="P4">
请听我就福建晋江佳信轻工发展有限公司关厂过程中违法侵害工人权益事件，四处寻找工会的谈话。听完后，告诉我你的感受。</text:p>
      <text:p text:style-name="P4">
Source: <text:a xlink:type="simple" xlink:href="https://www.rfa.org/mandarin/zhuanlan/laogongtongxun/hdf-06022023090338.html" text:style-name="Internet_20_link" text:visited-style-name="Visited_20_Internet_20_Link">
https://www.rfa.org/mandarin/zhuanlan/laogongtongxun/hdf-06022023090338.html</text:a>
</text:p>
      <!--NEWS-->
      <text:h text:style-name="P10" text:outline-level="1">
<text:span text:style-name="T4">
评论 | 何清涟：中国地方债：爆表刚开始</text:span>
</text:h>
      <text:p text:style-name="P4">
Author: None</text:p>
      <text:p text:style-name="P4">
Publisher: Radio Free Asia (Organization)</text:p>
      <text:p text:style-name="P4">
Published Time: 2023-06-02T12:28:54-04:00</text:p>
      <text:p text:style-name="P4">
Modified Time: 2023-06-02T12:28:5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2" text:anchor-type="as-char" svg:width="6.9236in" svg:height="6.019065in" draw:z-index="0">
<draw:image xlink:href="../Images/rfamandarin/2023-06-02T12-28-54-04-00/000000.png" xlink:type="simple" xlink:show="embed" xlink:actuate="onLoad" draw:mime-type="image/png"/>
</draw:frame>
微博上关于湖北武汉市财政局近日以全版登报方式公开讨债的讨论 <text:a xlink:type="simple" xlink:href="https://www.rfa.org/mandarin/pinglun/heqinglian/hql-06022023121842.html/@@images/image" text:style-name="Internet_20_link" text:visited-style-name="Visited_20_Internet_20_Link">
</text:a>
微博截图</text:p>
      <text:p text:style-name="P4">
最近，昆明市两家城市投资公司债务会议纪要泄露，武汉市财政局向武汉市财政局、武汉长江资产经营管理有限公司5月26日在《长江日报》发布整版债务催收联合公告，要求259家企业、单位偿还截至2018年未偿还总额逾一亿人民币的欠款，中国地方债务爆表在即，这两单算是警报。</text:p>
      <text:p text:style-name="P4">
<text:span text:style-name="T4">
中国地方债总额知多少？</text:span>
</text:p>
      <text:p text:style-name="P4">
中国地方政府的债务，国际金融机构与中国政府的估算有差别。这里仅举国际货币基金组织（IMF）今年2月份的估计：中国地方融资平台的债务总额暴涨，已从去年的57万亿增加至66万亿元人民币，约9.5万亿美元，占中国这个世界第二大经济体的一半。此后路透社等国际财经媒体多引用此数据，并称还在持续增长当中。据中国公开信息，中国大部分省份目前都是债务累累，财政收入处于负增长状态。</text:p>
      <text:p text:style-name="P4">
中国官方数据，截至2022年11月，全国地方债务余额为35万亿（截至2022年11月）；中央政府债务余额累计为23.3万亿（内债+外债，截至2021年底），所以全国的显性债务余额为58.3万亿。</text:p>
      <text:p text:style-name="P4">
——这里必须解释，债务余额=总负债-已偿付部分。中国地方政府借新债还旧债，是种帐面上的数字游戏，这些数字还只是明面债务，不包括隐性债务。如果包括隐性债务，远高于此数。</text:p>
      <text:p text:style-name="P4">
地方政府融资平台在全国基础设施项目融资方面具有关键作用，也是经济增长的重要动力之一。地方政府融资平台已经成为中国金融系统的“黑洞”，它被用来填补地方政府的收入与开支的缺口，地方财政紧张可能直接影响着北京为今年制定的温和的5%经济增长目标。地方政府没有财政盈余，“无法偿还所欠债务”，许多地方融资平台都会崩溃，面临信用违约问题。</text:p>
      <text:p text:style-name="P4">
<text:span text:style-name="T4">
地方债——罗马城不是一天筑成的</text:span>
</text:p>
      <text:p text:style-name="P4">
不过，中国的地方债黑洞，是经年累月形成的，以下仅以武汉与云南的地方债历史为例。</text:p>
      <text:p text:style-name="P4">
在互联网上可以搜索到一组专题文章《债务压城：大武汉蝶变之痛》http://hb.sina.com.cn/zt/WHdebt/index.shtml，乍看会以为是说今天正在发生之事，但细看，就会发现这组专题文章发表于2012年——距今整整11年。这组文章谈了三个大问题：</text:p>
      <text:p text:style-name="P4">
一、武汉债务规模究竟有多大？截至2012年6月30日，武汉政府债务余额为2037.05亿元。二、武汉一级投融资平台最大的3家为武汉城投、武汉地产集团和武汉地铁集团，都是政府开办的公司；三、武汉地方政府主要依靠的融资方式是来自国有银行的贷款，这类融资约占总债务的86%。有多危险？该文引“审计界资深人士”的评论：地方政府债务已经离开可控的范围；呈快速扩张之势的地方政府债务，像悬在中国头顶的一把达摩克利斯之剑，随时可能落下，把梦魇带入现实。大规模建城背后潜伏的风险已成为宏观经济运行的最大挑战。政府依靠土地收入还债，是饮鸩止渴，且恶果已现。未来如何持续发展，政府还要在相关改革层面做出更多实质性努力。</text:p>
      <text:p text:style-name="P4">
再看云南省，该省早在2011年就深陷债务泥潭无法拔足。为了修建公路，2006年5月28日，云南省政府成立一家政府独资企业“云南省公路开发投资有限公司”（简称“滇公路”），注册资本50亿元。此后数年中，在云南省基础设施公路建设中，滇公路出力国有银行出钱，一是地方政府的儿子，一是中央政府的儿子，加上交通和铁路一直是银行争抢的贷款大户。有未来的收费权做质押，有政府和铁道部的信誉做担保，交通运输厅和铁道部一直被视为优质客户，不但贷款容易，而且较基准利率均有下浮，很多执行的都是固定利率贷款，国有“两兄弟”合作愉快。</text:p>
      <text:p text:style-name="P4">
但是花无百日红，四年以后，也就是2010年上半年，滇公路公司资产总额为1314亿元，负债1015亿元，资产负债率达到了77.24%。滇公路总经理姜志刚在2010年上半年经济活动分析会议上坦承，“公司资金周转将可能断裂，无力偿还银行贷款本息，进而可能对银行造成坏账损失，形成金融风险”，会后即向建行、国开行、工行等十几家债权银行发出了“即日起，只付息不还本”的公函。云南省此时方才想到，云南地处崇山峻岭，无论是修路架桥，想收回成本几乎无可能。云南省政府在滇公路与国有银行两家“政府公司”之间，扮演“第三方角色”进行调节，要求滇公路撤回上述公函，并做出增资、垫款、补贴等承诺，以帮助该公司暂渡难关，但风险并未消除。</text:p>
      <text:p text:style-name="P4">
滇公路还本付息风波，引发了对政府性债务风险的质疑。据中国国家审计署2010年度审计报告显示，截至2010年底，除54个县级政府没有政府性债务外，全国省、市、县三级地方政府性债务余额共计107174.91亿元。在这笔巨额债务中，究竟暗藏了多少风险，目前尚无权威数据。其他各省情况大致差不多，从2008年美国金融危机波及世界开始，中国政府于2009年投入5万亿救市，各地八仙过海、各显神通，成了基建狂魔，由此积累下巨额地方债，其间数次清理，剪不断，理还乱，谁都知道这头灰犀牛的存在，谁也没办法请走这尊巨兽。</text:p>
      <text:p text:style-name="P4">
<text:span text:style-name="T4">
自制定心丸不管用</text:span>
</text:p>
      <text:p text:style-name="P4">
中国政府是否知道地方债危机？当然知道。</text:p>
      <text:p text:style-name="P4">
今年2月16日，新浪财经登了一篇《31省地方政府债务全景扫描：谁多谁少谁压力大》，对2022年地方显性债务存量、付息情况和投向做全面梳理，结果如下：1、2022年中国地方政府债余额高达35万亿人民币，创历史记录，全年利息支出首度突破1万亿人民币；</text:p>
      <text:p text:style-name="P4">
2、债务规模排前五的省份为广东（25082.3亿元）、山东（23588.0亿元）、江苏（20694.1亿元）、浙江（20168.8亿元）和四川（17705.4亿元）。经济不发达地区债务总额低，是因为这些省区举债能力差。</text:p>
      <text:p text:style-name="P4">
3、该文计算的27个省份中，有23个省份的债务率高于100%警戒线，其中，天津高达295.7%，吉林、云南、辽宁、贵州、福建、重庆、青海债务率超过150%，显示地方债务形势与财力不匹配；</text:p>
      <text:p text:style-name="P4">
4、地方债还本资金主要来自于再融资，“借新还旧”较为普遍，因而付息支出对地方财政的压力相对更大。</text:p>
      <text:p text:style-name="P4">
该文的结论是：截至2022年末，地方政府负债率为29.1%，加上中央政府国债之后，政府负债率合计50.1%，低于国际通行警戒值，政府债务与经济增长较风险总体可控——考虑到国内舆论环境，作者这一结论可以理解，因为风险是否过大，有专业知识的人看文中16张图表与相关数据就可得出结论。</text:p>
      <text:p text:style-name="P4">
此文发表三个半月之后，因地方政府财力不足，面临收入压力、支出刚性和举债收紧的三重困难，武汉与云南相继上演本文开头所言戏剧。</text:p>
      <text:p text:style-name="P4">
（续篇：《世间再无张居正：回望朱镕基清理三角债》）</text:p>
      <text:p text:style-name="P4">
（文章只代表特约评论员个人的立场和观点）</text:p>
      <text:p text:style-name="P4">
Source: <text:a xlink:type="simple" xlink:href="https://www.rfa.org/mandarin/pinglun/heqinglian/hql-06022023121842.html" text:style-name="Internet_20_link" text:visited-style-name="Visited_20_Internet_20_Link">
https://www.rfa.org/mandarin/pinglun/heqinglian/hql-06022023121842.html</text:a>
</text:p>
      <!--NEWS-->
      <text:h text:style-name="P10" text:outline-level="1">
<text:span text:style-name="T4">
专栏 | 财经时时听：破产重组后的鹤岗现在怎么样了？</text:span>
</text:h>
      <text:p text:style-name="P4">
Author: None</text:p>
      <text:p text:style-name="P4">
Publisher: Radio Free Asia (Organization)</text:p>
      <text:p text:style-name="P4">
Published Time: 2023-06-02T12:36:46-04:00</text:p>
      <text:p text:style-name="P4">
Modified Time: 2023-06-02T12:36:46-04:00</text:p>
      <text:p text:style-name="P4">
Description: None</text:p>
      <text:p text:style-name="P4">
Videos: []</text:p>
      <text:p text:style-name="P4">
Audios: ["<text:a xlink:type="simple" xlink:href="https://www.rfa.org/mandarin/zhuanlan/jingmaorediansaomiao/econ-0602202312293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14" text:anchor-type="as-char" svg:width="6.9236in" svg:height="3.88615in" draw:z-index="0">
<draw:image xlink:href="../Images/rfamandarin/2023-06-02T12-36-46-04-00/000000.png" xlink:type="simple" xlink:show="embed" xlink:actuate="onLoad" draw:mime-type="image/png"/>
</draw:frame>
 鹤岗市政府2021年进行财政重整 RFA制图  <text:a xlink:type="simple" xlink:href="https://www.rfa.org/mandarin/zhuanlan/jingmaorediansaomiao/econ-06022023122930.html/@@stream" text:style-name="Internet_20_link" text:visited-style-name="Visited_20_Internet_20_Link">
Audio-1-Link：https://www.rfa.org/mandarin/zhuanlan/jingmaorediansaomiao/econ-06022023122930.html/@@stream</text:a>
</text:p>
      <text:p text:style-name="P4">
听众朋友好，欢迎收听自由亚洲电台的财经时时听，我是饶怡明。</text:p>
      <text:p text:style-name="P4">
作为中国第一个宣布破产的城市黑龙江鹤岗市，经历了一年多的债务重组，财政紧缩的压力已经渗透到社会各个层面：当地人在寒冬下缺乏足够的供暖；出租车司机称被处以更多的交通罚款；公立学校教师在裁员的传闻中焦虑地给学生上课；街道清洁工有两个多月都没拿到工资。这些残酷现实就是一个破产城市的写照。然而近来，鹤岗经济出现逆势回升，首先，鹤岗由于白菜价的房子，让这个人口外流的城市突然吸引一批到此躺平的年轻人，带动了房地产市场。另外，由于石墨开采为这个资源枯竭城市注入了一股新活力。本期节目将就鹤岗的前世和今生进行探讨。参加讨论的嘉宾是旅美经济学家秦伟平。</text:p>
      <text:p text:style-name="P4">
<text:span text:style-name="T4">
第一个进行债务重组的城市</text:span>
</text:p>
      <text:p text:style-name="P4">
中国地方债问题突出已经不是一朝一夕的事。根据高盛集团的估计，中国官方借贷和地方政府融资平台和政策性银行持有的债务在内，总额约为23万亿美元，相当于163万亿元人民币。如果中国地方债失控，可能在未来一段时间拖累中国经济发展。美国智库保尔森基金会经济学家宋厚泽表示，中国许多城市将在几年后变得和鹤岗一样。他指出，人口老龄化和人口减少意味着许多城市没有劳动力来维持更快的经济增长和税收收入。</text:p>
      <text:p text:style-name="P4">
从中国第一个破产的城市鹤岗可以提供什么样的经验？位处东北偏远地区的产煤城市鹤岗，长期以来财政收支矛盾突出，严重依赖上级转移支付和债务收入。近年由于土地出让收入大幅下滑，专项债务偿债风险上升，在2021年底进行债务重组。</text:p>
      <text:p text:style-name="P4">
根据招商宏观介绍，从2021年末宣布财政重组至今，鹤岗财政状况出现了明显收入增加和支出压降。从2020、2021决算报告和2022预算报告来看，税收收入和非税收入都有明显增长。其中税收收入三年分别为13.3亿、15.2亿和16.8亿元。其中非税收入分别为9.7亿、13亿和14.3亿元。从细项来看，税收收入中变化较大的增量分别是增值税、企业所得税、资源税和个人所得税。非税收入中增量较大的主要为没法收入和国有资源有偿使用收入。</text:p>
      <text:p text:style-name="P4">
截至2022年底，鹤岗地方政府债务余额共计243亿元，其中法定债务111亿元，隐形债务132亿元。债务风险已经由红区将为橙区。</text:p>
      <text:p text:style-name="P4">
<text:span text:style-name="T4">
去鹤岗躺平的年轻人</text:span>
</text:p>
      <text:p text:style-name="P4">
最近几年，由于白菜价的房子，鹤岗这个边陲小城，一下子成为网红城市。作为中国第三批资源枯竭城市，人口不断外流。鹤岗的房价不断下跌，在全国排名一直倒数。低廉的房价，对于饱受大城市高压和生活成本高企而绝望的年轻人，却提供了一个躺平的好选择。</text:p>
      <text:p text:style-name="P4">
在2019年，有年轻人用非常低廉的价格在鹤岗买房，迅速引爆社交媒体。接下来，不少年轻去鹤岗买房。根据统计，2020年至2022年三年间，外地落户鹤岗的共有7286人。理想虽美好，但现实真是如此吗？根据网站36氪一篇报道介绍，从2019年到现在，第一批去鹤岗买房的人有一半都在亏损情况下把房卖掉。</text:p>
      <text:p text:style-name="P4">
鹤岗房价虽低，却有漫长的冬季和严峻的就业环境。所以并不适合所有人。鹤岗之所以成为网红，反映全国房价只升不降的大环境下，年轻人买房焦虑的无限放大。</text:p>
      <text:p text:style-name="P4">
<text:span text:style-name="T4">
鹤岗咸鱼翻身只因找到了新矿？</text:span>
</text:p>
      <text:p text:style-name="P4">
2023年第一季度,鹤岗GDP增速达到8.5%，在黑龙江13个地级市中排名第一，高于黑龙江和全国的平均增速。据了解，2022年鹤岗GDP增速为4.5%，同样高于和龙江全省的平均增速。</text:p>
      <text:p text:style-name="P4">
但在此之前，鹤岗经济形势一路向下。曾经鹤岗拥有大大小小300多家煤矿，但随着资源枯竭，目前已经关停到只剩下十几家。伴随着资源枯竭，常住人口不断流失。</text:p>
      <text:p text:style-name="P4">
但随着白菜价房子成为网红后，鹤岗发生了不少变化。在2022年全国商品房销售面积下降24%的情况下，鹤岗的商品房却同比增长37%。商品房销售额2.2亿元，同比增长28%。</text:p>
      <text:p text:style-name="P4">
虽然商品房销售，成为鹤岗此轮经济增长的部分原因，更为关键的是产业发展方面取得较大进展。鹤岗市统计局数据显示，今年第一季度，鹤岗第二产业增加值32亿元，增长12.7%，对GDP增长贡献率为60%，正向拉动GDP5.1个百分点。</text:p>
      <text:p text:style-name="P4">
同时鹤岗工业投资同比增长17.8%，比黑龙江省平均水平高出9.4个百分点。</text:p>
      <text:p text:style-name="P4">
其中不得不提到石墨产业。鹤岗已探明矿石储量达到17.31亿吨，以晶质石墨为主。储量大、品质高。石墨产业已经成为鹤岗仅次涉煤产业的第二大产业。全市共有石墨企业37户。天然石墨产品应用市场主要包括电子、新材料、冶金等领域。其中电子行业应用最广，主要用于锂电池负极材料、导电膜、石墨电极等。近两年电动车市场呈爆炸性增长，导致对天然石墨的需求不断增加。</text:p>
      <text:p text:style-name="P4">
不过，中国社科院研究员牛凤瑞表示，一个大城市需要多个支柱产业支撑，才有较好发展。鹤岗本身市依靠资源兴起的城市。如果石墨产业能形成完备的上下游产业链和规模效应，对于支撑一座小城市发展才会有一定助益。</text:p>
      <text:p text:style-name="P4">
以上是本期的财经时时听，感谢您的收听。我是饶怡明。如果您对本节目有什么意见和建议，欢迎写信到fankui@rfa.org.或我个人推特账号是RFA_RYM进行联系。</text:p>
      <text:p text:style-name="P4">
那么就在此祝福各位有个愉快的周末，下次节目再会！</text:p>
      <text:p text:style-name="P4">
撰稿、主持、制作：饶怡明</text:p>
      <text:p text:style-name="P4">
Source: <text:a xlink:type="simple" xlink:href="https://www.rfa.org/mandarin/zhuanlan/jingmaorediansaomiao/econ-06022023122930.html" text:style-name="Internet_20_link" text:visited-style-name="Visited_20_Internet_20_Link">
https://www.rfa.org/mandarin/zhuanlan/jingmaorediansaomiao/econ-06022023122930.html</text:a>
</text:p>
      <!--NEWS-->
      <text:h text:style-name="P10" text:outline-level="1">
<text:span text:style-name="T4">
美国在中国的后院加强构建军事同盟 (Free Version)</text:span>
</text:h>
      <text:p text:style-name="P4">
Authors: ['杰梅特里•谢瓦斯托普洛', '席佳琳']</text:p>
      <text:p text:style-name="P4">
Publisher: 英国《金融时报》</text:p>
      <text:p text:style-name="P4">
Time: 2023-06-02T12:40:13+00:00</text:p>
      <text:p text:style-name="P4">
Published Time: 2023-06-01T12:00:99+08:00</text:p>
      <text:p text:style-name="P4">
Modified Time: 2023-06-02T08:31:99+08:00</text:p>
      <text:p text:style-name="P4">
Description: 拜登政府正在加强安全方面的举措，以加强对华威慑，并为与中国在台湾问题上的潜在冲突做好准备。</text:p>
      <text:p text:style-name="P4">
Images: ["<text:a xlink:type="simple" xlink:href="https://thumbor.ftacademy.cn/unsafe/picture/9/000183219_piclink.jpg" text:style-name="Internet_20_link" text:visited-style-name="Visited_20_Internet_20_Link">
000183219_pic...</text:a>
"]</text:p>
      <text:p text:style-name="P4">
Themes: ['中美关系', '关注']</text:p>
      <text:p text:style-name="P4">
Keywords: ['中美关系', '地缘政治', '军事', '亚太', '高端专享']</text:p>
      <text:p text:style-name="P4">
Type: Article</text:p>
      <!--METADATA-->
      <text:p text:style-name="P4">
<draw:frame draw:style-name="fr1" draw:name="Image215" text:anchor-type="as-char" svg:width="6.9236in" svg:height="4.617987in" draw:z-index="0">
<draw:image xlink:href="../Images/FT Chinese Free Version/2023-06-02T12-40-13-00-00/000183219_piclink.jpg" xlink:type="simple" xlink:show="embed" xlink:actuate="onLoad" draw:mime-type="image/jpeg"/>
</draw:frame>
</text:p>
      <text:p text:style-name="P4">
在冷战结束后的30年里，菲律宾克拉克(Clark)含羞草高尔夫球场(Mimosa Plus GolfCourse)周围绿树成荫的街道基本上都很安静，附近居民大多是退休老人。克拉克在首都马尼拉(Manila)以北约92公里。</text:p>
      <text:p text:style-name="P4">
但在4月的某天，克拉克的一条人行道旁坐了约100名美国士兵，还有更多士兵从一家酒店里涌出来——让人想起了克拉克是美国领土以外全球最大空军基地的时代。</text:p>
      <text:p text:style-name="P4">
Source: <text:a xlink:type="simple" xlink:href="http://www.ftchinese.com/story/001099846" text:style-name="Internet_20_link" text:visited-style-name="Visited_20_Internet_20_Link">
http://www.ftchinese.com/story/001099846</text:a>
</text:p>
      <!--NEWS-->
      <text:h text:style-name="P10" text:outline-level="1">
<text:span text:style-name="T4">
日本部分地区遭暴雨袭击 当局促数万人撤离</text:span>
</text:h>
      <text:p text:style-name="P4">
Author: 联合早报 (Person)</text:p>
      <text:p text:style-name="P4">
Publisher: 联合早报 (Organization)</text:p>
      <text:p text:style-name="P4">
Published Time: 2023-06-02T12:45</text:p>
      <text:p text:style-name="P4">
Modified Time: 2023-06-02T13:39</text:p>
      <text:p text:style-name="P4">
Description: 台风“玛娃”（Mawar）逼近日本，日本部分地区星期五（6月2日）遭狂风暴雨袭击，当局敦促数万人离家避难。路透社报道，本周早些时候对关岛造成严重破坏的“玛娃”（Mawar）已减弱为...</text:p>
      <text:p text:style-name="P4">
Videos: []</text:p>
      <text:p text:style-name="P4">
Audios: []</text:p>
      <text:p text:style-name="P4">
Images: []</text:p>
      <text:p text:style-name="P4">
Type: NewsArticle</text:p>
      <text:p text:style-name="P4">
Breadcrumbs: ['即时', '国际']</text:p>
      <text:p text:style-name="P4">
Keywords: ['日本', '热带风暴', '暴雨', '冲绳']</text:p>
      <!--METADATA-->
      <text:p text:style-name="P4">
台风“玛娃”（Mawar）逼近日本，日本部分地区星期五（6月2日）遭狂风暴雨袭击，当局敦促数万人离家避难。</text:p>
      <text:p text:style-name="P4">
路透社报道，本周早些时候对关岛造成严重破坏的“玛娃”（Mawar）已减弱为热带风暴，预计风暴将在进入太平洋时经过本州岛以南。</text:p>
      <text:p text:style-name="P4">
但气象预报员警告，风暴带来的潮湿空气可能因季节性移动引起锋面雨，局部地区可能出现暴雨。</text:p>
      <text:p text:style-name="P4">
日本放送协会（NHK）说，截至星期五早上9时（新加坡时间早上8时）的三小时内，四国部分地区的降雨量达162.5毫米，引发山体滑坡警告。</text:p>
      <text:p text:style-name="P4">
本州中部城市丰桥市约2万7000人接获撤离建议，四国部分地区也发布了撤离警告。</text:p>
      <text:p text:style-name="P4">
冲绳岛链部分地区的航班被取消，但截至周五上午，还没有其他关于重大交通混乱的报告。</text:p>
      <text:p text:style-name="P4">
Source: <text:a xlink:type="simple" xlink:href="https://www.zaobao.com.sg/realtime/world/story20230602-1400476" text:style-name="Internet_20_link" text:visited-style-name="Visited_20_Internet_20_Link">
https://www.zaobao.com.sg/realtime/world/story20230602-1400476</text:a>
</text:p>
      <!--NEWS-->
      <text:h text:style-name="P10" text:outline-level="1">
<text:span text:style-name="T4">
由于中国不断镇压异议，“六四纪念馆”转战纽约市开放</text:span>
</text:h>
      <text:p text:style-name="P4">
Author: chinese@voanews.com (金谷)</text:p>
      <text:p text:style-name="P4">
Publisher: 美国之音中文网 (Type: NewsMediaOrganization)</text:p>
      <text:p text:style-name="P4">
Published Time: 2023-06-02T12:58:48+08:00</text:p>
      <text:p text:style-name="P4">
Modified Time: 2023-06-02 17:12:59Z</text:p>
      <text:p text:style-name="P4">
Description: 现年50多岁的周锋锁，对1989年那个令人沮丧的春天记忆犹新，当时坦克车开进了北京的天安门广场。当共产党的军队蜂拥而上强制结束民主抗议活动时，大学生们和许多人遭到殴打、流血，导致数百甚至数千人死亡。</text:p>
      <text:p text:style-name="P4">
Videos: []</text:p>
      <text:p text:style-name="P4">
Images: []</text:p>
      <text:p text:style-name="P4">
Categories: '中国'</text:p>
      <text:p text:style-name="P4">
Type: None</text:p>
      <!--METADATA-->
      <text:p text:style-name="P4">
NoneNone</text:p>
      <text:p text:style-name="P4">
Source: <text:a xlink:type="simple" xlink:href="https://www.voachinese.com/a/as-china-cracks-down-on-dissent-new-york-city-gives-refuge-to-exhibit-remembering-tiananmen-square-20230602/7119847.html" text:style-name="Internet_20_link" text:visited-style-name="Visited_20_Internet_20_Link">
https://www.voachinese.com/a/as-china-cracks-down-on-dissent-new-york-city-gives-refuge-to-exhibit-remembering-tiananmen-square-20230602/7119847.html</text:a>
</text:p>
      <!--NEWS-->
      <text:h text:style-name="P10" text:outline-level="1">
<text:span text:style-name="T4">
回到过去：如何打造六四时光机（戴忠仁/吴仁华/郑旭光）| 亚洲很想聊</text:span>
</text:h>
      <text:p text:style-name="P4">
Author: None</text:p>
      <text:p text:style-name="P4">
Publisher: Radio Free Asia (Organization)</text:p>
      <text:p text:style-name="P4">
Published Time: 2023-06-02T13:01:11-04:00</text:p>
      <text:p text:style-name="P4">
Modified Time: 2023-06-02T13:01:1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6" text:anchor-type="as-char" svg:width="6.9236in" svg:height="3.88615in" draw:z-index="0">
<draw:image xlink:href="../Images/rfamandarin/2023-06-02T13-01-11-04-00/000000.png" xlink:type="simple" xlink:show="embed" xlink:actuate="onLoad" draw:mime-type="image/png"/>
</draw:frame>
 <text:a xlink:type="simple" xlink:href="https://www.rfa.org/mandarin/duomeiti/yazhou-henxiangliao/yz-06022023124702.html/@@images/image" text:style-name="Internet_20_link" text:visited-style-name="Visited_20_Internet_20_Link">
</text:a>
 自由亚洲电台制图</text:p>
      <text:h text:style-name="P10" text:outline-level="1">
<text:span text:style-name="T4">
八九民运 和 #六四屠杀34年，中共一直用尽全力消灭这个民主运动的相关记忆和正当性，将其当成“#动乱”诠释。当年亲历六四的参与者，如何用自己的经历和努力，对抗中共庞大政权抹杀记忆的威力？我们如何能保存并传递全面而准确的信息给下一代，让他们在中国逐渐走向威权封闭的时刻，了解前人曾经为中国大声呼吁民主和自由，却被残酷镇压的事件？六四研究者、台湾东吴大学访问学者 #吴仁华，用扎实的调查研究和史料，以一己之力保存六四的全貌。八九民运领袖、独立时评人 #郑旭光则描述中共如何以铺天盖地的清查、交代、和要求表态，改写了六四的定义和性质，八九一代人为了生存只能假装抹去记忆，或认同官方论述。但是新一代的年轻人生长在多元的社会中，有不同选择，当遇见真相，有更多机会采取不同的行动。</text:span>
</text:h>
      <text:p text:style-name="P4">
Source: <text:a xlink:type="simple" xlink:href="https://www.rfa.org/mandarin/duomeiti/yazhou-henxiangliao/yz-06022023124702.html" text:style-name="Internet_20_link" text:visited-style-name="Visited_20_Internet_20_Link">
https://www.rfa.org/mandarin/duomeiti/yazhou-henxiangliao/yz-06022023124702.html</text:a>
</text:p>
      <!--NEWS-->
      <text:h text:style-name="P10" text:outline-level="1">
<text:span text:style-name="T4">
梅西赴中国友谊赛 门票开价2万被斥「抢劫」</text:span>
</text:h>
      <text:p text:style-name="P4">
Publisher: 法新社</text:p>
      <text:p text:style-name="P4">
Published Time: 2023-06-02T13:02:08+00:00</text:p>
      <text:p text:style-name="P4">
Modified Time: 2023-06-02T12:50:01+00:00</text:p>
      <text:p text:style-name="P4">
Description: （法新社北京2日电） 根据主办单位今天公布票价，中国球迷最多需要支付高达4800元人民币（约新台币2万元）才能看到阿根廷球星梅西在北京友谊赛中带领阿根廷对战澳洲。</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8" text:anchor-type="as-char" svg:width="6.9236in" svg:height="3.617581in" draw:z-index="0">
<draw:image xlink:href="../Images/rficn/2023-06-02T13-02-08-00-00/000000.png" xlink:type="simple" xlink:show="embed" xlink:actuate="onLoad" draw:mime-type="image/png"/>
</draw:frame>
</text:p>
      <text:p text:style-name="P4">
梅西（LionelMessi）6月15日将率阿根廷国家队成员访问北京，并与澳洲队举行友谊赛。比赛将在可容纳6万8000人的北京工人体育场举行，是阿根廷和澳洲在卡达世界杯16强赛事后再度遭遇。</text:p>
      <text:p text:style-name="P4">
今年夏天将离开巴黎圣杰曼队（Paris Saint-Germain）的梅西当时射进1球，助球队以2比1获胜，阿根廷最终夺下世界杯冠军。</text:p>
      <text:p text:style-name="P4">
根据主办单位公布票价，阿根廷对决澳大利亚的国际足球邀请赛门票价格从580元（约新台币2500元）到4800元人民币不等，将在6月5日和8日分两批发售。</text:p>
      <text:p text:style-name="P4">
心怀不满的球迷迅速在网上谴责门票售价。</text:p>
      <text:p text:style-name="P4">
一名微博用户在主办单位的官方帐号上批评说：「我要举报你抢劫。」另一名用户说，「一张票4800，梅西是要背着我们踢球吗？」</text:p>
      <text:p text:style-name="P4">
这将是梅西自2017年以来首度访问中国。</text:p>
      <text:p text:style-name="P4">
主办单位正在采取严格的措施来防止黄牛，观众必须提供身分讯息，并出示身分证或护照进入体育场。</text:p>
      <text:p text:style-name="P4">
但中国淘宝网购物平台上的商家立即开始提供门票预订服务，其中一名卖家声称可以提供VIP座位，开价1万8000元人民币。（译者：林沂锋/核稿：戴雅真）</text:p>
      <text:p text:style-name="P4">
Source: <text:a xlink:type="simple" xlink:href="https://www.rfi.fr/cn/%E8%BF%90%E5%8A%A8%E5%A4%A9%E5%9C%B0/20230602-%E6%A2%85%E8%A5%BF%E8%B5%B4%E4%B8%AD%E5%9B%BD%E5%8F%8B%E8%B0%8A%E8%B5%9B-%E9%97%A8%E7%A5%A8%E5%BC%80%E4%BB%B72%E4%B8%87%E8%A2%AB%E6%96%A5-%E6%8A%A2%E5%8A%AB" text:style-name="Internet_20_link" text:visited-style-name="Visited_20_Internet_20_Link">
https://www.rfi.fr/cn/%E8%BF%90%E5%8A%A8%E5%A4%A9%E5%9C%B0/20230602-%E6%A2%85%E8%A5%BF%E8%B5%B4%E4%B8%AD%E5%9B%BD%E5%8F%8B%E8%B0%8A%E8%B5%9B-%E9%97%A8%E7%A5%A8%E5%BC%80%E4%BB%B72%E4%B8%87%E8%A2%AB%E6%96%A5-%E6%8A%A2%E5%8A%AB</text:a>
</text:p>
      <!--NEWS-->
      <text:h text:style-name="P10" text:outline-level="1">
<text:span text:style-name="T4">
《小美人魚》中國票房差 種族歧視作祟？</text:span>
</text:h>
      <text:p text:style-name="P4">
Author: None (Language: zh)</text:p>
      <text:p text:style-name="P4">
Publisher: None</text:p>
      <text:p text:style-name="P4">
Time: 2023-06-02T13:35:00Z</text:p>
      <text:p text:style-name="P4">
Description: 由黑人擔綱女主角的迪士尼真人版電影《小美人魚》，受到美國觀眾支持、中國民眾冷落，上映後更遭中國官媒批評「過度政治正確」、敘事手法「懶惰」。事件背後，隱藏著哪些更深層的議題？</text:p>
      <text:p text:style-name="P4">
Videos: []</text:p>
      <text:p text:style-name="P4">
Images: []</text:p>
      <text:p text:style-name="P4">
Subject: 时政风云</text:p>
      <text:p text:style-name="P4">
Subjects: []</text:p>
      <text:p text:style-name="P4">
Keywords: ['小美人鱼', '迪士尼', '种族歧视', '黑人', '中非关系']</text:p>
      <text:p text:style-name="P4">
ID: 65804107</text:p>
      <!--METADATA-->
      <text:p text:style-name="P4">
<text:a xlink:type="simple" xlink:href="https://www.dw.com/zh/overlay/image/article/65804107/65357668" text:style-name="Internet_20_link" text:visited-style-name="Visited_20_Internet_20_Link">
 </text:a>
</text:p>
      <text:p text:style-name="P4">
非裔美國女歌手貝利（Halle Bailey）出演《小美人魚》動畫中的女主角愛麗兒</text:p>
      <text:p text:style-name="P4">
（德國之聲中文網） <text:a xlink:type="simple" xlink:href="https://www.dw.com/zh/zh/米老鼠的中国亿万淘金梦/a-19330715" text:style-name="Internet_20_link" text:visited-style-name="Visited_20_Internet_20_Link">
 迪士尼 </text:a>
真人版《小美人魚》上週四（5月26日）於北美、中國同步上映，卻因票房表現懸殊，掀起一波跨國網路論戰。</text:p>
      <text:p text:style-name="P4">
非裔女星貝利（HalleBailey）出演動畫中皮膚白皙的女主角愛麗兒，受到美國觀眾大力讚譽，稱迪士尼為年輕的非裔女孩起到激勵作用，但中國民眾卻不買單，痛批電影「過度政治正確」。</text:p>
      <text:p text:style-name="P4">
「我能要回我的愛麗兒嗎？」一位中國網友在微博上寫道，同時多位網友都表示，他們童年最喜歡的童話故事之一已經崩毀。事實上，自去年迪士尼確定女主角人選以來，就有大量中國網民對此決定表示憤怒，並發誓在電影上映時進行抵制、拒看。</text:p>
      <text:p text:style-name="P4">
根據數據平台「藝恩」顯示，真人版《小美人魚》在北美上映3天即賺近9500萬美元，而同期在中國僅進帳263萬美元，票房表現天差地遠，成為迪士尼今年在中國市場發行收入最低的一部電影。</text:p>
      <text:p text:style-name="P4">
有中國網友在電影上映後發推文道：「真不是我對黑人演員本身有啥不滿，我不滿意的是把白種人乃至黃種人的故事弄成黑人主角⋯⋯。黑人不是沒有自己的文化和傳說⋯⋯，去拍一部真正站在黑人視角、真正尊重黑人文化的電影很難嗎？」</text:p>
      <text:h text:style-name="P12" text:outline-level="3">
<text:span text:style-name="T4">
北京喉舌也加入戰局</text:span>
</text:h>
      <text:p text:style-name="P4">
票房出爐後，有西方網民在推特上指控中國觀眾抵制該片是出於對黑人的「種族歧視」，在網路上掀起激烈論戰。這番指責更是激怒了北京，中國國營媒體《環球時報》連2日發表文章，反駁西方言論並強烈抨擊迪士尼選擇一位「黑美人魚」的決定。</text:p>
      <text:p text:style-name="P4">
其中一篇文章寫道：「迪士尼在經典電影中強行加入少數族群，並不是基於種族主義，而是顯出其懶惰和不負責任的敘事策略。」文章指出，迪士尼正在將經典童話故事變成「政治正確」底下的「犧牲品」。</text:p>
      <text:p text:style-name="P4">
另一篇文章則強烈否認了對中國歧視黑人的相關指責。「絕大多數中國觀眾對黑人小美人魚沒有任何偏見，」作者寫道，「中國討論的主要方向是圍繞在（迪士尼）改編了傳統童話。」</text:p>
      <text:p text:style-name="P4">
</text:p>
      <text:p text:style-name="P4">
在電影《小美人魚》中，生活於海底的小美人魚愛上了岸上的王子，於是決定放棄自己的國度和種族變成人類</text:p>
      <text:p text:style-name="P4">
《環球時報》指出，西方不應該「綁架中國觀眾」，期望他們「以同樣的方式接受這部電影......因為中國人沒有這種政治正確性」，並表示就歷史的角度而言，是西方人——而非中國人——入侵非洲、殖民並奴役當地人種，因此面對黑人，中國人並不具備美國人的「罪疚感」。</text:p>
      <text:p text:style-name="P4">
台灣國立陽明交通大學傳播與科技學系副教授戴瑜慧告訴DW，中國自第一代領導人毛澤東以來，即打著「國際主義」、「第三世界國家之老大」的旗幟，企圖拉攏亞洲、非洲、拉丁美洲一起對抗「邪惡的西方帝國主義」，這樣的策略一直延續至今，而《環球時報》是北京對外傳遞訊息、進行大內宣的「喉舌」，也是專門「煽動國族主義」的重要官媒之一。</text:p>
      <text:p text:style-name="P4">
在中國國家主席習近平上任之後， <text:a xlink:type="simple" xlink:href="https://www.dw.com/zh/zh/義大利總理退出一帶一路仍能與中國友好/a-65761538" text:style-name="Internet_20_link" text:visited-style-name="Visited_20_Internet_20_Link">
 他於2013年推動「一帶一路」倡議（BRI）</text:a>
，向非洲國家提供巨額借貸以興建鐵路、公路和港口等基礎建設，並投資當地礦產。這讓北京對當地的掌控力日漸加深， <text:a xlink:type="simple" xlink:href="https://www.dw.com/zh/zh/债务研究中国对非洲国家放贷利息偏高/a-65491688" text:style-name="Internet_20_link" text:visited-style-name="Visited_20_Internet_20_Link">
BRI計劃也因此被國際社會批評為「新殖民主義」</text:a>
 。</text:p>
      <text:p text:style-name="P4">
此外，北京對新疆、西藏等少數民族的打壓和同化政策，也被外界視為「大漢沙文主義」，即使中國至今否認任何有關指控。</text:p>
      <text:p text:style-name="P4">
戴瑜慧分析，中國因此有必要就此事出面回應， <text:a xlink:type="simple" xlink:href="https://www.dw.com/zh/zh/除了政治正确-中国人无所不能/a-19564058" text:style-name="Internet_20_link" text:visited-style-name="Visited_20_Internet_20_Link">
 同時極力抨擊「政治正確」一詞 </text:a>
，因為這代表了對「種族主義、女性主義等一切壓迫」的反省。她認為，中國反駁《小美人魚》的種族爭議，就如同先前的「冰淇淋事件」一樣，只是北京藉機出聲指責西方、煽動國族主義的眾多案例之一。</text:p>
      <text:p text:style-name="P4">
</text:p>
      <text:p text:style-name="P4">
愛麗兒在劇中打扮遭到中國網友批評，稱迪士尼摧毀了人們對童話的美好幻想</text:p>
      <text:h text:style-name="P12" text:outline-level="3">
<text:span text:style-name="T4">
中國如何對待黑人？</text:span>
</text:h>
      <text:p text:style-name="P4">
歷年來，中國對非洲族群的歧視不勝枚舉，包括 <text:a xlink:type="simple" xlink:href="https://www.dw.com/zh/zh/黑人洗涤后变白中国公司劝莫过分解读/a-19291550" text:style-name="Internet_20_link" text:visited-style-name="Visited_20_Internet_20_Link">
 2016年播出能將黑人「洗白」的洗衣粉廣告</text:a>
、2018年和2021年的春晚都出現表演者「塗黑臉」的冒犯行為， <text:a xlink:type="simple" xlink:href="https://www.dw.com/zh/zh/非洲人在中国广州/a-2337095" text:style-name="Internet_20_link" text:visited-style-name="Visited_20_Internet_20_Link">
 以及2022年廣州爆發新冠疫情</text:a>
，中國當局宣布隔離非裔群體、多人因此被趕出住家和旅店，淪落街頭。</text:p>
      <text:p text:style-name="P4">
2022年，一位居住在馬拉維的中國人拍攝了多支種族歧視影片，遭到中國網友瘋傳。其中一個影片顯示，一群非洲兒童被安排用中文高呼：「我是黑鬼，智商很低」，顯然不明白話中的含義。</text:p>
      <text:p text:style-name="P4">
即便中國政府曾出面宣稱，國內對種族歧視「零容忍」，但在現實生活中，居住在中國的黑人仍須面臨歧視眼光，以及缺乏工作機會的難題。「他們（雇主）直接了當地對你說：<text:a xlink:type="simple" xlink:href="https://www.dw.com/zh/zh/对不起我们要白人/a-62431699" text:style-name="Internet_20_link" text:visited-style-name="Visited_20_Internet_20_Link">
 『對不起，我們要白人』 </text:a>
，」一位在中國生活了13年的非洲人去年接受德廣聯（ARD）採訪時表示。</text:p>
      <text:p text:style-name="P4">
部分學者認為，亞洲人對黑人的歧視並不完全是針對黑人本身，而是來自於對白人的崇尚。換句話說，亞洲族群對白人的喜愛或順從，使該族群成為了全球「反黑人」意識形態的同謀。</text:p>
      <text:p text:style-name="P4">
隨著西方社會對「政治正確」的意識提高，在此次《小美人魚》的選角爭議中，華人圈似乎相較西方觀眾更無法接受黑人女主角。對此，旅居英國的專欄作家賀婕在《換日線》上寫道：「我想了一下亞洲社群是怎麼捍衛白人性的，發現其實很多人不是刻意選擇，而是『沒想那麼多』。很多人沒意識到習慣白人主導的社會、不自覺的崇尚白人審美等白人霸權，讓白人光是存在就有諸多優勢。」</text:p>
      <text:p text:style-name="P4">
戴瑜慧告訴DW，中國的確也存在「白人至上」的思維，「但他們對白人世界是既愛又恨」，即中國想取代白人、取代美國成為世界第一的想法，來自於「我想要成為你，但是我又不是你，所以你對我的所作所為，我都會極端敏感且在乎」的複雜心態。</text:p>
      <text:h text:style-name="P12" text:outline-level="3">
<text:span text:style-name="T4">
捍衛中非關係</text:span>
</text:h>
      <text:p text:style-name="P4">
在《環球時報》批評《小美人魚》的報導中，也強調了中國與黑人族群的正向關係，並稱西方人士有關中國歧視黑人的指責是在「中國和非洲之間挑撥離間」。</text:p>
      <text:p text:style-name="P4">
「中國一直與非洲保持著兄弟般的關係，從來不需要好萊塢盛行的『贖罪』心態。」報導指出，中國對非洲的支持和援助是「看得見的」，不像西方只是「空談」。</text:p>
      <text:p text:style-name="P4">
過去20多年，中國一直是非洲最大的貿易夥伴。然而《日經亞洲》今年3月報導，中國在非洲撒哈拉以南地區的BRI投資在去年降至新低。分析人士認為，部分原因來自於美國和歐盟對非洲的投資興趣增加；一旦西方資金注入，非洲國家領導人可能開始考慮減少對北京的依賴。</text:p>
      <text:p text:style-name="P4">
不過，尼日利亞政治經濟學家伊格威（UcheIgwe）告訴《日經亞洲》，中國的目標是在2022年至2024年間拿下3000億美元價值的非洲商品，且「中國還沒有放棄非洲」。</text:p>
      <text:p text:style-name="P4">
台灣學者戴瑜慧向DW分析，中國欲團結非洲等第三世界國家的目的，並不是為了要「創建出一個平等的社會」，而是企圖超越西方國家，改變現今以「白人為首、黃種人居中、黑人為底」的金字塔結構。因此，即便中國取代白人、站上了金字塔頂端，黑人仍可能繼續墊底。</text:p>
      <ul>
        <li>
</li>
      </ul>
      <h5>
探讨种族歧视的好莱坞电影</h5>
      <text:h text:style-name="P12" text:outline-level="3">
<text:span text:style-name="T4">
斯派克·李的批判性声明：《誓血五人组》</text:span>
</text:h>
      <text:p text:style-name="P4">
美国导演斯派克·李（Spike Lee）长期以来致力于制作探讨美国种族主义的电影。图为他的新片《誓血五人组》（Da 5Bloods）。斯派克·李在1980年代中期崭露头角。从他1989年推出的喜剧片《为所应为》（Do the RightThing）以及其它作品，人们发现斯派克·李擅长以轻快诙谐的手法讲述不平等等沉重议题。《誓血五人组》叙述的是四名非裔美国越战退伍军人的故事。</text:p>
      <ul>
        <li>
</li>
      </ul>
      <h5>
探讨种族歧视的好莱坞电影</h5>
      <text:h text:style-name="P12" text:outline-level="3">
<text:span text:style-name="T4">
一堂美国种族主义历史课：《塞尔玛游行》</text:span>
</text:h>
      <text:p text:style-name="P4">
非裔美国导演艾娃·迪韦奈（AvaDuVernay）2014年所执导的《塞尔玛游行》（Selma，台译《逐梦大道》）叙述了1965年公民权利运动的高潮。她重现了当年民权活动人士在阿拉巴马州塞尔玛市及蒙哥马利之间的游行活动。这部电影在好莱坞充满争议。一些人猜测它被奥斯卡忽视是因为演员为非裔美国人的权益发声。</text:p>
      <ul>
        <li>
</li>
      </ul>
      <h5>
探讨种族歧视的好莱坞电影</h5>
      <text:h text:style-name="P12" text:outline-level="3">
<text:span text:style-name="T4">
获奖充满争议的电影：《绿皮书》</text:span>
</text:h>
      <text:p text:style-name="P4">
彼得·法雷利（Peter Farrelly）执导的《绿皮书》（GreenBook）赢得了许多奖项，包括2019年奥斯卡最佳影片奖。这部根据真人真事改编的电影叙述了一名白人司机和一名黑人钢琴家的故事。一些影评人认为，剧情落入“白人救世主”的窠臼中，并没有深入探讨非裔美国人所面临的种族主义苦难。</text:p>
      <ul>
        <li>
</li>
      </ul>
      <h5>
探讨种族歧视的好莱坞电影</h5>
      <text:h text:style-name="P12" text:outline-level="3">
<text:span text:style-name="T4">
2017年最佳影片《月光男孩》</text:span>
</text:h>
      <text:p text:style-name="P4">
美国非裔导演巴里·詹金斯（BarryJenkins）的作品《月光男孩》（Moonlight）用三篇章方式叙述一名黑人同性恋男孩的成长。《月光男孩》在不用通俗剧情或伤感情绪的包装下，成功传达出主题，成为影视作品中的成功典范。</text:p>
      <ul>
        <li>
</li>
      </ul>
      <h5>
探讨种族歧视的好莱坞电影</h5>
      <text:h text:style-name="P12" text:outline-level="3">
<text:span text:style-name="T4">
充满原创性：《逃出绝命镇》</text:span>
</text:h>
      <text:p text:style-name="P4">
2017年上映的《逃出绝命镇》（GetOut）是种族主义主题中最标新立异的电影之一。大不同于许多善意却感伤的好莱坞电影，非裔美国导演乔丹·皮尔（JordanPeele）以恐怖和喜剧元素来呈现种族主义，打造出一部极具原创性而且撼动人心的跨流派电影。</text:p>
      <ul>
        <li>
</li>
      </ul>
      <h5>
探讨种族歧视的好莱坞电影</h5>
      <text:h text:style-name="P12" text:outline-level="3">
<text:span text:style-name="T4">
充满张力的《为奴十二年》</text:span>
</text:h>
      <text:p text:style-name="P4">
2013年上映的《为奴十二年》（12 Years aSlave）隔年荣获奥斯卡最佳影片，对美国的奴隶制起源进行了深度回顾。英国导演史蒂夫·麦奎因（SteveMcQueen）在片中采用了许多知名演员，也摘下奥斯卡奖的桂冠。</text:p>
      <ul>
        <li>
</li>
      </ul>
      <h5>
探讨种族歧视的好莱坞电影</h5>
      <text:h text:style-name="P12" text:outline-level="3">
<text:span text:style-name="T4">
观众吸铁石：《黑豹》</text:span>
</text:h>
      <text:p text:style-name="P4">
终于有另一部奥斯卡获奖电影广义上也涉及了种族主义主题。2018年的漫威电影《黑豹》（BlackPanther）首次刻画一名黑人超级英雄。漫威漫画原著作者斯坦·李（Stan Lee）和杰克·科比（JackKirby）在1960年代民权运动的高峰期创造了故事中的角色。</text:p>
      <ul>
        <li>
</li>
      </ul>
      <h5>
探讨种族歧视的好莱坞电影</h5>
      <text:h text:style-name="P12" text:outline-level="3">
<text:span text:style-name="T4">
手法细腻的《爱恋》</text:span>
</text:h>
      <text:p text:style-name="P4">
美国导演杰夫·尼科尔斯（JeffNichols）细腻的作品《爱恋》（Loving）让观众眼睛为之一亮。这部电影叙述了北美种族主义的一个历史篇章。故事中的一对情侣违背了禁止异族通婚的法律并不断抗争，最终在法庭上获得胜利。</text:p>
      <ul>
        <li>
</li>
      </ul>
      <h5>
探讨种族歧视的好莱坞电影</h5>
      <text:h text:style-name="P12" text:outline-level="3">
<text:span text:style-name="T4">
充满张力的罗曼史：《皇后与瘦子》</text:span>
</text:h>
      <text:p text:style-name="P4">
希腊裔美国导演梅利娜·马苏卡斯（Melina Matsoukas）2019年凭借《皇后与瘦子》（Queen &amp;Slim）一片大放异彩。这部电影被认为是黑人版《雌雄大盗》。剧情背景是现代美国，一对年轻黑人情侣在第一次约会时出于自卫杀死了一名警察后逃亡。导演梅利娜·马苏卡斯此前因执导雷哈娜和碧昂斯等人的MV而知名。</text:p>
      <ul>
        <li>
</li>
      </ul>
      <h5>
探讨种族歧视的好莱坞电影</h5>
      <text:h text:style-name="P12" text:outline-level="3">
<text:span text:style-name="T4">
约翰·卡萨维兹的写实电影：《影子》</text:span>
</text:h>
      <text:p text:style-name="P4">
约翰·卡萨维兹（JohnCassavetes）与梅利娜·马苏卡斯一样，都是希腊裔的美国导演。他初试啼声的作品《影子》（Shadows，1959）以极为细腻的手法叙述了非裔美籍三兄妹在纽约音乐圈的故事。当年少有美国导演能真实描绘出音乐圈的生活。</text:p>
      <ul>
        <li>
</li>
      </ul>
      <h5>
探讨种族歧视的好莱坞电影</h5>
      <text:h text:style-name="P12" text:outline-level="3">
<text:span text:style-name="T4">
回顾早期电影：《十二怒汉》</text:span>
</text:h>
      <text:p text:style-name="P4">
1957年的电影《十二怒汉》（12 Angry Men）是美国电影中第一部探讨种族主义议题的电影。这部由导演西德尼·吕美特（SidneyLumet）执导的电影是部法律惊悚片，片中12名白人陪审团成员负责裁定来自波多黎各的被告少年是否有罪。</text:p>
      <ul>
        <li>
</li>
      </ul>
      <h5>
探讨种族歧视的好莱坞电影</h5>
      <text:h text:style-name="P12" text:outline-level="3">
<text:span text:style-name="T4">
波蒂埃旧作：《炎热的夜晚》</text:span>
</text:h>
      <text:p text:style-name="P4">
1960年代，种族主义的主题在主流电影中开始占有一席之地。在电影《炎热的夜晚》（In the Heat of theNight，台湾译《恶夜追缉令》）中，西德尼·波蒂埃（SidneyPoitier）饰演来自北方的黑人警察，他被卷入一起白人谋杀案中。波蒂埃在当地遭遇了恶劣的种族歧视并被误认为嫌疑犯。这部电影获得了5个奥斯卡奖项，波蒂埃也成为美国影坛中首位非裔超级明星。</text:p>
      <ul>
        <li>
</li>
      </ul>
      <h5>
探讨种族歧视的好莱坞电影</h5>
      <text:h text:style-name="P12" text:outline-level="3">
<text:span text:style-name="T4">
打破禁忌的《密西西比在燃烧》</text:span>
</text:h>
      <text:p text:style-name="P4">
1988年上映的《密西西比在燃烧》（Mississippi Burning）是英国导演艾伦·帕克（AlanParker）执导的电影，叙述3名民权工作者失踪及FBI探员所展开的调查。一名影评人写道：“帕克的花俏手法几乎将《密西西比在燃烧》变成黑帮电影。但这部电影打破了禁忌：它将整个美国白人中产阶级置于错误面。”</text:p>
      <ul>
        <li>
</li>
      </ul>
      <h5>
探讨种族歧视的好莱坞电影</h5>
      <text:h text:style-name="P12" text:outline-level="3">
<text:span text:style-name="T4">
新生代导演：《街区男孩》</text:span>
</text:h>
      <text:p text:style-name="P4">
1991年，非裔美籍导演约翰·辛格顿（John Singleton）凭他的处女作电影《街区男孩》（Boyz n theHood，又译《邻家少年杀人事件》）跃上报纸头版，执导这部电影时他年仅24岁。《街区男孩》因为真实描述美国主要城市贫困地区的黑人生活，被视为具开创性作品。辛格顿是首位被提名奥斯卡最佳导演奖的黑人及最年轻导演。</text:p>
      <ul>
        <li>
</li>
      </ul>
      <h5>
探讨种族歧视的好莱坞电影</h5>
      <text:h text:style-name="P12" text:outline-level="3">
<text:span text:style-name="T4">
美国以外的种族主义：《成事在人》</text:span>
</text:h>
      <text:p text:style-name="P4">
好莱坞的白人明星参演的经常是关于美国以外国家种族歧视的电影。在体育主题电影《成事在人》（Invictus）里头，导演伊斯特伍德（ClintEastwood）讲述了南非种族隔离制度废除几年后，国家橄榄球队的感人故事。知名美国男演员摩根·费里曼（MorganFreeman）饰演南非自由斗士曼德拉。</text:p>
      <ul>
        <li>
</li>
      </ul>
      <h5>
探讨种族歧视的好莱坞电影</h5>
      <text:h text:style-name="P12" text:outline-level="3">
<text:span text:style-name="T4">
纪录片《我不是你的黑鬼》</text:span>
</text:h>
      <text:p text:style-name="P4">
近几十年来，美国影坛中除了许多剧情片探讨种族主义的主题外，也有不少纪录片加入这个行列。海地导演哈乌·佩克（RaoulPeck）2016年推出的《我不是你的黑鬼》（I Am Not Your Negro）就相当成功。这部纪录片改编自非裔美国作家詹姆斯·鲍德温（JamesBaldwin）的作品。</text:p>
      <text:p text:style-name="P4">
作者: Jochen Kürten</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Source: <text:a xlink:type="simple" xlink:href="https://www.dw.com/zh/《小美人魚》中國票房差-種族歧視作祟？/a-65804107" text:style-name="Internet_20_link" text:visited-style-name="Visited_20_Internet_20_Link">
https://www.dw.com/zh/《小美人魚》中國票房差-種族歧視作祟？/a-65804107?maca=chi-rss-chi-all-1127-rdf</text:a>
</text:p>
      <!--NEWS-->
      <text:h text:style-name="P10" text:outline-level="1">
<text:span text:style-name="T4">
李辉呼吁停止输送武器 中国或再派员促谈</text:span>
</text:h>
      <text:p text:style-name="P4">
Author: None (Language: zh)</text:p>
      <text:p text:style-name="P4">
Publisher: None</text:p>
      <text:p text:style-name="P4">
Time: 2023-06-02T13:44:00Z</text:p>
      <text:p text:style-name="P4">
Description: 中国特使李辉结束对乌克兰、俄罗斯等国的访问后在北京举行记者会。他批评美媒称他提议的停火将让俄罗斯控制乌克兰部分领土。但有记者提问中国在如何处理乌克兰被占领土问题上的立场时，他未予直接回应。</text:p>
      <text:p text:style-name="P4">
Videos: []</text:p>
      <text:p text:style-name="P4">
Images: []</text:p>
      <text:p text:style-name="P4">
Subject: 时政风云</text:p>
      <text:p text:style-name="P4">
Subjects: ['俄罗斯', '乌克兰', '普京', '俄罗斯入侵乌克兰']</text:p>
      <text:p text:style-name="P4">
Keywords: ['李辉', '特使', '乌克兰战争', '俄罗斯', '被占领土', '和谈']</text:p>
      <text:p text:style-name="P4">
ID: 65808037</text:p>
      <!--METADATA-->
      <text:p text:style-name="P4">
<text:a xlink:type="simple" xlink:href="https://www.dw.com/zh/overlay/image/article/65808037/65745802" text:style-name="Internet_20_link" text:visited-style-name="Visited_20_Internet_20_Link">
 </text:a>
</text:p>
      <text:p text:style-name="P4">
资料图片：李辉5月26日在莫斯科与俄外长拉夫罗夫会晤</text:p>
      <text:p text:style-name="P4">
（德国之声中文网）中国呼吁停止向乌克兰战场输送武器。 <text:a xlink:type="simple" xlink:href="https://www.dw.com/zh/zh/中国特使李辉访俄-欧盟吁中国促俄撤军/a-65741813" text:style-name="Internet_20_link" text:visited-style-name="Visited_20_Internet_20_Link">
 中国特使李辉结束访问乌克兰、俄罗斯等国</text:a>
后周五在北京表示，他的印象是，无论是俄罗斯还是乌克兰都没有关闭和谈的大门。</text:p>
      <text:p text:style-name="P4">
但李辉并未对俄罗斯进攻乌克兰作出谴责。这位特使警告，战争可能导致出现核安全、粮食供应和人道主义危机。自5月中旬，李辉访问了德国、俄罗斯、乌克兰、波兰、法国和布鲁塞尔的欧盟代表。德新社评述说，一方面，外界对于其外交使命的成功并未有多大期待，<text:a xlink:type="simple" xlink:href="https://www.dw.com/zh/zh/德语媒体李辉访欧与中国的外交秀/a-65753301" text:style-name="Internet_20_link" text:visited-style-name="Visited_20_Internet_20_Link">
 另一方面，他的访问也旨在缓解西方对于中国支持俄罗斯的批评。</text:a>
</text:p>
      <text:p text:style-name="P4">
自俄罗斯入侵乌克兰一年多来，中国为俄总统普京提供政治上的支持，并将美国及北约称为冲突的始作俑者。北京也批评西方国家向乌克兰提供武器，称之为"火上浇油"。</text:p>
      <ul>
        <li>
</li>
      </ul>
      <h5>
中俄关系变迁：从兄弟、对手到战略伙伴</h5>
      <text:h text:style-name="P12" text:outline-level="3">
<text:span text:style-name="T4">
最初的盟友</text:span>
</text:h>
      <text:p text:style-name="P4">
1949年10月1日中华人民共和国宣布成立的第二天，苏联成为第一个与中国建立外交关系的国家。年底，毛泽东赴莫斯科访问，并在苏联停留两个多月，参加了斯大林70岁生日庆生活动（图）。事后毛泽东抱怨受到斯大林的冷遇，以及签约会谈进展不顺利。1950年2月14日，毛泽东在莫斯科签署《中苏友好同盟互助条约》，中苏两国结为盟友。</text:p>
      <ul>
        <li>
</li>
      </ul>
      <h5>
中俄关系变迁：从兄弟、对手到战略伙伴</h5>
      <text:h text:style-name="P12" text:outline-level="3">
<text:span text:style-name="T4">
苏联“老大哥”</text:span>
</text:h>
      <text:p text:style-name="P4">
1950年代至1960年代初，被外界视为中苏关系的“蜜月期”，双方签署了一系列协定，苏联从贸易、高等教育、核技术、工业等一系列方面向中国提供资金、物资和人员的援助，以帮助中国建立完整的工业体系。中国政府1953年针对经济发展制定的第一个“五年计划”，就是在苏联的帮助和策划下出台的。毛泽东强调要在各方面向苏联学习，“苏联共产党就是我们最好的先生”。图为1956年出版的纪念中苏友好条约6周年的报道图册。</text:p>
      <ul>
        <li>
</li>
      </ul>
      <h5>
中俄关系变迁：从兄弟、对手到战略伙伴</h5>
      <text:h text:style-name="P12" text:outline-level="3">
<text:span text:style-name="T4">
朝鲜战争</text:span>
</text:h>
      <text:p text:style-name="P4">
1950年6月朝鲜战争爆发，中国于10月出兵参战（图为志愿军跨过冰封的鸭绿江），直接与美国主导的联合国部队对抗，中国称之为“抗美援朝”。苏联没有直接参战，但提供了大量武器装备和资金援助。1953年6月南北双方签署了板门店协议：规定朝韩以北纬38度线为界停火，这固化了朝鲜半岛的分裂格局。</text:p>
      <ul>
        <li>
</li>
      </ul>
      <h5>
中俄关系变迁：从兄弟、对手到战略伙伴</h5>
      <text:h text:style-name="P12" text:outline-level="3">
<text:span text:style-name="T4">
从反目到决裂</text:span>
</text:h>
      <text:p text:style-name="P4">
1959年9月苏联领导人赫鲁晓夫访华（图），参加中华人民共和国建国十周年活动。当时中苏领导人在政治理念上的分歧和战略利益方面的矛盾就已显现。1960年莫斯科召回援华的全部苏联专家，废除两国经济技术合作的各项协议。北京则对苏联的“修正主义”以及苏共的对外对内政策展开了长期的尖锐批评。</text:p>
      <ul>
        <li>
</li>
      </ul>
      <h5>
中俄关系变迁：从兄弟、对手到战略伙伴</h5>
      <text:h text:style-name="P12" text:outline-level="3">
<text:span text:style-name="T4">
边境冲突</text:span>
</text:h>
      <text:p text:style-name="P4">
中国和苏联是世界上拥有最长陆地边界的两个邻国。1964年中苏第一轮边界谈判失败。1969年6月3日，中、苏两国军队在界河乌苏里江的珍宝岛爆发冲突（图为珍宝岛中国守军），双方均有伤亡。同年，两国又在黑龙江八岔岛和新疆铁列克提再次发生武装冲突。9月，苏联部长会议主席柯西金取道北京，在机场与中国总理周恩来紧急会晤3小时，达成共识维持边界现状，避免武装冲突。</text:p>
      <ul>
        <li>
</li>
      </ul>
      <h5>
中俄关系变迁：从兄弟、对手到战略伙伴</h5>
      <text:h text:style-name="P12" text:outline-level="3">
<text:span text:style-name="T4">
中苏交恶</text:span>
</text:h>
      <text:p text:style-name="P4">
勃列日涅夫任苏共领导人后，中苏关系依然处于对峙势态。1966年中国文化大革命开始之后，两国间几乎停止了所有交往。1967年，红卫兵曾冲击苏联驻北京大使馆。图为1969年中苏边境冲突后，包头钢铁厂工人抗议“苏修社会帝国主义”的示威。</text:p>
      <ul>
        <li>
</li>
      </ul>
      <h5>
中俄关系变迁：从兄弟、对手到战略伙伴</h5>
      <text:h text:style-name="P12" text:outline-level="3">
<text:span text:style-name="T4">
抵制莫斯科奥运</text:span>
</text:h>
      <text:p text:style-name="P4">
进入70年代后，中国开始同美国为首的西方国家改善关系，1972年尼克松访华开启了中国向国际社会开放的大门。1980年代的苏联，则因入侵阿富汗遭到西方国家更严厉的制裁和对抗。1980年莫斯科举办奥运会，中国加入了以美国为首的西方国家的抵制阵营。</text:p>
      <ul>
        <li>
</li>
      </ul>
      <h5>
中俄关系变迁：从兄弟、对手到战略伙伴</h5>
      <text:h text:style-name="P12" text:outline-level="3">
<text:span text:style-name="T4">
关系正常化</text:span>
</text:h>
      <text:p text:style-name="P4">
在苏联末期，中苏关系有所缓和。从1982年10月至1988年6月，中苏两国政府特使就实现两国关系正常化问题进行了12轮的磋商。1989年5月，苏共中央总书记戈尔巴乔夫访问中国，同邓小平会晤。双方在北京发表了《联合公报》，标志两国关系正常化。</text:p>
      <ul>
        <li>
</li>
      </ul>
      <h5>
中俄关系变迁：从兄弟、对手到战略伙伴</h5>
      <text:h text:style-name="P12" text:outline-level="3">
<text:span text:style-name="T4">
从睦邻到战略伙伴</text:span>
</text:h>
      <text:p text:style-name="P4">
1991年苏联解体后，中国宣布承认俄罗斯为苏联的继承者。两国最高层之间开始恢复往来。1999年，《关于中俄国界线东西两段的叙述议定书》签订，遗留已久的边境划界问题基本得到解决。2001年普京上台后，俄罗斯与中国签署了《中俄睦邻友好合作条约》，确定平等信任的战略协作伙伴关系。2010年，两国确认"全面战略协作伙伴关系"。图为普京、布什和江泽民在2001年的上海亚太经合组织峰会上。</text:p>
      <ul>
        <li>
</li>
      </ul>
      <h5>
中俄关系变迁：从兄弟、对手到战略伙伴</h5>
      <text:h text:style-name="P12" text:outline-level="3">
<text:span text:style-name="T4">
共赴国际舞台</text:span>
</text:h>
      <text:p text:style-name="P4">
进入新千年后，随着经济实力的增强，北京和莫斯科都有意在国际舞台上扮演更积极的角色。“金砖国家”（BRICS）峰会、上海合作组织（2002年成立）这样的多边平台为此提供了机会。图为2016年10月在印度举行的金砖国家首脑峰会。</text:p>
      <ul>
        <li>
</li>
      </ul>
      <h5>
中俄关系变迁：从兄弟、对手到战略伙伴</h5>
      <text:h text:style-name="P12" text:outline-level="3">
<text:span text:style-name="T4">
政治强人的友谊</text:span>
</text:h>
      <text:p text:style-name="P4">
习近平和普京这两位威权专制领导人，有着相似的大国政治信念。在坚定巩固自身权力的同时，也都希望打破美国主导的现有国际秩序。2022年2月普京访问北京、出席冬奥会期间，中方强调中俄“友谊无上限、合作无止境”。图为2018年习近平在俄罗斯远东港口符拉迪沃斯托克与普京品尝鱼子酱煎饼。</text:p>
      <ul>
        <li>
</li>
      </ul>
      <h5>
中俄关系变迁：从兄弟、对手到战略伙伴</h5>
      <text:h text:style-name="P12" text:outline-level="3">
<text:span text:style-name="T4">
不是盟友，胜似盟友</text:span>
</text:h>
      <text:p text:style-name="P4">
2022年2月乌克兰战争爆发以来，俄罗斯在国际上备受制裁和孤立。但中国始终拒绝谴责俄罗斯的侵略行为，而指责美国和北约应为冲突负责，反对制裁，呼吁重视俄方的“安全关切”。同时中国大幅扩大从俄罗斯的进口，特别是能源进口。2023年3月，习近平访问莫斯科，成为乌克兰战争爆发以来首位访俄的大国元首。</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乌克兰被占领土问题</text:span>
</text:h>
      <text:p text:style-name="P4">
据美联社报道，李辉在周五的记者会上批评《华尔街日报》一篇报道，其中引述不具名官员称，李辉提议的停火将让俄罗斯控制乌克兰部分领土。他驳斥这不符合事实，是在挑拨中国和乌克兰的关系。李辉同时呼吁采取步骤，保护俄罗斯占领的扎波罗热核电站的安全。国际原子能机构本周呼吁俄乌双方不要对该设施发动攻击，以避免出现灾难性事件。</text:p>
      <text:p text:style-name="P4">
<text:a xlink:type="simple" xlink:href="https://www.dw.com/zh/zh/德语媒体德国财长访华为何被取消/a-65553450" text:style-name="Internet_20_link" text:visited-style-name="Visited_20_Internet_20_Link">
 李辉 </text:a>
在记者会上重申北京呼吁尊重各国的领土主权，但并未表示中国向莫斯科施压归还乌克兰被占领土。据微博上一则李辉记者会的视频，日本共同社记者向这位特使提问，中国就如何处理乌克兰被占领土持怎样的看法，李辉未作出正面回应。据路透社报道，李辉表示，中国愿意积极考虑再次派遣人员到有关国家，就政治解决乌克兰危机进行沟通。</text:p>
      <text:p text:style-name="P4">
（德新社、美联社、路透社）</text:p>
      <text:p text:style-name="P4">
Source: <text:a xlink:type="simple" xlink:href="https://www.dw.com/zh/李辉呼吁停止输送武器-中国或再派员促谈/a-65808037" text:style-name="Internet_20_link" text:visited-style-name="Visited_20_Internet_20_Link">
https://www.dw.com/zh/李辉呼吁停止输送武器-中国或再派员促谈/a-65808037?maca=chi-rss-chi-all-1127-rdf</text:a>
</text:p>
      <!--NEWS-->
      <text:h text:style-name="P10" text:outline-level="1">
<text:span text:style-name="T4">
德语媒体:供应链法让欧企将市场让与中国</text:span>
</text:h>
      <text:p text:style-name="P4">
Author: None (Language: zh)</text:p>
      <text:p text:style-name="P4">
Publisher: None</text:p>
      <text:p text:style-name="P4">
Time: 2023-06-02T13:50:00Z</text:p>
      <text:p text:style-name="P4">
Description: 《商报》刊发评论指出，中国经济疲软也将让依赖对华出口的德国企业蒙受损失。《法兰克福汇报》则担心，旨在让欧洲企业为境外供应链承担社会与环境责任的欧盟供应链法案，很可能会导致欧洲人将市场拱手让给努力拓展经济影响力的中国。</text:p>
      <text:p text:style-name="P4">
Videos: []</text:p>
      <text:p text:style-name="P4">
Images: []</text:p>
      <text:p text:style-name="P4">
Subject: 评论分析</text:p>
      <text:p text:style-name="P4">
Subjects: ['希腊债务危机', '欧债危机', '欧盟', '乌克兰', '诺贝尔奖', '欧洲难民危机', '欧洲', '专题报道：中国经济何处去？']</text:p>
      <text:p text:style-name="P4">
Keywords: ['德中关系', '欧中关系', '中国经济', '德资企业', '供应链法', '欧盟']</text:p>
      <text:p text:style-name="P4">
ID: 65807774</text:p>
      <!--METADATA-->
      <text:p text:style-name="P4">
<text:a xlink:type="simple" xlink:href="https://www.dw.com/zh/overlay/image/article/65807774/65143560" text:style-name="Internet_20_link" text:visited-style-name="Visited_20_Internet_20_Link">
 </text:a>
</text:p>
      <text:p text:style-name="P4">
中国经济疲软也会连累德国企业</text:p>
      <text:p text:style-name="P4">
（德国之声中文网）杜塞尔多夫出版的 <text:span text:style-name="T4">
德国《商报》</text:span>
 以" <text:a xlink:type="simple" xlink:href="https://www.handelsblatt.com/meinung/kommentare/kommentar-chinas-erholung-stockt-die-perspektiven-sind-mau/29176918.html" text:style-name="Internet_20_link" text:visited-style-name="Visited_20_Internet_20_Link">
 中国经济复苏迟滞，前景黯淡</text:a>
"为题，刊发评论指出，中国经济降温，这对德国企业也是一个警讯。</text:p>
      <text:p text:style-name="P4">
"在解除防疫管控措施后， <text:a xlink:type="simple" xlink:href="https://www.dw.com/zh/zh/财新pmi上升-中国经济复苏出现不一致信号/a-65790590" text:style-name="Internet_20_link" text:visited-style-name="Visited_20_Internet_20_Link">
 经济复苏 </text:a>
 的势头 <text:a xlink:type="simple" xlink:href="https://www.dw.com/zh/zh/5月中国官方pmi不如预期-工业尤其堪忧/a-65779681" text:style-name="Internet_20_link" text:visited-style-name="Visited_20_Internet_20_Link">
 远远未能达到预期</text:a>
。而且，经济前景也完全称不上良好：今年5月的加工业采购经理人指数连续第二个月低于50这一枯荣线。"</text:p>
      <text:p text:style-name="P4">
"服务业的气氛也很低迷。不论是反映消费状况的零售业营业额，还是工业生产额，都低于分析人士的预期。"</text:p>
      <text:p text:style-name="P4">
"假如在几年前遇到这种局面，中国政府肯定会斥资数十亿提振经济。可是，在疫情期间，中国政府就在花钱救市方面趋于谨慎。毕竟，国家手里的钱也不再是无限的。尤其是各省市的地方政府，其资金已经濒临枯竭。持续近三年的严苛防疫措施将中国的新冠感染人数一度控制在极低的水平，但是其成本也令人的乍舌高昂。此外，房地产危机也让中国政府的收入大为减少。"</text:p>
      <text:p text:style-name="P4">
"所以，德国企业需要密切关注中国经济的走向。至少中国工业领域的形势已经导致德国对华出口额大幅减少。"</text:p>
      <text:p text:style-name="P4">
</text:p>
      <text:p text:style-name="P4">
新疆于田县的一座纺织工厂。中国当局以扶贫为名义组织大量维族劳工在纺织领域就业，引发了外界有关强迫劳动的质疑</text:p>
      <text:p text:style-name="P4">
<text:span text:style-name="T4">
《法兰克福汇报》</text:span>
 则将视线投向了刚刚表决的 <text:a xlink:type="simple" xlink:href="https://www.dw.com/zh/zh/欧洲议会投票-支持制定更严格的欧盟供应链法/a-65795847" text:style-name="Internet_20_link" text:visited-style-name="Visited_20_Internet_20_Link">
 欧盟供应链法案 </text:a>
 。评论以" <text:a xlink:type="simple" xlink:href="https://www.faz.net/aktuell/wirtschaft/heikles-nein-zum-lieferkettengesetz-im-europaparlament-18931635.html" text:style-name="Internet_20_link" text:visited-style-name="Visited_20_Internet_20_Link">
 对供应链法的棘手拒绝</text:a>
 "为题，指出德国基民盟在欧洲议会反对该法案，其实有着很恰当的理由。</text:p>
      <text:p text:style-name="P4">
"供应链法的目标是让欧洲企业要为全世界的社会福祉和环境保护承担起责任，但这个目标从一开始就被错失。没有人质疑企业必须为其自身破坏环境或侵犯人权的行为负责。但是企业并非政治的延续，他们不应被政界用于<text:a xlink:type="simple" xlink:href="https://www.dw.com/zh/zh/防范强制劳工-德国供应链法落实得了吗/a-65438393" text:style-name="Internet_20_link" text:visited-style-name="Visited_20_Internet_20_Link">
 在整条产业链上推广欧洲价值观标准 </text:a>
。"</text:p>
      <text:p text:style-name="P4">
"在疫情、能源危机、乌克兰战争之后，供应链法案的目标彻底过时。欧洲企业正饱受危机之苦，他们还要为欧盟气候保护做出贡献，其经济成本正越发明显。此外，附加的官僚成本也在压迫德国经济的支柱：中小企业。"</text:p>
      <text:p text:style-name="P4">
"而且，从地缘政治角度而言，欧盟供应链法案也是一个错误。如果欧盟真想阻止中国在亚洲、非洲、拉美地区拓张影响力，就必须增加自己在那些地区的存在感。但是，贸易面临的限制条件越多，这就越困难。在困难情况下，欧洲企业会宁愿撤离以回避受到指责。在欧盟委员会警告原材料短缺、<text:a xlink:type="simple" xlink:href="https://www.dw.com/zh/zh/德国经济对中国呈现前所未有的高度依赖/a-64667436" text:style-name="Internet_20_link" text:visited-style-name="Visited_20_Internet_20_Link">
 担心过度依赖中国 </text:a>
的时代，这可不是好趋势。"</text:p>
      <text:p text:style-name="P4">
<text:span text:style-name="T5">
摘编自其他媒体的内容，不代表德国之声的立场或观点。</text:span>
</text:p>
      <text:p text:style-name="P4">
Source: <text:a xlink:type="simple" xlink:href="https://www.dw.com/zh/德语媒体-供应链法让欧企将市场让与中国/a-65807774" text:style-name="Internet_20_link" text:visited-style-name="Visited_20_Internet_20_Link">
https://www.dw.com/zh/德语媒体-供应链法让欧企将市场让与中国/a-65807774?maca=chi-rss-chi-all-1127-rdf</text:a>
</text:p>
      <!--NEWS-->
      <text:h text:style-name="P10" text:outline-level="1">
<text:span text:style-name="T4">
香会登场 韩美日有望讨论构建朝鲜导弹预警交换机制</text:span>
</text:h>
      <text:p text:style-name="P4">
Author: 联合早报 (Person)</text:p>
      <text:p text:style-name="P4">
Publisher: 联合早报 (Organization)</text:p>
      <text:p text:style-name="P4">
Published Time: 2023-06-02T13:59</text:p>
      <text:p text:style-name="P4">
Modified Time: 2023-06-02T14:37</text:p>
      <text:p text:style-name="P4">
Description: 第20届香格里拉对话星期五（6月2日）在新加坡登场。韩国国防部长官李钟燮将于香会期间接连与美国、中国、日本等国防长举行会谈，其中的“重头戏”是韩美日防长会议。韩联社报道，韩美日防长...</text:p>
      <text:p text:style-name="P4">
Videos: []</text:p>
      <text:p text:style-name="P4">
Audios: []</text:p>
      <text:p text:style-name="P4">
Images: []</text:p>
      <text:p text:style-name="P4">
Type: NewsArticle</text:p>
      <text:p text:style-name="P4">
Breadcrumbs: ['即时', '国际']</text:p>
      <text:p text:style-name="P4">
Keywords: ['香格里拉对话', '韩国', '日本', '中国', '美国']</text:p>
      <!--METADATA-->
      <text:p text:style-name="P4">
第20届 <text:a xlink:type="simple" xlink:href="https://www.zaobao.com/keywords/xiang-ge-li-la-dui-hua" text:style-name="Internet_20_link" text:visited-style-name="Visited_20_Internet_20_Link">
 香格里拉对话 </text:a>
星期五（6月2日）在新加坡登场。韩国国防部长官李钟燮将于香会期间接连与美国、中国、日本等国防长举行会谈，其中的“重头戏”是韩美日防长会议。</text:p>
      <text:p text:style-name="P4">
韩联社报道，韩美日防长有望具体讨论构建朝鲜导弹预警信息（warningdata）的交换机制。三国领导人上月在日本广岛举行的七国集团（G7）峰会场边举行三边会谈，决定提升安全合作水平，而构建共享朝鲜导弹情报的体系被视为跟进措施的第一步。</text:p>
      <text:p text:style-name="P4">
韩日防长还将举行时隔约四年的双边会谈，韩国国防部官员说，韩日防长会谈将讨论共建面向未来的韩日关系所需的多种双边安全事务。</text:p>
      <text:p text:style-name="P4">
但韩舰日机矛盾，实际上是两国扩大国防交流的最大障碍。舰机矛盾始于2018年12月20日，日方披露韩方用火控雷达照射日本海上自卫队P1巡逻机，韩方则指日机低飞抵近韩国海军“广开土大王”号驱逐舰。韩方称，日机作出咄咄逼人的动作，但韩舰没有予以雷达瞄准。双方的立场至今未见松动。</text:p>
      <text:p text:style-name="P4">
对于韩中防长会谈，考虑到近来韩中关系僵持，认为此次会谈难以取得具体成果的意见占多数。预计韩方将呼吁中方为促使朝鲜停止核导挑衅而发挥建设性作用，但中方是否响应不得而知。中国外交部前不久表态称，当前中韩关系面临困难和挑战，责任不在中方。</text:p>
      <text:p text:style-name="P4">
韩美两国没有安排“香会”期间的防长会谈，但不能排除两国防长临时会晤的可能性。李钟燮还将同加拿大、荷兰、德国、欧盟等国防长举行会谈，就朝鲜半岛及地区局势和双边国防合作事务交换意见。</text:p>
      <text:p text:style-name="P4">
Source: <text:a xlink:type="simple" xlink:href="https://www.zaobao.com.sg/realtime/world/story20230602-1400485" text:style-name="Internet_20_link" text:visited-style-name="Visited_20_Internet_20_Link">
https://www.zaobao.com.sg/realtime/world/story20230602-1400485</text:a>
</text:p>
      <!--NEWS-->
      <text:h text:style-name="P10" text:outline-level="1">
<text:span text:style-name="T4">
访华之后 马斯克再次成为首富</text:span>
</text:h>
      <text:p text:style-name="P4">
Author: 李可爱 (Person)</text:p>
      <text:p text:style-name="P4">
Publisher: 联合早报 (Organization)</text:p>
      <text:p text:style-name="P4">
Published Time: 2023-06-02T14:08</text:p>
      <text:p text:style-name="P4">
Modified Time: 2023-06-02T14:08</text:p>
      <text:p text:style-name="P4">
Description: 也许电动车巨头特斯拉（Tesla）首席执行官马斯克（Elon Musk）得感谢做了访华的决定，因为他此行就让特斯拉股价再次突破200美元大关，让他又再度成为全球首富。马斯克是凭借特...</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text:p text:style-name="P4">
Type: NewsArticle</text:p>
      <text:p text:style-name="P4">
Breadcrumbs: ['即时', '国际']</text:p>
      <text:p text:style-name="P4">
Keywords: ['美国股市', '美市', '财经即时', '特斯拉', '马斯克']</text:p>
      <!--METADATA-->
      <text:p text:style-name="P4">
也许电动车巨头特斯拉（Tesla）首席执行官马斯克（ElonMusk）得感谢做了访华的决定，因为他此行就让特斯拉股价再次突破200美元大关，让他又再度成为全球首富。</text:p>
      <text:p text:style-name="P4">
马斯克是凭借特斯拉股票这几天出色表现，财富终于超越了奢侈品牌集团LVMH Moët Hennessy LouisVuitton首席执行官阿尔诺（Bernard Arnault）的，毕竟特斯拉股票是马斯克财富的主要来源。</text:p>
      <text:p text:style-name="P4">
根据《巴伦周刊》的计算，马斯克的身家约2160亿美元。这包括了他持有的特斯拉股票、特斯拉期权以及他在SpaceX、The BoringCompany和Neuralink的股份。社交平台推特（Twitter）也是马斯克资产的显著一部分，不过根据曾经帮助马斯克以440亿美元买下推特的富达投资（FidelityInvestments），今天的推特价值仅剩下马斯克买价的三分之一。</text:p>
      <text:p text:style-name="P4">
<draw:frame draw:style-name="fr1" draw:name="Image253" text:anchor-type="as-char" svg:width="6.9236in" svg:height="4.615733in" draw:z-index="0">
<draw:image xlink:href="../Images/zaobao world/2023-06-02T14-08/000000.png" xlink:type="simple" xlink:show="embed" xlink:actuate="onLoad" draw:mime-type="image/png"/>
</draw:frame>
 今天的推特价值仅剩下马斯克买价的三分之一。（路透社）</text:p>
      <text:p text:style-name="P4">
以2160亿美元的身家计算，马斯克击败了阿尔诺。根据福布斯的即时数字，阿尔诺和他的家人身家总值2120亿美元。</text:p>
      <text:p text:style-name="P4">
马斯克是以特斯拉股票强劲、LVMH股票相对疲软，缩小两人财富的距离。特斯拉股价在过去一个月上涨了29.45％，不过单单是在过去五个交易日里，也就是马斯克访华期间，特斯拉股价就上涨了11.22％。</text:p>
      <text:p text:style-name="P4">
与此同时，一般投资者则担心全球经济放缓会对奢侈品的需求起着负面影响，导致LVMH股价在过去一个月下跌了约8％。</text:p>
      <text:p text:style-name="P4">
排在全球富豪榜第三位的是亚马逊（Amazon.com）的创始人贝索斯（JeffBezos）。第四、第五和第六分别是甲骨文（Oracle）联合创始人拉里埃里森（LarryEllison）、微软（Microsoft）联合创始人盖茨（Bill Gates）和股神巴菲特（WarrenBuffett）。单是这六人的财富就达9330亿美元的惊人数字。</text:p>
      <text:p text:style-name="P4">
<draw:frame draw:style-name="fr1" draw:name="Image254" text:anchor-type="as-char" svg:width="6.9236in" svg:height="4.615733in" draw:z-index="0">
<draw:image xlink:href="../Images/zaobao world/2023-06-02T14-08/000001.png" xlink:type="simple" xlink:show="embed" xlink:actuate="onLoad" draw:mime-type="image/png"/>
</draw:frame>
 市场消息盛传，阿尔诺计划在本月访华。（路透社）</text:p>
      <text:p text:style-name="P4">
不论是首富还是坐亚望冠，马斯克和阿尔诺两个人肯定都非常有钱。虽然不知道这些富豪是否在意这个排名，但是市场消息已经盛传，阿尔诺也计划在本月访华。阿尔诺此次访华行程适逢中国上月经济复苏降温，市场对奢侈品需求可能疲弱之时。也许他这一行，又能让这阵子下挫的全球奢侈品股票再次燃起反弹的希望。</text:p>
      <text:p text:style-name="P4">
Source: <text:a xlink:type="simple" xlink:href="https://www.zaobao.com.sg/realtime/world/story20230602-1400488" text:style-name="Internet_20_link" text:visited-style-name="Visited_20_Internet_20_Link">
https://www.zaobao.com.sg/realtime/world/story20230602-1400488</text:a>
</text:p>
      <!--NEWS-->
      <text:h text:style-name="P10" text:outline-level="1">
<text:span text:style-name="T4">
“与俄罗斯的感情”：南非为何在俄乌战争上保持“中立”</text:span>
</text:h>
      <text:p text:style-name="P4">
Author: 半岛电视台</text:p>
      <text:p text:style-name="P4">
Publisher: Al Jazeera</text:p>
      <text:p text:style-name="P4">
Published Time: 2023-06-02T14:16:31</text:p>
      <text:p text:style-name="P4">
Modified Time: 2023-06-02T14:22:05</text:p>
      <text:p text:style-name="P4">
Description: 尽管南非与俄罗斯之间存在长期的关系，但南非公开坚持在俄罗斯与乌克兰之间的战争中保持中立。</text:p>
      <text:p text:style-name="P4">
Images: ["<text:a xlink:type="simple" xlink:href="https://chinese.aljazeera.net/wp-content/uploads/2023/06/AP23023345590654-1685714970.webp" text:style-name="Internet_20_link" text:visited-style-name="Visited_20_Internet_20_Link">
AP23023345590...</text:a>
", "<text:a xlink:type="simple" xlink:href="https://chinese.aljazeera.net/wp-content/uploads/2023/06/image-1685715032.jpg" text:style-name="Internet_20_link" text:visited-style-name="Visited_20_Internet_20_Link">
image-1685715...</text:a>
", "<text:a xlink:type="simple" xlink:href="https://chinese.aljazeera.net/wp-content/uploads/2023/06/maxresdefault-1685715092.jpg" text:style-name="Internet_20_link" text:visited-style-name="Visited_20_Internet_20_Link">
maxresdefault...</text:a>
", "<text:a xlink:type="simple" xlink:href="https://chinese.aljazeera.net/wp-content/uploads/2023/06/2018-07-26T181424Z_125667727_UP1EE7Q1EO0O2_RTRMADP_3_SAFRICA-BRICS-1682428062-1685715181.webp" text:style-name="Internet_20_link" text:visited-style-name="Visited_20_Internet_20_Link">
2018-07-26T18...</text:a>
"]</text:p>
      <text:p text:style-name="P4">
Topics: ['乌克兰战争', '政治', '新闻']</text:p>
      <text:p text:style-name="P4">
Keywords: ['乌克兰战争', '政治', '新闻', '乌克兰', '俄罗斯', '南非']</text:p>
      <text:p text:style-name="P4">
Type: Article</text:p>
      <!--METADATA-->
      <text:p text:style-name="P4">
<draw:frame draw:style-name="fr1" draw:name="Image255" text:anchor-type="as-char" svg:width="6.9236in" svg:height="4.612736in" draw:z-index="0">
<draw:image xlink:href="../ConvertedIMGs/Aljazeera Chinese/2023-06-02T14-16-31/AP23023345590654-1685714970.png" xlink:type="simple" xlink:show="embed" xlink:actuate="onLoad" draw:mime-type="image/png"/>
</draw:frame>
2023年1月，俄罗斯外交部长拉夫罗夫在访问比勒陀利亚期间会见了南非外交部长潘多尔，这是两国最近一系列访问中的其中一场 (美联社)</text:p>
      <text:p text:style-name="P4">
今年4月，南非执政党非洲人国民大会(非国大)的一个高级官员代表团接受了该党所谓的来自“长期盟友”——俄罗斯执政党——的邀请。该代表团前往莫斯科讨论了非国大所谓的“对全球秩序的重塑”，而该代表团中包括该国的外交部副部长阿尔文·博特萨。</text:p>
      <text:p text:style-name="P4">
本月，南非陆军总司令劳伦斯·姆巴塔应俄罗斯陆军总司令奥列格·萨柳科夫的邀请访问莫斯科，后者称之为一场“友好访问”。南非国家安全部长昆布佐·恩特沙韦尼也将在几天之后访问俄罗斯，随后还将有南非总统拉马福萨在非洲领导人和平代表团的框架下对俄罗斯与乌克兰进行访问。</text:p>
      <text:p text:style-name="P4">
尽管南非与俄罗斯之间存在长期的关系，但南非公开坚持在俄罗斯与乌克兰之间的战争中保持中立。</text:p>
      <text:p text:style-name="P4">
现在，在巴西、俄罗斯、印度、中国和南非即将于今年8月举行金砖国家峰会之前，南非的这种中立程度将会受到考验。</text:p>
      <text:p text:style-name="P4">
今年3月，国际刑事法院对俄罗斯总统普京发布逮捕令，并指控他将乌克兰儿童强行带往俄罗斯。</text:p>
      <text:p text:style-name="P4">
南非是国际刑事法院的签署国之一，在这样的情况下，如果普京踏足该国，那么南非将有义务执行逮捕令。这位俄罗斯领导人已确认将出席这场会议，从而为一个戏剧性的外交困境埋下了伏笔。</text:p>
      <text:p text:style-name="P4">
事实上，南非方面已经表示，它正在评估其法律选项，包括对来访官员实施豁免。</text:p>
      <text:p text:style-name="P4">
南非官员5月2日对议会表示，“我们将探讨如何使《罗马规约》(国际刑事法院的创始条约)在我国本土化，并包括将外交豁免权的惯例扩大至到访我国的国家元首身上。”</text:p>
      <text:p text:style-name="P4">
南非前总统姆贝基已表示，普京不太可能在该国被捕，而这也符合执政党内部的情绪。今年4月，拉马福萨表示，该国正考虑退出国际刑事法院。但在几小时后，他的办公室又否认了这一说法，并称这一立场是由于沟通失误而造成的。</text:p>
      <text:p text:style-name="P4">
在2015年，南非未能逮捕当时的苏丹总统奥马尔·巴希尔——后者当时也是国际刑事法院发布逮捕令的对象。但在这一次，情况略有不同，因为比勒陀利亚和莫斯科之间似乎存在着一种不明关系。</text:p>
      <text:p text:style-name="P4">
<draw:frame draw:style-name="fr1" draw:name="Image256" text:anchor-type="as-char" svg:width="6.9236in" svg:height="3.894525in" draw:z-index="0">
<draw:image xlink:href="../Images/Aljazeera Chinese/2023-06-02T14-16-31/image-1685715032.jpg" xlink:type="simple" xlink:show="embed" xlink:actuate="onLoad" draw:mime-type="image/jpeg"/>
</draw:frame>
 金砖国家扩张：该经济集团讨论吸收更多成员国(通讯社)</text:p>
      <text:h text:style-name="P13" text:outline-level="4">
<text:span text:style-name="T4">
与俄罗斯之间“非理性的感情”</text:span>
</text:h>
      <text:p text:style-name="P4">
多年来，南非与俄罗斯之间的关系一直困扰着西方的权威人士及政府。</text:p>
      <text:p text:style-name="P4">
这两个国家之间并不存在文化和语言上的联系。</text:p>
      <text:p text:style-name="P4">
俄罗斯也不是南非的主要贸易伙伴——美国、英国和欧盟占到南非进口总量的三分之一以上，而俄罗斯仅占0.4%。</text:p>
      <text:p text:style-name="P4">
去年10月，当联合国大会就谴责俄罗斯自2022年2月对乌克兰开战的问题举行投票时，南非和许多其他非洲国家一样投下了弃权票。最后，该决议得到了143票的支持。当时，南非常驻联合国代表强调，该国“将坚持寻求和平”。</text:p>
      <text:p text:style-name="P4">
关于南非不愿批评俄罗斯的理由，一种广为流传的解释是：南非的政策制定者渴望看到一个更为多极的世界，而在这样一个世界内，非洲与亚洲将在全球舞台上获得更多的控制权，包括在联合国安理会内的席位。</text:p>
      <text:p text:style-name="P4">
约翰内斯堡国际关系专家奥斯卡·范希尔登表示，“我们不想要一个霸权的美国，但那是为了让这个世界更加公平”，“我们是理性的国际参与者，我们可以看到全球空间内正在发生的事情。这并不是浪漫主义……全球秩序需要得到改变。”</text:p>
      <text:p text:style-name="P4">
比勒陀利亚对莫斯科的偏爱——就像该国影子内阁的国防部长、南非主要反对党民主联盟的成员科布斯·玛莱斯所谓的与俄罗斯之间“非理性的感情”，可以追溯至非国大的根源。</text:p>
      <text:p text:style-name="P4">
<draw:frame draw:style-name="fr1" draw:name="Image257" text:anchor-type="as-char" svg:width="6.9236in" svg:height="3.894525in" draw:z-index="0">
<draw:image xlink:href="../Images/Aljazeera Chinese/2023-06-02T14-16-31/maxresdefault-1685715092.jpg" xlink:type="simple" xlink:show="embed" xlink:actuate="onLoad" draw:mime-type="image/jpeg"/>
</draw:frame>
 南非对俄乌战争的立场(半岛电视台)</text:p>
      <text:p text:style-name="P4">
非洲人国民大会成立于1912年，是非洲历史最悠久的解放运动，旨在反对白人少数群体在南非的统治。在冷战最激烈的时期，它严重依赖于苏联的支持。</text:p>
      <text:p text:style-name="P4">
南非前驻美大使易卜拉欣·拉苏尔告诉半岛电视台记者，这场运动“没有得到西方的支持，而苏联是唯一一个愿意给该党时间的盟友”。</text:p>
      <text:p text:style-name="P4">
在没有其他人愿意这样做的时候，苏联向非国大提供了大量急需的财政及其他支持。</text:p>
      <text:p text:style-name="P4">
根据俄罗斯历史学家伊琳娜·菲拉托夫的说法，苏联在20世纪60年代期间“向非国大的武装组织民族之矛(Umkhonto weSizwe)提供了武器、弹药和装备，并对其干部和领导层进行了军事培训”。</text:p>
      <text:p text:style-name="P4">
她写道，“没有其他国家向非国大提供过这样的支持。”</text:p>
      <text:p text:style-name="P4">
斯泰伦博斯大学公共领导力教授恩德乌（Zwelinzima Ndevu）对此表示认同。</text:p>
      <text:p text:style-name="P4">
他在接受半岛电视台记者采访时表示，苏联“在种族隔离的黑暗日子中，以财政援助和培训等方式支持了非国大”，“现在，到了2023年，这种关系仍然存在，这就是这个国家在乌克兰和俄罗斯的冲突中保持中立的原因。”</text:p>
      <text:p text:style-name="P4">
但是有人认为，这是一种复杂的关系。</text:p>
      <text:p text:style-name="P4">
2014年，在雅各布·祖马担任南非总统期间，南非与俄罗斯达成了一项价值1000亿美元的核电站协议。但在3年后，当地法院的一项命令阻止了这项协议的实施。</text:p>
      <text:p text:style-name="P4">
南非反对派和公民社会认为，这项协议是试图赋予俄罗斯在非洲的影响力。祖马是非洲人国民大会的资深成员，而且在种族隔离结束之前，他曾是民族之矛的成员，也是该运动的情报负责人，并在莫斯科拥有长期存在的关系网络。</text:p>
      <text:p text:style-name="P4">
拉苏尔表示，“我们怀疑祖马希望签署这项协议的动机”，“我们知道有些不对劲。有人企图把我们变成盗贼统治的国家。”</text:p>
      <text:p text:style-name="P4">
分析人士指出，即使是在今天，俄罗斯似乎也在迫使南非采取行动。</text:p>
      <text:p text:style-name="P4">
分析人士范·西尔登告诉半岛电视台记者，今年4月份对莫斯科进行的访问，是为了与之进行接触，并“让俄罗斯人了解到南非所处的困境”，也许还会呼吁俄罗斯派遣另一位高级政治家来代替普京参会。</text:p>
      <text:p text:style-name="P4">
事实上，在那次访问之后，拉马福萨的另一位部长巴佩拉（Obed Bapela）便表示，俄罗斯执政党已经明确表示，“在南非逮捕普京将意味着向俄罗斯宣战”。</text:p>
      <text:p text:style-name="P4">
<draw:frame draw:style-name="fr1" draw:name="Image258" text:anchor-type="as-char" svg:width="6.9236in" svg:height="4.666686in" draw:z-index="0">
<draw:image xlink:href="../ConvertedIMGs/Aljazeera Chinese/2023-06-02T14-16-31/2018-07-26T181424Z_125667727_UP1EE7Q1EO0O2_RTRMADP_3_SAFRICA-BRICS-1682428062-1685715181.png" xlink:type="simple" xlink:show="embed" xlink:actuate="onLoad" draw:mime-type="image/png"/>
</draw:frame>
2018年7月26日，俄罗斯总统普京(左)与南非总统拉马福萨在南非约翰内斯堡出席金砖国家领导人峰会 (路透社)</text:p>
      <text:h text:style-name="P13" text:outline-level="4">
<text:span text:style-name="T4">
摩擦与制裁</text:span>
</text:h>
      <text:p text:style-name="P4">
南非的不承诺立场，已经引发了它与美国（南非最大的政治和贸易伙伴之一）之间的摩擦。</text:p>
      <text:p text:style-name="P4">
今年5月，美国驻南非大使鲁本·布里吉蒂指责南非为俄罗斯提供武器，并声称去年12月停靠在西蒙斯敦的海军基地的俄罗斯商船“Lady R”上装载了武器。</text:p>
      <text:p text:style-name="P4">
自那时起，南非当局一直在公关攻势中否认这一点。</text:p>
      <text:p text:style-name="P4">
南非、俄罗斯和中国最近也举行了海军演习。但这些措施引发了南非反对党的强烈抗议，并让他们质疑南非在俄乌冲突中的中立立场。布里吉蒂在今年5月召开的一场新闻发布会上表示，“我们希望南非开始执行其不结盟政策。”</text:p>
      <text:p text:style-name="P4">
恩德乌教授告诉半岛电视台记者，“在纸面上，南非是中立的”，“但是在现实中，在我看来，我们肯定不是。”</text:p>
      <text:p text:style-name="P4">
南非民主联盟党领袖约翰·斯滕豪森在最近发布的一份声明中指出，“他们最近的许多行动表明，非国大已经坚定地与俄罗斯结盟。”</text:p>
      <text:p text:style-name="P4">
斯滕豪森补充称，这种模棱两可可能会对该国造成严重的经济和社会损害，一旦受到外国制裁，可能会导致数千个工作岗位的流失，以及该国与西方国家价值数十亿南非兰特的贸易损失。</text:p>
      <text:p text:style-name="P4">
今年5月，在布里吉蒂的言论导致南非兰特兑美元汇率下跌2.4%的几天之后，南非储备银行警告称，如果美国根据这些指控而对南非实施制裁，那么该国经济可能会受到损害。</text:p>
      <text:p text:style-name="P4">
该行警告称，任何此类处罚都将使其“无法为任何贸易或者投资提供融资，也无法以美元支付或从代理银行内收取任何款项”。</text:p>
      <text:p text:style-name="P4">
但是来自不同方面的阻力尚未改变南非政府的立场。</text:p>
      <text:p text:style-name="P4">
恩特沙韦尼最近在议会举行的一次辩论中指出，“南非将继续支持旨在结束俄罗斯和乌克兰之间的冲突的努力，而且作为一个国家和全球参与者，我们认为，这种冲突应该通过和平谈判和接触的方式来结束，而不是通过南非对其中任何一方的偏袒。”</text:p>
      <text:p text:style-name="P4">
Source: <text:a xlink:type="simple" xlink:href="https://chinese.aljazeera.net/news/political/2023/6/2/%e4%b8%8e%e4%bf%84%e7%bd%97%e6%96%af%e7%9a%84%e6%84%9f%e6%83%85%e5%8d%97%e9%9d%9e%e4%b8%ba%e4%bd%95%e5%9c%a8%e4%bf%84%e4%b9%8c%e6%88%98%e4%ba%89%e4%b8%8a%e4%bf%9d%e6%8c%81" text:style-name="Internet_20_link" text:visited-style-name="Visited_20_Internet_20_Link">
https://chinese.aljazeera.net/news/political/2023/6/2/%e4%b8%8e%e4%bf%84%e7%bd%97%e6%96%af%e7%9a%84%e6%84%9f%e6%83%85%e5%8d%97%e9%9d%9e%e4%b8%ba%e4%bd%95%e5%9c%a8%e4%bf%84%e4%b9%8c%e6%88%98%e4%ba%89%e4%b8%8a%e4%bf%9d%e6%8c%81</text:a>
</text:p>
      <!--NEWS-->
      <text:h text:style-name="P10" text:outline-level="1">
<text:span text:style-name="T4">
金磚五國覓替代貨幣 籲重新平衡世界秩序</text:span>
</text:h>
      <text:p text:style-name="P4">
Author: None (Language: zh)</text:p>
      <text:p text:style-name="P4">
Publisher: None</text:p>
      <text:p text:style-name="P4">
Time: 2023-06-02T14:26:00Z</text:p>
      <text:p text:style-name="P4">
Description: 金磚5國外長1日在南非舉行會談，除了呼籲「重新平衡」世界秩序，也討論尋找美元的替代貨幣。俄羅斯總統普京是否參加金磚國家8月峰會，也引發關注。為什麼此事成為關注焦點？</text:p>
      <text:p text:style-name="P4">
Videos: []</text:p>
      <text:p text:style-name="P4">
Images: []</text:p>
      <text:p text:style-name="P4">
Subject: 时政风云</text:p>
      <text:p text:style-name="P4">
Subjects: ['南非', '乌克兰', '人民币', '金砖国家', '普京', '中美关系', '俄罗斯入侵乌克兰']</text:p>
      <text:p text:style-name="P4">
Keywords: ['制裁', '普京', '美元', '货币', '南非', '金砖', '金砖国家']</text:p>
      <text:p text:style-name="P4">
ID: 65800252</text:p>
      <!--METADATA-->
      <text:p text:style-name="P4">
<text:a xlink:type="simple" xlink:href="https://www.dw.com/zh/overlay/image/article/65800252/65799786" text:style-name="Internet_20_link" text:visited-style-name="Visited_20_Internet_20_Link">
 </text:a>
</text:p>
      <text:p text:style-name="P4">
金磚國家1日於南非開普敦召開會談</text:p>
      <text:p text:style-name="P4">
（德國之聲中文網）金磚5國集團外長週四（6月1日）在南非舉行會談，呼籲「重新平衡」世界秩序，宣示與西方大國抗衡的雄心。</text:p>
      <text:p text:style-name="P4">
印度外交部長蘇杰生（SubrahmanyamJaishankar）在開幕致詞中說：「我們聚集在此，必須發出一個強烈的訊號，那就是世界是多極的，它正在重新平衡，舊方法無法解決新狀況。」</text:p>
      <text:p text:style-name="P4">
他說，全球經濟權力的集中「讓太多的國家受制於太少的國家」；作為「變革的象徵」，金磚國家必須採取相應行動。</text:p>
      <text:p text:style-name="P4">
</text:p>
      <text:p text:style-name="P4">
金磚5國1日於南非開普敦召開會談</text:p>
      <text:h text:style-name="P12" text:outline-level="3">
<text:span text:style-name="T4">
金磚外長討論了什麼？</text:span>
</text:h>
      <text:p text:style-name="P4">
金磚5國——巴西、俄羅斯、印度、中國和南非——一度被視為不同新興經濟體的鬆散結盟。近年來，該集團在北京的推動下變得更加團結，俄烏戰爭爆發以來， <text:a xlink:type="simple" xlink:href="https://www.dw.com/zh/zh/金磚峰會習近平批西方制裁-分析稱中國助普京重返國際/a-62228080" text:style-name="Internet_20_link" text:visited-style-name="Visited_20_Internet_20_Link">
 莫斯科</text:a>
 也提供了額外的推動力。</text:p>
      <text:p text:style-name="P4">
金磚5國此次的會談，聚焦於可能在國際貿易中替代美元的貨幣，以及強化「新開發銀行」的重要性。新開發銀行（New DevelopmentBank）又稱金磚銀行；金磚國家為使相互結算和貸款更為便利、從而 <text:a xlink:type="simple" xlink:href="https://www.dw.com/zh/zh/中国用人民币向美元发动主攻/a-15798875" text:style-name="Internet_20_link" text:visited-style-name="Visited_20_Internet_20_Link">
 減少對美元和歐元的依賴</text:a>
 ，而共同倡議建立此一國際性金融機構。</text:p>
      <text:p text:style-name="P4">
南非外交部長潘多爾（NalediPandor）表示，國際的單方面制裁會間接影響並未捲入制裁議題的國家，因此金磚國家希望尋求替代貨幣，確保「不會成為制裁的受害者」。</text:p>
      <text:p text:style-name="P4">
成員國還討論了如何改革全球決策過程。潘多爾批評，聯合國安理會中沒有非洲常任代表。</text:p>
      <text:p text:style-name="P4">
</text:p>
      <text:p text:style-name="P4">
南非外長潘多爾（左）及俄國外長拉夫羅夫（右）出席金磚5國會談</text:p>
      <text:h text:style-name="P12" text:outline-level="3">
<text:span text:style-name="T4">
金磚集團將擴大？</text:span>
</text:h>
      <text:p text:style-name="P4">
金磚5國還討論了可能接納新成員加入的計劃。</text:p>
      <text:p text:style-name="P4">
潘多爾表示，此事有待商榷研擬；南非8月將舉辦金磚集團領袖峰會，她希望在那之前準備一份相關報告。</text:p>
      <text:p text:style-name="P4">
俄羅斯外長拉夫羅夫（SergeyLavrov）稱，有10幾個國家表示有意加入金磚集團。有可能加入的國家，包含沙特阿拉伯、伊朗和阿拉伯聯合酋長國等產油國。路透社引述匿名官員說法，稱委內瑞拉、阿根廷、阿爾及利亞也已提出正式申請。</text:p>
      <text:p text:style-name="P4">
拉夫羅夫說，他與沙特外交大臣費薩爾（Faisal bin Farhan AlSaud）在金磚會議場邊舉行了俄沙雙邊會談，期間亦曾討論金磚集團納入新成員的問題。</text:p>
      <text:p text:style-name="P4">
中國外交部副部長馬朝旭則表示，「更多國家加入我們的大家庭」將增加該金磚集團的影響力、使其更能為發展中國家服務，北京對此十分期待。</text:p>
      <text:p text:style-name="P4">
他說，金磚集團具包容性，「與一些國家的小圈子形成鮮明對比」，因此他相信該集團的擴大將對各成員國有利。</text:p>
      <text:p text:style-name="P4">
</text:p>
      <text:p text:style-name="P4">
中國外長馬朝旭（左）及巴西外長維艾拉（Mauro Vieira，右）出席金磚5國會談</text:p>
      <text:h text:style-name="P12" text:outline-level="3">
<text:span text:style-name="T4">
普京收到与会邀请</text:span>
</text:h>
      <text:p text:style-name="P4">
此次會談之後，金磚國家8月將於約翰尼斯堡舉行峰會，俄羅斯總統普京（Vladimir Putin）也在受邀名單上。</text:p>
      <text:p text:style-name="P4">
南非外长潘多尔（Naledi Pandor）周四（6月1日）在金砖五国外长会议上说，五个国家都收到了计划于 8 月 22 日至 24日在约翰内斯堡举行的峰会的邀请。</text:p>
      <text:p text:style-name="P4">
这使得今年的金砖五国峰会尤其具有戏剧性：今年3月 <text:a xlink:type="simple" xlink:href="https://www.dw.com/zh/zh/国际刑事法院对普京发出逮捕令/a-65035499" text:style-name="Internet_20_link" text:visited-style-name="Visited_20_Internet_20_Link">
 國際刑事法院（ICC）已對普京發出逮捕令</text:a>
。南非是國際刑事法院《羅馬規約》的簽署國，因此若普京8月前往約翰尼斯堡赴會，依規定南非將被要求逮捕普京。但到目前为止，南非还没有就普京是否亲自出席峰会发表意见。</text:p>
      <text:p text:style-name="P4">
南非外交部長潘多爾1日重申，峰會有邀請俄羅斯領導人出席，而南非政府正在考量「合法的選項」。</text:p>
      <text:p text:style-name="P4">
克里姆林宮尚未證實普京會否參加8月的峰會，只表示俄羅斯將「以適當的層級」參與會議。</text:p>
      <text:p text:style-name="P4">
</text:p>
      <text:p text:style-name="P4">
國際刑事法院已對普京發出逮捕令（資料照）</text:p>
      <text:p text:style-name="P4">
（綜合報導）</text:p>
      <text:p text:style-name="P4">
Source: <text:a xlink:type="simple" xlink:href="https://www.dw.com/zh/金磚五國覓替代貨幣-籲重新平衡世界秩序/a-65800252" text:style-name="Internet_20_link" text:visited-style-name="Visited_20_Internet_20_Link">
https://www.dw.com/zh/金磚五國覓替代貨幣-籲重新平衡世界秩序/a-65800252?maca=chi-rss-chi-all-1127-rdf</text:a>
</text:p>
      <!--NEWS-->
      <text:h text:style-name="P10" text:outline-level="1">
<text:span text:style-name="T4">
德国向右转？选项党与社民党的支持率齐平</text:span>
</text:h>
      <text:p text:style-name="P4">
Author: None (Language: zh)</text:p>
      <text:p text:style-name="P4">
Publisher: None</text:p>
      <text:p text:style-name="P4">
Time: 2023-06-02T14:30:00Z</text:p>
      <text:p text:style-name="P4">
Description: 如果下周日举行联邦议院选举，德国右翼的选项党将获得18%的席位，与社民党相当。为什么会这样呢？</text:p>
      <text:p text:style-name="P4">
Videos: []</text:p>
      <text:p text:style-name="P4">
Images: []</text:p>
      <text:p text:style-name="P4">
Subject: 时政风云</text:p>
      <text:p text:style-name="P4">
Subjects: []</text:p>
      <text:p text:style-name="P4">
Keywords: ['欧债危机', '欧盟', '乌克兰', '德国', '绿党', '留学德国', '留学德国', '德国联邦大选', '德中关系', '俄罗斯入侵乌克兰']</text:p>
      <text:p text:style-name="P4">
ID: 65809300</text:p>
      <!--METADATA-->
      <text:p text:style-name="P4">
<text:a xlink:type="simple" xlink:href="https://www.dw.com/zh/overlay/image/article/65809300/65800118" text:style-name="Internet_20_link" text:visited-style-name="Visited_20_Internet_20_Link">
 </text:a>
</text:p>
      <text:p text:style-name="P4">
德国选项党支持者去年10月举行反三党联合政府示威游行</text:p>
      <text:p text:style-name="P4">
（德国之声中文网）德国公民对现任联邦政府以及组成联邦政府的社民党、绿党和自民党这三个政党的满意度从未像现在这样低，只有五分之一的德国人仍对执政联盟表示满意。</text:p>
      <text:p text:style-name="P4">
这是受德国电视一台今日主题（ARD Tagesthemen）委托的民调机构infratest-dimap进行的最新调查显示的结果。大约1300名有选举资格的德国人在2023年5月30日和31日接受了调查。</text:p>
      <text:h text:style-name="P12" text:outline-level="3">
<text:span text:style-name="T4">
基民盟/基社盟领先，但支持率微降</text:span>
</text:h>
      <text:p text:style-name="P4">
右翼民粹主义的德国选择党（AfD）是对政府不满的主要受益者。它的支持率与上个月的调查相比又增加了两个百分点。如果现在举行选举，选项党的支持率将达到18%。与<text:a xlink:type="simple" xlink:href="https://www.dw.com/zh/zh/社民党160岁生日有没有庆祝的理由/a-65717953" text:style-name="Internet_20_link" text:visited-style-name="Visited_20_Internet_20_Link">
 社民党 </text:a>
同处第二位，落后于支持率为29%的基民盟/基社盟。绿党的支持率滑落到15%，是自2021年9月联邦议院选举以来的最差结果。自民党支持率保持不变，为7%。左翼党降到4%，不能进入联邦议院。</text:p>
      <text:h text:style-name="P12" text:outline-level="3">
<text:span text:style-name="T4">
为什么选项党会继续取得优势？</text:span>
</text:h>
      <text:p text:style-name="P4">
在本次调查中，民调机构特别关注了选项党的支持者，并询问了他们的动机。答案表明，主要是对现任政府政策的不满促使选民转而支持选项党。</text:p>
      <text:p text:style-name="P4">
大多数选项党的支持者表示，他们目前投票给选项党主要是出于对其他政党的失望和距离感（67%），只有三分之一（32%）的人认为自己的主张与选项党比较接近，信服其观点。</text:p>
      <text:h text:style-name="P12" text:outline-level="3">
<text:span text:style-name="T4">
拒绝难民</text:span>
</text:h>
      <text:p text:style-name="P4">
民调机构Infratest-dimap还询问了促使他们决定投票给选项党的最重要的议题是什么。结果显示，对外来移民的态度是最重要的议题，有三分之二的人提及。47%的人来认为目前关于环境、气候和能源问题的辩论很重要，43%的人来认为经济问题很重要。</text:p>
      <text:p text:style-name="P4">
德国执政党已就有利于气候保护的供暖系统争论了数月。绿党籍经济事务部长哈贝克（RobertHabeck）希望从2024年起，只允许安装由至少65%的可再生能源驱动的供暖系统。政府还希望在过渡期里禁止天然气和燃油供暖。这明显分化了民众。45%的受访者原则上同意该禁令，49%的人不同意。67%的人担心，更换供暖系统的措施会给他们带来过重的经济负担。哈贝克的支持率也从30%降到23%。</text:p>
      <text:p text:style-name="P4">
80%的的受访者以及大多数社民党支持者认为，三党联合政府在解决问题上总体花费的时间太长，缺少明确的方向。</text:p>
      <text:h text:style-name="P12" text:outline-level="3">
<text:span text:style-name="T4">
向乌克兰提供战斗机？</text:span>
</text:h>
      <text:p text:style-name="P4">
自从讨论向乌克兰提供武器的问题以来，肖尔茨多次被指责态度犹豫不决。在日本广岛举行的G7峰会上，包括美国在内的几个西方国家宣布，打算向乌克兰提供美国的F16战斗机。</text:p>
      <text:p text:style-name="P4">
</text:p>
      <text:p text:style-name="P4">
德国国防军的欧洲战机</text:p>
      <text:p text:style-name="P4">
<text:a xlink:type="simple" xlink:href="https://www.dw.com/zh/zh/乌克兰国防部长希望德国提供欧洲战机/a-65769382" text:style-name="Internet_20_link" text:visited-style-name="Visited_20_Internet_20_Link">
 乌克兰也表示希望得到德国的"台风"式欧洲战机</text:a>
。然而，德国公民对交付德国战斗机的态度仍然是消极的。只有28%的人认为德国应该提供，64%的人反对。在绿党的支持者中，赞成和反对提供欧洲战机的比例基本平衡。在其他党派的支持者中，反对的声音占主导地位。</text:p>
      <text:h text:style-name="P12" text:outline-level="3">
<text:span text:style-name="T4">
军火交付、制裁、外交</text:span>
</text:h>
      <text:p text:style-name="P4">
总的来说，德国人对提供武器支持乌克兰的态度比三个月前有所保留。只有少数人认为，向乌克兰提供的武器还不够。</text:p>
      <text:p text:style-name="P4">
对德国外交努力的评价也不高。超过一半的人（55%；增加两个百分点）认为外交努力还不够。对制裁政策的态度几乎没有变化。42%的受访者认为可以扩大对俄罗斯的现有制裁。</text:p>
      <text:p text:style-name="P4">
Source: <text:a xlink:type="simple" xlink:href="https://www.dw.com/zh/德国向右转？选项党与社民党的支持率齐平/a-65809300" text:style-name="Internet_20_link" text:visited-style-name="Visited_20_Internet_20_Link">
https://www.dw.com/zh/德国向右转？选项党与社民党的支持率齐平/a-65809300?maca=chi-rss-chi-all-1127-rdf</text:a>
</text:p>
      <!--NEWS-->
      <text:h text:style-name="P10" text:outline-level="1">
<text:span text:style-name="T4">
法网封后热门莎芭莲卡晋16强</text:span>
</text:h>
      <text:p text:style-name="P4">
Publisher: 法新社</text:p>
      <text:p text:style-name="P4">
Published Time: 2023-06-02T14:32:09+00:00</text:p>
      <text:p text:style-name="P4">
Modified Time: 2023-06-02T14:20:04+00:00</text:p>
      <text:p text:style-name="P4">
Description: （法新社巴黎2日电） 白俄罗斯好手莎芭莲卡今天连下两盘，拍倒俄罗斯的拉希莫娃，首度挺进法国网球公开赛16强。</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66" text:anchor-type="as-char" svg:width="6.9236in" svg:height="3.617581in" draw:z-index="0">
<draw:image xlink:href="../Images/rficn/2023-06-02T14-32-09-00-00/000000.png" xlink:type="simple" xlink:show="embed" xlink:actuate="onLoad" draw:mime-type="image/png"/>
</draw:frame>
</text:p>
      <text:p text:style-name="P4">
第2种子莎芭莲卡（Aryna Sabalenka）以两个6比2轻取世界排名82的拉希莫娃（KamillaRakhimova），本届法网截至目前为止未失一盘。</text:p>
      <text:p text:style-name="P4">
莎芭莲卡今年在澳洲网球公开赛抱回生涯首座大满贯金杯，又在马德里公开赛（Madrid Open）封后，本季有了好的开始，使她成为法网夺冠热门之一。</text:p>
      <text:p text:style-name="P4">
她赛后表示：「每一场锦标赛都是不同的锦标赛，法网跟澳洲全然不同，场地不同。有大满贯金杯入袋的感觉真好，带来了很多信心。」</text:p>
      <text:p text:style-name="P4">
Source: <text:a xlink:type="simple" xlink:href="https://www.rfi.fr/cn/%E8%BF%90%E5%8A%A8%E5%A4%A9%E5%9C%B0/20230602-%E6%B3%95%E7%BD%91%E5%B0%81%E5%90%8E%E7%83%AD%E9%97%A8%E8%8E%8E%E8%8A%AD%E8%8E%B2%E5%8D%A1%E6%99%8B16%E5%BC%BA" text:style-name="Internet_20_link" text:visited-style-name="Visited_20_Internet_20_Link">
https://www.rfi.fr/cn/%E8%BF%90%E5%8A%A8%E5%A4%A9%E5%9C%B0/20230602-%E6%B3%95%E7%BD%91%E5%B0%81%E5%90%8E%E7%83%AD%E9%97%A8%E8%8E%8E%E8%8A%AD%E8%8E%B2%E5%8D%A1%E6%99%8B16%E5%BC%BA</text:a>
</text:p>
      <!--NEWS-->
      <text:h text:style-name="P10" text:outline-level="1">
<text:span text:style-name="T4">
约翰·塞巴斯蒂安·巴赫:D小调托卡塔</text:span>
</text:h>
      <text:p text:style-name="P4">
Author: None (Language: zh)</text:p>
      <text:p text:style-name="P4">
Publisher: None</text:p>
      <text:p text:style-name="P4">
Time: 2023-06-02T14:40:00Z</text:p>
      <text:p text:style-name="P4">
Description: D小调托卡塔是家约翰·塞巴斯蒂安·巴赫最脍炙人口的管风琴作品之一，热情奔放、气势宏大。</text:p>
      <text:p text:style-name="P4">
Videos: []</text:p>
      <text:p text:style-name="P4">
Images: []</text:p>
      <text:p text:style-name="P4">
Subject: 文化经纬</text:p>
      <text:p text:style-name="P4">
Subjects: ['贝多芬音乐节', '古典音乐风']</text:p>
      <text:p text:style-name="P4">
Keywords: ['巴赫', '音乐', '古典音乐']</text:p>
      <text:p text:style-name="P4">
ID: 65809848</text:p>
      <!--METADATA-->
      <h5>
文化经纬</h5>
      <text:h text:style-name="P12" text:outline-level="3">
<text:span text:style-name="T4">
约翰·塞巴斯蒂安·巴赫:D小调托卡塔</text:span>
</text:h>
      <text:p text:style-name="P4">
D小调托卡塔是家约翰·塞巴斯蒂安·巴赫最脍炙人口的管风琴作品之一，热情奔放、气势宏大。</text:p>
      <text:p text:style-name="P4">
<text:a xlink:type="simple" xlink:href="https://www.facebook.com/sharer/sharer.php" text:style-name="Internet_20_link" text:visited-style-name="Visited_20_Internet_20_Link">
</text:a>
 <text:a xlink:type="simple" xlink:href="https://twitter.com/intent/tweet" text:style-name="Internet_20_link" text:visited-style-name="Visited_20_Internet_20_Link">
</text:a>
 <text:a xlink:type="simple" xlink:href="mailto:" text:style-name="Internet_20_link" text:visited-style-name="Visited_20_Internet_20_Link">
</text:a>
<text:a xlink:type="simple" xlink:href="https://lineit.line.me/share/ui" text:style-name="Internet_20_link" text:visited-style-name="Visited_20_Internet_20_Link">
</text:a>
 <text:a xlink:type="simple" xlink:href="https://www.facebook.com/dialog/send" text:style-name="Internet_20_link" text:visited-style-name="Visited_20_Internet_20_Link">
</text:a>
 <text:a xlink:type="simple" xlink:href="https://web.whatsapp.com/send" text:style-name="Internet_20_link" text:visited-style-name="Visited_20_Internet_20_Link">
</text:a>
</text:p>
      <text:h text:style-name="P12" text:outline-level="3">
<text:span text:style-name="T4">
约翰·塞巴斯蒂安·巴赫:.D小调托卡塔</text:span>
</text:h>
      <text:p text:style-name="P4">
托卡塔来自意大利文，是触碰的意思。这种源于意大利文艺复兴时期的曲风带有即兴性，乐曲通常用一连串的分解和弦以快速的音阶交替构成，以快速移动、轻指弹奏为特点，强调演奏者手指的灵活性，因此也叫触技曲，代表着自由、热情、时尚、激情与狂想。</text:p>
      <text:p text:style-name="P4">
和大部分的巴赫风琴作品一样，此曲没有任何原作手稿留存下来。</text:p>
      <text:p text:style-name="P4">
研究者认为，从D小调托卡塔所表现出的奔放的热情、宏伟的气魄，以及在和弦连接上的大胆风格来看，很象是巴赫青年时代的作品。</text:p>
      <text:p text:style-name="P4">
美国波兰裔作曲家斯托考夫斯基曾将此曲改编为管弦乐曲，充分表现了乐曲的雄伟气魄和深刻的意境。波兰钢琴家、作曲家陶西格也曾将其改编为钢琴曲，使之更加广为流传。</text:p>
      <text:p text:style-name="P4">
请听约翰内斯·朗演奏的管风琴版本。</text:p>
      <text:p text:style-name="P4">
<text:span text:style-name="T4">
欢迎订阅德国之声“古典音乐风”播客，收听更多古典音乐演出。</text:span>
</text:p>
      <text:p text:style-name="P4">
<text:span text:style-name="T4">
Feed-URL:</text:span>
</text:p>
      <text:p text:style-name="P4">
<text:span text:style-name="T4">
https://rss.dw.com/xml/podcast_chi_klassischemusik</text:span>
</text:p>
      <text:p text:style-name="P4">
<text:span text:style-name="T4">
iTunes:</text:span>
</text:p>
      <text:p text:style-name="P4">
<text:span text:style-name="T4">
https://itunes.apple.com/us/podcast/id1347146553?l=de</text:span>
</text:p>
      <h5>
相关音频视频</h5>
      <text:p text:style-name="P4">
[</text:p>
      <text:h text:style-name="P12" text:outline-level="3">
<text:span text:style-name="T4">
约翰·塞巴斯蒂安·巴赫:.D小调托卡塔</text:span>
</text:h>
      <text:p text:style-name="P4">
](https://www.dw.com/zh/overlay/media/zh/约翰塞巴斯蒂安巴赫d小调托卡塔/65320362/65809848)</text:p>
      <ul>
        <li>
<text:span text:style-name="T4">
日期</text:span>
 02.06.2023   * <text:span text:style-name="T4">
主题</text:span>
 <text:a xlink:type="simple" xlink:href="https://www.dw.com/zh/zh/贝多芬音乐节/t-17464944" text:style-name="Internet_20_link" text:visited-style-name="Visited_20_Internet_20_Link">
 贝多芬音乐节 </text:a>
 , <text:a xlink:type="simple" xlink:href="https://www.dw.com/zh/zh/古典音乐风/t-43820400" text:style-name="Internet_20_link" text:visited-style-name="Visited_20_Internet_20_Link">
 古典音乐风 </text:a>
  * <text:span text:style-name="T4">
关键词</text:span>
 <text:a xlink:type="simple" xlink:href="https://www.dw.com/zh/search/zh" text:style-name="Internet_20_link" text:visited-style-name="Visited_20_Internet_20_Link">
 巴赫 </text:a>
 , <text:a xlink:type="simple" xlink:href="https://www.dw.com/zh/search/zh" text:style-name="Internet_20_link" text:visited-style-name="Visited_20_Internet_20_Link">
 音乐 </text:a>
 , <text:a xlink:type="simple" xlink:href="https://www.dw.com/zh/search/zh" text:style-name="Internet_20_link" text:visited-style-name="Visited_20_Internet_20_Link">
 古典音乐 </text:a>
  * <text:span text:style-name="T4">
下载</text:span>
 <text:a xlink:type="simple" xlink:href="https://radiodownloaddw-a.akamaihd.net/downloads/Events/dwelle/dira/mp3/chi/33C5654E_2.mp3" text:style-name="Internet_20_link" text:visited-style-name="Visited_20_Internet_20_Link">
 下载MP3文件 </text:a>
  * <text:span text:style-name="T4">
反馈</text:span>
 :  意见反馈   * <text:span text:style-name="T4">
打印</text:span>
 <text:a xlink:type="simple" xlink:href="javascript:window.print()" text:style-name="Internet_20_link" text:visited-style-name="Visited_20_Internet_20_Link">
 打印此页 </text:a>
  * <text:span text:style-name="T4">
固定链接</text:span>
 https://p.dw.com/p/4S89A</li>
      </ul>
      <h5>
相关内容</h5>
      <text:p text:style-name="P4">
[ </text:p>
      <text:h text:style-name="P12" text:outline-level="3">
<text:span text:style-name="T4">
约翰·克里斯多夫·巴赫：降E大调前奏曲和赋格曲</text:span>
</text:h>
      <text:p text:style-name="P4">
大作曲家约翰·塞巴斯蒂安·巴赫的长兄约翰·克里斯多夫·巴赫是一名管风琴师。他的一些作品也流传下来，比如降E大调前奏曲和赋格曲。</text:p>
      <text:p text:style-name="P4">
](https://www.dw.com/zh/zh/约翰克里斯多夫巴赫降e大调前奏曲和赋格曲/a-65758236) [</text:p>
      <text:h text:style-name="P12" text:outline-level="3">
<text:span text:style-name="T4">
约翰·塞巴斯蒂安·巴赫:A小调前奏曲与赋格</text:span>
</text:h>
      <text:p text:style-name="P4">
A小调前奏曲与赋格是巴赫非常早期的作品。巴赫擅长以赋格的形式创作，即在有限的主题的基础上进行变化。请听管风琴演奏家约翰内斯·朗的演奏。</text:p>
      <text:p text:style-name="P4">
](https://www.dw.com/zh/zh/约翰塞巴斯蒂安巴赫a小调前奏曲与赋格/a-65662186) [</text:p>
      <text:h text:style-name="P12" text:outline-level="3">
<text:span text:style-name="T4">
约翰·塞巴斯蒂安·巴赫：E大调随想曲</text:span>
</text:h>
      <text:p text:style-name="P4">
E大调随想曲是约翰·塞巴斯蒂安·巴赫献给比他年长14岁的哥哥约翰·克里斯托夫的一首曲子。请听约翰内斯·朗的管风琴演奏。</text:p>
      <text:p text:style-name="P4">
](https://www.dw.com/zh/zh/约翰塞巴斯蒂安巴赫e大调随想曲/a-65607008)</text:p>
      <text:p text:style-name="P4">
Source: <text:a xlink:type="simple" xlink:href="https://www.dw.com/zh/约翰·塞巴斯蒂安·巴赫-d小调托卡塔/a-65809848" text:style-name="Internet_20_link" text:visited-style-name="Visited_20_Internet_20_Link">
https://www.dw.com/zh/约翰·塞巴斯蒂安·巴赫-d小调托卡塔/a-65809848?maca=chi-rss-chi-all-1127-rdf</text:a>
</text:p>
      <!--NEWS-->
      <text:h text:style-name="P10" text:outline-level="1">
<text:span text:style-name="T4">
苏纳克正尝试悄悄修复与北京的关系</text:span>
</text:h>
      <text:p text:style-name="P4">
Author: 联合早报 (Person)</text:p>
      <text:p text:style-name="P4">
Publisher: 联合早报 (Organization)</text:p>
      <text:p text:style-name="P4">
Published Time: 2023-06-02T14:47</text:p>
      <text:p text:style-name="P4">
Modified Time: 2023-06-02T15:51</text:p>
      <text:p text:style-name="P4">
Description: 有消息指，英国首相苏纳克正尝试悄悄修复英国和中国的关系。彭博社报道，苏纳克数周前派了一名贸易部长到香港访问。英国驻港总领事戴伟绅（Brian Davidson）5月初接受《南华早报...</text:p>
      <text:p text:style-name="P4">
Videos: []</text:p>
      <text:p text:style-name="P4">
Audios: []</text:p>
      <text:p text:style-name="P4">
Images: []</text:p>
      <text:p text:style-name="P4">
Type: NewsArticle</text:p>
      <text:p text:style-name="P4">
Breadcrumbs: ['即时', '国际']</text:p>
      <text:p text:style-name="P4">
Keywords: ['英国首相', '苏纳克', '中国', '中英关系']</text:p>
      <!--METADATA-->
      <text:p text:style-name="P4">
有消息指，英国首相苏纳克正尝试悄悄修复英国和中国的关系。</text:p>
      <text:p text:style-name="P4">
彭博社报道，苏纳克数周前派了一名贸易部长到香港访问。</text:p>
      <text:p text:style-name="P4">
英国驻港总领事戴伟绅（BrianDavidson）5月初接受《南华早报》访问时说，英国希望与香港重启关系，透过慎重、不公开的渠道作讨论，而非作传声筒外交（megaphonediplomacy），并透露双方高层官员将互访。</text:p>
      <text:p text:style-name="P4">
英国外交部长克莱弗利（James Cleverly）预计将在几个月内到中国访问。</text:p>
      <text:p text:style-name="P4">
不过，苏纳克并没有如法国、德国和西班牙领导人那样，亲自飞到北京与中国国家主席习近平会面。</text:p>
      <text:p text:style-name="P4">
知情者说，苏纳克不太可能在英国下届大选前访问北京，以免让人觉得他试图通过高层访问来讨好中国。</text:p>
      <text:p text:style-name="P4">
这反映了苏纳克面临的两难局面，在他试图带领英国拓展脱欧后的外交空间之时，疏远华盛顿或北京对伦敦来说都是无法承受的后果。</text:p>
      <text:p text:style-name="P4">
苏纳克还必须应对国内，尤其是他所属的保守党越来越不信任中国的态度。</text:p>
      <text:p text:style-name="P4">
知情人士说，苏纳克不想让人觉得他现在正在通过高层访问来犒赏中国，至于苏纳克的举措能否让中国感到满意目前尚不清楚。</text:p>
      <text:p text:style-name="P4">
另一知情人士透露，北京更希望英国派一名高级经济或贸易官员和一个商业代表团访问中国，而不是派外长到中国。</text:p>
      <text:p text:style-name="P4">
英国外交、联邦和发展事务部办公室和苏纳克办公室的发言人，均拒绝对彭博社的报道置评。</text:p>
      <text:p text:style-name="P4">
Source: <text:a xlink:type="simple" xlink:href="https://www.zaobao.com.sg/realtime/world/story20230602-1400500" text:style-name="Internet_20_link" text:visited-style-name="Visited_20_Internet_20_Link">
https://www.zaobao.com.sg/realtime/world/story20230602-1400500</text:a>
</text:p>
      <!--NEWS-->
      <text:h text:style-name="P10" text:outline-level="1">
<text:span text:style-name="T4">
联准会可望暂停升息 亚股走扬</text:span>
</text:h>
      <text:p text:style-name="P4">
Publisher: 法新社</text:p>
      <text:p text:style-name="P4">
Published Time: 2023-06-02T15:02:09+00:00</text:p>
      <text:p text:style-name="P4">
Modified Time: 2023-06-02T12:05:02+00:00</text:p>
      <text:p text:style-name="P4">
Description: （法新社香港2日电） 投资人看好美国联邦准备理事会（Fed）本月会议不调升利率、好让央行官员评估一年多来货币紧缩政策带来的冲击，亚洲股市今天收盘应声劲扬。</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70" text:anchor-type="as-char" svg:width="6.9236in" svg:height="3.617581in" draw:z-index="0">
<draw:image xlink:href="../Images/rficn/2023-06-02T15-02-09-00-00/000000.png" xlink:type="simple" xlink:show="embed" xlink:actuate="onLoad" draw:mime-type="image/png"/>
</draw:frame>
</text:p>
      <text:p text:style-name="P4">
美国朝野经过数月争执后，联邦参议院终于通过一份暂停联邦债务上限的法案，准备交由总统拜登签署。在美债违约的疑虑解除下，市场注意力再度回到联准会打击通货膨胀率居数十年高点的努力。</text:p>
      <text:p text:style-name="P4">
昨天公布的数据显示，5月美国民间新雇用人数下降，但仍优于分析师预期；薪资成长则连续第2个月放缓。消息受到股市交易商欢迎。</text:p>
      <text:p text:style-name="P4">
这些数据也为今天稍晚将发布且较受关注的美国5月非农业就业报告带来好兆头。后者是联准会做利率决定时的重大参考指标之一。</text:p>
      <text:p text:style-name="P4">
美国货币决策官员曾经表示，若要让他们能够停止调高借贷成本，关键因素包括美国劳动市场走软及通膨降温许多。</text:p>
      <text:p text:style-name="P4">
联准会本月稍晚会议可能创一年多来首度暂停升息的希望本已浓厚，如今又有2位央行官员的发言增添市场乐观情绪。</text:p>
      <text:p text:style-name="P4">
费城联邦准备银行（Philadelphia Fed）总裁哈克（Patrick Harker）主张，央行官员应该「至少这次会议跳过升息」。</text:p>
      <text:p text:style-name="P4">
获提名出任联准会副主席的理事杰佛森（PhilipJefferson）也说，停手可供官员评估过往升息带来的冲击，但不代表紧缩循环停止。他的意见往往与联准会主席鲍尔（Jerome Powell）一致。</text:p>
      <text:p text:style-name="P4">
香港股市今天在科技股带动下收盘劲扬4.0%，在亚洲股市当中领涨。东京股市收高1.2%，上海股市收涨0.8%，雪梨、首尔、台北、曼谷和马尼拉股市也全数收红。</text:p>
      <text:p text:style-name="P4">
Source: <text:a xlink:type="simple" xlink:href="https://www.rfi.fr/cn/%E8%B4%A2%E7%BB%8F%E5%BF%AB%E8%AE%AF/20230602-%E8%81%94%E5%87%86%E4%BC%9A%E5%8F%AF%E6%9C%9B%E6%9A%82%E5%81%9C%E5%8D%87%E6%81%AF-%E4%BA%9A%E8%82%A1%E8%B5%B0%E6%89%AC" text:style-name="Internet_20_link" text:visited-style-name="Visited_20_Internet_20_Link">
https://www.rfi.fr/cn/%E8%B4%A2%E7%BB%8F%E5%BF%AB%E8%AE%AF/20230602-%E8%81%94%E5%87%86%E4%BC%9A%E5%8F%AF%E6%9C%9B%E6%9A%82%E5%81%9C%E5%8D%87%E6%81%AF-%E4%BA%9A%E8%82%A1%E8%B5%B0%E6%89%AC</text:a>
</text:p>
      <!--NEWS-->
      <text:h text:style-name="P10" text:outline-level="1">
<text:span text:style-name="T4">
火力支援乌克兰 美国拟向日本购买TNT炸药</text:span>
</text:h>
      <text:p text:style-name="P4">
Author: chinese@voanews.com (杨安)</text:p>
      <text:p text:style-name="P4">
Publisher: 美国之音中文网 (Type: NewsMediaOrganization)</text:p>
      <text:p text:style-name="P4">
Published Time: 2023-06-02T15:22:20+08:00</text:p>
      <text:p text:style-name="P4">
Modified Time: 2023-06-02 07:22:20Z</text:p>
      <text:p text:style-name="P4">
Description: 《路透社》引述两名知情人士报道，美国寻求自日本获得TNT炸药的供应，以用于填充155毫米炮弹，帮助乌克兰反击俄罗斯的军队。</text:p>
      <text:p text:style-name="P4">
Videos: []</text:p>
      <text:p text:style-name="P4">
Images: []</text:p>
      <text:p text:style-name="P4">
Categories: ['亚太', '美国']</text:p>
      <text:p text:style-name="P4">
Type: None</text:p>
      <!--METADATA-->
      <text:p text:style-name="P4">
NoneNone</text:p>
      <text:p text:style-name="P4">
Source: <text:a xlink:type="simple" xlink:href="https://www.voachinese.com/a/us-seeking-tnt-from-japan-20230602/7119884.html" text:style-name="Internet_20_link" text:visited-style-name="Visited_20_Internet_20_Link">
https://www.voachinese.com/a/us-seeking-tnt-from-japan-20230602/7119884.html</text:a>
</text:p>
      <!--NEWS-->
      <text:h text:style-name="P10" text:outline-level="1">
<text:span text:style-name="T4">
美中防长短暂对话握手致意 但无实质互动</text:span>
</text:h>
      <text:p text:style-name="P4">
Publisher: 法新社</text:p>
      <text:p text:style-name="P4">
Published Time: 2023-06-02T15:32:08+00:00</text:p>
      <text:p text:style-name="P4">
Modified Time: 2023-06-02T15:05:02+00:00</text:p>
      <text:p text:style-name="P4">
Description: （法新社新加坡2日电) 在美中关系恶化之际，两国防长奥斯汀与李尚福今天在新加坡曾短暂对话，并且握手致意。澳洲总理艾班尼斯（Anthon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71" text:anchor-type="as-char" svg:width="6.9236in" svg:height="3.617581in" draw:z-index="0">
<draw:image xlink:href="../Images/rficn/2023-06-02T15-32-08-00-00/000000.png" xlink:type="simple" xlink:show="embed" xlink:actuate="onLoad" draw:mime-type="image/png"/>
</draw:frame>
</text:p>
      <text:p text:style-name="P4">
「香格里拉对话」（Shangri-La Dialogue）亚洲安全会议今天在新加坡登场，美国国防部长奥斯汀（Shangri-LaDialogue）与中国防长李尚福等人在晚宴同坐主桌。</text:p>
      <text:p text:style-name="P4">
五角大厦发表声明指出，奥斯汀与李尚福在今天晚宴上有过短暂交谈，并且握手致意，但没有实际互动。</text:p>
      <text:p text:style-name="P4">
Source: <text:a xlink:type="simple" xlink:href="https://www.rfi.fr/cn/%E5%9B%BD%E9%99%85%E6%8A%A5%E9%81%93/20230602-%E7%BE%8E%E4%B8%AD%E9%98%B2%E9%95%BF%E7%9F%AD%E6%9A%82%E5%AF%B9%E8%AF%9D%E6%8F%A1%E6%89%8B%E8%87%B4%E6%84%8F-%E4%BD%86%E6%97%A0%E5%AE%9E%E8%B4%A8%E4%BA%92%E5%8A%A8" text:style-name="Internet_20_link" text:visited-style-name="Visited_20_Internet_20_Link">
https://www.rfi.fr/cn/%E5%9B%BD%E9%99%85%E6%8A%A5%E9%81%93/20230602-%E7%BE%8E%E4%B8%AD%E9%98%B2%E9%95%BF%E7%9F%AD%E6%9A%82%E5%AF%B9%E8%AF%9D%E6%8F%A1%E6%89%8B%E8%87%B4%E6%84%8F-%E4%BD%86%E6%97%A0%E5%AE%9E%E8%B4%A8%E4%BA%92%E5%8A%A8</text:a>
</text:p>
      <!--NEWS-->
      <text:h text:style-name="P10" text:outline-level="1">
<text:span text:style-name="T4">
失业率再录新高  河南省百日行动"动态清零"毕业生</text:span>
</text:h>
      <text:p text:style-name="P4">
Author: None</text:p>
      <text:p text:style-name="P4">
Publisher: Radio Free Asia (Organization)</text:p>
      <text:p text:style-name="P4">
Published Time: 2023-06-02T15:45:31-04:00</text:p>
      <text:p text:style-name="P4">
Modified Time: 2023-06-02T15:45:31-04:00</text:p>
      <text:p text:style-name="P4">
Description: None</text:p>
      <text:p text:style-name="P4">
Videos: []</text:p>
      <text:p text:style-name="P4">
Audios: ["<text:a xlink:type="simple" xlink:href="https://www.rfa.org/mandarin/yataibaodao/jingmao/jw-0602202310072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72" text:anchor-type="as-char" svg:width="6.9236in" svg:height="4.600844in" draw:z-index="0">
<draw:image xlink:href="../Images/rfamandarin/2023-06-02T15-45-31-04-00/000000.png" xlink:type="simple" xlink:show="embed" xlink:actuate="onLoad" draw:mime-type="image/png"/>
</draw:frame>
 参加职业招聘会的中国大学生 <text:a xlink:type="simple" xlink:href="https://www.rfa.org/mandarin/yataibaodao/jingmao/jw-06022023100721.html/@@images/image" text:style-name="Internet_20_link" text:visited-style-name="Visited_20_Internet_20_Link">
</text:a>
法新社图片  <text:a xlink:type="simple" xlink:href="https://www.rfa.org/mandarin/yataibaodao/jingmao/jw-06022023100721.html/@@stream" text:style-name="Internet_20_link" text:visited-style-name="Visited_20_Internet_20_Link">
Audio-1-Link：https://www.rfa.org/mandarin/yataibaodao/jingmao/jw-06022023100721.html/@@stream</text:a>
</text:p>
      <text:p text:style-name="P4">
又是一年毕业季，随着中国经济的下行趋势，今年的就业形势更不乐观。河南省教育厅日前发起了高校毕业生就业"百日冲刺"行动，要求在百天内对零就业家庭毕业生和长期未就业毕业生实现"动态清零"。分析人士指出，中共一贯的政治性动员只能美化数据，并不能解决问题。</text:p>
      <text:p text:style-name="P4">
<text:a xlink:type="simple" xlink:href="https://www.rfa.org/mandarin/yataibaodao/jingmao/hcm1-05162023081528.html" text:style-name="Internet_20_link" text:visited-style-name="Visited_20_Internet_20_Link">
 <text:span text:style-name="T4">
中国经济不见起色 青年失业率创历史新高</text:span>
 </text:a>
  * <text:span text:style-name="T4">
<text:a xlink:type="simple" xlink:href="https://www.rfa.org/mandarin/yataibaodao/jingmao/gt-06012023002958.html" text:style-name="Internet_20_link" text:visited-style-name="Visited_20_Internet_20_Link">
 日企港资关闭中国工厂 国企撤招大学生计划 </text:a>
 </text:span>
</text:p>
      <text:p text:style-name="P4">
随着中国经济下行，近几年就业率一路低走。据中国多家媒体报道，5月30日，河南省教育厅印发了《河南省2023届高校毕业生就业“百日冲刺”行动工作方案》，引起外界激烈讨论。</text:p>
      <text:p text:style-name="P4">
河南省教育厅印发的《河南省2023届高校毕业生就业“百日冲刺”行动工作方案》截图（河南省政府官网）  <text:a xlink:type="simple" xlink:href="https://www.rfa.org/mandarin/yataibaodao/jingmao/jw-06022023100721.html/capture.jpg" text:style-name="Internet_20_link" text:visited-style-name="Visited_20_Internet_20_Link">
</text:a>
</text:p>
      <text:p text:style-name="P4">
据中国人力资源和社会保障部的数据显示，2023年中国高校毕业生人数达1158万，继去年这一数字破千万后，再创历史新高。据《大河报》今年一月报道，河南省人力资源和社会保障厅党组书记、厅长张国伟表示，今年河南高校毕业生将达87万，再创历史新高。加上未就业的往届毕业生，中国的就业继续保持严峻态势。</text:p>
      <text:p text:style-name="P4">
旅美时政评论家王剑将河南省这一行动称为“劣质化施政”。他说：“其实我们都知道，包括河南省委、省政府，包括省委书记楼阳生都很清楚，现在大学生找不到工作不是因为有工作他们找不到，而是根本就没有工作。”</text:p>
      <text:p text:style-name="P4">
此外，该方案要求在8月31日前实现有就业意愿和就业能力的残疾毕业生全部落实就业去向；零就业家庭毕业生和长期未就业毕业生“动态清零”。“动态清零”一词的再度出现引外界担忧。</text:p>
      <text:p text:style-name="P4">
就此，在中国社交平台微博上，有网友说“动态清零又来了”、“这四个字让人生理性不适”；还有网友评论“不签就业协议就不发毕业证，这不是常规操作吗？”“这是用红头文件就能解决问题的吗？”</text:p>
      <text:p text:style-name="P4">
该《方案》还指出，全省高校开展“2023届高校毕业生就业促进周”系列活动，进一步实施“百万岗位护航计划”，拓宽市场化就业渠道，提升校园招聘实效，组织实施好基层就业项目。其中包括加强“选调生”、“特岗教师”、“三支一扶”、“西部计划”、“乡村振兴计划”、“医学院校特招毕业生计划”、“大学生乡村医生专项计划”、“城乡社区计划”等基层就业项目的宣传，鼓励毕业生下基层、进部队。</text:p>
      <text:p text:style-name="P4">
 参加职业招聘会的中国大学生（美联社资料图）  <text:a xlink:type="simple" xlink:href="https://www.rfa.org/mandarin/yataibaodao/jingmao/jw-06022023100721.html/jw0602a.jpg" text:style-name="Internet_20_link" text:visited-style-name="Visited_20_Internet_20_Link">
</text:a>
</text:p>
      <text:p text:style-name="P4">
旅美时事评论人士横河表示，政治动员以解决就业让他想起了上世纪中叶的上山下乡运动。</text:p>
      <text:p text:style-name="P4">
“当地政府就是完成一个任务。因为当前对中共来说社会不稳定因素就是社会问题，特别是年轻人。”他说：“这个跟文革一样的，怕城市里闹事，就把人下放到农村了，所以毛泽东提出的上山下乡就是这个意思。”</text:p>
      <text:p text:style-name="P4">
横河分析指出，民营企业在提供就业岗位中扮演重要角色，但受到中共打压的影响，其就业容量进一步收窄。加之以往三年中共实施的防疫政策影响，经济衰退直接反映在就业难上。</text:p>
      <text:p text:style-name="P4">
《方案》明确，各高校要重点帮扶受疫情影响外出实习较少、升学失利、求职“求稳”和“慢就业”的应届毕业生。引导毕业生积极求职、尽早就业。</text:p>
      <text:p text:style-name="P4">
《方案》特别指出，各高校至少为每名就业困难群体毕业生开展3次谈心谈话、组织参与3次线上线下就业促进活动、推荐3个有效岗位。“百日冲刺”期间，教育部将实行工作周报制度，监督监测工作开展。各高校要加强数据核查，确保就业数据真实准确。</text:p>
      <text:p text:style-name="P4">
王剑认为，这种行政指令无法解决大学生就业问题，最终只会为了保证当地政府的政绩而在数据上弄虚作假。通过美化数据来粉饰太平，只会进一步激化社会矛盾。</text:p>
      <text:p text:style-name="P4">
全美学自联理事陈闯创告诉本台，就业难并非是短暂问题，在接下来的五年里，失业率一路高走将成为可以预见的重大社会问题，政治动员并非解决办法。</text:p>
      <text:p text:style-name="P4">
“这种运动式的手法是中共治国一贯的办法，第二是达不到目标，现在经济形势这么差。只能说把数据做得好像达到一个目标，但有什么实际效果呢？”他说：“这些人是不是有工作本身对习近平不重要，重要的是有没有挑战他的安全。”</text:p>
      <text:p text:style-name="P4">
据中国国家统计局本月中旬公布的统计数据显示，今年四月份全国城镇调查失业率为5.2%。而在16岁至24岁的劳动力中，失业率高达20.4%，这是中国自2018年开始公布这一数字以来的最高水平。</text:p>
      <text:p text:style-name="P4">
记者：经纬 责编：梒青 网编：洪伟</text:p>
      <text:p text:style-name="P4">
Source: <text:a xlink:type="simple" xlink:href="https://www.rfa.org/mandarin/yataibaodao/jingmao/jw-06022023100721.html" text:style-name="Internet_20_link" text:visited-style-name="Visited_20_Internet_20_Link">
https://www.rfa.org/mandarin/yataibaodao/jingmao/jw-06022023100721.html</text:a>
</text:p>
      <!--NEWS-->
      <text:h text:style-name="P10" text:outline-level="1">
<text:span text:style-name="T4">
印尼将推出黄金签证 吸引全球数码游牧民和企业家</text:span>
</text:h>
      <text:p text:style-name="P4">
Author: 联合早报 (Person)</text:p>
      <text:p text:style-name="P4">
Publisher: 联合早报 (Organization)</text:p>
      <text:p text:style-name="P4">
Published Time: 2023-06-02T15:49</text:p>
      <text:p text:style-name="P4">
Modified Time: 2023-06-02T16:52</text:p>
      <text:p text:style-name="P4">
Description: 印度尼西亚计划推出“黄金签证”，通过长期居留许可吸引全球人才，把印尼打造成一个更具吸引力的居住地和投资地。《雅加达邮报》报道，这是继佐科政府于去年10月推出“第二故乡”签证计划后，...</text:p>
      <text:p text:style-name="P4">
Videos: []</text:p>
      <text:p text:style-name="P4">
Audios: []</text:p>
      <text:p text:style-name="P4">
Images: []</text:p>
      <text:p text:style-name="P4">
Type: NewsArticle</text:p>
      <text:p text:style-name="P4">
Breadcrumbs: ['即时', '国际']</text:p>
      <text:p text:style-name="P4">
Keywords: ['印度尼西亚', '签证', '外国人', '人才']</text:p>
      <!--METADATA-->
      <text:p text:style-name="P4">
印度尼西亚计划推出“黄金签证”，通过长期居留许可吸引全球人才，把印尼打造成一个更具吸引力的居住地和投资地。</text:p>
      <text:p text:style-name="P4">
《雅加达邮报》报道，这是继佐科政府于去年10月推出 <text:a xlink:type="simple" xlink:href="https://www.zaobao.com/news/sea/story20221027-1326829" text:style-name="Internet_20_link" text:visited-style-name="Visited_20_Internet_20_Link">
 “第二故乡”签证计划</text:a>
 后，在短短几个月内推出的第二个签证政策。</text:p>
      <text:p text:style-name="P4">
印尼旅游和创意经济部长桑迪亚加星期一（5月29日）出席内阁会议后说：“黄金签证是我们即将推出的一项新政策，目的是吸引数码、保健、研究和技术领域的优秀人才。”</text:p>
      <text:p text:style-name="P4">
他认为黄金签证不仅能吸引更多外国人才和投资，还能为印尼创造更多就业机会。</text:p>
      <text:p text:style-name="P4">
桑迪亚加说：“这项政策将改变游戏规则，吸引更多外国数码游牧民和企业家到印尼投资发展。”</text:p>
      <text:p text:style-name="P4">
他说，取得印尼黄金签证的外国人最多可获得10年居留权，但这项政策的技术细节还有待法律和人权部的移民总局敲定。</text:p>
      <text:p text:style-name="P4">
桑迪亚加说：“我们希望这能使印尼成为未来经济增长和可持续（发展）的中心，因为我们是最大的群岛国家，可以吸收大量的碳排放。”</text:p>
      <text:p text:style-name="P4">
印尼的第二故乡签证计划的主要对象，是那些希望在峇厘岛或印尼其他热门旅游目的地退休的富裕年长外国人。</text:p>
      <text:p text:style-name="P4">
Source: <text:a xlink:type="simple" xlink:href="https://www.zaobao.com.sg/realtime/world/story20230602-1400599" text:style-name="Internet_20_link" text:visited-style-name="Visited_20_Internet_20_Link">
https://www.zaobao.com.sg/realtime/world/story20230602-1400599</text:a>
</text:p>
      <!--NEWS-->
      <text:h text:style-name="P10" text:outline-level="1">
<text:span text:style-name="T4">
纽约六四纪念馆开幕  六四领袖重申追求自由中国决心</text:span>
</text:h>
      <text:p text:style-name="P4">
Author: None</text:p>
      <text:p text:style-name="P4">
Publisher: Radio Free Asia (Organization)</text:p>
      <text:p text:style-name="P4">
Published Time: 2023-06-02T15:54:00-04:00</text:p>
      <text:p text:style-name="P4">
Modified Time: 2023-06-02T16:39:23-04:00</text:p>
      <text:p text:style-name="P4">
Description: None</text:p>
      <text:p text:style-name="P4">
Videos: []</text:p>
      <text:p text:style-name="P4">
Audios: ["<text:a xlink:type="simple" xlink:href="https://www.rfa.org/mandarin/yataibaodao/renquanfazhi/tj-0602202314191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78" text:anchor-type="as-char" svg:width="6.9236in" svg:height="4.891188in" draw:z-index="0">
<draw:image xlink:href="../Images/rfamandarin/2023-06-02T15-54-00-04-00/000000.png" xlink:type="simple" xlink:show="embed" xlink:actuate="onLoad" draw:mime-type="image/png"/>
</draw:frame>
1989年民运领袖周锋锁在纽约六四纪念馆开幕上展示国殇之柱横幅 <text:a xlink:type="simple" xlink:href="https://www.rfa.org/mandarin/yataibaodao/renquanfazhi/tj-06022023141911.html/@@images/image" text:style-name="Internet_20_link" text:visited-style-name="Visited_20_Internet_20_Link">
</text:a>
记者唐缘媛摄  <text:a xlink:type="simple" xlink:href="https://www.rfa.org/mandarin/yataibaodao/renquanfazhi/tj-06022023141911.html/@@stream" text:style-name="Internet_20_link" text:visited-style-name="Visited_20_Internet_20_Link">
Audio-1-Link：https://www.rfa.org/mandarin/yataibaodao/renquanfazhi/tj-06022023141911.html/@@stream</text:a>
</text:p>
      <text:p text:style-name="P4">
本周五，筹备两年多的六四纪念馆终于在6月4日前夕于纽约曼哈顿开幕，众多1989年民主运动的领袖、学者、以及海外民运人士皆参与了开幕仪式，而西藏流亡政府精神领袖尊者达赖喇嘛、美国前驻华大使温斯顿·洛德（WinstonLord）以及美国众议员克里斯·史密斯（Chris Smith）也表达了对纪念馆的支持。</text:p>
      <text:p text:style-name="P4">
<text:a xlink:type="simple" xlink:href="https://www.rfa.org/mandarin/zhuanlan/teahouse/tea-05262023155444.html" text:style-name="Internet_20_link" text:visited-style-name="Visited_20_Internet_20_Link">
 <text:span text:style-name="T4">
专栏：六四34周年 纽约六四纪念馆展现什么？</text:span>
 </text:a>
  * <text:span text:style-name="T4">
<text:a xlink:type="simple" xlink:href="https://www.rfa.org/mandarin/yataibaodao/zhengzhi/hcm2-05252023100556.html" text:style-name="Internet_20_link" text:visited-style-name="Visited_20_Internet_20_Link">
 "六四"34周年 纪念馆凝聚两代人民主抗争精神 </text:a>
 </text:span>
</text:p>
      <text:p text:style-name="P4">
6月2日，美国纽约的六四纪念馆举办开幕仪式，1989年民主运动领袖王丹、周锋锁、海外民主运动支持者魏京生、王军涛，以及美国著名汉学家林培瑞（PerryLink）皆参与了仪式。</text:p>
      <text:p text:style-name="P4">
达赖喇嘛驻美代表办事处华人联络员慈诚嘉措（TsultrimGyatso）在会上宣读达赖喇嘛的书面致词，达赖喇嘛表示：“1989年中国人发起了民主和平运动来展现人民对于民主自由的渴望。很不幸的是，这起和平运动被中国政府残忍的清洗。不过，这群民主运动的参与者的勇气与决心不只激励了世界，也告诉中国百姓，真正强大的中国不只需要经济富裕，同时也要尊重集体以及个人的人权与自由。”</text:p>
      <text:p text:style-name="P4">
<text:span text:style-name="T4">
王军涛：我们一定要把天安门广场夺回来</text:span>
</text:p>
      <text:p text:style-name="P4">
会上，中国民主党全国委员会共同主席王军涛也谈到，尽管很多当初参与民主运动的人已经离世，或者放弃对自由民主的追求，但是今日的与会者并不会放弃追求自由中国的理想：“一定要把天安门广场夺回来。不是为了我们自己，是为了正义、为了中国、为了我们死难的同胞、也是为了人类的未来。今天，中共已经成为人类和平以及民主最大的威胁。”</text:p>
      <text:p text:style-name="P4">
美国著名汉学家林培瑞则谈到纪念六四的重要性，他表示，1989年的天安门事件让外界看清中国共产党的本质：“我们记住六四，是因为它是一场大屠杀—不仅是一场镇压；不是一个事故、事件或风波；不是一次反革命暴乱，不是一个模糊的记忆；不像今天中国的一个孩子所能够想起的，一片空白。它不是别的，而是一场大屠杀。”</text:p>
      <text:p text:style-name="P4">
美国国会共和党籍众议员克里斯·史密斯（ChrisSmith）则派代表表达对于六四纪念馆的支持，同时，他也对中国关押政治犯进行了谴责。美国国会及行政当局中国委员会（CECC）人事主任皮耶罗·托齐（PieroTozzi）在会上表示：“我们不会忘记那些被中国当局关押的勇敢人权捍卫者。事实上，史密斯议员即将推出法案要求美国国务院重视高智晟、丁家喜、彭立发等英雄的案件。”</text:p>
      <text:p text:style-name="P4">
 纽约六四纪念馆于6月2日举办开幕式（记者唐缘媛摄）<text:a xlink:type="simple" xlink:href="https://www.rfa.org/mandarin/yataibaodao/renquanfazhi/tj-06022023141911.html/571672474e00.jpg" text:style-name="Internet_20_link" text:visited-style-name="Visited_20_Internet_20_Link">
 </text:a>
</text:p>
      <text:p text:style-name="P4">
<text:span text:style-name="T4">
周锋锁：一名香港女学生因持有声援六四横幅被捕</text:span>
</text:p>
      <text:p text:style-name="P4">
会上，周锋锁则谈到，本周四，一位香港年轻人曾雨璇因为持有声援六四的国殇之柱横幅，在日前被香港警方以煽动罪逮捕：“当她看到这个横幅被放在纽约时代广场以及世界多地展示时，她跟我也要了一面横幅，她知道这么做很危险，而她现在被逮捕了。因为有像她一样的年轻人，34年前对于民主的希望至今仍存在。对于展示这个横幅，我负起全部的责任，我愿意前往香港代替她承担一切指控。”</text:p>
      <text:p text:style-name="P4">
综合国际媒体报道，曾雨璇为法律博士学生，因为在今年元旦在香港铜锣湾哀悼于2021年铜锣湾刺警案中身亡的抗议人士梁建辉，而在6月1日遭香港警方以煽动罪逮捕，警方在其家中搜查时发现声援六四运动的国殇之柱海报。</text:p>
      <text:p text:style-name="P4">
<text:span text:style-name="T4">
六四纪念馆六月中起免费参观</text:span>
</text:p>
      <text:p text:style-name="P4">
六四纪念馆将在六月中开放一般民众参观，想参观的民众须在纪念馆的网站上登记。参观纪念馆不需收费，不过馆方欢迎参观的民众捐款，对于捐款事宜，六四纪念馆馆长于大海表示：“我们需要大家的帮忙。过去一年多来，大家在筹备纪念馆时都是无偿帮忙，我们不介意没有报酬，因为纪念馆的成果就是回报。但是，为了让纪念馆的项目延续，我们需要雇用正式员工，所以我们欢迎大家的捐款协助。”</text:p>
      <text:p text:style-name="P4">
记者：唐缘媛 责编：梒青 网编：洪伟</text:p>
      <text:p text:style-name="P4">
Source: <text:a xlink:type="simple" xlink:href="https://www.rfa.org/mandarin/yataibaodao/renquanfazhi/tj-06022023141911.html" text:style-name="Internet_20_link" text:visited-style-name="Visited_20_Internet_20_Link">
https://www.rfa.org/mandarin/yataibaodao/renquanfazhi/tj-06022023141911.html</text:a>
</text:p>
      <!--NEWS-->
      <text:h text:style-name="P10" text:outline-level="1">
<text:span text:style-name="T4">
六四34周年特别报导：接过广场上话筒的女青年</text:span>
</text:h>
      <text:p text:style-name="P4">
Author: None</text:p>
      <text:p text:style-name="P4">
Publisher: Radio Free Asia (Organization)</text:p>
      <text:p text:style-name="P4">
Published Time: 2023-06-02T16:18:00-04:00</text:p>
      <text:p text:style-name="P4">
Modified Time: 2023-06-02T17:44:4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82" text:anchor-type="as-char" svg:width="6.9236in" svg:height="5.1927in" draw:z-index="0">
<draw:image xlink:href="../Images/rfamandarin/2023-06-02T16-18-00-04-00/000000.png" xlink:type="simple" xlink:show="embed" xlink:actuate="onLoad" draw:mime-type="image/png"/>
</draw:frame>
在两个男生中间，穿着粉色外套的雀氏格外显眼，拿起话筒大声呼喊。 <text:a xlink:type="simple" xlink:href="https://www.rfa.org/mandarin/yataibaodao/zhengzhi/al-06022023095528.html/@@images/image" text:style-name="Internet_20_link" text:visited-style-name="Visited_20_Internet_20_Link">
</text:a>
（吕熙摄）</text:p>
      <text:p text:style-name="P4">
六四34周年之际，“白纸运动”后站出来的海外中国留学生，将首次以他们的方式纪念“六四”。其实在“白纸运动”期间，海内外大批中国女性勇敢发出反抗极权的声音。她们对“六四”有什么看法？她们又如何连结当年八九学运的女性领袖？</text:p>
      <text:p text:style-name="P4">
<text:a xlink:type="simple" xlink:href="https://www.rfa.org/mandarin/pinglun/duzheguangchang/dz-05302023170923.html" text:style-name="Internet_20_link" text:visited-style-name="Visited_20_Internet_20_Link">
 <text:span text:style-name="T4">
【我是怎么知道六四的】来信节选</text:span>
 </text:a>
  * <text:span text:style-name="T4">
<text:a xlink:type="simple" xlink:href="https://www.rfa.org/mandarin/Xinwen/cmh1-04192023230423.html" text:style-name="Internet_20_link" text:visited-style-name="Visited_20_Internet_20_Link">
 华尔街日报:白纸运动参与者曹芷馨入狱四个月后获释 </text:a>
 </text:span>
  * <text:span text:style-name="T4">
<text:a xlink:type="simple" xlink:href="https://www.rfa.org/mandarin/yataibaodao/renquanfazhi/cm-04092023103016.html" text:style-name="Internet_20_link" text:visited-style-name="Visited_20_Internet_20_Link">
 对话郑楚然：女权的成功是一个过程 </text:a>
 </text:span>
  * <text:span text:style-name="T4">
<text:a xlink:type="simple" xlink:href="https://www.rfa.org/mandarin/yataibaodao/renquanfazhi/al-03082023103241.html" text:style-name="Internet_20_link" text:visited-style-name="Visited_20_Internet_20_Link">
 习近平发妇女节祝福 人权组织促释放女性政治犯 </text:a>
 </text:span>
</text:p>
      <text:p text:style-name="P4">
“自由中国！这仍是我们的责任！共产党下台！习近平下台！六四不是历史！而是我们的政治现实！”刚在英国完成大学本科最后一年课程的雀氏，这天站在伦敦特拉法加广场的一角。在两个男生中间，穿着粉色外套的她格外显眼。她拿起话筒大声呼喊，向途人介绍何谓“六四”，并宣传一周后由她参与举办的“六四”纪念活动。</text:p>
      <text:p text:style-name="P4">
</text:p>
      <text:p text:style-name="P4">
<text:span text:style-name="T4">
“白纸运动”女青年：我不是一个乖乖的小女孩了</text:span>
</text:p>
      <text:p text:style-name="P4">
即使喊到嗓子嘶哑，她仍努力保持声浪。“上街你要做什么？就是要喊大声啊，你就是要抢话语权啊！一直以来都是男性比较容易抢话语权，为什么？因为女性被规顺，让你不要说话，然后男性的声音一直会没过女性。那么我就是意识到这一点，所以从那以后我一直大声说话，我不是一个乖乖的小女孩了。”</text:p>
      <text:p text:style-name="P4">
去年年底，受“四通桥勇士”彭载舟（本名彭立发）启发，雀氏开始在伦敦参与“海报运动”，在校园张贴反封控、支持自由民主的海报，从而认识一群志同道合的在英中国留学生，并成立了非营利组织“ChinaDeviants” （暂译“中国反贼”）。</text:p>
      <text:p text:style-name="P4">
 由在英中国留学生成立的非营利组织“ChinaDeviants” （暂译“中国反贼”），将举办“六四”纪念活动。 （“China Deviants”提供）  <text:a xlink:type="simple" xlink:href="https://www.rfa.org/mandarin/yataibaodao/zhengzhi/al-06022023095528.html/img_8252.jpg" text:style-name="Internet_20_link" text:visited-style-name="Visited_20_Internet_20_Link">
</text:a>
</text:p>
      <text:p text:style-name="P4">
作为骨干成员的雀氏，积极主办各种活动，并在英国声援“白纸运动”。“我觉得现在女权主义者会做的一个事情就是，首先是做一些主导的行动。第二个就是说话要大声，大声的把自己的诉求喊出来。”</text:p>
      <text:p text:style-name="P4">
<text:span text:style-name="T4">
从女权主义反思极权</text:span>
</text:p>
      <text:p text:style-name="P4">
在中国成长、接受受教育，雀氏说，她过去对“六四”的认识很模糊，只知道天安门发生了“很糟糕的事情”，直到去到英国留学，被当地同学问起后，她在网上搜索，才真正了解“六四”是怎么一回事。不过对她而言，真正的政治启蒙，是在英国读到的女性主义理论，从而对充满父权色彩的中国国家体系产生怀疑。</text:p>
      <text:p text:style-name="P4">
“我意识到女权是没法跟政治脱离关系的，因为我们要达到我们的权利时，我们必然需要造成一定的政治影响，然后得到一些政治的权利。”雀氏说：“如果要批判共产党，我觉得它不止是一个极权政府，它也是一个非常父权、父系的体系。比如说习近平所做的一些外交手段，就像一个‘强人意识形态’，就是他要做一个强壮的男人似的。在党内的话，女性和少数民族群体也是当花瓶一样。”</text:p>
      <text:p text:style-name="P4">
雀氏除了举办纪念“六四”的活动以外，也持续举办和女性议题相关的活动。 （“China Deviants”提供）  <text:a xlink:type="simple" xlink:href="https://www.rfa.org/mandarin/yataibaodao/zhengzhi/al-06022023095528.html/img_8255.jpg" text:style-name="Internet_20_link" text:visited-style-name="Visited_20_Internet_20_Link">
</text:a>
</text:p>
      <text:p text:style-name="P4">
雀氏除了举办纪念“六四”的活动以外，也持续举办和女性议题相关的活动。 （“China Deviants”提供）  <text:a xlink:type="simple" xlink:href="https://www.rfa.org/mandarin/yataibaodao/zhengzhi/al-06022023095528.html/img_8253.jpg" text:style-name="Internet_20_link" text:visited-style-name="Visited_20_Internet_20_Link">
</text:a>
</text:p>
      <text:p text:style-name="P4">
<text:span text:style-name="T4">
被男性主导的八九学运？</text:span>
</text:p>
      <text:p text:style-name="P4">
而另一方面，她也重新反思作为中国反抗运动先河的八九学运。她认为这场运动，更大程度上被男性主导，女性更多担任后勤角色。然而她们的贡献，在过去30多年一直被忽略。“当我学过一些女性主义者比较熟悉的理论，比如说权力等级、力量不平等，以及女性怎样被隐形的方式剥削，以及为何历史上女性总是被抹去。这个其实跟六四也有一定关联，六四期间有很多女性在努力，但是你会看到拍出来的照片，以及留下来的文档之类，实际上是以男性为主。”</text:p>
      <text:p text:style-name="P4">
雀氏除了举办纪念“六四”的活动以外，也持续举办和女性议题相关的活动。 （“China Deviants”提供）  <text:a xlink:type="simple" xlink:href="https://www.rfa.org/mandarin/yataibaodao/zhengzhi/al-06022023095528.html/img_8254.jpg" text:style-name="Internet_20_link" text:visited-style-name="Visited_20_Internet_20_Link">
</text:a>
</text:p>
      <text:p text:style-name="P4">
“我觉得她的观察很尖锐。”八九学运期间，代表研究生参加北京高校学生自治联合会（高自联）的王超华，是当年少数的女性学生领袖。北京市公安局在“六四”后发布的21人通缉名单中，就只有王超华和柴玲两名女性。王超华忆述在1989年4月底、胡耀邦追悼会后几天，她第一次到北大和学生领袖开会时，就是柴玲把她带到男生宿舍，引见给封从德。</text:p>
      <text:p text:style-name="P4">
代表研究生参加北京高校学生自治联合会（高自联）的王超华，是当年少数女性学生领袖之一。 （王超华提供）  <text:a xlink:type="simple" xlink:href="https://www.rfa.org/mandarin/yataibaodao/zhengzhi/al-06022023095528.html/m0602al-2.jpeg" text:style-name="Internet_20_link" text:visited-style-name="Visited_20_Internet_20_Link">
</text:a>
</text:p>
      <text:p text:style-name="P4">
她说，当年的普遍现象，就是所有学生领袖的会议，都是在男生宿舍进行，房间里头全是男生，女生更多是从旁协助，使她感受到当中的性别差异：“比如我从我们学校到北大和其他学校，去看运动进行的状况、去了解和交流时，到每一个学校去的一定都是男生宿舍。这些学运的积极份子正在某一个宿舍开会，女生在那边一般都是，积极的女生基本上成了积极男生的秘书，女生基本上是辅助和支援的角色。”</text:p>
      <text:p text:style-name="P4">
王超华在学运期间已经37岁，是学生领袖中年龄较大的研究生，因而获得其他学生领袖的尊重，比较可以不受女性身份束缚、自由发声。回望当年，王超华认为她和柴玲在学运中担当了不同角色，却都无法脱离性别色彩：“我是作为一个年龄比大家年龄大很多，然后可以起到平衡的一个角色。柴玲是作为一个比较弱小，但是充满激情的、纯洁的、理想形的形象。从绝食开始到最后，都有一个很强号召力的形象。”</text:p>
      <text:p text:style-name="P4">
代表研究生参加北京高校学生自治联合会（高自联）的王超华，是当年少数女性学生领袖之一。 （王超华提供）  <text:a xlink:type="simple" xlink:href="https://www.rfa.org/mandarin/yataibaodao/zhengzhi/al-06022023095528.html/m0602al-3.jpeg" text:style-name="Internet_20_link" text:visited-style-name="Visited_20_Internet_20_Link">
</text:a>
</text:p>
      <text:p text:style-name="P4">
和雀氏一样，王超华同样认为，女性在八九学运中的角色，在过去30多年一直被边缘化。“当然我一直在那儿，我本身就是一个女性的存在，但是我这个性别的身份，基本上是被边缘化，或者是被抹去的，没有被看作代表了性别的意义。这么长时间，30几年了，您是第一位找到我，从性别的角度来讲六四。30多年啊，虽然身为女性，虽然每年都在讲纪念，但是这个性别角色是在历史上被抹去，或被边缘化。”</text:p>
      <text:p text:style-name="P4">
<text:span text:style-name="T4">
在八九学运中缺席的女权声音</text:span>
</text:p>
      <text:p text:style-name="P4">
在当年的北京市民吕京花看来，学运中的女性领袖虽然不多，却有很多女性参与了杂务和支援工作。当年在北京开了一家服装店的她，受学生运动感染，干脆关门不做生意，推着自行车为学生募捐、送物资：“我是看着一帮学生端着捐款箱，还有一帮学生在天安门广场绝食呢。然后很多学生是外地的，没吃没喝的，我们老百姓能支持一点就支持吧，因为毕竟是外地孩子嘛。我们能给一点帮助就给吧。”她说，“反正那时候呼哩哗啦，市民都来支持，特别积极地给一些物资。家里买的汽水，一箱一箱给大家端出来，家里包的馒头、包子也都端出来。”</text:p>
      <text:p text:style-name="P4">
吕京花更加入北京工人自治联合会（工自联），组织工人运动。她担任播报员，在天安门广场上播报运动的最新消息，以及各种群众来稿，传播工人及不同群体的声音。回看当时，她说学生和群众有反贪腐、争取工人权益及政治改革的诉求，却几乎没有听到争取女性权利的呼声。</text:p>
      <text:p text:style-name="P4">
吕京花当年更加入北京工人自治联合会（工自联），组织工人运动。她担任播报员，在天安门广场上播报运动的最新消息。 （吕京花提供）  <text:a xlink:type="simple" xlink:href="https://www.rfa.org/mandarin/yataibaodao/zhengzhi/al-06022023095528.html/m0602al-1.jpg" text:style-name="Internet_20_link" text:visited-style-name="Visited_20_Internet_20_Link">
</text:a>
</text:p>
      <text:p text:style-name="P4">
“我们受的教育毕竟是传统教育，来束缚我们比较前卫的想法。包括人权啊，在我们眼里都是新单词，都是来到海外才知道。当时对妇女的权利意识有没有？可能有，但是在这场运动当中，它的声音非常弱，似乎没有特意地带出话题，说我们要提高女性的权益。”作为女性，吕京花也承认，30多年前的她完全没有意识要为女权发声。</text:p>
      <text:p text:style-name="P4">
<text:span text:style-name="T4">
“六四”后政治改革告终 女性成政治花瓶</text:span>
</text:p>
      <text:p text:style-name="P4">
王超华也表示，当年她参与北京高校学生对话代表团，当学生准备和政府对话的议题时，女权诉求从未被列入议程当中。然而实际上，她认为八九学运期间的女性社会地位，反而比文革时期倒退，原因是当中共走出文革、走进经济改革以后，包括男女平等等很多社会议题，都被放弃。</text:p>
      <text:p text:style-name="P4">
毛泽东曾提倡“妇女能顶半边天”，鼓励女性走出家庭、投身公共领域。然而王超华认为，随着“六四”后政治改革告终，中国女性的社会地位也愈来愈低─社会传统愈来愈要求女性要规顺乖巧；在政治体制内，女性沦为花瓶，更成为权贵斗争中的牺牲品：“近二、三十年的经济改革，官僚基本上就是权贵，同时有权和钱。打黑打贪的时候，常常就会揪出来，谁谁谁有多少情妇，女性变为政治斗争当中，提供性服务的角色。不光是官场，包括大公司里，都变成一个理所当然、被公开接受的情况。所以这是一个对女性非常不友好的社会现实。”</text:p>
      <text:p text:style-name="P4">
王超华认为，不少受过高等教育的职业女性，都站出来参与“白纸运动”，对她们非常敬佩。 （王超华提供）  <text:a xlink:type="simple" xlink:href="https://www.rfa.org/mandarin/yataibaodao/zhengzhi/al-06022023095528.html/m0602al-5.jpeg" text:style-name="Internet_20_link" text:visited-style-name="Visited_20_Internet_20_Link">
</text:a>
</text:p>
      <text:p text:style-name="P4">
联合国消除对妇女歧视委员会日前发布的最新报告，指出中共二十大7名政治局常委中没有女性，而24名政治局委员中，也20年来首次没有女性。而十四届中国全国人大中，女性比例不到27%。委员会对中国最高领导层缺少女性感到担忧，敦促中国政府增加决策层以及政府部门的女性人数。委员会也对中国女性人权捍卫者被恐吓和骚扰的报道表达关切。</text:p>
      <text:p text:style-name="P4">
吕京花认为，正是中国目前的体制，才会出现像“铁链女”这样的悲剧。然而习近平的太太彭丽媛，虽然顶着联合国教科文组织“妇女、儿童特使”的头衔，却对“铁链女”的情况不发一言：“彭丽媛对中国妇女作出过什么贡献啊？她不就是一个歌唱演员吗？她有走到基层吗？她了解中国妇女的痛苦吗？如果你要真了解，你真的代表中国女性的话，去年三月就曝光了一个‘铁链女’。彭丽媛还代表中国妇女，在国际妇女代表大会发言，我觉得简直是违背妇女代表的职衔，是不能接受的。”</text:p>
      <text:p text:style-name="P4">
<text:span text:style-name="T4">
从沉默到爆发 从“白纸运动”走出来的中国女性</text:span>
</text:p>
      <text:p text:style-name="P4">
吕京花表示，她在海外中国人权机构任职时，不少中国基层妇女不堪重压，相继冒险致电给她，越洋曝光地方拆迁、劳动教养等社会不公问题，可见中国女性当中，已积累了一定程度对体制的不满。</text:p>
      <text:p text:style-name="P4">
王超华认为，中国社会长久的压迫，使得不少受过高等教育的职业女性，都站出来参与“白纸运动”，对她们表示非常敬佩：“白纸运动，我们看到站在前边的，绝大部分都是女生。包括被拘捕的，基本也都是女生，真是非常引人注目的一个社会变迁。可以看到女权主义的意识正在进入新一代，受过教育的女性产生了自觉意识。”</text:p>
      <text:p text:style-name="P4">
王超华认为，不少受过高等教育的职业女性，都站出来参与“白纸运动”，对她们非常敬佩。 （王超华提供）  <text:a xlink:type="simple" xlink:href="https://www.rfa.org/mandarin/yataibaodao/zhengzhi/al-06022023095528.html/m0602al-4.jpeg" text:style-name="Internet_20_link" text:visited-style-name="Visited_20_Internet_20_Link">
</text:a>
</text:p>
      <text:p text:style-name="P4">
曹芷馨、李元婧、翟登蕊、李思琪，四位在北京亮马桥参与“白纸运动”后被捕的年轻女生，成为了中国新一代女权运动的代表。而愈来愈多中国女性，也在海内外以不同形式发出反抗声音。</text:p>
      <text:p text:style-name="P4">
像雀氏一样，除了纪念“六四”的活动以外，她也努力举办和女性议题相关的活动：“通过让大家认识女性主义，说不定她们会慢慢觉醒一些公民意识，然后就会慢慢去批判整个政治体系。所以反而通过女性主义的一些理论去切入的话，其实对大陆内的影响可能会更大一点。包括你看到在大陆内，其实女权运动就一直没停过。”</text:p>
      <text:p text:style-name="P4">
新一代的中国女性，正接过天安门广场上的话筒，在全球各地大声为她们的女性同胞发声。</text:p>
      <text:p text:style-name="P4">
（由于安全原则，本文中的雀氏为化名。她的声音经过技术处理）</text:p>
      <text:p text:style-name="P4">
记者：吕熙（伦敦） 责编：嘉远 网编：何足</text:p>
      <text:p text:style-name="Horizontal_20_Line"/>
      <text:p text:style-name="P4">
Source: <text:a xlink:type="simple" xlink:href="https://www.rfa.org/mandarin/yataibaodao/zhengzhi/al-06022023095528.html" text:style-name="Internet_20_link" text:visited-style-name="Visited_20_Internet_20_Link">
https://www.rfa.org/mandarin/yataibaodao/zhengzhi/al-06022023095528.html</text:a>
</text:p>
      <!--NEWS-->
      <text:h text:style-name="P10" text:outline-level="1">
<text:span text:style-name="T4">
指控小报窃听电话 哈里将成为百余年来首位上庭作证王室成员</text:span>
</text:h>
      <text:p text:style-name="P4">
Author: 联合早报 (Person)</text:p>
      <text:p text:style-name="P4">
Publisher: 联合早报 (Organization)</text:p>
      <text:p text:style-name="P4">
Published Time: 2023-06-02T16:20</text:p>
      <text:p text:style-name="P4">
Modified Time: 2023-06-02T17:41</text:p>
      <text:p text:style-name="P4">
Description: 为了指控镜报报业集团（Mirror Group Newspapers，简称MGN）非法窃听电话，英国哈里王子将在下周与其他知名人士共同出席作证，这一举措使他成为130年来首位出庭作...</text:p>
      <text:p text:style-name="P4">
Videos: []</text:p>
      <text:p text:style-name="P4">
Audios: []</text:p>
      <text:p text:style-name="P4">
Images: []</text:p>
      <text:p text:style-name="P4">
Type: NewsArticle</text:p>
      <text:p text:style-name="P4">
Breadcrumbs: ['即时', '国际']</text:p>
      <text:p text:style-name="P4">
Keywords: ['英国', '哈里王子']</text:p>
      <!--METADATA-->
      <text:p text:style-name="P4">
为了指控镜报报业集团（Mirror GroupNewspapers，简称MGN）非法窃听电话，英国哈里王子将在下周与其他知名人士共同出席作证，这一举措使他成为130年来首位出庭作证的英国高级王室成员。</text:p>
      <text:p text:style-name="P4">
路透社星期五（6月2日）报道，被窃听的对象包括演员、体育明星、名人以及与高知名人士有关系的人，人数多达100多人。控方指出，MGN旗下的记者、MGN委托的私人侦探对上述个体进行了“工业规模”的电话窃听，还通过诈骗手段获取他们的私人信息，并通过其他非法行为挖掘更多的信息。</text:p>
      <text:p text:style-name="P4">
控方律师谢伯恩（David Sherborne）说，MGN的高级编辑和管理人员都知道，并也批准了这些窃听行为。</text:p>
      <text:p text:style-name="P4">
MGN则否认这些指控，不承认高层人士事先知晓并允许这些不法行为，辩称部分诉讼提出的时间有点“太晚了”。</text:p>
      <text:p text:style-name="P4">
不过，MGN在审判开始前的法庭文件中对哈里表示了歉意，承认旗下的《星期天人民报》（SundayPeople）曾非法搜集哈里的信息，指他有权针对此事获得赔偿，但拒绝了哈里其他相关的指控。</text:p>
      <text:p text:style-name="P4">
分析认为，哈里作为王位的第五顺位继承人，他的出庭将使这起窃听案备受关注。</text:p>
      <text:p text:style-name="P4">
哈里说，为保护或提高自身声誉，他的家人和他们的助手都是泄露负面消息的同谋。白金汉宫则未对这一说法置评。</text:p>
      <text:p text:style-name="P4">
今年3月，哈里曾和歌手艾尔顿强（Elton John）等数名英国高知名度人士，指控联合报业公司（AssociatedNewspapers）旗下媒体非法窃取信息等行为，在伦敦高等法院出席听证会。</text:p>
      <text:p text:style-name="P4">
Source: <text:a xlink:type="simple" xlink:href="https://www.zaobao.com.sg/realtime/world/story20230602-1400609" text:style-name="Internet_20_link" text:visited-style-name="Visited_20_Internet_20_Link">
https://www.zaobao.com.sg/realtime/world/story20230602-1400609</text:a>
</text:p>
      <!--NEWS-->
      <text:h text:style-name="P10" text:outline-level="1">
<text:span text:style-name="T4">
美研究证实一暗淡星系是宇宙早期典型星系</text:span>
</text:h>
      <text:p text:style-name="P4">
Author: 联合早报 (Person)</text:p>
      <text:p text:style-name="P4">
Publisher: 联合早报 (Organization)</text:p>
      <text:p text:style-name="P4">
Published Time: 2023-06-02T16:27</text:p>
      <text:p text:style-name="P4">
Modified Time: 2023-06-02T16:27</text:p>
      <text:p text:style-name="P4">
Description: 美国一项新研究证实，一个异常暗淡的遥远星系是宇宙中第一批星系的典型代表，正是这类星系的光芒“撕裂”氢原子的迷雾，结束了宇宙幼年的“黑暗时代”。新发现有助于深入理解对宇宙演化至关重要...</text:p>
      <text:p text:style-name="P4">
Videos: []</text:p>
      <text:p text:style-name="P4">
Audios: []</text:p>
      <text:p text:style-name="P4">
Images: []</text:p>
      <text:p text:style-name="P4">
Type: NewsArticle</text:p>
      <text:p text:style-name="P4">
Breadcrumbs: ['即时', '国际']</text:p>
      <text:p text:style-name="P4">
Keywords: ['太空']</text:p>
      <!--METADATA-->
      <text:p text:style-name="P4">
美国一项新研究证实，一个异常暗淡的遥远星系是宇宙中第一批星系的典型代表，正是这类星系的光芒“撕裂”氢原子的迷雾，结束了宇宙幼年的“黑暗时代”。</text:p>
      <text:p text:style-name="P4">
新发现有助于深入理解对宇宙演化至关重要的再电离（Reionization）过程。</text:p>
      <text:p text:style-name="P4">
新华社星期五（6月2日）报道，美国加利福尼亚大学洛杉矶分校日前发声明称，该校研究员与国际同行合作，利用詹姆斯·韦布空间望远镜详细研究了这个编号为“JD1”星系的光谱，并推算了它的准确年龄、结构特征和重元素丰度等。</text:p>
      <text:p text:style-name="P4">
JD1于2012年首次被发现，位于一个巨大星系团后方，星系团的引力透镜作用将其亮度放大了13倍，使人们得以发现它。</text:p>
      <text:p text:style-name="P4">
这篇发表在英国《自然》杂志的新研究显示，JD1星系的形态复杂，体积和质量都比银河系小得多，其光芒呈现的是宇宙年龄仅4.8亿年时的情景。从实际亮度来看，它正是结束宇宙幼年“黑暗时代”的典型星系。</text:p>
      <text:p text:style-name="P4">
研究员指出，受限于观测技术，此前人们发现的最遥远星系大多比较明亮，且数量稀少，在早期星系中不具备代表性。理论认为，对宇宙再电离作出主要贡献的应该是众多低亮度星系，但它们被中性氢原子包裹，难以观测。</text:p>
      <text:p text:style-name="P4">
宇宙大爆炸之后，随着宇宙膨胀、冷却，质子与电子结合成中性氢，此时第一批恒星和星系尚未诞生，宇宙进入没有光芒的“黑暗时代”。几亿年后，第一批恒星和星系发出的高能紫外线使氢原子发生电离，开启“再电离时代”，宇宙变得越来越透明。</text:p>
      <text:p text:style-name="P4">
Source: <text:a xlink:type="simple" xlink:href="https://www.zaobao.com.sg/realtime/world/story20230602-1400611" text:style-name="Internet_20_link" text:visited-style-name="Visited_20_Internet_20_Link">
https://www.zaobao.com.sg/realtime/world/story20230602-1400611</text:a>
</text:p>
      <!--NEWS-->
      <text:h text:style-name="P10" text:outline-level="1">
<text:span text:style-name="T4">
王丹身陷性骚扰指控  “李元钧”首次接受采访</text:span>
</text:h>
      <text:p text:style-name="P4">
Author: None</text:p>
      <text:p text:style-name="P4">
Publisher: Radio Free Asia (Organization)</text:p>
      <text:p text:style-name="P4">
Published Time: 2023-06-02T16:28:00-04:00</text:p>
      <text:p text:style-name="P4">
Modified Time: 2023-06-02T17:39:34-04:00</text:p>
      <text:p text:style-name="P4">
Description: None</text:p>
      <text:p text:style-name="P4">
Videos: []</text:p>
      <text:p text:style-name="P4">
Audios: ["<text:a xlink:type="simple" xlink:href="https://www.rfa.org/mandarin/yataibaodao/zhengzhi/wy-0602202312384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03" text:anchor-type="as-char" svg:width="6.9236in" svg:height="4.969358in" draw:z-index="0">
<draw:image xlink:href="../Images/rfamandarin/2023-06-02T16-28-00-04-00/000000.png" xlink:type="simple" xlink:show="embed" xlink:actuate="onLoad" draw:mime-type="image/png"/>
</draw:frame>
八九民运领袖王丹（左）2023年6月2日在纽约主持六四纪念馆开幕式 <text:a xlink:type="simple" xlink:href="https://www.rfa.org/mandarin/yataibaodao/zhengzhi/wy-06022023123844.html/@@images/image" text:style-name="Internet_20_link" text:visited-style-name="Visited_20_Internet_20_Link">
</text:a>
记者唐缘媛摄影  <text:a xlink:type="simple" xlink:href="https://www.rfa.org/mandarin/yataibaodao/zhengzhi/wy-06022023123844.html/@@stream" text:style-name="Internet_20_link" text:visited-style-name="Visited_20_Internet_20_Link">
Audio-1-Link：https://www.rfa.org/mandarin/yataibaodao/zhengzhi/wy-06022023123844.html/@@stream</text:a>
</text:p>
      <text:p text:style-name="P4">
6月2日是纽约六四纪念馆正式开幕的日子。正在纽约主持开幕式的八九民运领袖王丹却忽然被台湾男子"李元钧"在社交媒体脸书上指控遭到了对方的性骚扰。本台在第一时间采访到了王丹和"李元钧"双方的说法。</text:p>
      <text:p text:style-name="P4">
<text:a xlink:type="simple" xlink:href="https://www.rfa.org/mandarin/yataibaodao/renquanfazhi/tj-06022023141911.html" text:style-name="Internet_20_link" text:visited-style-name="Visited_20_Internet_20_Link">
 <text:span text:style-name="T4">
纽约六四纪念馆开幕 六四领袖重申追求自由中国决心</text:span>
 </text:a>
</text:p>
      <text:p text:style-name="P4">
6月2日早上纽约时间9点40分，离纽约六四纪念馆正式开幕的时间还有20分钟。本台记者在纪念馆现场问到王丹对性骚扰指控的回应，他说，“一句话，完全没有的事情，既然是完全没有的事情，我也没办法做任何回应，对不对？”</text:p>
      <text:p text:style-name="P4">
王丹的声音背景里是纪念馆现场人群嘈杂的声音。</text:p>
      <text:p text:style-name="P4">
<text:span text:style-name="T4">
突然而至的指控</text:span>
</text:p>
      <text:p text:style-name="P4">
这一指控是北京时间6月2日下午4点左右出现在脸书上的。账号名为“李元钧”的男子在脸书上贴出一张配图，背景上是悼念1989年六四大屠杀的烛光晚会的模糊景象，中间是四个醒目的白色中文大字“请你道歉”。</text:p>
      <text:p text:style-name="P4">
在贴文中，“李元钧”详述了9年前的2014年6月6日，王丹在纽约法拉盛一家饭店的房间里强吻他，并强暴未遂的过程。</text:p>
      <text:p text:style-name="P4">
接着，“李元钧”又讲述了其它一些细节。</text:p>
      <text:p text:style-name="P4">
“李元钧”在贴文中还说，王丹此后几天一直在语言上骚扰他，“接下来的一周，我却持续面临他时不时的言语挑逗、性骚扰笑话，以及持续明示暗示我，希望我跟他一起睡。”</text:p>
      <text:p text:style-name="P4">
“李元钧”还告诉本台那次美国之行的一些背景，“2014年6月的时候，我刚认识王丹没多久，他便邀请我到美国去，那个时候我才不到20岁。对我来说，王丹是一个名人，我当时对他非常憧憬，能被他邀请到美国，当然是我的荣幸。”但“李元钧”并没有解释当时王丹邀请他的原因。</text:p>
      <text:p text:style-name="P4">
<text:span text:style-name="T4">
谢姓助理是谁？</text:span>
</text:p>
      <text:p text:style-name="P4">
“李元钧”说，当时王丹身边还有一个谢姓助理，对他的性骚扰是在谢姓助理离开的情况下发生的。事发后，“李元钧”把情况告诉这位助理，但助理并没有提供任何帮助，只是说，王丹是在跟他开玩笑，是在闹他。</text:p>
      <text:p text:style-name="P4">
“李元钧”在稍后的一个脸书贴文中公布了当时他和谢姓助理短信的截图。但这位谢姓助理是谁，“李元钧”并没有公布，本台尚无法查证。</text:p>
      <text:p text:style-name="P4">
“李元钧”在这次旅行后回到台湾。他在贴文中说，他在美国时人生地不熟，也不知道报警，不知道该怎么办，所以一直忍耐。但这件事是他此生最害怕的时光之一，他曾经把自己关在出租屋内好几天，哭泣并恐惧，试图忘记这次美国之行。</text:p>
      <text:p text:style-name="P4">
“李元钧”坦诚自己是同性恋的身份，并表示他曾将美国之行发生的事情，告诉共事过的台北市议员林亮君和当时还在任的台北市议员邱威杰（呱吉）。</text:p>
      <text:p text:style-name="P4">
<text:span text:style-name="T4">
一个"不惊讶" 一个"不意外"</text:span>
</text:p>
      <text:p text:style-name="P4">
“李元钧”在贴文里强调，此后每到6月4日前后，王丹出面发言的日子，他就感到恶心和不安，“我害怕这个人、我害怕听到他的声音、我害怕看到他的样子。”</text:p>
      <text:p text:style-name="P4">
对于在今年六四前公开此事，“李元钧”告诉本台，他并不是趁这个日子，而是因为最近在台湾有不少政治工作者提出了他们在职场上遭到的性骚扰指控，“这些事情对我影响很大，对我来说，也给了我很多鼓励；我觉得刚好在这个时间点，如果我现在不说的话，我不知道还有什么时候能有勇气把这段话说出来。”</text:p>
      <text:p text:style-name="P4">
据台湾中央社报道，影集《人选之人－造浪者》编剧之一的简莉颖也在6月2日当天在脸书发表长文，指控大学时期曾遭中国流亡诗人贝岭性骚扰。但贝岭对外界回应称，这完全是一个杜撰。</text:p>
      <text:p text:style-name="P4">
对于“李元钧”在六四前公开此事，王丹告诉本台，“我就让外界去判断，我也不想说什么。我想大家都很清楚，我也没必要说什么。”</text:p>
      <text:p text:style-name="P4">
王丹在美国东部时间6月2日早上听闻这一指控后，很快在脸书发帖回应说，他对此有点无奈，但也并不惊讶，这位作者所提的性骚扰一事完全不存在。他同时也表示自己很忙，而他的政治活动不会受到任何影响。他在推特上回应他人询问时也做出了类似的表述。</text:p>
      <text:p text:style-name="P4">
“李元钧”随即在脸书上发帖说，他对王丹这样的回应不意外，但令人失望。他质问说，“就事论事、坦诚错误，一句对不起就这么困难吗？”</text:p>
      <text:p text:style-name="P4">
“李元钧”告诉本台，除了已经公布的与谢助理的短信记录外，他手里还有一些证据，“我还有其他一些在美国留下来的照片和录音，但我还是希望老师可以，希望王丹可以好好面对自己的过错，不要等到我把这些资讯公开出来后，再来说更多的谎，来圆更多的这个其实不该说的谎。”</text:p>
      <text:p text:style-name="P4">
本台记者注意到，到截稿时为止，王丹已经删除了他在推特上有关此事的回应。</text:p>
      <text:p text:style-name="P4">
记者：王允（记者唐缘媛、黄春梅、夏小华对报道有贡献） 责编：梒青 网编：洪伟</text:p>
      <text:p text:style-name="P4">
Source: <text:a xlink:type="simple" xlink:href="https://www.rfa.org/mandarin/yataibaodao/zhengzhi/wy-06022023123844.html" text:style-name="Internet_20_link" text:visited-style-name="Visited_20_Internet_20_Link">
https://www.rfa.org/mandarin/yataibaodao/zhengzhi/wy-06022023123844.html</text:a>
</text:p>
      <!--NEWS-->
      <text:h text:style-name="P10" text:outline-level="1">
<text:span text:style-name="T4">
专栏 | 西藏纵览：人权专家关注西藏自治区强迫劳动; 旅美藏人致力文化传承</text:span>
</text:h>
      <text:p text:style-name="P4">
Author: None</text:p>
      <text:p text:style-name="P4">
Publisher: Radio Free Asia (Organization)</text:p>
      <text:p text:style-name="P4">
Published Time: 2023-06-02T16:37:43-04:00</text:p>
      <text:p text:style-name="P4">
Modified Time: 2023-06-02T16:37:43-04:00</text:p>
      <text:p text:style-name="P4">
Description: None</text:p>
      <text:p text:style-name="P4">
Videos: []</text:p>
      <text:p text:style-name="P4">
Audios: ["<text:a xlink:type="simple" xlink:href="https://www.rfa.org/mandarin/zhuanlan/xizangzonglan/tibet-0602202315482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05" text:anchor-type="as-char" svg:width="6.9236in" svg:height="4.612011in" draw:z-index="0">
<draw:image xlink:href="../Images/rfamandarin/2023-06-02T16-37-43-04-00/000000.png" xlink:type="simple" xlink:show="embed" xlink:actuate="onLoad" draw:mime-type="image/png"/>
</draw:frame>
穿着藏族传统服饰的学童，在藏语学校学习藏族的传统舞蹈。 <text:a xlink:type="simple" xlink:href="https://www.rfa.org/mandarin/zhuanlan/xizangzonglan/tibet-06022023154826.html/@@images/image" text:style-name="Internet_20_link" text:visited-style-name="Visited_20_Internet_20_Link">
</text:a>
首都地区藏族协会官网截图  <text:a xlink:type="simple" xlink:href="https://www.rfa.org/mandarin/zhuanlan/xizangzonglan/tibet-06022023154826.html/@@stream" text:style-name="Internet_20_link" text:visited-style-name="Visited_20_Internet_20_Link">
Audio-1-Link：https://www.rfa.org/mandarin/zhuanlan/xizangzonglan/tibet-06022023154826.html/@@stream</text:a>
</text:p>
      <text:p text:style-name="P4">
听众朋友大家好，我是陈爱祯，西藏纵览邀请您与我一同纵览西藏。近期联合国人权专家对西藏自治区强制性职业培训计划和强迫劳动表示关注，这种情况类似于新疆维吾尔人的状况。据联合国专家称，自2015年以来，数十万藏人已从传统的农村生活“转移”到低技能和低收入的工作岗位。而居住在美国的藏人正在为西藏语言、文化和宗教的传承努力，他们并表示，“一旦你失去了语言，就很容易失去你的文化”。本期节目中，我们就一起来一探究竟，相关人士的谈话由安克录音。</text:p>
      <text:p text:style-name="P4">
一名联合国人权专家表示担心，关于中国西藏自治区强制性职业培训计划和劳动力转移的指控可能会影响藏人的人权，类似于新疆维吾尔人的情况。</text:p>
      <text:p text:style-name="P4">
联合国当代形式奴隶制问题特别报告员小保方智也（Tomoya Obokata）和其他联合国专家表示，这些项目被用来破坏西藏的宗教、语言和文化认同，以及对西藏人进行监督和政治灌输。</text:p>
      <text:p text:style-name="P4">
在联合国人权事务高级专员办事处 4 月 27 日发布的一份新闻稿中，小保方智也和其他人警告说，这些项目可能会导致强迫劳动。</text:p>
      <text:p text:style-name="P4">
小保方智也说，他正在等待中国政府回应的翻译，中国政府此前曾表示，参加职业培训项目是自愿的。国际人权法教授小保方智也4 月 28 日告诉自由亚洲电台，</text:p>
      <text:p text:style-name="P4">
“但在实践中，根据我们从各种渠道获得的信息，很多时候西藏人别无选择，所以他们只能接受。我并不是说所有情况都是非自愿的，因为在这方面没有明确的证据。......但与新疆情况类似，可能存在某些强迫劳动的迹象，因此这就是为什么我们要求中国政府在现阶段提供澄清和答复。”</text:p>
      <text:p text:style-name="P4">
2017年，中国当局开始在新疆的“再教育”营任意拘留维吾尔人后，一些维吾尔人遭到强迫劳动和其他权利侵犯。中国政府表示，这些营地是职业培训中心，旨在防止动荡地区的宗教极端主义和恐怖主义。</text:p>
      <text:p text:style-name="P4">
在 2022 年 8 月发布的一份长达 20页的报告中，小保方智也说，新疆的维吾尔族、哈萨克族和其他少数民族在两个国家规定的系统下被用作农业和制造业等部门的强迫劳动，少数民族被拘留并强迫接受工作安置或成为多余的劳动农民。</text:p>
      <text:p text:style-name="P4">
报告称，邻近的西藏也采取了类似措施，广泛的劳动力转移计划已将西藏农民、牧民和其他农村工人转移到低技能和低收入的工作岗位。</text:p>
      <text:p text:style-name="P4">
中国政府限制藏人作为佛教徒的政治活动与和平表达文化与宗教身份。</text:p>
      <text:p text:style-name="P4">
藏人经常抱怨中国当局的歧视和侵犯人权行为，以及他们所说的旨在消除他们的民族和文化认同的政策。</text:p>
      <text:p text:style-name="P4">
联合国专家在新闻稿中说：“西藏人正在从他们传统上具有比较优势的可持续生计，如羊毛和奶制品生产，转向制造业和建筑业的低薪、低技能工作。” .</text:p>
      <text:p text:style-name="P4">
他们接着指出，藏人直接从培训中心转移到新的工作场所，但不清楚他们是否同意这些工作。不过专家表示，由于缺乏监督，无法确定工作条件是否构成强迫劳动。</text:p>
      <text:p text:style-name="P4">
小保方智也和其他人担心，职业培训计划“旨在促进非多元、单一种族和单一民族国家的发展，这违反了国际人权法禁止种族歧视的规定。”</text:p>
      <text:p text:style-name="P4">
他们呼吁中国提供详细信息，说明为藏人选择退出职业培训和劳动力转移计划而采取的措施，监督藏人在新工作地点的工作条件，并确保尊重藏人的宗教、语言和文化特征。</text:p>
      <text:p text:style-name="P4">
联合国专家还向中国政府提交了一封信，表达了对新疆主要是穆斯林维吾尔少数民族的担忧。</text:p>
      <text:p text:style-name="P4">
小保方智也说：“我们在治疗方面看到了类似的模式，所以这就是为什么我们此时要表达对藏人的担忧。”</text:p>
      <text:p text:style-name="P4">
此外，在美藏人致力文化传承。九岁的丹增根藏嘉瓦（ Tenzing Kunzang Gyanakwa） 走上前去接过话筒，他站在聚集于社区中心的大约 60名学生、老师和家长面前。</text:p>
      <text:p text:style-name="P4">
他用清晰的声音向人群讲述了藏传佛教精神领袖达赖喇嘛在一本儿童读物中“简单而有力”的信息。丹增穿着一件带有金色滚边和流苏的蓝色藏族衬衫，讲述关于“慈悲的种子”，他说，</text:p>
      <text:p text:style-name="P4">
“达赖喇嘛相信，培养慈悲心可以让我们更快乐、更充实，也可以对他人产生积极影响”。</text:p>
      <text:p text:style-name="P4">
丹增周日下午的演讲是每周一次的藏语学校开幕式的一部分，该学校位于华盛顿特区外弗吉尼亚州北部维也纳的一个社区中心，志愿者在那里向 三至 十八岁的儿童教授藏语。</text:p>
      <text:p text:style-name="P4">
这所自筹资金的学校是北美 36 所学校之一，那里居住着大约 36,000 名藏人—是印度以外最大的藏人社区。约有 400 户家庭居住在大华盛顿地区。</text:p>
      <text:p text:style-name="P4">
学校网络的目标很简单，也越来越重要：面对中国政府的试图压制，让藏族语言和文化保持活力。</text:p>
      <text:p text:style-name="P4">
中国强迫西藏自治区和其他藏区的藏族儿童与家人分离并并入中国省份（如四川和青海），再送往以普通话授课的寄宿学校。</text:p>
      <text:p text:style-name="P4">
这只是中国当局试图侵蚀藏人生活方式的众多举措之一。</text:p>
      <text:p text:style-name="P4">
中国当局禁止将十八岁以下的男孩和女孩送到寺院与尼姑庵并关闭宗教学校。</text:p>
      <text:p text:style-name="P4">
他们对藏人实施严密监视，同时限制与海外藏人的联系。他们强迫收集生物识别数据，并将游牧民赶出他们祖传的土地。北京当局甚至干涉下一任达赖喇嘛的挑选。该校校长兼运营该校的“首都地区藏族协会”(CATA) 董事会成员格桑多吉说，</text:p>
      <text:p text:style-name="P4">
“就我们的遗产和藏族身份而言，我们正处于一个非常低的阶段。藏语不仅仅是一种语言，它还是一种我们希望传给下一代的遗产”。</text:p>
      <text:p text:style-name="P4">
在维也纳举行的开幕式上，在与会者齐唱美国和西藏国歌并诵念佛经后，50 多名学生根据年龄分散到三个教室学习两个小时的藏语。</text:p>
      <text:p text:style-name="P4">
在一节课上，二年级学生正在学习和背诵藏语中的颜色词。在另一场比赛中，学龄前儿童在学习身体部位词汇方面的功课做得很好，得到了老师用藏语的表扬。</text:p>
      <text:p text:style-name="P4">
高中学生在开始藏语课之前进行了两分钟的冥想。</text:p>
      <text:p text:style-name="P4">
课程在周日下午 3 点到 5 点举行，然后是一个小时的唱歌或跳舞。老师都是志愿者，学校向每个孩子收取大约每月 20 美元的象征性费用，用于支付中心的租金。</text:p>
      <text:p text:style-name="P4">
这所学校于 1997 年非正式成立，当时一名藏人在 1990 年代后期根据一项计划来到美国，该计划向居住在印度和尼泊尔的藏人提供 1,000份移民签证，这名藏人开始在他的地下室向五六名学生教授藏语。</text:p>
      <text:p text:style-name="P4">
学校遵循总部设在印度达兰萨拉的西藏流亡政府藏人行政中央教育部为在西方长大的藏人儿童设计的课程。课程指导是非政治性的，对中国政府在西藏的政策只字不提。</text:p>
      <text:p text:style-name="P4">
多吉说：“我们正在努力保存佛教教义，几千年前，我们的祖先费尽千辛万苦去印度把它带回给藏人。如果随着时间的推移我们失去了这种语言，我们将失去所有这些年来一直保存下来的教义。”</text:p>
      <text:p text:style-name="P4">
多吉估计，有 350 至 400 个西藏家庭居住在大华府地区，其中包括哥伦比亚特区以及马里兰州和弗吉尼亚州北部的部分地区，他们的成年人是 1990年代后期移民涌入的一部分。</text:p>
      <text:p text:style-name="P4">
但这些家庭也担心他们的孩子会融入美国文化，以至于忘记他们的文化身份和传统。</text:p>
      <text:p text:style-name="P4">
另一位首都地区藏族协会董事会成员，也是丹增根藏嘉瓦的爸爸丹增诺布说：“所有藏族家庭的恐惧和担忧之一是，我们担心下一代将无法遵循藏族文化和传统，尤其是现在他们更多地融入美国的生活方式和文化”。</text:p>
      <text:p text:style-name="P4">
在该校任教超过 15 年的次仁拉莫（ Tsering Lhamo ）对此表示赞同，他说 <text:span text:style-name="T4">
，</text:span>
</text:p>
      <text:p text:style-name="P4">
“一旦你失去了语言，就很容易失去你的文化”。</text:p>
      <text:p text:style-name="P4">
3 月中旬，该校的两名教师与来自类似学校的大约 80 名其他教育工作者一起在加利福尼亚州举办了为期三天的研讨会，学习如何将社交、情感和道德学习(SEE)纳入他们的教育计划。</text:p>
      <text:p text:style-name="P4">
社交、情感和道德学习（SEE）的框架内容主要来源于达赖喇嘛关于世俗伦理的著作——《超越宗教：整个世界的伦理学》和《新千年的伦理学》。</text:p>
      <text:p text:style-name="P4">
“首都地区藏族协会”藏语学校的两位老师，随后在维也纳为该校的老师和学生家长举办了研讨会。多吉谈到西藏学校的教学时说，</text:p>
      <text:p text:style-name="P4">
“这不仅限于语言。 我们也在努力向孩子们灌输这些价值观，这样当他们走出去，他们就会成为一个真正负责任的公民，富有同情心和同理心，让世界变得更美好。”</text:p>
      <text:p text:style-name="P4">
学校希望将藏语纳入费尔法克斯县公立学校系统的世界语言学分考试，该考试评估外语阅读和写作能力。</text:p>
      <text:p text:style-name="P4">
七年级到十二年级的学生最多可以获得三个课程学分，以满足高级研究文凭的世界语言要求。该考试也是授予弗吉尼亚教育厅双语印章的认可评估。</text:p>
      <text:p text:style-name="P4">
但多吉指出，首先学校必须增加学生入学人数才能被考虑参与该计划。</text:p>
      <text:p text:style-name="P4">
撰稿、主持、制作：陈爱祯</text:p>
      <text:p text:style-name="P4">
Source: <text:a xlink:type="simple" xlink:href="https://www.rfa.org/mandarin/zhuanlan/xizangzonglan/tibet-06022023154826.html" text:style-name="Internet_20_link" text:visited-style-name="Visited_20_Internet_20_Link">
https://www.rfa.org/mandarin/zhuanlan/xizangzonglan/tibet-06022023154826.html</text:a>
</text:p>
      <!--NEWS-->
      <text:h text:style-name="P10" text:outline-level="1">
<text:span text:style-name="T4">
专栏 | 解读新疆：维吾尔人向联合国寻求援助被监禁家人；人权组织批评中亚峰会无视新疆人权危机</text:span>
</text:h>
      <text:p text:style-name="P4">
Author: None</text:p>
      <text:p text:style-name="P4">
Publisher: Radio Free Asia (Organization)</text:p>
      <text:p text:style-name="P4">
Published Time: 2023-06-02T16:38:24-04:00</text:p>
      <text:p text:style-name="P4">
Modified Time: 2023-06-02T16:38:24-04:00</text:p>
      <text:p text:style-name="P4">
Description: None</text:p>
      <text:p text:style-name="P4">
Videos: []</text:p>
      <text:p text:style-name="P4">
Audios: ["<text:a xlink:type="simple" xlink:href="https://www.rfa.org/mandarin/zhuanlan/jieduxinjiang/xinjiang-0602202315475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07" text:anchor-type="as-char" svg:width="6.9236in" svg:height="4.57851in" draw:z-index="0">
<draw:image xlink:href="../Images/rfamandarin/2023-06-02T16-38-24-04-00/000000.png" xlink:type="simple" xlink:show="embed" xlink:actuate="onLoad" draw:mime-type="image/png"/>
</draw:frame>
 图马利斯.牙里坤手持父亲的照片，呼吁中国当局释放他。<text:a xlink:type="simple" xlink:href="https://www.rfa.org/mandarin/zhuanlan/jieduxinjiang/xinjiang-06022023154759.html/@@images/image" text:style-name="Internet_20_link" text:visited-style-name="Visited_20_Internet_20_Link">
 </text:a>
Tumaris Yalqun  <text:a xlink:type="simple" xlink:href="https://www.rfa.org/mandarin/zhuanlan/jieduxinjiang/xinjiang-06022023154759.html/@@stream" text:style-name="Internet_20_link" text:visited-style-name="Visited_20_Internet_20_Link">
Audio-1-Link：https://www.rfa.org/mandarin/zhuanlan/jieduxinjiang/xinjiang-06022023154759.html/@@stream</text:a>
</text:p>
      <text:p text:style-name="P4">
听众朋友大家好，我是陈爱祯，欢迎您与我一起解读新疆。在过去的一年里，为被关押在中国的亲人寻求正义的维吾尔人，向一个鲜为人知的联合国机构寻求帮助；联合国任意拘留问题工作组对总共八名维吾尔族被拘留者作出了三项裁决。在每一个案件中，它都对中国政府作出裁决，称北京当局通过监禁方式侵犯了他们的人权。裁决虽然不具有法律约束力，但提供了外交官在进行交涉时可以向中国政府提交的文件。此外，在中亚峰会上，北京与五个国家达成贸易和投资协议，但人权组织称，中国对维吾尔人的镇压被忽视了。本期节目中，我们就一起来进一步了解情况，相关人士的谈话由安克录音。</text:p>
      <text:p text:style-name="P4">
来自新疆的图马利斯.牙里坤说，“每个案例都是一个单独的故事，但更多地证明了中国政府试图将维吾尔人作为一个整体抹去”。图马利斯成功地向该组织请愿，要求对她父亲、作家兼教科书编辑牙里坤·肉孜作出裁决。</text:p>
      <text:p text:style-name="P4">
今年 3 月，这个由联合国人权事务高级专员任命的五人所组成的工作组要求中国当局立即释放企业家艾克拜尔·艾塞提（ Ekpar Asat）、医生古丽仙·阿巴斯（Gulshan Abbas） 和新闻工作者库尔班.马木提（ Qurban Mamut）。三人在美国都有家人，马木提是一名自由亚洲电台员工的父亲。</text:p>
      <text:p text:style-name="P4">
2022年，除牙里坤·肉孜外，工作组还裁定中国政府对喀什一家四口的拘留是任意的。</text:p>
      <text:p text:style-name="P4">
工作组的决定不具有法律约束力。但对于向该组织请愿裁决的海外家庭成员来说，它们代表了中国侵犯其亲人权利的重要官方确认。</text:p>
      <text:p text:style-name="P4">
他们还可以提供有用的第三方文件，供外国外交官在与中国交涉时引用。艾克拜尔·艾塞提的姐姐、国际法律师热伊汗·艾塞提(Rayhan Asat) 说，</text:p>
      <text:p text:style-name="P4">
“工作组的报告是他们对中国暴行的承认，这是向前迈出的一大步”。</text:p>
      <text:p text:style-name="P4">
自由亚洲电台打给中国驻纽约和日内瓦联合国代表团的电话无人接听。</text:p>
      <text:p text:style-name="P4">
意见书指出，中国政府没有回复工作组关于艾塞提、阿巴斯、马木提和喀什阿卜杜拉希德家族的询问，并补充说，中国当局未能做出回应是造成不利决定的主要原因。</text:p>
      <text:p text:style-name="P4">
意见书并称，中国政府告诉工作组，它在审理牙里坤·肉孜的案件时严格遵守法律，但没有解决其他问题。</text:p>
      <text:p text:style-name="P4">
中国政府没有公开任何有关被拘留者的司法文件，但中国官员通过零星交流证实，除了一名被拘留者外，其他所有人都被判处长期徒刑。</text:p>
      <text:p text:style-name="P4">
中国政府在答复中告诉工作组，牙里坤·肉孜以“分裂国家、破坏国家统一罪”被判处无期徒刑。</text:p>
      <text:p text:style-name="P4">
中国驻伊斯坦布尔领事馆官员告诉土耳其居民努尔西曼·阿卜杜拉希德，她的父亲阿卜杜拉希德·土赫提因“扰乱社会秩序、准备进行恐怖活动”罪被判处近17年徒刑，她的母亲塔吉古丽·卡迪尔,因“准备进行恐怖活动”被判处13 年徒刑。</text:p>
      <text:p text:style-name="P4">
阿卜杜拉希德后来得知她的弟弟穆罕默德·阿里被判处 15 年徒刑，但她一直没有听说过她的另一个弟弟艾买提江的消息。</text:p>
      <text:p text:style-name="P4">
古丽仙·阿巴斯的女儿孜巴·木拉提 (Ziba Murat) 援引“一位接触敏感信息的知情人士的话”称，2019 年，阿巴斯因恐怖主义罪名被判处 20年徒刑，。</text:p>
      <text:p text:style-name="P4">
中国驻华盛顿大使馆在 2020 年致参议员克里斯·库恩斯 (Chris Coons) 办公室的一封电子邮件中称，艾克拜尔·艾塞提被判处 15年徒刑。他被定罪的罪名尚不清楚。据自由亚洲电台去年采访的新疆官员称，库尔班.马木提因“政治罪”被判处 15 年徒刑。</text:p>
      <text:p text:style-name="P4">
这些裁决反映了一些家庭成员的担忧，即被拘留者可能因其与美国的关系而成为目标。</text:p>
      <text:p text:style-name="P4">
马木提的儿子拜克拉木 （Bahram Sintash ）是自由亚洲电台的数字内容制作人，2017 年 2月，在马木提访问美国后不久，拜克拉木与他的父亲失去了联系。</text:p>
      <text:p text:style-name="P4">
艾塞提在参加美国国务院领导力培训项目三周后失踪。阿巴斯最后一次与外界联系是在 2018 年 9月，此前几天，她在美国的妹妹发表了一篇指控维吾尔地区侵犯人权的演讲。服务于自由亚洲电台的拜克拉木说，“像我父亲这样的维吾尔知识分子是中国政府镇压维吾尔人的第一批受害者。我强烈要求中国政府响应联合国工作组的呼吁，无条件释放我父亲，让他和我母亲平安度过余生”。</text:p>
      <text:p text:style-name="P4">
据其网站称，联合国任意拘留问题工作组每年在日内瓦召开 3 次会议，每年发布约 70-90 项裁决。该工作组表示，中国政府尚未批准其在 2015年提出的访问该国的请求。</text:p>
      <text:p text:style-name="P4">
工作组认定，中国当局对八名维吾尔人的拘押分别违反了《世界人权宣言》第二条、第三条、第六条、第七条、第八条、第九条、第十条、第十一条和第十九条。中国帮助起草了该文件，并于1948 年签署。虽然中国政府继续支持该声明，但它不具有法律约束力。</text:p>
      <text:p text:style-name="P4">
维吾尔活动人士长期以来一直要求联合国谴责中国当局在维吾尔地区的行动，但在中国政府及与其友好国家的反对中减缓了进展。</text:p>
      <text:p text:style-name="P4">
2019年，来自50多个国家的联合国代表联署致人权高专公开信，赞扬中国的人权记录，以及中国在新疆的“去极端化”和“反恐”方法。</text:p>
      <text:p text:style-name="P4">
在中国的压力下，联合国人权事务高级专员办事处直到 2022 年 8月才发布关于新疆的报告，距大规模拘留开始已有五年多了。该评估在前高级专员米歇尔.巴切莱特任期午夜到期前数分钟发表，称中国政府的行为“可能构成国际罪行，特别是危害人类罪。”</text:p>
      <text:p text:style-name="P4">
报告发表一个月后，拥有 47 个成员国的联合国人权理事会以微弱优势拒绝了就该地区侵犯人权行为举行辩论的提议。作为抗议，包括美国在内的 50个联合国大会成员签署了一封支持讨论该报告的公开信。</text:p>
      <text:p text:style-name="P4">
这种功能失调使得联合国的任何裁决——即使是来自一个五人工作组——对于为被拘留者家人寻求正义的维吾尔人来说都具有深远的意义。努尔西曼.·阿卜杜拉希德告诉自由亚洲电台，</text:p>
      <text:p text:style-name="P4">
“我知道我的家人是无辜的，但其他人不知道——他们可能认为我的家人犯下了这些罪行。因此，当一个国际组织发布一份官方报告说中国政府应该释放我的家人时，我感到很高兴。”</text:p>
      <text:p text:style-name="P4">
联合国任意拘留问题工作组网站称，任何家庭或个人都可以向工作组提交有关任意拘留案件的投诉。本篇报道中的维吾尔族家庭自行递交请愿书、聘请律师或与非政府组织合作立案。</text:p>
      <text:p text:style-name="P4">
在获得肯定的判决后，维吾尔族家庭可能很难找到为亲人伸张正义的下一步。</text:p>
      <text:p text:style-name="P4">
阿卜杜拉希德说，“（裁决后）我再次感到迷茫，因为我们不能用这份报告来对付中国政府。 我找不到任何组织或个人可以利用这份文件对中国政府采取一些行动。”</text:p>
      <text:p text:style-name="P4">
然而，种族灭绝预防顾问汉诺·谢德勒 (Hanno Schedler) 表示，联合国的裁决可以为外国外交官在与中国的交涉中引用，提供有用的第三方文件。他说，</text:p>
      <text:p text:style-name="P4">
“它让各国有理由提及一个机构，尽管它并非没有问题，但在确保人权得到保障方面仍然非常重要”。</text:p>
      <text:p text:style-name="P4">
目前由福尔克尔·蒂尔克领导的联合国人权事务高级专员办事处发言人在就任意拘留问题工作组的最新报告向自由亚洲电台发表评论时说，这些调查结果与他们对新疆人权的担忧是一致的。</text:p>
      <text:p text:style-name="P4">
人权高专办发言人杰里米·劳伦斯 (Jeremy Laurence)在一封电子邮件中写道，“我们已敦促中国当局提供有关被拘留者下落和状况的信息，并释放被任意拘留或监禁的人”。</text:p>
      <text:p text:style-name="P4">
古丽仙的妹妹、维吾尔人运动执行主任茹仙·阿巴斯说，她希望联合国最近对维吾尔地区的关注，能够促使该机构发表更大胆的声明。她使用了维吾尔人对他们家园的首选名称表示，</text:p>
      <text:p text:style-name="P4">
“他们必须采取的下一步行动是:宣布中国在东突厥斯坦（中国称新疆）犯下了种族灭绝和危害人类罪”。</text:p>
      <text:p text:style-name="P4">
此外，中国政府于五月十九日结束了与中亚五国领导人的首次峰会，达成了几项促进贸易、投资和安全关系的协议。</text:p>
      <text:p text:style-name="P4">
中国国家主席习近平承诺向该地区提供 38 亿美元的初始融资支持和赠款，并表示其政府将鼓励中资企业在这五个国家开办企业，创造就业机会和发展。</text:p>
      <text:p text:style-name="P4">
习近平在主旨演讲中说：“中国-中亚关系历史悠久，由广泛实际需求驱动，扎实人心。在新时代，我们的关系充满生机和活力。”</text:p>
      <text:p text:style-name="P4">
特别是，中国与邻国吉尔吉斯斯坦签署了全面战略伙伴关系，承诺支持北京维护新疆的安全与稳定，那里有 1100 万维吾尔人，其中大部分是穆斯林维吾尔人,生活在中国日益压迫的控制之下，他们被关押在“再教育”营地、遭受酷刑和强制性劳役。</text:p>
      <text:p text:style-name="P4">
中国和吉尔吉斯斯坦同意共同打击“恐怖主义、极端主义和分裂主义三股势力”，包括“东突厥斯坦恐怖势力”。</text:p>
      <text:p text:style-name="P4">
人权组织和维吾尔维权人士表示，尽管有着相似的宗教和文化价值观，但五个中亚国家的领导人就中国对生活在新疆西北部地区的维吾尔人以及哈萨克人、吉尔吉斯人、乌兹别克人和塔吉克人的镇压视而不见.</text:p>
      <text:p text:style-name="P4">
世界维吾尔代表大会表示，它强烈谴责优先考虑经济和贸易关系以服务于中国在中亚的扩张主义和影响力，而不是遏制对维吾尔人和其他突厥人民的持续种族灭绝。</text:p>
      <text:p text:style-name="P4">
中国政府渴望通过贸易、投资和外交接触扩大其在该地区的影响力。</text:p>
      <text:p text:style-name="P4">
撰稿、主持、制作：陈爱祯</text:p>
      <text:p text:style-name="P4">
Source: <text:a xlink:type="simple" xlink:href="https://www.rfa.org/mandarin/zhuanlan/jieduxinjiang/xinjiang-06022023154759.html" text:style-name="Internet_20_link" text:visited-style-name="Visited_20_Internet_20_Link">
https://www.rfa.org/mandarin/zhuanlan/jieduxinjiang/xinjiang-06022023154759.html</text:a>
</text:p>
      <!--NEWS-->
      <text:h text:style-name="P10" text:outline-level="1">
<text:span text:style-name="T4">
《亚太报道》2023年6月2日音频</text:span>
</text:h>
      <text:p text:style-name="P4">
Author: None</text:p>
      <text:p text:style-name="P4">
Publisher: Radio Free Asia (Organization)</text:p>
      <text:p text:style-name="P4">
Published Time: 2023-06-02T16:41:52-04:00</text:p>
      <text:p text:style-name="P4">
Modified Time: 2023-06-02T16:41:52-04:00</text:p>
      <text:p text:style-name="P4">
Description: None</text:p>
      <text:p text:style-name="P4">
Videos: []</text:p>
      <text:p text:style-name="P4">
Audios: ["<text:a xlink:type="simple" xlink:href="https://www.rfa.org/mandarin/apr-audio/yp-0602202312414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09" text:anchor-type="as-char" svg:width="6.9236in" svg:height="3.88615in" draw:z-index="0">
<draw:image xlink:href="../Images/rfamandarin/2023-06-02T16-41-52-04-00/000000.png" xlink:type="simple" xlink:show="embed" xlink:actuate="onLoad" draw:mime-type="image/png"/>
</draw:frame>
 <text:a xlink:type="simple" xlink:href="https://www.rfa.org/mandarin/apr-audio/yp-06022023124144.html/@@images/image" text:style-name="Internet_20_link" text:visited-style-name="Visited_20_Internet_20_Link">
</text:a>
 自由亚洲电台制图  <text:a xlink:type="simple" xlink:href="https://www.rfa.org/mandarin/apr-audio/yp-06022023124144.html/@@stream" text:style-name="Internet_20_link" text:visited-style-name="Visited_20_Internet_20_Link">
Audio-1-Link：https://www.rfa.org/mandarin/apr-audio/yp-06022023124144.html/@@stream </text:a>
</text:p>
      <text:p text:style-name="P4">
此次节目的主要内容：</text:p>
      <text:p text:style-name="P4">
1. 现场直击：六四纪念馆6月2日在纽约正式开馆</text:p>
      <text:p text:style-name="P4">
2. 六四34周年，安保堪比二十大，异议人士被上岗或旅游</text:p>
      <text:p text:style-name="P4">
3. "六四"难属坚持祭奠亲人，香港前支联会成员变通悼"六四"</text:p>
      <text:p text:style-name="P4">
4. 香港电影院叫停六四当晚包场放映，是巧合还是蓄意？</text:p>
      <text:p text:style-name="P4">
5. 六四34周年特别报道：拾起火把继续前行</text:p>
      <text:p text:style-name="P4">
Source: <text:a xlink:type="simple" xlink:href="https://www.rfa.org/mandarin/apr-audio/yp-06022023124144.html" text:style-name="Internet_20_link" text:visited-style-name="Visited_20_Internet_20_Link">
https://www.rfa.org/mandarin/apr-audio/yp-06022023124144.html</text:a>
</text:p>
      <!--NEWS-->
      <text:h text:style-name="P10" text:outline-level="1">
<text:span text:style-name="T4">
拜登出席空军毕业典礼又摔倒</text:span>
</text:h>
      <text:p text:style-name="P4">
Author: 联合早报 (Person)</text:p>
      <text:p text:style-name="P4">
Publisher: 联合早报 (Organization)</text:p>
      <text:p text:style-name="P4">
Published Time: 2023-06-02T16:46</text:p>
      <text:p text:style-name="P4">
Modified Time: 2023-06-02T17:33</text:p>
      <text:p text:style-name="P4">
Description: 美国总统拜登星期四（6月1日）出席在科罗拉多州举行的美国空军学院毕业典礼，不慎在讲台上跌倒。对此，美国前总统特朗普说，希望拜登没事，还说“应该小心一点”。路透社报道，拜登在讲台上把...</text:p>
      <text:p text:style-name="P4">
Videos: []</text:p>
      <text:p text:style-name="P4">
Audios: []</text:p>
      <text:p text:style-name="P4">
Images: []</text:p>
      <text:p text:style-name="P4">
Type: NewsArticle</text:p>
      <text:p text:style-name="P4">
Breadcrumbs: ['即时', '国际']</text:p>
      <text:p text:style-name="P4">
Keywords: ['美国总统', '拜登', '特朗普']</text:p>
      <!--METADATA-->
      <text:p text:style-name="P4">
美国总统拜登星期四（6月1日）出席在科罗拉多州举行的美国空军学院毕业典礼，不慎在讲台上跌倒。对此，美国前总统特朗普说，希望拜登没事，还说“应该小心一点”。</text:p>
      <text:p text:style-name="P4">
路透社报道，拜登在讲台上把最后一张毕业证书颁给一名毕业生后，突然向前扑倒在地，被三名身边的人员扶起。</text:p>
      <text:p text:style-name="P4">
拜登迅速站起来后自行走回座位。拜登被扶起时指了指身后一个固定提词器的黑色小沙包。回到白宫后，拜登对记者开玩笑说：“沙包害我。”</text:p>
      <text:p text:style-name="P4">
白宫联络室主任拉博尔特随后发推文说，拜登被沙包绊倒，称拜登没事。</text:p>
      <text:p text:style-name="P4">
特朗普在爱荷华州出席一场活动时，被记者问及拜登跌倒的事，特朗普说：“他真的跌倒吗？希望他没有受伤。”</text:p>
      <text:p text:style-name="P4">
特朗普接着又说：“应该小心一点，就算是走下坡路也应该小心翼翼的。”</text:p>
      <text:p text:style-name="P4">
2020年6月，当时还是总统的特朗普，在西点军校走下一个斜坡时走得非常慢，一些观察人士因此质疑他的敏捷度。特朗普过后在推特上说：“我不希望跌倒，免得让那些假新闻大做文章。”</text:p>
      <text:p text:style-name="P4">
5月19日，拜登到 <text:a xlink:type="simple" xlink:href="https://www.zaobao.com/realtime/world/story20230518-1395974" text:style-name="Internet_20_link" text:visited-style-name="Visited_20_Internet_20_Link">
 日本广岛出席七国集团（G7）峰会</text:a>
，在严岛神社下台阶时险些摔倒。去年6月18日，拜登在特拉华州住家附近骑自行车时也跌倒，他随后立即站起身，并说“我没事”。</text:p>
      <text:p text:style-name="P4">
此外，拜登还多次在登上总统专机空军一号时摔倒或差点摔倒。</text:p>
      <text:p text:style-name="P4">
现年80岁的拜登4月25日 <text:a xlink:type="simple" xlink:href="https://www.zaobao.com/realtime/world/story20230425-1387213" text:style-name="Internet_20_link" text:visited-style-name="Visited_20_Internet_20_Link">
 宣布竞选连任美国总统</text:a>
。现年76岁的特朗普于去年11月 <text:a xlink:type="simple" xlink:href="https://www.zaobao.com/realtime/world/story20221116-1333684" text:style-name="Internet_20_link" text:visited-style-name="Visited_20_Internet_20_Link">
 宣布竞逐总统</text:a>
 。</text:p>
      <text:p text:style-name="P4">
Source: <text:a xlink:type="simple" xlink:href="https://www.zaobao.com.sg/realtime/world/story20230602-1400616" text:style-name="Internet_20_link" text:visited-style-name="Visited_20_Internet_20_Link">
https://www.zaobao.com.sg/realtime/world/story20230602-1400616</text:a>
</text:p>
      <!--NEWS-->
      <text:h text:style-name="P10" text:outline-level="1">
<text:span text:style-name="T4">
专栏 | 夜话中南海：勿忘六四镇压，勿忘沙甸屠杀</text:span>
</text:h>
      <text:p text:style-name="P4">
Author: None</text:p>
      <text:p text:style-name="P4">
Publisher: Radio Free Asia (Organization)</text:p>
      <text:p text:style-name="P4">
Published Time: 2023-06-02T16:49:52-04:00</text:p>
      <text:p text:style-name="P4">
Modified Time: 2023-06-02T16:49:52-04:00</text:p>
      <text:p text:style-name="P4">
Description: None</text:p>
      <text:p text:style-name="P4">
Videos: []</text:p>
      <text:p text:style-name="P4">
Audios: ["<text:a xlink:type="simple" xlink:href="https://www.rfa.org/mandarin/zhuanlan/yehuazhongnanhai/gx-0602202316403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11" text:anchor-type="as-char" svg:width="6.9236in" svg:height="5.1927in" draw:z-index="0">
<draw:image xlink:href="../Images/rfamandarin/2023-06-02T16-49-52-04-00/000000.png" xlink:type="simple" xlink:show="embed" xlink:actuate="onLoad" draw:mime-type="image/png"/>
</draw:frame>
 云南沙甸穆斯林开齌节会礼盛况 <text:a xlink:type="simple" xlink:href="https://www.rfa.org/mandarin/zhuanlan/yehuazhongnanhai/gx-06022023164039.html/@@images/image" text:style-name="Internet_20_link" text:visited-style-name="Visited_20_Internet_20_Link">
</text:a>
网络图片  <text:a xlink:type="simple" xlink:href="https://www.rfa.org/mandarin/zhuanlan/yehuazhongnanhai/gx-06022023164039.html/@@stream" text:style-name="Internet_20_link" text:visited-style-name="Visited_20_Internet_20_Link">
Audio-1-Link：https://www.rfa.org/mandarin/zhuanlan/yehuazhongnanhai/gx-06022023164039.html/@@stream</text:a>
</text:p>
      <text:p text:style-name="P4">
上月27日，因为当局下令强拆位于云南省玉溪市通海县的纳家营清真寺而导致穆斯林民众聚众抵抗并与警方发生冲突。事件的次日我们自由亚洲电台网站即以《云南最大清真寺或遭强拆警民冲突视频曝光》为题报道。</text:p>
      <text:p text:style-name="P4">
截止目前，能够从公开消息渠道找到的该事件最新进展的内容也可以参见我们自由亚洲电台网站昨日的报道，标题是《【云南警民冲突】当局吁抗争者自首否则“严惩”传已拘30人网络仍不时中断》。</text:p>
      <text:p text:style-name="P4">
虽然这起事件也引起了外界一定程度的关注，但笔者没有看到有一家媒体或者关注此事件的网友因此联想起48年前也是发生在云南，也是针对对穆斯林民众的那场惨绝人寰的大屠杀，即所谓“沙甸事件”或“沙甸惨案”。</text:p>
      <text:p text:style-name="P4">
维基百科称，沙甸事件是文化大革命时期，发生在中国云南省的回民大规模起义事件，最终以解放军的屠杀镇压结束。大屠杀于1975年7月29日至8月4日发生在云南省的7个县区，其中以红河哈尼族彝族自治州个旧市的沙甸镇为主，共造成了约1600名平民的死亡（866人来自沙甸）、包括300名儿童，伤残近1000人，损毁房屋4400余间。</text:p>
      <text:p text:style-name="P4">
至于这场事件的起因和结局，网上至今还是能够查找到一些公正记录的文章，笔者逐一比较之后，认为一篇标题为《云南回族的恩仇——１４军血洗沙甸乡》的回忆文章相对可靠一些。</text:p>
      <text:p text:style-name="P4">
这篇文章的作者刘家驹是当时的解放军的宣传干部。他直言制造这一惨案的是中国人民解放军驻当地第１４军的一支部队，发布镇压命令的又是复出主持军委的邓小平。</text:p>
      <text:p text:style-name="P4">
笔者在这里注明一句，如今代习近平主持中央军委日常工作的中央政治局委员、中央军委第一副主席张又侠当年就在这个14军。不过，笔者经多方查证，找到了执行沙甸屠杀任务的部队番号应该是当时编制的解放军陆军第14军的第42师下属的一个陆军团和一个炮兵团，而当时的张又侠是该军40师119团司令部的作训股参谋。</text:p>
      <text:p text:style-name="P4">
当年这位刘家驹作者是以《解放军文艺》编辑身份深入到昆明军区，在革命文艺创作学习班上寻找创作素材。他先听到的故事是刘少奇的女儿畏罪叛国，在中缅边境被捕获的过程。“接下来轮到住招远的１４军的一位师炮兵营教导员发言，说他自己“讲的是一个负面题材”。</text:p>
      <text:p text:style-name="P4">
这个炮兵营教导员说：“毛主席教导我们，中国的反动分子，靠我们组织起人民去把他们打倒，凡是反动的东西，你不打，他就不倒……一个月前，我们军出动了一个步兵团和五个炮营，在沙甸镇压了一场反革命暴乱，打死打伤敌人１３００多人……”</text:p>
      <text:p text:style-name="P4">
炮兵教导员说到这里就被学习班主持人厉声喝止，说是“军区早就打过招呼，这个事件不准公布。如果被帝国主义搞到手，拿出来宣传我们要犯大错误的。往后谁也别再提了。”</text:p>
      <text:p text:style-name="P4">
刘家驹回忆说：文革近十年，我走南闯北，风闻军队镇压造反的事年年有，通常只是枪杀几个人、十几人、几十人，打死上百人的仅发生在四川、安徽。这位教导员曝料一千多人，真是新闻中的骇闻。它不但震撼我的心灵，甚至还让我怀疑它的真实性。晚饭后，我约他到营区外散步，请他给我讲述他没讲出来的故事：</text:p>
      <text:p text:style-name="P4">
沙甸是云南省蒙自县鸡街公社的一个生产大队，地处丘陵，１５００多户人家７２００多人分布在８个自然村，是回民的聚居地。文革开始，公社和县的造反派把这里回族群众的信仰当“四旧”来破除，关闭了清真寺，焚烧了可兰经。一些坚持礼拜真主的回族同胞遭到关押、凌辱、吊打或扫地出门，１４人被整死，１６０人被打残。为了生存，回族同胞组织了造反兵团抗争。</text:p>
      <text:p text:style-name="P4">
于是，当地及附近的造反派形成了两大派。一派主张封闭清真寺，灭绝宗教信仰，另一派相反。两派间的对立，发展到拳脚相向，动刀动枪，武斗蔓延全省。沙甸人全是回族，９８％的群众理所当然站到了捍卫清真寺一派。。</text:p>
      <text:p text:style-name="P4">
当时有几个县市的回族干部被当地的对立派追打得无立锥之地，有５００多人跑到沙甸躲起来。红河州的县市革命委出面，在军队的支持下，强制沙甸群众交出这些干部。遭到拒绝后，１４军派出一个营进村搜捕，抓走了干部，还把沙甸１０００多名回族同胞五花大绑，给每人脖子上挂块“反革命”的牌子，拉到县城街头示众。</text:p>
      <text:p text:style-name="P4">
接下来，因为当地回民毫不屈服，当时刚刚当上省革命委员会主任的周兴要军队派出一个团包围沙甸。沙甸回民也不示弱，筑壕封路对抗，双方展开枪战，在附近的县市摆开了战场……。</text:p>
      <text:p text:style-name="P4">
接下来，在中央的干预下，１４军执行中央决定收缴武器的指示，派出一个营去收缴沙甸民兵组织的武器，遭到拒绝。沙甸的数千群众把解放军一个营轰出了村。双方战火重新燃起。</text:p>
      <text:p text:style-name="P4">
当时的中共中央听闻后紧急召唤云南省市革委会和武斗双方的两派代表再次进京，由中央做出强制性的规定：双方立即一枪一弹不留地交出全部武器，拆除工事，解放军必须进村，谁不执行，以反革命论罪。回民代表里的中共党员马伯华，当即表示拥护中央决定。但包括阿訇在内的回民代表一行十多人回到当地，刚一下车，数以千计的武装对立派暴徒们把他们团团包围，用事先准备的剖开的十多个猪头，全扣在代表的头上，拉着在大街上游行……</text:p>
      <text:p text:style-name="P4">
刘家驹在他多年后的回忆文章中描述道：一个温良的民族自尊遭到如此的伤害，最柔弱的人也会以生命来反抗的。代表们放回村后，他们不是承诺动员收缴武器，而是发动大家去抢夺县和公社人武部军用仓库的枪支弹药，几天时间得到各种枪支一千余支，实力大增，就在村边地里挖出了环形堑壕，设置盖沟、暗堡，屋顶也垒起了机枪掩体，做出一场有模有样的战场准备。</text:p>
      <text:p text:style-name="P4">
而当时的省革委会一把手周兴，正重病缠身，念念不忘这场斗争，他派出大员来到沙甸周围观察了两天，就匆匆向中央报告，政治解决已无可能了，请求中央批准１４军消灭这股“政治土匪”。</text:p>
      <text:p text:style-name="P4">
周兴是何许人？战争年代，他和邓发、康生、李克农等人并列为中共隐蔽战线的主要负责人。周兴一生的事业就是杀人。他在３０年代初期的中央苏区，就担任江西省人民保卫局执行部长，和杀人魔王李韶九一起，干掉莫须有的“AB团”１０万人。长征中，他是一军团保卫局副局长（局长罗瑞卿），对畏缩不前、开小差的，都由他就地处决。为了军队行动不泄密，对不能行动的伤病员也由他斩尽杀绝。到了陕甘宁，他是边区保安处长，整风运动中，他抓了“特嫌”５０００多人。四方面军溃散后，几十名高级将领流浪到陕北保安，在毛的指令下，他把许世友、王近安等１７人关押审讯。中共建政后，又与罗瑞卿配伍，出任公安部副部长，清除“地富反坏”竭尽全力。有人说他头上的顶子是血染红的。眼下镇压一个回民造反派的小组织对他来说，不但是小菜一碟，而且名正言顺。</text:p>
      <text:p text:style-name="P4">
1975年7月的周兴把镇反报告送到中央，正赶上邓小平复出。邓接到周兴报告，无须商量，当即批准由１４军派出部队攻打“土围子”。</text:p>
      <text:p text:style-name="P4">
笔者也曾经读到过另外一篇回忆文章，原始作者是当时14军42师作战科参谋，他明确说明担任主攻任务的是126团。</text:p>
      <text:p text:style-name="P4">
刘家驹的回忆文章记录道：1975年７月２９日，一个步兵团进入战斗准备位置，对沙甸等８个自然村实施包围。开始他们对小小沙甸的“回民支队”根本不放在眼里，没想到为捍卫自己宗教的尊严，沙甸人人视死如归。一个现代化的步兵团强攻了一天，竟遭到殊死的抵抗，付出了几十人的伤亡的代价还没进村，这是他们在国内战争中很少遇到的惨重伤亡。指挥员打红了眼，迅速调来师属炮兵团参战，火炮口径为１２２榴炮、７６野炮和１２０重迫击炮，都是苏式装备，威力超过二战中美军的兵器配置。</text:p>
      <text:p text:style-name="P4">
刘家驹的回忆文章中记述说：战场报复是８月１日凌晨开始的。４８门大炮瞬时发出雷鸣电闪，千百发弹丸撕心裂肺地穿越夜空，霎时间沙甸八个村子外围的山头上滚滚浓烟卷起，树林、土块、人的肢体伴着腾起的烟柱，在空中翻舞。</text:p>
      <text:p text:style-name="P4">
第一次急袭是１５分钟，炮弹翻开的新土火星闪烁。炮火刚停，十多辆宣传车上的高音喇叭又响起，“快投降吧，不投降就等死吧！”“反戈一击，立功受奖！”“首恶必办，胁从不问……”</text:p>
      <text:p text:style-name="P4">
不多会，在褐色的土层中响起炒爆豆般的枪声，回民的几挺机枪又复活了，它告诉入侵者，安拉的子民是不会屈服的。</text:p>
      <text:p text:style-name="P4">
第二次急袭１０分钟，被犁开的山头上，密集的弹坑像是人头上的癞痢，还击的枪声哑了，但是没见到一面白旗。火炮开始转移，射向各个村边的壕沟、地堡。直射火炮瞄准村中建筑物上的掩体，一炮一个，直打到工事荡然无存。火炮停止了射击，步兵突击分队开始向村里“接敌”运动。</text:p>
      <text:p text:style-name="P4">
进攻的步兵没有炮兵幸运，村子里不断响起狙击的枪声。士兵们第一次打仗，训练场上那种进攻战斗队形没有了，都拱在班长身后浑身战栗，再也不敢前行。</text:p>
      <text:p text:style-name="P4">
攻击受阻，陆军团长再次呼叫炮火支援，炮群指挥员犹豫了，把几千发炮弹砸向居民区，七千人生命顿时会成一摊肉泥。他请示，周兴拍板：我们是在镇压，哪怕片瓦无存绝不能右倾！</text:p>
      <text:p text:style-name="P4">
于是，上千发炮弹直泻６个村子，瞬间房屋一片片轰然塌下，火海中人们哭喊着，叫骂着奔向村外庄稼地。攻击的步兵像是在围猎，机枪步枪的火舌扫向如蚁般逃跑的人群，一时间，尸横遍野。</text:p>
      <text:p text:style-name="P4">
沙甸村最大，有６００多户人家，中弹也最多，整个村子已夷为平地。附近的田心、车百尼、新寨、大庄、茂克等都只有一二百户，也是一片残墙断壁，满目的死尸和伤者，在曦光中构出一幅惨烈的图景……。</text:p>
      <text:p text:style-name="P4">
刘家驹的文章描述说：炮火平息后部队涌进村子开始打扫战场。一个活下来的妇女，突然从坍塌的房屋跃出，用砖头把一个战士的脑袋拍得脑浆进裂……。一个连队的卫生员，从排水沟里救出一个八九岁的被打断腿的孩子，在背他到包扎所的路上，小家伙从身上抽出一把匕首，插进了卫生员的脖子……一个老太太，浑身血污，横躺在自家的残破的门槛上，紧闭双眼，副团长上去扶她，她一把拽住副团长的衣襟，拉响了自己怀里的手榴弹……</text:p>
      <text:p text:style-name="P4">
当年受命中央和云南省革命委员会担任“工作队”的队长进驻沙甸的时任云南省民族边疆工作委员会副主任的李长猛日后对他的家人回忆说：关于沙甸事件的责任，中央下发文件中归咎于四人帮，其实邓小平当时是总参谋长，沙甸军事镇压的命令一定是他下达。他当时大力提倡“整顿”，“打土围子”，这种镇压符合他的主张。</text:p>
      <text:p text:style-name="P4">
李长猛还对他家人回忆说：邓小平当时还讲了 “不打不足以平民愤”的话，我都记在笔记本上。</text:p>
      <text:p text:style-name="P4">
2011年10月22号出版的英国《经济学人》杂志上有一篇题为“邓小平的遗产”(Deng Xiaoping’sLegacy)的文章。文章提到，“1975年邓小平下令军队镇压云南省的一个穆斯林村庄。那次行动导致1600多平民死亡，其中有300个儿童。由此可知，14年后，邓小平对学生和工人游行抗议的回应（即六四镇压）完全合乎他的性格。”</text:p>
      <text:p text:style-name="P4">
正是读罢如上这段文字后，李长猛的儿子写下了一篇回忆文章《父亲往事：沙甸事件》。文中说：当时最后、最大的一个争议集中在清真寺的关闭问题。而此事也正是沙甸回民最在乎的问题。因为政府不答应解放军进村后不关闭清真寺，沙甸回民就不让军队进村，最后就是武力解决了。</text:p>
      <text:p text:style-name="P4">
可见，48年前的沙甸回民同胞，事实上仅仅就是为了维护自己的宗教权益而惨遭屠杀。</text:p>
      <text:p text:style-name="P4">
李长猛之子的文章中还说：谈到六四事件，父亲常会这样说：“我早知道会有那样的结局，你们不了解他(邓），他敢下手，而且一下手就很重。”。</text:p>
      <text:p text:style-name="P4">
如今，正值六四纪念日，援引史料写下此文，提醒人们勿忘34年前的六四镇压，也勿忘58年前的沙甸屠杀！</text:p>
      <text:p text:style-name="P4">
(本期节目由高新主持及播讲）</text:p>
      <text:p text:style-name="P4">
(文章只代表特约评论员个人的立场和观点）</text:p>
      <text:p text:style-name="P4">
Source: <text:a xlink:type="simple" xlink:href="https://www.rfa.org/mandarin/zhuanlan/yehuazhongnanhai/gx-06022023164039.html" text:style-name="Internet_20_link" text:visited-style-name="Visited_20_Internet_20_Link">
https://www.rfa.org/mandarin/zhuanlan/yehuazhongnanhai/gx-06022023164039.html</text:a>
</text:p>
      <!--NEWS-->
      <text:h text:style-name="P10" text:outline-level="1">
<text:span text:style-name="T4">
日隐私监督机构就用户数据问题向ChatGPT发出警告</text:span>
</text:h>
      <text:p text:style-name="P4">
Author: 联合早报 (Person)</text:p>
      <text:p text:style-name="P4">
Publisher: 联合早报 (Organization)</text:p>
      <text:p text:style-name="P4">
Published Time: 2023-06-02T16:50</text:p>
      <text:p text:style-name="P4">
Modified Time: 2023-06-02T17:48</text:p>
      <text:p text:style-name="P4">
Description: 日本隐私监管机构向人工智能聊天机器人ChatGPT的美国公司OpenAI发出警告，要求该公司不要在未经许可下收集敏感数据。路透社报道，日本个人信息保护委员会星期五（6月2日）说，O...</text:p>
      <text:p text:style-name="P4">
Videos: []</text:p>
      <text:p text:style-name="P4">
Audios: []</text:p>
      <text:p text:style-name="P4">
Images: []</text:p>
      <text:p text:style-name="P4">
Type: NewsArticle</text:p>
      <text:p text:style-name="P4">
Breadcrumbs: ['即时', '国际']</text:p>
      <text:p text:style-name="P4">
Keywords: ['日本', '人工智能', 'ChatGPT']</text:p>
      <!--METADATA-->
      <text:p text:style-name="P4">
日本隐私监管机构向人工智能聊天机器人ChatGPT的美国公司OpenAI发出警告，要求该公司不要在未经许可下收集敏感数据。</text:p>
      <text:p text:style-name="P4">
路透社报道，日本个人信息保护委员会星期五（6月2日）说，OpenAI应尽量减少为增强ChatGPT学习而收集敏感数据，指若未来出现更多使用ChatGPT的隐患，委员会将采取进一步行动。</text:p>
      <text:p text:style-name="P4">
近段时间以来，多国的监管机构已先后加强对人工智能技术的监管，包括数据收集和使用情况。</text:p>
      <text:p text:style-name="P4">
虽然日本近期在一些先进科技技术趋势中一直处于落后地位，但该国被认为具备跟上人工智能和机器人技术的巨大动力，因为日本需要在人口数持续下降的情况下保持生产力。</text:p>
      <text:p text:style-name="P4">
委员会指出，有必要平衡隐私问题和生成性人工智能的潜在好处，包括加速创新和应对气候变化等问题。</text:p>
      <text:p text:style-name="P4">
根据分析公司Similarweb公布的数据，日本是OpenAI网站的第三大流量来源。</text:p>
      <text:p text:style-name="P4">
Source: <text:a xlink:type="simple" xlink:href="https://www.zaobao.com.sg/realtime/world/story20230602-1400617" text:style-name="Internet_20_link" text:visited-style-name="Visited_20_Internet_20_Link">
https://www.zaobao.com.sg/realtime/world/story20230602-1400617</text:a>
</text:p>
      <!--NEWS-->
      <text:h text:style-name="P10" text:outline-level="1">
<text:span text:style-name="T4">
美国跨党派议员提案：悼念六四  谴责中共打压人权</text:span>
</text:h>
      <text:p text:style-name="P4">
Author: None</text:p>
      <text:p text:style-name="P4">
Publisher: Radio Free Asia (Organization)</text:p>
      <text:p text:style-name="P4">
Published Time: 2023-06-02T16:52:00-04:00</text:p>
      <text:p text:style-name="P4">
Modified Time: 2023-06-02T17:26:2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13" text:anchor-type="as-char" svg:width="6.9236in" svg:height="4.623178in" draw:z-index="0">
<draw:image xlink:href="../Images/rfamandarin/2023-06-02T16-52-00-04-00/000000.png" xlink:type="simple" xlink:show="embed" xlink:actuate="onLoad" draw:mime-type="image/png"/>
</draw:frame>
美国众议院外交事务委员会印太小组主席金映玉（Young Kim）(图左)，和该小组首席议员阿米·贝拉（Ami Bera）。 <text:a xlink:type="simple" xlink:href="https://www.rfa.org/mandarin/Xinwen/6-06022023165228.html/@@images/image" text:style-name="Internet_20_link" text:visited-style-name="Visited_20_Internet_20_Link">
</text:a>
维基百科/RFA组图</text:p>
      <text:p text:style-name="P4">
中国六四事件34周年之际，美国众议院外交事务委员会印太小组主席金映玉（Young Kim）和该小组首席议员阿米·贝拉（AmiBera）提出一项跨党派决议，以纪念 1989 年天安门广场大屠杀的受害者，并谴责中国共产党继续在大陆及香港打压人权和基本自由。</text:p>
      <text:p text:style-name="P4">
金映玉众议员表示，“我们永远不会忘记那些，面对压迫政权而在天安门广场与人民解放军面对面的勇敢的学生们。三十多年后，我们通过支持那些仍然被困在中国共产党威权主义下、但却热爱自由的人们，来缅怀受害者并纪念他们的遗产。”她强调，该决议向外界发出一致信息，即美国将继续成为世界舞台上自由、希望和机会的灯塔。</text:p>
      <text:p text:style-name="P4">
据悉，上述决议案敦促中共当局停止对六四事件进行言论审查，接受联合国人权高专进行的独立调查，并允许流亡海外的六四参与者能在不面临报复风险的情况下返回中国。该决议同时呼吁香港政府及北京当局，尊重港人权利、自由以及香港法治体系的独立性，并依据《中英联合声明》与《基本法》有关“一国两制”的承诺，恢复香港独立的民选代表。</text:p>
      <text:p text:style-name="P4">
上述议案还同时获得其他11位美国两党众议员的联署支持。</text:p>
      <text:p text:style-name="P4">
责编：何平</text:p>
      <text:p text:style-name="P4">
Source: <text:a xlink:type="simple" xlink:href="https://www.rfa.org/mandarin/Xinwen/6-06022023165228.html" text:style-name="Internet_20_link" text:visited-style-name="Visited_20_Internet_20_Link">
https://www.rfa.org/mandarin/Xinwen/6-06022023165228.html</text:a>
</text:p>
      <!--NEWS-->
      <text:h text:style-name="P10" text:outline-level="1">
<text:span text:style-name="T4">
“疫苗宝宝之家” 发起人何方美遭超期羁押 女儿滞留精神病院</text:span>
</text:h>
      <text:p text:style-name="P4">
Author: None</text:p>
      <text:p text:style-name="P4">
Publisher: Radio Free Asia (Organization)</text:p>
      <text:p text:style-name="P4">
Published Time: 2023-06-02T16:53:00-04:00</text:p>
      <text:p text:style-name="P4">
Modified Time: 2023-06-02T17:21:3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15" text:anchor-type="as-char" svg:width="6.9236in" svg:height="3.88615in" draw:z-index="0">
<draw:image xlink:href="../Images/rfamandarin/2023-06-02T16-53-00-04-00/000000.png" xlink:type="simple" xlink:show="embed" xlink:actuate="onLoad" draw:mime-type="image/png"/>
</draw:frame>
 “疫苗宝宝之家”发起人何方美 <text:a xlink:type="simple" xlink:href="https://www.rfa.org/mandarin/Xinwen/7-06022023165330.html/@@images/image" text:style-name="Internet_20_link" text:visited-style-name="Visited_20_Internet_20_Link">
</text:a>
何方美推特截图</text:p>
      <text:p text:style-name="P4">
据中国民间权益组织民生观察6月2日引述知情人士披露，维权团体“疫苗宝宝之家”发起人何方美因在2020年10月9日，带着疫苗致残的女儿前往河南辉县政府门前泼油漆抗议，被警察当场带走并刑拘后，目前该案仍未宣判，何方美本人则处在被超期羁押中，而她的两个女儿仍滞留在精神病院。</text:p>
      <text:p text:style-name="P4">
据介绍，何方美因1岁10月大的女儿于2018年3月，在河南辉县接种甲肝、麻腮风、百白破疫苗后,导致病毒性脊髓炎而瘫痪。多方求助投诉均被拒后，夫妇俩人在北京一边为女儿治病，一边上访维权，并因此屡遭当局打压。</text:p>
      <text:p text:style-name="P4">
民生观察披露，近日何方美写信请姐姐照顾孩子，可医院和警察都不让姐姐探望。家属就此呼吁当局，孩子们是无辜的，他们应该和家人一起生活。此外，有网友发起“六一明信片行动，接孩子回家”，通过网络声援人权捍卫者何方美。</text:p>
      <text:p text:style-name="P4">
责编：何平</text:p>
      <text:p text:style-name="P4">
Source: <text:a xlink:type="simple" xlink:href="https://www.rfa.org/mandarin/Xinwen/7-06022023165330.html" text:style-name="Internet_20_link" text:visited-style-name="Visited_20_Internet_20_Link">
https://www.rfa.org/mandarin/Xinwen/7-06022023165330.html</text:a>
</text:p>
      <!--NEWS-->
      <text:h text:style-name="P10" text:outline-level="1">
<text:span text:style-name="T4">
日本在冲绳部署爱国者导弹  日媒：考虑到中国与台海局势</text:span>
</text:h>
      <text:p text:style-name="P4">
Author: None</text:p>
      <text:p text:style-name="P4">
Publisher: Radio Free Asia (Organization)</text:p>
      <text:p text:style-name="P4">
Published Time: 2023-06-02T16:54:00-04:00</text:p>
      <text:p text:style-name="P4">
Modified Time: 2023-06-02T17:17:0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17" text:anchor-type="as-char" svg:width="6.9236in" svg:height="4.600844in" draw:z-index="0">
<draw:image xlink:href="../Images/rfamandarin/2023-06-02T16-54-00-04-00/000000.png" xlink:type="simple" xlink:show="embed" xlink:actuate="onLoad" draw:mime-type="image/png"/>
</draw:frame>
 日本自卫队士兵走过一具“爱国者”-3导弹发射单位 <text:a xlink:type="simple" xlink:href="https://www.rfa.org/mandarin/Xinwen/8-06022023165445.html/@@images/image" text:style-name="Internet_20_link" text:visited-style-name="Visited_20_Internet_20_Link">
</text:a>
路透社资料图片</text:p>
      <text:p text:style-name="P4">
为应对朝鲜发射“军事侦察卫星”以及可能的飞行物散落物体等，日本军方早在数周前即已在冲绳县多个岛屿部署爱国者地对空拦截导弹。但有日本媒体认为，此举是考虑到与台湾突发事态有关的中国大陆，而进行的部队活动“预演”。</text:p>
      <text:p text:style-name="P4">
据共同社6月2日报道，日本防卫相滨田靖一当天回答有关朝鲜发射“卫星”后，原计划在石垣岛展开活动的填埋地“南NU滨”，为何没有“爱国者3”导弹的踪影等问题。滨田靖一仅表示，“对于运用的详情不予回答”。</text:p>
      <text:p text:style-name="P4">
据报道，日本防卫省在4月下旬已经向冲绳县的宫古、石垣、与那国三岛的自卫队设施运进“爱国者3”导弹。但因气候原因，石垣岛没有把导弹系统部署在设施外部，而在宫古岛和与那国岛上的拦截导弹发射器则呈收起状态。</text:p>
      <text:p text:style-name="P4">
共同社指出，日本政府出于对中国军力增强及台湾发生突发事态的担忧，正在加强西南诸岛的防卫能力。有自卫队干部披露，此举是“把朝鲜发射作为借口，实际上是设想台湾突发事态而移动了部队。”</text:p>
      <text:p text:style-name="P4">
责编：何平</text:p>
      <text:p text:style-name="P4">
Source: <text:a xlink:type="simple" xlink:href="https://www.rfa.org/mandarin/Xinwen/8-06022023165445.html" text:style-name="Internet_20_link" text:visited-style-name="Visited_20_Internet_20_Link">
https://www.rfa.org/mandarin/Xinwen/8-06022023165445.html</text:a>
</text:p>
      <!--NEWS-->
      <text:h text:style-name="P10" text:outline-level="1">
<text:span text:style-name="T4">
香格里拉对话会：中方拒绝对话 奥斯汀称之“不幸”</text:span>
</text:h>
      <text:p text:style-name="P4">
Author: None</text:p>
      <text:p text:style-name="P4">
Publisher: Radio Free Asia (Organization)</text:p>
      <text:p text:style-name="P4">
Published Time: 2023-06-02T16:56:00-04:00</text:p>
      <text:p text:style-name="P4">
Modified Time: 2023-06-02T17:02:3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19" text:anchor-type="as-char" svg:width="6.9236in" svg:height="4.857687in" draw:z-index="0">
<draw:image xlink:href="../Images/rfamandarin/2023-06-02T16-56-00-04-00/000000.png" xlink:type="simple" xlink:show="embed" xlink:actuate="onLoad" draw:mime-type="image/png"/>
</draw:frame>
奥斯汀在抵达新加坡前，在东京的一场记者会中以“不幸”形容中方的决定 <text:a xlink:type="simple" xlink:href="https://www.rfa.org/mandarin/Xinwen/9-06022023165555.html/@@images/image" text:style-name="Internet_20_link" text:visited-style-name="Visited_20_Internet_20_Link">
</text:a>
Photo: RFA</text:p>
      <text:p text:style-name="P4">
据本台英语部发自新加坡的报道，在南海和东亚紧张局势升级之际，新加坡举办的重要地区安全论坛“香格里拉对话会”格外引人注目。但会议期间，美中两国防长面对面交流的大门却依然关闭。</text:p>
      <text:p text:style-name="P4">
美国国防部长奥斯汀此前邀请中国国防部长李尚福在新加坡香格里拉对话期间举行双边会谈，但被中国防长拒绝。奥斯汀在抵达新加坡前，以“不幸”形容中方的决定。他表示，拥有强大能力的国家相互对话很重要，以此可管理危机并防止事态失控。</text:p>
      <text:p text:style-name="P4">
据悉，本届为期三天的“香格里拉对话”有来自49个国家的约600位代表与会，美中防长将分别发表演说。</text:p>
      <text:p text:style-name="P4">
另据台湾中央社报道，美国防长奥斯汀与中国防长李尚福等人在周五新加坡晚宴上同坐主桌。先抵达会场的奥斯汀在李尚福到场后主动向前握手致意，但未有太多互动。</text:p>
      <text:p text:style-name="P4">
责编：何平</text:p>
      <text:p text:style-name="P4">
Source: <text:a xlink:type="simple" xlink:href="https://www.rfa.org/mandarin/Xinwen/9-06022023165555.html" text:style-name="Internet_20_link" text:visited-style-name="Visited_20_Internet_20_Link">
https://www.rfa.org/mandarin/Xinwen/9-06022023165555.html</text:a>
</text:p>
      <!--NEWS-->
      <text:h text:style-name="P10" text:outline-level="1">
<text:span text:style-name="T4">
沙利文：威慑中俄  美国无需更多核武</text:span>
</text:h>
      <text:p text:style-name="P4">
Author: None</text:p>
      <text:p text:style-name="P4">
Publisher: Radio Free Asia (Organization)</text:p>
      <text:p text:style-name="P4">
Published Time: 2023-06-02T16:57:00-04:00</text:p>
      <text:p text:style-name="P4">
Modified Time: 2023-06-02T17:28:1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21" text:anchor-type="as-char" svg:width="6.9236in" svg:height="3.88615in" draw:z-index="0">
<draw:image xlink:href="../Images/rfamandarin/2023-06-02T16-57-00-04-00/000000.png" xlink:type="simple" xlink:show="embed" xlink:actuate="onLoad" draw:mime-type="image/png"/>
</draw:frame>
图为美国空军的義勇兵III型洲际弹道导弹，可用于投射核弹头。 <text:a xlink:type="simple" xlink:href="https://www.rfa.org/mandarin/Xinwen/10-06022023165710.html/@@images/image" text:style-name="Internet_20_link" text:visited-style-name="Visited_20_Internet_20_Link">
</text:a>
路透社资料图片</text:p>
      <text:p text:style-name="P4">
据路透社6月2日报道，美国国家安全顾问杰克·沙利文（JakeSullivan）当天向军备控制协会倡导组织发表讲话时表示，美国无需更多核武器来威慑俄罗斯与中国加在一起的武装力量，因为美国具有先进的军事能力。</text:p>
      <text:p text:style-name="P4">
沙利文还表示，只要莫斯科能保持一致，华盛顿将遵守2010年有关战略核武器限制条约的规定，直到该条约2026 年到期，并且美国希望与中俄两国举行军备控制谈判。</text:p>
      <text:p text:style-name="P4">
报道说，中国在扩大其核武库的同时，与美国在台湾问题上也处于紧张对峙状态。中方拒绝与华盛顿进行减少冲突风险的对话，本周更拒绝了两国防长在新加坡香格里拉对话会期间的会谈。根据五角大楼估算，到2035年，中国的核武库可能会增加两倍以上，达到1500枚核弹头。而威胁要在对乌克兰战争中使用核武器的俄罗斯，今年2月已宣布暂停参与上述战略核武器限制条约。</text:p>
      <text:p text:style-name="P4">
沙利文表示，美国不需要将核力量增加到超过竞争对手的总和才能成功威慑他们，也不需要部署更加危险的核武器来维持威慑，威慑意味着有“更好”的方法，而不是“更多”的方法。但他强调，上述战略核武器限制条约必须考虑到中国不断增长的核武库问题。</text:p>
      <text:p text:style-name="P4">
责编：何平</text:p>
      <text:p text:style-name="P4">
Source: <text:a xlink:type="simple" xlink:href="https://www.rfa.org/mandarin/Xinwen/10-06022023165710.html" text:style-name="Internet_20_link" text:visited-style-name="Visited_20_Internet_20_Link">
https://www.rfa.org/mandarin/Xinwen/10-06022023165710.html</text:a>
</text:p>
      <!--NEWS-->
      <text:h text:style-name="P10" text:outline-level="1">
<text:span text:style-name="T4">
六四紀念館紐約開幕 特設香港民運展區</text:span>
</text:h>
      <text:p text:style-name="P4">
Author: None (Language: zh)</text:p>
      <text:p text:style-name="P4">
Publisher: None</text:p>
      <text:p text:style-name="P4">
Time: 2023-06-02T17:05:00Z</text:p>
      <text:p text:style-name="P4">
Description: 由八九民運領袖籌辦的六四紀念館，正式在美國紐約開幕，展出34年前六四事件的歷史物品。香港曾經作為支援中國民運的集中地，今天也成為展館的一個特別元素。</text:p>
      <text:p text:style-name="P4">
Videos: []</text:p>
      <text:p text:style-name="P4">
Images: []</text:p>
      <text:p text:style-name="P4">
Subject: 时政风云</text:p>
      <text:p text:style-name="P4">
Subjects: ['天安门', '六四事件', '专题报道：六四30周年']</text:p>
      <text:p text:style-name="P4">
Keywords: ['六四', '天安门', '六四纪念馆', '八九', '王丹', '周锋锁', '支联会', '于大海']</text:p>
      <text:p text:style-name="P4">
ID: 65811714</text:p>
      <!--METADATA-->
      <text:p text:style-name="P4">
<text:a xlink:type="simple" xlink:href="https://www.dw.com/zh/overlay/image/article/65811714/65799926" text:style-name="Internet_20_link" text:visited-style-name="Visited_20_Internet_20_Link">
 </text:a>
</text:p>
      <text:p text:style-name="P4">
紐約六四紀念館内展品</text:p>
      <text:p text:style-name="P4">
（德國之聲中文網）在 <text:a xlink:type="simple" xlink:href="https://www.dw.com/zh/zh/六四事件/t-17457912" text:style-name="Internet_20_link" text:visited-style-name="Visited_20_Internet_20_Link">
 六四事件 </text:a>
34週年前夕，座落於紐約曼哈頓市區的「六四紀念館」在美國時間6月2日開幕，成為香港六四紀念館被當局強迫關閉後，現時全球唯一的常設展覽。紀念館創辦人、八九學運領袖王丹在開幕記者會上表示，他因為香港的局勢轉變而<text:a xlink:type="simple" xlink:href="https://www.dw.com/zh/zh/香港悼念六四难-王丹筹设纽约纪念馆/a-60384403" text:style-name="Internet_20_link" text:visited-style-name="Visited_20_Internet_20_Link">
 決心在海外重建紀念館 </text:a>
 。</text:p>
      <text:p text:style-name="P4">
<text:a xlink:type="simple" xlink:href="https://www.dw.com/zh/zh/香港支联会解散-北京须对其依法追究到底/a-59308896" text:style-name="Internet_20_link" text:visited-style-name="Visited_20_Internet_20_Link">
 現已解散的支聯會 </text:a>
曾於2012年成立香港六四紀念館，斷斷續續運營大約十年。國安法生效後，紀念館於2021年遭警方搜查並檢走大量文物，被迫關閉，支聯會數名領袖同時被控告煽動顛覆國家政權罪，現正還押候審。</text:p>
      <text:p text:style-name="P4">
王丹表示：「中共顯然地試圖掩蓋歷史，令世界忘記其政權建基於暴力及謊話之上。作為八九民運的倖存者、參加者和見證人，我們有責任守護歷史真相和抗衡中共抹去記憶的意圖，因此我們決定設立這個展覽。」</text:p>
      <ul>
        <li>
</li>
      </ul>
      <h5>
香港和台湾曾经这样紀念六四</h5>
      <text:h text:style-name="P12" text:outline-level="3">
<text:span text:style-name="T4">
一周年纪念</text:span>
</text:h>
      <text:p text:style-name="P4">
1990年6月4日，香港民众首次走上街头，纪念天安门大屠杀一周年。这一年起，香港支联会每年组织大规模悼念活动。由于1989年民主运动在中国大陆是禁忌话题，香港逐渐成为各类与六四有关的追思活动的中心。</text:p>
      <ul>
        <li>
</li>
      </ul>
      <h5>
香港和台湾曾经这样紀念六四</h5>
      <text:h text:style-name="P12" text:outline-level="3">
<text:span text:style-name="T4">
维园烛光</text:span>
</text:h>
      <text:p text:style-name="P4">
自1990年以来，每年6月4日晚，香港维多利亚公园都举行烛光晚会，悼念六四死难者，表达自由民主诉求。参加人数少则数万人，多则十多万人（据组织方支联会数字，一般高于警方公布数字），为全球规模最大的六四纪念活动。（2015年资料图片）</text:p>
      <ul>
        <li>
</li>
      </ul>
      <h5>
香港和台湾曾经这样紀念六四</h5>
      <text:h text:style-name="P12" text:outline-level="3">
<text:span text:style-name="T4">
天安门的故人</text:span>
</text:h>
      <text:p text:style-name="P4">
2013年，台北民众举行烛光晚会，纪念六四，声援狱中的诺贝尔和平奖得主刘晓波。刘晓波是89民运代表人物之一、与周舵、高新、侯德健一同被成为“天安门四君子"。</text:p>
      <ul>
        <li>
</li>
      </ul>
      <h5>
香港和台湾曾经这样紀念六四</h5>
      <text:h text:style-name="P12" text:outline-level="3">
<text:span text:style-name="T4">
遥望台北</text:span>
</text:h>
      <text:p text:style-name="P4">
2019年，六四30周年之际，台北举办了专题纪念活动。此前还在台北中正纪念堂前放置了由台湾艺术家雪克（Shake）搭建的充气“坦克人”艺术装置，亲历六四的王丹、周锋锁等民运人士到场参与。</text:p>
      <ul>
        <li>
</li>
      </ul>
      <h5>
香港和台湾曾经这样紀念六四</h5>
      <text:h text:style-name="P12" text:outline-level="3">
<text:span text:style-name="T4">
两岸三地成唯一</text:span>
</text:h>
      <text:p text:style-name="P4">
台湾的六四纪念活动，规模和历史远远不及香港，但近年来开始得到更多关注。2020年，尽管受到疫情影响，仍有三千多人参加了在台北的烛光悼念晚会。由于这一年香港和澳门都以防疫为由禁止六四集会，台湾成为两岸三地唯一可以纪念六四的地方。</text:p>
      <ul>
        <li>
</li>
      </ul>
      <h5>
香港和台湾曾经这样紀念六四</h5>
      <text:h text:style-name="P12" text:outline-level="3">
<text:span text:style-name="T4">
六四纪念馆</text:span>
</text:h>
      <text:p text:style-name="P4">
香港六四纪念馆2012年起临时设址九龙，先后迁至城市大学和尖沙咀，在物色新馆址过程中屡遭挫折，被迫多次关闭。2018年支联会在旺角购买房产作为新址，2019年4月重新开馆。2021年4月休馆翻新后，5月底重新开放，但数日后被当局以“证照不全”为由再度关闭。</text:p>
      <ul>
        <li>
</li>
      </ul>
      <h5>
香港和台湾曾经这样紀念六四</h5>
      <text:h text:style-name="P12" text:outline-level="3">
<text:span text:style-name="T4">
国殇之柱</text:span>
</text:h>
      <text:p text:style-name="P4">
2019年六四30周年之际，香港大学生清洗丹麦艺术家高智活（JensGalschiøt）的作品“国殇之柱”。它曾在香港各间大学巡回展出，现矗立在香港大学黄克竞楼平台。传统上，支联会每年都会派人在六四前夕洗刷该雕塑。</text:p>
      <ul>
        <li>
</li>
      </ul>
      <h5>
香港和台湾曾经这样紀念六四</h5>
      <text:h text:style-name="P12" text:outline-level="3">
<text:span text:style-name="T4">
疫情下的追思</text:span>
</text:h>
      <text:p text:style-name="P4">
新冠疫情下的2020年，因有防疫限聚令，当局31年来首次未批准维园六四集会。但仍有数万港人来到维多利亚公园燃烛默哀。</text:p>
      <ul>
        <li>
</li>
      </ul>
      <h5>
香港和台湾曾经这样紀念六四</h5>
      <text:h text:style-name="P12" text:outline-level="3">
<text:span text:style-name="T4">
再度遭禁</text:span>
</text:h>
      <text:p text:style-name="P4">
2021年，香港当局再度禁止六四纪念晚会。一年前香港国安法生效后，香港社会的言论、集会自由空间受到进一步挤压。同时，澳门的民间六四纪念活动也连续第二年遭禁。</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部分展品從中國運出</text:span>
</text:h>
      <text:p text:style-name="P4">
紐約的六四紀念館現時設於一個約二千平方呎的細小單位內，館名由因反對武力鎮壓學生而被中共懲處的前中共中央委員鮑彤在生前親手題字。展出的百多件歷史物件當中，30多件來自當年的天安門廣場，例如現場記者遺下的染血衣物、被用作止血的橫幅、帳篷、學生信件、油印機等。當年的學運領袖周鋒鎖說：「大多數物件都是由身處海外的人士捐贈，但部分需要從中國國內運出，他們仍要冒一定風險。」</text:p>
      <text:p text:style-name="P4">
</text:p>
      <text:p text:style-name="P4">
紐約六四紀念館内的反修例運動文宣</text:p>
      <text:p text:style-name="P4">
紀念館也展出香港媒體當年關於民運和六四鎮壓的報導，包括《文匯報》、《大公報》等的報章頭版。籌委會並特別設立一個關於香港民主運動的展區，講述2019年反修例示威，以及香港長年對平反六四的聲援行動。展覽廳貼著反修例運動的文宣，以及放映抗爭影片。</text:p>
      <text:p text:style-name="P4">
香港曾經連續三十年舉辦 <text:a xlink:type="simple" xlink:href="https://www.dw.com/zh/zh/烛光有罪香港民众发挥创意悼六四/a-57767905" text:style-name="Internet_20_link" text:visited-style-name="Visited_20_Internet_20_Link">
 六四燭光晚會 </text:a>
，每年均有數以萬計民眾參與，是中國境內唯一可以合法悼念六四的地區。2020年國安法實施後，港府多次以防疫等名義禁止集會，以及封鎖維多利亞公園。今年5月，原本放置在香港大學二十多年、紀念六四的「國殤之柱」雕塑，被港警國安處檢走作調查之用。</text:p>
      <text:h text:style-name="P12" text:outline-level="3">
<text:span text:style-name="T4">
国殇之柱在德国柏林揭幕</text:span>
</text:h>
      <text:h text:style-name="P12" text:outline-level="3">
<text:span text:style-name="T4">
籌款目標提前完成</text:span>
</text:h>
      <text:p text:style-name="P4">
籌委會原計劃花兩至三年時間募集首階段50萬美元資金，最終不足一年便達標，接下來會進行另一階段籌款，希望能購買永久的展出場地。紀念館將於6月底對外開放，目前選址於曼哈頓市區而非唐人街，期望能接觸到更多外國人，加深他們對六四歷史及中國狀況的了解。</text:p>
      <text:p text:style-name="P4">
部分實體物件仍有待整理後才會展出，籌委會未來還計劃展示更多影音項目，並在網上展示民運的歷史照片。館長于大海說紀念館開幕只是一個開端：「這裡不止於一個博物館，它是抵抗和希望的象徵，代表許多人共同擁有的夢想——追求一個自由和民主的中國。」</text:p>
      <ul>
        <li>
</li>
      </ul>
      <h5>
六四、天安门—不能忘却的记忆</h5>
      <text:h text:style-name="P12" text:outline-level="3">
<text:span text:style-name="T4">
民主女神</text:span>
</text:h>
      <text:p text:style-name="P4">
天安门晨曦下，抗议者用塑料泡沫和石膏材质在金属支架上树立起一座高约10米的民主女神像，女神所处位置正对天安门城楼上的毛泽东像。在6月4日清晨，士兵动用坦克和武装车辆推倒了这座塑像。</text:p>
      <ul>
        <li>
</li>
      </ul>
      <h5>
六四、天安门—不能忘却的记忆</h5>
      <text:h text:style-name="P12" text:outline-level="3">
<text:span text:style-name="T4">
唱歌的女警</text:span>
</text:h>
      <text:p text:style-name="P4">
在中国政府六四镇压之前，局势已经趋于紧张，但市民们经常会向士兵和警察送东西。有时候，入城部队会与示威者一起高唱爱国歌曲。图中这位女警在天安门广场上引吭高歌，而几天之后，军队进驻，民主运动遭到武力镇压。</text:p>
      <ul>
        <li>
</li>
      </ul>
      <h5>
六四、天安门—不能忘却的记忆</h5>
      <text:h text:style-name="P12" text:outline-level="3">
<text:span text:style-name="T4">
挣扎</text:span>
</text:h>
      <text:p text:style-name="P4">
1989年6月3日，六四镇压一天之前，人民大会堂附近，一位妇女被夹在了民主派示威者和军队中间。当天午夜，第38军向手无寸铁的民众开火，最终夺取了被示威者占领数周的天安门广场。</text:p>
      <ul>
        <li>
</li>
      </ul>
      <h5>
六四、天安门—不能忘却的记忆</h5>
      <text:h text:style-name="P12" text:outline-level="3">
<text:span text:style-name="T4">
缴获的武器</text:span>
</text:h>
      <text:p text:style-name="P4">
镇压之前一天，数千名示威者围绕在一辆公共汽车周围，一张摆在车顶的桌子上摆放着缴获的武器。在政府宣布戒严之后，士兵和示威民众之间曾一度关系微妙。示威者有时向士兵送上礼物慰问，而部队也曾暂时退却。</text:p>
      <ul>
        <li>
</li>
      </ul>
      <h5>
六四、天安门—不能忘却的记忆</h5>
      <text:h text:style-name="P12" text:outline-level="3">
<text:span text:style-name="T4">
为民主而抗争</text:span>
</text:h>
      <text:p text:style-name="P4">
6月3日深夜，一辆装甲运兵车刚刚冲破了示威者搭建的路障，便在人民大会党门前被示威者团团围住。与此同时，不远处的戒严部队士兵正在准备对示威者开火。</text:p>
      <ul>
        <li>
</li>
      </ul>
      <h5>
六四、天安门—不能忘却的记忆</h5>
      <text:h text:style-name="P12" text:outline-level="3">
<text:span text:style-name="T4">
燃烧着的运兵车</text:span>
</text:h>
      <text:p text:style-name="P4">
6月3日晚间，示威者在天安门长安街上点火焚烧一辆装甲运兵车。这是摄影师威德内尔（JeffWidener）当晚拍摄的最后一幅照片，此后不久他便被示威者掷出的砖头意外击中。虽然遭受剧烈脑震荡，但由于手中相机的外壳抵消了大部分冲击力，威德内尔逃过一劫，没有生命危险。</text:p>
      <ul>
        <li>
</li>
      </ul>
      <h5>
六四、天安门—不能忘却的记忆</h5>
      <text:h text:style-name="P12" text:outline-level="3">
<text:span text:style-name="T4">
镇压</text:span>
</text:h>
      <text:p text:style-name="P4">
6月4日，学生领导的民主运动遭血腥镇压之后第一天，一辆装载着士兵的卡车在北京宾馆门前的长安街上巡逻。当天，一辆类似卡车上的士兵向北京宾馆大堂内站立的旅游者开枪。</text:p>
      <ul>
        <li>
</li>
      </ul>
      <h5>
六四、天安门—不能忘却的记忆</h5>
      <text:h text:style-name="P12" text:outline-level="3">
<text:span text:style-name="T4">
“坦克人”</text:span>
</text:h>
      <text:p text:style-name="P4">
6月4日，一个拿着购物袋的孤身男子站在长安街的正中间，试图阻挡坦克编队的去路。二十五年之后，此人的最终命运依然不为人所知。这一场景成为了天安门民主运动最具象征意义的图像之一。</text:p>
      <ul>
        <li>
</li>
      </ul>
      <h5>
六四、天安门—不能忘却的记忆</h5>
      <text:h text:style-name="P12" text:outline-level="3">
<text:span text:style-name="T4">
死去的英雄</text:span>
</text:h>
      <text:p text:style-name="P4">
6月5日，一群民众在长安街上展示一张据称摄于当地一处太平间的图片，画面上的死者据称都是38军士兵在抢占天安门广场过程中枪杀的示威者。死者身上巨大的创口显示士兵动用了达姆弹。大赦国际组织认为，至少300名平民被杀。</text:p>
      <ul>
        <li>
</li>
      </ul>
      <h5>
六四、天安门—不能忘却的记忆</h5>
      <text:h text:style-name="P12" text:outline-level="3">
<text:span text:style-name="T4">
清扫</text:span>
</text:h>
      <text:p text:style-name="P4">
军队镇压民主运动后，两位妇女正在打扫广场，她们身后是一辆已经被烧毁的公共汽车。抗议运动中多辆汽车和军车被烧毁，一些士兵因此身亡或受伤。</text:p>
      <ul>
        <li>
</li>
      </ul>
      <h5>
六四、天安门—不能忘却的记忆</h5>
      <text:h text:style-name="P12" text:outline-level="3">
<text:span text:style-name="T4">
保卫毛泽东</text:span>
</text:h>
      <text:p text:style-name="P4">
镇压之后几天，天安门城楼前始终有士兵和坦克守护。</text:p>
      <ul>
        <li>
</li>
      </ul>
      <h5>
六四、天安门—不能忘却的记忆</h5>
      <text:h text:style-name="P12" text:outline-level="3">
<text:span text:style-name="T4">
兄弟并肩</text:span>
</text:h>
      <text:p text:style-name="P4">
1989年5月下旬，美联社摄影记者威德内尔（左）和华人摄影师刘香成在紫禁城前留影纪念。当时可能他们都没有想到，几天之后中国政府便动用武力镇压了天安门民主运动。</text:p>
      <text:p text:style-name="P4">
作者: Jeff Widener/石涛</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Source: <text:a xlink:type="simple" xlink:href="https://www.dw.com/zh/六四紀念館紐約開幕-特設香港民運展區/a-65811714" text:style-name="Internet_20_link" text:visited-style-name="Visited_20_Internet_20_Link">
https://www.dw.com/zh/六四紀念館紐約開幕-特設香港民運展區/a-65811714?maca=chi-rss-chi-all-1127-rdf</text:a>
</text:p>
      <!--NEWS-->
      <text:h text:style-name="P10" text:outline-level="1">
<text:span text:style-name="T4">
美国参议院批准提高债务上限 以避免美国违约</text:span>
</text:h>
      <text:p text:style-name="P4">
Author: chinese@voanews.com (金谷)</text:p>
      <text:p text:style-name="P4">
Publisher: 美国之音中文网 (Type: NewsMediaOrganization)</text:p>
      <text:p text:style-name="P4">
Published Time: 2023-06-02T17:20:39+08:00</text:p>
      <text:p text:style-name="P4">
Modified Time: 2023-06-02 09:20:39Z</text:p>
      <text:p text:style-name="P4">
Description: 美国参议院周四晚间（6月1日）通过了由总统拜登支持的两党立法，该立法提高了政府31.4万亿美元的债务上限，避免了有史以来的首次违约。</text:p>
      <text:p text:style-name="P4">
Videos: []</text:p>
      <text:p text:style-name="P4">
Images: []</text:p>
      <text:p text:style-name="P4">
Categories: '美国'</text:p>
      <text:p text:style-name="P4">
Type: None</text:p>
      <!--METADATA-->
      <text:p text:style-name="P4">
NoneNone</text:p>
      <text:p text:style-name="P4">
Source: <text:a xlink:type="simple" xlink:href="https://www.voachinese.com/a/congress-approves-debt-limit-suspension-averting-default-20230602/7119922.html" text:style-name="Internet_20_link" text:visited-style-name="Visited_20_Internet_20_Link">
https://www.voachinese.com/a/congress-approves-debt-limit-suspension-averting-default-20230602/7119922.html</text:a>
</text:p>
      <!--NEWS-->
      <text:h text:style-name="P10" text:outline-level="1">
<text:span text:style-name="T4">
中国往返美国4条新航班 避开俄罗斯领空</text:span>
</text:h>
      <text:p text:style-name="P4">
Author: chinese@voanews.com (杨安)</text:p>
      <text:p text:style-name="P4">
Publisher: 美国之音中文网 (Type: NewsMediaOrganization)</text:p>
      <text:p text:style-name="P4">
Published Time: 2023-06-02T17:33:14+08:00</text:p>
      <text:p text:style-name="P4">
Modified Time: 2023-06-02 09:33:14Z</text:p>
      <text:p text:style-name="P4">
Description: 美国于5月初同意将往返美国的中国籍航空公司航班增加到每周12趟，根据飞航追踪网站FlightAware的资料显示，这些新批准的航班避开了俄罗斯的领空。美中官方都并未说明是否要求航班避开俄罗斯领空，但对于两国之间增加直航抱持肯定态度。</text:p>
      <text:p text:style-name="P4">
Videos: []</text:p>
      <text:p text:style-name="P4">
Images: []</text:p>
      <text:p text:style-name="P4">
Categories: ['中国', '美国']</text:p>
      <text:p text:style-name="P4">
Type: None</text:p>
      <!--METADATA-->
      <text:p text:style-name="P4">
NoneNone</text:p>
      <text:p text:style-name="P4">
Source: <text:a xlink:type="simple" xlink:href="https://www.voachinese.com/a/us-china-flights-russia-20230602/7119928.html" text:style-name="Internet_20_link" text:visited-style-name="Visited_20_Internet_20_Link">
https://www.voachinese.com/a/us-china-flights-russia-20230602/7119928.html</text:a>
</text:p>
      <!--NEWS-->
      <text:h text:style-name="P10" text:outline-level="1">
<text:span text:style-name="T4">
美中战略竞争之际 中国银行将在巴新设首家分行</text:span>
</text:h>
      <text:p text:style-name="P4">
Author: VOA</text:p>
      <text:p text:style-name="P4">
Publisher: 美国之音中文网 (Type: NewsMediaOrganization)</text:p>
      <text:p text:style-name="P4">
Published Time: 2023-06-02T18:09:09+08:00</text:p>
      <text:p text:style-name="P4">
Modified Time: 2023-06-02 10:09:09Z</text:p>
      <text:p text:style-name="P4">
Description: 中国银行(Bank of China)董事长葛海蛟已前往南太平洋岛国巴布亚新几内亚，这家世界第四大银行寻求获得巴新的营业执照。巴新正在寻求推进与中国的贸易，并同时扩大与美国的防务关系。</text:p>
      <text:p text:style-name="P4">
Videos: []</text:p>
      <text:p text:style-name="P4">
Images: []</text:p>
      <text:p text:style-name="P4">
Categories: '中国'</text:p>
      <text:p text:style-name="P4">
Type: None</text:p>
      <!--METADATA-->
      <text:p text:style-name="P4">
NoneNone</text:p>
      <text:p text:style-name="P4">
Source: <text:a xlink:type="simple" xlink:href="https://www.voachinese.com/a/bank-of-china-chairman-visits-papua-new-guinea-amid-sino-us-strategic-rivalry-20230602/7119963.html" text:style-name="Internet_20_link" text:visited-style-name="Visited_20_Internet_20_Link">
https://www.voachinese.com/a/bank-of-china-chairman-visits-papua-new-guinea-amid-sino-us-strategic-rivalry-20230602/7119963.html</text:a>
</text:p>
      <!--NEWS-->
      <text:h text:style-name="P10" text:outline-level="1">
<text:span text:style-name="T4">
布林肯：美国将为乌克兰寻求“公平持久的和平”</text:span>
</text:h>
      <text:p text:style-name="P4">
Author: 联合早报 (Person)</text:p>
      <text:p text:style-name="P4">
Publisher: 联合早报 (Organization)</text:p>
      <text:p text:style-name="P4">
Published Time: 2023-06-02T18:17</text:p>
      <text:p text:style-name="P4">
Modified Time: 2023-06-02T18:37</text:p>
      <text:p text:style-name="P4">
Description: 美国国务卿布林肯说，美国正在与其他盟国合作，以为乌克兰提供“公平和持久的和平”。路透社报道，布林肯星期五（6月2日）在芬兰首都赫尔辛基一场公开演说中表明，美国“将支持各种（能为乌克...</text:p>
      <text:p text:style-name="P4">
Videos: []</text:p>
      <text:p text:style-name="P4">
Audios: []</text:p>
      <text:p text:style-name="P4">
Images: []</text:p>
      <text:p text:style-name="P4">
Type: NewsArticle</text:p>
      <text:p text:style-name="P4">
Breadcrumbs: ['即时', '国际']</text:p>
      <text:p text:style-name="P4">
Keywords: ['俄乌战争', '乌克兰危机', '乌克兰', '俄罗斯', '美国', '布林肯']</text:p>
      <!--METADATA-->
      <text:p text:style-name="P4">
美国国务卿布林肯说，美国正在与其他盟国合作，以为乌克兰提供“公平和持久的和平”。</text:p>
      <text:p text:style-name="P4">
路透社报道，布林肯星期五（6月2日）在芬兰首都赫尔辛基一场公开演说中表明，美国“将支持各种（能为乌克兰实现持久和平的）努力，不管这些努力是否来自巴西、中国，亦或是任何其他国家”。</text:p>
      <text:p text:style-name="P4">
华盛顿还鼓励其他国家为结束乌克兰冲突而采取行动，只要它们维护《联合国宪章》和乌克兰的主权、领土完整和独立。</text:p>
      <text:p text:style-name="P4">
美国承诺将继续在军事上援助乌克兰，因为在开展任何有意义的外交对话前，基辅必须具遏制和抵御任何外来入侵的能力。</text:p>
      <text:p text:style-name="P4">
布林肯说：“（俄总统）普京对乌克兰的侵略战争是一场战略失败”，指美国将协助基辅建立一支“未来的乌克兰军队”。</text:p>
      <text:p text:style-name="P4">
这意味着美国将协助乌克兰建立“一支现代化的空军，并综合了防空和导弹防御，先进坦克和装甲车，自主生产弹药的能力，以及保持部队和装备作战训练和支持”。</text:p>
      <text:p text:style-name="P4">
Source: <text:a xlink:type="simple" xlink:href="https://www.zaobao.com.sg/realtime/world/story20230602-1400636" text:style-name="Internet_20_link" text:visited-style-name="Visited_20_Internet_20_Link">
https://www.zaobao.com.sg/realtime/world/story20230602-1400636</text:a>
</text:p>
      <!--NEWS-->
      <text:h text:style-name="P10" text:outline-level="1">
<text:span text:style-name="T4">
俄罗斯：乌克兰对俄西部地区发起彻夜袭击</text:span>
</text:h>
      <text:p text:style-name="P4">
Author: 联合早报 (Person)</text:p>
      <text:p text:style-name="P4">
Publisher: 联合早报 (Organization)</text:p>
      <text:p text:style-name="P4">
Published Time: 2023-06-02T18:29</text:p>
      <text:p text:style-name="P4">
Modified Time: 2023-06-02T18:40</text:p>
      <text:p text:style-name="P4">
Description: 据俄罗斯官员消息，俄西部几个地区在星期五（6月2日）遭到乌军炮袭和无人机袭击，造成至少两人死亡、两人受伤。路透社报道，遇袭地点大多是在俄罗斯与乌克兰接壤的西部边境地区，包括布良斯克...</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乌克兰危机', '俄乌战争', '袭击']</text:p>
      <!--METADATA-->
      <text:p text:style-name="P4">
据俄罗斯官员消息，俄西部几个地区在星期五（6月2日）遭到乌军炮袭和无人机袭击，造成至少两人死亡、两人受伤。</text:p>
      <text:p text:style-name="P4">
路透社报道，遇袭地点大多是在俄罗斯与乌克兰接壤的西部边境地区，包括布良斯克（Bryansk）、库尔斯克（Kursk）、斯摩棱斯克（Smolensk）和别尔哥罗德州（Belgorod）等。</text:p>
      <text:p text:style-name="P4">
别尔哥罗德州州长格拉德科夫（Vyacheslav Gladkov）说，乌军炮袭了靠近乌克兰边境一小镇的道路，造成两人死亡，另有两人受伤。</text:p>
      <text:p text:style-name="P4">
<draw:frame draw:style-name="fr1" draw:name="Image346" text:anchor-type="as-char" svg:width="6.9236in" svg:height="5.1927in" draw:z-index="0">
<draw:image xlink:href="../Images/zaobao world/2023-06-02T18-29/000000.png" xlink:type="simple" xlink:show="embed" xlink:actuate="onLoad" draw:mime-type="image/png"/>
</draw:frame>
 乌军近来持续在俄边境地区别尔哥罗德州进行炮击。（路透社）</text:p>
      <text:p text:style-name="P4">
他说：“炮弹的碎片击中了（正在小道上）行驶的车辆。其中一辆车上有两名妇女，因伤势过重当场不治……第二辆车上有两名伤员，一名男子胸部被弹片割伤，另一名男子下肢受伤。”</text:p>
      <text:p text:style-name="P4">
俄官员近日通报称，乌军已加大对北部地区的攻击；俄军则自5月初以来，对乌克兰城市发动了约20次的导弹和无人机袭击。</text:p>
      <text:p text:style-name="P4">
同日，另一名俄控官员指出，乌军还对俄控南部扎波罗热核地区发动袭击，当地一个“医疗营地”遭受打击，目前尚不清楚伤亡情况。</text:p>
      <text:p text:style-name="P4">
Source: <text:a xlink:type="simple" xlink:href="https://www.zaobao.com.sg/realtime/world/story20230602-1400640" text:style-name="Internet_20_link" text:visited-style-name="Visited_20_Internet_20_Link">
https://www.zaobao.com.sg/realtime/world/story20230602-1400640</text:a>
</text:p>
      <!--NEWS-->
      <text:h text:style-name="P10" text:outline-level="1">
<text:span text:style-name="T4">
美解除债限危机和经济利多 欧股收涨</text:span>
</text:h>
      <text:p text:style-name="P4">
Publisher: 法新社</text:p>
      <text:p text:style-name="P4">
Published Time: 2023-06-02T18:32:08+00:00</text:p>
      <text:p text:style-name="P4">
Modified Time: 2023-06-02T18:05:02+00:00</text:p>
      <text:p text:style-name="P4">
Description: （法新社伦敦2日电） 美国联邦参议院通过提高举债上限，加上就业数据强劲缓解外界对这个世界最大经济体的忧虑，激励欧洲股市今天收涨。</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47" text:anchor-type="as-char" svg:width="6.9236in" svg:height="3.617581in" draw:z-index="0">
<draw:image xlink:href="../Images/rficn/2023-06-02T18-32-08-00-00/000000.png" xlink:type="simple" xlink:show="embed" xlink:actuate="onLoad" draw:mime-type="image/png"/>
</draw:frame>
</text:p>
      <text:p text:style-name="P4">
伦敦FTSE 100指数上涨117.01点或1.56%，收在7607.28点。</text:p>
      <text:p text:style-name="P4">
法兰克福DAX指数上涨197.57点或1.25%，收在16051.23点。</text:p>
      <text:p text:style-name="P4">
巴黎CAC 40指数上涨133.26点或1.87%，收在7270.69点。（译者：徐睿承）</text:p>
      <text:p text:style-name="P4">
Source: <text:a xlink:type="simple" xlink:href="https://www.rfi.fr/cn/%E8%B4%A2%E7%BB%8F%E5%BF%AB%E8%AE%AF/20230602-%E7%BE%8E%E8%A7%A3%E9%99%A4%E5%80%BA%E9%99%90%E5%8D%B1%E6%9C%BA%E5%92%8C%E7%BB%8F%E6%B5%8E%E5%88%A9%E5%A4%9A-%E6%AC%A7%E8%82%A1%E6%94%B6%E6%B6%A8" text:style-name="Internet_20_link" text:visited-style-name="Visited_20_Internet_20_Link">
https://www.rfi.fr/cn/%E8%B4%A2%E7%BB%8F%E5%BF%AB%E8%AE%AF/20230602-%E7%BE%8E%E8%A7%A3%E9%99%A4%E5%80%BA%E9%99%90%E5%8D%B1%E6%9C%BA%E5%92%8C%E7%BB%8F%E6%B5%8E%E5%88%A9%E5%A4%9A-%E6%AC%A7%E8%82%A1%E6%94%B6%E6%B6%A8</text:a>
</text:p>
      <!--NEWS-->
      <text:h text:style-name="P10" text:outline-level="1">
<text:span text:style-name="T4">
印度重大火车事故 至少50人丧生500多人受伤</text:span>
</text:h>
      <text:p text:style-name="P4">
Publisher: 法新社</text:p>
      <text:p text:style-name="P4">
Published Time: 2023-06-02T19:32:07+00:00</text:p>
      <text:p text:style-name="P4">
Modified Time: 2023-06-02T19:05:02+00:00</text:p>
      <text:p text:style-name="P4">
Description: （法新社新德里2日电） 印度东部奥里萨省（Odisha）今天发生重大火车相撞事故，至少造成50人丧生、500多人受伤，另有多人恐受困。</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48" text:anchor-type="as-char" svg:width="6.9236in" svg:height="3.617581in" draw:z-index="0">
<draw:image xlink:href="../Images/rficn/2023-06-02T19-32-07-00-00/000000.png" xlink:type="simple" xlink:show="embed" xlink:actuate="onLoad" draw:mime-type="image/png"/>
</draw:frame>
</text:p>
      <text:p text:style-name="P4">
印度奥里萨省高阶官员耶拿（PradeepJena）告诉法新社：「约50人已经丧生、逾500人受伤。我们目前最重要的工作是救援（乘客），并提供伤者医疗照护。」（译者：徐睿承）</text:p>
      <text:p text:style-name="P4">
Source: <text:a xlink:type="simple" xlink:href="https://www.rfi.fr/cn/%E5%9B%BD%E9%99%85%E6%8A%A5%E9%81%93/20230602-%E5%8D%B0%E5%BA%A6%E9%87%8D%E5%A4%A7%E7%81%AB%E8%BD%A6%E4%BA%8B%E6%95%85-%E8%87%B3%E5%B0%9150%E4%BA%BA%E4%B8%A7%E7%94%9F500%E5%A4%9A%E4%BA%BA%E5%8F%97%E4%BC%A4" text:style-name="Internet_20_link" text:visited-style-name="Visited_20_Internet_20_Link">
https://www.rfi.fr/cn/%E5%9B%BD%E9%99%85%E6%8A%A5%E9%81%93/20230602-%E5%8D%B0%E5%BA%A6%E9%87%8D%E5%A4%A7%E7%81%AB%E8%BD%A6%E4%BA%8B%E6%95%85-%E8%87%B3%E5%B0%9150%E4%BA%BA%E4%B8%A7%E7%94%9F500%E5%A4%9A%E4%BA%BA%E5%8F%97%E4%BC%A4</text:a>
</text:p>
      <!--NEWS-->
      <text:h text:style-name="P10" text:outline-level="1">
<text:span text:style-name="T4">
周五美市盘前升高 重点谈Lululemon超标的业绩</text:span>
</text:h>
      <text:p text:style-name="P4">
Author: 李可爱 (Person)</text:p>
      <text:p text:style-name="P4">
Publisher: 联合早报 (Organization)</text:p>
      <text:p text:style-name="P4">
Published Time: 2023-06-02T20:02</text:p>
      <text:p text:style-name="P4">
Modified Time: 2023-06-02T20:07</text:p>
      <text:p text:style-name="P4">
Description: 星期五（6月2日）重点：参议院隔夜批准了提高债务上限的协议，带动美国华尔街股市主要股指期货星期五（6月2日）攀升。在7时截稿时，标准与普尔500指数期货上升21.00点或0.50％...</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text:p text:style-name="P4">
Type: NewsArticle</text:p>
      <text:p text:style-name="P4">
Breadcrumbs: ['即时', '国际']</text:p>
      <text:p text:style-name="P4">
Keywords: ['美国股市', '美市', '财经即时']</text:p>
      <!--METADATA-->
      <text:h text:style-name="P13" text:outline-level="4">
<text:span text:style-name="T4">
星期五（6月2日）重点：</text:span>
</text:h>
      <ul>
        <li>
参议院隔夜批准了提高债务上限的协议，带动美国华尔街股市主要股指期货星期五（6月2日）攀升。   * 在7时截稿时，标准与普尔500指数期货上升21.00点或0.50％，报4242.00点；纳斯达克100指数期货起58.90点或0.41％，报14500.40点；道琼斯指数期货则起172.60点，报33234.20点。   * 美国主要股指隔夜（星期四）收高。数据显示美国薪资增幅放缓，缓和了通胀的压力，让投资者觉得美联储两个星期内有望暂停加息。   * 标准与普尔500指数隔夜上升41.19点，闭市报4221.02点。重量级的道琼斯指数也起153.30点，闭市报33061.57点。以科技股为主的纳斯达克100指数更是显著升高1.31％或187.42点，以14441.51点收市。   * 美国股市隔夜的交易继续活跃，交易所的总成交量是111亿4000万股，比过去20天的105亿8000万股平均成交量多。</li>
      </ul>
      <text:p text:style-name="P4">
<text:span text:style-name="T4">
盘前交易重点：</text:span>
</text:p>
      <ul>
        <li>
据上海证券报星期五报道，英伟达（Nvidia）首席执行官黄仁勋可能会在下星期二（6日）访问上海。英伟达股价在星期五晚上盘前起5.80美元，截稿时报403.50美元。</li>
      </ul>
      <text:p text:style-name="P4">
<draw:frame draw:style-name="fr1" draw:name="Image349" text:anchor-type="as-char" svg:width="6.9236in" svg:height="4.615733in" draw:z-index="0">
<draw:image xlink:href="../Images/zaobao world/2023-06-02T20-02/000000.png" xlink:type="simple" xlink:show="embed" xlink:actuate="onLoad" draw:mime-type="image/png"/>
</draw:frame>
 英伟达首席执行官黄仁勋可能会在6月6日访问上海。（法新社）</text:p>
      <ul>
        <li>
尽管第一季度业绩表现强劲，戴尔公司（Dell Technologies）高管们对公司接下来业绩表现做出了非常保守的预测，导致戴尔股票在星期五晚上盘前下跌了超过3％，截稿时报44.05美元。   * 流媒体巨头网飞（Netflix Inc）的股东隔夜在一项股东投票中，拒绝了公司提出的高管丰厚薪酬方案。尽管如此，这个由网飞董事会一致推荐的薪酬方案，还是可以在下次董事开会时通过的。网飞股价在星期五晚上盘前上升1.87美元，截稿时报405.00美元。   * 星期五下文我们来看看运动服饰连锁集团Lululemon隔夜发布的超标业绩。星期五晚上盘前该股起48.65美元或14.82％，截稿时报377.00美元。   * 盘前活跃股按序：特斯拉（Tesla）、Palantir Technologies、英伟达（Nvidia）、Carnival Corp和苹果（Apple）。截稿时，这五只活跃股的股价全部上升。</li>
      </ul>
      <text:p text:style-name="P4">
<draw:frame draw:style-name="fr1" draw:name="Image350" text:anchor-type="as-char" svg:width="6.9236in" svg:height="4.615733in" draw:z-index="0">
<draw:image xlink:href="../Images/zaobao world/2023-06-02T20-02/000001.png" xlink:type="simple" xlink:show="embed" xlink:actuate="onLoad" draw:mime-type="image/png"/>
</draw:frame>
库存一直是Lululemon面对的一个问题。不过集团高管们坚称现有库存与销售增长速度一致，并表示他们对现有状况“感到满意”。（路透社）</text:p>
      <text:h text:style-name="P13" text:outline-level="4">
<text:span text:style-name="T4">
Lululemon Athletica（纳斯达克证券交易所代码：LULU）</text:span>
</text:h>
      <text:p text:style-name="P4">
运动服饰连锁集团Lululemon隔夜不仅公布了超标的业绩，而且也因为中国业务和集团货运成本显著改善，决定上调对全年业绩的预测，带动Lululemon股价在隔夜盘后飙升超过12％。</text:p>
      <text:p text:style-name="P4">
根据Lululemon截止于今年4月底的第一季度业绩报告，集团的营业增长24％至20亿美元，每股盈利则是2.28美元。而Refinitiv所搜集到的分析师平均预测是营业额19亿3000万美元，每股盈利1.98美元。以这两个上下线指标来看，Lululemon是双双超标的。</text:p>
      <text:p text:style-name="P4">
业绩报告也显示，集团单单是在中国市场取得的营业额就比去年同期增长了79％。Lululemon在中国总共有71家零售店。</text:p>
      <text:p text:style-name="P4">
除了业绩超标之外，Lululemon高管们在隔夜还上调了对2023财年的全年业绩预测。他们预计全年净营业额将会是在94亿4000万美元至95亿1000万美元之间，每股盈利则会在11.74美元至11.94美元的区域。</text:p>
      <text:p text:style-name="P4">
在这之前，高管们曾预测全年净营业额会介于93亿美元至94亿1000万美元，华尔街分析师也普遍预计Lululemon的营业额会是93亿7000万美元。</text:p>
      <text:p text:style-name="P4">
首席财务官弗兰克（MeghanFrank）就说：“我们产品在全球市场获得良好反应，支持第一季度的业绩表现强劲。再加上我们在中国的销售步伐明显加快，整体的空运费用也下降，使我们的业绩比预期中来得好。我们对第二季度和全年业绩的势头感到满意，这也反映在我们调整后的业绩数字上。”</text:p>
      <text:p text:style-name="P4">
不过库存一直是Lululemon所面对的一个问题。它的存库在第一季度末增长24％至15亿8000万美元，而且高管们还预计下一季度将增长20％。不过他们坚称集团库存与销售增长速度一致，并表示他们对现有状况“感到满意”。但是他们也承认Lululemon在这方面“仍有工作要做”。</text:p>
      <text:p text:style-name="P4">
在Tipranks的24名分析师当中，有18名给予Lululemon股“买进”的评级，三名给予“持守”的评级，三名给予“卖出”的评级，一年期限平均目标价是401.05美元。</text:p>
      <text:p text:style-name="P4">
Source: <text:a xlink:type="simple" xlink:href="https://www.zaobao.com.sg/realtime/world/story20230602-1400668" text:style-name="Internet_20_link" text:visited-style-name="Visited_20_Internet_20_Link">
https://www.zaobao.com.sg/realtime/world/story20230602-1400668</text:a>
</text:p>
      <!--NEWS-->
      <text:h text:style-name="P10" text:outline-level="1">
<text:span text:style-name="T4">
北约秘书长拟访问土耳其参加总统就职典礼</text:span>
</text:h>
      <text:p text:style-name="P4">
Author: 联合早报 (Person)</text:p>
      <text:p text:style-name="P4">
Publisher: 联合早报 (Organization)</text:p>
      <text:p text:style-name="P4">
Published Time: 2023-06-02T20:29</text:p>
      <text:p text:style-name="P4">
Modified Time: 2023-06-02T20:29</text:p>
      <text:p text:style-name="P4">
Description: 北约秘书长斯托尔滕贝格重申，他将在本周访问土耳其出席总统埃尔多安的就职典礼期间，尽快推进瑞典入约进程。法新社报道，斯托尔滕贝格星期五（6月2日）发声明说，除了出席埃尔多安的就职典礼...</text:p>
      <text:p text:style-name="P4">
Videos: []</text:p>
      <text:p text:style-name="P4">
Audios: []</text:p>
      <text:p text:style-name="P4">
Images: []</text:p>
      <text:p text:style-name="P4">
Type: NewsArticle</text:p>
      <text:p text:style-name="P4">
Breadcrumbs: ['即时', '国际']</text:p>
      <text:p text:style-name="P4">
Keywords: ['北约', '瑞典', '土耳其']</text:p>
      <!--METADATA-->
      <text:p text:style-name="P4">
北约秘书长斯托尔滕贝格重申，他将在本周访问土耳其出席总统埃尔多安的就职典礼期间，尽快推进瑞典入约进程。</text:p>
      <text:p text:style-name="P4">
法新社报道，斯托尔滕贝格星期五（6月2日）发声明说，除了出席埃尔多安的就职典礼，他还计划与埃尔多安和土国高级官员举行双边会谈。此次访土行程将持续到星期天（4日）。</text:p>
      <text:p text:style-name="P4">
斯托尔滕贝格星期四（1日）在挪威奥斯陆参加为期两天的北约外长会议时说，他已于本周早些时候与土耳其总统埃尔多安谈话，并计划在不久的将来访问安卡拉，继续与土方<text:a xlink:type="simple" xlink:href="https://www.zaobao.com/realtime/world/story20230601-1400294" text:style-name="Internet_20_link" text:visited-style-name="Visited_20_Internet_20_Link">
 讨论瑞典北约事宜 </text:a>
 。</text:p>
      <text:p text:style-name="P4">
北约成员国此前多次表明，希望看到瑞典于7月11日至12日在立陶宛首都维尔纽斯举行的北约峰会前加入这一军事联盟。</text:p>
      <text:p text:style-name="P4">
斯托尔滕贝格则表明，让瑞典在 <text:a xlink:type="simple" xlink:href="https://www.zaobao.com/realtime/world/story20230526-1398553" text:style-name="Internet_20_link" text:visited-style-name="Visited_20_Internet_20_Link">
 7月前入约</text:a>
 是“绝对可能的”。</text:p>
      <text:p text:style-name="P4">
按照规程，北约必须在30个成员国“一致同意”前提下才能吸纳新成员。目前，土耳其和匈牙利尚未正式批准瑞典加入北约。</text:p>
      <text:p text:style-name="P4">
Source: <text:a xlink:type="simple" xlink:href="https://www.zaobao.com.sg/realtime/world/story20230602-1400673" text:style-name="Internet_20_link" text:visited-style-name="Visited_20_Internet_20_Link">
https://www.zaobao.com.sg/realtime/world/story20230602-1400673</text:a>
</text:p>
      <!--NEWS-->
      <text:h text:style-name="P10" text:outline-level="1">
<text:span text:style-name="T4">
韩国对朝代表在香会强调阻断朝鲜资金链的必要性</text:span>
</text:h>
      <text:p text:style-name="P4">
Author: 联合早报 (Person)</text:p>
      <text:p text:style-name="P4">
Publisher: 联合早报 (Organization)</text:p>
      <text:p text:style-name="P4">
Published Time: 2023-06-02T20:46</text:p>
      <text:p text:style-name="P4">
Modified Time: 2023-06-02T20:46</text:p>
      <text:p text:style-name="P4">
Description: 韩国朝鲜半岛和平安全事务特别代表金健在新加坡出席香格里拉对话时，强调了切断朝鲜资金链对遏阻朝方开发核导弹进程的重要性。韩联社报道，金健星期五（6月2日）在第20届香格里拉对话特别论...</text:p>
      <text:p text:style-name="P4">
Videos: []</text:p>
      <text:p text:style-name="P4">
Audios: []</text:p>
      <text:p text:style-name="P4">
Images: []</text:p>
      <text:p text:style-name="P4">
Type: NewsArticle</text:p>
      <text:p text:style-name="P4">
Breadcrumbs: ['即时', '国际']</text:p>
      <text:p text:style-name="P4">
Keywords: ['香格里拉对话会', '韩国', '朝鲜', '美国']</text:p>
      <!--METADATA-->
      <text:p text:style-name="P4">
韩国朝鲜半岛和平安全事务特别代表金健在新加坡出席 <text:a xlink:type="simple" xlink:href="https://www.zaobao.com/keywords/xiang-ge-li-la-dui-hua" text:style-name="Internet_20_link" text:visited-style-name="Visited_20_Internet_20_Link">
 香格里拉对话 </text:a>
 时，强调了切断朝鲜资金链对遏阻朝方开发核导弹进程的重要性。</text:p>
      <text:p text:style-name="P4">
韩联社报道，金健星期五（6月2日）在第20届香格里拉对话特别论坛上以“核视角下的地区安全”为主题发表演讲，并强调了切断朝鲜通过海外创汇、非法网络活动筹集核导开发资金的重要性。</text:p>
      <text:p text:style-name="P4">
金健介绍称，朝鲜黑客于2022年入侵新加坡游戏企业“SkyMavis”，窃取了价值6.2亿美元（约8.35亿新元）的加密货币，攻击规模破历史纪录。他强调，朝鲜正在全球进行网络攻击，国际社会应加强紧密合作予以应对。</text:p>
      <text:p text:style-name="P4">
另一方面，金健同谷歌对外政策和隐私产品管理副总裁举行会晤，讨论合作应对朝鲜网络犯罪活动的方案。</text:p>
      <text:p text:style-name="P4">
韩美日防长计划在香会期间举行会谈，有望具体讨论构建朝鲜导弹预警信息（warning data）的交换机制。</text:p>
      <text:p text:style-name="P4">
Source: <text:a xlink:type="simple" xlink:href="https://www.zaobao.com.sg/realtime/world/story20230602-1400675" text:style-name="Internet_20_link" text:visited-style-name="Visited_20_Internet_20_Link">
https://www.zaobao.com.sg/realtime/world/story20230602-1400675</text:a>
</text:p>
      <!--NEWS-->
      <text:h text:style-name="P10" text:outline-level="1">
<text:span text:style-name="T4">
盼改善与沙乌地关系 美国务卿布林肯下周往访</text:span>
</text:h>
      <text:p text:style-name="P4">
Publisher: 法新社</text:p>
      <text:p text:style-name="P4">
Published Time: 2023-06-02T21:02:07+00:00</text:p>
      <text:p text:style-name="P4">
Modified Time: 2023-06-02T20:35:03+00:00</text:p>
      <text:p text:style-name="P4">
Description: （法新社华盛顿2日电） 在美国与长期中东盟友沙乌地阿拉伯关系紧张之际，美国国务院今天宣布，国务卿布林肯（Antony Blinken）下周将前往沙乌地访问3天。</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51" text:anchor-type="as-char" svg:width="6.9236in" svg:height="3.617581in" draw:z-index="0">
<draw:image xlink:href="../Images/rficn/2023-06-02T21-02-07-00-00/000000.png" xlink:type="simple" xlink:show="embed" xlink:actuate="onLoad" draw:mime-type="image/png"/>
</draw:frame>
</text:p>
      <text:p text:style-name="P4">
法新社报导，布林肯6日至8日将赴沙乌地进行访问，两国正寻求促成苏丹交战方持久停火。</text:p>
      <text:p text:style-name="P4">
美国国务院表示，布林肯将「就区域和全球议题讨论美沙战略合作，以及经济和安全等一系列双边议题」。</text:p>
      <text:p text:style-name="P4">
布林肯7日将参与波斯湾合作理事会（Gulf CooperationCouncil）部长级会议，8日将于利雅德（Riyadh）参加对抗伊斯兰国（IS）的国家联盟会议。</text:p>
      <text:p text:style-name="P4">
布林肯此行前不久，白宫国家安全顾问苏利文（Jake Sullivan）赴沙乌地进行访问，近1年前，美国总统拜登也曾访沙，但未明显改善两国关系。</text:p>
      <text:p text:style-name="P4">
美国和沙乌地间关系复杂，在美国指控这个王国侵犯人权，加上美国恼怒沙乌地与俄罗斯勾结提高油价，从侵略乌克兰战争中牟取暴利、拒绝美国限制价格的请求后，两国关系受损。</text:p>
      <text:p text:style-name="P4">
然而，沙乌地在中东政局扮演有力角色，加之美国持续提供其武器下，美国期盼拉近彼此关系。（译者：徐睿承）</text:p>
      <text:p text:style-name="P4">
Source: <text:a xlink:type="simple" xlink:href="https://www.rfi.fr/cn/%E5%9B%BD%E9%99%85%E6%8A%A5%E9%81%93/20230602-%E7%9B%BC%E6%94%B9%E5%96%84%E4%B8%8E%E6%B2%99%E4%B9%8C%E5%9C%B0%E5%85%B3%E7%B3%BB-%E7%BE%8E%E5%9B%BD%E5%8A%A1%E5%8D%BF%E5%B8%83%E6%9E%97%E8%82%AF%E4%B8%8B%E5%91%A8%E5%BE%80%E8%AE%BF" text:style-name="Internet_20_link" text:visited-style-name="Visited_20_Internet_20_Link">
https://www.rfi.fr/cn/%E5%9B%BD%E9%99%85%E6%8A%A5%E9%81%93/20230602-%E7%9B%BC%E6%94%B9%E5%96%84%E4%B8%8E%E6%B2%99%E4%B9%8C%E5%9C%B0%E5%85%B3%E7%B3%BB-%E7%BE%8E%E5%9B%BD%E5%8A%A1%E5%8D%BF%E5%B8%83%E6%9E%97%E8%82%AF%E4%B8%8B%E5%91%A8%E5%BE%80%E8%AE%BF</text:a>
</text:p>
      <!--NEWS-->
      <text:h text:style-name="P10" text:outline-level="1">
<text:span text:style-name="T4">
泽连斯基：战争未结束前乌克兰无法加入北约</text:span>
</text:h>
      <text:p text:style-name="P4">
Author: 联合早报 (Person)</text:p>
      <text:p text:style-name="P4">
Publisher: 联合早报 (Organization)</text:p>
      <text:p text:style-name="P4">
Published Time: 2023-06-02T21:12</text:p>
      <text:p text:style-name="P4">
Modified Time: 2023-06-02T21:12</text:p>
      <text:p text:style-name="P4">
Description: 乌克兰总统泽连斯基说，他明白，当俄乌战争还在持续进行时，乌克兰将无法加入北约。路透社报道，泽连斯基星期五（6月2日）说：“我们是充分的人，明白我们不会把任何北约国家拉入战争……这就...</text:p>
      <text:p text:style-name="P4">
Videos: []</text:p>
      <text:p text:style-name="P4">
Audios: []</text:p>
      <text:p text:style-name="P4">
Images: []</text:p>
      <text:p text:style-name="P4">
Type: NewsArticle</text:p>
      <text:p text:style-name="P4">
Breadcrumbs: ['即时', '国际']</text:p>
      <text:p text:style-name="P4">
Keywords: ['乌克兰危机', '俄乌战争', '俄罗斯', '乌克兰', '北约', '北大西洋公约组织']</text:p>
      <!--METADATA-->
      <text:p text:style-name="P4">
乌克兰总统泽连斯基说，他明白，当俄乌战争还在持续进行时，乌克兰将无法加入北约。</text:p>
      <text:p text:style-name="P4">
路透社报道，泽连斯基星期五（6月2日）说：“我们是充分的人，明白我们不会把任何北约国家拉入战争……这就是为什么我们明白，在这场战争正在进行时，我们不会成为北约成员国。不是因为我们不想，而是因为这是不可能的。”</text:p>
      <text:p text:style-name="P4">
克里姆林宫则于同日表明，如果乌克兰加入北约，将在未来许多年内造成问题。</text:p>
      <text:p text:style-name="P4">
当被问及乌克兰渴望加入北约时，克宫发言人佩斯科夫说：“我们很遗憾地指出，这表明基辅政权没有准备，不愿意也没有能力在谈判桌上解决现有问题。”</text:p>
      <text:p text:style-name="P4">
“乌克兰（希望加入）北约当然是主要的刺激因素之一，并将成为很多年的潜在问题……许多欧盟国家都很清楚这一点。”</text:p>
      <text:p text:style-name="P4">
不过，英国国防部部长华莱士星期五在新加坡出席 <text:a xlink:type="simple" xlink:href="https://www.zaobao.com/keywords/xiang-ge-li-la-dui-hua" text:style-name="Internet_20_link" text:visited-style-name="Visited_20_Internet_20_Link">
 香格里拉对话 </text:a>
 时说，英国支持乌克兰加入北约，而且“这条道路对他们来说是开放的”，尽管政治现实可能会减缓这一进程。</text:p>
      <text:p text:style-name="P4">
华莱士表明：“我们能够帮助乌克兰的最好方式，是协助他们打败俄罗斯，之后就是确保他们做好准备，有能力和适应力。”</text:p>
      <text:p text:style-name="P4">
Source: <text:a xlink:type="simple" xlink:href="https://www.zaobao.com.sg/realtime/world/story20230602-1400683" text:style-name="Internet_20_link" text:visited-style-name="Visited_20_Internet_20_Link">
https://www.zaobao.com.sg/realtime/world/story20230602-1400683</text:a>
</text:p>
      <!--NEWS-->
      <text:h text:style-name="P10" text:outline-level="1">
<text:span text:style-name="T4">
人权观察呼吁北京承认对六四大屠杀的责任</text:span>
</text:h>
      <text:p text:style-name="P4">
Author: chinese@voanews.com (木风)</text:p>
      <text:p text:style-name="P4">
Publisher: 美国之音中文网 (Type: NewsMediaOrganization)</text:p>
      <text:p text:style-name="P4">
Published Time: 2023-06-02T21:27:43+08:00</text:p>
      <text:p text:style-name="P4">
Modified Time: 2023-06-02 13:27:43Z</text:p>
      <text:p text:style-name="P4">
Description: 六四天安门镇压事件三十四周年纪念日即将来临，总部设在美国纽约的人权观察呼吁中国政府承认自己在这场历史悲剧中应负的历史责任，为六四事件的死难者及其家属提供赔偿。</text:p>
      <text:p text:style-name="P4">
Videos: []</text:p>
      <text:p text:style-name="P4">
Images: []</text:p>
      <text:p text:style-name="P4">
Categories: ['中国', '纪念六四']</text:p>
      <text:p text:style-name="P4">
Type: None</text:p>
      <!--METADATA-->
      <text:p text:style-name="P4">
NoneNone</text:p>
      <text:p text:style-name="P4">
Source: <text:a xlink:type="simple" xlink:href="https://www.voachinese.com/a/china-barred-34-years-after-bloody-tiananmen-massacre-20230602/7119991.html" text:style-name="Internet_20_link" text:visited-style-name="Visited_20_Internet_20_Link">
https://www.voachinese.com/a/china-barred-34-years-after-bloody-tiananmen-massacre-20230602/7119991.html</text:a>
</text:p>
      <!--NEWS-->
      <text:h text:style-name="P10" text:outline-level="1">
<text:span text:style-name="T4">
六四周年将至，港人在国安法淫威下选择私下纪念</text:span>
</text:h>
      <text:p text:style-name="P4">
Author: chinese@voanews.com (松仁)</text:p>
      <text:p text:style-name="P4">
Publisher: 美国之音中文网 (Type: NewsMediaOrganization)</text:p>
      <text:p text:style-name="P4">
Published Time: 2023-06-02T21:28:46+08:00</text:p>
      <text:p text:style-name="P4">
Modified Time: 2023-06-02 17:14:17Z</text:p>
      <text:p text:style-name="P4">
Description: 即将到来的星期天（6月4日）将是天安门血腥屠杀事件34周年纪念日，但是多年来一直在六四当天举办大型纪念活动，公开向罹难者致哀致敬的港人现在却在国安法的阴霾与淫威下，被迫选择私下举行悼念活动。</text:p>
      <text:p text:style-name="P4">
Videos: []</text:p>
      <text:p text:style-name="P4">
Images: []</text:p>
      <text:p text:style-name="P4">
Categories: ['纪念六四', '港澳']</text:p>
      <text:p text:style-name="P4">
Type: None</text:p>
      <!--METADATA-->
      <text:p text:style-name="P4">
NoneNone</text:p>
      <text:p text:style-name="P4">
Source: <text:a xlink:type="simple" xlink:href="https://www.voachinese.com/a/amid-shrinking-freedoms-hong-kongers-commemorate-tiananmen-anniversary-privately-20230602/7119986.html" text:style-name="Internet_20_link" text:visited-style-name="Visited_20_Internet_20_Link">
https://www.voachinese.com/a/amid-shrinking-freedoms-hong-kongers-commemorate-tiananmen-anniversary-privately-20230602/7119986.html</text:a>
</text:p>
      <!--NEWS-->
      <text:h text:style-name="P10" text:outline-level="1">
<text:span text:style-name="T4">
美中防长在香会握手 未开展“实质性交流”</text:span>
</text:h>
      <text:p text:style-name="P4">
Author: 联合早报 (Person)</text:p>
      <text:p text:style-name="P4">
Publisher: 联合早报 (Organization)</text:p>
      <text:p text:style-name="P4">
Published Time: 2023-06-02T21:41</text:p>
      <text:p text:style-name="P4">
Modified Time: 2023-06-02T23:16</text:p>
      <text:p text:style-name="P4">
Description: 美国国防部长奥斯汀和中国国防部长李尚福在新加坡出席香格里拉对话会期间相互握手，但未开展“实质性交流”。路透社报道，美国五角大楼星期五（6月2日）发声明说，两国防长只进行了简短的交谈...</text:p>
      <text:p text:style-name="P4">
Videos: []</text:p>
      <text:p text:style-name="P4">
Audios: []</text:p>
      <text:p text:style-name="P4">
Images: []</text:p>
      <text:p text:style-name="P4">
Type: NewsArticle</text:p>
      <text:p text:style-name="P4">
Breadcrumbs: ['即时', '国际']</text:p>
      <text:p text:style-name="P4">
Keywords: ['美中关系', '香格里拉对话', '美国', '中国', '奥斯汀']</text:p>
      <!--METADATA-->
      <text:p text:style-name="P4">
美国国防部长奥斯汀和中国国防部长李尚福在新加坡出席 <text:a xlink:type="simple" xlink:href="https://www.zaobao.com/keywords/xiang-ge-li-la-dui-hua" text:style-name="Internet_20_link" text:visited-style-name="Visited_20_Internet_20_Link">
 香格里拉对话会 </text:a>
 期间相互握手，但未开展“实质性交流”。</text:p>
      <text:p text:style-name="P4">
路透社报道，美国五角大楼星期五（6月2日）发声明说，两国防长只进行了简短的交谈。</text:p>
      <text:p text:style-name="P4">
五角大楼发言人赖德（Pat Ryder）说：“美国防部相信与中国保持开放的军事沟通渠道，并将继续在多个层面寻求有意义的军事讨论，以负责任地管理美中关系。”</text:p>
      <text:p text:style-name="P4">
北京早些时候 <text:a xlink:type="simple" xlink:href="https://www.zaobao.com.sg/news/world/story20230530-1399778" text:style-name="Internet_20_link" text:visited-style-name="Visited_20_Internet_20_Link">
 拒绝与奥斯汀在香格里拉安全峰会期间开展正式会晤</text:a>
。中方要求美国取消2018年颁布的对李尚福的制裁措施，并表明若不取消制裁，李尚福与奥斯汀的会晤是不对等的。</text:p>
      <text:p text:style-name="P4">
Source: <text:a xlink:type="simple" xlink:href="https://www.zaobao.com.sg/realtime/world/story20230602-1400687" text:style-name="Internet_20_link" text:visited-style-name="Visited_20_Internet_20_Link">
https://www.zaobao.com.sg/realtime/world/story20230602-1400687</text:a>
</text:p>
      <!--NEWS-->
      <text:h text:style-name="P10" text:outline-level="1">
<text:span text:style-name="T4">
三十四年后再回首 六四学生“没想到”什么？</text:span>
</text:h>
      <text:p text:style-name="P4">
Author: chinese@voanews.com (金哲, 平凡)</text:p>
      <text:p text:style-name="P4">
Publisher: 美国之音中文网 (Type: NewsMediaOrganization)</text:p>
      <text:p text:style-name="P4">
Published Time: 2023-06-02T22:26:45+08:00</text:p>
      <text:p text:style-name="P4">
Modified Time: 2023-06-02 20:00:09Z</text:p>
      <text:p text:style-name="P4">
Description: 由于中国共产党当局的信息封锁，中国许多年轻人不清楚甚至不知道，三十四年前的1989年6月4日，中共当局曾经出动军队对聚集在天安门广场的学生和市民抗议者进行了血腥镇压。当年的热血青年学生，如今也都白发斑斑。三十四年前和三十四年后，回首往事，他们最感到意外的是什么？</text:p>
      <text:p text:style-name="P4">
Videos: []</text:p>
      <text:p text:style-name="P4">
Images: []</text:p>
      <text:p text:style-name="P4">
Categories: ['纪念六四', '中国']</text:p>
      <text:p text:style-name="P4">
Type: None</text:p>
      <!--METADATA-->
      <text:p text:style-name="P4">
NoneNone</text:p>
      <text:p text:style-name="P4">
Source: <text:a xlink:type="simple" xlink:href="https://www.voachinese.com/a/tiananmen-massacre-student-leaders-recalling-what-surprised-them-20230602/7120197.html" text:style-name="Internet_20_link" text:visited-style-name="Visited_20_Internet_20_Link">
https://www.voachinese.com/a/tiananmen-massacre-student-leaders-recalling-what-surprised-them-20230602/7120197.html</text:a>
</text:p>
      <!--NEWS-->
      <text:h text:style-name="P10" text:outline-level="1">
<text:span text:style-name="T4">
白宫：美国无需以增强核武库威慑俄罗斯和中国</text:span>
</text:h>
      <text:p text:style-name="P4">
Author: 联合早报 (Person)</text:p>
      <text:p text:style-name="P4">
Publisher: 联合早报 (Organization)</text:p>
      <text:p text:style-name="P4">
Published Time: 2023-06-02T23:04</text:p>
      <text:p text:style-name="P4">
Modified Time: 2023-06-03T00:22</text:p>
      <text:p text:style-name="P4">
Description: 美国白宫国家安全顾问沙利文说，美国不需要以增加核武库规模的方式，威慑俄罗斯、中国，以及和其他对手的联合力量。路透社报道，沙利文星期五（6月2日）说，若俄罗斯遵守《新削减战略武器条约...</text:p>
      <text:p text:style-name="P4">
Videos: []</text:p>
      <text:p text:style-name="P4">
Audios: []</text:p>
      <text:p text:style-name="P4">
Images: []</text:p>
      <text:p text:style-name="P4">
Type: NewsArticle</text:p>
      <text:p text:style-name="P4">
Breadcrumbs: ['即时', '国际']</text:p>
      <text:p text:style-name="P4">
Keywords: ['美国', '中国', '俄罗斯', '白宫', '核武器', '沙利文']</text:p>
      <!--METADATA-->
      <text:p text:style-name="P4">
美国白宫国家安全顾问沙利文说，美国不需要以增加核武库规模的方式，威慑俄罗斯、中国，以及和其他对手的联合力量。</text:p>
      <text:p text:style-name="P4">
路透社报道，沙利文星期五（6月2日）说，若俄罗斯遵守《新削减战略武器条约》规定的核武器限制，那么美国也将遵守这一条约，直到2026年到期。</text:p>
      <text:p text:style-name="P4">
“美国不需要为了成功威慑竞争对手，把核力量增加到超过竞争对手的总和。”</text:p>
      <text:p text:style-name="P4">
美国从星期四（1日）起， <text:a xlink:type="simple" xlink:href="https://www.zaobao.com/realtime/world/story20230602-1400438" text:style-name="Internet_20_link" text:visited-style-name="Visited_20_Internet_20_Link">
 停止向俄罗斯提供部分《新削减战略武器条约》数据</text:a>
，其中包括美国导弹和发射器的位置，作为回应莫斯科“持续违反”这项协议的举措。</text:p>
      <text:p text:style-name="P4">
俄罗斯尚未正式退出《新削减战略武器条约》，但在今年2月，俄总统普京签署关于 <text:a xlink:type="simple" xlink:href="https://www.zaobao.com/realtime/world/story20230301-1368049" text:style-name="Internet_20_link" text:visited-style-name="Visited_20_Internet_20_Link">
 俄暂停履行《新削减战略武器条约》的法律</text:a>
 ，何时恢复履行将由普京决定。</text:p>
      <text:p text:style-name="P4">
紧接着，美政府在3月底宣布，已通知莫斯科将 <text:a xlink:type="simple" xlink:href="https://www.zaobao.com/news/world/story20230330-1377680" text:style-name="Internet_20_link" text:visited-style-name="Visited_20_Internet_20_Link">
 停止交换一些核武器数据</text:a>
。此举被外界看作是对俄国宣布暂停履行《新削减战略武器条约》的回应。</text:p>
      <text:p text:style-name="P4">
《新削减战略武器条约》由俄美两国于2010年签署，2011年2月5日生效，有效期10年。2021年2月3日，俄美双方互换外交照会，完成延长《新削减战略武器条约》有效期协议的相关内部程序，协议即日生效。条约有效期随后延长至2026年2月5日。俄美《中导条约》2019年失效后，这一条约成为两国间唯一军控条约。</text:p>
      <text:p text:style-name="P4">
Source: <text:a xlink:type="simple" xlink:href="https://www.zaobao.com.sg/realtime/world/story20230602-1400710" text:style-name="Internet_20_link" text:visited-style-name="Visited_20_Internet_20_Link">
https://www.zaobao.com.sg/realtime/world/story20230602-1400710</text:a>
</text:p>
      <!--NEWS-->
      <text:h text:style-name="P10" text:outline-level="1">
<text:span text:style-name="T4">
美国对伊朗互联网技术公司实施新制裁</text:span>
</text:h>
      <text:p text:style-name="P4">
Author: 联合早报 (Person)</text:p>
      <text:p text:style-name="P4">
Publisher: 联合早报 (Organization)</text:p>
      <text:p text:style-name="P4">
Published Time: 2023-06-02T23:13</text:p>
      <text:p text:style-name="P4">
Modified Time: 2023-06-03T00:28</text:p>
      <text:p text:style-name="P4">
Description: 美国财政部发布消息称，当局星期五（6月2日）发布了与伊朗有关的新制裁措施，以针对协助德黑兰审查互联网的技术公司和相关个体。路透社报道，美财政部发声明说，被制裁的网络技术公司“Arv...</text:p>
      <text:p text:style-name="P4">
Videos: []</text:p>
      <text:p text:style-name="P4">
Audios: []</text:p>
      <text:p text:style-name="P4">
Images: []</text:p>
      <text:p text:style-name="P4">
Type: NewsArticle</text:p>
      <text:p text:style-name="P4">
Breadcrumbs: ['即时', '国际']</text:p>
      <text:p text:style-name="P4">
Keywords: ['美国', '伊朗', '伊朗制裁']</text:p>
      <!--METADATA-->
      <text:p text:style-name="P4">
美国财政部发布消息称，当局星期五（6月2日）发布了与伊朗有关的新制裁措施，以针对协助德黑兰审查互联网的技术公司和相关个体。</text:p>
      <text:p text:style-name="P4">
路透社报道，美财政部发声明说，被制裁的网络技术公司“Arvan Cloud”与伊朗的情报部门关系密切，该公司的高管与伊朗高级官员互有来往。</text:p>
      <text:p text:style-name="P4">
声明说，伊朗政府经常利用互联网限制和控制网速来压制异己的声音，并监视和惩罚在网上行使言论和集会自由权的伊朗人。</text:p>
      <text:p text:style-name="P4">
财政部指出，被制裁的两名个体是Arvan Cloud的联合创始人皮豪赛因洛（Pouya Pirhosseinloo）和法特米（Farhad Fatemi）。</text:p>
      <text:p text:style-name="P4">
在40多年前的美国驻伊朗大使馆人质危机中，美国开始对伊朗实施制裁，此后制裁范围逐步扩大、力度不断加码。过去几十年来，美国国会陆续通过和修订了《对伊朗制裁法案》等10余项相关法案，历任美国总统总共下达了至少26道与制裁伊朗相关的行政令。</text:p>
      <text:p text:style-name="P4">
伊朗前总统鲁哈尼曾表示，仅美国特朗普政府实施的制裁就给伊朗带来至少2000亿美元（约2692亿新元）的经济损失。</text:p>
      <text:p text:style-name="P4">
Source: <text:a xlink:type="simple" xlink:href="https://www.zaobao.com.sg/realtime/world/story20230602-1400711" text:style-name="Internet_20_link" text:visited-style-name="Visited_20_Internet_20_Link">
https://www.zaobao.com.sg/realtime/world/story20230602-1400711</text:a>
</text:p>
      <!--NEWS-->
      <text:h text:style-name="P10" text:outline-level="1">
<text:span text:style-name="T4">
政治红线下寻找悼念空间 香港前区议员派发蜡烛唤起港人六四回忆</text:span>
</text:h>
      <text:p text:style-name="P4">
Author: chinese@voanews.com (高锋)</text:p>
      <text:p text:style-name="P4">
Publisher: 美国之音中文网 (Type: NewsMediaOrganization)</text:p>
      <text:p text:style-name="P4">
Published Time: 2023-06-02T23:40:56+08:00</text:p>
      <text:p text:style-name="P4">
Modified Time: 2023-06-02 17:13:39Z</text:p>
      <text:p text:style-name="P4">
Description: 在港版国安法和疫情的影响下，过去数年香港人无法自由悼念六四。近日港府官员更先后就悼念六四表态，强调港人的行为若不符合法律会果断执法。在大多数港人选择保持沉默的同时，香港一名前民主派区议员却在政治红线下以自己的方式唤起港人对六四的记忆。</text:p>
      <text:p text:style-name="P4">
Videos: []</text:p>
      <text:p text:style-name="P4">
Images: []</text:p>
      <text:p text:style-name="P4">
Categories: ['纪念六四', '港澳']</text:p>
      <text:p text:style-name="P4">
Type: None</text:p>
      <!--METADATA-->
      <text:p text:style-name="P4">
NoneNone</text:p>
      <text:p text:style-name="P4">
Source: <text:a xlink:type="simple" xlink:href="https://www.voachinese.com/a/hong-kong-ex-democrat-politician-gives-out-candles-on-tiananmen-crackdown-anniversary-2-0230602/7120250.html" text:style-name="Internet_20_link" text:visited-style-name="Visited_20_Internet_20_Link">
https://www.voachinese.com/a/hong-kong-ex-democrat-politician-gives-out-candles-on-tiananmen-crackdown-anniversary-2-0230602/7120250.html</text:a>
</text:p>
      <!--NEWS-->
      <text:h text:style-name="P10" text:outline-level="1">
<text:span text:style-name="T4">
摩根大通CEO戴蒙敏感时期访台，台官方机构称没有会见安排</text:span>
</text:h>
      <text:p text:style-name="P4">
Author: chinese@voanews.com (木风)</text:p>
      <text:p text:style-name="P4">
Publisher: 美国之音中文网 (Type: NewsMediaOrganization)</text:p>
      <text:p text:style-name="P4">
Published Time: 2023-06-02T23:45:21+08:00</text:p>
      <text:p text:style-name="P4">
Modified Time: 2023-06-02 15:45:21Z</text:p>
      <text:p text:style-name="P4">
Description: 美国投行摩根大通首席执行官杰米·戴蒙在结束了他对中国大陆的访问之后于周五前往台湾访问。这是他十年来首次访问台湾。</text:p>
      <text:p text:style-name="P4">
Videos: []</text:p>
      <text:p text:style-name="P4">
Images: []</text:p>
      <text:p text:style-name="P4">
Categories: ['美国', '经济·金融·贸易', '台湾']</text:p>
      <text:p text:style-name="P4">
Type: None</text:p>
      <!--METADATA-->
      <text:p text:style-name="P4">
NoneNone</text:p>
      <text:p text:style-name="P4">
Source: <text:a xlink:type="simple" xlink:href="https://www.voachinese.com/a/jpmorgan-s-dimon-visits-taiwan-to-meet-staff-clients-20230602/7120017.html" text:style-name="Internet_20_link" text:visited-style-name="Visited_20_Internet_20_Link">
https://www.voachinese.com/a/jpmorgan-s-dimon-visits-taiwan-to-meet-staff-clients-20230602/7120017.html</text:a>
</text:p>
      <!--NEWS-->
      <text:h text:style-name="P10" text:outline-level="1">
<text:span text:style-name="T4">
美5月非农就业优于预期 美国股市早盘走高</text:span>
</text:h>
      <text:p text:style-name="P4">
Publisher: 法新社</text:p>
      <text:p text:style-name="P4">
Published Time: 2023-06-02T7:02:09+00:00</text:p>
      <text:p text:style-name="P4">
Modified Time: 2023-06-02T14:35:02+00:00</text:p>
      <text:p text:style-name="P4">
Description: （法新社纽约2日电) 美国联邦参议院通过债务上限法案，加上美国5月非农就业人数增幅优于预期，显示美国经济持续强劲，美股主要指数今天早盘走高。</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52" text:anchor-type="as-char" svg:width="6.9236in" svg:height="3.617581in" draw:z-index="0">
<draw:image xlink:href="../Images/rficn/2023-06-02T7-02-09-00-00/000000.png" xlink:type="simple" xlink:show="embed" xlink:actuate="onLoad" draw:mime-type="image/png"/>
</draw:frame>
</text:p>
      <text:p text:style-name="P4">
道琼工业指数上扬395.45点，或1.20%，来到33457.02点。</text:p>
      <text:p text:style-name="P4">
标准普尔500指数上涨32.38点，或0.77%，来到4253.40点。</text:p>
      <text:p text:style-name="P4">
那斯达克综合指数扬升60.78点，或0.46%，来到13161.76点。</text:p>
      <text:p text:style-name="P4">
Source: <text:a xlink:type="simple" xlink:href="https://www.rfi.fr/cn/%E8%B4%A2%E7%BB%8F%E5%BF%AB%E8%AE%AF/20230602-%E7%BE%8E5%E6%9C%88%E9%9D%9E%E5%86%9C%E5%B0%B1%E4%B8%9A%E4%BC%98%E4%BA%8E%E9%A2%84%E6%9C%9F-%E7%BE%8E%E5%9B%BD%E8%82%A1%E5%B8%82%E6%97%A9%E7%9B%98%E8%B5%B0%E9%AB%98" text:style-name="Internet_20_link" text:visited-style-name="Visited_20_Internet_20_Link">
https://www.rfi.fr/cn/%E8%B4%A2%E7%BB%8F%E5%BF%AB%E8%AE%AF/20230602-%E7%BE%8E5%E6%9C%88%E9%9D%9E%E5%86%9C%E5%B0%B1%E4%B8%9A%E4%BC%98%E4%BA%8E%E9%A2%84%E6%9C%9F-%E7%BE%8E%E5%9B%BD%E8%82%A1%E5%B8%82%E6%97%A9%E7%9B%98%E8%B5%B0%E9%AB%98</text:a>
</text:p>
      <!--NEWS-->
      <text:h text:style-name="P10" text:outline-level="1">
<text:span text:style-name="T4">
无功而返， 斡旋俄乌冲突的中国特使考虑第二次出访欧洲</text:span>
</text:h>
      <text:p text:style-name="P4">
Author: chinese@voanews.com (松仁)</text:p>
      <text:p text:style-name="P4">
Publisher: 美国之音中文网 (Type: NewsMediaOrganization)</text:p>
      <text:p text:style-name="P4">
Published Time: 2023-06-03T00:14:13+08:00</text:p>
      <text:p text:style-name="P4">
Modified Time: 2023-06-02 16:14:13Z</text:p>
      <text:p text:style-name="P4">
Description: 中国负责斡旋俄乌冲突的欧亚事务特使李辉星期五（6月2日）表示，虽然他最近对俄乌以及其他一些欧洲国家的访问并未产生立即的效果，但北京正在考虑新一轮的促和使命。</text:p>
      <text:p text:style-name="P4">
Videos: []</text:p>
      <text:p text:style-name="P4">
Images: []</text:p>
      <text:p text:style-name="P4">
Categories: ['中国', '乌克兰局势']</text:p>
      <text:p text:style-name="P4">
Type: None</text:p>
      <!--METADATA-->
      <text:p text:style-name="P4">
NoneNone</text:p>
      <text:p text:style-name="P4">
Source: <text:a xlink:type="simple" xlink:href="https://www.voachinese.com/a/china-weighs-next-ukraine-peace-mission-after-first-yields-little-progress-20230602/7120028.html" text:style-name="Internet_20_link" text:visited-style-name="Visited_20_Internet_20_Link">
https://www.voachinese.com/a/china-weighs-next-ukraine-peace-mission-after-first-yields-little-progress-20230602/7120028.html</text:a>
</text:p>
      <!--NEWS-->
      <text:h text:style-name="P10" text:outline-level="1">
<text:span text:style-name="T4">
中情局长伯恩斯五月曾密访中国，在高层沟通不畅情况下试图改善关系</text:span>
</text:h>
      <text:p text:style-name="P4">
Author: chinese@voanews.com (松仁)</text:p>
      <text:p text:style-name="P4">
Publisher: 美国之音中文网 (Type: NewsMediaOrganization)</text:p>
      <text:p text:style-name="P4">
Published Time: 2023-06-03T00:43:46+08:00</text:p>
      <text:p text:style-name="P4">
Modified Time: 2023-06-02 18:18:04Z</text:p>
      <text:p text:style-name="P4">
Description: 美国中央情报局长威廉·伯恩斯（William Burns）上个月曾经秘密前往中国访问，并与中方官员举行会谈。在美中高层沟通不畅的情况下，拜登总统派遣他最信赖的高层官员之一访问中国，表明了美国政府对美中关系急剧恶化的严重关切。</text:p>
      <text:p text:style-name="P4">
Videos: []</text:p>
      <text:p text:style-name="P4">
Images: []</text:p>
      <text:p text:style-name="P4">
Categories: ['美中关系', '美国', '中国']</text:p>
      <text:p text:style-name="P4">
Type: None</text:p>
      <!--METADATA-->
      <text:p text:style-name="P4">
NoneNone</text:p>
      <text:p text:style-name="P4">
Source: <text:a xlink:type="simple" xlink:href="https://www.voachinese.com/a/cia-chief-made-secret-visit-to-china-in-bid-to-thaw-relations-20230602/7120284.html" text:style-name="Internet_20_link" text:visited-style-name="Visited_20_Internet_20_Link">
https://www.voachinese.com/a/cia-chief-made-secret-visit-to-china-in-bid-to-thaw-relations-20230602/7120284.html</text:a>
</text:p>
      <!--NEWS-->
      <text:h text:style-name="P10" text:outline-level="1">
<text:span text:style-name="T4">
美中两军关系出现松动迹象：奥斯汀和李尚福在新加坡简短交谈</text:span>
</text:h>
      <text:p text:style-name="P4">
Author: chinese@voanews.com (塞尔丁)</text:p>
      <text:p text:style-name="P4">
Publisher: 美国之音中文网 (Type: NewsMediaOrganization)</text:p>
      <text:p text:style-name="P4">
Published Time: 2023-06-03T01:07:05+08:00</text:p>
      <text:p text:style-name="P4">
Modified Time: 2023-06-02 17:11:42Z</text:p>
      <text:p text:style-name="P4">
Description: 中国国防部部长李尚福周五（六月二日）与美国国防部长劳埃德·奥斯汀在新加坡进行了交谈，这或许意味着北京在多次拒绝美国的对话要求之后双方关系出现缓和。</text:p>
      <text:p text:style-name="P4">
Videos: []</text:p>
      <text:p text:style-name="P4">
Images: []</text:p>
      <text:p text:style-name="P4">
Categories: ['美中关系', '美国', '中国', '军事']</text:p>
      <text:p text:style-name="P4">
Type: None</text:p>
      <!--METADATA-->
      <text:p text:style-name="P4">
NoneNone</text:p>
      <text:p text:style-name="P4">
Source: <text:a xlink:type="simple" xlink:href="https://www.voachinese.com/a/us-chinese-defense-officials-talk-at-key-summit-20230602/7120243.html" text:style-name="Internet_20_link" text:visited-style-name="Visited_20_Internet_20_Link">
https://www.voachinese.com/a/us-chinese-defense-officials-talk-at-key-summit-20230602/7120243.html</text:a>
</text:p>
      <!--NEWS-->
      <text:h text:style-name="P10" text:outline-level="1">
<text:span text:style-name="T4">
布林肯：乌克兰和平协议必须包括俄罗斯撤军</text:span>
</text:h>
      <text:p text:style-name="P4">
Author: chinese@voanews.com (美国之音)</text:p>
      <text:p text:style-name="P4">
Publisher: 美国之音中文网 (Type: NewsMediaOrganization)</text:p>
      <text:p text:style-name="P4">
Published Time: 2023-06-03T03:14:30+08:00</text:p>
      <text:p text:style-name="P4">
Modified Time: 2023-06-02 19:14:30Z</text:p>
      <text:p text:style-name="P4">
Description: 美国国务卿安东尼·布林肯星期五(6月2日)说，要在乌克兰达成一项“公正与持久”的和平协议，就必须包括俄罗斯从所有被其控制的乌克兰领土撤走军队。</text:p>
      <text:p text:style-name="P4">
Videos: []</text:p>
      <text:p text:style-name="P4">
Images: []</text:p>
      <text:p text:style-name="P4">
Categories: ['乌克兰局势', '欧洲', '军事']</text:p>
      <text:p text:style-name="P4">
Type: None</text:p>
      <!--METADATA-->
      <text:p text:style-name="P4">
NoneNone</text:p>
      <text:p text:style-name="P4">
Source: <text:a xlink:type="simple" xlink:href="https://www.voachinese.com/a/blinken-says-peace-deal-in-ukraine-must-include-russia-s-withdrawal-20230602/7120812.html" text:style-name="Internet_20_link" text:visited-style-name="Visited_20_Internet_20_Link">
https://www.voachinese.com/a/blinken-says-peace-deal-in-ukraine-must-include-russia-s-withdrawal-20230602/7120812.html</text:a>
</text:p>
      <!--NEWS-->
      <text:h text:style-name="P10" text:outline-level="1">
<text:span text:style-name="T4">
纪念六四事件34周年，CECC主席提名彭立发、张展、李康梦角逐诺贝尔和平奖</text:span>
</text:h>
      <text:p text:style-name="P4">
Author: chinese@voanews.com (李逸华)</text:p>
      <text:p text:style-name="P4">
Publisher: 美国之音中文网 (Type: NewsMediaOrganization)</text:p>
      <text:p text:style-name="P4">
Published Time: 2023-06-03T04:00:19+08:00</text:p>
      <text:p text:style-name="P4">
Modified Time: 2023-06-02 20:01:48Z</text:p>
      <text:p text:style-name="P4">
Description: 在天安门事件34周年前夕，美国国会暨行政当局中国委员会（CECC）两党领袖宣布增加提名北京四通桥抗议事件主角彭立发、公民记者张展以及南京传媒学院学生李康梦等三人为2023年诺贝尔和平奖候选人。“这些英雄的勇气应该要得到全世界的嘉奖，”议员们说。</text:p>
      <text:p text:style-name="P4">
Videos: []</text:p>
      <text:p text:style-name="P4">
Images: []</text:p>
      <text:p text:style-name="P4">
Categories: ['国会报道', '美国', '人权', '中国', '美中关系', '纪念六四', '编辑推荐']</text:p>
      <text:p text:style-name="P4">
Type: None</text:p>
      <!--METADATA-->
      <text:p text:style-name="P4">
NoneNone</text:p>
      <text:p text:style-name="P4">
Source: <text:a xlink:type="simple" xlink:href="https://www.voachinese.com/a/us-cecc-china-tiananmen-34th-anniversary-20230602/7120834.html" text:style-name="Internet_20_link" text:visited-style-name="Visited_20_Internet_20_Link">
https://www.voachinese.com/a/us-cecc-china-tiananmen-34th-anniversary-20230602/7120834.html</text:a>
</text:p>
      <!--NEWS-->
      <text:h text:style-name="P10" text:outline-level="1">
<text:span text:style-name="T4">
拜登将就美国成功避免债务违约发表讲话</text:span>
</text:h>
      <text:p text:style-name="P4">
Author: chinese@voanews.com (维达库斯瓦拉)</text:p>
      <text:p text:style-name="P4">
Publisher: 美国之音中文网 (Type: NewsMediaOrganization)</text:p>
      <text:p text:style-name="P4">
Published Time: 2023-06-03T04:27:13+08:00</text:p>
      <text:p text:style-name="P4">
Modified Time: 2023-06-02 20:27:13Z</text:p>
      <text:p text:style-name="P4">
Description: 美国总统乔·拜登(Joe Biden)将签署《财政责任法案》，该法案暂时取消联邦政府的债务上限至2025年1月，并避免可能发生的灾难性金融违约。</text:p>
      <text:p text:style-name="P4">
Videos: []</text:p>
      <text:p text:style-name="P4">
Images: []</text:p>
      <text:p text:style-name="P4">
Categories: ['美国', '国会报道', '经济·金融·贸易']</text:p>
      <text:p text:style-name="P4">
Type: None</text:p>
      <!--METADATA-->
      <text:p text:style-name="P4">
NoneNone</text:p>
      <text:p text:style-name="P4">
Source: <text:a xlink:type="simple" xlink:href="https://www.voachinese.com/a/biden-to-deliver-remarks-on-us-avoiding-default-20230602/7120899.html" text:style-name="Internet_20_link" text:visited-style-name="Visited_20_Internet_20_Link">
https://www.voachinese.com/a/biden-to-deliver-remarks-on-us-avoiding-default-20230602/7120899.html</text:a>
</text:p>
      <!--NEWS-->
      <text:h text:style-name="P10" text:outline-level="1">
<text:span text:style-name="T4">
神舟十六号完成载人任务　中国航天技术恐追上美国?</text:span>
</text:h>
      <text:p text:style-name="P4">
Author: chinese@voanews.com (李贤)</text:p>
      <text:p text:style-name="P4">
Publisher: 美国之音中文网 (Type: NewsMediaOrganization)</text:p>
      <text:p text:style-name="P4">
Published Time: 2023-06-03T04:46:57+08:00</text:p>
      <text:p text:style-name="P4">
Modified Time: 2023-06-02 20:46:57Z</text:p>
      <text:p text:style-name="P4">
Description: 中国成功发射神舟十六号载人飞船后，三名宇航员6月2日已在天宫空间站与前一期的宇航员正式完成交接。观察人士表示，这代表中国的载人航天技术已取得稳步进展，有助于中共进一步宣扬国力和巩固其政权的合法性。分析人士说，美国虽仍在太空领域保有技术领先和经验优势，但若未持续将航太发展视为优先政策，未来恐被中国追上。</text:p>
      <text:p text:style-name="P4">
Videos: []</text:p>
      <text:p text:style-name="P4">
Images: []</text:p>
      <text:p text:style-name="P4">
Categories: ['中国', '美国']</text:p>
      <text:p text:style-name="P4">
Type: None</text:p>
      <!--METADATA-->
      <text:p text:style-name="P4">
NoneNone</text:p>
      <text:p text:style-name="P4">
Source: <text:a xlink:type="simple" xlink:href="https://www.voachinese.com/a/china-launches-shenzhou-16-mission/7120934.html" text:style-name="Internet_20_link" text:visited-style-name="Visited_20_Internet_20_Link">
https://www.voachinese.com/a/china-launches-shenzhou-16-mission/7120934.html</text:a>
</text:p>
      <!--NEWS-->
      <text:h text:style-name="P10" text:outline-level="1">
<text:span text:style-name="T4">
面对俄中挑战，美国对其现有核武库充满信心</text:span>
</text:h>
      <text:p text:style-name="P4">
Author: chinese@voanews.com (塞尔丁)</text:p>
      <text:p text:style-name="P4">
Publisher: 美国之音中文网 (Type: NewsMediaOrganization)</text:p>
      <text:p text:style-name="P4">
Published Time: 2023-06-03T05:45:06+08:00</text:p>
      <text:p text:style-name="P4">
Modified Time: 2023-06-02 21:45:06Z</text:p>
      <text:p text:style-name="P4">
Description: 美国表示，它不打算制造更多核武器来应对来自俄罗斯、中国以及越来越多的拥有或可能很快拥有核能力的对手的威胁。</text:p>
      <text:p text:style-name="P4">
Videos: []</text:p>
      <text:p text:style-name="P4">
Images: []</text:p>
      <text:p text:style-name="P4">
Categories: ['美国', '中国', '军事', '美中关系', '编辑推荐']</text:p>
      <text:p text:style-name="P4">
Type: None</text:p>
      <!--METADATA-->
      <text:p text:style-name="P4">
NoneNone</text:p>
      <text:p text:style-name="P4">
Source: <text:a xlink:type="simple" xlink:href="https://www.voachinese.com/a/us-confident-in-its-nuclear-stockpile-seldin-20230602/7120863.html" text:style-name="Internet_20_link" text:visited-style-name="Visited_20_Internet_20_Link">
https://www.voachinese.com/a/us-confident-in-its-nuclear-stockpile-seldin-20230602/7120863.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